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160/content.xml"/>
  <manifest:file-entry manifest:media-type="text/xml" manifest:full-path="Object 160/settings.xml"/>
  <manifest:file-entry manifest:media-type="application/vnd.oasis.opendocument.formula" manifest:version="1.2" manifest:full-path="Object 160/"/>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161/content.xml"/>
  <manifest:file-entry manifest:media-type="text/xml" manifest:full-path="Object 161/settings.xml"/>
  <manifest:file-entry manifest:media-type="application/vnd.oasis.opendocument.formula" manifest:version="1.2" manifest:full-path="Object 16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text/xml" manifest:full-path="Object 162/content.xml"/>
  <manifest:file-entry manifest:media-type="text/xml" manifest:full-path="Object 162/settings.xml"/>
  <manifest:file-entry manifest:media-type="application/vnd.oasis.opendocument.formula" manifest:version="1.2" manifest:full-path="Object 162/"/>
  <manifest:file-entry manifest:media-type="application/rdf+xml" manifest:full-path="manifest.rdf"/>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text/xml" manifest:full-path="Object 163/content.xml"/>
  <manifest:file-entry manifest:media-type="text/xml" manifest:full-path="Object 163/settings.xml"/>
  <manifest:file-entry manifest:media-type="application/vnd.oasis.opendocument.formula" manifest:version="1.2" manifest:full-path="Object 163/"/>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164/content.xml"/>
  <manifest:file-entry manifest:media-type="text/xml" manifest:full-path="Object 164/settings.xml"/>
  <manifest:file-entry manifest:media-type="application/vnd.oasis.opendocument.formula" manifest:version="1.2" manifest:full-path="Object 164/"/>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text/xml" manifest:full-path="Object 165/content.xml"/>
  <manifest:file-entry manifest:media-type="text/xml" manifest:full-path="Object 165/settings.xml"/>
  <manifest:file-entry manifest:media-type="application/vnd.oasis.opendocument.formula" manifest:version="1.2" manifest:full-path="Object 165/"/>
  <manifest:file-entry manifest:media-type="application/binary" manifest:full-path="layout-cache"/>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text/xml" manifest:full-path="Object 166/content.xml"/>
  <manifest:file-entry manifest:media-type="text/xml" manifest:full-path="Object 166/settings.xml"/>
  <manifest:file-entry manifest:media-type="application/vnd.oasis.opendocument.formula" manifest:version="1.2" manifest:full-path="Object 166/"/>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167/Configurations2/"/>
  <manifest:file-entry manifest:media-type="" manifest:full-path="Object 167/statusbar/"/>
  <manifest:file-entry manifest:media-type="" manifest:full-path="Object 167/floater/"/>
  <manifest:file-entry manifest:media-type="" manifest:full-path="Object 167/popupmenu/"/>
  <manifest:file-entry manifest:media-type="text/xml" manifest:full-path="Object 167/content.xml"/>
  <manifest:file-entry manifest:media-type="" manifest:full-path="Object 167/progressbar/"/>
  <manifest:file-entry manifest:media-type="" manifest:full-path="Object 167/toolpanel/"/>
  <manifest:file-entry manifest:media-type="" manifest:full-path="Object 167/menubar/"/>
  <manifest:file-entry manifest:media-type="" manifest:full-path="Object 167/toolbar/"/>
  <manifest:file-entry manifest:media-type="text/xml" manifest:full-path="Object 167/settings.xml"/>
  <manifest:file-entry manifest:media-type="application/vnd.oasis.opendocument.formula" manifest:version="1.2" manifest:full-path="Object 167/"/>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168/Configurations2/"/>
  <manifest:file-entry manifest:media-type="" manifest:full-path="Object 168/statusbar/"/>
  <manifest:file-entry manifest:media-type="" manifest:full-path="Object 168/floater/"/>
  <manifest:file-entry manifest:media-type="" manifest:full-path="Object 168/popupmenu/"/>
  <manifest:file-entry manifest:media-type="text/xml" manifest:full-path="Object 168/content.xml"/>
  <manifest:file-entry manifest:media-type="" manifest:full-path="Object 168/progressbar/"/>
  <manifest:file-entry manifest:media-type="" manifest:full-path="Object 168/toolpanel/"/>
  <manifest:file-entry manifest:media-type="" manifest:full-path="Object 168/menubar/"/>
  <manifest:file-entry manifest:media-type="" manifest:full-path="Object 168/toolbar/"/>
  <manifest:file-entry manifest:media-type="text/xml" manifest:full-path="Object 168/settings.xml"/>
  <manifest:file-entry manifest:media-type="application/vnd.oasis.opendocument.formula" manifest:version="1.2" manifest:full-path="Object 168/"/>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169/Configurations2/"/>
  <manifest:file-entry manifest:media-type="" manifest:full-path="Object 169/statusbar/"/>
  <manifest:file-entry manifest:media-type="" manifest:full-path="Object 169/floater/"/>
  <manifest:file-entry manifest:media-type="" manifest:full-path="Object 169/popupmenu/"/>
  <manifest:file-entry manifest:media-type="text/xml" manifest:full-path="Object 169/content.xml"/>
  <manifest:file-entry manifest:media-type="" manifest:full-path="Object 169/progressbar/"/>
  <manifest:file-entry manifest:media-type="" manifest:full-path="Object 169/toolpanel/"/>
  <manifest:file-entry manifest:media-type="" manifest:full-path="Object 169/menubar/"/>
  <manifest:file-entry manifest:media-type="" manifest:full-path="Object 169/toolbar/"/>
  <manifest:file-entry manifest:media-type="text/xml" manifest:full-path="Object 169/settings.xml"/>
  <manifest:file-entry manifest:media-type="application/vnd.oasis.opendocument.formula" manifest:version="1.2" manifest:full-path="Object 169/"/>
  <manifest:file-entry manifest:media-type="" manifest:full-path="Object 210/Configurations2/"/>
  <manifest:file-entry manifest:media-type="" manifest:full-path="Object 210/statusbar/"/>
  <manifest:file-entry manifest:media-type="" manifest:full-path="Object 210/floater/"/>
  <manifest:file-entry manifest:media-type="" manifest:full-path="Object 210/popupmenu/"/>
  <manifest:file-entry manifest:media-type="text/xml" manifest:full-path="Object 210/content.xml"/>
  <manifest:file-entry manifest:media-type="" manifest:full-path="Object 210/progressbar/"/>
  <manifest:file-entry manifest:media-type="" manifest:full-path="Object 210/toolpanel/"/>
  <manifest:file-entry manifest:media-type="" manifest:full-path="Object 210/menubar/"/>
  <manifest:file-entry manifest:media-type="" manifest:full-path="Object 210/toolbar/"/>
  <manifest:file-entry manifest:media-type="text/xml" manifest:full-path="Object 210/settings.xml"/>
  <manifest:file-entry manifest:media-type="application/vnd.oasis.opendocument.formula" manifest:version="1.2" manifest:full-path="Object 210/"/>
  <manifest:file-entry manifest:media-type="" manifest:full-path="Object 211/Configurations2/"/>
  <manifest:file-entry manifest:media-type="" manifest:full-path="Object 211/statusbar/"/>
  <manifest:file-entry manifest:media-type="" manifest:full-path="Object 211/floater/"/>
  <manifest:file-entry manifest:media-type="" manifest:full-path="Object 211/popupmenu/"/>
  <manifest:file-entry manifest:media-type="text/xml" manifest:full-path="Object 211/content.xml"/>
  <manifest:file-entry manifest:media-type="" manifest:full-path="Object 211/progressbar/"/>
  <manifest:file-entry manifest:media-type="" manifest:full-path="Object 211/toolpanel/"/>
  <manifest:file-entry manifest:media-type="" manifest:full-path="Object 211/menubar/"/>
  <manifest:file-entry manifest:media-type="" manifest:full-path="Object 211/toolbar/"/>
  <manifest:file-entry manifest:media-type="text/xml" manifest:full-path="Object 211/settings.xml"/>
  <manifest:file-entry manifest:media-type="application/vnd.oasis.opendocument.formula" manifest:version="1.2" manifest:full-path="Object 211/"/>
  <manifest:file-entry manifest:media-type="text/xml" manifest:full-path="Object 212/content.xml"/>
  <manifest:file-entry manifest:media-type="text/xml" manifest:full-path="Object 212/settings.xml"/>
  <manifest:file-entry manifest:media-type="application/vnd.oasis.opendocument.formula" manifest:version="1.2" manifest:full-path="Object 212/"/>
  <manifest:file-entry manifest:media-type="text/xml" manifest:full-path="Object 213/content.xml"/>
  <manifest:file-entry manifest:media-type="text/xml" manifest:full-path="Object 213/settings.xml"/>
  <manifest:file-entry manifest:media-type="application/vnd.oasis.opendocument.formula" manifest:version="1.2" manifest:full-path="Object 213/"/>
  <manifest:file-entry manifest:media-type="text/xml" manifest:full-path="Object 214/content.xml"/>
  <manifest:file-entry manifest:media-type="text/xml" manifest:full-path="Object 214/settings.xml"/>
  <manifest:file-entry manifest:media-type="application/vnd.oasis.opendocument.formula" manifest:version="1.2" manifest:full-path="Object 214/"/>
  <manifest:file-entry manifest:media-type="text/xml" manifest:full-path="Object 215/content.xml"/>
  <manifest:file-entry manifest:media-type="text/xml" manifest:full-path="Object 215/settings.xml"/>
  <manifest:file-entry manifest:media-type="application/vnd.oasis.opendocument.formula" manifest:version="1.2" manifest:full-path="Object 215/"/>
  <manifest:file-entry manifest:media-type="text/xml" manifest:full-path="Object 216/content.xml"/>
  <manifest:file-entry manifest:media-type="text/xml" manifest:full-path="Object 216/settings.xml"/>
  <manifest:file-entry manifest:media-type="application/vnd.oasis.opendocument.formula" manifest:version="1.2" manifest:full-path="Object 216/"/>
  <manifest:file-entry manifest:media-type="" manifest:full-path="Object 217/Configurations2/"/>
  <manifest:file-entry manifest:media-type="" manifest:full-path="Object 217/statusbar/"/>
  <manifest:file-entry manifest:media-type="" manifest:full-path="Object 217/floater/"/>
  <manifest:file-entry manifest:media-type="" manifest:full-path="Object 217/popupmenu/"/>
  <manifest:file-entry manifest:media-type="text/xml" manifest:full-path="Object 217/content.xml"/>
  <manifest:file-entry manifest:media-type="" manifest:full-path="Object 217/progressbar/"/>
  <manifest:file-entry manifest:media-type="" manifest:full-path="Object 217/toolpanel/"/>
  <manifest:file-entry manifest:media-type="" manifest:full-path="Object 217/menubar/"/>
  <manifest:file-entry manifest:media-type="" manifest:full-path="Object 217/toolbar/"/>
  <manifest:file-entry manifest:media-type="text/xml" manifest:full-path="Object 217/settings.xml"/>
  <manifest:file-entry manifest:media-type="application/vnd.oasis.opendocument.formula" manifest:version="1.2" manifest:full-path="Object 217/"/>
  <manifest:file-entry manifest:media-type="" manifest:full-path="Object 218/Configurations2/"/>
  <manifest:file-entry manifest:media-type="" manifest:full-path="Object 218/statusbar/"/>
  <manifest:file-entry manifest:media-type="" manifest:full-path="Object 218/floater/"/>
  <manifest:file-entry manifest:media-type="" manifest:full-path="Object 218/popupmenu/"/>
  <manifest:file-entry manifest:media-type="text/xml" manifest:full-path="Object 218/content.xml"/>
  <manifest:file-entry manifest:media-type="" manifest:full-path="Object 218/progressbar/"/>
  <manifest:file-entry manifest:media-type="" manifest:full-path="Object 218/toolpanel/"/>
  <manifest:file-entry manifest:media-type="" manifest:full-path="Object 218/menubar/"/>
  <manifest:file-entry manifest:media-type="" manifest:full-path="Object 218/toolbar/"/>
  <manifest:file-entry manifest:media-type="text/xml" manifest:full-path="Object 218/settings.xml"/>
  <manifest:file-entry manifest:media-type="application/vnd.oasis.opendocument.formula" manifest:version="1.2" manifest:full-path="Object 218/"/>
  <manifest:file-entry manifest:media-type="" manifest:full-path="Object 219/Configurations2/"/>
  <manifest:file-entry manifest:media-type="" manifest:full-path="Object 219/statusbar/"/>
  <manifest:file-entry manifest:media-type="" manifest:full-path="Object 219/floater/"/>
  <manifest:file-entry manifest:media-type="" manifest:full-path="Object 219/popupmenu/"/>
  <manifest:file-entry manifest:media-type="text/xml" manifest:full-path="Object 219/content.xml"/>
  <manifest:file-entry manifest:media-type="" manifest:full-path="Object 219/progressbar/"/>
  <manifest:file-entry manifest:media-type="" manifest:full-path="Object 219/toolpanel/"/>
  <manifest:file-entry manifest:media-type="" manifest:full-path="Object 219/menubar/"/>
  <manifest:file-entry manifest:media-type="" manifest:full-path="Object 219/toolbar/"/>
  <manifest:file-entry manifest:media-type="text/xml" manifest:full-path="Object 219/settings.xml"/>
  <manifest:file-entry manifest:media-type="application/vnd.oasis.opendocument.formula" manifest:version="1.2" manifest:full-path="Object 219/"/>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 manifest:full-path="Object 170/Configurations2/"/>
  <manifest:file-entry manifest:media-type="" manifest:full-path="Object 170/statusbar/"/>
  <manifest:file-entry manifest:media-type="" manifest:full-path="Object 170/floater/"/>
  <manifest:file-entry manifest:media-type="" manifest:full-path="Object 170/popupmenu/"/>
  <manifest:file-entry manifest:media-type="text/xml" manifest:full-path="Object 170/content.xml"/>
  <manifest:file-entry manifest:media-type="" manifest:full-path="Object 170/progressbar/"/>
  <manifest:file-entry manifest:media-type="" manifest:full-path="Object 170/toolpanel/"/>
  <manifest:file-entry manifest:media-type="" manifest:full-path="Object 170/menubar/"/>
  <manifest:file-entry manifest:media-type="" manifest:full-path="Object 170/toolbar/"/>
  <manifest:file-entry manifest:media-type="text/xml" manifest:full-path="Object 170/settings.xml"/>
  <manifest:file-entry manifest:media-type="application/vnd.oasis.opendocument.formula" manifest:version="1.2" manifest:full-path="Object 170/"/>
  <manifest:file-entry manifest:media-type="image/png" manifest:full-path="Pictures/10000201000002FD000003DE15FADE2E.png"/>
  <manifest:file-entry manifest:media-type="image/png" manifest:full-path="Pictures/1000020100000016000000257903293B.png"/>
  <manifest:file-entry manifest:media-type="image/png" manifest:full-path="Pictures/10000201000000300000003E21E346E1.png"/>
  <manifest:file-entry manifest:media-type="" manifest:full-path="Pictures/"/>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171/Configurations2/"/>
  <manifest:file-entry manifest:media-type="" manifest:full-path="Object 171/statusbar/"/>
  <manifest:file-entry manifest:media-type="" manifest:full-path="Object 171/floater/"/>
  <manifest:file-entry manifest:media-type="" manifest:full-path="Object 171/popupmenu/"/>
  <manifest:file-entry manifest:media-type="text/xml" manifest:full-path="Object 171/content.xml"/>
  <manifest:file-entry manifest:media-type="" manifest:full-path="Object 171/progressbar/"/>
  <manifest:file-entry manifest:media-type="" manifest:full-path="Object 171/toolpanel/"/>
  <manifest:file-entry manifest:media-type="" manifest:full-path="Object 171/menubar/"/>
  <manifest:file-entry manifest:media-type="" manifest:full-path="Object 171/toolbar/"/>
  <manifest:file-entry manifest:media-type="text/xml" manifest:full-path="Object 171/settings.xml"/>
  <manifest:file-entry manifest:media-type="application/vnd.oasis.opendocument.formula" manifest:version="1.2" manifest:full-path="Object 171/"/>
  <manifest:file-entry manifest:media-type="" manifest:full-path="Object 82/statusbar/"/>
  <manifest:file-entry manifest:media-type="" manifest:full-path="Object 82/accelerator/"/>
  <manifest:file-entry manifest:media-type="" manifest:full-path="Object 82/floater/"/>
  <manifest:file-entry manifest:media-type="" manifest:full-path="Object 82/popupmenu/"/>
  <manifest:file-entry manifest:media-type="text/xml" manifest:full-path="Object 82/content.xml"/>
  <manifest:file-entry manifest:media-type="" manifest:full-path="Object 82/progressbar/"/>
  <manifest:file-entry manifest:media-type="" manifest:full-path="Object 82/toolpanel/"/>
  <manifest:file-entry manifest:media-type="" manifest:full-path="Object 82/menubar/"/>
  <manifest:file-entry manifest:media-type="" manifest:full-path="Object 82/toolbar/"/>
  <manifest:file-entry manifest:media-type="" manifest:full-path="Object 82/images/Bitmaps/"/>
  <manifest:file-entry manifest:media-type="" manifest:full-path="Object 82/images/"/>
  <manifest:file-entry manifest:media-type="text/xml" manifest:full-path="Object 82/settings.xml"/>
  <manifest:file-entry manifest:media-type="application/vnd.oasis.opendocument.formula" manifest:version="1.2" manifest:full-path="Object 82/"/>
  <manifest:file-entry manifest:media-type="" manifest:full-path="Object 172/Configurations2/"/>
  <manifest:file-entry manifest:media-type="" manifest:full-path="Object 172/statusbar/"/>
  <manifest:file-entry manifest:media-type="" manifest:full-path="Object 172/floater/"/>
  <manifest:file-entry manifest:media-type="" manifest:full-path="Object 172/popupmenu/"/>
  <manifest:file-entry manifest:media-type="text/xml" manifest:full-path="Object 172/content.xml"/>
  <manifest:file-entry manifest:media-type="" manifest:full-path="Object 172/progressbar/"/>
  <manifest:file-entry manifest:media-type="" manifest:full-path="Object 172/toolpanel/"/>
  <manifest:file-entry manifest:media-type="" manifest:full-path="Object 172/menubar/"/>
  <manifest:file-entry manifest:media-type="" manifest:full-path="Object 172/toolbar/"/>
  <manifest:file-entry manifest:media-type="text/xml" manifest:full-path="Object 172/settings.xml"/>
  <manifest:file-entry manifest:media-type="application/vnd.oasis.opendocument.formula" manifest:version="1.2" manifest:full-path="Object 172/"/>
  <manifest:file-entry manifest:media-type="" manifest:full-path="Object 83/statusbar/"/>
  <manifest:file-entry manifest:media-type="" manifest:full-path="Object 83/accelerator/"/>
  <manifest:file-entry manifest:media-type="" manifest:full-path="Object 83/floater/"/>
  <manifest:file-entry manifest:media-type="" manifest:full-path="Object 83/popupmenu/"/>
  <manifest:file-entry manifest:media-type="text/xml" manifest:full-path="Object 83/content.xml"/>
  <manifest:file-entry manifest:media-type="" manifest:full-path="Object 83/progressbar/"/>
  <manifest:file-entry manifest:media-type="" manifest:full-path="Object 83/toolpanel/"/>
  <manifest:file-entry manifest:media-type="" manifest:full-path="Object 83/menubar/"/>
  <manifest:file-entry manifest:media-type="" manifest:full-path="Object 83/toolbar/"/>
  <manifest:file-entry manifest:media-type="" manifest:full-path="Object 83/images/Bitmaps/"/>
  <manifest:file-entry manifest:media-type="" manifest:full-path="Object 83/images/"/>
  <manifest:file-entry manifest:media-type="text/xml" manifest:full-path="Object 83/settings.xml"/>
  <manifest:file-entry manifest:media-type="application/vnd.oasis.opendocument.formula" manifest:version="1.2" manifest:full-path="Object 83/"/>
  <manifest:file-entry manifest:media-type="" manifest:full-path="Object 173/Configurations2/"/>
  <manifest:file-entry manifest:media-type="" manifest:full-path="Object 173/statusbar/"/>
  <manifest:file-entry manifest:media-type="" manifest:full-path="Object 173/floater/"/>
  <manifest:file-entry manifest:media-type="" manifest:full-path="Object 173/popupmenu/"/>
  <manifest:file-entry manifest:media-type="text/xml" manifest:full-path="Object 173/content.xml"/>
  <manifest:file-entry manifest:media-type="" manifest:full-path="Object 173/progressbar/"/>
  <manifest:file-entry manifest:media-type="" manifest:full-path="Object 173/toolpanel/"/>
  <manifest:file-entry manifest:media-type="" manifest:full-path="Object 173/menubar/"/>
  <manifest:file-entry manifest:media-type="" manifest:full-path="Object 173/toolbar/"/>
  <manifest:file-entry manifest:media-type="text/xml" manifest:full-path="Object 173/settings.xml"/>
  <manifest:file-entry manifest:media-type="application/vnd.oasis.opendocument.formula" manifest:version="1.2" manifest:full-path="Object 173/"/>
  <manifest:file-entry manifest:media-type="" manifest:full-path="Object 84/statusbar/"/>
  <manifest:file-entry manifest:media-type="" manifest:full-path="Object 84/accelerator/"/>
  <manifest:file-entry manifest:media-type="" manifest:full-path="Object 84/floater/"/>
  <manifest:file-entry manifest:media-type="" manifest:full-path="Object 84/popupmenu/"/>
  <manifest:file-entry manifest:media-type="text/xml" manifest:full-path="Object 84/content.xml"/>
  <manifest:file-entry manifest:media-type="" manifest:full-path="Object 84/progressbar/"/>
  <manifest:file-entry manifest:media-type="" manifest:full-path="Object 84/toolpanel/"/>
  <manifest:file-entry manifest:media-type="" manifest:full-path="Object 84/menubar/"/>
  <manifest:file-entry manifest:media-type="" manifest:full-path="Object 84/toolbar/"/>
  <manifest:file-entry manifest:media-type="" manifest:full-path="Object 84/images/Bitmaps/"/>
  <manifest:file-entry manifest:media-type="" manifest:full-path="Object 84/images/"/>
  <manifest:file-entry manifest:media-type="text/xml" manifest:full-path="Object 84/settings.xml"/>
  <manifest:file-entry manifest:media-type="application/vnd.oasis.opendocument.formula" manifest:version="1.2" manifest:full-path="Object 84/"/>
  <manifest:file-entry manifest:media-type="" manifest:full-path="Object 174/Configurations2/"/>
  <manifest:file-entry manifest:media-type="" manifest:full-path="Object 174/statusbar/"/>
  <manifest:file-entry manifest:media-type="" manifest:full-path="Object 174/floater/"/>
  <manifest:file-entry manifest:media-type="" manifest:full-path="Object 174/popupmenu/"/>
  <manifest:file-entry manifest:media-type="text/xml" manifest:full-path="Object 174/content.xml"/>
  <manifest:file-entry manifest:media-type="" manifest:full-path="Object 174/progressbar/"/>
  <manifest:file-entry manifest:media-type="" manifest:full-path="Object 174/toolpanel/"/>
  <manifest:file-entry manifest:media-type="" manifest:full-path="Object 174/menubar/"/>
  <manifest:file-entry manifest:media-type="" manifest:full-path="Object 174/toolbar/"/>
  <manifest:file-entry manifest:media-type="text/xml" manifest:full-path="Object 174/settings.xml"/>
  <manifest:file-entry manifest:media-type="application/vnd.oasis.opendocument.formula" manifest:version="1.2" manifest:full-path="Object 174/"/>
  <manifest:file-entry manifest:media-type="" manifest:full-path="Object 85/Configurations2/"/>
  <manifest:file-entry manifest:media-type="" manifest:full-path="Object 85/statusbar/"/>
  <manifest:file-entry manifest:media-type="" manifest:full-path="Object 85/floater/"/>
  <manifest:file-entry manifest:media-type="" manifest:full-path="Object 85/popupmenu/"/>
  <manifest:file-entry manifest:media-type="text/xml" manifest:full-path="Object 85/content.xml"/>
  <manifest:file-entry manifest:media-type="" manifest:full-path="Object 85/progressbar/"/>
  <manifest:file-entry manifest:media-type="" manifest:full-path="Object 85/toolpanel/"/>
  <manifest:file-entry manifest:media-type="" manifest:full-path="Object 85/menubar/"/>
  <manifest:file-entry manifest:media-type="" manifest:full-path="Object 85/toolbar/"/>
  <manifest:file-entry manifest:media-type="text/xml" manifest:full-path="Object 85/settings.xml"/>
  <manifest:file-entry manifest:media-type="application/vnd.oasis.opendocument.formula" manifest:version="1.2" manifest:full-path="Object 85/"/>
  <manifest:file-entry manifest:media-type="" manifest:full-path="Object 175/Configurations2/"/>
  <manifest:file-entry manifest:media-type="" manifest:full-path="Object 175/statusbar/"/>
  <manifest:file-entry manifest:media-type="" manifest:full-path="Object 175/floater/"/>
  <manifest:file-entry manifest:media-type="" manifest:full-path="Object 175/popupmenu/"/>
  <manifest:file-entry manifest:media-type="text/xml" manifest:full-path="Object 175/content.xml"/>
  <manifest:file-entry manifest:media-type="" manifest:full-path="Object 175/progressbar/"/>
  <manifest:file-entry manifest:media-type="" manifest:full-path="Object 175/toolpanel/"/>
  <manifest:file-entry manifest:media-type="" manifest:full-path="Object 175/menubar/"/>
  <manifest:file-entry manifest:media-type="" manifest:full-path="Object 175/toolbar/"/>
  <manifest:file-entry manifest:media-type="text/xml" manifest:full-path="Object 175/settings.xml"/>
  <manifest:file-entry manifest:media-type="application/vnd.oasis.opendocument.formula" manifest:version="1.2" manifest:full-path="Object 175/"/>
  <manifest:file-entry manifest:media-type="" manifest:full-path="Object 86/Configurations2/"/>
  <manifest:file-entry manifest:media-type="" manifest:full-path="Object 86/statusbar/"/>
  <manifest:file-entry manifest:media-type="" manifest:full-path="Object 86/floater/"/>
  <manifest:file-entry manifest:media-type="" manifest:full-path="Object 86/popupmenu/"/>
  <manifest:file-entry manifest:media-type="text/xml" manifest:full-path="Object 86/content.xml"/>
  <manifest:file-entry manifest:media-type="" manifest:full-path="Object 86/progressbar/"/>
  <manifest:file-entry manifest:media-type="" manifest:full-path="Object 86/toolpanel/"/>
  <manifest:file-entry manifest:media-type="" manifest:full-path="Object 86/menubar/"/>
  <manifest:file-entry manifest:media-type="" manifest:full-path="Object 86/toolbar/"/>
  <manifest:file-entry manifest:media-type="text/xml" manifest:full-path="Object 86/settings.xml"/>
  <manifest:file-entry manifest:media-type="application/vnd.oasis.opendocument.formula" manifest:version="1.2" manifest:full-path="Object 86/"/>
  <manifest:file-entry manifest:media-type="" manifest:full-path="Object 176/Configurations2/"/>
  <manifest:file-entry manifest:media-type="" manifest:full-path="Object 176/statusbar/"/>
  <manifest:file-entry manifest:media-type="" manifest:full-path="Object 176/floater/"/>
  <manifest:file-entry manifest:media-type="" manifest:full-path="Object 176/popupmenu/"/>
  <manifest:file-entry manifest:media-type="text/xml" manifest:full-path="Object 176/content.xml"/>
  <manifest:file-entry manifest:media-type="" manifest:full-path="Object 176/progressbar/"/>
  <manifest:file-entry manifest:media-type="" manifest:full-path="Object 176/toolpanel/"/>
  <manifest:file-entry manifest:media-type="" manifest:full-path="Object 176/menubar/"/>
  <manifest:file-entry manifest:media-type="" manifest:full-path="Object 176/toolbar/"/>
  <manifest:file-entry manifest:media-type="text/xml" manifest:full-path="Object 176/settings.xml"/>
  <manifest:file-entry manifest:media-type="application/vnd.oasis.opendocument.formula" manifest:version="1.2" manifest:full-path="Object 176/"/>
  <manifest:file-entry manifest:media-type="" manifest:full-path="Object 87/Configurations2/"/>
  <manifest:file-entry manifest:media-type="" manifest:full-path="Object 87/statusbar/"/>
  <manifest:file-entry manifest:media-type="" manifest:full-path="Object 87/floater/"/>
  <manifest:file-entry manifest:media-type="" manifest:full-path="Object 87/popupmenu/"/>
  <manifest:file-entry manifest:media-type="text/xml" manifest:full-path="Object 87/content.xml"/>
  <manifest:file-entry manifest:media-type="" manifest:full-path="Object 87/progressbar/"/>
  <manifest:file-entry manifest:media-type="" manifest:full-path="Object 87/toolpanel/"/>
  <manifest:file-entry manifest:media-type="" manifest:full-path="Object 87/menubar/"/>
  <manifest:file-entry manifest:media-type="" manifest:full-path="Object 87/toolbar/"/>
  <manifest:file-entry manifest:media-type="text/xml" manifest:full-path="Object 87/settings.xml"/>
  <manifest:file-entry manifest:media-type="application/vnd.oasis.opendocument.formula" manifest:version="1.2" manifest:full-path="Object 87/"/>
  <manifest:file-entry manifest:media-type="" manifest:full-path="Object 177/Configurations2/"/>
  <manifest:file-entry manifest:media-type="" manifest:full-path="Object 177/statusbar/"/>
  <manifest:file-entry manifest:media-type="" manifest:full-path="Object 177/floater/"/>
  <manifest:file-entry manifest:media-type="" manifest:full-path="Object 177/popupmenu/"/>
  <manifest:file-entry manifest:media-type="text/xml" manifest:full-path="Object 177/content.xml"/>
  <manifest:file-entry manifest:media-type="" manifest:full-path="Object 177/progressbar/"/>
  <manifest:file-entry manifest:media-type="" manifest:full-path="Object 177/toolpanel/"/>
  <manifest:file-entry manifest:media-type="" manifest:full-path="Object 177/menubar/"/>
  <manifest:file-entry manifest:media-type="" manifest:full-path="Object 177/toolbar/"/>
  <manifest:file-entry manifest:media-type="text/xml" manifest:full-path="Object 177/settings.xml"/>
  <manifest:file-entry manifest:media-type="application/vnd.oasis.opendocument.formula" manifest:version="1.2" manifest:full-path="Object 177/"/>
  <manifest:file-entry manifest:media-type="" manifest:full-path="Object 88/Configurations2/"/>
  <manifest:file-entry manifest:media-type="" manifest:full-path="Object 88/statusbar/"/>
  <manifest:file-entry manifest:media-type="" manifest:full-path="Object 88/floater/"/>
  <manifest:file-entry manifest:media-type="" manifest:full-path="Object 88/popupmenu/"/>
  <manifest:file-entry manifest:media-type="text/xml" manifest:full-path="Object 88/content.xml"/>
  <manifest:file-entry manifest:media-type="" manifest:full-path="Object 88/progressbar/"/>
  <manifest:file-entry manifest:media-type="" manifest:full-path="Object 88/toolpanel/"/>
  <manifest:file-entry manifest:media-type="" manifest:full-path="Object 88/menubar/"/>
  <manifest:file-entry manifest:media-type="" manifest:full-path="Object 88/toolbar/"/>
  <manifest:file-entry manifest:media-type="text/xml" manifest:full-path="Object 88/settings.xml"/>
  <manifest:file-entry manifest:media-type="application/vnd.oasis.opendocument.formula" manifest:version="1.2" manifest:full-path="Object 88/"/>
  <manifest:file-entry manifest:media-type="" manifest:full-path="Object 178/Configurations2/"/>
  <manifest:file-entry manifest:media-type="" manifest:full-path="Object 178/statusbar/"/>
  <manifest:file-entry manifest:media-type="" manifest:full-path="Object 178/floater/"/>
  <manifest:file-entry manifest:media-type="" manifest:full-path="Object 178/popupmenu/"/>
  <manifest:file-entry manifest:media-type="text/xml" manifest:full-path="Object 178/content.xml"/>
  <manifest:file-entry manifest:media-type="" manifest:full-path="Object 178/progressbar/"/>
  <manifest:file-entry manifest:media-type="" manifest:full-path="Object 178/toolpanel/"/>
  <manifest:file-entry manifest:media-type="" manifest:full-path="Object 178/menubar/"/>
  <manifest:file-entry manifest:media-type="" manifest:full-path="Object 178/toolbar/"/>
  <manifest:file-entry manifest:media-type="text/xml" manifest:full-path="Object 178/settings.xml"/>
  <manifest:file-entry manifest:media-type="application/vnd.oasis.opendocument.formula" manifest:version="1.2" manifest:full-path="Object 178/"/>
  <manifest:file-entry manifest:media-type="" manifest:full-path="Object 89/Configurations2/"/>
  <manifest:file-entry manifest:media-type="" manifest:full-path="Object 89/statusbar/"/>
  <manifest:file-entry manifest:media-type="" manifest:full-path="Object 89/floater/"/>
  <manifest:file-entry manifest:media-type="" manifest:full-path="Object 89/popupmenu/"/>
  <manifest:file-entry manifest:media-type="text/xml" manifest:full-path="Object 89/content.xml"/>
  <manifest:file-entry manifest:media-type="" manifest:full-path="Object 89/progressbar/"/>
  <manifest:file-entry manifest:media-type="" manifest:full-path="Object 89/toolpanel/"/>
  <manifest:file-entry manifest:media-type="" manifest:full-path="Object 89/menubar/"/>
  <manifest:file-entry manifest:media-type="" manifest:full-path="Object 89/toolbar/"/>
  <manifest:file-entry manifest:media-type="text/xml" manifest:full-path="Object 89/settings.xml"/>
  <manifest:file-entry manifest:media-type="application/vnd.oasis.opendocument.formula" manifest:version="1.2" manifest:full-path="Object 89/"/>
  <manifest:file-entry manifest:media-type="" manifest:full-path="Object 179/Configurations2/"/>
  <manifest:file-entry manifest:media-type="" manifest:full-path="Object 179/statusbar/"/>
  <manifest:file-entry manifest:media-type="" manifest:full-path="Object 179/floater/"/>
  <manifest:file-entry manifest:media-type="" manifest:full-path="Object 179/popupmenu/"/>
  <manifest:file-entry manifest:media-type="text/xml" manifest:full-path="Object 179/content.xml"/>
  <manifest:file-entry manifest:media-type="" manifest:full-path="Object 179/progressbar/"/>
  <manifest:file-entry manifest:media-type="" manifest:full-path="Object 179/toolpanel/"/>
  <manifest:file-entry manifest:media-type="" manifest:full-path="Object 179/menubar/"/>
  <manifest:file-entry manifest:media-type="" manifest:full-path="Object 179/toolbar/"/>
  <manifest:file-entry manifest:media-type="text/xml" manifest:full-path="Object 179/settings.xml"/>
  <manifest:file-entry manifest:media-type="application/vnd.oasis.opendocument.formula" manifest:version="1.2" manifest:full-path="Object 179/"/>
  <manifest:file-entry manifest:media-type="" manifest:full-path="Object 220/Configurations2/"/>
  <manifest:file-entry manifest:media-type="" manifest:full-path="Object 220/statusbar/"/>
  <manifest:file-entry manifest:media-type="" manifest:full-path="Object 220/floater/"/>
  <manifest:file-entry manifest:media-type="" manifest:full-path="Object 220/popupmenu/"/>
  <manifest:file-entry manifest:media-type="text/xml" manifest:full-path="Object 220/content.xml"/>
  <manifest:file-entry manifest:media-type="" manifest:full-path="Object 220/progressbar/"/>
  <manifest:file-entry manifest:media-type="" manifest:full-path="Object 220/toolpanel/"/>
  <manifest:file-entry manifest:media-type="" manifest:full-path="Object 220/menubar/"/>
  <manifest:file-entry manifest:media-type="" manifest:full-path="Object 220/toolbar/"/>
  <manifest:file-entry manifest:media-type="text/xml" manifest:full-path="Object 220/settings.xml"/>
  <manifest:file-entry manifest:media-type="application/vnd.oasis.opendocument.formula" manifest:version="1.2" manifest:full-path="Object 220/"/>
  <manifest:file-entry manifest:media-type="" manifest:full-path="Object 221/Configurations2/"/>
  <manifest:file-entry manifest:media-type="" manifest:full-path="Object 221/statusbar/"/>
  <manifest:file-entry manifest:media-type="" manifest:full-path="Object 221/floater/"/>
  <manifest:file-entry manifest:media-type="" manifest:full-path="Object 221/popupmenu/"/>
  <manifest:file-entry manifest:media-type="text/xml" manifest:full-path="Object 221/content.xml"/>
  <manifest:file-entry manifest:media-type="" manifest:full-path="Object 221/progressbar/"/>
  <manifest:file-entry manifest:media-type="" manifest:full-path="Object 221/toolpanel/"/>
  <manifest:file-entry manifest:media-type="" manifest:full-path="Object 221/menubar/"/>
  <manifest:file-entry manifest:media-type="" manifest:full-path="Object 221/toolbar/"/>
  <manifest:file-entry manifest:media-type="text/xml" manifest:full-path="Object 221/settings.xml"/>
  <manifest:file-entry manifest:media-type="application/vnd.oasis.opendocument.formula" manifest:version="1.2" manifest:full-path="Object 221/"/>
  <manifest:file-entry manifest:media-type="" manifest:full-path="Object 222/Configurations2/"/>
  <manifest:file-entry manifest:media-type="" manifest:full-path="Object 222/statusbar/"/>
  <manifest:file-entry manifest:media-type="" manifest:full-path="Object 222/floater/"/>
  <manifest:file-entry manifest:media-type="" manifest:full-path="Object 222/popupmenu/"/>
  <manifest:file-entry manifest:media-type="text/xml" manifest:full-path="Object 222/content.xml"/>
  <manifest:file-entry manifest:media-type="" manifest:full-path="Object 222/progressbar/"/>
  <manifest:file-entry manifest:media-type="" manifest:full-path="Object 222/toolpanel/"/>
  <manifest:file-entry manifest:media-type="" manifest:full-path="Object 222/menubar/"/>
  <manifest:file-entry manifest:media-type="" manifest:full-path="Object 222/toolbar/"/>
  <manifest:file-entry manifest:media-type="text/xml" manifest:full-path="Object 222/settings.xml"/>
  <manifest:file-entry manifest:media-type="application/vnd.oasis.opendocument.formula" manifest:version="1.2" manifest:full-path="Object 222/"/>
  <manifest:file-entry manifest:media-type="" manifest:full-path="Object 223/Configurations2/"/>
  <manifest:file-entry manifest:media-type="" manifest:full-path="Object 223/statusbar/"/>
  <manifest:file-entry manifest:media-type="" manifest:full-path="Object 223/floater/"/>
  <manifest:file-entry manifest:media-type="" manifest:full-path="Object 223/popupmenu/"/>
  <manifest:file-entry manifest:media-type="text/xml" manifest:full-path="Object 223/content.xml"/>
  <manifest:file-entry manifest:media-type="" manifest:full-path="Object 223/progressbar/"/>
  <manifest:file-entry manifest:media-type="" manifest:full-path="Object 223/toolpanel/"/>
  <manifest:file-entry manifest:media-type="" manifest:full-path="Object 223/menubar/"/>
  <manifest:file-entry manifest:media-type="" manifest:full-path="Object 223/toolbar/"/>
  <manifest:file-entry manifest:media-type="text/xml" manifest:full-path="Object 223/settings.xml"/>
  <manifest:file-entry manifest:media-type="application/vnd.oasis.opendocument.formula" manifest:version="1.2" manifest:full-path="Object 223/"/>
  <manifest:file-entry manifest:media-type="" manifest:full-path="Object 224/Configurations2/"/>
  <manifest:file-entry manifest:media-type="" manifest:full-path="Object 224/statusbar/"/>
  <manifest:file-entry manifest:media-type="" manifest:full-path="Object 224/accelerator/"/>
  <manifest:file-entry manifest:media-type="" manifest:full-path="Object 224/floater/"/>
  <manifest:file-entry manifest:media-type="" manifest:full-path="Object 224/popupmenu/"/>
  <manifest:file-entry manifest:media-type="text/xml" manifest:full-path="Object 224/content.xml"/>
  <manifest:file-entry manifest:media-type="" manifest:full-path="Object 224/progressbar/"/>
  <manifest:file-entry manifest:media-type="" manifest:full-path="Object 224/toolpanel/"/>
  <manifest:file-entry manifest:media-type="" manifest:full-path="Object 224/menubar/"/>
  <manifest:file-entry manifest:media-type="" manifest:full-path="Object 224/toolbar/"/>
  <manifest:file-entry manifest:media-type="" manifest:full-path="Object 224/images/Bitmaps/"/>
  <manifest:file-entry manifest:media-type="" manifest:full-path="Object 224/images/"/>
  <manifest:file-entry manifest:media-type="text/xml" manifest:full-path="Object 224/settings.xml"/>
  <manifest:file-entry manifest:media-type="application/vnd.oasis.opendocument.formula" manifest:version="1.2" manifest:full-path="Object 224/"/>
  <manifest:file-entry manifest:media-type="" manifest:full-path="Object 225/Configurations2/"/>
  <manifest:file-entry manifest:media-type="" manifest:full-path="Object 225/statusbar/"/>
  <manifest:file-entry manifest:media-type="" manifest:full-path="Object 225/accelerator/"/>
  <manifest:file-entry manifest:media-type="" manifest:full-path="Object 225/floater/"/>
  <manifest:file-entry manifest:media-type="" manifest:full-path="Object 225/popupmenu/"/>
  <manifest:file-entry manifest:media-type="text/xml" manifest:full-path="Object 225/content.xml"/>
  <manifest:file-entry manifest:media-type="" manifest:full-path="Object 225/progressbar/"/>
  <manifest:file-entry manifest:media-type="" manifest:full-path="Object 225/toolpanel/"/>
  <manifest:file-entry manifest:media-type="" manifest:full-path="Object 225/menubar/"/>
  <manifest:file-entry manifest:media-type="" manifest:full-path="Object 225/toolbar/"/>
  <manifest:file-entry manifest:media-type="" manifest:full-path="Object 225/images/Bitmaps/"/>
  <manifest:file-entry manifest:media-type="" manifest:full-path="Object 225/images/"/>
  <manifest:file-entry manifest:media-type="text/xml" manifest:full-path="Object 225/settings.xml"/>
  <manifest:file-entry manifest:media-type="application/vnd.oasis.opendocument.formula" manifest:version="1.2" manifest:full-path="Object 225/"/>
  <manifest:file-entry manifest:media-type="text/xml" manifest:full-path="Object 226/content.xml"/>
  <manifest:file-entry manifest:media-type="text/xml" manifest:full-path="Object 226/settings.xml"/>
  <manifest:file-entry manifest:media-type="application/vnd.oasis.opendocument.formula" manifest:version="1.2" manifest:full-path="Object 226/"/>
  <manifest:file-entry manifest:media-type="text/xml" manifest:full-path="Object 227/content.xml"/>
  <manifest:file-entry manifest:media-type="text/xml" manifest:full-path="Object 227/settings.xml"/>
  <manifest:file-entry manifest:media-type="application/vnd.oasis.opendocument.formula" manifest:version="1.2" manifest:full-path="Object 227/"/>
  <manifest:file-entry manifest:media-type="text/xml" manifest:full-path="Object 228/content.xml"/>
  <manifest:file-entry manifest:media-type="text/xml" manifest:full-path="Object 228/settings.xml"/>
  <manifest:file-entry manifest:media-type="application/vnd.oasis.opendocument.formula" manifest:version="1.2" manifest:full-path="Object 228/"/>
  <manifest:file-entry manifest:media-type="text/xml" manifest:full-path="Object 229/content.xml"/>
  <manifest:file-entry manifest:media-type="text/xml" manifest:full-path="Object 229/settings.xml"/>
  <manifest:file-entry manifest:media-type="application/vnd.oasis.opendocument.formula" manifest:version="1.2" manifest:full-path="Object 229/"/>
  <manifest:file-entry manifest:media-type="" manifest:full-path="Object 180/Configurations2/"/>
  <manifest:file-entry manifest:media-type="" manifest:full-path="Object 180/statusbar/"/>
  <manifest:file-entry manifest:media-type="" manifest:full-path="Object 180/floater/"/>
  <manifest:file-entry manifest:media-type="" manifest:full-path="Object 180/popupmenu/"/>
  <manifest:file-entry manifest:media-type="text/xml" manifest:full-path="Object 180/content.xml"/>
  <manifest:file-entry manifest:media-type="" manifest:full-path="Object 180/progressbar/"/>
  <manifest:file-entry manifest:media-type="" manifest:full-path="Object 180/toolpanel/"/>
  <manifest:file-entry manifest:media-type="" manifest:full-path="Object 180/menubar/"/>
  <manifest:file-entry manifest:media-type="" manifest:full-path="Object 180/toolbar/"/>
  <manifest:file-entry manifest:media-type="text/xml" manifest:full-path="Object 180/settings.xml"/>
  <manifest:file-entry manifest:media-type="application/vnd.oasis.opendocument.formula" manifest:version="1.2" manifest:full-path="Object 180/"/>
  <manifest:file-entry manifest:media-type="" manifest:full-path="Object 90/Configurations2/"/>
  <manifest:file-entry manifest:media-type="" manifest:full-path="Object 90/statusbar/"/>
  <manifest:file-entry manifest:media-type="" manifest:full-path="Object 90/floater/"/>
  <manifest:file-entry manifest:media-type="" manifest:full-path="Object 90/popupmenu/"/>
  <manifest:file-entry manifest:media-type="text/xml" manifest:full-path="Object 90/content.xml"/>
  <manifest:file-entry manifest:media-type="" manifest:full-path="Object 90/progressbar/"/>
  <manifest:file-entry manifest:media-type="" manifest:full-path="Object 90/toolpanel/"/>
  <manifest:file-entry manifest:media-type="" manifest:full-path="Object 90/menubar/"/>
  <manifest:file-entry manifest:media-type="" manifest:full-path="Object 90/toolbar/"/>
  <manifest:file-entry manifest:media-type="text/xml" manifest:full-path="Object 90/settings.xml"/>
  <manifest:file-entry manifest:media-type="application/vnd.oasis.opendocument.formula" manifest:version="1.2" manifest:full-path="Object 90/"/>
  <manifest:file-entry manifest:media-type="" manifest:full-path="Object 181/Configurations2/"/>
  <manifest:file-entry manifest:media-type="" manifest:full-path="Object 181/statusbar/"/>
  <manifest:file-entry manifest:media-type="" manifest:full-path="Object 181/floater/"/>
  <manifest:file-entry manifest:media-type="" manifest:full-path="Object 181/popupmenu/"/>
  <manifest:file-entry manifest:media-type="text/xml" manifest:full-path="Object 181/content.xml"/>
  <manifest:file-entry manifest:media-type="" manifest:full-path="Object 181/progressbar/"/>
  <manifest:file-entry manifest:media-type="" manifest:full-path="Object 181/toolpanel/"/>
  <manifest:file-entry manifest:media-type="" manifest:full-path="Object 181/menubar/"/>
  <manifest:file-entry manifest:media-type="" manifest:full-path="Object 181/toolbar/"/>
  <manifest:file-entry manifest:media-type="text/xml" manifest:full-path="Object 181/settings.xml"/>
  <manifest:file-entry manifest:media-type="application/vnd.oasis.opendocument.formula" manifest:version="1.2" manifest:full-path="Object 181/"/>
  <manifest:file-entry manifest:media-type="" manifest:full-path="Object 91/Configurations2/"/>
  <manifest:file-entry manifest:media-type="" manifest:full-path="Object 91/statusbar/"/>
  <manifest:file-entry manifest:media-type="" manifest:full-path="Object 91/floater/"/>
  <manifest:file-entry manifest:media-type="" manifest:full-path="Object 91/popupmenu/"/>
  <manifest:file-entry manifest:media-type="text/xml" manifest:full-path="Object 91/content.xml"/>
  <manifest:file-entry manifest:media-type="" manifest:full-path="Object 91/progressbar/"/>
  <manifest:file-entry manifest:media-type="" manifest:full-path="Object 91/toolpanel/"/>
  <manifest:file-entry manifest:media-type="" manifest:full-path="Object 91/menubar/"/>
  <manifest:file-entry manifest:media-type="" manifest:full-path="Object 91/toolbar/"/>
  <manifest:file-entry manifest:media-type="text/xml" manifest:full-path="Object 91/settings.xml"/>
  <manifest:file-entry manifest:media-type="application/vnd.oasis.opendocument.formula" manifest:version="1.2" manifest:full-path="Object 91/"/>
  <manifest:file-entry manifest:media-type="" manifest:full-path="Object 182/Configurations2/"/>
  <manifest:file-entry manifest:media-type="" manifest:full-path="Object 182/statusbar/"/>
  <manifest:file-entry manifest:media-type="" manifest:full-path="Object 182/floater/"/>
  <manifest:file-entry manifest:media-type="" manifest:full-path="Object 182/popupmenu/"/>
  <manifest:file-entry manifest:media-type="text/xml" manifest:full-path="Object 182/content.xml"/>
  <manifest:file-entry manifest:media-type="" manifest:full-path="Object 182/progressbar/"/>
  <manifest:file-entry manifest:media-type="" manifest:full-path="Object 182/toolpanel/"/>
  <manifest:file-entry manifest:media-type="" manifest:full-path="Object 182/menubar/"/>
  <manifest:file-entry manifest:media-type="" manifest:full-path="Object 182/toolbar/"/>
  <manifest:file-entry manifest:media-type="text/xml" manifest:full-path="Object 182/settings.xml"/>
  <manifest:file-entry manifest:media-type="application/vnd.oasis.opendocument.formula" manifest:version="1.2" manifest:full-path="Object 182/"/>
  <manifest:file-entry manifest:media-type="" manifest:full-path="Object 92/Configurations2/"/>
  <manifest:file-entry manifest:media-type="" manifest:full-path="Object 92/statusbar/"/>
  <manifest:file-entry manifest:media-type="" manifest:full-path="Object 92/floater/"/>
  <manifest:file-entry manifest:media-type="" manifest:full-path="Object 92/popupmenu/"/>
  <manifest:file-entry manifest:media-type="text/xml" manifest:full-path="Object 92/content.xml"/>
  <manifest:file-entry manifest:media-type="" manifest:full-path="Object 92/progressbar/"/>
  <manifest:file-entry manifest:media-type="" manifest:full-path="Object 92/toolpanel/"/>
  <manifest:file-entry manifest:media-type="" manifest:full-path="Object 92/menubar/"/>
  <manifest:file-entry manifest:media-type="" manifest:full-path="Object 92/toolbar/"/>
  <manifest:file-entry manifest:media-type="text/xml" manifest:full-path="Object 92/settings.xml"/>
  <manifest:file-entry manifest:media-type="application/vnd.oasis.opendocument.formula" manifest:version="1.2" manifest:full-path="Object 92/"/>
  <manifest:file-entry manifest:media-type="" manifest:full-path="Object 183/Configurations2/"/>
  <manifest:file-entry manifest:media-type="" manifest:full-path="Object 183/statusbar/"/>
  <manifest:file-entry manifest:media-type="" manifest:full-path="Object 183/floater/"/>
  <manifest:file-entry manifest:media-type="" manifest:full-path="Object 183/popupmenu/"/>
  <manifest:file-entry manifest:media-type="text/xml" manifest:full-path="Object 183/content.xml"/>
  <manifest:file-entry manifest:media-type="" manifest:full-path="Object 183/progressbar/"/>
  <manifest:file-entry manifest:media-type="" manifest:full-path="Object 183/toolpanel/"/>
  <manifest:file-entry manifest:media-type="" manifest:full-path="Object 183/menubar/"/>
  <manifest:file-entry manifest:media-type="" manifest:full-path="Object 183/toolbar/"/>
  <manifest:file-entry manifest:media-type="text/xml" manifest:full-path="Object 183/settings.xml"/>
  <manifest:file-entry manifest:media-type="application/vnd.oasis.opendocument.formula" manifest:version="1.2" manifest:full-path="Object 183/"/>
  <manifest:file-entry manifest:media-type="" manifest:full-path="Object 93/Configurations2/"/>
  <manifest:file-entry manifest:media-type="" manifest:full-path="Object 93/statusbar/"/>
  <manifest:file-entry manifest:media-type="" manifest:full-path="Object 93/floater/"/>
  <manifest:file-entry manifest:media-type="" manifest:full-path="Object 93/popupmenu/"/>
  <manifest:file-entry manifest:media-type="text/xml" manifest:full-path="Object 93/content.xml"/>
  <manifest:file-entry manifest:media-type="" manifest:full-path="Object 93/progressbar/"/>
  <manifest:file-entry manifest:media-type="" manifest:full-path="Object 93/toolpanel/"/>
  <manifest:file-entry manifest:media-type="" manifest:full-path="Object 93/menubar/"/>
  <manifest:file-entry manifest:media-type="" manifest:full-path="Object 93/toolbar/"/>
  <manifest:file-entry manifest:media-type="text/xml" manifest:full-path="Object 93/settings.xml"/>
  <manifest:file-entry manifest:media-type="application/vnd.oasis.opendocument.formula" manifest:version="1.2" manifest:full-path="Object 93/"/>
  <manifest:file-entry manifest:media-type="" manifest:full-path="Object 184/Configurations2/"/>
  <manifest:file-entry manifest:media-type="" manifest:full-path="Object 184/statusbar/"/>
  <manifest:file-entry manifest:media-type="" manifest:full-path="Object 184/floater/"/>
  <manifest:file-entry manifest:media-type="" manifest:full-path="Object 184/popupmenu/"/>
  <manifest:file-entry manifest:media-type="text/xml" manifest:full-path="Object 184/content.xml"/>
  <manifest:file-entry manifest:media-type="" manifest:full-path="Object 184/progressbar/"/>
  <manifest:file-entry manifest:media-type="" manifest:full-path="Object 184/toolpanel/"/>
  <manifest:file-entry manifest:media-type="" manifest:full-path="Object 184/menubar/"/>
  <manifest:file-entry manifest:media-type="" manifest:full-path="Object 184/toolbar/"/>
  <manifest:file-entry manifest:media-type="text/xml" manifest:full-path="Object 184/settings.xml"/>
  <manifest:file-entry manifest:media-type="application/vnd.oasis.opendocument.formula" manifest:version="1.2" manifest:full-path="Object 184/"/>
  <manifest:file-entry manifest:media-type="" manifest:full-path="Object 94/Configurations2/"/>
  <manifest:file-entry manifest:media-type="" manifest:full-path="Object 94/statusbar/"/>
  <manifest:file-entry manifest:media-type="" manifest:full-path="Object 94/floater/"/>
  <manifest:file-entry manifest:media-type="" manifest:full-path="Object 94/popupmenu/"/>
  <manifest:file-entry manifest:media-type="text/xml" manifest:full-path="Object 94/content.xml"/>
  <manifest:file-entry manifest:media-type="" manifest:full-path="Object 94/progressbar/"/>
  <manifest:file-entry manifest:media-type="" manifest:full-path="Object 94/toolpanel/"/>
  <manifest:file-entry manifest:media-type="" manifest:full-path="Object 94/menubar/"/>
  <manifest:file-entry manifest:media-type="" manifest:full-path="Object 94/toolbar/"/>
  <manifest:file-entry manifest:media-type="text/xml" manifest:full-path="Object 94/settings.xml"/>
  <manifest:file-entry manifest:media-type="application/vnd.oasis.opendocument.formula" manifest:version="1.2" manifest:full-path="Object 94/"/>
  <manifest:file-entry manifest:media-type="" manifest:full-path="Object 185/Configurations2/"/>
  <manifest:file-entry manifest:media-type="" manifest:full-path="Object 185/statusbar/"/>
  <manifest:file-entry manifest:media-type="" manifest:full-path="Object 185/floater/"/>
  <manifest:file-entry manifest:media-type="" manifest:full-path="Object 185/popupmenu/"/>
  <manifest:file-entry manifest:media-type="text/xml" manifest:full-path="Object 185/content.xml"/>
  <manifest:file-entry manifest:media-type="" manifest:full-path="Object 185/progressbar/"/>
  <manifest:file-entry manifest:media-type="" manifest:full-path="Object 185/toolpanel/"/>
  <manifest:file-entry manifest:media-type="" manifest:full-path="Object 185/menubar/"/>
  <manifest:file-entry manifest:media-type="" manifest:full-path="Object 185/toolbar/"/>
  <manifest:file-entry manifest:media-type="text/xml" manifest:full-path="Object 185/settings.xml"/>
  <manifest:file-entry manifest:media-type="application/vnd.oasis.opendocument.formula" manifest:version="1.2" manifest:full-path="Object 185/"/>
  <manifest:file-entry manifest:media-type="" manifest:full-path="Object 95/Configurations2/"/>
  <manifest:file-entry manifest:media-type="" manifest:full-path="Object 95/statusbar/"/>
  <manifest:file-entry manifest:media-type="" manifest:full-path="Object 95/floater/"/>
  <manifest:file-entry manifest:media-type="" manifest:full-path="Object 95/popupmenu/"/>
  <manifest:file-entry manifest:media-type="text/xml" manifest:full-path="Object 95/content.xml"/>
  <manifest:file-entry manifest:media-type="" manifest:full-path="Object 95/progressbar/"/>
  <manifest:file-entry manifest:media-type="" manifest:full-path="Object 95/toolpanel/"/>
  <manifest:file-entry manifest:media-type="" manifest:full-path="Object 95/menubar/"/>
  <manifest:file-entry manifest:media-type="" manifest:full-path="Object 95/toolbar/"/>
  <manifest:file-entry manifest:media-type="text/xml" manifest:full-path="Object 95/settings.xml"/>
  <manifest:file-entry manifest:media-type="application/vnd.oasis.opendocument.formula" manifest:version="1.2" manifest:full-path="Object 95/"/>
  <manifest:file-entry manifest:media-type="image/png" manifest:full-path="Thumbnails/thumbnail.png"/>
  <manifest:file-entry manifest:media-type="" manifest:full-path="Thumbnails/"/>
  <manifest:file-entry manifest:media-type="" manifest:full-path="Object 186/Configurations2/"/>
  <manifest:file-entry manifest:media-type="" manifest:full-path="Object 186/statusbar/"/>
  <manifest:file-entry manifest:media-type="" manifest:full-path="Object 186/floater/"/>
  <manifest:file-entry manifest:media-type="" manifest:full-path="Object 186/popupmenu/"/>
  <manifest:file-entry manifest:media-type="text/xml" manifest:full-path="Object 186/content.xml"/>
  <manifest:file-entry manifest:media-type="" manifest:full-path="Object 186/progressbar/"/>
  <manifest:file-entry manifest:media-type="" manifest:full-path="Object 186/toolpanel/"/>
  <manifest:file-entry manifest:media-type="" manifest:full-path="Object 186/menubar/"/>
  <manifest:file-entry manifest:media-type="" manifest:full-path="Object 186/toolbar/"/>
  <manifest:file-entry manifest:media-type="text/xml" manifest:full-path="Object 186/settings.xml"/>
  <manifest:file-entry manifest:media-type="application/vnd.oasis.opendocument.formula" manifest:version="1.2" manifest:full-path="Object 186/"/>
  <manifest:file-entry manifest:media-type="" manifest:full-path="Object 96/Configurations2/"/>
  <manifest:file-entry manifest:media-type="" manifest:full-path="Object 96/statusbar/"/>
  <manifest:file-entry manifest:media-type="" manifest:full-path="Object 96/floater/"/>
  <manifest:file-entry manifest:media-type="" manifest:full-path="Object 96/popupmenu/"/>
  <manifest:file-entry manifest:media-type="text/xml" manifest:full-path="Object 96/content.xml"/>
  <manifest:file-entry manifest:media-type="" manifest:full-path="Object 96/progressbar/"/>
  <manifest:file-entry manifest:media-type="" manifest:full-path="Object 96/toolpanel/"/>
  <manifest:file-entry manifest:media-type="" manifest:full-path="Object 96/menubar/"/>
  <manifest:file-entry manifest:media-type="" manifest:full-path="Object 96/toolbar/"/>
  <manifest:file-entry manifest:media-type="text/xml" manifest:full-path="Object 96/settings.xml"/>
  <manifest:file-entry manifest:media-type="application/vnd.oasis.opendocument.formula" manifest:version="1.2" manifest:full-path="Object 96/"/>
  <manifest:file-entry manifest:media-type="" manifest:full-path="Object 187/Configurations2/"/>
  <manifest:file-entry manifest:media-type="" manifest:full-path="Object 187/statusbar/"/>
  <manifest:file-entry manifest:media-type="" manifest:full-path="Object 187/floater/"/>
  <manifest:file-entry manifest:media-type="" manifest:full-path="Object 187/popupmenu/"/>
  <manifest:file-entry manifest:media-type="text/xml" manifest:full-path="Object 187/content.xml"/>
  <manifest:file-entry manifest:media-type="" manifest:full-path="Object 187/progressbar/"/>
  <manifest:file-entry manifest:media-type="" manifest:full-path="Object 187/toolpanel/"/>
  <manifest:file-entry manifest:media-type="" manifest:full-path="Object 187/menubar/"/>
  <manifest:file-entry manifest:media-type="" manifest:full-path="Object 187/toolbar/"/>
  <manifest:file-entry manifest:media-type="text/xml" manifest:full-path="Object 187/settings.xml"/>
  <manifest:file-entry manifest:media-type="application/vnd.oasis.opendocument.formula" manifest:version="1.2" manifest:full-path="Object 187/"/>
  <manifest:file-entry manifest:media-type="" manifest:full-path="Object 97/Configurations2/"/>
  <manifest:file-entry manifest:media-type="" manifest:full-path="Object 97/statusbar/"/>
  <manifest:file-entry manifest:media-type="" manifest:full-path="Object 97/floater/"/>
  <manifest:file-entry manifest:media-type="" manifest:full-path="Object 97/popupmenu/"/>
  <manifest:file-entry manifest:media-type="text/xml" manifest:full-path="Object 97/content.xml"/>
  <manifest:file-entry manifest:media-type="" manifest:full-path="Object 97/progressbar/"/>
  <manifest:file-entry manifest:media-type="" manifest:full-path="Object 97/toolpanel/"/>
  <manifest:file-entry manifest:media-type="" manifest:full-path="Object 97/menubar/"/>
  <manifest:file-entry manifest:media-type="" manifest:full-path="Object 97/toolbar/"/>
  <manifest:file-entry manifest:media-type="text/xml" manifest:full-path="Object 97/settings.xml"/>
  <manifest:file-entry manifest:media-type="application/vnd.oasis.opendocument.formula" manifest:version="1.2" manifest:full-path="Object 97/"/>
  <manifest:file-entry manifest:media-type="" manifest:full-path="Object 98/Configurations2/"/>
  <manifest:file-entry manifest:media-type="" manifest:full-path="Object 98/statusbar/"/>
  <manifest:file-entry manifest:media-type="" manifest:full-path="Object 98/floater/"/>
  <manifest:file-entry manifest:media-type="" manifest:full-path="Object 98/popupmenu/"/>
  <manifest:file-entry manifest:media-type="text/xml" manifest:full-path="Object 98/content.xml"/>
  <manifest:file-entry manifest:media-type="" manifest:full-path="Object 98/progressbar/"/>
  <manifest:file-entry manifest:media-type="" manifest:full-path="Object 98/toolpanel/"/>
  <manifest:file-entry manifest:media-type="" manifest:full-path="Object 98/menubar/"/>
  <manifest:file-entry manifest:media-type="" manifest:full-path="Object 98/toolbar/"/>
  <manifest:file-entry manifest:media-type="text/xml" manifest:full-path="Object 98/settings.xml"/>
  <manifest:file-entry manifest:media-type="application/vnd.oasis.opendocument.formula" manifest:version="1.2" manifest:full-path="Object 98/"/>
  <manifest:file-entry manifest:media-type="" manifest:full-path="Object 188/Configurations2/"/>
  <manifest:file-entry manifest:media-type="" manifest:full-path="Object 188/statusbar/"/>
  <manifest:file-entry manifest:media-type="" manifest:full-path="Object 188/floater/"/>
  <manifest:file-entry manifest:media-type="" manifest:full-path="Object 188/popupmenu/"/>
  <manifest:file-entry manifest:media-type="text/xml" manifest:full-path="Object 188/content.xml"/>
  <manifest:file-entry manifest:media-type="" manifest:full-path="Object 188/progressbar/"/>
  <manifest:file-entry manifest:media-type="" manifest:full-path="Object 188/toolpanel/"/>
  <manifest:file-entry manifest:media-type="" manifest:full-path="Object 188/menubar/"/>
  <manifest:file-entry manifest:media-type="" manifest:full-path="Object 188/toolbar/"/>
  <manifest:file-entry manifest:media-type="text/xml" manifest:full-path="Object 188/settings.xml"/>
  <manifest:file-entry manifest:media-type="application/vnd.oasis.opendocument.formula" manifest:version="1.2" manifest:full-path="Object 188/"/>
  <manifest:file-entry manifest:media-type="" manifest:full-path="Object 99/Configurations2/"/>
  <manifest:file-entry manifest:media-type="" manifest:full-path="Object 99/statusbar/"/>
  <manifest:file-entry manifest:media-type="" manifest:full-path="Object 99/floater/"/>
  <manifest:file-entry manifest:media-type="" manifest:full-path="Object 99/popupmenu/"/>
  <manifest:file-entry manifest:media-type="text/xml" manifest:full-path="Object 99/content.xml"/>
  <manifest:file-entry manifest:media-type="" manifest:full-path="Object 99/progressbar/"/>
  <manifest:file-entry manifest:media-type="" manifest:full-path="Object 99/toolpanel/"/>
  <manifest:file-entry manifest:media-type="" manifest:full-path="Object 99/menubar/"/>
  <manifest:file-entry manifest:media-type="" manifest:full-path="Object 99/toolbar/"/>
  <manifest:file-entry manifest:media-type="text/xml" manifest:full-path="Object 99/settings.xml"/>
  <manifest:file-entry manifest:media-type="application/vnd.oasis.opendocument.formula" manifest:version="1.2" manifest:full-path="Object 99/"/>
  <manifest:file-entry manifest:media-type="" manifest:full-path="Object 189/Configurations2/"/>
  <manifest:file-entry manifest:media-type="" manifest:full-path="Object 189/statusbar/"/>
  <manifest:file-entry manifest:media-type="" manifest:full-path="Object 189/floater/"/>
  <manifest:file-entry manifest:media-type="" manifest:full-path="Object 189/popupmenu/"/>
  <manifest:file-entry manifest:media-type="text/xml" manifest:full-path="Object 189/content.xml"/>
  <manifest:file-entry manifest:media-type="" manifest:full-path="Object 189/progressbar/"/>
  <manifest:file-entry manifest:media-type="" manifest:full-path="Object 189/toolpanel/"/>
  <manifest:file-entry manifest:media-type="" manifest:full-path="Object 189/menubar/"/>
  <manifest:file-entry manifest:media-type="" manifest:full-path="Object 189/toolbar/"/>
  <manifest:file-entry manifest:media-type="text/xml" manifest:full-path="Object 189/settings.xml"/>
  <manifest:file-entry manifest:media-type="application/vnd.oasis.opendocument.formula" manifest:version="1.2" manifest:full-path="Object 189/"/>
  <manifest:file-entry manifest:media-type="text/xml" manifest:full-path="Object 230/content.xml"/>
  <manifest:file-entry manifest:media-type="text/xml" manifest:full-path="Object 230/settings.xml"/>
  <manifest:file-entry manifest:media-type="application/vnd.oasis.opendocument.formula" manifest:version="1.2" manifest:full-path="Object 230/"/>
  <manifest:file-entry manifest:media-type="text/xml" manifest:full-path="Object 231/content.xml"/>
  <manifest:file-entry manifest:media-type="text/xml" manifest:full-path="Object 231/settings.xml"/>
  <manifest:file-entry manifest:media-type="application/vnd.oasis.opendocument.formula" manifest:version="1.2" manifest:full-path="Object 231/"/>
  <manifest:file-entry manifest:media-type="text/xml" manifest:full-path="Object 232/content.xml"/>
  <manifest:file-entry manifest:media-type="text/xml" manifest:full-path="Object 232/settings.xml"/>
  <manifest:file-entry manifest:media-type="application/vnd.oasis.opendocument.formula" manifest:version="1.2" manifest:full-path="Object 232/"/>
  <manifest:file-entry manifest:media-type="" manifest:full-path="Object 233/Configurations2/"/>
  <manifest:file-entry manifest:media-type="" manifest:full-path="Object 233/statusbar/"/>
  <manifest:file-entry manifest:media-type="" manifest:full-path="Object 233/accelerator/"/>
  <manifest:file-entry manifest:media-type="" manifest:full-path="Object 233/floater/"/>
  <manifest:file-entry manifest:media-type="" manifest:full-path="Object 233/popupmenu/"/>
  <manifest:file-entry manifest:media-type="text/xml" manifest:full-path="Object 233/content.xml"/>
  <manifest:file-entry manifest:media-type="" manifest:full-path="Object 233/progressbar/"/>
  <manifest:file-entry manifest:media-type="" manifest:full-path="Object 233/toolpanel/"/>
  <manifest:file-entry manifest:media-type="" manifest:full-path="Object 233/menubar/"/>
  <manifest:file-entry manifest:media-type="" manifest:full-path="Object 233/toolbar/"/>
  <manifest:file-entry manifest:media-type="" manifest:full-path="Object 233/images/Bitmaps/"/>
  <manifest:file-entry manifest:media-type="" manifest:full-path="Object 233/images/"/>
  <manifest:file-entry manifest:media-type="text/xml" manifest:full-path="Object 233/settings.xml"/>
  <manifest:file-entry manifest:media-type="application/vnd.oasis.opendocument.formula" manifest:version="1.2" manifest:full-path="Object 233/"/>
  <manifest:file-entry manifest:media-type="text/xml" manifest:full-path="Object 234/content.xml"/>
  <manifest:file-entry manifest:media-type="text/xml" manifest:full-path="Object 234/settings.xml"/>
  <manifest:file-entry manifest:media-type="application/vnd.oasis.opendocument.formula" manifest:version="1.2" manifest:full-path="Object 234/"/>
  <manifest:file-entry manifest:media-type="text/xml" manifest:full-path="Object 235/content.xml"/>
  <manifest:file-entry manifest:media-type="text/xml" manifest:full-path="Object 235/settings.xml"/>
  <manifest:file-entry manifest:media-type="application/vnd.oasis.opendocument.formula" manifest:version="1.2" manifest:full-path="Object 235/"/>
  <manifest:file-entry manifest:media-type="text/xml" manifest:full-path="Object 236/content.xml"/>
  <manifest:file-entry manifest:media-type="text/xml" manifest:full-path="Object 236/settings.xml"/>
  <manifest:file-entry manifest:media-type="application/vnd.oasis.opendocument.formula" manifest:version="1.2" manifest:full-path="Object 236/"/>
  <manifest:file-entry manifest:media-type="text/xml" manifest:full-path="Object 237/content.xml"/>
  <manifest:file-entry manifest:media-type="text/xml" manifest:full-path="Object 237/settings.xml"/>
  <manifest:file-entry manifest:media-type="application/vnd.oasis.opendocument.formula" manifest:version="1.2" manifest:full-path="Object 237/"/>
  <manifest:file-entry manifest:media-type="text/xml" manifest:full-path="Object 238/content.xml"/>
  <manifest:file-entry manifest:media-type="text/xml" manifest:full-path="Object 238/settings.xml"/>
  <manifest:file-entry manifest:media-type="application/vnd.oasis.opendocument.formula" manifest:version="1.2" manifest:full-path="Object 238/"/>
  <manifest:file-entry manifest:media-type="text/xml" manifest:full-path="Object 239/content.xml"/>
  <manifest:file-entry manifest:media-type="text/xml" manifest:full-path="Object 239/settings.xml"/>
  <manifest:file-entry manifest:media-type="application/vnd.oasis.opendocument.formula" manifest:version="1.2" manifest:full-path="Object 239/"/>
  <manifest:file-entry manifest:media-type="" manifest:full-path="Object 190/Configurations2/"/>
  <manifest:file-entry manifest:media-type="" manifest:full-path="Object 190/statusbar/"/>
  <manifest:file-entry manifest:media-type="" manifest:full-path="Object 190/floater/"/>
  <manifest:file-entry manifest:media-type="" manifest:full-path="Object 190/popupmenu/"/>
  <manifest:file-entry manifest:media-type="text/xml" manifest:full-path="Object 190/content.xml"/>
  <manifest:file-entry manifest:media-type="" manifest:full-path="Object 190/progressbar/"/>
  <manifest:file-entry manifest:media-type="" manifest:full-path="Object 190/toolpanel/"/>
  <manifest:file-entry manifest:media-type="" manifest:full-path="Object 190/menubar/"/>
  <manifest:file-entry manifest:media-type="" manifest:full-path="Object 190/toolbar/"/>
  <manifest:file-entry manifest:media-type="text/xml" manifest:full-path="Object 190/settings.xml"/>
  <manifest:file-entry manifest:media-type="application/vnd.oasis.opendocument.formula" manifest:version="1.2" manifest:full-path="Object 190/"/>
  <manifest:file-entry manifest:media-type="" manifest:full-path="Object 191/Configurations2/"/>
  <manifest:file-entry manifest:media-type="" manifest:full-path="Object 191/statusbar/"/>
  <manifest:file-entry manifest:media-type="" manifest:full-path="Object 191/floater/"/>
  <manifest:file-entry manifest:media-type="" manifest:full-path="Object 191/popupmenu/"/>
  <manifest:file-entry manifest:media-type="text/xml" manifest:full-path="Object 191/content.xml"/>
  <manifest:file-entry manifest:media-type="" manifest:full-path="Object 191/progressbar/"/>
  <manifest:file-entry manifest:media-type="" manifest:full-path="Object 191/toolpanel/"/>
  <manifest:file-entry manifest:media-type="" manifest:full-path="Object 191/menubar/"/>
  <manifest:file-entry manifest:media-type="" manifest:full-path="Object 191/toolbar/"/>
  <manifest:file-entry manifest:media-type="text/xml" manifest:full-path="Object 191/settings.xml"/>
  <manifest:file-entry manifest:media-type="application/vnd.oasis.opendocument.formula" manifest:version="1.2" manifest:full-path="Object 191/"/>
  <manifest:file-entry manifest:media-type="" manifest:full-path="Object 192/Configurations2/"/>
  <manifest:file-entry manifest:media-type="" manifest:full-path="Object 192/statusbar/"/>
  <manifest:file-entry manifest:media-type="" manifest:full-path="Object 192/floater/"/>
  <manifest:file-entry manifest:media-type="" manifest:full-path="Object 192/popupmenu/"/>
  <manifest:file-entry manifest:media-type="text/xml" manifest:full-path="Object 192/content.xml"/>
  <manifest:file-entry manifest:media-type="" manifest:full-path="Object 192/progressbar/"/>
  <manifest:file-entry manifest:media-type="" manifest:full-path="Object 192/toolpanel/"/>
  <manifest:file-entry manifest:media-type="" manifest:full-path="Object 192/menubar/"/>
  <manifest:file-entry manifest:media-type="" manifest:full-path="Object 192/toolbar/"/>
  <manifest:file-entry manifest:media-type="text/xml" manifest:full-path="Object 192/settings.xml"/>
  <manifest:file-entry manifest:media-type="application/vnd.oasis.opendocument.formula" manifest:version="1.2" manifest:full-path="Object 192/"/>
  <manifest:file-entry manifest:media-type="" manifest:full-path="Object 193/Configurations2/"/>
  <manifest:file-entry manifest:media-type="" manifest:full-path="Object 193/statusbar/"/>
  <manifest:file-entry manifest:media-type="" manifest:full-path="Object 193/floater/"/>
  <manifest:file-entry manifest:media-type="" manifest:full-path="Object 193/popupmenu/"/>
  <manifest:file-entry manifest:media-type="text/xml" manifest:full-path="Object 193/content.xml"/>
  <manifest:file-entry manifest:media-type="" manifest:full-path="Object 193/progressbar/"/>
  <manifest:file-entry manifest:media-type="" manifest:full-path="Object 193/toolpanel/"/>
  <manifest:file-entry manifest:media-type="" manifest:full-path="Object 193/menubar/"/>
  <manifest:file-entry manifest:media-type="" manifest:full-path="Object 193/toolbar/"/>
  <manifest:file-entry manifest:media-type="text/xml" manifest:full-path="Object 193/settings.xml"/>
  <manifest:file-entry manifest:media-type="application/vnd.oasis.opendocument.formula" manifest:version="1.2" manifest:full-path="Object 193/"/>
  <manifest:file-entry manifest:media-type="" manifest:full-path="Object 194/statusbar/"/>
  <manifest:file-entry manifest:media-type="" manifest:full-path="Object 194/floater/"/>
  <manifest:file-entry manifest:media-type="" manifest:full-path="Object 194/popupmenu/"/>
  <manifest:file-entry manifest:media-type="text/xml" manifest:full-path="Object 194/content.xml"/>
  <manifest:file-entry manifest:media-type="" manifest:full-path="Object 194/progressbar/"/>
  <manifest:file-entry manifest:media-type="" manifest:full-path="Object 194/toolpanel/"/>
  <manifest:file-entry manifest:media-type="" manifest:full-path="Object 194/menubar/"/>
  <manifest:file-entry manifest:media-type="" manifest:full-path="Object 194/toolbar/"/>
  <manifest:file-entry manifest:media-type="text/xml" manifest:full-path="Object 194/settings.xml"/>
  <manifest:file-entry manifest:media-type="application/vnd.oasis.opendocument.formula" manifest:version="1.2" manifest:full-path="Object 194/"/>
  <manifest:file-entry manifest:media-type="text/xml" manifest:full-path="Object 195/content.xml"/>
  <manifest:file-entry manifest:media-type="text/xml" manifest:full-path="Object 195/settings.xml"/>
  <manifest:file-entry manifest:media-type="application/vnd.oasis.opendocument.formula" manifest:version="1.2" manifest:full-path="Object 195/"/>
  <manifest:file-entry manifest:media-type="text/xml" manifest:full-path="Object 196/content.xml"/>
  <manifest:file-entry manifest:media-type="text/xml" manifest:full-path="Object 196/settings.xml"/>
  <manifest:file-entry manifest:media-type="application/vnd.oasis.opendocument.formula" manifest:version="1.2" manifest:full-path="Object 196/"/>
  <manifest:file-entry manifest:media-type="text/xml" manifest:full-path="Object 197/content.xml"/>
  <manifest:file-entry manifest:media-type="text/xml" manifest:full-path="Object 197/settings.xml"/>
  <manifest:file-entry manifest:media-type="application/vnd.oasis.opendocument.formula" manifest:version="1.2" manifest:full-path="Object 197/"/>
  <manifest:file-entry manifest:media-type="text/xml" manifest:full-path="Object 198/content.xml"/>
  <manifest:file-entry manifest:media-type="text/xml" manifest:full-path="Object 198/settings.xml"/>
  <manifest:file-entry manifest:media-type="application/vnd.oasis.opendocument.formula" manifest:version="1.2" manifest:full-path="Object 198/"/>
  <manifest:file-entry manifest:media-type="text/xml" manifest:full-path="Object 199/content.xml"/>
  <manifest:file-entry manifest:media-type="text/xml" manifest:full-path="Object 199/settings.xml"/>
  <manifest:file-entry manifest:media-type="application/vnd.oasis.opendocument.formula" manifest:version="1.2" manifest:full-path="Object 199/"/>
  <manifest:file-entry manifest:media-type="text/xml" manifest:full-path="Object 240/content.xml"/>
  <manifest:file-entry manifest:media-type="text/xml" manifest:full-path="Object 240/settings.xml"/>
  <manifest:file-entry manifest:media-type="application/vnd.oasis.opendocument.formula" manifest:version="1.2" manifest:full-path="Object 240/"/>
  <manifest:file-entry manifest:media-type="text/xml" manifest:full-path="Object 241/content.xml"/>
  <manifest:file-entry manifest:media-type="text/xml" manifest:full-path="Object 241/settings.xml"/>
  <manifest:file-entry manifest:media-type="application/vnd.oasis.opendocument.formula" manifest:version="1.2" manifest:full-path="Object 241/"/>
  <manifest:file-entry manifest:media-type="text/xml" manifest:full-path="Object 242/content.xml"/>
  <manifest:file-entry manifest:media-type="text/xml" manifest:full-path="Object 242/settings.xml"/>
  <manifest:file-entry manifest:media-type="application/vnd.oasis.opendocument.formula" manifest:version="1.2" manifest:full-path="Object 242/"/>
  <manifest:file-entry manifest:media-type="text/xml" manifest:full-path="Object 243/content.xml"/>
  <manifest:file-entry manifest:media-type="text/xml" manifest:full-path="Object 243/settings.xml"/>
  <manifest:file-entry manifest:media-type="application/vnd.oasis.opendocument.formula" manifest:version="1.2" manifest:full-path="Object 243/"/>
  <manifest:file-entry manifest:media-type="text/xml" manifest:full-path="Object 244/content.xml"/>
  <manifest:file-entry manifest:media-type="text/xml" manifest:full-path="Object 244/settings.xml"/>
  <manifest:file-entry manifest:media-type="application/vnd.oasis.opendocument.formula" manifest:version="1.2" manifest:full-path="Object 244/"/>
  <manifest:file-entry manifest:media-type="text/xml" manifest:full-path="Object 245/content.xml"/>
  <manifest:file-entry manifest:media-type="text/xml" manifest:full-path="Object 245/settings.xml"/>
  <manifest:file-entry manifest:media-type="application/vnd.oasis.opendocument.formula" manifest:version="1.2" manifest:full-path="Object 245/"/>
  <manifest:file-entry manifest:media-type="text/xml" manifest:full-path="Object 246/content.xml"/>
  <manifest:file-entry manifest:media-type="text/xml" manifest:full-path="Object 246/settings.xml"/>
  <manifest:file-entry manifest:media-type="application/vnd.oasis.opendocument.formula" manifest:version="1.2" manifest:full-path="Object 246/"/>
  <manifest:file-entry manifest:media-type="text/xml" manifest:full-path="settings.xml"/>
  <manifest:file-entry manifest:media-type="" manifest:full-path="Object 10/Configurations2/"/>
  <manifest:file-entry manifest:media-type="" manifest:full-path="Object 10/statusbar/"/>
  <manifest:file-entry manifest:media-type="" manifest:full-path="Object 10/floater/"/>
  <manifest:file-entry manifest:media-type="" manifest:full-path="Object 10/popupmenu/"/>
  <manifest:file-entry manifest:media-type="text/xml" manifest:full-path="Object 10/content.xml"/>
  <manifest:file-entry manifest:media-type="" manifest:full-path="Object 10/progressbar/"/>
  <manifest:file-entry manifest:media-type="" manifest:full-path="Object 10/menubar/"/>
  <manifest:file-entry manifest:media-type="" manifest:full-path="Object 10/toolbar/"/>
  <manifest:file-entry manifest:media-type="text/xml" manifest:full-path="Object 10/settings.xml"/>
  <manifest:file-entry manifest:media-type="application/vnd.oasis.opendocument.formula" manifest:version="1.2" manifest:full-path="Object 10/"/>
  <manifest:file-entry manifest:media-type="" manifest:full-path="Object 100/Configurations2/"/>
  <manifest:file-entry manifest:media-type="" manifest:full-path="Object 100/statusbar/"/>
  <manifest:file-entry manifest:media-type="" manifest:full-path="Object 100/floater/"/>
  <manifest:file-entry manifest:media-type="" manifest:full-path="Object 100/popupmenu/"/>
  <manifest:file-entry manifest:media-type="text/xml" manifest:full-path="Object 100/content.xml"/>
  <manifest:file-entry manifest:media-type="" manifest:full-path="Object 100/progressbar/"/>
  <manifest:file-entry manifest:media-type="" manifest:full-path="Object 100/toolpanel/"/>
  <manifest:file-entry manifest:media-type="" manifest:full-path="Object 100/menubar/"/>
  <manifest:file-entry manifest:media-type="" manifest:full-path="Object 100/toolbar/"/>
  <manifest:file-entry manifest:media-type="text/xml" manifest:full-path="Object 100/settings.xml"/>
  <manifest:file-entry manifest:media-type="application/vnd.oasis.opendocument.formula" manifest:version="1.2" manifest:full-path="Object 100/"/>
  <manifest:file-entry manifest:media-type="" manifest:full-path="Object 11/Configurations2/"/>
  <manifest:file-entry manifest:media-type="" manifest:full-path="Object 11/statusbar/"/>
  <manifest:file-entry manifest:media-type="" manifest:full-path="Object 11/floater/"/>
  <manifest:file-entry manifest:media-type="" manifest:full-path="Object 11/popupmenu/"/>
  <manifest:file-entry manifest:media-type="text/xml" manifest:full-path="Object 11/content.xml"/>
  <manifest:file-entry manifest:media-type="" manifest:full-path="Object 11/progressbar/"/>
  <manifest:file-entry manifest:media-type="" manifest:full-path="Object 11/menubar/"/>
  <manifest:file-entry manifest:media-type="" manifest:full-path="Object 11/toolbar/"/>
  <manifest:file-entry manifest:media-type="text/xml" manifest:full-path="Object 11/settings.xml"/>
  <manifest:file-entry manifest:media-type="application/vnd.oasis.opendocument.formula" manifest:version="1.2" manifest:full-path="Object 11/"/>
  <manifest:file-entry manifest:media-type="" manifest:full-path="Object 101/Configurations2/"/>
  <manifest:file-entry manifest:media-type="" manifest:full-path="Object 101/statusbar/"/>
  <manifest:file-entry manifest:media-type="" manifest:full-path="Object 101/floater/"/>
  <manifest:file-entry manifest:media-type="" manifest:full-path="Object 101/popupmenu/"/>
  <manifest:file-entry manifest:media-type="text/xml" manifest:full-path="Object 101/content.xml"/>
  <manifest:file-entry manifest:media-type="" manifest:full-path="Object 101/progressbar/"/>
  <manifest:file-entry manifest:media-type="" manifest:full-path="Object 101/toolpanel/"/>
  <manifest:file-entry manifest:media-type="" manifest:full-path="Object 101/menubar/"/>
  <manifest:file-entry manifest:media-type="" manifest:full-path="Object 101/toolbar/"/>
  <manifest:file-entry manifest:media-type="text/xml" manifest:full-path="Object 101/settings.xml"/>
  <manifest:file-entry manifest:media-type="application/vnd.oasis.opendocument.formula" manifest:version="1.2" manifest:full-path="Object 101/"/>
  <manifest:file-entry manifest:media-type="" manifest:full-path="Object 12/Configurations2/"/>
  <manifest:file-entry manifest:media-type="" manifest:full-path="Object 12/statusbar/"/>
  <manifest:file-entry manifest:media-type="" manifest:full-path="Object 12/floater/"/>
  <manifest:file-entry manifest:media-type="" manifest:full-path="Object 12/popupmenu/"/>
  <manifest:file-entry manifest:media-type="text/xml" manifest:full-path="Object 12/content.xml"/>
  <manifest:file-entry manifest:media-type="" manifest:full-path="Object 12/progressbar/"/>
  <manifest:file-entry manifest:media-type="" manifest:full-path="Object 12/menubar/"/>
  <manifest:file-entry manifest:media-type="" manifest:full-path="Object 12/toolbar/"/>
  <manifest:file-entry manifest:media-type="text/xml" manifest:full-path="Object 12/settings.xml"/>
  <manifest:file-entry manifest:media-type="application/vnd.oasis.opendocument.formula" manifest:version="1.2" manifest:full-path="Object 12/"/>
  <manifest:file-entry manifest:media-type="" manifest:full-path="Object 102/Configurations2/"/>
  <manifest:file-entry manifest:media-type="" manifest:full-path="Object 102/statusbar/"/>
  <manifest:file-entry manifest:media-type="" manifest:full-path="Object 102/floater/"/>
  <manifest:file-entry manifest:media-type="" manifest:full-path="Object 102/popupmenu/"/>
  <manifest:file-entry manifest:media-type="text/xml" manifest:full-path="Object 102/content.xml"/>
  <manifest:file-entry manifest:media-type="" manifest:full-path="Object 102/progressbar/"/>
  <manifest:file-entry manifest:media-type="" manifest:full-path="Object 102/toolpanel/"/>
  <manifest:file-entry manifest:media-type="" manifest:full-path="Object 102/menubar/"/>
  <manifest:file-entry manifest:media-type="" manifest:full-path="Object 102/toolbar/"/>
  <manifest:file-entry manifest:media-type="text/xml" manifest:full-path="Object 102/settings.xml"/>
  <manifest:file-entry manifest:media-type="application/vnd.oasis.opendocument.formula" manifest:version="1.2" manifest:full-path="Object 102/"/>
  <manifest:file-entry manifest:media-type="" manifest:full-path="Object 13/Configurations2/"/>
  <manifest:file-entry manifest:media-type="" manifest:full-path="Object 13/statusbar/"/>
  <manifest:file-entry manifest:media-type="" manifest:full-path="Object 13/floater/"/>
  <manifest:file-entry manifest:media-type="" manifest:full-path="Object 13/popupmenu/"/>
  <manifest:file-entry manifest:media-type="text/xml" manifest:full-path="Object 13/content.xml"/>
  <manifest:file-entry manifest:media-type="" manifest:full-path="Object 13/progressbar/"/>
  <manifest:file-entry manifest:media-type="" manifest:full-path="Object 13/menubar/"/>
  <manifest:file-entry manifest:media-type="" manifest:full-path="Object 13/toolbar/"/>
  <manifest:file-entry manifest:media-type="text/xml" manifest:full-path="Object 13/settings.xml"/>
  <manifest:file-entry manifest:media-type="application/vnd.oasis.opendocument.formula" manifest:version="1.2" manifest:full-path="Object 13/"/>
  <manifest:file-entry manifest:media-type="" manifest:full-path="Object 103/Configurations2/"/>
  <manifest:file-entry manifest:media-type="" manifest:full-path="Object 103/statusbar/"/>
  <manifest:file-entry manifest:media-type="" manifest:full-path="Object 103/floater/"/>
  <manifest:file-entry manifest:media-type="" manifest:full-path="Object 103/popupmenu/"/>
  <manifest:file-entry manifest:media-type="text/xml" manifest:full-path="Object 103/content.xml"/>
  <manifest:file-entry manifest:media-type="" manifest:full-path="Object 103/progressbar/"/>
  <manifest:file-entry manifest:media-type="" manifest:full-path="Object 103/toolpanel/"/>
  <manifest:file-entry manifest:media-type="" manifest:full-path="Object 103/menubar/"/>
  <manifest:file-entry manifest:media-type="" manifest:full-path="Object 103/toolbar/"/>
  <manifest:file-entry manifest:media-type="text/xml" manifest:full-path="Object 103/settings.xml"/>
  <manifest:file-entry manifest:media-type="application/vnd.oasis.opendocument.formula" manifest:version="1.2" manifest:full-path="Object 103/"/>
  <manifest:file-entry manifest:media-type="" manifest:full-path="Object 14/Configurations2/"/>
  <manifest:file-entry manifest:media-type="" manifest:full-path="Object 14/statusbar/"/>
  <manifest:file-entry manifest:media-type="" manifest:full-path="Object 14/floater/"/>
  <manifest:file-entry manifest:media-type="" manifest:full-path="Object 14/popupmenu/"/>
  <manifest:file-entry manifest:media-type="text/xml" manifest:full-path="Object 14/content.xml"/>
  <manifest:file-entry manifest:media-type="" manifest:full-path="Object 14/progressbar/"/>
  <manifest:file-entry manifest:media-type="" manifest:full-path="Object 14/menubar/"/>
  <manifest:file-entry manifest:media-type="" manifest:full-path="Object 14/toolbar/"/>
  <manifest:file-entry manifest:media-type="text/xml" manifest:full-path="Object 14/settings.xml"/>
  <manifest:file-entry manifest:media-type="application/vnd.oasis.opendocument.formula" manifest:version="1.2" manifest:full-path="Object 14/"/>
  <manifest:file-entry manifest:media-type="" manifest:full-path="Object 104/Configurations2/"/>
  <manifest:file-entry manifest:media-type="" manifest:full-path="Object 104/statusbar/"/>
  <manifest:file-entry manifest:media-type="" manifest:full-path="Object 104/floater/"/>
  <manifest:file-entry manifest:media-type="" manifest:full-path="Object 104/popupmenu/"/>
  <manifest:file-entry manifest:media-type="text/xml" manifest:full-path="Object 104/content.xml"/>
  <manifest:file-entry manifest:media-type="" manifest:full-path="Object 104/progressbar/"/>
  <manifest:file-entry manifest:media-type="" manifest:full-path="Object 104/toolpanel/"/>
  <manifest:file-entry manifest:media-type="" manifest:full-path="Object 104/menubar/"/>
  <manifest:file-entry manifest:media-type="" manifest:full-path="Object 104/toolbar/"/>
  <manifest:file-entry manifest:media-type="text/xml" manifest:full-path="Object 104/settings.xml"/>
  <manifest:file-entry manifest:media-type="application/vnd.oasis.opendocument.formula" manifest:version="1.2" manifest:full-path="Object 104/"/>
  <manifest:file-entry manifest:media-type="" manifest:full-path="Object 15/Configurations2/"/>
  <manifest:file-entry manifest:media-type="" manifest:full-path="Object 15/statusbar/"/>
  <manifest:file-entry manifest:media-type="" manifest:full-path="Object 15/floater/"/>
  <manifest:file-entry manifest:media-type="" manifest:full-path="Object 15/popupmenu/"/>
  <manifest:file-entry manifest:media-type="text/xml" manifest:full-path="Object 15/content.xml"/>
  <manifest:file-entry manifest:media-type="" manifest:full-path="Object 15/progressbar/"/>
  <manifest:file-entry manifest:media-type="" manifest:full-path="Object 15/menubar/"/>
  <manifest:file-entry manifest:media-type="" manifest:full-path="Object 15/toolbar/"/>
  <manifest:file-entry manifest:media-type="text/xml" manifest:full-path="Object 15/settings.xml"/>
  <manifest:file-entry manifest:media-type="application/vnd.oasis.opendocument.formula" manifest:version="1.2" manifest:full-path="Object 15/"/>
  <manifest:file-entry manifest:media-type="" manifest:full-path="Object 105/Configurations2/"/>
  <manifest:file-entry manifest:media-type="" manifest:full-path="Object 105/statusbar/"/>
  <manifest:file-entry manifest:media-type="" manifest:full-path="Object 105/floater/"/>
  <manifest:file-entry manifest:media-type="" manifest:full-path="Object 105/popupmenu/"/>
  <manifest:file-entry manifest:media-type="text/xml" manifest:full-path="Object 105/content.xml"/>
  <manifest:file-entry manifest:media-type="" manifest:full-path="Object 105/progressbar/"/>
  <manifest:file-entry manifest:media-type="" manifest:full-path="Object 105/toolpanel/"/>
  <manifest:file-entry manifest:media-type="" manifest:full-path="Object 105/menubar/"/>
  <manifest:file-entry manifest:media-type="" manifest:full-path="Object 105/toolbar/"/>
  <manifest:file-entry manifest:media-type="text/xml" manifest:full-path="Object 105/settings.xml"/>
  <manifest:file-entry manifest:media-type="application/vnd.oasis.opendocument.formula" manifest:version="1.2" manifest:full-path="Object 105/"/>
  <manifest:file-entry manifest:media-type="" manifest:full-path="Object 16/Configurations2/"/>
  <manifest:file-entry manifest:media-type="" manifest:full-path="Object 16/statusbar/"/>
  <manifest:file-entry manifest:media-type="" manifest:full-path="Object 16/floater/"/>
  <manifest:file-entry manifest:media-type="" manifest:full-path="Object 16/popupmenu/"/>
  <manifest:file-entry manifest:media-type="text/xml" manifest:full-path="Object 16/content.xml"/>
  <manifest:file-entry manifest:media-type="" manifest:full-path="Object 16/progressbar/"/>
  <manifest:file-entry manifest:media-type="" manifest:full-path="Object 16/menubar/"/>
  <manifest:file-entry manifest:media-type="" manifest:full-path="Object 16/toolbar/"/>
  <manifest:file-entry manifest:media-type="text/xml" manifest:full-path="Object 16/settings.xml"/>
  <manifest:file-entry manifest:media-type="application/vnd.oasis.opendocument.formula" manifest:version="1.2" manifest:full-path="Object 16/"/>
  <manifest:file-entry manifest:media-type="" manifest:full-path="Object 106/Configurations2/"/>
  <manifest:file-entry manifest:media-type="" manifest:full-path="Object 106/statusbar/"/>
  <manifest:file-entry manifest:media-type="" manifest:full-path="Object 106/floater/"/>
  <manifest:file-entry manifest:media-type="" manifest:full-path="Object 106/popupmenu/"/>
  <manifest:file-entry manifest:media-type="text/xml" manifest:full-path="Object 106/content.xml"/>
  <manifest:file-entry manifest:media-type="" manifest:full-path="Object 106/progressbar/"/>
  <manifest:file-entry manifest:media-type="" manifest:full-path="Object 106/toolpanel/"/>
  <manifest:file-entry manifest:media-type="" manifest:full-path="Object 106/menubar/"/>
  <manifest:file-entry manifest:media-type="" manifest:full-path="Object 106/toolbar/"/>
  <manifest:file-entry manifest:media-type="text/xml" manifest:full-path="Object 106/settings.xml"/>
  <manifest:file-entry manifest:media-type="application/vnd.oasis.opendocument.formula" manifest:version="1.2" manifest:full-path="Object 106/"/>
  <manifest:file-entry manifest:media-type="" manifest:full-path="Object 17/Configurations2/"/>
  <manifest:file-entry manifest:media-type="" manifest:full-path="Object 17/statusbar/"/>
  <manifest:file-entry manifest:media-type="" manifest:full-path="Object 17/floater/"/>
  <manifest:file-entry manifest:media-type="" manifest:full-path="Object 17/popupmenu/"/>
  <manifest:file-entry manifest:media-type="text/xml" manifest:full-path="Object 17/content.xml"/>
  <manifest:file-entry manifest:media-type="" manifest:full-path="Object 17/progressbar/"/>
  <manifest:file-entry manifest:media-type="" manifest:full-path="Object 17/menubar/"/>
  <manifest:file-entry manifest:media-type="" manifest:full-path="Object 17/toolbar/"/>
  <manifest:file-entry manifest:media-type="text/xml" manifest:full-path="Object 17/settings.xml"/>
  <manifest:file-entry manifest:media-type="application/vnd.oasis.opendocument.formula" manifest:version="1.2" manifest:full-path="Object 17/"/>
  <manifest:file-entry manifest:media-type="" manifest:full-path="Object 107/Configurations2/"/>
  <manifest:file-entry manifest:media-type="" manifest:full-path="Object 107/statusbar/"/>
  <manifest:file-entry manifest:media-type="" manifest:full-path="Object 107/floater/"/>
  <manifest:file-entry manifest:media-type="" manifest:full-path="Object 107/popupmenu/"/>
  <manifest:file-entry manifest:media-type="text/xml" manifest:full-path="Object 107/content.xml"/>
  <manifest:file-entry manifest:media-type="" manifest:full-path="Object 107/progressbar/"/>
  <manifest:file-entry manifest:media-type="" manifest:full-path="Object 107/toolpanel/"/>
  <manifest:file-entry manifest:media-type="" manifest:full-path="Object 107/menubar/"/>
  <manifest:file-entry manifest:media-type="" manifest:full-path="Object 107/toolbar/"/>
  <manifest:file-entry manifest:media-type="text/xml" manifest:full-path="Object 107/settings.xml"/>
  <manifest:file-entry manifest:media-type="application/vnd.oasis.opendocument.formula" manifest:version="1.2" manifest:full-path="Object 107/"/>
  <manifest:file-entry manifest:media-type="" manifest:full-path="Object 18/Configurations2/"/>
  <manifest:file-entry manifest:media-type="" manifest:full-path="Object 18/statusbar/"/>
  <manifest:file-entry manifest:media-type="" manifest:full-path="Object 18/floater/"/>
  <manifest:file-entry manifest:media-type="" manifest:full-path="Object 18/popupmenu/"/>
  <manifest:file-entry manifest:media-type="text/xml" manifest:full-path="Object 18/content.xml"/>
  <manifest:file-entry manifest:media-type="" manifest:full-path="Object 18/progressbar/"/>
  <manifest:file-entry manifest:media-type="" manifest:full-path="Object 18/menubar/"/>
  <manifest:file-entry manifest:media-type="" manifest:full-path="Object 18/toolbar/"/>
  <manifest:file-entry manifest:media-type="text/xml" manifest:full-path="Object 18/settings.xml"/>
  <manifest:file-entry manifest:media-type="application/vnd.oasis.opendocument.formula" manifest:version="1.2" manifest:full-path="Object 18/"/>
  <manifest:file-entry manifest:media-type="" manifest:full-path="Object 108/Configurations2/"/>
  <manifest:file-entry manifest:media-type="" manifest:full-path="Object 108/statusbar/"/>
  <manifest:file-entry manifest:media-type="" manifest:full-path="Object 108/floater/"/>
  <manifest:file-entry manifest:media-type="" manifest:full-path="Object 108/popupmenu/"/>
  <manifest:file-entry manifest:media-type="text/xml" manifest:full-path="Object 108/content.xml"/>
  <manifest:file-entry manifest:media-type="" manifest:full-path="Object 108/progressbar/"/>
  <manifest:file-entry manifest:media-type="" manifest:full-path="Object 108/toolpanel/"/>
  <manifest:file-entry manifest:media-type="" manifest:full-path="Object 108/menubar/"/>
  <manifest:file-entry manifest:media-type="" manifest:full-path="Object 108/toolbar/"/>
  <manifest:file-entry manifest:media-type="text/xml" manifest:full-path="Object 108/settings.xml"/>
  <manifest:file-entry manifest:media-type="application/vnd.oasis.opendocument.formula" manifest:version="1.2" manifest:full-path="Object 108/"/>
  <manifest:file-entry manifest:media-type="" manifest:full-path="Object 19/Configurations2/"/>
  <manifest:file-entry manifest:media-type="" manifest:full-path="Object 19/statusbar/"/>
  <manifest:file-entry manifest:media-type="" manifest:full-path="Object 19/floater/"/>
  <manifest:file-entry manifest:media-type="" manifest:full-path="Object 19/popupmenu/"/>
  <manifest:file-entry manifest:media-type="text/xml" manifest:full-path="Object 19/content.xml"/>
  <manifest:file-entry manifest:media-type="" manifest:full-path="Object 19/progressbar/"/>
  <manifest:file-entry manifest:media-type="" manifest:full-path="Object 19/menubar/"/>
  <manifest:file-entry manifest:media-type="" manifest:full-path="Object 19/toolbar/"/>
  <manifest:file-entry manifest:media-type="text/xml" manifest:full-path="Object 19/settings.xml"/>
  <manifest:file-entry manifest:media-type="application/vnd.oasis.opendocument.formula" manifest:version="1.2" manifest:full-path="Object 19/"/>
  <manifest:file-entry manifest:media-type="" manifest:full-path="Object 109/Configurations2/"/>
  <manifest:file-entry manifest:media-type="" manifest:full-path="Object 109/statusbar/"/>
  <manifest:file-entry manifest:media-type="" manifest:full-path="Object 109/floater/"/>
  <manifest:file-entry manifest:media-type="" manifest:full-path="Object 109/popupmenu/"/>
  <manifest:file-entry manifest:media-type="text/xml" manifest:full-path="Object 109/content.xml"/>
  <manifest:file-entry manifest:media-type="" manifest:full-path="Object 109/progressbar/"/>
  <manifest:file-entry manifest:media-type="" manifest:full-path="Object 109/toolpanel/"/>
  <manifest:file-entry manifest:media-type="" manifest:full-path="Object 109/menubar/"/>
  <manifest:file-entry manifest:media-type="" manifest:full-path="Object 109/toolbar/"/>
  <manifest:file-entry manifest:media-type="text/xml" manifest:full-path="Object 109/settings.xml"/>
  <manifest:file-entry manifest:media-type="application/vnd.oasis.opendocument.formula" manifest:version="1.2" manifest:full-path="Object 109/"/>
  <manifest:file-entry manifest:media-type="" manifest:full-path="Object 20/Configurations2/"/>
  <manifest:file-entry manifest:media-type="" manifest:full-path="Object 20/statusbar/"/>
  <manifest:file-entry manifest:media-type="" manifest:full-path="Object 20/floater/"/>
  <manifest:file-entry manifest:media-type="" manifest:full-path="Object 20/popupmenu/"/>
  <manifest:file-entry manifest:media-type="text/xml" manifest:full-path="Object 20/content.xml"/>
  <manifest:file-entry manifest:media-type="" manifest:full-path="Object 20/progressbar/"/>
  <manifest:file-entry manifest:media-type="" manifest:full-path="Object 20/menubar/"/>
  <manifest:file-entry manifest:media-type="" manifest:full-path="Object 20/toolbar/"/>
  <manifest:file-entry manifest:media-type="text/xml" manifest:full-path="Object 20/settings.xml"/>
  <manifest:file-entry manifest:media-type="application/vnd.oasis.opendocument.formula" manifest:version="1.2" manifest:full-path="Object 20/"/>
  <manifest:file-entry manifest:media-type="" manifest:full-path="Object 110/Configurations2/"/>
  <manifest:file-entry manifest:media-type="" manifest:full-path="Object 110/statusbar/"/>
  <manifest:file-entry manifest:media-type="" manifest:full-path="Object 110/floater/"/>
  <manifest:file-entry manifest:media-type="" manifest:full-path="Object 110/popupmenu/"/>
  <manifest:file-entry manifest:media-type="text/xml" manifest:full-path="Object 110/content.xml"/>
  <manifest:file-entry manifest:media-type="" manifest:full-path="Object 110/progressbar/"/>
  <manifest:file-entry manifest:media-type="" manifest:full-path="Object 110/toolpanel/"/>
  <manifest:file-entry manifest:media-type="" manifest:full-path="Object 110/menubar/"/>
  <manifest:file-entry manifest:media-type="" manifest:full-path="Object 110/toolbar/"/>
  <manifest:file-entry manifest:media-type="text/xml" manifest:full-path="Object 110/settings.xml"/>
  <manifest:file-entry manifest:media-type="application/vnd.oasis.opendocument.formula" manifest:version="1.2" manifest:full-path="Object 110/"/>
  <manifest:file-entry manifest:media-type="" manifest:full-path="Object 21/Configurations2/"/>
  <manifest:file-entry manifest:media-type="" manifest:full-path="Object 21/statusbar/"/>
  <manifest:file-entry manifest:media-type="" manifest:full-path="Object 21/floater/"/>
  <manifest:file-entry manifest:media-type="" manifest:full-path="Object 21/popupmenu/"/>
  <manifest:file-entry manifest:media-type="text/xml" manifest:full-path="Object 21/content.xml"/>
  <manifest:file-entry manifest:media-type="" manifest:full-path="Object 21/progressbar/"/>
  <manifest:file-entry manifest:media-type="" manifest:full-path="Object 21/menubar/"/>
  <manifest:file-entry manifest:media-type="" manifest:full-path="Object 21/toolbar/"/>
  <manifest:file-entry manifest:media-type="text/xml" manifest:full-path="Object 21/settings.xml"/>
  <manifest:file-entry manifest:media-type="application/vnd.oasis.opendocument.formula" manifest:version="1.2" manifest:full-path="Object 21/"/>
  <manifest:file-entry manifest:media-type="" manifest:full-path="Object 111/Configurations2/"/>
  <manifest:file-entry manifest:media-type="" manifest:full-path="Object 111/statusbar/"/>
  <manifest:file-entry manifest:media-type="" manifest:full-path="Object 111/floater/"/>
  <manifest:file-entry manifest:media-type="" manifest:full-path="Object 111/popupmenu/"/>
  <manifest:file-entry manifest:media-type="text/xml" manifest:full-path="Object 111/content.xml"/>
  <manifest:file-entry manifest:media-type="" manifest:full-path="Object 111/progressbar/"/>
  <manifest:file-entry manifest:media-type="" manifest:full-path="Object 111/toolpanel/"/>
  <manifest:file-entry manifest:media-type="" manifest:full-path="Object 111/menubar/"/>
  <manifest:file-entry manifest:media-type="" manifest:full-path="Object 111/toolbar/"/>
  <manifest:file-entry manifest:media-type="text/xml" manifest:full-path="Object 111/settings.xml"/>
  <manifest:file-entry manifest:media-type="application/vnd.oasis.opendocument.formula" manifest:version="1.2" manifest:full-path="Object 111/"/>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2/Configurations2/"/>
  <manifest:file-entry manifest:media-type="" manifest:full-path="Object 22/statusbar/"/>
  <manifest:file-entry manifest:media-type="" manifest:full-path="Object 22/floater/"/>
  <manifest:file-entry manifest:media-type="" manifest:full-path="Object 22/popupmenu/"/>
  <manifest:file-entry manifest:media-type="text/xml" manifest:full-path="Object 22/content.xml"/>
  <manifest:file-entry manifest:media-type="" manifest:full-path="Object 22/progressbar/"/>
  <manifest:file-entry manifest:media-type="" manifest:full-path="Object 22/menubar/"/>
  <manifest:file-entry manifest:media-type="" manifest:full-path="Object 22/toolbar/"/>
  <manifest:file-entry manifest:media-type="text/xml" manifest:full-path="Object 22/settings.xml"/>
  <manifest:file-entry manifest:media-type="application/vnd.oasis.opendocument.formula" manifest:version="1.2" manifest:full-path="Object 22/"/>
  <manifest:file-entry manifest:media-type="" manifest:full-path="Object 112/Configurations2/"/>
  <manifest:file-entry manifest:media-type="" manifest:full-path="Object 112/statusbar/"/>
  <manifest:file-entry manifest:media-type="" manifest:full-path="Object 112/floater/"/>
  <manifest:file-entry manifest:media-type="" manifest:full-path="Object 112/popupmenu/"/>
  <manifest:file-entry manifest:media-type="text/xml" manifest:full-path="Object 112/content.xml"/>
  <manifest:file-entry manifest:media-type="" manifest:full-path="Object 112/progressbar/"/>
  <manifest:file-entry manifest:media-type="" manifest:full-path="Object 112/toolpanel/"/>
  <manifest:file-entry manifest:media-type="" manifest:full-path="Object 112/menubar/"/>
  <manifest:file-entry manifest:media-type="" manifest:full-path="Object 112/toolbar/"/>
  <manifest:file-entry manifest:media-type="text/xml" manifest:full-path="Object 112/settings.xml"/>
  <manifest:file-entry manifest:media-type="application/vnd.oasis.opendocument.formula" manifest:version="1.2" manifest:full-path="Object 11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23/Configurations2/"/>
  <manifest:file-entry manifest:media-type="" manifest:full-path="Object 23/statusbar/"/>
  <manifest:file-entry manifest:media-type="" manifest:full-path="Object 23/floater/"/>
  <manifest:file-entry manifest:media-type="" manifest:full-path="Object 23/popupmenu/"/>
  <manifest:file-entry manifest:media-type="text/xml" manifest:full-path="Object 23/content.xml"/>
  <manifest:file-entry manifest:media-type="" manifest:full-path="Object 23/progressbar/"/>
  <manifest:file-entry manifest:media-type="" manifest:full-path="Object 23/menubar/"/>
  <manifest:file-entry manifest:media-type="" manifest:full-path="Object 23/toolbar/"/>
  <manifest:file-entry manifest:media-type="text/xml" manifest:full-path="Object 23/settings.xml"/>
  <manifest:file-entry manifest:media-type="application/vnd.oasis.opendocument.formula" manifest:version="1.2" manifest:full-path="Object 23/"/>
  <manifest:file-entry manifest:media-type="" manifest:full-path="Object 113/Configurations2/"/>
  <manifest:file-entry manifest:media-type="" manifest:full-path="Object 113/statusbar/"/>
  <manifest:file-entry manifest:media-type="" manifest:full-path="Object 113/floater/"/>
  <manifest:file-entry manifest:media-type="" manifest:full-path="Object 113/popupmenu/"/>
  <manifest:file-entry manifest:media-type="text/xml" manifest:full-path="Object 113/content.xml"/>
  <manifest:file-entry manifest:media-type="" manifest:full-path="Object 113/progressbar/"/>
  <manifest:file-entry manifest:media-type="" manifest:full-path="Object 113/toolpanel/"/>
  <manifest:file-entry manifest:media-type="" manifest:full-path="Object 113/menubar/"/>
  <manifest:file-entry manifest:media-type="" manifest:full-path="Object 113/toolbar/"/>
  <manifest:file-entry manifest:media-type="text/xml" manifest:full-path="Object 113/settings.xml"/>
  <manifest:file-entry manifest:media-type="application/vnd.oasis.opendocument.formula" manifest:version="1.2" manifest:full-path="Object 113/"/>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24/Configurations2/"/>
  <manifest:file-entry manifest:media-type="" manifest:full-path="Object 24/statusbar/"/>
  <manifest:file-entry manifest:media-type="" manifest:full-path="Object 24/floater/"/>
  <manifest:file-entry manifest:media-type="" manifest:full-path="Object 24/popupmenu/"/>
  <manifest:file-entry manifest:media-type="text/xml" manifest:full-path="Object 24/content.xml"/>
  <manifest:file-entry manifest:media-type="" manifest:full-path="Object 24/progressbar/"/>
  <manifest:file-entry manifest:media-type="" manifest:full-path="Object 24/menubar/"/>
  <manifest:file-entry manifest:media-type="" manifest:full-path="Object 24/toolbar/"/>
  <manifest:file-entry manifest:media-type="text/xml" manifest:full-path="Object 24/settings.xml"/>
  <manifest:file-entry manifest:media-type="application/vnd.oasis.opendocument.formula" manifest:version="1.2" manifest:full-path="Object 24/"/>
  <manifest:file-entry manifest:media-type="" manifest:full-path="Object 114/Configurations2/"/>
  <manifest:file-entry manifest:media-type="" manifest:full-path="Object 114/statusbar/"/>
  <manifest:file-entry manifest:media-type="" manifest:full-path="Object 114/floater/"/>
  <manifest:file-entry manifest:media-type="" manifest:full-path="Object 114/popupmenu/"/>
  <manifest:file-entry manifest:media-type="text/xml" manifest:full-path="Object 114/content.xml"/>
  <manifest:file-entry manifest:media-type="" manifest:full-path="Object 114/progressbar/"/>
  <manifest:file-entry manifest:media-type="" manifest:full-path="Object 114/toolpanel/"/>
  <manifest:file-entry manifest:media-type="" manifest:full-path="Object 114/menubar/"/>
  <manifest:file-entry manifest:media-type="" manifest:full-path="Object 114/toolbar/"/>
  <manifest:file-entry manifest:media-type="text/xml" manifest:full-path="Object 114/settings.xml"/>
  <manifest:file-entry manifest:media-type="application/vnd.oasis.opendocument.formula" manifest:version="1.2" manifest:full-path="Object 114/"/>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25/Configurations2/"/>
  <manifest:file-entry manifest:media-type="" manifest:full-path="Object 25/statusbar/"/>
  <manifest:file-entry manifest:media-type="" manifest:full-path="Object 25/floater/"/>
  <manifest:file-entry manifest:media-type="" manifest:full-path="Object 25/popupmenu/"/>
  <manifest:file-entry manifest:media-type="text/xml" manifest:full-path="Object 25/content.xml"/>
  <manifest:file-entry manifest:media-type="" manifest:full-path="Object 25/progressbar/"/>
  <manifest:file-entry manifest:media-type="" manifest:full-path="Object 25/menubar/"/>
  <manifest:file-entry manifest:media-type="" manifest:full-path="Object 25/toolbar/"/>
  <manifest:file-entry manifest:media-type="text/xml" manifest:full-path="Object 25/settings.xml"/>
  <manifest:file-entry manifest:media-type="application/vnd.oasis.opendocument.formula" manifest:version="1.2" manifest:full-path="Object 25/"/>
  <manifest:file-entry manifest:media-type="" manifest:full-path="Object 115/Configurations2/"/>
  <manifest:file-entry manifest:media-type="" manifest:full-path="Object 115/statusbar/"/>
  <manifest:file-entry manifest:media-type="" manifest:full-path="Object 115/floater/"/>
  <manifest:file-entry manifest:media-type="" manifest:full-path="Object 115/popupmenu/"/>
  <manifest:file-entry manifest:media-type="text/xml" manifest:full-path="Object 115/content.xml"/>
  <manifest:file-entry manifest:media-type="" manifest:full-path="Object 115/progressbar/"/>
  <manifest:file-entry manifest:media-type="" manifest:full-path="Object 115/toolpanel/"/>
  <manifest:file-entry manifest:media-type="" manifest:full-path="Object 115/menubar/"/>
  <manifest:file-entry manifest:media-type="" manifest:full-path="Object 115/toolbar/"/>
  <manifest:file-entry manifest:media-type="text/xml" manifest:full-path="Object 115/settings.xml"/>
  <manifest:file-entry manifest:media-type="application/vnd.oasis.opendocument.formula" manifest:version="1.2" manifest:full-path="Object 115/"/>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26/Configurations2/"/>
  <manifest:file-entry manifest:media-type="" manifest:full-path="Object 26/statusbar/"/>
  <manifest:file-entry manifest:media-type="" manifest:full-path="Object 26/floater/"/>
  <manifest:file-entry manifest:media-type="" manifest:full-path="Object 26/popupmenu/"/>
  <manifest:file-entry manifest:media-type="text/xml" manifest:full-path="Object 26/content.xml"/>
  <manifest:file-entry manifest:media-type="" manifest:full-path="Object 26/progressbar/"/>
  <manifest:file-entry manifest:media-type="" manifest:full-path="Object 26/menubar/"/>
  <manifest:file-entry manifest:media-type="" manifest:full-path="Object 26/toolbar/"/>
  <manifest:file-entry manifest:media-type="text/xml" manifest:full-path="Object 26/settings.xml"/>
  <manifest:file-entry manifest:media-type="application/vnd.oasis.opendocument.formula" manifest:version="1.2" manifest:full-path="Object 26/"/>
  <manifest:file-entry manifest:media-type="" manifest:full-path="Object 116/Configurations2/"/>
  <manifest:file-entry manifest:media-type="" manifest:full-path="Object 116/statusbar/"/>
  <manifest:file-entry manifest:media-type="" manifest:full-path="Object 116/floater/"/>
  <manifest:file-entry manifest:media-type="" manifest:full-path="Object 116/popupmenu/"/>
  <manifest:file-entry manifest:media-type="text/xml" manifest:full-path="Object 116/content.xml"/>
  <manifest:file-entry manifest:media-type="" manifest:full-path="Object 116/progressbar/"/>
  <manifest:file-entry manifest:media-type="" manifest:full-path="Object 116/toolpanel/"/>
  <manifest:file-entry manifest:media-type="" manifest:full-path="Object 116/menubar/"/>
  <manifest:file-entry manifest:media-type="" manifest:full-path="Object 116/toolbar/"/>
  <manifest:file-entry manifest:media-type="text/xml" manifest:full-path="Object 116/settings.xml"/>
  <manifest:file-entry manifest:media-type="application/vnd.oasis.opendocument.formula" manifest:version="1.2" manifest:full-path="Object 116/"/>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27/Configurations2/"/>
  <manifest:file-entry manifest:media-type="" manifest:full-path="Object 27/statusbar/"/>
  <manifest:file-entry manifest:media-type="" manifest:full-path="Object 27/floater/"/>
  <manifest:file-entry manifest:media-type="" manifest:full-path="Object 27/popupmenu/"/>
  <manifest:file-entry manifest:media-type="text/xml" manifest:full-path="Object 27/content.xml"/>
  <manifest:file-entry manifest:media-type="" manifest:full-path="Object 27/progressbar/"/>
  <manifest:file-entry manifest:media-type="" manifest:full-path="Object 27/menubar/"/>
  <manifest:file-entry manifest:media-type="" manifest:full-path="Object 27/toolbar/"/>
  <manifest:file-entry manifest:media-type="text/xml" manifest:full-path="Object 27/settings.xml"/>
  <manifest:file-entry manifest:media-type="application/vnd.oasis.opendocument.formula" manifest:version="1.2" manifest:full-path="Object 27/"/>
  <manifest:file-entry manifest:media-type="" manifest:full-path="Object 117/Configurations2/"/>
  <manifest:file-entry manifest:media-type="" manifest:full-path="Object 117/statusbar/"/>
  <manifest:file-entry manifest:media-type="" manifest:full-path="Object 117/floater/"/>
  <manifest:file-entry manifest:media-type="" manifest:full-path="Object 117/popupmenu/"/>
  <manifest:file-entry manifest:media-type="text/xml" manifest:full-path="Object 117/content.xml"/>
  <manifest:file-entry manifest:media-type="" manifest:full-path="Object 117/progressbar/"/>
  <manifest:file-entry manifest:media-type="" manifest:full-path="Object 117/toolpanel/"/>
  <manifest:file-entry manifest:media-type="" manifest:full-path="Object 117/menubar/"/>
  <manifest:file-entry manifest:media-type="" manifest:full-path="Object 117/toolbar/"/>
  <manifest:file-entry manifest:media-type="text/xml" manifest:full-path="Object 117/settings.xml"/>
  <manifest:file-entry manifest:media-type="application/vnd.oasis.opendocument.formula" manifest:version="1.2" manifest:full-path="Object 117/"/>
  <manifest:file-entry manifest:media-type="" manifest:full-path="Object 7/Configurations2/"/>
  <manifest:file-entry manifest:media-type="" manifest:full-path="Object 7/statusbar/"/>
  <manifest:file-entry manifest:media-type="" manifest:full-path="Object 7/floater/"/>
  <manifest:file-entry manifest:media-type="" manifest:full-path="Object 7/popupmenu/"/>
  <manifest:file-entry manifest:media-type="text/xml" manifest:full-path="Object 7/content.xml"/>
  <manifest:file-entry manifest:media-type="" manifest:full-path="Object 7/progressbar/"/>
  <manifest:file-entry manifest:media-type="" manifest:full-path="Object 7/menubar/"/>
  <manifest:file-entry manifest:media-type="" manifest:full-path="Object 7/toolbar/"/>
  <manifest:file-entry manifest:media-type="text/xml" manifest:full-path="Object 7/settings.xml"/>
  <manifest:file-entry manifest:media-type="application/vnd.oasis.opendocument.formula" manifest:version="1.2" manifest:full-path="Object 7/"/>
  <manifest:file-entry manifest:media-type="" manifest:full-path="Object 28/Configurations2/"/>
  <manifest:file-entry manifest:media-type="" manifest:full-path="Object 28/statusbar/"/>
  <manifest:file-entry manifest:media-type="" manifest:full-path="Object 28/floater/"/>
  <manifest:file-entry manifest:media-type="" manifest:full-path="Object 28/popupmenu/"/>
  <manifest:file-entry manifest:media-type="text/xml" manifest:full-path="Object 28/content.xml"/>
  <manifest:file-entry manifest:media-type="" manifest:full-path="Object 28/progressbar/"/>
  <manifest:file-entry manifest:media-type="" manifest:full-path="Object 28/menubar/"/>
  <manifest:file-entry manifest:media-type="" manifest:full-path="Object 28/toolbar/"/>
  <manifest:file-entry manifest:media-type="text/xml" manifest:full-path="Object 28/settings.xml"/>
  <manifest:file-entry manifest:media-type="application/vnd.oasis.opendocument.formula" manifest:version="1.2" manifest:full-path="Object 28/"/>
  <manifest:file-entry manifest:media-type="" manifest:full-path="Object 118/Configurations2/"/>
  <manifest:file-entry manifest:media-type="" manifest:full-path="Object 118/statusbar/"/>
  <manifest:file-entry manifest:media-type="" manifest:full-path="Object 118/floater/"/>
  <manifest:file-entry manifest:media-type="" manifest:full-path="Object 118/popupmenu/"/>
  <manifest:file-entry manifest:media-type="text/xml" manifest:full-path="Object 118/content.xml"/>
  <manifest:file-entry manifest:media-type="" manifest:full-path="Object 118/progressbar/"/>
  <manifest:file-entry manifest:media-type="" manifest:full-path="Object 118/toolpanel/"/>
  <manifest:file-entry manifest:media-type="" manifest:full-path="Object 118/menubar/"/>
  <manifest:file-entry manifest:media-type="" manifest:full-path="Object 118/toolbar/"/>
  <manifest:file-entry manifest:media-type="text/xml" manifest:full-path="Object 118/settings.xml"/>
  <manifest:file-entry manifest:media-type="application/vnd.oasis.opendocument.formula" manifest:version="1.2" manifest:full-path="Object 118/"/>
  <manifest:file-entry manifest:media-type="" manifest:full-path="Object 8/Configurations2/"/>
  <manifest:file-entry manifest:media-type="" manifest:full-path="Object 8/statusbar/"/>
  <manifest:file-entry manifest:media-type="" manifest:full-path="Object 8/floater/"/>
  <manifest:file-entry manifest:media-type="" manifest:full-path="Object 8/popupmenu/"/>
  <manifest:file-entry manifest:media-type="text/xml" manifest:full-path="Object 8/content.xml"/>
  <manifest:file-entry manifest:media-type="" manifest:full-path="Object 8/progressbar/"/>
  <manifest:file-entry manifest:media-type="" manifest:full-path="Object 8/menubar/"/>
  <manifest:file-entry manifest:media-type="" manifest:full-path="Object 8/toolbar/"/>
  <manifest:file-entry manifest:media-type="text/xml" manifest:full-path="Object 8/settings.xml"/>
  <manifest:file-entry manifest:media-type="application/vnd.oasis.opendocument.formula" manifest:version="1.2" manifest:full-path="Object 8/"/>
  <manifest:file-entry manifest:media-type="" manifest:full-path="Object 29/Configurations2/"/>
  <manifest:file-entry manifest:media-type="" manifest:full-path="Object 29/statusbar/"/>
  <manifest:file-entry manifest:media-type="" manifest:full-path="Object 29/floater/"/>
  <manifest:file-entry manifest:media-type="" manifest:full-path="Object 29/popupmenu/"/>
  <manifest:file-entry manifest:media-type="text/xml" manifest:full-path="Object 29/content.xml"/>
  <manifest:file-entry manifest:media-type="" manifest:full-path="Object 29/progressbar/"/>
  <manifest:file-entry manifest:media-type="" manifest:full-path="Object 29/menubar/"/>
  <manifest:file-entry manifest:media-type="" manifest:full-path="Object 29/toolbar/"/>
  <manifest:file-entry manifest:media-type="text/xml" manifest:full-path="Object 29/settings.xml"/>
  <manifest:file-entry manifest:media-type="application/vnd.oasis.opendocument.formula" manifest:version="1.2" manifest:full-path="Object 29/"/>
  <manifest:file-entry manifest:media-type="" manifest:full-path="Object 119/Configurations2/"/>
  <manifest:file-entry manifest:media-type="" manifest:full-path="Object 119/statusbar/"/>
  <manifest:file-entry manifest:media-type="" manifest:full-path="Object 119/floater/"/>
  <manifest:file-entry manifest:media-type="" manifest:full-path="Object 119/popupmenu/"/>
  <manifest:file-entry manifest:media-type="text/xml" manifest:full-path="Object 119/content.xml"/>
  <manifest:file-entry manifest:media-type="" manifest:full-path="Object 119/progressbar/"/>
  <manifest:file-entry manifest:media-type="" manifest:full-path="Object 119/toolpanel/"/>
  <manifest:file-entry manifest:media-type="" manifest:full-path="Object 119/menubar/"/>
  <manifest:file-entry manifest:media-type="" manifest:full-path="Object 119/toolbar/"/>
  <manifest:file-entry manifest:media-type="text/xml" manifest:full-path="Object 119/settings.xml"/>
  <manifest:file-entry manifest:media-type="application/vnd.oasis.opendocument.formula" manifest:version="1.2" manifest:full-path="Object 119/"/>
  <manifest:file-entry manifest:media-type="" manifest:full-path="Object 9/Configurations2/"/>
  <manifest:file-entry manifest:media-type="" manifest:full-path="Object 9/statusbar/"/>
  <manifest:file-entry manifest:media-type="" manifest:full-path="Object 9/floater/"/>
  <manifest:file-entry manifest:media-type="" manifest:full-path="Object 9/popupmenu/"/>
  <manifest:file-entry manifest:media-type="text/xml" manifest:full-path="Object 9/content.xml"/>
  <manifest:file-entry manifest:media-type="" manifest:full-path="Object 9/progressbar/"/>
  <manifest:file-entry manifest:media-type="" manifest:full-path="Object 9/menubar/"/>
  <manifest:file-entry manifest:media-type="" manifest:full-path="Object 9/toolbar/"/>
  <manifest:file-entry manifest:media-type="text/xml" manifest:full-path="Object 9/settings.xml"/>
  <manifest:file-entry manifest:media-type="application/vnd.oasis.opendocument.formula" manifest:version="1.2" manifest:full-path="Object 9/"/>
  <manifest:file-entry manifest:media-type="" manifest:full-path="Object 30/Configurations2/"/>
  <manifest:file-entry manifest:media-type="" manifest:full-path="Object 30/statusbar/"/>
  <manifest:file-entry manifest:media-type="" manifest:full-path="Object 30/floater/"/>
  <manifest:file-entry manifest:media-type="" manifest:full-path="Object 30/popupmenu/"/>
  <manifest:file-entry manifest:media-type="text/xml" manifest:full-path="Object 30/content.xml"/>
  <manifest:file-entry manifest:media-type="" manifest:full-path="Object 30/progressbar/"/>
  <manifest:file-entry manifest:media-type="" manifest:full-path="Object 30/menubar/"/>
  <manifest:file-entry manifest:media-type="" manifest:full-path="Object 30/toolbar/"/>
  <manifest:file-entry manifest:media-type="text/xml" manifest:full-path="Object 30/settings.xml"/>
  <manifest:file-entry manifest:media-type="application/vnd.oasis.opendocument.formula" manifest:version="1.2" manifest:full-path="Object 30/"/>
  <manifest:file-entry manifest:media-type="" manifest:full-path="Object 120/Configurations2/"/>
  <manifest:file-entry manifest:media-type="" manifest:full-path="Object 120/statusbar/"/>
  <manifest:file-entry manifest:media-type="" manifest:full-path="Object 120/floater/"/>
  <manifest:file-entry manifest:media-type="" manifest:full-path="Object 120/popupmenu/"/>
  <manifest:file-entry manifest:media-type="text/xml" manifest:full-path="Object 120/content.xml"/>
  <manifest:file-entry manifest:media-type="" manifest:full-path="Object 120/progressbar/"/>
  <manifest:file-entry manifest:media-type="" manifest:full-path="Object 120/toolpanel/"/>
  <manifest:file-entry manifest:media-type="" manifest:full-path="Object 120/menubar/"/>
  <manifest:file-entry manifest:media-type="" manifest:full-path="Object 120/toolbar/"/>
  <manifest:file-entry manifest:media-type="text/xml" manifest:full-path="Object 120/settings.xml"/>
  <manifest:file-entry manifest:media-type="application/vnd.oasis.opendocument.formula" manifest:version="1.2" manifest:full-path="Object 120/"/>
  <manifest:file-entry manifest:media-type="" manifest:full-path="Object 31/Configurations2/"/>
  <manifest:file-entry manifest:media-type="" manifest:full-path="Object 31/statusbar/"/>
  <manifest:file-entry manifest:media-type="" manifest:full-path="Object 31/floater/"/>
  <manifest:file-entry manifest:media-type="" manifest:full-path="Object 31/popupmenu/"/>
  <manifest:file-entry manifest:media-type="text/xml" manifest:full-path="Object 31/content.xml"/>
  <manifest:file-entry manifest:media-type="" manifest:full-path="Object 31/progressbar/"/>
  <manifest:file-entry manifest:media-type="" manifest:full-path="Object 31/menubar/"/>
  <manifest:file-entry manifest:media-type="" manifest:full-path="Object 31/toolbar/"/>
  <manifest:file-entry manifest:media-type="text/xml" manifest:full-path="Object 31/settings.xml"/>
  <manifest:file-entry manifest:media-type="application/vnd.oasis.opendocument.formula" manifest:version="1.2" manifest:full-path="Object 31/"/>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 manifest:full-path="Object 32/Configurations2/"/>
  <manifest:file-entry manifest:media-type="" manifest:full-path="Object 32/statusbar/"/>
  <manifest:file-entry manifest:media-type="" manifest:full-path="Object 32/floater/"/>
  <manifest:file-entry manifest:media-type="" manifest:full-path="Object 32/popupmenu/"/>
  <manifest:file-entry manifest:media-type="text/xml" manifest:full-path="Object 32/content.xml"/>
  <manifest:file-entry manifest:media-type="" manifest:full-path="Object 32/progressbar/"/>
  <manifest:file-entry manifest:media-type="" manifest:full-path="Object 32/menubar/"/>
  <manifest:file-entry manifest:media-type="" manifest:full-path="Object 32/toolbar/"/>
  <manifest:file-entry manifest:media-type="text/xml" manifest:full-path="Object 32/settings.xml"/>
  <manifest:file-entry manifest:media-type="application/vnd.oasis.opendocument.formula" manifest:version="1.2" manifest:full-path="Object 32/"/>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 manifest:full-path="Object 33/Configurations2/"/>
  <manifest:file-entry manifest:media-type="" manifest:full-path="Object 33/statusbar/"/>
  <manifest:file-entry manifest:media-type="" manifest:full-path="Object 33/floater/"/>
  <manifest:file-entry manifest:media-type="" manifest:full-path="Object 33/popupmenu/"/>
  <manifest:file-entry manifest:media-type="text/xml" manifest:full-path="Object 33/content.xml"/>
  <manifest:file-entry manifest:media-type="" manifest:full-path="Object 33/progressbar/"/>
  <manifest:file-entry manifest:media-type="" manifest:full-path="Object 33/menubar/"/>
  <manifest:file-entry manifest:media-type="" manifest:full-path="Object 33/toolbar/"/>
  <manifest:file-entry manifest:media-type="text/xml" manifest:full-path="Object 33/settings.xml"/>
  <manifest:file-entry manifest:media-type="application/vnd.oasis.opendocument.formula" manifest:version="1.2" manifest:full-path="Object 33/"/>
  <manifest:file-entry manifest:media-type="" manifest:full-path="Object 123/Configurations2/"/>
  <manifest:file-entry manifest:media-type="" manifest:full-path="Object 123/statusbar/"/>
  <manifest:file-entry manifest:media-type="" manifest:full-path="Object 123/floater/"/>
  <manifest:file-entry manifest:media-type="" manifest:full-path="Object 123/popupmenu/"/>
  <manifest:file-entry manifest:media-type="text/xml" manifest:full-path="Object 123/content.xml"/>
  <manifest:file-entry manifest:media-type="" manifest:full-path="Object 123/progressbar/"/>
  <manifest:file-entry manifest:media-type="" manifest:full-path="Object 123/toolpanel/"/>
  <manifest:file-entry manifest:media-type="" manifest:full-path="Object 123/menubar/"/>
  <manifest:file-entry manifest:media-type="" manifest:full-path="Object 123/toolbar/"/>
  <manifest:file-entry manifest:media-type="text/xml" manifest:full-path="Object 123/settings.xml"/>
  <manifest:file-entry manifest:media-type="application/vnd.oasis.opendocument.formula" manifest:version="1.2" manifest:full-path="Object 123/"/>
  <manifest:file-entry manifest:media-type="" manifest:full-path="Object 34/Configurations2/"/>
  <manifest:file-entry manifest:media-type="" manifest:full-path="Object 34/statusbar/"/>
  <manifest:file-entry manifest:media-type="" manifest:full-path="Object 34/floater/"/>
  <manifest:file-entry manifest:media-type="" manifest:full-path="Object 34/popupmenu/"/>
  <manifest:file-entry manifest:media-type="text/xml" manifest:full-path="Object 34/content.xml"/>
  <manifest:file-entry manifest:media-type="" manifest:full-path="Object 34/progressbar/"/>
  <manifest:file-entry manifest:media-type="" manifest:full-path="Object 34/menubar/"/>
  <manifest:file-entry manifest:media-type="" manifest:full-path="Object 34/toolbar/"/>
  <manifest:file-entry manifest:media-type="text/xml" manifest:full-path="Object 34/settings.xml"/>
  <manifest:file-entry manifest:media-type="application/vnd.oasis.opendocument.formula" manifest:version="1.2" manifest:full-path="Object 34/"/>
  <manifest:file-entry manifest:media-type="" manifest:full-path="Object 124/Configurations2/"/>
  <manifest:file-entry manifest:media-type="" manifest:full-path="Object 124/statusbar/"/>
  <manifest:file-entry manifest:media-type="" manifest:full-path="Object 124/floater/"/>
  <manifest:file-entry manifest:media-type="" manifest:full-path="Object 124/popupmenu/"/>
  <manifest:file-entry manifest:media-type="text/xml" manifest:full-path="Object 124/content.xml"/>
  <manifest:file-entry manifest:media-type="" manifest:full-path="Object 124/progressbar/"/>
  <manifest:file-entry manifest:media-type="" manifest:full-path="Object 124/toolpanel/"/>
  <manifest:file-entry manifest:media-type="" manifest:full-path="Object 124/menubar/"/>
  <manifest:file-entry manifest:media-type="" manifest:full-path="Object 124/toolbar/"/>
  <manifest:file-entry manifest:media-type="text/xml" manifest:full-path="Object 124/settings.xml"/>
  <manifest:file-entry manifest:media-type="application/vnd.oasis.opendocument.formula" manifest:version="1.2" manifest:full-path="Object 124/"/>
  <manifest:file-entry manifest:media-type="" manifest:full-path="Object 35/Configurations2/"/>
  <manifest:file-entry manifest:media-type="" manifest:full-path="Object 35/statusbar/"/>
  <manifest:file-entry manifest:media-type="" manifest:full-path="Object 35/floater/"/>
  <manifest:file-entry manifest:media-type="" manifest:full-path="Object 35/popupmenu/"/>
  <manifest:file-entry manifest:media-type="text/xml" manifest:full-path="Object 35/content.xml"/>
  <manifest:file-entry manifest:media-type="" manifest:full-path="Object 35/progressbar/"/>
  <manifest:file-entry manifest:media-type="" manifest:full-path="Object 35/menubar/"/>
  <manifest:file-entry manifest:media-type="" manifest:full-path="Object 35/toolbar/"/>
  <manifest:file-entry manifest:media-type="text/xml" manifest:full-path="Object 35/settings.xml"/>
  <manifest:file-entry manifest:media-type="application/vnd.oasis.opendocument.formula" manifest:version="1.2" manifest:full-path="Object 35/"/>
  <manifest:file-entry manifest:media-type="" manifest:full-path="Object 125/Configurations2/"/>
  <manifest:file-entry manifest:media-type="" manifest:full-path="Object 125/statusbar/"/>
  <manifest:file-entry manifest:media-type="" manifest:full-path="Object 125/floater/"/>
  <manifest:file-entry manifest:media-type="" manifest:full-path="Object 125/popupmenu/"/>
  <manifest:file-entry manifest:media-type="text/xml" manifest:full-path="Object 125/content.xml"/>
  <manifest:file-entry manifest:media-type="" manifest:full-path="Object 125/progressbar/"/>
  <manifest:file-entry manifest:media-type="" manifest:full-path="Object 125/toolpanel/"/>
  <manifest:file-entry manifest:media-type="" manifest:full-path="Object 125/menubar/"/>
  <manifest:file-entry manifest:media-type="" manifest:full-path="Object 125/toolbar/"/>
  <manifest:file-entry manifest:media-type="text/xml" manifest:full-path="Object 125/settings.xml"/>
  <manifest:file-entry manifest:media-type="application/vnd.oasis.opendocument.formula" manifest:version="1.2" manifest:full-path="Object 125/"/>
  <manifest:file-entry manifest:media-type="" manifest:full-path="Object 36/Configurations2/"/>
  <manifest:file-entry manifest:media-type="" manifest:full-path="Object 36/statusbar/"/>
  <manifest:file-entry manifest:media-type="" manifest:full-path="Object 36/floater/"/>
  <manifest:file-entry manifest:media-type="" manifest:full-path="Object 36/popupmenu/"/>
  <manifest:file-entry manifest:media-type="text/xml" manifest:full-path="Object 36/content.xml"/>
  <manifest:file-entry manifest:media-type="" manifest:full-path="Object 36/progressbar/"/>
  <manifest:file-entry manifest:media-type="" manifest:full-path="Object 36/menubar/"/>
  <manifest:file-entry manifest:media-type="" manifest:full-path="Object 36/toolbar/"/>
  <manifest:file-entry manifest:media-type="text/xml" manifest:full-path="Object 36/settings.xml"/>
  <manifest:file-entry manifest:media-type="application/vnd.oasis.opendocument.formula" manifest:version="1.2" manifest:full-path="Object 36/"/>
  <manifest:file-entry manifest:media-type="" manifest:full-path="Object 126/Configurations2/"/>
  <manifest:file-entry manifest:media-type="" manifest:full-path="Object 126/statusbar/"/>
  <manifest:file-entry manifest:media-type="" manifest:full-path="Object 126/floater/"/>
  <manifest:file-entry manifest:media-type="" manifest:full-path="Object 126/popupmenu/"/>
  <manifest:file-entry manifest:media-type="text/xml" manifest:full-path="Object 126/content.xml"/>
  <manifest:file-entry manifest:media-type="" manifest:full-path="Object 126/progressbar/"/>
  <manifest:file-entry manifest:media-type="" manifest:full-path="Object 126/toolpanel/"/>
  <manifest:file-entry manifest:media-type="" manifest:full-path="Object 126/menubar/"/>
  <manifest:file-entry manifest:media-type="" manifest:full-path="Object 126/toolbar/"/>
  <manifest:file-entry manifest:media-type="text/xml" manifest:full-path="Object 126/settings.xml"/>
  <manifest:file-entry manifest:media-type="application/vnd.oasis.opendocument.formula" manifest:version="1.2" manifest:full-path="Object 126/"/>
  <manifest:file-entry manifest:media-type="" manifest:full-path="Object 37/Configurations2/"/>
  <manifest:file-entry manifest:media-type="" manifest:full-path="Object 37/statusbar/"/>
  <manifest:file-entry manifest:media-type="" manifest:full-path="Object 37/floater/"/>
  <manifest:file-entry manifest:media-type="" manifest:full-path="Object 37/popupmenu/"/>
  <manifest:file-entry manifest:media-type="text/xml" manifest:full-path="Object 37/content.xml"/>
  <manifest:file-entry manifest:media-type="" manifest:full-path="Object 37/progressbar/"/>
  <manifest:file-entry manifest:media-type="" manifest:full-path="Object 37/menubar/"/>
  <manifest:file-entry manifest:media-type="" manifest:full-path="Object 37/toolbar/"/>
  <manifest:file-entry manifest:media-type="text/xml" manifest:full-path="Object 37/settings.xml"/>
  <manifest:file-entry manifest:media-type="application/vnd.oasis.opendocument.formula" manifest:version="1.2" manifest:full-path="Object 37/"/>
  <manifest:file-entry manifest:media-type="" manifest:full-path="Object 127/Configurations2/"/>
  <manifest:file-entry manifest:media-type="" manifest:full-path="Object 127/statusbar/"/>
  <manifest:file-entry manifest:media-type="" manifest:full-path="Object 127/floater/"/>
  <manifest:file-entry manifest:media-type="" manifest:full-path="Object 127/popupmenu/"/>
  <manifest:file-entry manifest:media-type="text/xml" manifest:full-path="Object 127/content.xml"/>
  <manifest:file-entry manifest:media-type="" manifest:full-path="Object 127/progressbar/"/>
  <manifest:file-entry manifest:media-type="" manifest:full-path="Object 127/toolpanel/"/>
  <manifest:file-entry manifest:media-type="" manifest:full-path="Object 127/menubar/"/>
  <manifest:file-entry manifest:media-type="" manifest:full-path="Object 127/toolbar/"/>
  <manifest:file-entry manifest:media-type="text/xml" manifest:full-path="Object 127/settings.xml"/>
  <manifest:file-entry manifest:media-type="application/vnd.oasis.opendocument.formula" manifest:version="1.2" manifest:full-path="Object 127/"/>
  <manifest:file-entry manifest:media-type="" manifest:full-path="Object 38/Configurations2/"/>
  <manifest:file-entry manifest:media-type="" manifest:full-path="Object 38/statusbar/"/>
  <manifest:file-entry manifest:media-type="" manifest:full-path="Object 38/floater/"/>
  <manifest:file-entry manifest:media-type="" manifest:full-path="Object 38/popupmenu/"/>
  <manifest:file-entry manifest:media-type="text/xml" manifest:full-path="Object 38/content.xml"/>
  <manifest:file-entry manifest:media-type="" manifest:full-path="Object 38/progressbar/"/>
  <manifest:file-entry manifest:media-type="" manifest:full-path="Object 38/menubar/"/>
  <manifest:file-entry manifest:media-type="" manifest:full-path="Object 38/toolbar/"/>
  <manifest:file-entry manifest:media-type="text/xml" manifest:full-path="Object 38/settings.xml"/>
  <manifest:file-entry manifest:media-type="application/vnd.oasis.opendocument.formula" manifest:version="1.2" manifest:full-path="Object 38/"/>
  <manifest:file-entry manifest:media-type="" manifest:full-path="Object 128/Configurations2/"/>
  <manifest:file-entry manifest:media-type="" manifest:full-path="Object 128/statusbar/"/>
  <manifest:file-entry manifest:media-type="" manifest:full-path="Object 128/floater/"/>
  <manifest:file-entry manifest:media-type="" manifest:full-path="Object 128/popupmenu/"/>
  <manifest:file-entry manifest:media-type="text/xml" manifest:full-path="Object 128/content.xml"/>
  <manifest:file-entry manifest:media-type="" manifest:full-path="Object 128/progressbar/"/>
  <manifest:file-entry manifest:media-type="" manifest:full-path="Object 128/toolpanel/"/>
  <manifest:file-entry manifest:media-type="" manifest:full-path="Object 128/menubar/"/>
  <manifest:file-entry manifest:media-type="" manifest:full-path="Object 128/toolbar/"/>
  <manifest:file-entry manifest:media-type="text/xml" manifest:full-path="Object 128/settings.xml"/>
  <manifest:file-entry manifest:media-type="application/vnd.oasis.opendocument.formula" manifest:version="1.2" manifest:full-path="Object 128/"/>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 manifest:full-path="Object 129/Configurations2/"/>
  <manifest:file-entry manifest:media-type="" manifest:full-path="Object 129/statusbar/"/>
  <manifest:file-entry manifest:media-type="" manifest:full-path="Object 129/floater/"/>
  <manifest:file-entry manifest:media-type="" manifest:full-path="Object 129/popupmenu/"/>
  <manifest:file-entry manifest:media-type="text/xml" manifest:full-path="Object 129/content.xml"/>
  <manifest:file-entry manifest:media-type="" manifest:full-path="Object 129/progressbar/"/>
  <manifest:file-entry manifest:media-type="" manifest:full-path="Object 129/toolpanel/"/>
  <manifest:file-entry manifest:media-type="" manifest:full-path="Object 129/menubar/"/>
  <manifest:file-entry manifest:media-type="" manifest:full-path="Object 129/toolbar/"/>
  <manifest:file-entry manifest:media-type="text/xml" manifest:full-path="Object 129/settings.xml"/>
  <manifest:file-entry manifest:media-type="application/vnd.oasis.opendocument.formula" manifest:version="1.2" manifest:full-path="Object 129/"/>
  <manifest:file-entry manifest:media-type="text/xml" manifest:full-path="meta.xml"/>
  <manifest:file-entry manifest:media-type="text/xml" manifest:full-path="styles.xml"/>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16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16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16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16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6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6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67"/>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68"/>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69"/>
  <manifest:file-entry manifest:media-type="application/x-openoffice-gdimetafile;windows_formatname=&quot;GDIMetaFile&quot;" manifest:full-path="ObjectReplacements/Object 210"/>
  <manifest:file-entry manifest:media-type="application/x-openoffice-gdimetafile;windows_formatname=&quot;GDIMetaFile&quot;" manifest:full-path="ObjectReplacements/Object 211"/>
  <manifest:file-entry manifest:media-type="application/x-openoffice-gdimetafile;windows_formatname=&quot;GDIMetaFile&quot;" manifest:full-path="ObjectReplacements/Object 212"/>
  <manifest:file-entry manifest:media-type="application/x-openoffice-gdimetafile;windows_formatname=&quot;GDIMetaFile&quot;" manifest:full-path="ObjectReplacements/Object 213"/>
  <manifest:file-entry manifest:media-type="application/x-openoffice-gdimetafile;windows_formatname=&quot;GDIMetaFile&quot;" manifest:full-path="ObjectReplacements/Object 214"/>
  <manifest:file-entry manifest:media-type="application/x-openoffice-gdimetafile;windows_formatname=&quot;GDIMetaFile&quot;" manifest:full-path="ObjectReplacements/Object 215"/>
  <manifest:file-entry manifest:media-type="application/x-openoffice-gdimetafile;windows_formatname=&quot;GDIMetaFile&quot;" manifest:full-path="ObjectReplacements/Object 216"/>
  <manifest:file-entry manifest:media-type="application/x-openoffice-gdimetafile;windows_formatname=&quot;GDIMetaFile&quot;" manifest:full-path="ObjectReplacements/Object 217"/>
  <manifest:file-entry manifest:media-type="application/x-openoffice-gdimetafile;windows_formatname=&quot;GDIMetaFile&quot;" manifest:full-path="ObjectReplacements/Object 218"/>
  <manifest:file-entry manifest:media-type="application/x-openoffice-gdimetafile;windows_formatname=&quot;GDIMetaFile&quot;" manifest:full-path="ObjectReplacements/Object 21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7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17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17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17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17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7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7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177"/>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178"/>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179"/>
  <manifest:file-entry manifest:media-type="application/x-openoffice-gdimetafile;windows_formatname=&quot;GDIMetaFile&quot;" manifest:full-path="ObjectReplacements/Object 220"/>
  <manifest:file-entry manifest:media-type="application/x-openoffice-gdimetafile;windows_formatname=&quot;GDIMetaFile&quot;" manifest:full-path="ObjectReplacements/Object 221"/>
  <manifest:file-entry manifest:media-type="application/x-openoffice-gdimetafile;windows_formatname=&quot;GDIMetaFile&quot;" manifest:full-path="ObjectReplacements/Object 222"/>
  <manifest:file-entry manifest:media-type="application/x-openoffice-gdimetafile;windows_formatname=&quot;GDIMetaFile&quot;" manifest:full-path="ObjectReplacements/Object 223"/>
  <manifest:file-entry manifest:media-type="application/x-openoffice-gdimetafile;windows_formatname=&quot;GDIMetaFile&quot;" manifest:full-path="ObjectReplacements/Object 224"/>
  <manifest:file-entry manifest:media-type="application/x-openoffice-gdimetafile;windows_formatname=&quot;GDIMetaFile&quot;" manifest:full-path="ObjectReplacements/Object 225"/>
  <manifest:file-entry manifest:media-type="application/x-openoffice-gdimetafile;windows_formatname=&quot;GDIMetaFile&quot;" manifest:full-path="ObjectReplacements/Object 226"/>
  <manifest:file-entry manifest:media-type="application/x-openoffice-gdimetafile;windows_formatname=&quot;GDIMetaFile&quot;" manifest:full-path="ObjectReplacements/Object 227"/>
  <manifest:file-entry manifest:media-type="application/x-openoffice-gdimetafile;windows_formatname=&quot;GDIMetaFile&quot;" manifest:full-path="ObjectReplacements/Object 228"/>
  <manifest:file-entry manifest:media-type="application/x-openoffice-gdimetafile;windows_formatname=&quot;GDIMetaFile&quot;" manifest:full-path="ObjectReplacements/Object 229"/>
  <manifest:file-entry manifest:media-type="application/x-openoffice-gdimetafile;windows_formatname=&quot;GDIMetaFile&quot;" manifest:full-path="ObjectReplacements/Object 180"/>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181"/>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182"/>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183"/>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184"/>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185"/>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186"/>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187"/>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188"/>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189"/>
  <manifest:file-entry manifest:media-type="application/x-openoffice-gdimetafile;windows_formatname=&quot;GDIMetaFile&quot;" manifest:full-path="ObjectReplacements/Object 230"/>
  <manifest:file-entry manifest:media-type="application/x-openoffice-gdimetafile;windows_formatname=&quot;GDIMetaFile&quot;" manifest:full-path="ObjectReplacements/Object 231"/>
  <manifest:file-entry manifest:media-type="application/x-openoffice-gdimetafile;windows_formatname=&quot;GDIMetaFile&quot;" manifest:full-path="ObjectReplacements/Object 232"/>
  <manifest:file-entry manifest:media-type="application/x-openoffice-gdimetafile;windows_formatname=&quot;GDIMetaFile&quot;" manifest:full-path="ObjectReplacements/Object 233"/>
  <manifest:file-entry manifest:media-type="application/x-openoffice-gdimetafile;windows_formatname=&quot;GDIMetaFile&quot;" manifest:full-path="ObjectReplacements/Object 234"/>
  <manifest:file-entry manifest:media-type="application/x-openoffice-gdimetafile;windows_formatname=&quot;GDIMetaFile&quot;" manifest:full-path="ObjectReplacements/Object 235"/>
  <manifest:file-entry manifest:media-type="application/x-openoffice-gdimetafile;windows_formatname=&quot;GDIMetaFile&quot;" manifest:full-path="ObjectReplacements/Object 236"/>
  <manifest:file-entry manifest:media-type="application/x-openoffice-gdimetafile;windows_formatname=&quot;GDIMetaFile&quot;" manifest:full-path="ObjectReplacements/Object 237"/>
  <manifest:file-entry manifest:media-type="application/x-openoffice-gdimetafile;windows_formatname=&quot;GDIMetaFile&quot;" manifest:full-path="ObjectReplacements/Object 238"/>
  <manifest:file-entry manifest:media-type="application/x-openoffice-gdimetafile;windows_formatname=&quot;GDIMetaFile&quot;" manifest:full-path="ObjectReplacements/Object 239"/>
  <manifest:file-entry manifest:media-type="application/x-openoffice-gdimetafile;windows_formatname=&quot;GDIMetaFile&quot;" manifest:full-path="ObjectReplacements/Object 190"/>
  <manifest:file-entry manifest:media-type="application/x-openoffice-gdimetafile;windows_formatname=&quot;GDIMetaFile&quot;" manifest:full-path="ObjectReplacements/Object 191"/>
  <manifest:file-entry manifest:media-type="application/x-openoffice-gdimetafile;windows_formatname=&quot;GDIMetaFile&quot;" manifest:full-path="ObjectReplacements/Object 192"/>
  <manifest:file-entry manifest:media-type="application/x-openoffice-gdimetafile;windows_formatname=&quot;GDIMetaFile&quot;" manifest:full-path="ObjectReplacements/Object 193"/>
  <manifest:file-entry manifest:media-type="application/x-openoffice-gdimetafile;windows_formatname=&quot;GDIMetaFile&quot;" manifest:full-path="ObjectReplacements/Object 194"/>
  <manifest:file-entry manifest:media-type="application/x-openoffice-gdimetafile;windows_formatname=&quot;GDIMetaFile&quot;" manifest:full-path="ObjectReplacements/Object 195"/>
  <manifest:file-entry manifest:media-type="application/x-openoffice-gdimetafile;windows_formatname=&quot;GDIMetaFile&quot;" manifest:full-path="ObjectReplacements/Object 196"/>
  <manifest:file-entry manifest:media-type="application/x-openoffice-gdimetafile;windows_formatname=&quot;GDIMetaFile&quot;" manifest:full-path="ObjectReplacements/Object 197"/>
  <manifest:file-entry manifest:media-type="application/x-openoffice-gdimetafile;windows_formatname=&quot;GDIMetaFile&quot;" manifest:full-path="ObjectReplacements/Object 198"/>
  <manifest:file-entry manifest:media-type="application/x-openoffice-gdimetafile;windows_formatname=&quot;GDIMetaFile&quot;" manifest:full-path="ObjectReplacements/Object 199"/>
  <manifest:file-entry manifest:media-type="application/x-openoffice-gdimetafile;windows_formatname=&quot;GDIMetaFile&quot;" manifest:full-path="ObjectReplacements/Object 240"/>
  <manifest:file-entry manifest:media-type="application/x-openoffice-gdimetafile;windows_formatname=&quot;GDIMetaFile&quot;" manifest:full-path="ObjectReplacements/Object 241"/>
  <manifest:file-entry manifest:media-type="application/x-openoffice-gdimetafile;windows_formatname=&quot;GDIMetaFile&quot;" manifest:full-path="ObjectReplacements/Object 242"/>
  <manifest:file-entry manifest:media-type="application/x-openoffice-gdimetafile;windows_formatname=&quot;GDIMetaFile&quot;" manifest:full-path="ObjectReplacements/Object 243"/>
  <manifest:file-entry manifest:media-type="application/x-openoffice-gdimetafile;windows_formatname=&quot;GDIMetaFile&quot;" manifest:full-path="ObjectReplacements/Object 244"/>
  <manifest:file-entry manifest:media-type="application/x-openoffice-gdimetafile;windows_formatname=&quot;GDIMetaFile&quot;" manifest:full-path="ObjectReplacements/Object 245"/>
  <manifest:file-entry manifest:media-type="application/x-openoffice-gdimetafile;windows_formatname=&quot;GDIMetaFile&quot;" manifest:full-path="ObjectReplacements/Object 24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200"/>
  <manifest:file-entry manifest:media-type="application/x-openoffice-gdimetafile;windows_formatname=&quot;GDIMetaFile&quot;" manifest:full-path="ObjectReplacements/Object 201"/>
  <manifest:file-entry manifest:media-type="application/x-openoffice-gdimetafile;windows_formatname=&quot;GDIMetaFile&quot;" manifest:full-path="ObjectReplacements/Object 202"/>
  <manifest:file-entry manifest:media-type="application/x-openoffice-gdimetafile;windows_formatname=&quot;GDIMetaFile&quot;" manifest:full-path="ObjectReplacements/Object 203"/>
  <manifest:file-entry manifest:media-type="application/x-openoffice-gdimetafile;windows_formatname=&quot;GDIMetaFile&quot;" manifest:full-path="ObjectReplacements/Object 204"/>
  <manifest:file-entry manifest:media-type="application/x-openoffice-gdimetafile;windows_formatname=&quot;GDIMetaFile&quot;" manifest:full-path="ObjectReplacements/Object 205"/>
  <manifest:file-entry manifest:media-type="application/x-openoffice-gdimetafile;windows_formatname=&quot;GDIMetaFile&quot;" manifest:full-path="ObjectReplacements/Object 206"/>
  <manifest:file-entry manifest:media-type="application/x-openoffice-gdimetafile;windows_formatname=&quot;GDIMetaFile&quot;" manifest:full-path="ObjectReplacements/Object 207"/>
  <manifest:file-entry manifest:media-type="application/x-openoffice-gdimetafile;windows_formatname=&quot;GDIMetaFile&quot;" manifest:full-path="ObjectReplacements/Object 208"/>
  <manifest:file-entry manifest:media-type="application/x-openoffice-gdimetafile;windows_formatname=&quot;GDIMetaFile&quot;" manifest:full-path="ObjectReplacements/Object 209"/>
  <manifest:file-entry manifest:media-type="" manifest:full-path="ObjectReplacements/"/>
  <manifest:file-entry manifest:media-type="" manifest:full-path="Object 40/Configurations2/"/>
  <manifest:file-entry manifest:media-type="" manifest:full-path="Object 40/statusbar/"/>
  <manifest:file-entry manifest:media-type="" manifest:full-path="Object 40/floater/"/>
  <manifest:file-entry manifest:media-type="" manifest:full-path="Object 40/popupmenu/"/>
  <manifest:file-entry manifest:media-type="text/xml" manifest:full-path="Object 40/content.xml"/>
  <manifest:file-entry manifest:media-type="" manifest:full-path="Object 40/progressbar/"/>
  <manifest:file-entry manifest:media-type="" manifest:full-path="Object 40/menubar/"/>
  <manifest:file-entry manifest:media-type="" manifest:full-path="Object 40/toolbar/"/>
  <manifest:file-entry manifest:media-type="text/xml" manifest:full-path="Object 40/settings.xml"/>
  <manifest:file-entry manifest:media-type="application/vnd.oasis.opendocument.formula" manifest:version="1.2" manifest:full-path="Object 40/"/>
  <manifest:file-entry manifest:media-type="" manifest:full-path="Object 130/Configurations2/"/>
  <manifest:file-entry manifest:media-type="" manifest:full-path="Object 130/statusbar/"/>
  <manifest:file-entry manifest:media-type="" manifest:full-path="Object 130/floater/"/>
  <manifest:file-entry manifest:media-type="" manifest:full-path="Object 130/popupmenu/"/>
  <manifest:file-entry manifest:media-type="text/xml" manifest:full-path="Object 130/content.xml"/>
  <manifest:file-entry manifest:media-type="" manifest:full-path="Object 130/progressbar/"/>
  <manifest:file-entry manifest:media-type="" manifest:full-path="Object 130/toolpanel/"/>
  <manifest:file-entry manifest:media-type="" manifest:full-path="Object 130/menubar/"/>
  <manifest:file-entry manifest:media-type="" manifest:full-path="Object 130/toolbar/"/>
  <manifest:file-entry manifest:media-type="text/xml" manifest:full-path="Object 130/settings.xml"/>
  <manifest:file-entry manifest:media-type="application/vnd.oasis.opendocument.formula" manifest:version="1.2" manifest:full-path="Object 130/"/>
  <manifest:file-entry manifest:media-type="" manifest:full-path="Object 41/Configurations2/"/>
  <manifest:file-entry manifest:media-type="" manifest:full-path="Object 41/statusbar/"/>
  <manifest:file-entry manifest:media-type="" manifest:full-path="Object 41/floater/"/>
  <manifest:file-entry manifest:media-type="" manifest:full-path="Object 41/popupmenu/"/>
  <manifest:file-entry manifest:media-type="text/xml" manifest:full-path="Object 41/content.xml"/>
  <manifest:file-entry manifest:media-type="" manifest:full-path="Object 41/progressbar/"/>
  <manifest:file-entry manifest:media-type="" manifest:full-path="Object 41/menubar/"/>
  <manifest:file-entry manifest:media-type="" manifest:full-path="Object 41/toolbar/"/>
  <manifest:file-entry manifest:media-type="text/xml" manifest:full-path="Object 41/settings.xml"/>
  <manifest:file-entry manifest:media-type="application/vnd.oasis.opendocument.formula" manifest:version="1.2" manifest:full-path="Object 41/"/>
  <manifest:file-entry manifest:media-type="" manifest:full-path="Object 131/Configurations2/"/>
  <manifest:file-entry manifest:media-type="" manifest:full-path="Object 131/statusbar/"/>
  <manifest:file-entry manifest:media-type="" manifest:full-path="Object 131/floater/"/>
  <manifest:file-entry manifest:media-type="" manifest:full-path="Object 131/popupmenu/"/>
  <manifest:file-entry manifest:media-type="text/xml" manifest:full-path="Object 131/content.xml"/>
  <manifest:file-entry manifest:media-type="" manifest:full-path="Object 131/progressbar/"/>
  <manifest:file-entry manifest:media-type="" manifest:full-path="Object 131/toolpanel/"/>
  <manifest:file-entry manifest:media-type="" manifest:full-path="Object 131/menubar/"/>
  <manifest:file-entry manifest:media-type="" manifest:full-path="Object 131/toolbar/"/>
  <manifest:file-entry manifest:media-type="text/xml" manifest:full-path="Object 131/settings.xml"/>
  <manifest:file-entry manifest:media-type="application/vnd.oasis.opendocument.formula" manifest:version="1.2" manifest:full-path="Object 131/"/>
  <manifest:file-entry manifest:media-type="" manifest:full-path="Object 42/Configurations2/"/>
  <manifest:file-entry manifest:media-type="" manifest:full-path="Object 42/statusbar/"/>
  <manifest:file-entry manifest:media-type="" manifest:full-path="Object 42/floater/"/>
  <manifest:file-entry manifest:media-type="" manifest:full-path="Object 42/popupmenu/"/>
  <manifest:file-entry manifest:media-type="text/xml" manifest:full-path="Object 42/content.xml"/>
  <manifest:file-entry manifest:media-type="" manifest:full-path="Object 42/progressbar/"/>
  <manifest:file-entry manifest:media-type="" manifest:full-path="Object 42/menubar/"/>
  <manifest:file-entry manifest:media-type="" manifest:full-path="Object 42/toolbar/"/>
  <manifest:file-entry manifest:media-type="text/xml" manifest:full-path="Object 42/settings.xml"/>
  <manifest:file-entry manifest:media-type="application/vnd.oasis.opendocument.formula" manifest:version="1.2" manifest:full-path="Object 42/"/>
  <manifest:file-entry manifest:media-type="" manifest:full-path="Object 132/Configurations2/"/>
  <manifest:file-entry manifest:media-type="" manifest:full-path="Object 132/statusbar/"/>
  <manifest:file-entry manifest:media-type="" manifest:full-path="Object 132/floater/"/>
  <manifest:file-entry manifest:media-type="" manifest:full-path="Object 132/popupmenu/"/>
  <manifest:file-entry manifest:media-type="text/xml" manifest:full-path="Object 132/content.xml"/>
  <manifest:file-entry manifest:media-type="" manifest:full-path="Object 132/progressbar/"/>
  <manifest:file-entry manifest:media-type="" manifest:full-path="Object 132/toolpanel/"/>
  <manifest:file-entry manifest:media-type="" manifest:full-path="Object 132/menubar/"/>
  <manifest:file-entry manifest:media-type="" manifest:full-path="Object 132/toolbar/"/>
  <manifest:file-entry manifest:media-type="text/xml" manifest:full-path="Object 132/settings.xml"/>
  <manifest:file-entry manifest:media-type="application/vnd.oasis.opendocument.formula" manifest:version="1.2" manifest:full-path="Object 132/"/>
  <manifest:file-entry manifest:media-type="" manifest:full-path="Object 43/Configurations2/"/>
  <manifest:file-entry manifest:media-type="" manifest:full-path="Object 43/statusbar/"/>
  <manifest:file-entry manifest:media-type="" manifest:full-path="Object 43/floater/"/>
  <manifest:file-entry manifest:media-type="" manifest:full-path="Object 43/popupmenu/"/>
  <manifest:file-entry manifest:media-type="text/xml" manifest:full-path="Object 43/content.xml"/>
  <manifest:file-entry manifest:media-type="" manifest:full-path="Object 43/progressbar/"/>
  <manifest:file-entry manifest:media-type="" manifest:full-path="Object 43/menubar/"/>
  <manifest:file-entry manifest:media-type="" manifest:full-path="Object 43/toolbar/"/>
  <manifest:file-entry manifest:media-type="text/xml" manifest:full-path="Object 43/settings.xml"/>
  <manifest:file-entry manifest:media-type="application/vnd.oasis.opendocument.formula" manifest:version="1.2" manifest:full-path="Object 43/"/>
  <manifest:file-entry manifest:media-type="" manifest:full-path="Object 133/Configurations2/"/>
  <manifest:file-entry manifest:media-type="" manifest:full-path="Object 133/statusbar/"/>
  <manifest:file-entry manifest:media-type="" manifest:full-path="Object 133/floater/"/>
  <manifest:file-entry manifest:media-type="" manifest:full-path="Object 133/popupmenu/"/>
  <manifest:file-entry manifest:media-type="text/xml" manifest:full-path="Object 133/content.xml"/>
  <manifest:file-entry manifest:media-type="" manifest:full-path="Object 133/progressbar/"/>
  <manifest:file-entry manifest:media-type="" manifest:full-path="Object 133/toolpanel/"/>
  <manifest:file-entry manifest:media-type="" manifest:full-path="Object 133/menubar/"/>
  <manifest:file-entry manifest:media-type="" manifest:full-path="Object 133/toolbar/"/>
  <manifest:file-entry manifest:media-type="text/xml" manifest:full-path="Object 133/settings.xml"/>
  <manifest:file-entry manifest:media-type="application/vnd.oasis.opendocument.formula" manifest:version="1.2" manifest:full-path="Object 133/"/>
  <manifest:file-entry manifest:media-type="" manifest:full-path="Object 44/Configurations2/"/>
  <manifest:file-entry manifest:media-type="" manifest:full-path="Object 44/statusbar/"/>
  <manifest:file-entry manifest:media-type="" manifest:full-path="Object 44/floater/"/>
  <manifest:file-entry manifest:media-type="" manifest:full-path="Object 44/popupmenu/"/>
  <manifest:file-entry manifest:media-type="text/xml" manifest:full-path="Object 44/content.xml"/>
  <manifest:file-entry manifest:media-type="" manifest:full-path="Object 44/progressbar/"/>
  <manifest:file-entry manifest:media-type="" manifest:full-path="Object 44/menubar/"/>
  <manifest:file-entry manifest:media-type="" manifest:full-path="Object 44/toolbar/"/>
  <manifest:file-entry manifest:media-type="text/xml" manifest:full-path="Object 44/settings.xml"/>
  <manifest:file-entry manifest:media-type="application/vnd.oasis.opendocument.formula" manifest:version="1.2" manifest:full-path="Object 44/"/>
  <manifest:file-entry manifest:media-type="" manifest:full-path="Object 134/Configurations2/"/>
  <manifest:file-entry manifest:media-type="" manifest:full-path="Object 134/statusbar/"/>
  <manifest:file-entry manifest:media-type="" manifest:full-path="Object 134/floater/"/>
  <manifest:file-entry manifest:media-type="" manifest:full-path="Object 134/popupmenu/"/>
  <manifest:file-entry manifest:media-type="text/xml" manifest:full-path="Object 134/content.xml"/>
  <manifest:file-entry manifest:media-type="" manifest:full-path="Object 134/progressbar/"/>
  <manifest:file-entry manifest:media-type="" manifest:full-path="Object 134/toolpanel/"/>
  <manifest:file-entry manifest:media-type="" manifest:full-path="Object 134/menubar/"/>
  <manifest:file-entry manifest:media-type="" manifest:full-path="Object 134/toolbar/"/>
  <manifest:file-entry manifest:media-type="text/xml" manifest:full-path="Object 134/settings.xml"/>
  <manifest:file-entry manifest:media-type="application/vnd.oasis.opendocument.formula" manifest:version="1.2" manifest:full-path="Object 134/"/>
  <manifest:file-entry manifest:media-type="" manifest:full-path="Object 45/Configurations2/"/>
  <manifest:file-entry manifest:media-type="" manifest:full-path="Object 45/statusbar/"/>
  <manifest:file-entry manifest:media-type="" manifest:full-path="Object 45/floater/"/>
  <manifest:file-entry manifest:media-type="" manifest:full-path="Object 45/popupmenu/"/>
  <manifest:file-entry manifest:media-type="text/xml" manifest:full-path="Object 45/content.xml"/>
  <manifest:file-entry manifest:media-type="" manifest:full-path="Object 45/progressbar/"/>
  <manifest:file-entry manifest:media-type="" manifest:full-path="Object 45/menubar/"/>
  <manifest:file-entry manifest:media-type="" manifest:full-path="Object 45/toolbar/"/>
  <manifest:file-entry manifest:media-type="text/xml" manifest:full-path="Object 45/settings.xml"/>
  <manifest:file-entry manifest:media-type="application/vnd.oasis.opendocument.formula" manifest:version="1.2" manifest:full-path="Object 45/"/>
  <manifest:file-entry manifest:media-type="" manifest:full-path="Object 135/Configurations2/"/>
  <manifest:file-entry manifest:media-type="" manifest:full-path="Object 135/statusbar/"/>
  <manifest:file-entry manifest:media-type="" manifest:full-path="Object 135/floater/"/>
  <manifest:file-entry manifest:media-type="" manifest:full-path="Object 135/popupmenu/"/>
  <manifest:file-entry manifest:media-type="text/xml" manifest:full-path="Object 135/content.xml"/>
  <manifest:file-entry manifest:media-type="" manifest:full-path="Object 135/progressbar/"/>
  <manifest:file-entry manifest:media-type="" manifest:full-path="Object 135/toolpanel/"/>
  <manifest:file-entry manifest:media-type="" manifest:full-path="Object 135/menubar/"/>
  <manifest:file-entry manifest:media-type="" manifest:full-path="Object 135/toolbar/"/>
  <manifest:file-entry manifest:media-type="text/xml" manifest:full-path="Object 135/settings.xml"/>
  <manifest:file-entry manifest:media-type="application/vnd.oasis.opendocument.formula" manifest:version="1.2" manifest:full-path="Object 135/"/>
  <manifest:file-entry manifest:media-type="" manifest:full-path="Object 46/Configurations2/"/>
  <manifest:file-entry manifest:media-type="" manifest:full-path="Object 46/statusbar/"/>
  <manifest:file-entry manifest:media-type="" manifest:full-path="Object 46/floater/"/>
  <manifest:file-entry manifest:media-type="" manifest:full-path="Object 46/popupmenu/"/>
  <manifest:file-entry manifest:media-type="text/xml" manifest:full-path="Object 46/content.xml"/>
  <manifest:file-entry manifest:media-type="" manifest:full-path="Object 46/progressbar/"/>
  <manifest:file-entry manifest:media-type="" manifest:full-path="Object 46/menubar/"/>
  <manifest:file-entry manifest:media-type="" manifest:full-path="Object 46/toolbar/"/>
  <manifest:file-entry manifest:media-type="text/xml" manifest:full-path="Object 46/settings.xml"/>
  <manifest:file-entry manifest:media-type="application/vnd.oasis.opendocument.formula" manifest:version="1.2" manifest:full-path="Object 46/"/>
  <manifest:file-entry manifest:media-type="" manifest:full-path="Object 136/Configurations2/"/>
  <manifest:file-entry manifest:media-type="" manifest:full-path="Object 136/statusbar/"/>
  <manifest:file-entry manifest:media-type="" manifest:full-path="Object 136/floater/"/>
  <manifest:file-entry manifest:media-type="" manifest:full-path="Object 136/popupmenu/"/>
  <manifest:file-entry manifest:media-type="text/xml" manifest:full-path="Object 136/content.xml"/>
  <manifest:file-entry manifest:media-type="" manifest:full-path="Object 136/progressbar/"/>
  <manifest:file-entry manifest:media-type="" manifest:full-path="Object 136/toolpanel/"/>
  <manifest:file-entry manifest:media-type="" manifest:full-path="Object 136/menubar/"/>
  <manifest:file-entry manifest:media-type="" manifest:full-path="Object 136/toolbar/"/>
  <manifest:file-entry manifest:media-type="text/xml" manifest:full-path="Object 136/settings.xml"/>
  <manifest:file-entry manifest:media-type="application/vnd.oasis.opendocument.formula" manifest:version="1.2" manifest:full-path="Object 136/"/>
  <manifest:file-entry manifest:media-type="" manifest:full-path="Object 47/Configurations2/"/>
  <manifest:file-entry manifest:media-type="" manifest:full-path="Object 47/statusbar/"/>
  <manifest:file-entry manifest:media-type="" manifest:full-path="Object 47/floater/"/>
  <manifest:file-entry manifest:media-type="" manifest:full-path="Object 47/popupmenu/"/>
  <manifest:file-entry manifest:media-type="text/xml" manifest:full-path="Object 47/content.xml"/>
  <manifest:file-entry manifest:media-type="" manifest:full-path="Object 47/progressbar/"/>
  <manifest:file-entry manifest:media-type="" manifest:full-path="Object 47/menubar/"/>
  <manifest:file-entry manifest:media-type="" manifest:full-path="Object 47/toolbar/"/>
  <manifest:file-entry manifest:media-type="text/xml" manifest:full-path="Object 47/settings.xml"/>
  <manifest:file-entry manifest:media-type="application/vnd.oasis.opendocument.formula" manifest:version="1.2" manifest:full-path="Object 47/"/>
  <manifest:file-entry manifest:media-type="" manifest:full-path="Object 137/Configurations2/"/>
  <manifest:file-entry manifest:media-type="" manifest:full-path="Object 137/statusbar/"/>
  <manifest:file-entry manifest:media-type="" manifest:full-path="Object 137/floater/"/>
  <manifest:file-entry manifest:media-type="" manifest:full-path="Object 137/popupmenu/"/>
  <manifest:file-entry manifest:media-type="text/xml" manifest:full-path="Object 137/content.xml"/>
  <manifest:file-entry manifest:media-type="" manifest:full-path="Object 137/progressbar/"/>
  <manifest:file-entry manifest:media-type="" manifest:full-path="Object 137/toolpanel/"/>
  <manifest:file-entry manifest:media-type="" manifest:full-path="Object 137/menubar/"/>
  <manifest:file-entry manifest:media-type="" manifest:full-path="Object 137/toolbar/"/>
  <manifest:file-entry manifest:media-type="text/xml" manifest:full-path="Object 137/settings.xml"/>
  <manifest:file-entry manifest:media-type="application/vnd.oasis.opendocument.formula" manifest:version="1.2" manifest:full-path="Object 137/"/>
  <manifest:file-entry manifest:media-type="" manifest:full-path="Object 138/Configurations2/"/>
  <manifest:file-entry manifest:media-type="" manifest:full-path="Object 138/statusbar/"/>
  <manifest:file-entry manifest:media-type="" manifest:full-path="Object 138/floater/"/>
  <manifest:file-entry manifest:media-type="" manifest:full-path="Object 138/popupmenu/"/>
  <manifest:file-entry manifest:media-type="text/xml" manifest:full-path="Object 138/content.xml"/>
  <manifest:file-entry manifest:media-type="" manifest:full-path="Object 138/progressbar/"/>
  <manifest:file-entry manifest:media-type="" manifest:full-path="Object 138/toolpanel/"/>
  <manifest:file-entry manifest:media-type="" manifest:full-path="Object 138/menubar/"/>
  <manifest:file-entry manifest:media-type="" manifest:full-path="Object 138/toolbar/"/>
  <manifest:file-entry manifest:media-type="text/xml" manifest:full-path="Object 138/settings.xml"/>
  <manifest:file-entry manifest:media-type="application/vnd.oasis.opendocument.formula" manifest:version="1.2" manifest:full-path="Object 138/"/>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139/Configurations2/"/>
  <manifest:file-entry manifest:media-type="" manifest:full-path="Object 139/statusbar/"/>
  <manifest:file-entry manifest:media-type="" manifest:full-path="Object 139/floater/"/>
  <manifest:file-entry manifest:media-type="" manifest:full-path="Object 139/popupmenu/"/>
  <manifest:file-entry manifest:media-type="text/xml" manifest:full-path="Object 139/content.xml"/>
  <manifest:file-entry manifest:media-type="" manifest:full-path="Object 139/progressbar/"/>
  <manifest:file-entry manifest:media-type="" manifest:full-path="Object 139/toolpanel/"/>
  <manifest:file-entry manifest:media-type="" manifest:full-path="Object 139/menubar/"/>
  <manifest:file-entry manifest:media-type="" manifest:full-path="Object 139/toolbar/"/>
  <manifest:file-entry manifest:media-type="text/xml" manifest:full-path="Object 139/settings.xml"/>
  <manifest:file-entry manifest:media-type="application/vnd.oasis.opendocument.formula" manifest:version="1.2" manifest:full-path="Object 139/"/>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140/Configurations2/"/>
  <manifest:file-entry manifest:media-type="" manifest:full-path="Object 140/statusbar/"/>
  <manifest:file-entry manifest:media-type="" manifest:full-path="Object 140/floater/"/>
  <manifest:file-entry manifest:media-type="" manifest:full-path="Object 140/popupmenu/"/>
  <manifest:file-entry manifest:media-type="text/xml" manifest:full-path="Object 140/content.xml"/>
  <manifest:file-entry manifest:media-type="" manifest:full-path="Object 140/progressbar/"/>
  <manifest:file-entry manifest:media-type="" manifest:full-path="Object 140/toolpanel/"/>
  <manifest:file-entry manifest:media-type="" manifest:full-path="Object 140/menubar/"/>
  <manifest:file-entry manifest:media-type="" manifest:full-path="Object 140/toolbar/"/>
  <manifest:file-entry manifest:media-type="text/xml" manifest:full-path="Object 140/settings.xml"/>
  <manifest:file-entry manifest:media-type="application/vnd.oasis.opendocument.formula" manifest:version="1.2" manifest:full-path="Object 140/"/>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141/Configurations2/"/>
  <manifest:file-entry manifest:media-type="" manifest:full-path="Object 141/statusbar/"/>
  <manifest:file-entry manifest:media-type="" manifest:full-path="Object 141/floater/"/>
  <manifest:file-entry manifest:media-type="" manifest:full-path="Object 141/popupmenu/"/>
  <manifest:file-entry manifest:media-type="text/xml" manifest:full-path="Object 141/content.xml"/>
  <manifest:file-entry manifest:media-type="" manifest:full-path="Object 141/progressbar/"/>
  <manifest:file-entry manifest:media-type="" manifest:full-path="Object 141/toolpanel/"/>
  <manifest:file-entry manifest:media-type="" manifest:full-path="Object 141/menubar/"/>
  <manifest:file-entry manifest:media-type="" manifest:full-path="Object 141/toolbar/"/>
  <manifest:file-entry manifest:media-type="text/xml" manifest:full-path="Object 141/settings.xml"/>
  <manifest:file-entry manifest:media-type="application/vnd.oasis.opendocument.formula" manifest:version="1.2" manifest:full-path="Object 141/"/>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142/Configurations2/"/>
  <manifest:file-entry manifest:media-type="" manifest:full-path="Object 142/statusbar/"/>
  <manifest:file-entry manifest:media-type="" manifest:full-path="Object 142/floater/"/>
  <manifest:file-entry manifest:media-type="" manifest:full-path="Object 142/popupmenu/"/>
  <manifest:file-entry manifest:media-type="text/xml" manifest:full-path="Object 142/content.xml"/>
  <manifest:file-entry manifest:media-type="" manifest:full-path="Object 142/progressbar/"/>
  <manifest:file-entry manifest:media-type="" manifest:full-path="Object 142/toolpanel/"/>
  <manifest:file-entry manifest:media-type="" manifest:full-path="Object 142/menubar/"/>
  <manifest:file-entry manifest:media-type="" manifest:full-path="Object 142/toolbar/"/>
  <manifest:file-entry manifest:media-type="text/xml" manifest:full-path="Object 142/settings.xml"/>
  <manifest:file-entry manifest:media-type="application/vnd.oasis.opendocument.formula" manifest:version="1.2" manifest:full-path="Object 14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143/Configurations2/"/>
  <manifest:file-entry manifest:media-type="" manifest:full-path="Object 143/statusbar/"/>
  <manifest:file-entry manifest:media-type="" manifest:full-path="Object 143/floater/"/>
  <manifest:file-entry manifest:media-type="" manifest:full-path="Object 143/popupmenu/"/>
  <manifest:file-entry manifest:media-type="text/xml" manifest:full-path="Object 143/content.xml"/>
  <manifest:file-entry manifest:media-type="" manifest:full-path="Object 143/progressbar/"/>
  <manifest:file-entry manifest:media-type="" manifest:full-path="Object 143/toolpanel/"/>
  <manifest:file-entry manifest:media-type="" manifest:full-path="Object 143/menubar/"/>
  <manifest:file-entry manifest:media-type="" manifest:full-path="Object 143/toolbar/"/>
  <manifest:file-entry manifest:media-type="text/xml" manifest:full-path="Object 143/settings.xml"/>
  <manifest:file-entry manifest:media-type="application/vnd.oasis.opendocument.formula" manifest:version="1.2" manifest:full-path="Object 143/"/>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144/Configurations2/"/>
  <manifest:file-entry manifest:media-type="" manifest:full-path="Object 144/statusbar/"/>
  <manifest:file-entry manifest:media-type="" manifest:full-path="Object 144/floater/"/>
  <manifest:file-entry manifest:media-type="" manifest:full-path="Object 144/popupmenu/"/>
  <manifest:file-entry manifest:media-type="text/xml" manifest:full-path="Object 144/content.xml"/>
  <manifest:file-entry manifest:media-type="" manifest:full-path="Object 144/progressbar/"/>
  <manifest:file-entry manifest:media-type="" manifest:full-path="Object 144/toolpanel/"/>
  <manifest:file-entry manifest:media-type="" manifest:full-path="Object 144/menubar/"/>
  <manifest:file-entry manifest:media-type="" manifest:full-path="Object 144/toolbar/"/>
  <manifest:file-entry manifest:media-type="text/xml" manifest:full-path="Object 144/settings.xml"/>
  <manifest:file-entry manifest:media-type="application/vnd.oasis.opendocument.formula" manifest:version="1.2" manifest:full-path="Object 144/"/>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145/content.xml"/>
  <manifest:file-entry manifest:media-type="text/xml" manifest:full-path="Object 145/settings.xml"/>
  <manifest:file-entry manifest:media-type="application/vnd.oasis.opendocument.formula" manifest:version="1.2" manifest:full-path="Object 145/"/>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146/content.xml"/>
  <manifest:file-entry manifest:media-type="text/xml" manifest:full-path="Object 146/settings.xml"/>
  <manifest:file-entry manifest:media-type="application/vnd.oasis.opendocument.formula" manifest:version="1.2" manifest:full-path="Object 146/"/>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147/content.xml"/>
  <manifest:file-entry manifest:media-type="text/xml" manifest:full-path="Object 147/settings.xml"/>
  <manifest:file-entry manifest:media-type="application/vnd.oasis.opendocument.formula" manifest:version="1.2" manifest:full-path="Object 147/"/>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148/content.xml"/>
  <manifest:file-entry manifest:media-type="text/xml" manifest:full-path="Object 148/settings.xml"/>
  <manifest:file-entry manifest:media-type="application/vnd.oasis.opendocument.formula" manifest:version="1.2" manifest:full-path="Object 148/"/>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149/content.xml"/>
  <manifest:file-entry manifest:media-type="text/xml" manifest:full-path="Object 149/settings.xml"/>
  <manifest:file-entry manifest:media-type="application/vnd.oasis.opendocument.formula" manifest:version="1.2" manifest:full-path="Object 149/"/>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150/content.xml"/>
  <manifest:file-entry manifest:media-type="text/xml" manifest:full-path="Object 150/settings.xml"/>
  <manifest:file-entry manifest:media-type="application/vnd.oasis.opendocument.formula" manifest:version="1.2" manifest:full-path="Object 150/"/>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151/content.xml"/>
  <manifest:file-entry manifest:media-type="text/xml" manifest:full-path="Object 151/settings.xml"/>
  <manifest:file-entry manifest:media-type="application/vnd.oasis.opendocument.formula" manifest:version="1.2" manifest:full-path="Object 151/"/>
  <manifest:file-entry manifest:media-type="" manifest:full-path="Object 61/statusbar/"/>
  <manifest:file-entry manifest:media-type="" manifest:full-path="Object 61/floater/"/>
  <manifest:file-entry manifest:media-type="" manifest:full-path="Object 61/popupmenu/"/>
  <manifest:file-entry manifest:media-type="text/xml" manifest:full-path="Object 61/content.xml"/>
  <manifest:file-entry manifest:media-type="" manifest:full-path="Object 61/progressbar/"/>
  <manifest:file-entry manifest:media-type="" manifest:full-path="Object 61/menubar/"/>
  <manifest:file-entry manifest:media-type="" manifest:full-path="Object 61/toolbar/"/>
  <manifest:file-entry manifest:media-type="text/xml" manifest:full-path="Object 61/settings.xml"/>
  <manifest:file-entry manifest:media-type="application/vnd.oasis.opendocument.formula" manifest:version="1.2" manifest:full-path="Object 61/"/>
  <manifest:file-entry manifest:media-type="text/xml" manifest:full-path="Object 152/content.xml"/>
  <manifest:file-entry manifest:media-type="text/xml" manifest:full-path="Object 152/settings.xml"/>
  <manifest:file-entry manifest:media-type="application/vnd.oasis.opendocument.formula" manifest:version="1.2" manifest:full-path="Object 152/"/>
  <manifest:file-entry manifest:media-type="" manifest:full-path="Object 62/statusbar/"/>
  <manifest:file-entry manifest:media-type="" manifest:full-path="Object 62/floater/"/>
  <manifest:file-entry manifest:media-type="" manifest:full-path="Object 62/popupmenu/"/>
  <manifest:file-entry manifest:media-type="text/xml" manifest:full-path="Object 62/content.xml"/>
  <manifest:file-entry manifest:media-type="" manifest:full-path="Object 62/progressbar/"/>
  <manifest:file-entry manifest:media-type="" manifest:full-path="Object 62/menubar/"/>
  <manifest:file-entry manifest:media-type="" manifest:full-path="Object 62/toolbar/"/>
  <manifest:file-entry manifest:media-type="text/xml" manifest:full-path="Object 62/settings.xml"/>
  <manifest:file-entry manifest:media-type="application/vnd.oasis.opendocument.formula" manifest:version="1.2" manifest:full-path="Object 62/"/>
  <manifest:file-entry manifest:media-type="text/xml" manifest:full-path="Object 153/content.xml"/>
  <manifest:file-entry manifest:media-type="text/xml" manifest:full-path="Object 153/settings.xml"/>
  <manifest:file-entry manifest:media-type="application/vnd.oasis.opendocument.formula" manifest:version="1.2" manifest:full-path="Object 153/"/>
  <manifest:file-entry manifest:media-type="" manifest:full-path="Object 63/statusbar/"/>
  <manifest:file-entry manifest:media-type="" manifest:full-path="Object 63/floater/"/>
  <manifest:file-entry manifest:media-type="" manifest:full-path="Object 63/popupmenu/"/>
  <manifest:file-entry manifest:media-type="text/xml" manifest:full-path="Object 63/content.xml"/>
  <manifest:file-entry manifest:media-type="" manifest:full-path="Object 63/progressbar/"/>
  <manifest:file-entry manifest:media-type="" manifest:full-path="Object 63/menubar/"/>
  <manifest:file-entry manifest:media-type="" manifest:full-path="Object 63/toolbar/"/>
  <manifest:file-entry manifest:media-type="text/xml" manifest:full-path="Object 63/settings.xml"/>
  <manifest:file-entry manifest:media-type="application/vnd.oasis.opendocument.formula" manifest:version="1.2" manifest:full-path="Object 63/"/>
  <manifest:file-entry manifest:media-type="text/xml" manifest:full-path="Object 154/content.xml"/>
  <manifest:file-entry manifest:media-type="text/xml" manifest:full-path="Object 154/settings.xml"/>
  <manifest:file-entry manifest:media-type="application/vnd.oasis.opendocument.formula" manifest:version="1.2" manifest:full-path="Object 154/"/>
  <manifest:file-entry manifest:media-type="" manifest:full-path="Object 64/statusbar/"/>
  <manifest:file-entry manifest:media-type="" manifest:full-path="Object 64/floater/"/>
  <manifest:file-entry manifest:media-type="" manifest:full-path="Object 64/popupmenu/"/>
  <manifest:file-entry manifest:media-type="text/xml" manifest:full-path="Object 64/content.xml"/>
  <manifest:file-entry manifest:media-type="" manifest:full-path="Object 64/progressbar/"/>
  <manifest:file-entry manifest:media-type="" manifest:full-path="Object 64/menubar/"/>
  <manifest:file-entry manifest:media-type="" manifest:full-path="Object 64/toolbar/"/>
  <manifest:file-entry manifest:media-type="text/xml" manifest:full-path="Object 64/settings.xml"/>
  <manifest:file-entry manifest:media-type="application/vnd.oasis.opendocument.formula" manifest:version="1.2" manifest:full-path="Object 64/"/>
  <manifest:file-entry manifest:media-type="text/xml" manifest:full-path="Object 155/content.xml"/>
  <manifest:file-entry manifest:media-type="text/xml" manifest:full-path="Object 155/settings.xml"/>
  <manifest:file-entry manifest:media-type="application/vnd.oasis.opendocument.formula" manifest:version="1.2" manifest:full-path="Object 155/"/>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text/xml" manifest:full-path="Object 156/content.xml"/>
  <manifest:file-entry manifest:media-type="text/xml" manifest:full-path="Object 156/settings.xml"/>
  <manifest:file-entry manifest:media-type="application/vnd.oasis.opendocument.formula" manifest:version="1.2" manifest:full-path="Object 156/"/>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157/content.xml"/>
  <manifest:file-entry manifest:media-type="text/xml" manifest:full-path="Object 157/settings.xml"/>
  <manifest:file-entry manifest:media-type="application/vnd.oasis.opendocument.formula" manifest:version="1.2" manifest:full-path="Object 157/"/>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text/xml" manifest:full-path="Object 158/content.xml"/>
  <manifest:file-entry manifest:media-type="text/xml" manifest:full-path="Object 158/settings.xml"/>
  <manifest:file-entry manifest:media-type="application/vnd.oasis.opendocument.formula" manifest:version="1.2" manifest:full-path="Object 158/"/>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text/xml" manifest:full-path="Object 159/content.xml"/>
  <manifest:file-entry manifest:media-type="text/xml" manifest:full-path="Object 159/settings.xml"/>
  <manifest:file-entry manifest:media-type="application/vnd.oasis.opendocument.formula" manifest:version="1.2" manifest:full-path="Object 159/"/>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text/xml" manifest:full-path="Object 200/content.xml"/>
  <manifest:file-entry manifest:media-type="text/xml" manifest:full-path="Object 200/settings.xml"/>
  <manifest:file-entry manifest:media-type="application/vnd.oasis.opendocument.formula" manifest:version="1.2" manifest:full-path="Object 200/"/>
  <manifest:file-entry manifest:media-type="text/xml" manifest:full-path="Object 201/content.xml"/>
  <manifest:file-entry manifest:media-type="text/xml" manifest:full-path="Object 201/settings.xml"/>
  <manifest:file-entry manifest:media-type="application/vnd.oasis.opendocument.formula" manifest:version="1.2" manifest:full-path="Object 201/"/>
  <manifest:file-entry manifest:media-type="text/xml" manifest:full-path="Object 202/content.xml"/>
  <manifest:file-entry manifest:media-type="text/xml" manifest:full-path="Object 202/settings.xml"/>
  <manifest:file-entry manifest:media-type="application/vnd.oasis.opendocument.formula" manifest:version="1.2" manifest:full-path="Object 202/"/>
  <manifest:file-entry manifest:media-type="text/xml" manifest:full-path="Object 203/content.xml"/>
  <manifest:file-entry manifest:media-type="text/xml" manifest:full-path="Object 203/settings.xml"/>
  <manifest:file-entry manifest:media-type="application/vnd.oasis.opendocument.formula" manifest:version="1.2" manifest:full-path="Object 203/"/>
  <manifest:file-entry manifest:media-type="text/xml" manifest:full-path="Object 204/content.xml"/>
  <manifest:file-entry manifest:media-type="text/xml" manifest:full-path="Object 204/settings.xml"/>
  <manifest:file-entry manifest:media-type="application/vnd.oasis.opendocument.formula" manifest:version="1.2" manifest:full-path="Object 204/"/>
  <manifest:file-entry manifest:media-type="text/xml" manifest:full-path="content.xml"/>
  <manifest:file-entry manifest:media-type="text/xml" manifest:full-path="Object 205/content.xml"/>
  <manifest:file-entry manifest:media-type="text/xml" manifest:full-path="Object 205/settings.xml"/>
  <manifest:file-entry manifest:media-type="application/vnd.oasis.opendocument.formula" manifest:version="1.2" manifest:full-path="Object 205/"/>
  <manifest:file-entry manifest:media-type="text/xml" manifest:full-path="Object 206/content.xml"/>
  <manifest:file-entry manifest:media-type="text/xml" manifest:full-path="Object 206/settings.xml"/>
  <manifest:file-entry manifest:media-type="application/vnd.oasis.opendocument.formula" manifest:version="1.2" manifest:full-path="Object 206/"/>
  <manifest:file-entry manifest:media-type="text/xml" manifest:full-path="Object 207/content.xml"/>
  <manifest:file-entry manifest:media-type="text/xml" manifest:full-path="Object 207/settings.xml"/>
  <manifest:file-entry manifest:media-type="application/vnd.oasis.opendocument.formula" manifest:version="1.2" manifest:full-path="Object 207/"/>
  <manifest:file-entry manifest:media-type="text/xml" manifest:full-path="Object 208/content.xml"/>
  <manifest:file-entry manifest:media-type="text/xml" manifest:full-path="Object 208/settings.xml"/>
  <manifest:file-entry manifest:media-type="application/vnd.oasis.opendocument.formula" manifest:version="1.2" manifest:full-path="Object 208/"/>
  <manifest:file-entry manifest:media-type="text/xml" manifest:full-path="Object 209/content.xml"/>
  <manifest:file-entry manifest:media-type="text/xml" manifest:full-path="Object 209/settings.xml"/>
  <manifest:file-entry manifest:media-type="application/vnd.oasis.opendocument.formula" manifest:version="1.2" manifest:full-path="Object 20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iberation Sans" svg:font-family="'Liberation Sans'"/>
    <style:font-face style:name="Liberation Serif" svg:font-family="'Liberation Serif'"/>
    <style:font-face style:name="Lohit Hindi1" svg:font-family="'Lohit Hindi'"/>
    <style:font-face style:name="OpenSymbol" svg:font-family="OpenSymbol"/>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6292in" style:rel-column-width="5957*"/>
    </style:style>
    <style:style style:name="Table1.K" style:family="table-column">
      <style:table-column-properties style:column-width="0.6306in" style:rel-column-width="5965*"/>
    </style:style>
    <style:style style:name="Table1.A1" style:family="table-cell">
      <style:table-cell-properties fo:padding="0.0382in" fo:border-left="0.0007in solid #000000" fo:border-right="none" fo:border-top="0.0007in solid #000000" fo:border-bottom="0.0007in solid #000000"/>
    </style:style>
    <style:style style:name="Table1.K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K2" style:family="table-cell">
      <style:table-cell-properties fo:padding="0.0382in" fo:border-left="0.0007in solid #000000" fo:border-right="0.0007in solid #000000" fo:border-top="none" fo:border-bottom="0.0007in solid #000000"/>
    </style:style>
    <style:style style:name="Table2" style:family="table">
      <style:table-properties style:width="3.9299in" table:align="left" style:writing-mode="lr-tb"/>
    </style:style>
    <style:style style:name="Table2.A" style:family="table-column">
      <style:table-column-properties style:column-width="1.309in"/>
    </style:style>
    <style:style style:name="Table2.C" style:family="table-column">
      <style:table-column-properties style:column-width="1.3118in"/>
    </style:style>
    <style:style style:name="Table2.1" style:family="table-row">
      <style:table-row-properties style:keep-together="true" fo:keep-together="auto"/>
    </style:style>
    <style:style style:name="Table2.A1" style:family="table-cell">
      <style:table-cell-properties style:vertical-align="top" fo:padding="0.0382in" fo:border-left="0.0007in solid #000000" fo:border-right="none" fo:border-top="0.0007in solid #000000" fo:border-bottom="0.0007in solid #000000" style:writing-mode="lr-tb"/>
    </style:style>
    <style:style style:name="Table2.C1" style:family="table-cell">
      <style:table-cell-properties style:vertical-align="top" fo:padding="0.0382in" fo:border="0.0007in solid #000000" style:writing-mode="lr-tb"/>
    </style:style>
    <style:style style:name="Table2.A2" style:family="table-cell">
      <style:table-cell-properties style:vertical-align="top" fo:padding="0.0382in" fo:border-left="0.0007in solid #000000" fo:border-right="none" fo:border-top="none" fo:border-bottom="0.0007in solid #000000" style:writing-mode="lr-tb"/>
    </style:style>
    <style:style style:name="Table2.C2" style:family="table-cell">
      <style:table-cell-properties style:vertical-align="top" fo:padding="0.0382in" fo:border-left="0.0007in solid #000000" fo:border-right="0.0007in solid #000000" fo:border-top="none" fo:border-bottom="0.0007in solid #000000" style:writing-mode="lr-tb"/>
    </style:style>
    <style:style style:name="Table13" style:family="table">
      <style:table-properties style:width="6.925in" table:align="margins" style:may-break-between-rows="false"/>
    </style:style>
    <style:style style:name="Table13.A" style:family="table-column">
      <style:table-column-properties style:column-width="1.3847in" style:rel-column-width="13107*"/>
    </style:style>
    <style:style style:name="Table13.A1" style:family="table-cell">
      <style:table-cell-properties fo:padding="0.0382in" fo:border-left="none" fo:border-right="0.0007in solid #000000" fo:border-top="none" fo:border-bottom="0.0007in solid #000000"/>
    </style:style>
    <style:style style:name="Table13.B1" style:family="table-cell">
      <style:table-cell-properties fo:padding="0.0382in" fo:border-left="0.0007in solid #000000" fo:border-right="none" fo:border-top="0.0007in solid #000000" fo:border-bottom="0.0007in solid #000000"/>
    </style:style>
    <style:style style:name="Table13.E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E2" style:family="table-cell">
      <style:table-cell-properties fo:padding="0.0382in" fo:border-left="0.0007in solid #000000" fo:border-right="0.0007in solid #000000" fo:border-top="none" fo:border-bottom="0.0007in solid #000000"/>
    </style:style>
    <style:style style:name="Table13.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3.A7" style:family="table-cell">
      <style:table-cell-properties fo:background-color="#000000" fo:padding="0.0382in" fo:border-left="0.0007in solid #000000" fo:border-right="none" fo:border-top="none" fo:border-bottom="0.0007in solid #000000">
        <style:background-image/>
      </style:table-cell-properties>
    </style:style>
    <style:style style:name="Table13.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5" style:family="table">
      <style:table-properties style:width="6.925in" fo:break-before="auto" fo:break-after="auto" table:align="margins"/>
    </style:style>
    <style:style style:name="Table15.A" style:family="table-column">
      <style:table-column-properties style:column-width="1.3847in" style:rel-column-width="13107*"/>
    </style:style>
    <style:style style:name="Table15.A1" style:family="table-cell">
      <style:table-cell-properties fo:padding="0.0382in" fo:border-left="none" fo:border-right="0.0007in solid #000000" fo:border-top="none" fo:border-bottom="0.0007in solid #000000"/>
    </style:style>
    <style:style style:name="Table15.B1" style:family="table-cell">
      <style:table-cell-properties fo:padding="0.0382in" fo:border-left="0.0007in solid #000000" fo:border-right="none" fo:border-top="0.0007in solid #000000" fo:border-bottom="0.0007in solid #000000"/>
    </style:style>
    <style:style style:name="Table15.E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E2" style:family="table-cell">
      <style:table-cell-properties fo:padding="0.0382in" fo:border-left="0.0007in solid #000000" fo:border-right="0.0007in solid #000000" fo:border-top="none" fo:border-bottom="0.0007in solid #000000"/>
    </style:style>
    <style:style style:name="Table15.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5.A7" style:family="table-cell">
      <style:table-cell-properties fo:background-color="#000000" fo:padding="0.0382in" fo:border-left="0.0007in solid #000000" fo:border-right="none" fo:border-top="none" fo:border-bottom="0.0007in solid #000000">
        <style:background-image/>
      </style:table-cell-properties>
    </style:style>
    <style:style style:name="Table15.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6" style:family="table">
      <style:table-properties style:width="6.925in" fo:break-before="auto" fo:break-after="auto" table:align="margins"/>
    </style:style>
    <style:style style:name="Table16.A" style:family="table-column">
      <style:table-column-properties style:column-width="1.3847in" style:rel-column-width="13107*"/>
    </style:style>
    <style:style style:name="Table16.A1" style:family="table-cell">
      <style:table-cell-properties fo:padding="0.0382in" fo:border-left="none" fo:border-right="0.0007in solid #000000" fo:border-top="none" fo:border-bottom="0.0007in solid #000000"/>
    </style:style>
    <style:style style:name="Table16.B1" style:family="table-cell">
      <style:table-cell-properties fo:padding="0.0382in" fo:border-left="0.0007in solid #000000" fo:border-right="none" fo:border-top="0.0007in solid #000000" fo:border-bottom="0.0007in solid #000000"/>
    </style:style>
    <style:style style:name="Table16.E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E2" style:family="table-cell">
      <style:table-cell-properties fo:padding="0.0382in" fo:border-left="0.0007in solid #000000" fo:border-right="0.0007in solid #000000" fo:border-top="none" fo:border-bottom="0.0007in solid #000000"/>
    </style:style>
    <style:style style:name="Table16.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6.A7" style:family="table-cell">
      <style:table-cell-properties fo:background-color="#000000" fo:padding="0.0382in" fo:border-left="0.0007in solid #000000" fo:border-right="none" fo:border-top="none" fo:border-bottom="0.0007in solid #000000">
        <style:background-image/>
      </style:table-cell-properties>
    </style:style>
    <style:style style:name="Table16.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4" style:family="table">
      <style:table-properties style:width="6.925in" fo:break-before="auto" fo:break-after="auto" table:align="margins"/>
    </style:style>
    <style:style style:name="Table14.A" style:family="table-column">
      <style:table-column-properties style:column-width="1.3847in" style:rel-column-width="13107*"/>
    </style:style>
    <style:style style:name="Table14.A1" style:family="table-cell">
      <style:table-cell-properties fo:padding="0.0382in" fo:border-left="none" fo:border-right="0.0007in solid #000000" fo:border-top="none" fo:border-bottom="0.0007in solid #000000"/>
    </style:style>
    <style:style style:name="Table14.B1" style:family="table-cell">
      <style:table-cell-properties fo:padding="0.0382in" fo:border-left="0.0007in solid #000000" fo:border-right="none" fo:border-top="0.0007in solid #000000" fo:border-bottom="0.0007in solid #000000"/>
    </style:style>
    <style:style style:name="Table14.E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E2" style:family="table-cell">
      <style:table-cell-properties fo:padding="0.0382in" fo:border-left="0.0007in solid #000000" fo:border-right="0.0007in solid #000000" fo:border-top="none" fo:border-bottom="0.0007in solid #000000"/>
    </style:style>
    <style:style style:name="Table14.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4.A7" style:family="table-cell">
      <style:table-cell-properties fo:background-color="#000000" fo:padding="0.0382in" fo:border-left="0.0007in solid #000000" fo:border-right="none" fo:border-top="none" fo:border-bottom="0.0007in solid #000000">
        <style:background-image/>
      </style:table-cell-properties>
    </style:style>
    <style:style style:name="Table14.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9" style:family="table">
      <style:table-properties style:width="6.925in" table:align="margins" style:may-break-between-rows="false"/>
    </style:style>
    <style:style style:name="Table19.A" style:family="table-column">
      <style:table-column-properties style:column-width="1.3847in" style:rel-column-width="13107*"/>
    </style:style>
    <style:style style:name="Table19.A1" style:family="table-cell">
      <style:table-cell-properties fo:padding="0.0382in" fo:border-left="none" fo:border-right="0.0007in solid #000000" fo:border-top="none" fo:border-bottom="0.0007in solid #000000"/>
    </style:style>
    <style:style style:name="Table19.B1" style:family="table-cell">
      <style:table-cell-properties fo:padding="0.0382in" fo:border-left="0.0007in solid #000000" fo:border-right="none" fo:border-top="0.0007in solid #000000" fo:border-bottom="0.0007in solid #000000"/>
    </style:style>
    <style:style style:name="Table19.E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E2" style:family="table-cell">
      <style:table-cell-properties fo:padding="0.0382in" fo:border-left="0.0007in solid #000000" fo:border-right="0.0007in solid #000000" fo:border-top="none" fo:border-bottom="0.0007in solid #000000"/>
    </style:style>
    <style:style style:name="Table19.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9.A7" style:family="table-cell">
      <style:table-cell-properties fo:background-color="#000000" fo:padding="0.0382in" fo:border-left="0.0007in solid #000000" fo:border-right="none" fo:border-top="none" fo:border-bottom="0.0007in solid #000000">
        <style:background-image/>
      </style:table-cell-properties>
    </style:style>
    <style:style style:name="Table19.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style:font-name="Liberation Serif2" fo:font-size="12pt" fo:font-weight="bold" style:font-size-asian="10.5pt" style:font-weight-asian="bold" style:font-size-complex="12pt" style:font-weight-complex="bold"/>
    </style:style>
    <style:style style:name="P4" style:family="paragraph" style:parent-style-name="Standard">
      <style:paragraph-properties fo:text-align="start" style:justify-single-word="false"/>
      <style:text-properties style:font-name="Liberation Serif2" fo:font-size="12pt" style:font-size-asian="10.5pt" style:font-size-complex="12pt"/>
    </style:style>
    <style:style style:name="P5" style:family="paragraph" style:parent-style-name="Standard">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Liberation Serif2" fo:font-size="12pt" fo:font-style="normal" fo:font-weight="bold" style:font-size-asian="10.5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style:font-name="Liberation Serif2" fo:font-size="12pt" fo:font-weight="normal" style:font-size-asian="10.5pt" style:font-weight-asian="normal" style:font-size-complex="12pt" style:font-weight-complex="normal"/>
    </style:style>
    <style:style style:name="P8" style:family="paragraph" style:parent-style-name="Standard">
      <style:paragraph-properties fo:margin-left="0.5in" fo:margin-right="0in" fo:text-align="start" style:justify-single-word="false" fo:text-indent="-0.25in" style:auto-text-indent="false">
        <style:tab-stops/>
      </style:paragraph-properties>
      <style:text-properties style:font-name="Liberation Serif2" fo:font-size="12pt" style:font-size-asian="10.5pt" style:font-size-complex="12pt"/>
    </style:style>
    <style:style style:name="P9" style:family="paragraph" style:parent-style-name="Standard">
      <style:paragraph-properties fo:margin-left="0in" fo:margin-right="0in" fo:text-align="start" style:justify-single-word="false" fo:text-indent="0in" style:auto-text-indent="false">
        <style:tab-stops/>
      </style:paragraph-properties>
      <style:text-properties style:font-name="Liberation Serif2" fo:font-size="12pt" style:font-size-asian="10.5pt" style:font-size-complex="12pt"/>
    </style:style>
    <style:style style:name="P10" style:family="paragraph" style:parent-style-name="Standard">
      <style:paragraph-properties fo:margin-left="0in" fo:margin-right="0in" fo:text-align="start" style:justify-single-word="false" fo:text-indent="0in" style:auto-text-indent="false"/>
    </style:style>
    <style:style style:name="P11" style:family="paragraph" style:parent-style-name="Table_20_Contents">
      <style:paragraph-properties fo:text-align="start" style:justify-single-word="false"/>
      <style:text-properties style:font-name="Liberation Serif2" fo:font-size="12pt" fo:font-weight="bold" style:font-size-asian="12pt" style:font-weight-asian="bold" style:font-size-complex="12pt" style:font-weight-complex="bold"/>
    </style:style>
    <style:style style:name="P12" style:family="paragraph" style:parent-style-name="Table_20_Contents">
      <style:paragraph-properties fo:text-align="start" style:justify-single-word="false"/>
      <style:text-properties style:font-name="Liberation Serif2" fo:font-size="12pt" style:font-size-asian="12pt" style:font-size-complex="12pt"/>
    </style:style>
    <style:style style:name="P13" style:family="paragraph" style:parent-style-name="Table_20_Contents">
      <style:paragraph-properties fo:text-align="start" style:justify-single-word="false"/>
      <style:text-properties fo:font-size="12pt" fo:font-weight="normal" style:font-size-asian="10.5pt" style:font-weight-asian="normal" style:font-size-complex="12pt" style:font-weight-complex="normal"/>
    </style:style>
    <style:style style:name="P14"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5"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16" style:family="paragraph" style:parent-style-name="Table_20_Contents">
      <style:paragraph-properties fo:text-align="end" style:justify-single-word="false"/>
      <style:text-properties fo:font-size="10pt" style:font-size-asian="10pt" style:font-size-complex="10pt"/>
    </style:style>
    <style:style style:name="P17" style:family="paragraph" style:parent-style-name="Table_20_Contents">
      <style:paragraph-properties fo:text-align="end" style:justify-single-word="false"/>
      <style:text-properties fo:font-size="10pt" fo:font-style="italic" style:font-size-asian="10pt" style:font-style-asian="italic" style:font-size-complex="10pt" style:font-style-complex="italic"/>
    </style:style>
    <style:style style:name="P18" style:family="paragraph" style:parent-style-name="Table_20_Contents">
      <style:paragraph-properties fo:text-align="start" style:justify-single-word="false"/>
    </style:style>
    <style:style style:name="P19" style:family="paragraph" style:parent-style-name="Table_20_Contents">
      <style:paragraph-properties fo:text-align="center" style:justify-single-word="false" style:snap-to-layout-grid="false"/>
      <style:text-properties style:use-window-font-color="true" style:font-name="Liberation Serif2" fo:font-size="12pt" fo:language="en" fo:country="US" style:font-name-asian="DejaVu Sans1" style:font-size-asian="12pt" style:language-asian="zxx" style:country-asian="none" style:font-name-complex="DejaVu Sans1" style:font-size-complex="12pt" style:language-complex="zxx" style:country-complex="none"/>
    </style:style>
    <style:style style:name="P20" style:family="paragraph" style:parent-style-name="Table_20_Contents">
      <style:paragraph-properties fo:text-align="center" style:justify-single-word="false" style:snap-to-layout-grid="false"/>
      <style:text-properties style:use-window-font-color="true" style:font-name="Liberation Serif2" fo:font-size="12pt" fo:language="en" fo:country="US" fo:font-weight="normal" style:font-name-asian="DejaVu Sans1" style:font-size-asian="12pt" style:language-asian="zxx" style:country-asian="none" style:font-weight-asian="normal" style:font-name-complex="DejaVu Sans1" style:font-size-complex="12pt" style:language-complex="zxx" style:country-complex="none" style:font-weight-complex="normal"/>
    </style:style>
    <style:style style:name="P21" style:family="paragraph" style:parent-style-name="Table_20_Heading">
      <style:paragraph-properties style:snap-to-layout-grid="false"/>
      <style:text-properties style:use-window-font-color="true" style:font-name="Liberation Serif2" fo:font-size="12pt" fo:language="en" fo:country="US" fo:font-style="italic" fo:font-weight="bold" style:font-name-asian="DejaVu Sans1" style:font-size-asian="12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22" style:family="paragraph" style:parent-style-name="Standard">
      <style:paragraph-properties fo:margin-left="0.4925in" fo:margin-right="0in" fo:text-align="start" style:justify-single-word="false" fo:text-indent="0in" style:auto-text-indent="false"/>
      <style:text-properties style:font-name="Liberation Serif2" fo:font-size="12pt" style:font-size-asian="10.5pt" style:font-size-complex="12pt"/>
    </style:style>
    <style:style style:name="P23" style:family="paragraph" style:parent-style-name="Standard">
      <style:paragraph-properties fo:margin-left="0.4925in" fo:margin-right="0in" fo:text-align="start" style:justify-single-word="false" fo:text-indent="0in" style:auto-text-indent="false"/>
      <style:text-properties style:font-name="Liberation Serif1" fo:font-size="12pt" style:font-size-asian="10.5pt" style:font-size-complex="12pt"/>
    </style:style>
    <style:style style:name="P24" style:family="paragraph" style:parent-style-name="Standard">
      <style:paragraph-properties fo:margin-left="0.4925in" fo:margin-right="0in" fo:text-align="start" style:justify-single-word="false" fo:text-indent="0in" style:auto-text-indent="false"/>
    </style:style>
    <style:style style:name="P25" style:family="paragraph" style:parent-style-name="Standard">
      <style:paragraph-properties fo:margin-left="0.9846in" fo:margin-right="0in" fo:text-align="start" style:justify-single-word="false" fo:text-indent="0in" style:auto-text-indent="false"/>
    </style:style>
    <style:style style:name="P26" style:family="paragraph" style:parent-style-name="Standard">
      <style:paragraph-properties fo:text-align="start" style:justify-single-word="false" fo:break-before="pag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fo:break-before="page"/>
      <style:text-properties style:font-name="Liberation Serif2" fo:font-size="24pt" fo:font-weight="normal" style:font-size-asian="24pt" style:font-weight-asian="normal" style:font-size-complex="24pt" style:font-weight-complex="normal"/>
    </style:style>
    <style:style style:name="P28" style:family="paragraph" style:parent-style-name="Standard" style:master-page-name="Standard">
      <style:paragraph-properties fo:text-align="start" style:justify-single-word="false" style:page-number="421"/>
      <style:text-properties style:font-name="Liberation Serif2" fo:font-size="24pt" fo:font-weight="normal" style:font-size-asian="24pt" style:font-weight-asian="normal" style:font-size-complex="24pt" style:font-weight-complex="normal"/>
    </style:style>
    <style:style style:name="P29" style:family="paragraph" style:parent-style-name="Standard" style:master-page-name="Standard">
      <style:paragraph-properties fo:text-align="start" style:justify-single-word="false" style:page-number="565"/>
      <style:text-properties style:font-name="Liberation Serif2" fo:font-size="12pt" fo:font-weight="normal" style:font-size-asian="10.5pt" style:font-weight-asian="normal" style:font-size-complex="12pt" style:font-weight-complex="normal"/>
    </style:style>
    <style:style style:name="P30" style:family="paragraph" style:parent-style-name="Standard" style:list-style-name="L1">
      <style:paragraph-properties fo:text-align="start" style:justify-single-word="false"/>
      <style:text-properties style:font-name="Liberation Serif2" fo:font-size="12pt" style:font-size-asian="10.5pt" style:font-size-complex="12pt"/>
    </style:style>
    <style:style style:name="P31" style:family="paragraph" style:parent-style-name="Standard" style:list-style-name="L2">
      <style:paragraph-properties fo:text-align="start" style:justify-single-word="false"/>
      <style:text-properties style:font-name="Liberation Serif2" fo:font-size="12pt" style:font-size-asian="10.5pt" style:font-size-complex="12pt"/>
    </style:style>
    <style:style style:name="P32" style:family="paragraph" style:parent-style-name="Standard" style:list-style-name="L3">
      <style:paragraph-properties fo:text-align="start" style:justify-single-word="false"/>
      <style:text-properties style:font-name="Liberation Serif2" fo:font-size="12pt" style:font-size-asian="10.5pt" style:font-size-complex="12pt"/>
    </style:style>
    <style:style style:name="P33" style:family="paragraph" style:parent-style-name="Standard" style:list-style-name="L4">
      <style:paragraph-properties fo:text-align="start" style:justify-single-word="false"/>
      <style:text-properties style:font-name="Liberation Serif2" fo:font-size="12pt" style:font-size-asian="10.5pt" style:font-size-complex="12pt"/>
    </style:style>
    <style:style style:name="P34" style:family="paragraph" style:parent-style-name="Standard" style:list-style-name="L5">
      <style:paragraph-properties fo:text-align="start" style:justify-single-word="false"/>
      <style:text-properties style:font-name="Liberation Serif2" fo:font-size="12pt" style:font-size-asian="10.5pt" style:font-size-complex="12pt"/>
    </style:style>
    <style:style style:name="P35" style:family="paragraph" style:parent-style-name="Standard" style:list-style-name="L6">
      <style:paragraph-properties fo:text-align="start" style:justify-single-word="false"/>
      <style:text-properties style:font-name="Liberation Serif2" fo:font-size="12pt" style:font-size-asian="10.5pt" style:font-size-complex="12pt"/>
    </style:style>
    <style:style style:name="P36" style:family="paragraph" style:parent-style-name="Standard" style:list-style-name="L7">
      <style:paragraph-properties fo:text-align="start" style:justify-single-word="false"/>
      <style:text-properties style:font-name="Liberation Serif2" fo:font-size="12pt" style:font-size-asian="10.5pt" style:font-size-complex="12pt"/>
    </style:style>
    <style:style style:name="P37" style:family="paragraph" style:parent-style-name="Standard" style:list-style-name="L8">
      <style:paragraph-properties fo:text-align="start" style:justify-single-word="false"/>
      <style:text-properties style:font-name="Liberation Serif2" fo:font-size="12pt" style:font-size-asian="10.5pt" style:font-size-complex="12pt"/>
    </style:style>
    <style:style style:name="P38" style:family="paragraph" style:parent-style-name="Standard" style:list-style-name="L9">
      <style:paragraph-properties fo:text-align="start" style:justify-single-word="false"/>
      <style:text-properties style:font-name="Liberation Serif2" fo:font-size="12pt" style:font-size-asian="10.5pt" style:font-size-complex="12pt"/>
    </style:style>
    <style:style style:name="P39" style:family="paragraph" style:parent-style-name="Standard" style:list-style-name="L10">
      <style:paragraph-properties fo:text-align="start" style:justify-single-word="false"/>
      <style:text-properties style:font-name="Liberation Serif2" fo:font-size="12pt" style:font-size-asian="10.5pt" style:font-size-complex="12pt"/>
    </style:style>
    <style:style style:name="P40" style:family="paragraph" style:parent-style-name="Standard" style:list-style-name="L11">
      <style:paragraph-properties fo:text-align="start" style:justify-single-word="false"/>
      <style:text-properties style:font-name="Liberation Serif2" fo:font-size="12pt" style:font-size-asian="10.5pt" style:font-size-complex="12pt"/>
    </style:style>
    <style:style style:name="P41" style:family="paragraph" style:parent-style-name="Standard" style:list-style-name="L12">
      <style:paragraph-properties fo:text-align="start" style:justify-single-word="false"/>
      <style:text-properties style:font-name="Liberation Serif2" fo:font-size="12pt" style:font-size-asian="10.5pt" style:font-size-complex="12pt"/>
    </style:style>
    <style:style style:name="P42" style:family="paragraph" style:parent-style-name="Standard" style:list-style-name="L18">
      <style:paragraph-properties fo:text-align="start" style:justify-single-word="false"/>
      <style:text-properties style:font-name="Liberation Serif2" fo:font-size="12pt" style:font-size-asian="10.5pt" style:font-size-complex="12pt"/>
    </style:style>
    <style:style style:name="P43" style:family="paragraph" style:parent-style-name="Standard" style:list-style-name="L19">
      <style:paragraph-properties fo:text-align="start" style:justify-single-word="false"/>
      <style:text-properties style:font-name="Liberation Serif2" fo:font-size="12pt" style:font-size-asian="10.5pt" style:font-size-complex="12pt"/>
    </style:style>
    <style:style style:name="P44" style:family="paragraph" style:parent-style-name="Standard" style:list-style-name="L20">
      <style:paragraph-properties fo:text-align="start" style:justify-single-word="false"/>
      <style:text-properties style:font-name="Liberation Serif2" fo:font-size="12pt" style:font-size-asian="10.5pt" style:font-size-complex="12pt"/>
    </style:style>
    <style:style style:name="P45" style:family="paragraph" style:parent-style-name="Standard" style:list-style-name="L21">
      <style:paragraph-properties fo:text-align="start" style:justify-single-word="false"/>
      <style:text-properties style:font-name="Liberation Serif2" fo:font-size="12pt" style:font-size-asian="10.5pt" style:font-size-complex="12pt"/>
    </style:style>
    <style:style style:name="P46" style:family="paragraph" style:parent-style-name="Standard" style:list-style-name="L32">
      <style:paragraph-properties fo:text-align="start" style:justify-single-word="false"/>
      <style:text-properties style:font-name="Liberation Serif2" fo:font-size="12pt" style:font-size-asian="10.5pt" style:font-size-complex="12pt"/>
    </style:style>
    <style:style style:name="P47" style:family="paragraph" style:parent-style-name="Standard" style:list-style-name="L33">
      <style:paragraph-properties fo:text-align="start" style:justify-single-word="false"/>
      <style:text-properties style:font-name="Liberation Serif2" fo:font-size="12pt" style:font-size-asian="10.5pt" style:font-size-complex="12pt"/>
    </style:style>
    <style:style style:name="P48" style:family="paragraph" style:parent-style-name="Standard" style:list-style-name="L62">
      <style:paragraph-properties fo:text-align="start" style:justify-single-word="false"/>
      <style:text-properties style:font-name="Liberation Serif2" fo:font-size="12pt" style:font-size-asian="10.5pt" style:font-size-complex="12pt"/>
    </style:style>
    <style:style style:name="P49" style:family="paragraph" style:parent-style-name="Standard" style:list-style-name="L63">
      <style:paragraph-properties fo:text-align="start" style:justify-single-word="false"/>
      <style:text-properties style:font-name="Liberation Serif2" fo:font-size="12pt" style:font-size-asian="10.5pt" style:font-size-complex="12pt"/>
    </style:style>
    <style:style style:name="P50" style:family="paragraph" style:parent-style-name="Standard" style:list-style-name="L64">
      <style:paragraph-properties fo:text-align="start" style:justify-single-word="false"/>
      <style:text-properties style:font-name="Liberation Serif2" fo:font-size="12pt" style:font-size-asian="10.5pt" style:font-size-complex="12pt"/>
    </style:style>
    <style:style style:name="P51" style:family="paragraph" style:parent-style-name="Standard" style:list-style-name="L65">
      <style:paragraph-properties fo:text-align="start" style:justify-single-word="false"/>
      <style:text-properties style:font-name="Liberation Serif2" fo:font-size="12pt" style:font-size-asian="10.5pt" style:font-size-complex="12pt"/>
    </style:style>
    <style:style style:name="P52" style:family="paragraph" style:parent-style-name="Standard" style:list-style-name="L66">
      <style:paragraph-properties fo:text-align="start" style:justify-single-word="false"/>
      <style:text-properties style:font-name="Liberation Serif2" fo:font-size="12pt" style:font-size-asian="10.5pt" style:font-size-complex="12pt"/>
    </style:style>
    <style:style style:name="P53" style:family="paragraph" style:parent-style-name="Standard" style:list-style-name="L67">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4" style:family="paragraph" style:parent-style-name="Standard" style:list-style-name="L68">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5" style:family="paragraph" style:parent-style-name="Standard" style:list-style-name="L69">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6" style:family="paragraph" style:parent-style-name="Standard" style:list-style-name="L70">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7" style:family="paragraph" style:parent-style-name="Standard" style:list-style-name="L3">
      <style:paragraph-properties fo:text-align="start" style:justify-single-word="false"/>
    </style:style>
    <style:style style:name="P58" style:family="paragraph" style:parent-style-name="Standard" style:list-style-name="L5">
      <style:paragraph-properties fo:text-align="start" style:justify-single-word="false"/>
    </style:style>
    <style:style style:name="P59" style:family="paragraph" style:parent-style-name="Standard" style:list-style-name="L8">
      <style:paragraph-properties fo:text-align="start" style:justify-single-word="false"/>
    </style:style>
    <style:style style:name="P60" style:family="paragraph" style:parent-style-name="Standard" style:list-style-name="L13">
      <style:paragraph-properties fo:text-align="start" style:justify-single-word="false"/>
    </style:style>
    <style:style style:name="P61" style:family="paragraph" style:parent-style-name="Standard" style:list-style-name="L14">
      <style:paragraph-properties fo:text-align="start" style:justify-single-word="false"/>
    </style:style>
    <style:style style:name="P62" style:family="paragraph" style:parent-style-name="Standard" style:list-style-name="L15">
      <style:paragraph-properties fo:text-align="start" style:justify-single-word="false"/>
    </style:style>
    <style:style style:name="P63" style:family="paragraph" style:parent-style-name="Standard" style:list-style-name="L16">
      <style:paragraph-properties fo:text-align="start" style:justify-single-word="false"/>
    </style:style>
    <style:style style:name="P64" style:family="paragraph" style:parent-style-name="Standard" style:list-style-name="L17">
      <style:paragraph-properties fo:text-align="start" style:justify-single-word="false"/>
    </style:style>
    <style:style style:name="P65" style:family="paragraph" style:parent-style-name="Standard" style:list-style-name="L22">
      <style:paragraph-properties fo:text-align="start" style:justify-single-word="false"/>
    </style:style>
    <style:style style:name="P66" style:family="paragraph" style:parent-style-name="Standard" style:list-style-name="L23">
      <style:paragraph-properties fo:text-align="start" style:justify-single-word="false"/>
    </style:style>
    <style:style style:name="P67" style:family="paragraph" style:parent-style-name="Standard" style:list-style-name="L24">
      <style:paragraph-properties fo:text-align="start" style:justify-single-word="false"/>
    </style:style>
    <style:style style:name="P68" style:family="paragraph" style:parent-style-name="Standard" style:list-style-name="L25">
      <style:paragraph-properties fo:text-align="start" style:justify-single-word="false"/>
    </style:style>
    <style:style style:name="P69" style:family="paragraph" style:parent-style-name="Standard" style:list-style-name="L26">
      <style:paragraph-properties fo:text-align="start" style:justify-single-word="false"/>
    </style:style>
    <style:style style:name="P70" style:family="paragraph" style:parent-style-name="Standard" style:list-style-name="L27">
      <style:paragraph-properties fo:text-align="start" style:justify-single-word="false"/>
    </style:style>
    <style:style style:name="P71" style:family="paragraph" style:parent-style-name="Standard" style:list-style-name="L28">
      <style:paragraph-properties fo:text-align="start" style:justify-single-word="false"/>
    </style:style>
    <style:style style:name="P72" style:family="paragraph" style:parent-style-name="Standard" style:list-style-name="L29">
      <style:paragraph-properties fo:text-align="start" style:justify-single-word="false"/>
    </style:style>
    <style:style style:name="P73" style:family="paragraph" style:parent-style-name="Standard" style:list-style-name="L30">
      <style:paragraph-properties fo:text-align="start" style:justify-single-word="false"/>
    </style:style>
    <style:style style:name="P74" style:family="paragraph" style:parent-style-name="Standard" style:list-style-name="L31">
      <style:paragraph-properties fo:text-align="start" style:justify-single-word="false"/>
    </style:style>
    <style:style style:name="P75" style:family="paragraph" style:parent-style-name="Standard" style:list-style-name="L34">
      <style:paragraph-properties fo:text-align="start" style:justify-single-word="false"/>
    </style:style>
    <style:style style:name="P76" style:family="paragraph" style:parent-style-name="Standard" style:list-style-name="L35">
      <style:paragraph-properties fo:text-align="start" style:justify-single-word="false"/>
    </style:style>
    <style:style style:name="P77" style:family="paragraph" style:parent-style-name="Standard" style:list-style-name="L36">
      <style:paragraph-properties fo:text-align="start" style:justify-single-word="false"/>
    </style:style>
    <style:style style:name="P78" style:family="paragraph" style:parent-style-name="Standard" style:list-style-name="L37">
      <style:paragraph-properties fo:text-align="start" style:justify-single-word="false"/>
    </style:style>
    <style:style style:name="P79" style:family="paragraph" style:parent-style-name="Standard" style:list-style-name="L38">
      <style:paragraph-properties fo:text-align="start" style:justify-single-word="false"/>
    </style:style>
    <style:style style:name="P80" style:family="paragraph" style:parent-style-name="Standard" style:list-style-name="L39">
      <style:paragraph-properties fo:text-align="start" style:justify-single-word="false"/>
    </style:style>
    <style:style style:name="P81" style:family="paragraph" style:parent-style-name="Standard" style:list-style-name="L40">
      <style:paragraph-properties fo:text-align="start" style:justify-single-word="false"/>
    </style:style>
    <style:style style:name="P82" style:family="paragraph" style:parent-style-name="Standard" style:list-style-name="L41">
      <style:paragraph-properties fo:text-align="start" style:justify-single-word="false"/>
    </style:style>
    <style:style style:name="P83" style:family="paragraph" style:parent-style-name="Standard" style:list-style-name="L42">
      <style:paragraph-properties fo:text-align="start" style:justify-single-word="false"/>
    </style:style>
    <style:style style:name="P84" style:family="paragraph" style:parent-style-name="Standard" style:list-style-name="L43">
      <style:paragraph-properties fo:text-align="start" style:justify-single-word="false"/>
    </style:style>
    <style:style style:name="P85" style:family="paragraph" style:parent-style-name="Standard" style:list-style-name="L44">
      <style:paragraph-properties fo:text-align="start" style:justify-single-word="false"/>
    </style:style>
    <style:style style:name="P86" style:family="paragraph" style:parent-style-name="Standard" style:list-style-name="L45">
      <style:paragraph-properties fo:text-align="start" style:justify-single-word="false"/>
    </style:style>
    <style:style style:name="P87" style:family="paragraph" style:parent-style-name="Standard" style:list-style-name="L46">
      <style:paragraph-properties fo:text-align="start" style:justify-single-word="false"/>
    </style:style>
    <style:style style:name="P88" style:family="paragraph" style:parent-style-name="Standard" style:list-style-name="L47">
      <style:paragraph-properties fo:text-align="start" style:justify-single-word="false"/>
    </style:style>
    <style:style style:name="P89" style:family="paragraph" style:parent-style-name="Standard" style:list-style-name="L48">
      <style:paragraph-properties fo:text-align="start" style:justify-single-word="false"/>
    </style:style>
    <style:style style:name="P90" style:family="paragraph" style:parent-style-name="Standard" style:list-style-name="L49">
      <style:paragraph-properties fo:text-align="start" style:justify-single-word="false"/>
    </style:style>
    <style:style style:name="P91" style:family="paragraph" style:parent-style-name="Standard" style:list-style-name="L50">
      <style:paragraph-properties fo:text-align="start" style:justify-single-word="false"/>
    </style:style>
    <style:style style:name="P92" style:family="paragraph" style:parent-style-name="Standard" style:list-style-name="L51">
      <style:paragraph-properties fo:text-align="start" style:justify-single-word="false"/>
    </style:style>
    <style:style style:name="P93" style:family="paragraph" style:parent-style-name="Standard" style:list-style-name="L52">
      <style:paragraph-properties fo:text-align="start" style:justify-single-word="false"/>
    </style:style>
    <style:style style:name="P94" style:family="paragraph" style:parent-style-name="Standard" style:list-style-name="L53">
      <style:paragraph-properties fo:text-align="start" style:justify-single-word="false"/>
    </style:style>
    <style:style style:name="P95" style:family="paragraph" style:parent-style-name="Standard" style:list-style-name="L54">
      <style:paragraph-properties fo:text-align="start" style:justify-single-word="false"/>
    </style:style>
    <style:style style:name="P96" style:family="paragraph" style:parent-style-name="Standard" style:list-style-name="L55">
      <style:paragraph-properties fo:text-align="start" style:justify-single-word="false"/>
    </style:style>
    <style:style style:name="P97" style:family="paragraph" style:parent-style-name="Standard" style:list-style-name="L56">
      <style:paragraph-properties fo:text-align="start" style:justify-single-word="false"/>
    </style:style>
    <style:style style:name="P98" style:family="paragraph" style:parent-style-name="Standard" style:list-style-name="L57">
      <style:paragraph-properties fo:text-align="start" style:justify-single-word="false"/>
    </style:style>
    <style:style style:name="P99" style:family="paragraph" style:parent-style-name="Standard" style:list-style-name="L58">
      <style:paragraph-properties fo:text-align="start" style:justify-single-word="false"/>
    </style:style>
    <style:style style:name="P100" style:family="paragraph" style:parent-style-name="Standard" style:list-style-name="L59">
      <style:paragraph-properties fo:text-align="start" style:justify-single-word="false"/>
    </style:style>
    <style:style style:name="P101" style:family="paragraph" style:parent-style-name="Standard" style:list-style-name="L60">
      <style:paragraph-properties fo:text-align="start" style:justify-single-word="false"/>
    </style:style>
    <style:style style:name="P102" style:family="paragraph" style:parent-style-name="Standard" style:list-style-name="L61">
      <style:paragraph-properties fo:text-align="start" style:justify-single-word="false"/>
    </style:style>
    <style:style style:name="P103" style:family="paragraph" style:parent-style-name="Standard" style:list-style-name="L66">
      <style:paragraph-properties fo:text-align="start" style:justify-single-word="false"/>
    </style:style>
    <style:style style:name="P104" style:family="paragraph" style:parent-style-name="Standard" style:list-style-name="L71">
      <style:paragraph-properties fo:text-align="start" style:justify-single-word="false"/>
    </style:style>
    <style:style style:name="P105" style:family="paragraph" style:parent-style-name="Standard" style:list-style-name="L72">
      <style:paragraph-properties fo:text-align="start" style:justify-single-word="false"/>
    </style:style>
    <style:style style:name="P106" style:family="paragraph" style:parent-style-name="Standard" style:list-style-name="L73">
      <style:paragraph-properties fo:text-align="start" style:justify-single-word="false"/>
    </style:style>
    <style:style style:name="P107" style:family="paragraph" style:parent-style-name="Standard" style:list-style-name="L74">
      <style:paragraph-properties fo:text-align="start" style:justify-single-word="false"/>
    </style:style>
    <style:style style:name="P108" style:family="paragraph" style:parent-style-name="Standard" style:list-style-name="L76">
      <style:paragraph-properties fo:text-align="start" style:justify-single-word="false"/>
    </style:style>
    <style:style style:name="P109" style:family="paragraph" style:parent-style-name="Standard" style:list-style-name="L77">
      <style:paragraph-properties fo:text-align="start" style:justify-single-word="false"/>
    </style:style>
    <style:style style:name="P110" style:family="paragraph" style:parent-style-name="Standard" style:list-style-name="L78">
      <style:paragraph-properties fo:text-align="start" style:justify-single-word="false"/>
    </style:style>
    <style:style style:name="P111" style:family="paragraph" style:parent-style-name="Standard" style:list-style-name="L79">
      <style:paragraph-properties fo:text-align="start" style:justify-single-word="false"/>
    </style:style>
    <style:style style:name="P112" style:family="paragraph" style:parent-style-name="Standard" style:list-style-name="L80">
      <style:paragraph-properties fo:text-align="start" style:justify-single-word="false"/>
    </style:style>
    <style:style style:name="P113" style:family="paragraph" style:parent-style-name="Standard" style:list-style-name="L81">
      <style:paragraph-properties fo:text-align="start" style:justify-single-word="false"/>
    </style:style>
    <style:style style:name="P114" style:family="paragraph" style:parent-style-name="Standard" style:list-style-name="L82">
      <style:paragraph-properties fo:text-align="start" style:justify-single-word="false"/>
    </style:style>
    <style:style style:name="P115" style:family="paragraph" style:parent-style-name="Standard" style:list-style-name="L83">
      <style:paragraph-properties fo:text-align="start" style:justify-single-word="false"/>
    </style:style>
    <style:style style:name="P116" style:family="paragraph" style:parent-style-name="Standard" style:list-style-name="L84">
      <style:paragraph-properties fo:text-align="start" style:justify-single-word="false"/>
    </style:style>
    <style:style style:name="P117" style:family="paragraph" style:parent-style-name="Standard" style:list-style-name="L85">
      <style:paragraph-properties fo:text-align="start" style:justify-single-word="false"/>
    </style:style>
    <style:style style:name="P118" style:family="paragraph" style:parent-style-name="Standard" style:list-style-name="L86">
      <style:paragraph-properties fo:text-align="start" style:justify-single-word="false"/>
    </style:style>
    <style:style style:name="P119" style:family="paragraph" style:parent-style-name="Standard" style:list-style-name="L87">
      <style:paragraph-properties fo:text-align="start" style:justify-single-word="false"/>
    </style:style>
    <style:style style:name="P120" style:family="paragraph" style:parent-style-name="Standard" style:list-style-name="L88">
      <style:paragraph-properties fo:text-align="start" style:justify-single-word="false"/>
    </style:style>
    <style:style style:name="P121" style:family="paragraph" style:parent-style-name="Standard" style:list-style-name="L89">
      <style:paragraph-properties fo:text-align="start" style:justify-single-word="false"/>
    </style:style>
    <style:style style:name="P122" style:family="paragraph" style:parent-style-name="Standard" style:list-style-name="L90">
      <style:paragraph-properties fo:text-align="start" style:justify-single-word="false"/>
    </style:style>
    <style:style style:name="P123" style:family="paragraph" style:parent-style-name="Standard" style:list-style-name="L91">
      <style:paragraph-properties fo:text-align="start" style:justify-single-word="false"/>
    </style:style>
    <style:style style:name="P124" style:family="paragraph" style:parent-style-name="Standard" style:list-style-name="L92">
      <style:paragraph-properties fo:text-align="start" style:justify-single-word="false"/>
    </style:style>
    <style:style style:name="P125" style:family="paragraph" style:parent-style-name="Standard" style:list-style-name="L93">
      <style:paragraph-properties fo:text-align="start" style:justify-single-word="false"/>
    </style:style>
    <style:style style:name="P126" style:family="paragraph" style:parent-style-name="Standard" style:list-style-name="L32">
      <style:paragraph-properties fo:text-align="start" style:justify-single-word="false"/>
      <style:text-properties style:font-name="Liberation Serif1" fo:font-size="12pt" style:font-size-asian="10.5pt" style:font-size-complex="12pt"/>
    </style:style>
    <style:style style:name="P127" style:family="paragraph" style:parent-style-name="Standard" style:list-style-name="L33">
      <style:paragraph-properties fo:text-align="start" style:justify-single-word="false"/>
      <style:text-properties style:font-name="Liberation Serif1" fo:font-size="12pt" style:font-size-asian="10.5pt" style:font-size-complex="12pt"/>
    </style:style>
    <style:style style:name="P128" style:family="paragraph" style:parent-style-name="Standard" style:list-style-name="L34">
      <style:paragraph-properties fo:text-align="start" style:justify-single-word="false"/>
      <style:text-properties style:font-name="Liberation Serif1" fo:font-size="12pt" style:font-size-asian="10.5pt" style:font-size-complex="12pt"/>
    </style:style>
    <style:style style:name="P129" style:family="paragraph" style:parent-style-name="Standard" style:list-style-name="L72">
      <style:paragraph-properties fo:text-align="start" style:justify-single-word="false"/>
      <style:text-properties style:font-name="Liberation Serif1"/>
    </style:style>
    <style:style style:name="P130" style:family="paragraph" style:parent-style-name="Standard" style:list-style-name="L75">
      <style:paragraph-properties fo:text-align="start" style:justify-single-word="false"/>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1" style:family="paragraph" style:parent-style-name="Standard" style:list-style-name="L7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2" style:family="paragraph" style:parent-style-name="Standard" style:list-style-name="L7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3" style:family="paragraph" style:parent-style-name="Standard" style:list-style-name="L76">
      <style:paragraph-properties fo:line-height="100%" fo:text-align="start" style:justify-single-word="false">
        <style:tab-stops>
          <style:tab-stop style:position="0.5in"/>
        </style:tab-stops>
      </style:paragraph-properties>
    </style:style>
    <style:style style:name="T1" style:family="text">
      <style:text-properties style:font-name="Liberation Serif2" fo:font-size="12pt" style:font-size-asian="10.5pt" style:font-size-complex="12pt"/>
    </style:style>
    <style:style style:name="T2" style:family="text">
      <style:text-properties style:font-name="Liberation Serif1"/>
    </style:style>
    <style:style style:name="T3" style:family="text">
      <style:text-properties style:font-name="Liberation Serif1" fo:font-size="12pt" style:font-size-asian="10.5pt" style:font-size-complex="12pt"/>
    </style:style>
    <style:style style:name="T4" style:family="text">
      <style:text-properties style:font-name="Liberation Serif1" fo:font-size="12pt" fo:font-style="normal" fo:font-weight="normal" style:font-name-asian="Liberation Serif1" style:font-size-asian="12pt" style:font-style-asian="normal" style:font-weight-asian="normal" style:font-name-complex="Liberation Serif1" style:font-size-complex="12pt" style:font-style-complex="normal" style:font-weight-complex="normal"/>
    </style:style>
    <style:style style:name="T5" style:family="text">
      <style:text-properties fo:font-weight="bold" style:font-weight-asian="bold" style:font-weight-complex="bold"/>
    </style:style>
    <style:style style:name="T6" style:family="text">
      <style:text-properties fo:font-size="24pt" style:font-size-asian="24pt" style:font-size-complex="24pt"/>
    </style:style>
    <style:style style:name="T7" style:family="text">
      <style:text-properties fo:font-size="18pt" style:font-size-asian="18pt" style:font-size-complex="18pt"/>
    </style:style>
    <style:style style:name="T8" style:family="text">
      <style:text-properties style:text-position="super 58%"/>
    </style:style>
    <style:style style:name="T9" style:family="text">
      <style:text-properties style:text-position="super 58%" style:font-name="Liberation Serif1"/>
    </style:style>
    <style:style style:name="T10" style:family="text">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1" style:family="text">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2" style:family="text">
      <style:text-properties style:use-window-font-color="true" style:text-position="sub 58%"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3" style:family="text">
      <style:text-properties fo:font-size="12pt" style:font-size-asian="12pt" style:font-size-complex="12pt"/>
    </style:style>
    <style:style style:name="T14" style:family="text">
      <style:text-properties style:text-overline-style="solid" style:text-overline-width="auto" style:text-overline-color="font-color"/>
    </style:style>
    <style:style style:name="T15" style:family="text">
      <style:text-properties style:font-name="Liberation Serif"/>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from-top"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Formula">
      <style:graphic-properties fo:margin-left="0in" fo:margin-right="0in" style:vertical-pos="middle" style:vertical-rel="text" style:horizontal-pos="from-left" style:horizontal-rel="paragraph-content" draw:ole-draw-aspect="1"/>
    </style:style>
    <style:style style:name="fr5" style:family="graphic" style:parent-style-name="Formula">
      <style:graphic-properties fo:margin-left="0in" fo:margin-right="0in" style:vertical-pos="from-top" style:horizontal-pos="from-left" style:horizontal-rel="paragraph-content" draw:ole-draw-aspect="1"/>
    </style:style>
    <style:style style:name="Sect1" style:family="section">
      <style:section-properties text:dont-balance-text-columns="false" style:editable="false">
        <style:columns fo:column-count="1" fo:column-gap="0in"/>
      </style:section-properties>
    </style:style>
    <style:style style:name="Sect2"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3"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style:num-suffix=")" style:num-format="1" text:start-value="6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27"/>
      <text:p text:style-name="P29"><text:span text:style-name="T6">A</text:span><text:span text:style-name="T7">NSWER </text:span><text:span text:style-name="T6">K</text:span><text:span text:style-name="T7">EY</text:span></text:p>
      <text:p text:style-name="P7">On page 551</text:p>
      <text:section text:style-name="Sect1" text:name="Section1">
        <text:p text:style-name="P3">Chapter 1 - Numeral Systems Used in Pharmacy</text:p>
        <text:p text:style-name="P4"/>
        <text:section text:style-name="Sect2" text:name="Section2">
          <text:p text:style-name="P4">Worksheet 1-1</text:p>
          <text:list xml:id="list1266351361" text:style-name="L1">
            <text:list-item>
              <text:p text:style-name="P30">i</text:p>
            </text:list-item>
            <text:list-item>
              <text:p text:style-name="P30">ii</text:p>
            </text:list-item>
            <text:list-item>
              <text:p text:style-name="P30">iii</text:p>
            </text:list-item>
            <text:list-item>
              <text:p text:style-name="P30">iv</text:p>
            </text:list-item>
            <text:list-item>
              <text:p text:style-name="P30">v</text:p>
            </text:list-item>
            <text:list-item>
              <text:p text:style-name="P30">vi</text:p>
            </text:list-item>
            <text:list-item>
              <text:p text:style-name="P30">vii</text:p>
            </text:list-item>
            <text:list-item>
              <text:p text:style-name="P30">viii</text:p>
            </text:list-item>
            <text:list-item>
              <text:p text:style-name="P30">ix</text:p>
            </text:list-item>
            <text:list-item>
              <text:p text:style-name="P30">x</text:p>
            </text:list-item>
            <text:list-item>
              <text:p text:style-name="P30">xx</text:p>
            </text:list-item>
            <text:list-item>
              <text:p text:style-name="P30">xl</text:p>
            </text:list-item>
            <text:list-item>
              <text:p text:style-name="P30">xlv</text:p>
            </text:list-item>
            <text:list-item>
              <text:p text:style-name="P30">c</text:p>
            </text:list-item>
            <text:list-item>
              <text:p text:style-name="P30">cd</text:p>
            </text:list-item>
            <text:list-item>
              <text:p text:style-name="P30">m</text:p>
            </text:list-item>
            <text:list-item>
              <text:p text:style-name="P30">cm</text:p>
            </text:list-item>
            <text:list-item>
              <text:p text:style-name="P30">lxix</text:p>
            </text:list-item>
            <text:list-item>
              <text:p text:style-name="P30">xxiv</text:p>
            </text:list-item>
            <text:list-item>
              <text:p text:style-name="P30">mcmxcix</text:p>
            </text:list-item>
            <text:list-item>
              <text:p text:style-name="P30">9</text:p>
            </text:list-item>
            <text:list-item>
              <text:p text:style-name="P30">18</text:p>
            </text:list-item>
            <text:list-item>
              <text:p text:style-name="P30">24</text:p>
            </text:list-item>
            <text:list-item>
              <text:p text:style-name="P30">36</text:p>
            </text:list-item>
            <text:list-item>
              <text:p text:style-name="P30">3</text:p>
            </text:list-item>
            <text:list-item>
              <text:p text:style-name="P30">240</text:p>
            </text:list-item>
            <text:list-item>
              <text:p text:style-name="P30">55</text:p>
            </text:list-item>
            <text:list-item>
              <text:p text:style-name="P30">555</text:p>
            </text:list-item>
            <text:list-item>
              <text:p text:style-name="P30">1111</text:p>
            </text:list-item>
            <text:list-item>
              <text:p text:style-name="P30">999</text:p>
            </text:list-item>
            <text:list-item>
              <text:p text:style-name="P30">4</text:p>
            </text:list-item>
            <text:list-item>
              <text:p text:style-name="P30">7</text:p>
            </text:list-item>
            <text:list-item>
              <text:p text:style-name="P30">12</text:p>
            </text:list-item>
            <text:list-item>
              <text:p text:style-name="P30">16</text:p>
            </text:list-item>
            <text:list-item>
              <text:p text:style-name="P30">22</text:p>
            </text:list-item>
            <text:list-item>
              <text:p text:style-name="P30">42</text:p>
            </text:list-item>
            <text:list-item>
              <text:p text:style-name="P30">31</text:p>
            </text:list-item>
            <text:list-item>
              <text:p text:style-name="P30">1337</text:p>
            </text:list-item>
            <text:list-item>
              <text:p text:style-name="P30">2008</text:p>
            </text:list-item>
            <text:list-item>
              <text:p text:style-name="P30">1783</text:p>
            </text:list-item>
          </text:list>
        </text:section>
        <text:p text:style-name="P4"/>
        <text:section text:style-name="Sect2" text:name="Section3">
          <text:p text:style-name="P4">Worksheet 1-2</text:p>
          <text:list xml:id="list1781549832" text:style-name="L2">
            <text:list-item>
              <text:p text:style-name="P31">29</text:p>
            </text:list-item>
            <text:list-item>
              <text:p text:style-name="P31">23</text:p>
            </text:list-item>
            <text:list-item>
              <text:p text:style-name="P31">5</text:p>
            </text:list-item>
            <text:list-item>
              <text:p text:style-name="P31">24</text:p>
            </text:list-item>
            <text:list-item>
              <text:p text:style-name="P31">4</text:p>
            </text:list-item>
            <text:list-item>
              <text:p text:style-name="P31">12</text:p>
            </text:list-item>
            <text:list-item>
              <text:p text:style-name="P31">xx</text:p>
            </text:list-item>
            <text:list-item>
              <text:p text:style-name="P31">xxx</text:p>
            </text:list-item>
            <text:list-item>
              <text:p text:style-name="P31">iv</text:p>
            </text:list-item>
            <text:list-item>
              <text:p text:style-name="P31">xii</text:p>
            </text:list-item>
            <text:list-item>
              <text:p text:style-name="P31">v</text:p>
            </text:list-item>
            <text:list-item>
              <text:p text:style-name="P31">xxiv</text:p>
            </text:list-item>
            <text:list-item>
              <text:p text:style-name="P31">ix</text:p>
            </text:list-item>
            <text:list-item>
              <text:p text:style-name="P31">vii</text:p>
            </text:list-item>
          </text:list>
        </text:section>
      </text:section>
      <table:table table:name="Table1" table:style-name="Table1">
        <table:table-column table:style-name="Table1.A" table:number-columns-repeated="10"/>
        <table:table-column table:style-name="Table1.K"/>
        <table:table-row>
          <table:table-cell table:style-name="Table1.A1" office:value-type="string">
            <text:p text:style-name="P11"/>
          </table:table-cell>
          <table:table-cell table:style-name="Table1.A1" office:value-type="string">
            <text:p text:style-name="P11">I</text:p>
          </table:table-cell>
          <table:table-cell table:style-name="Table1.A1" office:value-type="string">
            <text:p text:style-name="P11">II</text:p>
          </table:table-cell>
          <table:table-cell table:style-name="Table1.A1" office:value-type="string">
            <text:p text:style-name="P11">III</text:p>
          </table:table-cell>
          <table:table-cell table:style-name="Table1.A1" office:value-type="string">
            <text:p text:style-name="P11">IV</text:p>
          </table:table-cell>
          <table:table-cell table:style-name="Table1.A1" office:value-type="string">
            <text:p text:style-name="P11">V</text:p>
          </table:table-cell>
          <table:table-cell table:style-name="Table1.A1" office:value-type="string">
            <text:p text:style-name="P11">VI</text:p>
          </table:table-cell>
          <table:table-cell table:style-name="Table1.A1" office:value-type="string">
            <text:p text:style-name="P11">VII</text:p>
          </table:table-cell>
          <table:table-cell table:style-name="Table1.A1" office:value-type="string">
            <text:p text:style-name="P11">VIII</text:p>
          </table:table-cell>
          <table:table-cell table:style-name="Table1.A1" office:value-type="string">
            <text:p text:style-name="P11">IX</text:p>
          </table:table-cell>
          <table:table-cell table:style-name="Table1.K1" office:value-type="string">
            <text:p text:style-name="P11">X</text:p>
          </table:table-cell>
        </table:table-row>
        <table:table-row>
          <table:table-cell table:style-name="Table1.A2" office:value-type="string">
            <text:p text:style-name="P11">I</text:p>
          </table:table-cell>
          <table:table-cell table:style-name="Table1.A2" office:value-type="string">
            <text:p text:style-name="P12">i</text:p>
          </table:table-cell>
          <table:table-cell table:style-name="Table1.A2" office:value-type="string">
            <text:p text:style-name="P12">ii</text:p>
          </table:table-cell>
          <table:table-cell table:style-name="Table1.A2" office:value-type="string">
            <text:p text:style-name="P12">iii</text:p>
          </table:table-cell>
          <table:table-cell table:style-name="Table1.A2" office:value-type="string">
            <text:p text:style-name="P12">iv</text:p>
          </table:table-cell>
          <table:table-cell table:style-name="Table1.A2" office:value-type="string">
            <text:p text:style-name="P12">v</text:p>
          </table:table-cell>
          <table:table-cell table:style-name="Table1.A2" office:value-type="string">
            <text:p text:style-name="P12">vi</text:p>
          </table:table-cell>
          <table:table-cell table:style-name="Table1.A2" office:value-type="string">
            <text:p text:style-name="P12">vii</text:p>
          </table:table-cell>
          <table:table-cell table:style-name="Table1.A2" office:value-type="string">
            <text:p text:style-name="P12">viii</text:p>
          </table:table-cell>
          <table:table-cell table:style-name="Table1.A2" office:value-type="string">
            <text:p text:style-name="P12">ix</text:p>
          </table:table-cell>
          <table:table-cell table:style-name="Table1.K2" office:value-type="string">
            <text:p text:style-name="P12">x</text:p>
          </table:table-cell>
        </table:table-row>
        <table:table-row>
          <table:table-cell table:style-name="Table1.A2" office:value-type="string">
            <text:p text:style-name="P11">II</text:p>
          </table:table-cell>
          <table:table-cell table:style-name="Table1.A2" office:value-type="string">
            <text:p text:style-name="P12">ii</text:p>
          </table:table-cell>
          <table:table-cell table:style-name="Table1.A2" office:value-type="string">
            <text:p text:style-name="P12">iv</text:p>
          </table:table-cell>
          <table:table-cell table:style-name="Table1.A2" office:value-type="string">
            <text:p text:style-name="P12">vi</text:p>
          </table:table-cell>
          <table:table-cell table:style-name="Table1.A2" office:value-type="string">
            <text:p text:style-name="P12">viii</text:p>
          </table:table-cell>
          <table:table-cell table:style-name="Table1.A2" office:value-type="string">
            <text:p text:style-name="P12">x</text:p>
          </table:table-cell>
          <table:table-cell table:style-name="Table1.A2" office:value-type="string">
            <text:p text:style-name="P12">xii</text:p>
          </table:table-cell>
          <table:table-cell table:style-name="Table1.A2" office:value-type="string">
            <text:p text:style-name="P12">xiv</text:p>
          </table:table-cell>
          <table:table-cell table:style-name="Table1.A2" office:value-type="string">
            <text:p text:style-name="P12">xvi</text:p>
          </table:table-cell>
          <table:table-cell table:style-name="Table1.A2" office:value-type="string">
            <text:p text:style-name="P12">xviii</text:p>
          </table:table-cell>
          <table:table-cell table:style-name="Table1.K2" office:value-type="string">
            <text:p text:style-name="P12">xx</text:p>
          </table:table-cell>
        </table:table-row>
        <table:table-row>
          <table:table-cell table:style-name="Table1.A2" office:value-type="string">
            <text:p text:style-name="P11">III</text:p>
          </table:table-cell>
          <table:table-cell table:style-name="Table1.A2" office:value-type="string">
            <text:p text:style-name="P12">iii</text:p>
          </table:table-cell>
          <table:table-cell table:style-name="Table1.A2" office:value-type="string">
            <text:p text:style-name="P12">vi</text:p>
          </table:table-cell>
          <table:table-cell table:style-name="Table1.A2" office:value-type="string">
            <text:p text:style-name="P12">ix</text:p>
          </table:table-cell>
          <table:table-cell table:style-name="Table1.A2" office:value-type="string">
            <text:p text:style-name="P12">xii</text:p>
          </table:table-cell>
          <table:table-cell table:style-name="Table1.A2" office:value-type="string">
            <text:p text:style-name="P12">xv</text:p>
          </table:table-cell>
          <table:table-cell table:style-name="Table1.A2" office:value-type="string">
            <text:p text:style-name="P12">xviii</text:p>
          </table:table-cell>
          <table:table-cell table:style-name="Table1.A2" office:value-type="string">
            <text:p text:style-name="P12">xxi</text:p>
          </table:table-cell>
          <table:table-cell table:style-name="Table1.A2" office:value-type="string">
            <text:p text:style-name="P12">xxiv</text:p>
          </table:table-cell>
          <table:table-cell table:style-name="Table1.A2" office:value-type="string">
            <text:p text:style-name="P12">xxvii</text:p>
          </table:table-cell>
          <table:table-cell table:style-name="Table1.K2" office:value-type="string">
            <text:p text:style-name="P12">xxx</text:p>
          </table:table-cell>
        </table:table-row>
        <table:table-row>
          <table:table-cell table:style-name="Table1.A2" office:value-type="string">
            <text:p text:style-name="P11">IV</text:p>
          </table:table-cell>
          <table:table-cell table:style-name="Table1.A2" office:value-type="string">
            <text:p text:style-name="P12">iv</text:p>
          </table:table-cell>
          <table:table-cell table:style-name="Table1.A2" office:value-type="string">
            <text:p text:style-name="P12">viii</text:p>
          </table:table-cell>
          <table:table-cell table:style-name="Table1.A2" office:value-type="string">
            <text:p text:style-name="P12">xii</text:p>
          </table:table-cell>
          <table:table-cell table:style-name="Table1.A2" office:value-type="string">
            <text:p text:style-name="P12">xvi</text:p>
          </table:table-cell>
          <table:table-cell table:style-name="Table1.A2" office:value-type="string">
            <text:p text:style-name="P12">xx</text:p>
          </table:table-cell>
          <table:table-cell table:style-name="Table1.A2" office:value-type="string">
            <text:p text:style-name="P12">xxiv</text:p>
          </table:table-cell>
          <table:table-cell table:style-name="Table1.A2" office:value-type="string">
            <text:p text:style-name="P12">xxviii</text:p>
          </table:table-cell>
          <table:table-cell table:style-name="Table1.A2" office:value-type="string">
            <text:p text:style-name="P12">xxxii</text:p>
          </table:table-cell>
          <table:table-cell table:style-name="Table1.A2" office:value-type="string">
            <text:p text:style-name="P12">xxxvi</text:p>
          </table:table-cell>
          <table:table-cell table:style-name="Table1.K2" office:value-type="string">
            <text:p text:style-name="P12">xl</text:p>
          </table:table-cell>
        </table:table-row>
        <table:table-row>
          <table:table-cell table:style-name="Table1.A2" office:value-type="string">
            <text:p text:style-name="P11">V</text:p>
          </table:table-cell>
          <table:table-cell table:style-name="Table1.A2" office:value-type="string">
            <text:p text:style-name="P12">v</text:p>
          </table:table-cell>
          <table:table-cell table:style-name="Table1.A2" office:value-type="string">
            <text:p text:style-name="P12">x</text:p>
          </table:table-cell>
          <table:table-cell table:style-name="Table1.A2" office:value-type="string">
            <text:p text:style-name="P12">xv</text:p>
          </table:table-cell>
          <table:table-cell table:style-name="Table1.A2" office:value-type="string">
            <text:p text:style-name="P12">xx</text:p>
          </table:table-cell>
          <table:table-cell table:style-name="Table1.A2" office:value-type="string">
            <text:p text:style-name="P12">xxv</text:p>
          </table:table-cell>
          <table:table-cell table:style-name="Table1.A2" office:value-type="string">
            <text:p text:style-name="P12">xxx</text:p>
          </table:table-cell>
          <table:table-cell table:style-name="Table1.A2" office:value-type="string">
            <text:p text:style-name="P12">xxxv</text:p>
          </table:table-cell>
          <table:table-cell table:style-name="Table1.A2" office:value-type="string">
            <text:p text:style-name="P12">xl</text:p>
          </table:table-cell>
          <table:table-cell table:style-name="Table1.A2" office:value-type="string">
            <text:p text:style-name="P12">xlv</text:p>
          </table:table-cell>
          <table:table-cell table:style-name="Table1.K2" office:value-type="string">
            <text:p text:style-name="P12">l</text:p>
          </table:table-cell>
        </table:table-row>
        <table:table-row>
          <table:table-cell table:style-name="Table1.A2" office:value-type="string">
            <text:p text:style-name="P11">VI</text:p>
          </table:table-cell>
          <table:table-cell table:style-name="Table1.A2" office:value-type="string">
            <text:p text:style-name="P12">vi</text:p>
          </table:table-cell>
          <table:table-cell table:style-name="Table1.A2" office:value-type="string">
            <text:p text:style-name="P12">xii</text:p>
          </table:table-cell>
          <table:table-cell table:style-name="Table1.A2" office:value-type="string">
            <text:p text:style-name="P12">xviii</text:p>
          </table:table-cell>
          <table:table-cell table:style-name="Table1.A2" office:value-type="string">
            <text:p text:style-name="P12">xxiv</text:p>
          </table:table-cell>
          <table:table-cell table:style-name="Table1.A2" office:value-type="string">
            <text:p text:style-name="P12">xxx</text:p>
          </table:table-cell>
          <table:table-cell table:style-name="Table1.A2" office:value-type="string">
            <text:p text:style-name="P12">xxxvi</text:p>
          </table:table-cell>
          <table:table-cell table:style-name="Table1.A2" office:value-type="string">
            <text:p text:style-name="P12">xlii</text:p>
          </table:table-cell>
          <table:table-cell table:style-name="Table1.A2" office:value-type="string">
            <text:p text:style-name="P12">xlviii</text:p>
          </table:table-cell>
          <table:table-cell table:style-name="Table1.A2" office:value-type="string">
            <text:p text:style-name="P12">liv</text:p>
          </table:table-cell>
          <table:table-cell table:style-name="Table1.K2" office:value-type="string">
            <text:p text:style-name="P12">lx</text:p>
          </table:table-cell>
        </table:table-row>
        <table:table-row>
          <table:table-cell table:style-name="Table1.A2" office:value-type="string">
            <text:p text:style-name="P11">VII</text:p>
          </table:table-cell>
          <table:table-cell table:style-name="Table1.A2" office:value-type="string">
            <text:p text:style-name="P12">vii</text:p>
          </table:table-cell>
          <table:table-cell table:style-name="Table1.A2" office:value-type="string">
            <text:p text:style-name="P12">xiv</text:p>
          </table:table-cell>
          <table:table-cell table:style-name="Table1.A2" office:value-type="string">
            <text:p text:style-name="P12">xxi</text:p>
          </table:table-cell>
          <table:table-cell table:style-name="Table1.A2" office:value-type="string">
            <text:p text:style-name="P12">xxviii</text:p>
          </table:table-cell>
          <table:table-cell table:style-name="Table1.A2" office:value-type="string">
            <text:p text:style-name="P12">xxxv</text:p>
          </table:table-cell>
          <table:table-cell table:style-name="Table1.A2" office:value-type="string">
            <text:p text:style-name="P12">xlii</text:p>
          </table:table-cell>
          <table:table-cell table:style-name="Table1.A2" office:value-type="string">
            <text:p text:style-name="P12">xlix</text:p>
          </table:table-cell>
          <table:table-cell table:style-name="Table1.A2" office:value-type="string">
            <text:p text:style-name="P12">lvi</text:p>
          </table:table-cell>
          <table:table-cell table:style-name="Table1.A2" office:value-type="string">
            <text:p text:style-name="P12">lxiii</text:p>
          </table:table-cell>
          <table:table-cell table:style-name="Table1.K2" office:value-type="string">
            <text:p text:style-name="P12">lxx</text:p>
          </table:table-cell>
        </table:table-row>
        <table:table-row>
          <table:table-cell table:style-name="Table1.A2" office:value-type="string">
            <text:p text:style-name="P11">VIII</text:p>
          </table:table-cell>
          <table:table-cell table:style-name="Table1.A2" office:value-type="string">
            <text:p text:style-name="P12">viii</text:p>
          </table:table-cell>
          <table:table-cell table:style-name="Table1.A2" office:value-type="string">
            <text:p text:style-name="P12">xvi</text:p>
          </table:table-cell>
          <table:table-cell table:style-name="Table1.A2" office:value-type="string">
            <text:p text:style-name="P12">xxiv</text:p>
          </table:table-cell>
          <table:table-cell table:style-name="Table1.A2" office:value-type="string">
            <text:p text:style-name="P12">xxxii</text:p>
          </table:table-cell>
          <table:table-cell table:style-name="Table1.A2" office:value-type="string">
            <text:p text:style-name="P12">xl</text:p>
          </table:table-cell>
          <table:table-cell table:style-name="Table1.A2" office:value-type="string">
            <text:p text:style-name="P12">xlviii</text:p>
          </table:table-cell>
          <table:table-cell table:style-name="Table1.A2" office:value-type="string">
            <text:p text:style-name="P12">lvi</text:p>
          </table:table-cell>
          <table:table-cell table:style-name="Table1.A2" office:value-type="string">
            <text:p text:style-name="P12">lxiv</text:p>
          </table:table-cell>
          <table:table-cell table:style-name="Table1.A2" office:value-type="string">
            <text:p text:style-name="P12">lxxii</text:p>
          </table:table-cell>
          <table:table-cell table:style-name="Table1.K2" office:value-type="string">
            <text:p text:style-name="P12">lxxx</text:p>
          </table:table-cell>
        </table:table-row>
        <table:table-row>
          <table:table-cell table:style-name="Table1.A2" office:value-type="string">
            <text:p text:style-name="P11">IX</text:p>
          </table:table-cell>
          <table:table-cell table:style-name="Table1.A2" office:value-type="string">
            <text:p text:style-name="P12">ix</text:p>
          </table:table-cell>
          <table:table-cell table:style-name="Table1.A2" office:value-type="string">
            <text:p text:style-name="P12">xviii</text:p>
          </table:table-cell>
          <table:table-cell table:style-name="Table1.A2" office:value-type="string">
            <text:p text:style-name="P12">xxvii</text:p>
          </table:table-cell>
          <table:table-cell table:style-name="Table1.A2" office:value-type="string">
            <text:p text:style-name="P12">xxxvi</text:p>
          </table:table-cell>
          <table:table-cell table:style-name="Table1.A2" office:value-type="string">
            <text:p text:style-name="P12">xlv</text:p>
          </table:table-cell>
          <table:table-cell table:style-name="Table1.A2" office:value-type="string">
            <text:p text:style-name="P12">liv</text:p>
          </table:table-cell>
          <table:table-cell table:style-name="Table1.A2" office:value-type="string">
            <text:p text:style-name="P12">lxiii</text:p>
          </table:table-cell>
          <table:table-cell table:style-name="Table1.A2" office:value-type="string">
            <text:p text:style-name="P12">lxxii</text:p>
          </table:table-cell>
          <table:table-cell table:style-name="Table1.A2" office:value-type="string">
            <text:p text:style-name="P12">lxxxi</text:p>
          </table:table-cell>
          <table:table-cell table:style-name="Table1.K2" office:value-type="string">
            <text:p text:style-name="P12">xc</text:p>
          </table:table-cell>
        </table:table-row>
        <table:table-row>
          <table:table-cell table:style-name="Table1.A2" office:value-type="string">
            <text:p text:style-name="P11">X</text:p>
          </table:table-cell>
          <table:table-cell table:style-name="Table1.A2" office:value-type="string">
            <text:p text:style-name="P12">x</text:p>
          </table:table-cell>
          <table:table-cell table:style-name="Table1.A2" office:value-type="string">
            <text:p text:style-name="P12">xx</text:p>
          </table:table-cell>
          <table:table-cell table:style-name="Table1.A2" office:value-type="string">
            <text:p text:style-name="P12">xxx</text:p>
          </table:table-cell>
          <table:table-cell table:style-name="Table1.A2" office:value-type="string">
            <text:p text:style-name="P12">xl</text:p>
          </table:table-cell>
          <table:table-cell table:style-name="Table1.A2" office:value-type="string">
            <text:p text:style-name="P12">l</text:p>
          </table:table-cell>
          <table:table-cell table:style-name="Table1.A2" office:value-type="string">
            <text:p text:style-name="P12">lx</text:p>
          </table:table-cell>
          <table:table-cell table:style-name="Table1.A2" office:value-type="string">
            <text:p text:style-name="P12">lxx</text:p>
          </table:table-cell>
          <table:table-cell table:style-name="Table1.A2" office:value-type="string">
            <text:p text:style-name="P12">lxxx</text:p>
          </table:table-cell>
          <table:table-cell table:style-name="Table1.A2" office:value-type="string">
            <text:p text:style-name="P12">xc</text:p>
          </table:table-cell>
          <table:table-cell table:style-name="Table1.K2" office:value-type="string">
            <text:p text:style-name="P12">c</text:p>
          </table:table-cell>
        </table:table-row>
      </table:table>
      <text:p text:style-name="P4"/>
      <text:section text:style-name="Sect2" text:name="Section4">
        <text:p text:style-name="P4">Worksheet 1-3</text:p>
        <text:list xml:id="list1496521278" text:style-name="L3">
          <text:list-item>
            <text:p text:style-name="P32">hundreds place</text:p>
          </text:list-item>
          <text:list-item>
            <text:p text:style-name="P32">hundred-thousands place</text:p>
          </text:list-item>
          <text:list-item>
            <text:p text:style-name="P32">ten-millions place</text:p>
          </text:list-item>
          <text:list-item>
            <text:p text:style-name="P32">tenths place</text:p>
          </text:list-item>
          <text:list-item>
            <text:p text:style-name="P32">ten-thousandths place</text:p>
          </text:list-item>
          <text:list-item>
            <text:p text:style-name="P32">ones place</text:p>
          </text:list-item>
          <text:list-item>
            <text:p text:style-name="P32">12,004,025</text:p>
          </text:list-item>
          <text:list-item>
            <text:p text:style-name="P32">31,337</text:p>
          </text:list-item>
          <text:list-item>
            <text:p text:style-name="P32">5,318,008</text:p>
          </text:list-item>
          <text:list-item>
            <text:p text:style-name="P32">0.7</text:p>
          </text:list-item>
          <text:list-item>
            <text:p text:style-name="P32">0.39</text:p>
          </text:list-item>
          <text:list-item>
            <text:p text:style-name="P32">15.7</text:p>
          </text:list-item>
          <text:list-item>
            <text:p text:style-name="P32">6.07</text:p>
          </text:list-item>
          <text:list-item>
            <text:p text:style-name="P32">705.0107</text:p>
          </text:list-item>
          <text:list-item>
            <text:p text:style-name="P32"><text:soft-page-break/>0.7</text:p>
          </text:list-item>
          <text:list-item>
            <text:p text:style-name="P32">95.07</text:p>
          </text:list-item>
          <text:list-item>
            <text:p text:style-name="P32">0.57</text:p>
          </text:list-item>
          <text:list-item>
            <text:p text:style-name="P32">0.0019</text:p>
          </text:list-item>
          <text:list-item>
            <text:p text:style-name="P32">406.0214</text:p>
          </text:list-item>
          <text:list-item>
            <text:p text:style-name="P32">507.0112</text:p>
          </text:list-item>
          <text:list-item>
            <text:p text:style-name="P32"><draw:frame draw:style-name="fr4" draw:name="Object1" text:anchor-type="as-char" svg:width="0.2819in" svg:height="0.3929in" draw:z-index="0"><draw:object xlink:href="./Object 1" xlink:type="simple" xlink:show="embed" xlink:actuate="onLoad"/><draw:image xlink:href="./ObjectReplacements/Object 1" xlink:type="simple" xlink:show="embed" xlink:actuate="onLoad"/></draw:frame></text:p>
          </text:list-item>
          <text:list-item>
            <text:p text:style-name="P32"><draw:frame draw:style-name="fr4" draw:name="Object2" text:anchor-type="as-char" svg:width="0.3661in" svg:height="0.3929in" draw:z-index="35"><draw:object xlink:href="./Object 2" xlink:type="simple" xlink:show="embed" xlink:actuate="onLoad"/><draw:image xlink:href="./ObjectReplacements/Object 2" xlink:type="simple" xlink:show="embed" xlink:actuate="onLoad"/></draw:frame></text:p>
          </text:list-item>
          <text:list-item>
            <text:p text:style-name="P32"><draw:frame draw:style-name="fr4" draw:name="Object3" text:anchor-type="as-char" svg:width="0.4902in" svg:height="0.3929in" draw:z-index="36"><draw:object xlink:href="./Object 3" xlink:type="simple" xlink:show="embed" xlink:actuate="onLoad"/><draw:image xlink:href="./ObjectReplacements/Object 3" xlink:type="simple" xlink:show="embed" xlink:actuate="onLoad"/></draw:frame></text:p>
          </text:list-item>
          <text:list-item>
            <text:p text:style-name="P32"><draw:frame draw:style-name="fr4" draw:name="Object4" text:anchor-type="as-char" svg:width="0.5744in" svg:height="0.3929in" draw:z-index="37"><draw:object xlink:href="./Object 4" xlink:type="simple" xlink:show="embed" xlink:actuate="onLoad"/><draw:image xlink:href="./ObjectReplacements/Object 4" xlink:type="simple" xlink:show="embed" xlink:actuate="onLoad"/></draw:frame></text:p>
          </text:list-item>
          <text:list-item>
            <text:p text:style-name="P57"><text:span text:style-name="T1">13</text:span><text:span text:style-name="T1"><draw:frame draw:style-name="fr4" draw:name="Object5" text:anchor-type="as-char" svg:width="0.7819in" svg:height="0.3929in" draw:z-index="38"><draw:object xlink:href="./Object 5" xlink:type="simple" xlink:show="embed" xlink:actuate="onLoad"/><draw:image xlink:href="./ObjectReplacements/Object 5" xlink:type="simple" xlink:show="embed" xlink:actuate="onLoad"/></draw:frame></text:span></text:p>
          </text:list-item>
          <text:list-item>
            <text:p text:style-name="P57"><text:span text:style-name="T1">80</text:span><text:span text:style-name="T1"><draw:frame draw:style-name="fr4" draw:name="Object6" text:anchor-type="as-char" svg:width="0.6575in" svg:height="0.3929in" draw:z-index="39"><draw:object xlink:href="./Object 6" xlink:type="simple" xlink:show="embed" xlink:actuate="onLoad"/><draw:image xlink:href="./ObjectReplacements/Object 6" xlink:type="simple" xlink:show="embed" xlink:actuate="onLoad"/></draw:frame></text:span></text:p>
          </text:list-item>
        </text:list>
      </text:section>
      <text:p text:style-name="P4"/>
      <text:section text:style-name="Sect2" text:name="Section5">
        <text:p text:style-name="P4">Worksheet 1-4</text:p>
        <text:list xml:id="list878013716" text:style-name="L4">
          <text:list-item>
            <text:p text:style-name="P33">103</text:p>
          </text:list-item>
          <text:list-item>
            <text:p text:style-name="P33">1</text:p>
          </text:list-item>
          <text:list-item>
            <text:p text:style-name="P33">88</text:p>
          </text:list-item>
          <text:list-item>
            <text:p text:style-name="P33">100</text:p>
          </text:list-item>
          <text:list-item>
            <text:p text:style-name="P33">187</text:p>
          </text:list-item>
          <text:list-item>
            <text:p text:style-name="P33">29,002</text:p>
          </text:list-item>
          <text:list-item>
            <text:p text:style-name="P33">1.0</text:p>
          </text:list-item>
          <text:list-item>
            <text:p text:style-name="P33">99.7</text:p>
          </text:list-item>
          <text:list-item>
            <text:p text:style-name="P33">2.5</text:p>
          </text:list-item>
          <text:list-item>
            <text:p text:style-name="P33">29,001.5</text:p>
          </text:list-item>
          <text:list-item>
            <text:p text:style-name="P33">187.5</text:p>
          </text:list-item>
          <text:list-item>
            <text:p text:style-name="P33">13.0</text:p>
          </text:list-item>
          <text:list-item>
            <text:p text:style-name="P33">187.50</text:p>
          </text:list-item>
          <text:list-item>
            <text:p text:style-name="P33">12.99</text:p>
          </text:list-item>
          <text:list-item>
            <text:p text:style-name="P33">29,000.50</text:p>
          </text:list-item>
          <text:list-item>
            <text:p text:style-name="P33">1,234,567.87</text:p>
          </text:list-item>
          <text:list-item>
            <text:p text:style-name="P33">66.67</text:p>
          </text:list-item>
          <text:list-item>
            <text:p text:style-name="P33">5,454.55</text:p>
          </text:list-item>
          <text:list-item>
            <text:p text:style-name="P33">3</text:p>
          </text:list-item>
          <text:list-item>
            <text:p text:style-name="P33">4</text:p>
          </text:list-item>
          <text:list-item>
            <text:p text:style-name="P33">2</text:p>
          </text:list-item>
          <text:list-item>
            <text:p text:style-name="P33">3</text:p>
          </text:list-item>
          <text:list-item>
            <text:p text:style-name="P33">3</text:p>
          </text:list-item>
          <text:list-item>
            <text:p text:style-name="P33">1</text:p>
          </text:list-item>
          <text:list-item>
            <text:p text:style-name="P33">2</text:p>
          </text:list-item>
          <text:list-item>
            <text:p text:style-name="P33">2</text:p>
          </text:list-item>
          <text:list-item>
            <text:p text:style-name="P33">1</text:p>
          </text:list-item>
        </text:list>
      </text:section>
      <text:p text:style-name="P4"/>
      <text:section text:style-name="Sect2" text:name="Section6">
        <text:p text:style-name="P4">Worksheet 1-5</text:p>
        <text:list xml:id="list1233429534" text:style-name="L5">
          <text:list-item>
            <text:p text:style-name="P34">55,886</text:p>
          </text:list-item>
          <text:list-item>
            <text:p text:style-name="P34">5.25</text:p>
          </text:list-item>
          <text:list-item>
            <text:p text:style-name="P34">43.79</text:p>
          </text:list-item>
          <text:list-item>
            <text:p text:style-name="P34">97.16</text:p>
          </text:list-item>
          <text:list-item>
            <text:p text:style-name="P34">35.75</text:p>
          </text:list-item>
          <text:list-item>
            <text:p text:style-name="P34">86.964</text:p>
          </text:list-item>
          <text:list-item>
            <text:p text:style-name="P34">73</text:p>
          </text:list-item>
          <text:list-item>
            <text:p text:style-name="P34">8238</text:p>
          </text:list-item>
          <text:list-item>
            <text:p text:style-name="P34">54.17</text:p>
          </text:list-item>
          <text:list-item>
            <text:p text:style-name="P34">88.10</text:p>
          </text:list-item>
          <text:list-item>
            <text:p text:style-name="P34">37.03</text:p>
          </text:list-item>
          <text:list-item>
            <text:p text:style-name="P34">34.342</text:p>
          </text:list-item>
          <text:list-item>
            <text:p text:style-name="P34">696</text:p>
          </text:list-item>
          <text:list-item>
            <text:p text:style-name="P34">4.91</text:p>
          </text:list-item>
          <text:list-item>
            <text:p text:style-name="P34">6.39</text:p>
          </text:list-item>
          <text:list-item>
            <text:p text:style-name="P34">96.98</text:p>
          </text:list-item>
          <text:list-item>
            <text:p text:style-name="P34">26.35</text:p>
          </text:list-item>
          <text:list-item>
            <text:p text:style-name="P34">83.436</text:p>
          </text:list-item>
          <text:list-item>
            <text:p text:style-name="P34">1664</text:p>
          </text:list-item>
          <text:list-item>
            <text:p text:style-name="P34">15.97</text:p>
          </text:list-item>
          <text:list-item>
            <text:p text:style-name="P34">88.06</text:p>
          </text:list-item>
          <text:list-item>
            <text:p text:style-name="P34">0.958</text:p>
          </text:list-item>
          <text:list-item>
            <text:p text:style-name="P34">0.45</text:p>
          </text:list-item>
          <text:list-item>
            <text:p text:style-name="P34">0.839</text:p>
          </text:list-item>
          <text:list-item>
            <text:p text:style-name="P34">0.086 kg</text:p>
          </text:list-item>
          <text:list-item>
            <text:p text:style-name="P58"><text:span text:style-name="T1">37.4</text:span><text:span text:style-name="T3">°</text:span><text:span text:style-name="T1"> C</text:span></text:p>
          </text:list-item>
        </text:list>
      </text:section>
      <text:p text:style-name="P4"/>
      <text:section text:style-name="Sect2" text:name="Section7">
        <text:p text:style-name="P4">Worksheet 1-6</text:p>
        <text:list xml:id="list2121400602" text:style-name="L6">
          <text:list-item>
            <text:p text:style-name="P35">780,690,145</text:p>
          </text:list-item>
          <text:list-item>
            <text:p text:style-name="P35">1.015</text:p>
          </text:list-item>
          <text:list-item>
            <text:p text:style-name="P35">366.212</text:p>
          </text:list-item>
          <text:list-item>
            <text:p text:style-name="P35">4.1454</text:p>
          </text:list-item>
          <text:list-item>
            <text:p text:style-name="P35">370.962</text:p>
          </text:list-item>
          <text:list-item>
            <text:p text:style-name="P35">41.8481</text:p>
          </text:list-item>
          <text:list-item>
            <text:p text:style-name="P35">8,238</text:p>
          </text:list-item>
          <text:list-item>
            <text:p text:style-name="P35">669.837</text:p>
          </text:list-item>
          <text:list-item>
            <text:p text:style-name="P35">1.7616</text:p>
          </text:list-item>
          <text:list-item>
            <text:p text:style-name="P35">0.01164</text:p>
          </text:list-item>
          <text:list-item>
            <text:p text:style-name="P35">18.225</text:p>
          </text:list-item>
          <text:list-item>
            <text:p text:style-name="P35">0.106512</text:p>
          </text:list-item>
          <text:list-item>
            <text:p text:style-name="P35">81 mg</text:p>
          </text:list-item>
          <text:list-item>
            <text:p text:style-name="P35">$210.72</text:p>
          </text:list-item>
          <text:list-item>
            <text:p text:style-name="P35">734.4 mg</text:p>
          </text:list-item>
        </text:list>
      </text:section>
      <text:p text:style-name="P4"/>
      <text:section text:style-name="Sect2" text:name="Section8">
        <text:p text:style-name="P4">Worksheet 1-7</text:p>
        <text:list xml:id="list759954874" text:style-name="L7">
          <text:list-item>
            <text:p text:style-name="P36">105</text:p>
          </text:list-item>
          <text:list-item>
            <text:p text:style-name="P36">16.24</text:p>
          </text:list-item>
          <text:list-item>
            <text:p text:style-name="P36">1.362</text:p>
          </text:list-item>
          <text:list-item>
            <text:p text:style-name="P36">1151.5</text:p>
          </text:list-item>
          <text:list-item>
            <text:p text:style-name="P36">6.774</text:p>
          </text:list-item>
          <text:list-item>
            <text:p text:style-name="P36">0.043</text:p>
          </text:list-item>
          <text:list-item>
            <text:p text:style-name="P36">0.015</text:p>
          </text:list-item>
          <text:list-item>
            <text:p text:style-name="P36">1.836</text:p>
          </text:list-item>
          <text:list-item>
            <text:p text:style-name="P36">440.4</text:p>
          </text:list-item>
          <text:list-item>
            <text:p text:style-name="P36">80.833</text:p>
          </text:list-item>
          <text:list-item>
            <text:p text:style-name="P36">0.9</text:p>
          </text:list-item>
          <text:list-item>
            <text:p text:style-name="P36">8.491</text:p>
          </text:list-item>
          <text:list-item>
            <text:p text:style-name="P36">32 bottles</text:p>
          </text:list-item>
          <text:list-item>
            <text:p text:style-name="P36">200 days</text:p>
          </text:list-item>
          <text:list-item>
            <text:p text:style-name="P36">120 capsules</text:p>
          </text:list-item>
          <text:list-item>
            <text:p text:style-name="P36">8 days' supply</text:p>
          </text:list-item>
        </text:list>
      </text:section>
      <text:p text:style-name="P4"/>
      <text:section text:style-name="Sect2" text:name="Section9">
        <text:p text:style-name="P4">Worksheet 1-8</text:p>
        <text:list xml:id="list758220285" text:style-name="L8">
          <text:list-item>
            <text:p text:style-name="P37">xxxviii</text:p>
          </text:list-item>
          <text:list-item>
            <text:p text:style-name="P37">dli</text:p>
          </text:list-item>
          <text:list-item>
            <text:p text:style-name="P37">xxiv</text:p>
          </text:list-item>
          <text:list-item>
            <text:p text:style-name="P37">21</text:p>
          </text:list-item>
          <text:list-item>
            <text:p text:style-name="P37">400</text:p>
          </text:list-item>
          <text:list-item>
            <text:p text:style-name="P37">48</text:p>
          </text:list-item>
          <text:list-item>
            <text:p text:style-name="P37">ten-thousands place</text:p>
          </text:list-item>
          <text:list-item>
            <text:p text:style-name="P37">hundredths place</text:p>
          </text:list-item>
          <text:list-item>
            <text:p text:style-name="P37">tenths place</text:p>
          </text:list-item>
          <text:list-item>
            <text:p text:style-name="P37">2,015,600</text:p>
          </text:list-item>
          <text:list-item>
            <text:p text:style-name="P37">0.4004</text:p>
          </text:list-item>
          <text:list-item>
            <text:p text:style-name="P59"><text:soft-page-break/><text:span text:style-name="T1">9,876.</text:span><text:span text:style-name="T1">5432</text:span></text:p>
          </text:list-item>
          <text:list-item>
            <text:p text:style-name="P37">32,349</text:p>
          </text:list-item>
          <text:list-item>
            <text:p text:style-name="P37">82.25</text:p>
          </text:list-item>
          <text:list-item>
            <text:p text:style-name="P37">23.7</text:p>
          </text:list-item>
          <text:list-item>
            <text:p text:style-name="P37">40.842</text:p>
          </text:list-item>
          <text:list-item>
            <text:p text:style-name="P37">111.95</text:p>
          </text:list-item>
          <text:list-item>
            <text:p text:style-name="P37">134.79</text:p>
          </text:list-item>
          <text:list-item>
            <text:p text:style-name="P37">7,385</text:p>
          </text:list-item>
          <text:list-item>
            <text:p text:style-name="P37">81.89</text:p>
          </text:list-item>
          <text:list-item>
            <text:p text:style-name="P37">22.3</text:p>
          </text:list-item>
          <text:list-item>
            <text:p text:style-name="P37">92.9</text:p>
          </text:list-item>
          <text:list-item>
            <text:p text:style-name="P37">102.65</text:p>
          </text:list-item>
          <text:list-item>
            <text:p text:style-name="P37">29.01</text:p>
          </text:list-item>
          <text:list-item>
            <text:p text:style-name="P37">240</text:p>
          </text:list-item>
          <text:list-item>
            <text:p text:style-name="P37">74.4</text:p>
          </text:list-item>
          <text:list-item>
            <text:p text:style-name="P37">.1107</text:p>
          </text:list-item>
          <text:list-item>
            <text:p text:style-name="P37">10.4016</text:p>
          </text:list-item>
          <text:list-item>
            <text:p text:style-name="P37">0.1176</text:p>
          </text:list-item>
          <text:list-item>
            <text:p text:style-name="P37">20.99579</text:p>
          </text:list-item>
          <text:list-item>
            <text:p text:style-name="P37">61.5</text:p>
          </text:list-item>
          <text:list-item>
            <text:p text:style-name="P37">104.33</text:p>
          </text:list-item>
          <text:list-item>
            <text:p text:style-name="P37">1.36</text:p>
          </text:list-item>
          <text:list-item>
            <text:p text:style-name="P37">41.18</text:p>
          </text:list-item>
          <text:list-item>
            <text:p text:style-name="P37">0.2</text:p>
          </text:list-item>
          <text:list-item>
            <text:p text:style-name="P37">0.12</text:p>
          </text:list-item>
          <text:list-item>
            <text:p text:style-name="P37">454 grams</text:p>
          </text:list-item>
          <text:list-item>
            <text:p text:style-name="P37">2.3 kilograms</text:p>
          </text:list-item>
          <text:list-item>
            <text:p text:style-name="P37">$29.88</text:p>
          </text:list-item>
          <text:list-item>
            <text:p text:style-name="P37">14 days</text:p>
          </text:list-item>
        </text:list>
      </text:section>
      <text:p text:style-name="P4"/>
      <text:p text:style-name="P3">Chapter 2 - Fractions</text:p>
      <text:p text:style-name="P4"/>
      <text:section text:style-name="Sect2" text:name="Section10">
        <text:p text:style-name="P4">Worksheet 2-1</text:p>
        <text:list xml:id="list28230950" text:style-name="L9">
          <text:list-item>
            <text:p text:style-name="P38">0.2</text:p>
          </text:list-item>
          <text:list-item>
            <text:p text:style-name="P38">0.5</text:p>
          </text:list-item>
          <text:list-item>
            <text:p text:style-name="P38">0.5</text:p>
          </text:list-item>
          <text:list-item>
            <text:p text:style-name="P38">0.1</text:p>
          </text:list-item>
          <text:list-item>
            <text:p text:style-name="P38">0.083</text:p>
          </text:list-item>
          <text:list-item>
            <text:p text:style-name="P38">0.01</text:p>
          </text:list-item>
          <text:list-item>
            <text:p text:style-name="P38">0.001</text:p>
          </text:list-item>
          <text:list-item>
            <text:p text:style-name="P38">0.667</text:p>
          </text:list-item>
          <text:list-item>
            <text:p text:style-name="P38">0.75</text:p>
          </text:list-item>
          <text:list-item>
            <text:p text:style-name="P38">0.8</text:p>
          </text:list-item>
          <text:list-item>
            <text:p text:style-name="P38">0.375</text:p>
          </text:list-item>
          <text:list-item>
            <text:p text:style-name="P38">0.417</text:p>
          </text:list-item>
          <text:list-item>
            <text:p text:style-name="P38">0.389</text:p>
          </text:list-item>
          <text:list-item>
            <text:p text:style-name="P38">0.364</text:p>
          </text:list-item>
          <text:list-item>
            <text:p text:style-name="P38">0.091</text:p>
          </text:list-item>
          <text:list-item>
            <text:p text:style-name="P38">0.143</text:p>
          </text:list-item>
          <text:list-item>
            <text:p text:style-name="P38">0.164</text:p>
          </text:list-item>
          <text:list-item>
            <text:p text:style-name="P38">0.206</text:p>
          </text:list-item>
          <text:list-item>
            <text:p text:style-name="P38">0.211</text:p>
          </text:list-item>
          <text:list-item>
            <text:p text:style-name="P38">0.277</text:p>
          </text:list-item>
          <text:list-item>
            <text:p text:style-name="P38"><draw:frame draw:style-name="fr4" draw:name="Object7" text:anchor-type="as-char" svg:width="0.1984in" svg:height="0.3929in" draw:z-index="40"><draw:object xlink:href="./Object 7" xlink:type="simple" xlink:show="embed" xlink:actuate="onLoad"/><draw:image xlink:href="./ObjectReplacements/Object 7" xlink:type="simple" xlink:show="embed" xlink:actuate="onLoad"/></draw:frame></text:p>
          </text:list-item>
          <text:list-item>
            <text:p text:style-name="P38"><draw:frame draw:style-name="fr4" draw:name="Object8" text:anchor-type="as-char" svg:width="0.1972in" svg:height="0.3929in" draw:z-index="41"><draw:object xlink:href="./Object 8" xlink:type="simple" xlink:show="embed" xlink:actuate="onLoad"/><draw:image xlink:href="./ObjectReplacements/Object 8" xlink:type="simple" xlink:show="embed" xlink:actuate="onLoad"/></draw:frame></text:p>
          </text:list-item>
          <text:list-item>
            <text:p text:style-name="P38"><draw:frame draw:style-name="fr4" draw:name="Object9" text:anchor-type="as-char" svg:width="0.2075in" svg:height="0.3929in" draw:z-index="42"><draw:object xlink:href="./Object 9" xlink:type="simple" xlink:show="embed" xlink:actuate="onLoad"/><draw:image xlink:href="./ObjectReplacements/Object 9" xlink:type="simple" xlink:show="embed" xlink:actuate="onLoad"/></draw:frame></text:p>
          </text:list-item>
          <text:list-item>
            <text:p text:style-name="P38"><draw:frame draw:style-name="fr4" draw:name="Object10" text:anchor-type="as-char" svg:width="0.2819in" svg:height="0.3929in" draw:z-index="43"><draw:object xlink:href="./Object 10" xlink:type="simple" xlink:show="embed" xlink:actuate="onLoad"/><draw:image xlink:href="./ObjectReplacements/Object 10" xlink:type="simple" xlink:show="embed" xlink:actuate="onLoad"/></draw:frame></text:p>
          </text:list-item>
          <text:list-item>
            <text:p text:style-name="P38"><draw:frame draw:style-name="fr4" draw:name="Object11" text:anchor-type="as-char" svg:width="0.2799in" svg:height="0.3929in" draw:z-index="44"><draw:object xlink:href="./Object 11" xlink:type="simple" xlink:show="embed" xlink:actuate="onLoad"/><draw:image xlink:href="./ObjectReplacements/Object 11" xlink:type="simple" xlink:show="embed" xlink:actuate="onLoad"/></draw:frame></text:p>
          </text:list-item>
          <text:list-item>
            <text:p text:style-name="P38"><draw:frame draw:style-name="fr4" draw:name="Object12" text:anchor-type="as-char" svg:width="0.3654in" svg:height="0.3929in" draw:z-index="45"><draw:object xlink:href="./Object 12" xlink:type="simple" xlink:show="embed" xlink:actuate="onLoad"/><draw:image xlink:href="./ObjectReplacements/Object 12" xlink:type="simple" xlink:show="embed" xlink:actuate="onLoad"/></draw:frame></text:p>
          </text:list-item>
          <text:list-item>
            <text:p text:style-name="P38"><draw:frame draw:style-name="fr4" draw:name="Object13" text:anchor-type="as-char" svg:width="0.4484in" svg:height="0.3929in" draw:z-index="46"><draw:object xlink:href="./Object 13" xlink:type="simple" xlink:show="embed" xlink:actuate="onLoad"/><draw:image xlink:href="./ObjectReplacements/Object 13" xlink:type="simple" xlink:show="embed" xlink:actuate="onLoad"/></draw:frame></text:p>
          </text:list-item>
          <text:list-item>
            <text:p text:style-name="P38"><draw:frame draw:style-name="fr4" draw:name="Object14" text:anchor-type="as-char" svg:width="0.1984in" svg:height="0.3929in" draw:z-index="47"><draw:object xlink:href="./Object 14" xlink:type="simple" xlink:show="embed" xlink:actuate="onLoad"/><draw:image xlink:href="./ObjectReplacements/Object 14" xlink:type="simple" xlink:show="embed" xlink:actuate="onLoad"/></draw:frame></text:p>
          </text:list-item>
          <text:list-item>
            <text:p text:style-name="P38"><draw:frame draw:style-name="fr4" draw:name="Object15" text:anchor-type="as-char" svg:width="0.2075in" svg:height="0.3929in" draw:z-index="48"><draw:object xlink:href="./Object 15" xlink:type="simple" xlink:show="embed" xlink:actuate="onLoad"/><draw:image xlink:href="./ObjectReplacements/Object 15" xlink:type="simple" xlink:show="embed" xlink:actuate="onLoad"/></draw:frame></text:p>
          </text:list-item>
          <text:list-item>
            <text:p text:style-name="P38"><draw:frame draw:style-name="fr4" draw:name="Object16" text:anchor-type="as-char" svg:width="0.2075in" svg:height="0.3929in" draw:z-index="49"><draw:object xlink:href="./Object 16" xlink:type="simple" xlink:show="embed" xlink:actuate="onLoad"/><draw:image xlink:href="./ObjectReplacements/Object 16" xlink:type="simple" xlink:show="embed" xlink:actuate="onLoad"/></draw:frame></text:p>
          </text:list-item>
          <text:list-item>
            <text:p text:style-name="P38"><draw:frame draw:style-name="fr4" draw:name="Object17" text:anchor-type="as-char" svg:width="0.2008in" svg:height="0.3929in" draw:z-index="50"><draw:object xlink:href="./Object 17" xlink:type="simple" xlink:show="embed" xlink:actuate="onLoad"/><draw:image xlink:href="./ObjectReplacements/Object 17" xlink:type="simple" xlink:show="embed" xlink:actuate="onLoad"/></draw:frame></text:p>
          </text:list-item>
          <text:list-item>
            <text:p text:style-name="P38"><draw:frame draw:style-name="fr4" draw:name="Object18" text:anchor-type="as-char" svg:width="0.2799in" svg:height="0.3929in" draw:z-index="51"><draw:object xlink:href="./Object 18" xlink:type="simple" xlink:show="embed" xlink:actuate="onLoad"/><draw:image xlink:href="./ObjectReplacements/Object 18" xlink:type="simple" xlink:show="embed" xlink:actuate="onLoad"/></draw:frame></text:p>
          </text:list-item>
          <text:list-item>
            <text:p text:style-name="P38"><draw:frame draw:style-name="fr4" draw:name="Object19" text:anchor-type="as-char" svg:width="0.2819in" svg:height="0.3929in" draw:z-index="52"><draw:object xlink:href="./Object 19" xlink:type="simple" xlink:show="embed" xlink:actuate="onLoad"/><draw:image xlink:href="./ObjectReplacements/Object 19" xlink:type="simple" xlink:show="embed" xlink:actuate="onLoad"/></draw:frame></text:p>
          </text:list-item>
          <text:list-item>
            <text:p text:style-name="P38"><draw:frame draw:style-name="fr4" draw:name="Object20" text:anchor-type="as-char" svg:width="0.2799in" svg:height="0.3929in" draw:z-index="53"><draw:object xlink:href="./Object 20" xlink:type="simple" xlink:show="embed" xlink:actuate="onLoad"/><draw:image xlink:href="./ObjectReplacements/Object 20" xlink:type="simple" xlink:show="embed" xlink:actuate="onLoad"/></draw:frame></text:p>
          </text:list-item>
          <text:list-item>
            <text:p text:style-name="P38"><draw:frame draw:style-name="fr4" draw:name="Object21" text:anchor-type="as-char" svg:width="0.2807in" svg:height="0.3929in" draw:z-index="54"><draw:object xlink:href="./Object 21" xlink:type="simple" xlink:show="embed" xlink:actuate="onLoad"/><draw:image xlink:href="./ObjectReplacements/Object 21" xlink:type="simple" xlink:show="embed" xlink:actuate="onLoad"/></draw:frame></text:p>
          </text:list-item>
          <text:list-item>
            <text:p text:style-name="P38"><draw:frame draw:style-name="fr4" draw:name="Object22" text:anchor-type="as-char" svg:width="0.2819in" svg:height="0.3929in" draw:z-index="55"><draw:object xlink:href="./Object 22" xlink:type="simple" xlink:show="embed" xlink:actuate="onLoad"/><draw:image xlink:href="./ObjectReplacements/Object 22" xlink:type="simple" xlink:show="embed" xlink:actuate="onLoad"/></draw:frame></text:p>
          </text:list-item>
          <text:list-item>
            <text:p text:style-name="P38"><draw:frame draw:style-name="fr4" draw:name="Object23" text:anchor-type="as-char" svg:width="0.2819in" svg:height="0.3929in" draw:z-index="56"><draw:object xlink:href="./Object 23" xlink:type="simple" xlink:show="embed" xlink:actuate="onLoad"/><draw:image xlink:href="./ObjectReplacements/Object 23" xlink:type="simple" xlink:show="embed" xlink:actuate="onLoad"/></draw:frame></text:p>
          </text:list-item>
          <text:list-item>
            <text:p text:style-name="P38"><draw:frame draw:style-name="fr4" draw:name="Object24" text:anchor-type="as-char" svg:width="0.2835in" svg:height="0.3929in" draw:z-index="57"><draw:object xlink:href="./Object 24" xlink:type="simple" xlink:show="embed" xlink:actuate="onLoad"/><draw:image xlink:href="./ObjectReplacements/Object 24" xlink:type="simple" xlink:show="embed" xlink:actuate="onLoad"/></draw:frame></text:p>
          </text:list-item>
          <text:list-item>
            <text:p text:style-name="P38"><draw:frame draw:style-name="fr4" draw:name="Object25" text:anchor-type="as-char" svg:width="0.2819in" svg:height="0.3929in" draw:z-index="58"><draw:object xlink:href="./Object 25" xlink:type="simple" xlink:show="embed" xlink:actuate="onLoad"/><draw:image xlink:href="./ObjectReplacements/Object 25" xlink:type="simple" xlink:show="embed" xlink:actuate="onLoad"/></draw:frame></text:p>
          </text:list-item>
          <text:list-item>
            <text:p text:style-name="P38"><draw:frame draw:style-name="fr4" draw:name="Object26" text:anchor-type="as-char" svg:width="0.2839in" svg:height="0.3929in" draw:z-index="59"><draw:object xlink:href="./Object 26" xlink:type="simple" xlink:show="embed" xlink:actuate="onLoad"/><draw:image xlink:href="./ObjectReplacements/Object 26" xlink:type="simple" xlink:show="embed" xlink:actuate="onLoad"/></draw:frame></text:p>
          </text:list-item>
        </text:list>
      </text:section>
      <text:p text:style-name="P4"/>
      <text:section text:style-name="Sect2" text:name="Section11">
        <text:p text:style-name="P4">Worksheet 2-2</text:p>
        <text:list xml:id="list1855305142" text:style-name="L10">
          <text:list-item>
            <text:p text:style-name="P39"><draw:frame draw:style-name="fr4" draw:name="Object27" text:anchor-type="as-char" svg:width="0.1972in" svg:height="0.3929in" draw:z-index="61"><draw:object xlink:href="./Object 27" xlink:type="simple" xlink:show="embed" xlink:actuate="onLoad"/><draw:image xlink:href="./ObjectReplacements/Object 27" xlink:type="simple" xlink:show="embed" xlink:actuate="onLoad"/></draw:frame></text:p>
          </text:list-item>
          <text:list-item>
            <text:p text:style-name="P39"><draw:frame draw:style-name="fr4" draw:name="Object28" text:anchor-type="as-char" svg:width="0.1984in" svg:height="0.3929in" draw:z-index="62"><draw:object xlink:href="./Object 28" xlink:type="simple" xlink:show="embed" xlink:actuate="onLoad"/><draw:image xlink:href="./ObjectReplacements/Object 28" xlink:type="simple" xlink:show="embed" xlink:actuate="onLoad"/></draw:frame></text:p>
          </text:list-item>
          <text:list-item>
            <text:p text:style-name="P39"><draw:frame draw:style-name="fr4" draw:name="Object29" text:anchor-type="as-char" svg:width="0.2008in" svg:height="0.3929in" draw:z-index="63"><draw:object xlink:href="./Object 29" xlink:type="simple" xlink:show="embed" xlink:actuate="onLoad"/><draw:image xlink:href="./ObjectReplacements/Object 29" xlink:type="simple" xlink:show="embed" xlink:actuate="onLoad"/></draw:frame></text:p>
          </text:list-item>
          <text:list-item>
            <text:p text:style-name="P39"><draw:frame draw:style-name="fr4" draw:name="Object30" text:anchor-type="as-char" svg:width="0.1984in" svg:height="0.3929in" draw:z-index="64"><draw:object xlink:href="./Object 30" xlink:type="simple" xlink:show="embed" xlink:actuate="onLoad"/><draw:image xlink:href="./ObjectReplacements/Object 30" xlink:type="simple" xlink:show="embed" xlink:actuate="onLoad"/></draw:frame></text:p>
          </text:list-item>
          <text:list-item>
            <text:p text:style-name="P39"><draw:frame draw:style-name="fr4" draw:name="Object31" text:anchor-type="as-char" svg:width="0.2799in" svg:height="0.3929in" draw:z-index="65"><draw:object xlink:href="./Object 31" xlink:type="simple" xlink:show="embed" xlink:actuate="onLoad"/><draw:image xlink:href="./ObjectReplacements/Object 31" xlink:type="simple" xlink:show="embed" xlink:actuate="onLoad"/></draw:frame></text:p>
          </text:list-item>
          <text:list-item>
            <text:p text:style-name="P39"><draw:frame draw:style-name="fr4" draw:name="Object32" text:anchor-type="as-char" svg:width="0.1984in" svg:height="0.3929in" draw:z-index="66"><draw:object xlink:href="./Object 32" xlink:type="simple" xlink:show="embed" xlink:actuate="onLoad"/><draw:image xlink:href="./ObjectReplacements/Object 32" xlink:type="simple" xlink:show="embed" xlink:actuate="onLoad"/></draw:frame></text:p>
          </text:list-item>
          <text:list-item>
            <text:p text:style-name="P39"><draw:frame draw:style-name="fr4" draw:name="Object33" text:anchor-type="as-char" svg:width="0.2819in" svg:height="0.3929in" draw:z-index="67"><draw:object xlink:href="./Object 33" xlink:type="simple" xlink:show="embed" xlink:actuate="onLoad"/><draw:image xlink:href="./ObjectReplacements/Object 33" xlink:type="simple" xlink:show="embed" xlink:actuate="onLoad"/></draw:frame></text:p>
          </text:list-item>
          <text:list-item>
            <text:p text:style-name="P39"><draw:frame draw:style-name="fr4" draw:name="Object34" text:anchor-type="as-char" svg:width="0.2075in" svg:height="0.3929in" draw:z-index="68"><draw:object xlink:href="./Object 34" xlink:type="simple" xlink:show="embed" xlink:actuate="onLoad"/><draw:image xlink:href="./ObjectReplacements/Object 34" xlink:type="simple" xlink:show="embed" xlink:actuate="onLoad"/></draw:frame></text:p>
          </text:list-item>
          <text:list-item>
            <text:p text:style-name="P39"><draw:frame draw:style-name="fr4" draw:name="Object35" text:anchor-type="as-char" svg:width="0.2819in" svg:height="0.3929in" draw:z-index="69"><draw:object xlink:href="./Object 35" xlink:type="simple" xlink:show="embed" xlink:actuate="onLoad"/><draw:image xlink:href="./ObjectReplacements/Object 35" xlink:type="simple" xlink:show="embed" xlink:actuate="onLoad"/></draw:frame></text:p>
          </text:list-item>
          <text:list-item>
            <text:p text:style-name="P39"><draw:frame draw:style-name="fr4" draw:name="Object36" text:anchor-type="as-char" svg:width="0.1984in" svg:height="0.3929in" draw:z-index="70"><draw:object xlink:href="./Object 36" xlink:type="simple" xlink:show="embed" xlink:actuate="onLoad"/><draw:image xlink:href="./ObjectReplacements/Object 36" xlink:type="simple" xlink:show="embed" xlink:actuate="onLoad"/></draw:frame></text:p>
          </text:list-item>
          <text:list-item>
            <text:p text:style-name="P39"><draw:frame draw:style-name="fr4" draw:name="Object37" text:anchor-type="as-char" svg:width="0.2819in" svg:height="0.3929in" draw:z-index="71"><draw:object xlink:href="./Object 37" xlink:type="simple" xlink:show="embed" xlink:actuate="onLoad"/><draw:image xlink:href="./ObjectReplacements/Object 37" xlink:type="simple" xlink:show="embed" xlink:actuate="onLoad"/></draw:frame></text:p>
          </text:list-item>
          <text:list-item>
            <text:p text:style-name="P39"><draw:frame draw:style-name="fr4" draw:name="Object38" text:anchor-type="as-char" svg:width="0.2799in" svg:height="0.3929in" draw:z-index="72"><draw:object xlink:href="./Object 38" xlink:type="simple" xlink:show="embed" xlink:actuate="onLoad"/><draw:image xlink:href="./ObjectReplacements/Object 38" xlink:type="simple" xlink:show="embed" xlink:actuate="onLoad"/></draw:frame></text:p>
          </text:list-item>
          <text:list-item>
            <text:p text:style-name="P39"><draw:frame draw:style-name="fr4" draw:name="Object56" text:anchor-type="as-char" svg:width="0.1654in" svg:height="0.1839in" draw:z-index="73"><draw:object xlink:href="./Object 39" xlink:type="simple" xlink:show="embed" xlink:actuate="onLoad"/><draw:image xlink:href="./ObjectReplacements/Object 39" xlink:type="simple" xlink:show="embed" xlink:actuate="onLoad"/></draw:frame></text:p>
          </text:list-item>
          <text:list-item>
            <text:p text:style-name="P39"><draw:frame draw:style-name="fr4" draw:name="Object39" text:anchor-type="as-char" svg:width="0.1984in" svg:height="0.3929in" draw:z-index="74"><draw:object xlink:href="./Object 40" xlink:type="simple" xlink:show="embed" xlink:actuate="onLoad"/><draw:image xlink:href="./ObjectReplacements/Object 40" xlink:type="simple" xlink:show="embed" xlink:actuate="onLoad"/></draw:frame></text:p>
          </text:list-item>
          <text:list-item>
            <text:p text:style-name="P39"><draw:frame draw:style-name="fr4" draw:name="Object40" text:anchor-type="as-char" svg:width="0.2008in" svg:height="0.3929in" draw:z-index="75"><draw:object xlink:href="./Object 41" xlink:type="simple" xlink:show="embed" xlink:actuate="onLoad"/><draw:image xlink:href="./ObjectReplacements/Object 41" xlink:type="simple" xlink:show="embed" xlink:actuate="onLoad"/></draw:frame></text:p>
          </text:list-item>
          <text:list-item>
            <text:p text:style-name="P39"><draw:frame draw:style-name="fr4" draw:name="Object41" text:anchor-type="as-char" svg:width="0.2819in" svg:height="0.3929in" draw:z-index="76"><draw:object xlink:href="./Object 42" xlink:type="simple" xlink:show="embed" xlink:actuate="onLoad"/><draw:image xlink:href="./ObjectReplacements/Object 42" xlink:type="simple" xlink:show="embed" xlink:actuate="onLoad"/></draw:frame></text:p>
          </text:list-item>
          <text:list-item>
            <text:p text:style-name="P39"><text:soft-page-break/><draw:frame draw:style-name="fr4" draw:name="Object42" text:anchor-type="as-char" svg:width="0.2075in" svg:height="0.3929in" draw:z-index="77"><draw:object xlink:href="./Object 43" xlink:type="simple" xlink:show="embed" xlink:actuate="onLoad"/><draw:image xlink:href="./ObjectReplacements/Object 43" xlink:type="simple" xlink:show="embed" xlink:actuate="onLoad"/></draw:frame></text:p>
          </text:list-item>
          <text:list-item>
            <text:p text:style-name="P39"><draw:frame draw:style-name="fr4" draw:name="Object43" text:anchor-type="as-char" svg:width="0.2819in" svg:height="0.3929in" draw:z-index="78"><draw:object xlink:href="./Object 44" xlink:type="simple" xlink:show="embed" xlink:actuate="onLoad"/><draw:image xlink:href="./ObjectReplacements/Object 44" xlink:type="simple" xlink:show="embed" xlink:actuate="onLoad"/></draw:frame></text:p>
          </text:list-item>
          <text:list-item>
            <text:p text:style-name="P39"><draw:frame draw:style-name="fr4" draw:name="Object44" text:anchor-type="as-char" svg:width="0.2008in" svg:height="0.3929in" draw:z-index="79"><draw:object xlink:href="./Object 45" xlink:type="simple" xlink:show="embed" xlink:actuate="onLoad"/><draw:image xlink:href="./ObjectReplacements/Object 45" xlink:type="simple" xlink:show="embed" xlink:actuate="onLoad"/></draw:frame></text:p>
          </text:list-item>
          <text:list-item>
            <text:p text:style-name="P39"><draw:frame draw:style-name="fr4" draw:name="Object45" text:anchor-type="as-char" svg:width="0.1972in" svg:height="0.3929in" draw:z-index="80"><draw:object xlink:href="./Object 46" xlink:type="simple" xlink:show="embed" xlink:actuate="onLoad"/><draw:image xlink:href="./ObjectReplacements/Object 46" xlink:type="simple" xlink:show="embed" xlink:actuate="onLoad"/></draw:frame></text:p>
          </text:list-item>
          <text:list-item>
            <text:p text:style-name="P39"><draw:frame draw:style-name="fr4" draw:name="Object46" text:anchor-type="as-char" svg:width="0.1984in" svg:height="0.3929in" draw:z-index="81"><draw:object xlink:href="./Object 47" xlink:type="simple" xlink:show="embed" xlink:actuate="onLoad"/><draw:image xlink:href="./ObjectReplacements/Object 47" xlink:type="simple" xlink:show="embed" xlink:actuate="onLoad"/></draw:frame></text:p>
          </text:list-item>
          <text:list-item>
            <text:p text:style-name="P39"><draw:frame draw:style-name="fr4" draw:name="Object47" text:anchor-type="as-char" svg:width="0.2016in" svg:height="0.3929in" draw:z-index="82"><draw:object xlink:href="./Object 48" xlink:type="simple" xlink:show="embed" xlink:actuate="onLoad"/><draw:image xlink:href="./ObjectReplacements/Object 48" xlink:type="simple" xlink:show="embed" xlink:actuate="onLoad"/></draw:frame></text:p>
          </text:list-item>
          <text:list-item>
            <text:p text:style-name="P39"><draw:frame draw:style-name="fr4" draw:name="Object48" text:anchor-type="as-char" svg:width="0.2819in" svg:height="0.3929in" draw:z-index="83"><draw:object xlink:href="./Object 49" xlink:type="simple" xlink:show="embed" xlink:actuate="onLoad"/><draw:image xlink:href="./ObjectReplacements/Object 49" xlink:type="simple" xlink:show="embed" xlink:actuate="onLoad"/></draw:frame></text:p>
          </text:list-item>
          <text:list-item>
            <text:p text:style-name="P39"><draw:frame draw:style-name="fr4" draw:name="Object49" text:anchor-type="as-char" svg:width="0.2008in" svg:height="0.3929in" draw:z-index="84"><draw:object xlink:href="./Object 50" xlink:type="simple" xlink:show="embed" xlink:actuate="onLoad"/><draw:image xlink:href="./ObjectReplacements/Object 50" xlink:type="simple" xlink:show="embed" xlink:actuate="onLoad"/></draw:frame></text:p>
          </text:list-item>
          <text:list-item>
            <text:p text:style-name="P39"><draw:frame draw:style-name="fr4" draw:name="Object50" text:anchor-type="as-char" svg:width="0.1984in" svg:height="0.3929in" draw:z-index="85"><draw:object xlink:href="./Object 51" xlink:type="simple" xlink:show="embed" xlink:actuate="onLoad"/><draw:image xlink:href="./ObjectReplacements/Object 51" xlink:type="simple" xlink:show="embed" xlink:actuate="onLoad"/></draw:frame></text:p>
          </text:list-item>
          <text:list-item>
            <text:p text:style-name="P39"><draw:frame draw:style-name="fr4" draw:name="Object51" text:anchor-type="as-char" svg:width="0.2819in" svg:height="0.3929in" draw:z-index="86"><draw:object xlink:href="./Object 52" xlink:type="simple" xlink:show="embed" xlink:actuate="onLoad"/><draw:image xlink:href="./ObjectReplacements/Object 52" xlink:type="simple" xlink:show="embed" xlink:actuate="onLoad"/></draw:frame></text:p>
          </text:list-item>
          <text:list-item>
            <text:p text:style-name="P39"><draw:frame draw:style-name="fr4" draw:name="Object52" text:anchor-type="as-char" svg:width="0.2799in" svg:height="0.3929in" draw:z-index="87"><draw:object xlink:href="./Object 53" xlink:type="simple" xlink:show="embed" xlink:actuate="onLoad"/><draw:image xlink:href="./ObjectReplacements/Object 53" xlink:type="simple" xlink:show="embed" xlink:actuate="onLoad"/></draw:frame></text:p>
          </text:list-item>
          <text:list-item>
            <text:p text:style-name="P39"><draw:frame draw:style-name="fr4" draw:name="Object53" text:anchor-type="as-char" svg:width="0.2008in" svg:height="0.3929in" draw:z-index="88"><draw:object xlink:href="./Object 54" xlink:type="simple" xlink:show="embed" xlink:actuate="onLoad"/><draw:image xlink:href="./ObjectReplacements/Object 54" xlink:type="simple" xlink:show="embed" xlink:actuate="onLoad"/></draw:frame></text:p>
          </text:list-item>
          <text:list-item>
            <text:p text:style-name="P39"><draw:frame draw:style-name="fr4" draw:name="Object54" text:anchor-type="as-char" svg:width="0.1984in" svg:height="0.3929in" draw:z-index="89"><draw:object xlink:href="./Object 55" xlink:type="simple" xlink:show="embed" xlink:actuate="onLoad"/><draw:image xlink:href="./ObjectReplacements/Object 55" xlink:type="simple" xlink:show="embed" xlink:actuate="onLoad"/></draw:frame></text:p>
          </text:list-item>
          <text:list-item>
            <text:p text:style-name="P39"><draw:frame draw:style-name="fr4" draw:name="Object55" text:anchor-type="as-char" svg:width="0.2819in" svg:height="0.3929in" draw:z-index="90"><draw:object xlink:href="./Object 56" xlink:type="simple" xlink:show="embed" xlink:actuate="onLoad"/><draw:image xlink:href="./ObjectReplacements/Object 56" xlink:type="simple" xlink:show="embed" xlink:actuate="onLoad"/></draw:frame></text:p>
          </text:list-item>
        </text:list>
      </text:section>
      <text:p text:style-name="P4"/>
      <text:section text:style-name="Sect2" text:name="Section12">
        <text:p text:style-name="P4">Worksheet 2-3</text:p>
        <text:list xml:id="list1874464826" text:style-name="L11">
          <text:list-item>
            <text:p text:style-name="P40"><draw:frame draw:style-name="fr4" draw:name="Object64" text:anchor-type="as-char" svg:width="0.1984in" svg:height="0.3929in" draw:z-index="91"><draw:object xlink:href="./Object 57" xlink:type="simple" xlink:show="embed" xlink:actuate="onLoad"/><draw:image xlink:href="./ObjectReplacements/Object 57" xlink:type="simple" xlink:show="embed" xlink:actuate="onLoad"/></draw:frame></text:p>
          </text:list-item>
          <text:list-item>
            <text:p text:style-name="P40"><draw:frame draw:style-name="fr4" draw:name="Object63" text:anchor-type="as-char" svg:width="0.2075in" svg:height="0.3929in" draw:z-index="92"><draw:object xlink:href="./Object 58" xlink:type="simple" xlink:show="embed" xlink:actuate="onLoad"/><draw:image xlink:href="./ObjectReplacements/Object 58" xlink:type="simple" xlink:show="embed" xlink:actuate="onLoad"/></draw:frame></text:p>
          </text:list-item>
          <text:list-item>
            <text:p text:style-name="P40"><draw:frame draw:style-name="fr4" draw:name="Object62" text:anchor-type="as-char" svg:width="0.1972in" svg:height="0.3929in" draw:z-index="93"><draw:object xlink:href="./Object 59" xlink:type="simple" xlink:show="embed" xlink:actuate="onLoad"/><draw:image xlink:href="./ObjectReplacements/Object 59" xlink:type="simple" xlink:show="embed" xlink:actuate="onLoad"/></draw:frame></text:p>
          </text:list-item>
          <text:list-item>
            <text:p text:style-name="P40"><draw:frame draw:style-name="fr4" draw:name="Object61" text:anchor-type="as-char" svg:width="0.2827in" svg:height="0.3929in" draw:z-index="94"><draw:object xlink:href="./Object 60" xlink:type="simple" xlink:show="embed" xlink:actuate="onLoad"/><draw:image xlink:href="./ObjectReplacements/Object 60" xlink:type="simple" xlink:show="embed" xlink:actuate="onLoad"/></draw:frame></text:p>
          </text:list-item>
          <text:list-item>
            <text:p text:style-name="P40"><draw:frame draw:style-name="fr4" draw:name="Object60" text:anchor-type="as-char" svg:width="0.2835in" svg:height="0.3929in" draw:z-index="95"><draw:object xlink:href="./Object 61" xlink:type="simple" xlink:show="embed" xlink:actuate="onLoad"/><draw:image xlink:href="./ObjectReplacements/Object 61" xlink:type="simple" xlink:show="embed" xlink:actuate="onLoad"/></draw:frame></text:p>
          </text:list-item>
          <text:list-item>
            <text:p text:style-name="P40"><draw:frame draw:style-name="fr4" draw:name="Object59" text:anchor-type="as-char" svg:width="0.2008in" svg:height="0.3929in" draw:z-index="96"><draw:object xlink:href="./Object 62" xlink:type="simple" xlink:show="embed" xlink:actuate="onLoad"/><draw:image xlink:href="./ObjectReplacements/Object 62" xlink:type="simple" xlink:show="embed" xlink:actuate="onLoad"/></draw:frame></text:p>
          </text:list-item>
          <text:list-item>
            <text:p text:style-name="P40"><draw:frame draw:style-name="fr4" draw:name="Object58" text:anchor-type="as-char" svg:width="0.2016in" svg:height="0.3929in" draw:z-index="97"><draw:object xlink:href="./Object 63" xlink:type="simple" xlink:show="embed" xlink:actuate="onLoad"/><draw:image xlink:href="./ObjectReplacements/Object 63" xlink:type="simple" xlink:show="embed" xlink:actuate="onLoad"/></draw:frame></text:p>
          </text:list-item>
          <text:list-item>
            <text:p text:style-name="P40"><draw:frame draw:style-name="fr4" draw:name="Object57" text:anchor-type="as-char" svg:width="0.3083in" svg:height="0.3929in" draw:z-index="98"><draw:object xlink:href="./Object 64" xlink:type="simple" xlink:show="embed" xlink:actuate="onLoad"/><draw:image xlink:href="./ObjectReplacements/Object 64" xlink:type="simple" xlink:show="embed" xlink:actuate="onLoad"/></draw:frame></text:p>
          </text:list-item>
          <text:list-item>
            <text:p text:style-name="P40"><draw:frame draw:style-name="fr4" draw:name="Object65" text:anchor-type="as-char" svg:width="0.2811in" svg:height="0.3929in" draw:z-index="99"><draw:object xlink:href="./Object 65" xlink:type="simple" xlink:show="embed" xlink:actuate="onLoad"/><draw:image xlink:href="./ObjectReplacements/Object 65" xlink:type="simple" xlink:show="embed" xlink:actuate="onLoad"/></draw:frame></text:p>
          </text:list-item>
          <text:list-item>
            <text:p text:style-name="P40"><draw:frame draw:style-name="fr4" draw:name="Object66" text:anchor-type="as-char" svg:width="0.2075in" svg:height="0.3929in" draw:z-index="100"><draw:object xlink:href="./Object 66" xlink:type="simple" xlink:show="embed" xlink:actuate="onLoad"/><draw:image xlink:href="./ObjectReplacements/Object 66" xlink:type="simple" xlink:show="embed" xlink:actuate="onLoad"/></draw:frame></text:p>
          </text:list-item>
          <text:list-item>
            <text:p text:style-name="P40"><draw:frame draw:style-name="fr4" draw:name="Object67" text:anchor-type="as-char" svg:width="0.2866in" svg:height="0.3929in" draw:z-index="101"><draw:object xlink:href="./Object 67" xlink:type="simple" xlink:show="embed" xlink:actuate="onLoad"/><draw:image xlink:href="./ObjectReplacements/Object 67" xlink:type="simple" xlink:show="embed" xlink:actuate="onLoad"/></draw:frame></text:p>
          </text:list-item>
          <text:list-item>
            <text:p text:style-name="P40"><draw:frame draw:style-name="fr4" draw:name="Object68" text:anchor-type="as-char" svg:width="0.3654in" svg:height="0.3929in" draw:z-index="102"><draw:object xlink:href="./Object 68" xlink:type="simple" xlink:show="embed" xlink:actuate="onLoad"/><draw:image xlink:href="./ObjectReplacements/Object 68" xlink:type="simple" xlink:show="embed" xlink:actuate="onLoad"/></draw:frame></text:p>
          </text:list-item>
          <text:list-item>
            <text:p text:style-name="P40"><draw:frame draw:style-name="fr4" draw:name="Object69" text:anchor-type="as-char" svg:width="0.5516in" svg:height="0.3929in" draw:z-index="103"><draw:object xlink:href="./Object 69" xlink:type="simple" xlink:show="embed" xlink:actuate="onLoad"/><draw:image xlink:href="./ObjectReplacements/Object 69" xlink:type="simple" xlink:show="embed" xlink:actuate="onLoad"/></draw:frame></text:p>
          </text:list-item>
          <text:list-item>
            <text:p text:style-name="P40"><draw:frame draw:style-name="fr4" draw:name="Object70" text:anchor-type="as-char" svg:width="0.3681in" svg:height="0.3929in" draw:z-index="104"><draw:object xlink:href="./Object 70" xlink:type="simple" xlink:show="embed" xlink:actuate="onLoad"/><draw:image xlink:href="./ObjectReplacements/Object 70" xlink:type="simple" xlink:show="embed" xlink:actuate="onLoad"/></draw:frame></text:p>
          </text:list-item>
          <text:list-item>
            <text:p text:style-name="P40"><draw:frame draw:style-name="fr4" draw:name="Object71" text:anchor-type="as-char" svg:width="0.4661in" svg:height="0.3929in" draw:z-index="105"><draw:object xlink:href="./Object 71" xlink:type="simple" xlink:show="embed" xlink:actuate="onLoad"/><draw:image xlink:href="./ObjectReplacements/Object 71" xlink:type="simple" xlink:show="embed" xlink:actuate="onLoad"/></draw:frame></text:p>
          </text:list-item>
          <text:list-item>
            <text:p text:style-name="P40"><draw:frame draw:style-name="fr4" draw:name="Object72" text:anchor-type="as-char" svg:width="0.2839in" svg:height="0.3929in" draw:z-index="106"><draw:object xlink:href="./Object 72" xlink:type="simple" xlink:show="embed" xlink:actuate="onLoad"/><draw:image xlink:href="./ObjectReplacements/Object 72" xlink:type="simple" xlink:show="embed" xlink:actuate="onLoad"/></draw:frame></text:p>
          </text:list-item>
          <text:list-item>
            <text:p text:style-name="P40"><draw:frame draw:style-name="fr4" draw:name="Object73" text:anchor-type="as-char" svg:width="0.2819in" svg:height="0.3929in" draw:z-index="107"><draw:object xlink:href="./Object 73" xlink:type="simple" xlink:show="embed" xlink:actuate="onLoad"/><draw:image xlink:href="./ObjectReplacements/Object 73" xlink:type="simple" xlink:show="embed" xlink:actuate="onLoad"/></draw:frame></text:p>
          </text:list-item>
          <text:list-item>
            <text:p text:style-name="P40"><draw:frame draw:style-name="fr4" draw:name="Object74" text:anchor-type="as-char" svg:width="0.2008in" svg:height="0.3929in" draw:z-index="108"><draw:object xlink:href="./Object 74" xlink:type="simple" xlink:show="embed" xlink:actuate="onLoad"/><draw:image xlink:href="./ObjectReplacements/Object 74" xlink:type="simple" xlink:show="embed" xlink:actuate="onLoad"/></draw:frame></text:p>
          </text:list-item>
          <text:list-item>
            <text:p text:style-name="P40"><draw:frame draw:style-name="fr4" draw:name="Object75" text:anchor-type="as-char" svg:width="0.3083in" svg:height="0.3929in" draw:z-index="109"><draw:object xlink:href="./Object 75" xlink:type="simple" xlink:show="embed" xlink:actuate="onLoad"/><draw:image xlink:href="./ObjectReplacements/Object 75" xlink:type="simple" xlink:show="embed" xlink:actuate="onLoad"/></draw:frame></text:p>
          </text:list-item>
          <text:list-item>
            <text:p text:style-name="P40"><draw:frame draw:style-name="fr4" draw:name="Object76" text:anchor-type="as-char" svg:width="0.3835in" svg:height="0.3929in" draw:z-index="110"><draw:object xlink:href="./Object 76" xlink:type="simple" xlink:show="embed" xlink:actuate="onLoad"/><draw:image xlink:href="./ObjectReplacements/Object 76" xlink:type="simple" xlink:show="embed" xlink:actuate="onLoad"/></draw:frame></text:p>
          </text:list-item>
          <text:list-item>
            <text:p text:style-name="P40"><draw:frame draw:style-name="fr4" draw:name="Object77" text:anchor-type="as-char" svg:width="0.3083in" svg:height="0.3929in" draw:z-index="111"><draw:object xlink:href="./Object 77" xlink:type="simple" xlink:show="embed" xlink:actuate="onLoad"/><draw:image xlink:href="./ObjectReplacements/Object 77" xlink:type="simple" xlink:show="embed" xlink:actuate="onLoad"/></draw:frame></text:p>
          </text:list-item>
          <text:list-item>
            <text:p text:style-name="P40"><draw:frame draw:style-name="fr4" draw:name="Object78" text:anchor-type="as-char" svg:width="0.3854in" svg:height="0.3929in" draw:z-index="112"><draw:object xlink:href="./Object 78" xlink:type="simple" xlink:show="embed" xlink:actuate="onLoad"/><draw:image xlink:href="./ObjectReplacements/Object 78" xlink:type="simple" xlink:show="embed" xlink:actuate="onLoad"/></draw:frame></text:p>
          </text:list-item>
          <text:list-item>
            <text:p text:style-name="P40"><draw:frame draw:style-name="fr4" draw:name="Object79" text:anchor-type="as-char" svg:width="0.3083in" svg:height="0.3929in" draw:z-index="113"><draw:object xlink:href="./Object 79" xlink:type="simple" xlink:show="embed" xlink:actuate="onLoad"/><draw:image xlink:href="./ObjectReplacements/Object 79" xlink:type="simple" xlink:show="embed" xlink:actuate="onLoad"/></draw:frame></text:p>
          </text:list-item>
          <text:list-item>
            <text:p text:style-name="P40"><draw:frame draw:style-name="fr4" draw:name="Object80" text:anchor-type="as-char" svg:width="0.2862in" svg:height="0.3929in" draw:z-index="114"><draw:object xlink:href="./Object 80" xlink:type="simple" xlink:show="embed" xlink:actuate="onLoad"/><draw:image xlink:href="./ObjectReplacements/Object 80" xlink:type="simple" xlink:show="embed" xlink:actuate="onLoad"/></draw:frame></text:p>
          </text:list-item>
        </text:list>
      </text:section>
      <text:p text:style-name="P4"/>
      <text:section text:style-name="Sect2" text:name="Section13">
        <text:p text:style-name="P4">Worksheet 2-4</text:p>
        <text:list xml:id="list414953760" text:style-name="L12">
          <text:list-item>
            <text:p text:style-name="P41"><draw:frame draw:style-name="fr4" draw:name="Object82" text:anchor-type="as-char" svg:width="0.1992in" svg:height="0.3929in" draw:z-index="115"><draw:object xlink:href="./Object 82" xlink:type="simple" xlink:show="embed" xlink:actuate="onLoad"/><draw:image xlink:href="./ObjectReplacements/Object 82" xlink:type="simple" xlink:show="embed" xlink:actuate="onLoad"/></draw:frame></text:p>
          </text:list-item>
          <text:list-item>
            <text:p text:style-name="P41"><draw:frame draw:style-name="fr4" draw:name="Object83" text:anchor-type="as-char" svg:width="0.2839in" svg:height="0.3929in" draw:z-index="116"><draw:object xlink:href="./Object 83" xlink:type="simple" xlink:show="embed" xlink:actuate="onLoad"/><draw:image xlink:href="./ObjectReplacements/Object 83" xlink:type="simple" xlink:show="embed" xlink:actuate="onLoad"/></draw:frame> </text:p>
          </text:list-item>
          <text:list-item>
            <text:p text:style-name="P41"><draw:frame draw:style-name="fr4" draw:name="Object84" text:anchor-type="as-char" svg:width="0.2028in" svg:height="0.3929in" draw:z-index="117"><draw:object xlink:href="./Object 84" xlink:type="simple" xlink:show="embed" xlink:actuate="onLoad"/><draw:image xlink:href="./ObjectReplacements/Object 84" xlink:type="simple" xlink:show="embed" xlink:actuate="onLoad"/></draw:frame> </text:p>
          </text:list-item>
          <text:list-item>
            <text:p text:style-name="P41"><draw:frame draw:style-name="fr4" draw:name="Object85" text:anchor-type="as-char" svg:width="0.2835in" svg:height="0.3929in" draw:z-index="118"><draw:object xlink:href="./Object 85" xlink:type="simple" xlink:show="embed" xlink:actuate="onLoad"/><draw:image xlink:href="./ObjectReplacements/Object 85" xlink:type="simple" xlink:show="embed" xlink:actuate="onLoad"/></draw:frame> </text:p>
          </text:list-item>
          <text:list-item>
            <text:p text:style-name="P41"><draw:frame draw:style-name="fr4" draw:name="Object86" text:anchor-type="as-char" svg:width="0.2839in" svg:height="0.3929in" draw:z-index="119"><draw:object xlink:href="./Object 86" xlink:type="simple" xlink:show="embed" xlink:actuate="onLoad"/><draw:image xlink:href="./ObjectReplacements/Object 86" xlink:type="simple" xlink:show="embed" xlink:actuate="onLoad"/></draw:frame> </text:p>
          </text:list-item>
          <text:list-item>
            <text:p text:style-name="P41"><draw:frame draw:style-name="fr4" draw:name="Object87" text:anchor-type="as-char" svg:width="0.2839in" svg:height="0.3929in" draw:z-index="120"><draw:object xlink:href="./Object 87" xlink:type="simple" xlink:show="embed" xlink:actuate="onLoad"/><draw:image xlink:href="./ObjectReplacements/Object 87" xlink:type="simple" xlink:show="embed" xlink:actuate="onLoad"/></draw:frame> </text:p>
          </text:list-item>
          <text:list-item>
            <text:p text:style-name="P41">0 </text:p>
          </text:list-item>
          <text:list-item>
            <text:p text:style-name="P41"><draw:frame draw:style-name="fr4" draw:name="Object88" text:anchor-type="as-char" svg:width="0.2819in" svg:height="0.3929in" draw:z-index="121"><draw:object xlink:href="./Object 88" xlink:type="simple" xlink:show="embed" xlink:actuate="onLoad"/><draw:image xlink:href="./ObjectReplacements/Object 88" xlink:type="simple" xlink:show="embed" xlink:actuate="onLoad"/></draw:frame> </text:p>
          </text:list-item>
          <text:list-item>
            <text:p text:style-name="P41"><draw:frame draw:style-name="fr4" draw:name="Object89" text:anchor-type="as-char" svg:width="0.2791in" svg:height="0.3929in" draw:z-index="122"><draw:object xlink:href="./Object 89" xlink:type="simple" xlink:show="embed" xlink:actuate="onLoad"/><draw:image xlink:href="./ObjectReplacements/Object 89" xlink:type="simple" xlink:show="embed" xlink:actuate="onLoad"/></draw:frame> </text:p>
          </text:list-item>
          <text:list-item>
            <text:p text:style-name="P41"><draw:frame draw:style-name="fr4" draw:name="Object90" text:anchor-type="as-char" svg:width="0.2807in" svg:height="0.3929in" draw:z-index="123"><draw:object xlink:href="./Object 90" xlink:type="simple" xlink:show="embed" xlink:actuate="onLoad"/><draw:image xlink:href="./ObjectReplacements/Object 90" xlink:type="simple" xlink:show="embed" xlink:actuate="onLoad"/></draw:frame> </text:p>
          </text:list-item>
          <text:list-item>
            <text:p text:style-name="P41"><draw:frame draw:style-name="fr4" draw:name="Object91" text:anchor-type="as-char" svg:width="0.2874in" svg:height="0.3929in" draw:z-index="124"><draw:object xlink:href="./Object 91" xlink:type="simple" xlink:show="embed" xlink:actuate="onLoad"/><draw:image xlink:href="./ObjectReplacements/Object 91" xlink:type="simple" xlink:show="embed" xlink:actuate="onLoad"/></draw:frame> </text:p>
          </text:list-item>
          <text:list-item>
            <text:p text:style-name="P41"><draw:frame draw:style-name="fr4" draw:name="Object92" text:anchor-type="as-char" svg:width="0.2882in" svg:height="0.3929in" draw:z-index="125"><draw:object xlink:href="./Object 92" xlink:type="simple" xlink:show="embed" xlink:actuate="onLoad"/><draw:image xlink:href="./ObjectReplacements/Object 92" xlink:type="simple" xlink:show="embed" xlink:actuate="onLoad"/></draw:frame> </text:p>
          </text:list-item>
          <text:list-item>
            <text:p text:style-name="P41"><draw:frame draw:style-name="fr4" draw:name="Object93" text:anchor-type="as-char" svg:width="0.2874in" svg:height="0.3929in" draw:z-index="126"><draw:object xlink:href="./Object 93" xlink:type="simple" xlink:show="embed" xlink:actuate="onLoad"/><draw:image xlink:href="./ObjectReplacements/Object 93" xlink:type="simple" xlink:show="embed" xlink:actuate="onLoad"/></draw:frame> </text:p>
          </text:list-item>
          <text:list-item>
            <text:p text:style-name="P41"><draw:frame draw:style-name="fr4" draw:name="Object94" text:anchor-type="as-char" svg:width="0.3654in" svg:height="0.3929in" draw:z-index="127"><draw:object xlink:href="./Object 94" xlink:type="simple" xlink:show="embed" xlink:actuate="onLoad"/><draw:image xlink:href="./ObjectReplacements/Object 94" xlink:type="simple" xlink:show="embed" xlink:actuate="onLoad"/></draw:frame> </text:p>
          </text:list-item>
          <text:list-item>
            <text:p text:style-name="P41"><draw:frame draw:style-name="fr4" draw:name="Object95" text:anchor-type="as-char" svg:width="0.3626in" svg:height="0.3929in" draw:z-index="128"><draw:object xlink:href="./Object 95" xlink:type="simple" xlink:show="embed" xlink:actuate="onLoad"/><draw:image xlink:href="./ObjectReplacements/Object 95" xlink:type="simple" xlink:show="embed" xlink:actuate="onLoad"/></draw:frame> </text:p>
          </text:list-item>
          <text:list-item>
            <text:p text:style-name="P41"><draw:frame draw:style-name="fr4" draw:name="Object96" text:anchor-type="as-char" svg:width="0.3701in" svg:height="0.3929in" draw:z-index="129"><draw:object xlink:href="./Object 96" xlink:type="simple" xlink:show="embed" xlink:actuate="onLoad"/><draw:image xlink:href="./ObjectReplacements/Object 96" xlink:type="simple" xlink:show="embed" xlink:actuate="onLoad"/></draw:frame> </text:p>
          </text:list-item>
          <text:list-item>
            <text:p text:style-name="P41">18 </text:p>
          </text:list-item>
          <text:list-item>
            <text:p text:style-name="P41"><draw:frame draw:style-name="fr4" draw:name="Object97" text:anchor-type="as-char" svg:width="0.2791in" svg:height="0.3929in" draw:z-index="130"><draw:object xlink:href="./Object 97" xlink:type="simple" xlink:show="embed" xlink:actuate="onLoad"/><draw:image xlink:href="./ObjectReplacements/Object 97" xlink:type="simple" xlink:show="embed" xlink:actuate="onLoad"/></draw:frame> or <draw:frame draw:style-name="fr4" draw:name="Object98" text:anchor-type="as-char" svg:width="0.3055in" svg:height="0.3929in" draw:z-index="131"><draw:object xlink:href="./Object 98" xlink:type="simple" xlink:show="embed" xlink:actuate="onLoad"/><draw:image xlink:href="./ObjectReplacements/Object 98" xlink:type="simple" xlink:show="embed" xlink:actuate="onLoad"/></draw:frame> </text:p>
          </text:list-item>
          <text:list-item>
            <text:p text:style-name="P41"><draw:frame draw:style-name="fr4" draw:name="Object99" text:anchor-type="as-char" svg:width="0.2047in" svg:height="0.3929in" draw:z-index="132"><draw:object xlink:href="./Object 99" xlink:type="simple" xlink:show="embed" xlink:actuate="onLoad"/><draw:image xlink:href="./ObjectReplacements/Object 99" xlink:type="simple" xlink:show="embed" xlink:actuate="onLoad"/></draw:frame> </text:p>
          </text:list-item>
          <text:list-item>
            <text:p text:style-name="P41"><draw:frame draw:style-name="fr4" draw:name="Object100" text:anchor-type="as-char" svg:width="0.2839in" svg:height="0.3929in" draw:z-index="133"><draw:object xlink:href="./Object 100" xlink:type="simple" xlink:show="embed" xlink:actuate="onLoad"/><draw:image xlink:href="./ObjectReplacements/Object 100" xlink:type="simple" xlink:show="embed" xlink:actuate="onLoad"/></draw:frame> </text:p>
          </text:list-item>
          <text:list-item>
            <text:p text:style-name="P41"><draw:frame draw:style-name="fr4" draw:name="Object101" text:anchor-type="as-char" svg:width="0.2839in" svg:height="0.3929in" draw:z-index="134"><draw:object xlink:href="./Object 101" xlink:type="simple" xlink:show="embed" xlink:actuate="onLoad"/><draw:image xlink:href="./ObjectReplacements/Object 101" xlink:type="simple" xlink:show="embed" xlink:actuate="onLoad"/></draw:frame> or <draw:frame draw:style-name="fr4" draw:name="Object102" text:anchor-type="as-char" svg:width="0.298in" svg:height="0.3929in" draw:z-index="135"><draw:object xlink:href="./Object 102" xlink:type="simple" xlink:show="embed" xlink:actuate="onLoad"/><draw:image xlink:href="./ObjectReplacements/Object 102" xlink:type="simple" xlink:show="embed" xlink:actuate="onLoad"/></draw:frame> </text:p>
          </text:list-item>
          <text:list-item>
            <text:p text:style-name="P41">20 </text:p>
          </text:list-item>
          <text:list-item>
            <text:p text:style-name="P41"><draw:frame draw:style-name="fr4" draw:name="Object103" text:anchor-type="as-char" svg:width="0.1992in" svg:height="0.3929in" draw:z-index="136"><draw:object xlink:href="./Object 103" xlink:type="simple" xlink:show="embed" xlink:actuate="onLoad"/><draw:image xlink:href="./ObjectReplacements/Object 103" xlink:type="simple" xlink:show="embed" xlink:actuate="onLoad"/></draw:frame> </text:p>
          </text:list-item>
          <text:list-item>
            <text:p text:style-name="P41">18 </text:p>
          </text:list-item>
        </text:list>
      </text:section>
      <text:p text:style-name="P4"/>
      <text:section text:style-name="Sect2" text:name="Section14">
        <text:p text:style-name="P4"><text:soft-page-break/>Worksheet 2-5</text:p>
        <text:list xml:id="list1103355057" text:style-name="L13">
          <text:list-item>
            <text:p text:style-name="P60">1</text:p>
          </text:list-item>
          <text:list-item>
            <text:p text:style-name="P60"><draw:frame draw:style-name="fr4" draw:name="Object104" text:anchor-type="as-char" svg:width="0.198in" svg:height="0.3929in" draw:z-index="137"><draw:object xlink:href="./Object 104" xlink:type="simple" xlink:show="embed" xlink:actuate="onLoad"/><draw:image xlink:href="./ObjectReplacements/Object 104" xlink:type="simple" xlink:show="embed" xlink:actuate="onLoad"/></draw:frame></text:p>
          </text:list-item>
          <text:list-item>
            <text:p text:style-name="P60"><draw:frame draw:style-name="fr4" draw:name="Object105" text:anchor-type="as-char" svg:width="0.202in" svg:height="0.3929in" draw:z-index="138"><draw:object xlink:href="./Object 105" xlink:type="simple" xlink:show="embed" xlink:actuate="onLoad"/><draw:image xlink:href="./ObjectReplacements/Object 105" xlink:type="simple" xlink:show="embed" xlink:actuate="onLoad"/></draw:frame></text:p>
          </text:list-item>
          <text:list-item>
            <text:p text:style-name="P60"><draw:frame draw:style-name="fr4" draw:name="Object106" text:anchor-type="as-char" svg:width="0.2047in" svg:height="0.3929in" draw:z-index="261"><draw:object xlink:href="./Object 106" xlink:type="simple" xlink:show="embed" xlink:actuate="onLoad"/><draw:image xlink:href="./ObjectReplacements/Object 106" xlink:type="simple" xlink:show="embed" xlink:actuate="onLoad"/></draw:frame></text:p>
          </text:list-item>
          <text:list-item>
            <text:p text:style-name="P60"><draw:frame draw:style-name="fr4" draw:name="Object107" text:anchor-type="as-char" svg:width="0.298in" svg:height="0.3929in" draw:z-index="262"><draw:object xlink:href="./Object 107" xlink:type="simple" xlink:show="embed" xlink:actuate="onLoad"/><draw:image xlink:href="./ObjectReplacements/Object 107" xlink:type="simple" xlink:show="embed" xlink:actuate="onLoad"/></draw:frame></text:p>
          </text:list-item>
          <text:list-item>
            <text:p text:style-name="P60"><draw:frame draw:style-name="fr4" draw:name="Object108" text:anchor-type="as-char" svg:width="0.202in" svg:height="0.3929in" draw:z-index="263"><draw:object xlink:href="./Object 108" xlink:type="simple" xlink:show="embed" xlink:actuate="onLoad"/><draw:image xlink:href="./ObjectReplacements/Object 108" xlink:type="simple" xlink:show="embed" xlink:actuate="onLoad"/></draw:frame></text:p>
          </text:list-item>
          <text:list-item>
            <text:p text:style-name="P60"><draw:frame draw:style-name="fr4" draw:name="Object109" text:anchor-type="as-char" svg:width="0.2791in" svg:height="0.3929in" draw:z-index="264"><draw:object xlink:href="./Object 109" xlink:type="simple" xlink:show="embed" xlink:actuate="onLoad"/><draw:image xlink:href="./ObjectReplacements/Object 109" xlink:type="simple" xlink:show="embed" xlink:actuate="onLoad"/></draw:frame></text:p>
          </text:list-item>
          <text:list-item>
            <text:p text:style-name="P60">1</text:p>
          </text:list-item>
          <text:list-item>
            <text:p text:style-name="P60"><draw:frame draw:style-name="fr4" draw:name="Object110" text:anchor-type="as-char" svg:width="0.3866in" svg:height="0.3929in" draw:z-index="265"><draw:object xlink:href="./Object 110" xlink:type="simple" xlink:show="embed" xlink:actuate="onLoad"/><draw:image xlink:href="./ObjectReplacements/Object 110" xlink:type="simple" xlink:show="embed" xlink:actuate="onLoad"/></draw:frame></text:p>
          </text:list-item>
          <text:list-item>
            <text:p text:style-name="P60">32</text:p>
          </text:list-item>
          <text:list-item>
            <text:p text:style-name="P60"><draw:frame draw:style-name="fr4" draw:name="Object111" text:anchor-type="as-char" svg:width="0.389in" svg:height="0.3929in" draw:z-index="266"><draw:object xlink:href="./Object 111" xlink:type="simple" xlink:show="embed" xlink:actuate="onLoad"/><draw:image xlink:href="./ObjectReplacements/Object 111" xlink:type="simple" xlink:show="embed" xlink:actuate="onLoad"/></draw:frame></text:p>
          </text:list-item>
          <text:list-item>
            <text:p text:style-name="P60"><draw:frame draw:style-name="fr4" draw:name="Object112" text:anchor-type="as-char" svg:width="0.2047in" svg:height="0.3929in" draw:z-index="267"><draw:object xlink:href="./Object 112" xlink:type="simple" xlink:show="embed" xlink:actuate="onLoad"/><draw:image xlink:href="./ObjectReplacements/Object 112" xlink:type="simple" xlink:show="embed" xlink:actuate="onLoad"/></draw:frame></text:p>
          </text:list-item>
          <text:list-item>
            <text:p text:style-name="P60"><draw:frame draw:style-name="fr4" draw:name="Object113" text:anchor-type="as-char" svg:width="0.3835in" svg:height="0.3929in" draw:z-index="268"><draw:object xlink:href="./Object 113" xlink:type="simple" xlink:show="embed" xlink:actuate="onLoad"/><draw:image xlink:href="./ObjectReplacements/Object 113" xlink:type="simple" xlink:show="embed" xlink:actuate="onLoad"/></draw:frame></text:p>
          </text:list-item>
          <text:list-item>
            <text:p text:style-name="P60"><draw:frame draw:style-name="fr4" draw:name="Object114" text:anchor-type="as-char" svg:width="0.3874in" svg:height="0.3929in" draw:z-index="269"><draw:object xlink:href="./Object 114" xlink:type="simple" xlink:show="embed" xlink:actuate="onLoad"/><draw:image xlink:href="./ObjectReplacements/Object 114" xlink:type="simple" xlink:show="embed" xlink:actuate="onLoad"/></draw:frame></text:p>
          </text:list-item>
          <text:list-item>
            <text:p text:style-name="P60">80 capsules</text:p>
          </text:list-item>
          <text:list-item>
            <text:p text:style-name="P60">25 syringes</text:p>
          </text:list-item>
        </text:list>
      </text:section>
      <text:p text:style-name="P4"/>
      <text:section text:style-name="Sect2" text:name="Section15">
        <text:p text:style-name="P4">Worksheet 2-6</text:p>
        <text:list xml:id="list1887678762" text:style-name="L14">
          <text:list-item>
            <text:p text:style-name="P61">0.467</text:p>
          </text:list-item>
          <text:list-item>
            <text:p text:style-name="P61">0.325</text:p>
          </text:list-item>
          <text:list-item>
            <text:p text:style-name="P61">0.625</text:p>
          </text:list-item>
          <text:list-item>
            <text:p text:style-name="P61">0.867</text:p>
          </text:list-item>
          <text:list-item>
            <text:p text:style-name="P61">0.567</text:p>
          </text:list-item>
          <text:list-item>
            <text:p text:style-name="P61">0.875</text:p>
          </text:list-item>
          <text:list-item>
            <text:p text:style-name="P61">0.333</text:p>
          </text:list-item>
          <text:list-item>
            <text:p text:style-name="P61">0.68</text:p>
          </text:list-item>
          <text:list-item>
            <text:p text:style-name="P61">0.351</text:p>
          </text:list-item>
          <text:list-item>
            <text:p text:style-name="P61"><draw:frame draw:style-name="fr4" draw:name="Object123" text:anchor-type="as-char" svg:width="0.2047in" svg:height="0.3929in" draw:z-index="139"><draw:object xlink:href="./Object 123" xlink:type="simple" xlink:show="embed" xlink:actuate="onLoad"/><draw:image xlink:href="./ObjectReplacements/Object 123" xlink:type="simple" xlink:show="embed" xlink:actuate="onLoad"/></draw:frame></text:p>
          </text:list-item>
          <text:list-item>
            <text:p text:style-name="P61"><draw:frame draw:style-name="fr4" draw:name="Object124" text:anchor-type="as-char" svg:width="0.1965in" svg:height="0.3929in" draw:z-index="140"><draw:object xlink:href="./Object 124" xlink:type="simple" xlink:show="embed" xlink:actuate="onLoad"/><draw:image xlink:href="./ObjectReplacements/Object 124" xlink:type="simple" xlink:show="embed" xlink:actuate="onLoad"/></draw:frame></text:p>
          </text:list-item>
          <text:list-item>
            <text:p text:style-name="P61"><draw:frame draw:style-name="fr4" draw:name="Object125" text:anchor-type="as-char" svg:width="0.2866in" svg:height="0.3929in" draw:z-index="141"><draw:object xlink:href="./Object 125" xlink:type="simple" xlink:show="embed" xlink:actuate="onLoad"/><draw:image xlink:href="./ObjectReplacements/Object 125" xlink:type="simple" xlink:show="embed" xlink:actuate="onLoad"/></draw:frame> or <draw:frame draw:style-name="fr4" draw:name="Object126" text:anchor-type="as-char" svg:width="0.1965in" svg:height="0.3929in" draw:z-index="142"><draw:object xlink:href="./Object 126" xlink:type="simple" xlink:show="embed" xlink:actuate="onLoad"/><draw:image xlink:href="./ObjectReplacements/Object 126" xlink:type="simple" xlink:show="embed" xlink:actuate="onLoad"/></draw:frame></text:p>
          </text:list-item>
          <text:list-item>
            <text:p text:style-name="P61"><draw:frame draw:style-name="fr4" draw:name="Object127" text:anchor-type="as-char" svg:width="0.202in" svg:height="0.3929in" draw:z-index="143"><draw:object xlink:href="./Object 127" xlink:type="simple" xlink:show="embed" xlink:actuate="onLoad"/><draw:image xlink:href="./ObjectReplacements/Object 127" xlink:type="simple" xlink:show="embed" xlink:actuate="onLoad"/></draw:frame> or <draw:frame draw:style-name="fr4" draw:name="Object128" text:anchor-type="as-char" svg:width="0.2047in" svg:height="0.3929in" draw:z-index="144"><draw:object xlink:href="./Object 128" xlink:type="simple" xlink:show="embed" xlink:actuate="onLoad"/><draw:image xlink:href="./ObjectReplacements/Object 128" xlink:type="simple" xlink:show="embed" xlink:actuate="onLoad"/></draw:frame></text:p>
          </text:list-item>
          <text:list-item>
            <text:p text:style-name="P61"><draw:frame draw:style-name="fr4" draw:name="Object129" text:anchor-type="as-char" svg:width="0.3634in" svg:height="0.3929in" draw:z-index="145"><draw:object xlink:href="./Object 129" xlink:type="simple" xlink:show="embed" xlink:actuate="onLoad"/><draw:image xlink:href="./ObjectReplacements/Object 129" xlink:type="simple" xlink:show="embed" xlink:actuate="onLoad"/></draw:frame> or <draw:frame draw:style-name="fr4" draw:name="Object130" text:anchor-type="as-char" svg:width="0.1992in" svg:height="0.3929in" draw:z-index="146"><draw:object xlink:href="./Object 130" xlink:type="simple" xlink:show="embed" xlink:actuate="onLoad"/><draw:image xlink:href="./ObjectReplacements/Object 130" xlink:type="simple" xlink:show="embed" xlink:actuate="onLoad"/></draw:frame></text:p>
          </text:list-item>
          <text:list-item>
            <text:p text:style-name="P61"><draw:frame draw:style-name="fr4" draw:name="Object131" text:anchor-type="as-char" svg:width="0.1957in" svg:height="0.3929in" draw:z-index="147"><draw:object xlink:href="./Object 131" xlink:type="simple" xlink:show="embed" xlink:actuate="onLoad"/><draw:image xlink:href="./ObjectReplacements/Object 131" xlink:type="simple" xlink:show="embed" xlink:actuate="onLoad"/></draw:frame></text:p>
          </text:list-item>
          <text:list-item>
            <text:p text:style-name="P61"><draw:frame draw:style-name="fr4" draw:name="Object132" text:anchor-type="as-char" svg:width="0.2047in" svg:height="0.3929in" draw:z-index="148"><draw:object xlink:href="./Object 132" xlink:type="simple" xlink:show="embed" xlink:actuate="onLoad"/><draw:image xlink:href="./ObjectReplacements/Object 132" xlink:type="simple" xlink:show="embed" xlink:actuate="onLoad"/></draw:frame></text:p>
          </text:list-item>
          <text:list-item>
            <text:p text:style-name="P61"><draw:frame draw:style-name="fr4" draw:name="Object133" text:anchor-type="as-char" svg:width="0.2047in" svg:height="0.3929in" draw:z-index="149"><draw:object xlink:href="./Object 133" xlink:type="simple" xlink:show="embed" xlink:actuate="onLoad"/><draw:image xlink:href="./ObjectReplacements/Object 133" xlink:type="simple" xlink:show="embed" xlink:actuate="onLoad"/></draw:frame></text:p>
          </text:list-item>
          <text:list-item>
            <text:p text:style-name="P61"><draw:frame draw:style-name="fr4" draw:name="Object134" text:anchor-type="as-char" svg:width="0.1965in" svg:height="0.3929in" draw:z-index="150"><draw:object xlink:href="./Object 134" xlink:type="simple" xlink:show="embed" xlink:actuate="onLoad"/><draw:image xlink:href="./ObjectReplacements/Object 134" xlink:type="simple" xlink:show="embed" xlink:actuate="onLoad"/></draw:frame></text:p>
          </text:list-item>
          <text:list-item>
            <text:p text:style-name="P61"><draw:frame draw:style-name="fr4" draw:name="Object135" text:anchor-type="as-char" svg:width="0.2047in" svg:height="0.3929in" draw:z-index="151"><draw:object xlink:href="./Object 135" xlink:type="simple" xlink:show="embed" xlink:actuate="onLoad"/><draw:image xlink:href="./ObjectReplacements/Object 135" xlink:type="simple" xlink:show="embed" xlink:actuate="onLoad"/></draw:frame></text:p>
          </text:list-item>
          <text:list-item>
            <text:p text:style-name="P61"><draw:frame draw:style-name="fr4" draw:name="Object115" text:anchor-type="as-char" svg:width="0.198in" svg:height="0.3929in" draw:z-index="152"><draw:object xlink:href="./Object 115" xlink:type="simple" xlink:show="embed" xlink:actuate="onLoad"/><draw:image xlink:href="./ObjectReplacements/Object 115" xlink:type="simple" xlink:show="embed" xlink:actuate="onLoad"/></draw:frame></text:p>
          </text:list-item>
          <text:list-item>
            <text:p text:style-name="P61"><draw:frame draw:style-name="fr4" draw:name="Object116" text:anchor-type="as-char" svg:width="0.2047in" svg:height="0.3929in" draw:z-index="153"><draw:object xlink:href="./Object 116" xlink:type="simple" xlink:show="embed" xlink:actuate="onLoad"/><draw:image xlink:href="./ObjectReplacements/Object 116" xlink:type="simple" xlink:show="embed" xlink:actuate="onLoad"/></draw:frame></text:p>
          </text:list-item>
          <text:list-item>
            <text:p text:style-name="P61"><draw:frame draw:style-name="fr4" draw:name="Object136" text:anchor-type="as-char" svg:width="0.198in" svg:height="0.3929in" draw:z-index="154"><draw:object xlink:href="./Object 136" xlink:type="simple" xlink:show="embed" xlink:actuate="onLoad"/><draw:image xlink:href="./ObjectReplacements/Object 136" xlink:type="simple" xlink:show="embed" xlink:actuate="onLoad"/></draw:frame></text:p>
          </text:list-item>
          <text:list-item>
            <text:p text:style-name="P61"><draw:frame draw:style-name="fr4" draw:name="Object137" text:anchor-type="as-char" svg:width="0.2807in" svg:height="0.3929in" draw:z-index="155"><draw:object xlink:href="./Object 137" xlink:type="simple" xlink:show="embed" xlink:actuate="onLoad"/><draw:image xlink:href="./ObjectReplacements/Object 137" xlink:type="simple" xlink:show="embed" xlink:actuate="onLoad"/></draw:frame></text:p>
          </text:list-item>
          <text:list-item>
            <text:p text:style-name="P61"><draw:frame draw:style-name="fr4" draw:name="Object138" text:anchor-type="as-char" svg:width="0.2819in" svg:height="0.3929in" draw:z-index="156"><draw:object xlink:href="./Object 138" xlink:type="simple" xlink:show="embed" xlink:actuate="onLoad"/><draw:image xlink:href="./ObjectReplacements/Object 138" xlink:type="simple" xlink:show="embed" xlink:actuate="onLoad"/></draw:frame></text:p>
          </text:list-item>
          <text:list-item>
            <text:p text:style-name="P61"><draw:frame draw:style-name="fr4" draw:name="Object117" text:anchor-type="as-char" svg:width="0.202in" svg:height="0.3929in" draw:z-index="157"><draw:object xlink:href="./Object 117" xlink:type="simple" xlink:show="embed" xlink:actuate="onLoad"/><draw:image xlink:href="./ObjectReplacements/Object 117" xlink:type="simple" xlink:show="embed" xlink:actuate="onLoad"/></draw:frame></text:p>
          </text:list-item>
          <text:list-item>
            <text:p text:style-name="P61"><draw:frame draw:style-name="fr4" draw:name="Object139" text:anchor-type="as-char" svg:width="0.2791in" svg:height="0.3929in" draw:z-index="158"><draw:object xlink:href="./Object 139" xlink:type="simple" xlink:show="embed" xlink:actuate="onLoad"/><draw:image xlink:href="./ObjectReplacements/Object 139" xlink:type="simple" xlink:show="embed" xlink:actuate="onLoad"/></draw:frame> or <draw:frame draw:style-name="fr4" draw:name="Object140" text:anchor-type="as-char" svg:width="0.298in" svg:height="0.3929in" draw:z-index="159"><draw:object xlink:href="./Object 140" xlink:type="simple" xlink:show="embed" xlink:actuate="onLoad"/><draw:image xlink:href="./ObjectReplacements/Object 140" xlink:type="simple" xlink:show="embed" xlink:actuate="onLoad"/></draw:frame></text:p>
          </text:list-item>
          <text:list-item>
            <text:p text:style-name="P61"><draw:frame draw:style-name="fr4" draw:name="Object141" text:anchor-type="as-char" svg:width="0.2866in" svg:height="0.3929in" draw:z-index="160"><draw:object xlink:href="./Object 141" xlink:type="simple" xlink:show="embed" xlink:actuate="onLoad"/><draw:image xlink:href="./ObjectReplacements/Object 141" xlink:type="simple" xlink:show="embed" xlink:actuate="onLoad"/></draw:frame></text:p>
          </text:list-item>
          <text:list-item>
            <text:p text:style-name="P61"><draw:frame draw:style-name="fr4" draw:name="Object142" text:anchor-type="as-char" svg:width="0.1992in" svg:height="0.3929in" draw:z-index="161"><draw:object xlink:href="./Object 142" xlink:type="simple" xlink:show="embed" xlink:actuate="onLoad"/><draw:image xlink:href="./ObjectReplacements/Object 142" xlink:type="simple" xlink:show="embed" xlink:actuate="onLoad"/></draw:frame></text:p>
          </text:list-item>
          <text:list-item>
            <text:p text:style-name="P61"><draw:frame draw:style-name="fr4" draw:name="Object143" text:anchor-type="as-char" svg:width="0.2866in" svg:height="0.3929in" draw:z-index="162"><draw:object xlink:href="./Object 143" xlink:type="simple" xlink:show="embed" xlink:actuate="onLoad"/><draw:image xlink:href="./ObjectReplacements/Object 143" xlink:type="simple" xlink:show="embed" xlink:actuate="onLoad"/></draw:frame></text:p>
          </text:list-item>
          <text:list-item>
            <text:p text:style-name="P61"><draw:frame draw:style-name="fr4" draw:name="Object144" text:anchor-type="as-char" svg:width="0.2811in" svg:height="0.3929in" draw:z-index="163"><draw:object xlink:href="./Object 144" xlink:type="simple" xlink:show="embed" xlink:actuate="onLoad"/><draw:image xlink:href="./ObjectReplacements/Object 144" xlink:type="simple" xlink:show="embed" xlink:actuate="onLoad"/></draw:frame></text:p>
          </text:list-item>
          <text:list-item>
            <text:p text:style-name="P61"><draw:frame draw:style-name="fr4" draw:name="Object145" text:anchor-type="as-char" svg:width="0.2866in" svg:height="0.3929in" draw:z-index="164"><draw:object xlink:href="./Object 145" xlink:type="simple" xlink:show="embed" xlink:actuate="onLoad"/><draw:image xlink:href="./ObjectReplacements/Object 145" xlink:type="simple" xlink:show="embed" xlink:actuate="onLoad"/></draw:frame></text:p>
          </text:list-item>
          <text:list-item>
            <text:p text:style-name="P61"><draw:frame draw:style-name="fr4" draw:name="Object146" text:anchor-type="as-char" svg:width="0.2839in" svg:height="0.3929in" draw:z-index="165"><draw:object xlink:href="./Object 146" xlink:type="simple" xlink:show="embed" xlink:actuate="onLoad"/><draw:image xlink:href="./ObjectReplacements/Object 146" xlink:type="simple" xlink:show="embed" xlink:actuate="onLoad"/></draw:frame></text:p>
          </text:list-item>
          <text:list-item>
            <text:p text:style-name="P61"><draw:frame draw:style-name="fr4" draw:name="Object147" text:anchor-type="as-char" svg:width="0.2839in" svg:height="0.3929in" draw:z-index="166"><draw:object xlink:href="./Object 147" xlink:type="simple" xlink:show="embed" xlink:actuate="onLoad"/><draw:image xlink:href="./ObjectReplacements/Object 147" xlink:type="simple" xlink:show="embed" xlink:actuate="onLoad"/></draw:frame></text:p>
          </text:list-item>
          <text:list-item>
            <text:p text:style-name="P61"><draw:frame draw:style-name="fr4" draw:name="Object118" text:anchor-type="as-char" svg:width="0.3043in" svg:height="0.3929in" draw:z-index="167"><draw:object xlink:href="./Object 118" xlink:type="simple" xlink:show="embed" xlink:actuate="onLoad"/><draw:image xlink:href="./ObjectReplacements/Object 118" xlink:type="simple" xlink:show="embed" xlink:actuate="onLoad"/></draw:frame></text:p>
          </text:list-item>
          <text:list-item>
            <text:p text:style-name="P61"><draw:frame draw:style-name="fr4" draw:name="Object119" text:anchor-type="as-char" svg:width="0.311in" svg:height="0.3929in" draw:z-index="168"><draw:object xlink:href="./Object 119" xlink:type="simple" xlink:show="embed" xlink:actuate="onLoad"/><draw:image xlink:href="./ObjectReplacements/Object 119" xlink:type="simple" xlink:show="embed" xlink:actuate="onLoad"/></draw:frame></text:p>
          </text:list-item>
          <text:list-item>
            <text:p text:style-name="P61"><draw:frame draw:style-name="fr4" draw:name="Object148" text:anchor-type="as-char" svg:width="0.2811in" svg:height="0.3929in" draw:z-index="169"><draw:object xlink:href="./Object 148" xlink:type="simple" xlink:show="embed" xlink:actuate="onLoad"/><draw:image xlink:href="./ObjectReplacements/Object 148" xlink:type="simple" xlink:show="embed" xlink:actuate="onLoad"/></draw:frame></text:p>
          </text:list-item>
          <text:list-item>
            <text:p text:style-name="P61">20</text:p>
          </text:list-item>
          <text:list-item>
            <text:p text:style-name="P61"><draw:frame draw:style-name="fr4" draw:name="Object149" text:anchor-type="as-char" svg:width="0.3835in" svg:height="0.3929in" draw:z-index="170"><draw:object xlink:href="./Object 149" xlink:type="simple" xlink:show="embed" xlink:actuate="onLoad"/><draw:image xlink:href="./ObjectReplacements/Object 149" xlink:type="simple" xlink:show="embed" xlink:actuate="onLoad"/></draw:frame></text:p>
          </text:list-item>
          <text:list-item>
            <text:p text:style-name="P61"><draw:frame draw:style-name="fr4" draw:name="Object120" text:anchor-type="as-char" svg:width="0.2047in" svg:height="0.3929in" draw:z-index="171"><draw:object xlink:href="./Object 120" xlink:type="simple" xlink:show="embed" xlink:actuate="onLoad"/><draw:image xlink:href="./ObjectReplacements/Object 120" xlink:type="simple" xlink:show="embed" xlink:actuate="onLoad"/></draw:frame></text:p>
          </text:list-item>
          <text:list-item>
            <text:p text:style-name="P61"><draw:frame draw:style-name="fr4" draw:name="Object121" text:anchor-type="as-char" svg:width="0.3047in" svg:height="0.3929in" draw:z-index="172"><draw:object xlink:href="./Object 121" xlink:type="simple" xlink:show="embed" xlink:actuate="onLoad"/><draw:image xlink:href="./ObjectReplacements/Object 121" xlink:type="simple" xlink:show="embed" xlink:actuate="onLoad"/></draw:frame></text:p>
          </text:list-item>
          <text:list-item>
            <text:p text:style-name="P61"><draw:frame draw:style-name="fr4" draw:name="Object122" text:anchor-type="as-char" svg:width="0.3043in" svg:height="0.3929in" draw:z-index="173"><draw:object xlink:href="./Object 122" xlink:type="simple" xlink:show="embed" xlink:actuate="onLoad"/><draw:image xlink:href="./ObjectReplacements/Object 122" xlink:type="simple" xlink:show="embed" xlink:actuate="onLoad"/></draw:frame> mL</text:p>
          </text:list-item>
          <text:list-item>
            <text:p text:style-name="P61"><draw:frame draw:style-name="fr4" draw:name="Object150" text:anchor-type="as-char" svg:width="0.1992in" svg:height="0.3929in" draw:z-index="174"><draw:object xlink:href="./Object 150" xlink:type="simple" xlink:show="embed" xlink:actuate="onLoad"/><draw:image xlink:href="./ObjectReplacements/Object 150" xlink:type="simple" xlink:show="embed" xlink:actuate="onLoad"/></draw:frame> L</text:p>
          </text:list-item>
          <text:list-item>
            <text:p text:style-name="P61">5 mg</text:p>
          </text:list-item>
          <text:list-item>
            <text:p text:style-name="P61">40 doses</text:p>
          </text:list-item>
          <text:list-item>
            <text:p text:style-name="P61"><draw:frame draw:style-name="fr4" draw:name="Object151" text:anchor-type="as-char" svg:width="0.2811in" svg:height="0.3929in" draw:z-index="175"><draw:object xlink:href="./Object 151" xlink:type="simple" xlink:show="embed" xlink:actuate="onLoad"/><draw:image xlink:href="./ObjectReplacements/Object 151" xlink:type="simple" xlink:show="embed" xlink:actuate="onLoad"/></draw:frame> ounces</text:p>
          </text:list-item>
        </text:list>
      </text:section>
      <text:p text:style-name="P4"/>
      <text:p text:style-name="P3">Chapter 3 - Percentages</text:p>
      <text:p text:style-name="P4"/>
      <text:section text:style-name="Sect2" text:name="Section16">
        <text:p text:style-name="P4">Worksheet 3-1</text:p>
        <text:list xml:id="list1237139754" text:style-name="L15">
          <text:list-item>
            <text:p text:style-name="P62">24.44%</text:p>
          </text:list-item>
          <text:list-item>
            <text:p text:style-name="P62">30%</text:p>
          </text:list-item>
          <text:list-item>
            <text:p text:style-name="P62">50%</text:p>
          </text:list-item>
          <text:list-item>
            <text:p text:style-name="P62">12.5%</text:p>
          </text:list-item>
          <text:list-item>
            <text:p text:style-name="P62">75%</text:p>
          </text:list-item>
          <text:list-item>
            <text:p text:style-name="P62">2%</text:p>
          </text:list-item>
          <text:list-item>
            <text:p text:style-name="P62">9%</text:p>
          </text:list-item>
          <text:list-item>
            <text:p text:style-name="P62">10%</text:p>
          </text:list-item>
          <text:list-item>
            <text:p text:style-name="P62">80%</text:p>
          </text:list-item>
          <text:list-item>
            <text:p text:style-name="P62">36%</text:p>
          </text:list-item>
          <text:list-item>
            <text:p text:style-name="P62">52%</text:p>
          </text:list-item>
          <text:list-item>
            <text:p text:style-name="P62">40%</text:p>
          </text:list-item>
          <text:list-item>
            <text:p text:style-name="P62">65%</text:p>
          </text:list-item>
          <text:list-item>
            <text:p text:style-name="P62">2.5%</text:p>
          </text:list-item>
          <text:list-item>
            <text:p text:style-name="P62"><text:soft-page-break/>3.5%</text:p>
          </text:list-item>
          <text:list-item>
            <text:p text:style-name="P62">5.5%</text:p>
          </text:list-item>
          <text:list-item>
            <text:p text:style-name="P62">0.4%</text:p>
          </text:list-item>
          <text:list-item>
            <text:p text:style-name="P62">110%</text:p>
          </text:list-item>
          <text:list-item>
            <text:p text:style-name="P62">175%</text:p>
          </text:list-item>
          <text:list-item>
            <text:p text:style-name="P62">200%</text:p>
          </text:list-item>
          <text:list-item>
            <text:p text:style-name="P62">0.33</text:p>
          </text:list-item>
          <text:list-item>
            <text:p text:style-name="P62">0.24</text:p>
          </text:list-item>
          <text:list-item>
            <text:p text:style-name="P62">0.333</text:p>
          </text:list-item>
          <text:list-item>
            <text:p text:style-name="P62">0.505</text:p>
          </text:list-item>
          <text:list-item>
            <text:p text:style-name="P62">0.2</text:p>
          </text:list-item>
          <text:list-item>
            <text:p text:style-name="P62">0.47</text:p>
          </text:list-item>
          <text:list-item>
            <text:p text:style-name="P62">0.93</text:p>
          </text:list-item>
          <text:list-item>
            <text:p text:style-name="P62">0.325</text:p>
          </text:list-item>
          <text:list-item>
            <text:p text:style-name="P62">0.75</text:p>
          </text:list-item>
          <text:list-item>
            <text:p text:style-name="P62">0.8332</text:p>
          </text:list-item>
          <text:list-item>
            <text:p text:style-name="P62">0.6666667</text:p>
          </text:list-item>
          <text:list-item>
            <text:p text:style-name="P62">0.185</text:p>
          </text:list-item>
          <text:list-item>
            <text:p text:style-name="P62">0.013</text:p>
          </text:list-item>
          <text:list-item>
            <text:p text:style-name="P62">0.0025</text:p>
          </text:list-item>
          <text:list-item>
            <text:p text:style-name="P62">0.00125</text:p>
          </text:list-item>
          <text:list-item>
            <text:p text:style-name="P62">80%</text:p>
          </text:list-item>
          <text:list-item>
            <text:p text:style-name="P62">20%</text:p>
          </text:list-item>
          <text:list-item>
            <text:p text:style-name="P62">87.5%</text:p>
          </text:list-item>
          <text:list-item>
            <text:p text:style-name="P62">75%</text:p>
          </text:list-item>
          <text:list-item>
            <text:p text:style-name="P62">85.7% (rounded)</text:p>
          </text:list-item>
          <text:list-item>
            <text:p text:style-name="P62">85%</text:p>
          </text:list-item>
          <text:list-item>
            <text:p text:style-name="P62">62.5%</text:p>
          </text:list-item>
          <text:list-item>
            <text:p text:style-name="P62">42.9% (rounded)</text:p>
          </text:list-item>
          <text:list-item>
            <text:p text:style-name="P62">30%</text:p>
          </text:list-item>
          <text:list-item>
            <text:p text:style-name="P62">60%</text:p>
          </text:list-item>
          <text:list-item>
            <text:p text:style-name="P62">87.5%</text:p>
          </text:list-item>
          <text:list-item>
            <text:p text:style-name="P62">80%</text:p>
          </text:list-item>
          <text:list-item>
            <text:p text:style-name="P62">55%</text:p>
          </text:list-item>
          <text:list-item>
            <text:p text:style-name="P62">88.9% (rounded)</text:p>
          </text:list-item>
          <text:list-item>
            <text:p text:style-name="P62">50%</text:p>
          </text:list-item>
        </text:list>
      </text:section>
      <text:p text:style-name="P4"/>
      <text:section text:style-name="Sect2" text:name="Section17">
        <text:p text:style-name="P4">Worksheet 3-2</text:p>
        <text:list xml:id="list2062250486" text:style-name="L16">
          <text:list-item>
            <text:p text:style-name="P63"><draw:frame draw:style-name="fr4" draw:name="Object152" text:anchor-type="as-char" svg:width="0.202in" svg:height="0.3929in" draw:z-index="176"><draw:object xlink:href="./Object 152" xlink:type="simple" xlink:show="embed" xlink:actuate="onLoad"/><draw:image xlink:href="./ObjectReplacements/Object 152" xlink:type="simple" xlink:show="embed" xlink:actuate="onLoad"/></draw:frame></text:p>
          </text:list-item>
          <text:list-item>
            <text:p text:style-name="P63"><draw:frame draw:style-name="fr4" draw:name="Object153" text:anchor-type="as-char" svg:width="0.2047in" svg:height="0.3929in" draw:z-index="177"><draw:object xlink:href="./Object 153" xlink:type="simple" xlink:show="embed" xlink:actuate="onLoad"/><draw:image xlink:href="./ObjectReplacements/Object 153" xlink:type="simple" xlink:show="embed" xlink:actuate="onLoad"/></draw:frame></text:p>
          </text:list-item>
          <text:list-item>
            <text:p text:style-name="P63"><draw:frame draw:style-name="fr4" draw:name="Object154" text:anchor-type="as-char" svg:width="0.198in" svg:height="0.3929in" draw:z-index="178"><draw:object xlink:href="./Object 154" xlink:type="simple" xlink:show="embed" xlink:actuate="onLoad"/><draw:image xlink:href="./ObjectReplacements/Object 154" xlink:type="simple" xlink:show="embed" xlink:actuate="onLoad"/></draw:frame></text:p>
          </text:list-item>
          <text:list-item>
            <text:p text:style-name="P63"><draw:frame draw:style-name="fr4" draw:name="Object155" text:anchor-type="as-char" svg:width="0.2866in" svg:height="0.3929in" draw:z-index="179"><draw:object xlink:href="./Object 155" xlink:type="simple" xlink:show="embed" xlink:actuate="onLoad"/><draw:image xlink:href="./ObjectReplacements/Object 155" xlink:type="simple" xlink:show="embed" xlink:actuate="onLoad"/></draw:frame></text:p>
          </text:list-item>
          <text:list-item>
            <text:p text:style-name="P63"><draw:frame draw:style-name="fr4" draw:name="Object156" text:anchor-type="as-char" svg:width="0.2819in" svg:height="0.3929in" draw:z-index="180"><draw:object xlink:href="./Object 156" xlink:type="simple" xlink:show="embed" xlink:actuate="onLoad"/><draw:image xlink:href="./ObjectReplacements/Object 156" xlink:type="simple" xlink:show="embed" xlink:actuate="onLoad"/></draw:frame></text:p>
          </text:list-item>
          <text:list-item>
            <text:p text:style-name="P63">1</text:p>
          </text:list-item>
          <text:list-item>
            <text:p text:style-name="P63"><draw:frame draw:style-name="fr4" draw:name="Object157" text:anchor-type="as-char" svg:width="0.2839in" svg:height="0.3929in" draw:z-index="181"><draw:object xlink:href="./Object 157" xlink:type="simple" xlink:show="embed" xlink:actuate="onLoad"/><draw:image xlink:href="./ObjectReplacements/Object 157" xlink:type="simple" xlink:show="embed" xlink:actuate="onLoad"/></draw:frame></text:p>
          </text:list-item>
          <text:list-item>
            <text:p text:style-name="P63"><draw:frame draw:style-name="fr4" draw:name="Object158" text:anchor-type="as-char" svg:width="0.3654in" svg:height="0.3929in" draw:z-index="270"><draw:object xlink:href="./Object 158" xlink:type="simple" xlink:show="embed" xlink:actuate="onLoad"/><draw:image xlink:href="./ObjectReplacements/Object 158" xlink:type="simple" xlink:show="embed" xlink:actuate="onLoad"/></draw:frame></text:p>
          </text:list-item>
          <text:list-item>
            <text:p text:style-name="P63"><draw:frame draw:style-name="fr4" draw:name="Object159" text:anchor-type="as-char" svg:width="0.3654in" svg:height="0.3929in" draw:z-index="271"><draw:object xlink:href="./Object 159" xlink:type="simple" xlink:show="embed" xlink:actuate="onLoad"/><draw:image xlink:href="./ObjectReplacements/Object 159" xlink:type="simple" xlink:show="embed" xlink:actuate="onLoad"/></draw:frame></text:p>
          </text:list-item>
          <text:list-item>
            <text:p text:style-name="P63"><draw:frame draw:style-name="fr4" draw:name="Object160" text:anchor-type="as-char" svg:width="0.3701in" svg:height="0.3929in" draw:z-index="272"><draw:object xlink:href="./Object 160" xlink:type="simple" xlink:show="embed" xlink:actuate="onLoad"/><draw:image xlink:href="./ObjectReplacements/Object 160" xlink:type="simple" xlink:show="embed" xlink:actuate="onLoad"/></draw:frame></text:p>
          </text:list-item>
          <text:list-item>
            <text:p text:style-name="P63"><draw:frame draw:style-name="fr4" draw:name="Object161" text:anchor-type="as-char" svg:width="0.1957in" svg:height="0.3929in" draw:z-index="273"><draw:object xlink:href="./Object 161" xlink:type="simple" xlink:show="embed" xlink:actuate="onLoad"/><draw:image xlink:href="./ObjectReplacements/Object 161" xlink:type="simple" xlink:show="embed" xlink:actuate="onLoad"/></draw:frame></text:p>
          </text:list-item>
          <text:list-item>
            <text:p text:style-name="P63"><draw:frame draw:style-name="fr4" draw:name="Object162" text:anchor-type="as-char" svg:width="0.3654in" svg:height="0.3929in" draw:z-index="274"><draw:object xlink:href="./Object 162" xlink:type="simple" xlink:show="embed" xlink:actuate="onLoad"/><draw:image xlink:href="./ObjectReplacements/Object 162" xlink:type="simple" xlink:show="embed" xlink:actuate="onLoad"/></draw:frame></text:p>
          </text:list-item>
          <text:list-item>
            <text:p text:style-name="P63"><draw:frame draw:style-name="fr4" draw:name="Object163" text:anchor-type="as-char" svg:width="0.3661in" svg:height="0.3929in" draw:z-index="275"><draw:object xlink:href="./Object 163" xlink:type="simple" xlink:show="embed" xlink:actuate="onLoad"/><draw:image xlink:href="./ObjectReplacements/Object 163" xlink:type="simple" xlink:show="embed" xlink:actuate="onLoad"/></draw:frame></text:p>
          </text:list-item>
          <text:list-item>
            <text:p text:style-name="P63"><draw:frame draw:style-name="fr4" draw:name="Object164" text:anchor-type="as-char" svg:width="0.2839in" svg:height="0.3929in" draw:z-index="276"><draw:object xlink:href="./Object 164" xlink:type="simple" xlink:show="embed" xlink:actuate="onLoad"/><draw:image xlink:href="./ObjectReplacements/Object 164" xlink:type="simple" xlink:show="embed" xlink:actuate="onLoad"/></draw:frame></text:p>
          </text:list-item>
          <text:list-item>
            <text:p text:style-name="P63"><draw:frame draw:style-name="fr4" draw:name="Object165" text:anchor-type="as-char" svg:width="0.2819in" svg:height="0.3929in" draw:z-index="277"><draw:object xlink:href="./Object 165" xlink:type="simple" xlink:show="embed" xlink:actuate="onLoad"/><draw:image xlink:href="./ObjectReplacements/Object 165" xlink:type="simple" xlink:show="embed" xlink:actuate="onLoad"/></draw:frame> or <draw:frame draw:style-name="fr4" draw:name="Object166" text:anchor-type="as-char" svg:width="0.3819in" svg:height="0.3929in" draw:z-index="278"><draw:object xlink:href="./Object 166" xlink:type="simple" xlink:show="embed" xlink:actuate="onLoad"/><draw:image xlink:href="./ObjectReplacements/Object 166" xlink:type="simple" xlink:show="embed" xlink:actuate="onLoad"/></draw:frame></text:p>
          </text:list-item>
          <text:list-item>
            <text:p text:style-name="P63">150</text:p>
          </text:list-item>
          <text:list-item>
            <text:p text:style-name="P63">6</text:p>
          </text:list-item>
          <text:list-item>
            <text:p text:style-name="P63">3</text:p>
          </text:list-item>
          <text:list-item>
            <text:p text:style-name="P63">37.5</text:p>
          </text:list-item>
          <text:list-item>
            <text:p text:style-name="P63">3</text:p>
          </text:list-item>
          <text:list-item>
            <text:p text:style-name="P63">32</text:p>
          </text:list-item>
          <text:list-item>
            <text:p text:style-name="P63">90</text:p>
          </text:list-item>
          <text:list-item>
            <text:p text:style-name="P63">1.7</text:p>
          </text:list-item>
          <text:list-item>
            <text:p text:style-name="P63">5.5</text:p>
          </text:list-item>
          <text:list-item>
            <text:p text:style-name="P63">29.7</text:p>
          </text:list-item>
          <text:list-item>
            <text:p text:style-name="P63">2.5</text:p>
          </text:list-item>
          <text:list-item>
            <text:p text:style-name="P63">36</text:p>
          </text:list-item>
          <text:list-item>
            <text:p text:style-name="P63">20</text:p>
          </text:list-item>
          <text:list-item>
            <text:p text:style-name="P63">90</text:p>
          </text:list-item>
          <text:list-item>
            <text:p text:style-name="P63">280</text:p>
          </text:list-item>
          <text:list-item>
            <text:p text:style-name="P63">10</text:p>
          </text:list-item>
          <text:list-item>
            <text:p text:style-name="P63">8.4</text:p>
          </text:list-item>
          <text:list-item>
            <text:p text:style-name="P63">4.8</text:p>
          </text:list-item>
          <text:list-item>
            <text:p text:style-name="P63">7.5</text:p>
          </text:list-item>
          <text:list-item>
            <text:p text:style-name="P63">12</text:p>
          </text:list-item>
          <text:list-item>
            <text:p text:style-name="P63">12</text:p>
          </text:list-item>
          <text:list-item>
            <text:p text:style-name="P63">50</text:p>
          </text:list-item>
          <text:list-item>
            <text:p text:style-name="P63">12.5</text:p>
          </text:list-item>
          <text:list-item>
            <text:p text:style-name="P63">27</text:p>
          </text:list-item>
          <text:list-item>
            <text:p text:style-name="P63">50</text:p>
          </text:list-item>
        </text:list>
      </text:section>
      <text:p text:style-name="P4"/>
      <text:p text:style-name="P4">Worksheet 3-3</text:p>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P21">Percent</text:p>
            </table:table-cell>
            <table:table-cell table:style-name="Table2.A1" office:value-type="string">
              <text:p text:style-name="P21">Decimal</text:p>
            </table:table-cell>
            <table:table-cell table:style-name="Table2.C1" office:value-type="string">
              <text:p text:style-name="P21">Reduced Fraction</text:p>
            </table:table-cell>
          </table:table-row>
        </table:table-header-rows>
        <table:table-row table:style-name="Table2.1">
          <table:table-cell table:style-name="Table2.A2" office:value-type="string">
            <text:p text:style-name="P19">20%</text:p>
          </table:table-cell>
          <table:table-cell table:style-name="Table2.A2" office:value-type="string">
            <text:p text:style-name="P20">0.2</text:p>
          </table:table-cell>
          <table:table-cell table:style-name="Table2.C2" office:value-type="string">
            <text:p text:style-name="P19">1/5</text:p>
          </table:table-cell>
        </table:table-row>
        <table:table-row table:style-name="Table2.1">
          <table:table-cell table:style-name="Table2.A2" office:value-type="string">
            <text:p text:style-name="P19">6%</text:p>
          </table:table-cell>
          <table:table-cell table:style-name="Table2.A2" office:value-type="string">
            <text:p text:style-name="P19">0.06</text:p>
          </table:table-cell>
          <table:table-cell table:style-name="Table2.C2" office:value-type="string">
            <text:p text:style-name="P19">3/50</text:p>
          </table:table-cell>
        </table:table-row>
        <table:table-row table:style-name="Table2.1">
          <table:table-cell table:style-name="Table2.A2" office:value-type="string">
            <text:p text:style-name="P19">87.5%</text:p>
          </table:table-cell>
          <table:table-cell table:style-name="Table2.A2" office:value-type="string">
            <text:p text:style-name="P19">0.875</text:p>
          </table:table-cell>
          <table:table-cell table:style-name="Table2.C2" office:value-type="string">
            <text:p text:style-name="P19">7/8</text:p>
          </table:table-cell>
        </table:table-row>
        <table:table-row table:style-name="Table2.1">
          <table:table-cell table:style-name="Table2.A2" office:value-type="string">
            <text:p text:style-name="P19">15%</text:p>
          </table:table-cell>
          <table:table-cell table:style-name="Table2.A2" office:value-type="string">
            <text:p text:style-name="P19">0.15</text:p>
          </table:table-cell>
          <table:table-cell table:style-name="Table2.C2" office:value-type="string">
            <text:p text:style-name="P19">3/20</text:p>
          </table:table-cell>
        </table:table-row>
        <table:table-row table:style-name="Table2.1">
          <table:table-cell table:style-name="Table2.A2" office:value-type="string">
            <text:p text:style-name="P19">11%</text:p>
          </table:table-cell>
          <table:table-cell table:style-name="Table2.A2" office:value-type="string">
            <text:p text:style-name="P19">0.11</text:p>
          </table:table-cell>
          <table:table-cell table:style-name="Table2.C2" office:value-type="string">
            <text:p text:style-name="P19">11/100</text:p>
          </table:table-cell>
        </table:table-row>
        <table:table-row table:style-name="Table2.1">
          <table:table-cell table:style-name="Table2.A2" office:value-type="string">
            <text:p text:style-name="P19">80%</text:p>
          </table:table-cell>
          <table:table-cell table:style-name="Table2.A2" office:value-type="string">
            <text:p text:style-name="P19">0.8</text:p>
          </table:table-cell>
          <table:table-cell table:style-name="Table2.C2" office:value-type="string">
            <text:p text:style-name="P19">4/5</text:p>
          </table:table-cell>
        </table:table-row>
        <table:table-row table:style-name="Table2.1">
          <table:table-cell table:style-name="Table2.A2" office:value-type="string">
            <text:p text:style-name="P19">96%</text:p>
          </table:table-cell>
          <table:table-cell table:style-name="Table2.A2" office:value-type="string">
            <text:p text:style-name="P19">0.96</text:p>
          </table:table-cell>
          <table:table-cell table:style-name="Table2.C2" office:value-type="string">
            <text:p text:style-name="P19">24/25</text:p>
          </table:table-cell>
        </table:table-row>
        <text:soft-page-break/>
        <table:table-row table:style-name="Table2.1">
          <table:table-cell table:style-name="Table2.A2" office:value-type="string">
            <text:p text:style-name="P19">55%</text:p>
          </table:table-cell>
          <table:table-cell table:style-name="Table2.A2" office:value-type="string">
            <text:p text:style-name="P19">0.55</text:p>
          </table:table-cell>
          <table:table-cell table:style-name="Table2.C2" office:value-type="string">
            <text:p text:style-name="P19">11/20</text:p>
          </table:table-cell>
        </table:table-row>
        <table:table-row table:style-name="Table2.1">
          <table:table-cell table:style-name="Table2.A2" office:value-type="string">
            <text:p text:style-name="P19">12%</text:p>
          </table:table-cell>
          <table:table-cell table:style-name="Table2.A2" office:value-type="string">
            <text:p text:style-name="P19">0.12</text:p>
          </table:table-cell>
          <table:table-cell table:style-name="Table2.C2" office:value-type="string">
            <text:p text:style-name="P19">3/25</text:p>
          </table:table-cell>
        </table:table-row>
        <table:table-row table:style-name="Table2.1">
          <table:table-cell table:style-name="Table2.A2" office:value-type="string">
            <text:p text:style-name="P19">53%</text:p>
          </table:table-cell>
          <table:table-cell table:style-name="Table2.A2" office:value-type="string">
            <text:p text:style-name="P19">0.53</text:p>
          </table:table-cell>
          <table:table-cell table:style-name="Table2.C2" office:value-type="string">
            <text:p text:style-name="P19">53/100</text:p>
          </table:table-cell>
        </table:table-row>
        <table:table-row table:style-name="Table2.1">
          <table:table-cell table:style-name="Table2.A2" office:value-type="string">
            <text:p text:style-name="P19">100%</text:p>
          </table:table-cell>
          <table:table-cell table:style-name="Table2.A2" office:value-type="string">
            <text:p text:style-name="P19">1</text:p>
          </table:table-cell>
          <table:table-cell table:style-name="Table2.C2" office:value-type="string">
            <text:p text:style-name="P19">1</text:p>
          </table:table-cell>
        </table:table-row>
        <table:table-row table:style-name="Table2.1">
          <table:table-cell table:style-name="Table2.A2" office:value-type="string">
            <text:p text:style-name="P19">7.5%</text:p>
          </table:table-cell>
          <table:table-cell table:style-name="Table2.A2" office:value-type="string">
            <text:p text:style-name="P19">0.075</text:p>
          </table:table-cell>
          <table:table-cell table:style-name="Table2.C2" office:value-type="string">
            <text:p text:style-name="P19">3/40</text:p>
          </table:table-cell>
        </table:table-row>
      </table:table>
      <text:section text:style-name="Sect2" text:name="Section18">
        <text:list xml:id="list1302175459" text:style-name="L17">
          <text:list-item>
            <text:p text:style-name="P64">2</text:p>
          </text:list-item>
          <text:list-item>
            <text:p text:style-name="P64">16%</text:p>
          </text:list-item>
          <text:list-item>
            <text:p text:style-name="P64">175</text:p>
          </text:list-item>
          <text:list-item>
            <text:p text:style-name="P64">198</text:p>
          </text:list-item>
          <text:list-item>
            <text:p text:style-name="P64">28%</text:p>
          </text:list-item>
          <text:list-item>
            <text:p text:style-name="P64">2500</text:p>
          </text:list-item>
          <text:list-item>
            <text:p text:style-name="P64">325</text:p>
          </text:list-item>
          <text:list-item>
            <text:p text:style-name="P64">25%</text:p>
          </text:list-item>
          <text:list-item>
            <text:p text:style-name="P64">15</text:p>
          </text:list-item>
          <text:list-item>
            <text:p text:style-name="P64">100.8</text:p>
          </text:list-item>
          <text:list-item>
            <text:p text:style-name="P64">20%</text:p>
          </text:list-item>
          <text:list-item>
            <text:p text:style-name="P64">20</text:p>
          </text:list-item>
          <text:list-item>
            <text:p text:style-name="P64">18</text:p>
          </text:list-item>
          <text:list-item>
            <text:p text:style-name="P64">90%</text:p>
          </text:list-item>
          <text:list-item>
            <text:p text:style-name="P64">32</text:p>
          </text:list-item>
          <text:list-item>
            <text:p text:style-name="P64">62</text:p>
          </text:list-item>
          <text:list-item>
            <text:p text:style-name="P64">92%</text:p>
          </text:list-item>
          <text:list-item>
            <text:p text:style-name="P64">500</text:p>
          </text:list-item>
          <text:list-item>
            <text:p text:style-name="P64">42</text:p>
          </text:list-item>
          <text:list-item>
            <text:p text:style-name="P64">81.25%</text:p>
          </text:list-item>
          <text:list-item>
            <text:p text:style-name="P64">92% correct</text:p>
          </text:list-item>
          <text:list-item>
            <text:p text:style-name="P64">23 students</text:p>
          </text:list-item>
          <text:list-item>
            <text:p text:style-name="P64">3,077 people</text:p>
          </text:list-item>
          <text:list-item>
            <text:p text:style-name="P64">64% of his savings</text:p>
          </text:list-item>
          <text:list-item>
            <text:p text:style-name="P64">2,800 hairs</text:p>
          </text:list-item>
          <text:list-item>
            <text:p text:style-name="P64">68% of patients</text:p>
          </text:list-item>
        </text:list>
      </text:section>
      <text:p text:style-name="P4"/>
      <text:section text:style-name="Sect2" text:name="Section19">
        <text:p text:style-name="P4">Worksheet 3-4</text:p>
        <text:list xml:id="list1293102085" text:style-name="L18">
          <text:list-item>
            <text:p text:style-name="P42"><draw:frame draw:style-name="fr4" draw:name="Object167" text:anchor-type="as-char" svg:width="0.2839in" svg:height="0.3929in" draw:z-index="182"><draw:object xlink:href="./Object 167" xlink:type="simple" xlink:show="embed" xlink:actuate="onLoad"/><draw:image xlink:href="./ObjectReplacements/Object 167" xlink:type="simple" xlink:show="embed" xlink:actuate="onLoad"/></draw:frame></text:p>
          </text:list-item>
          <text:list-item>
            <text:p text:style-name="P42"><draw:frame draw:style-name="fr4" draw:name="Object168" text:anchor-type="as-char" svg:width="0.2866in" svg:height="0.3929in" draw:z-index="183"><draw:object xlink:href="./Object 168" xlink:type="simple" xlink:show="embed" xlink:actuate="onLoad"/><draw:image xlink:href="./ObjectReplacements/Object 168" xlink:type="simple" xlink:show="embed" xlink:actuate="onLoad"/></draw:frame></text:p>
          </text:list-item>
          <text:list-item>
            <text:p text:style-name="P42"><draw:frame draw:style-name="fr4" draw:name="Object169" text:anchor-type="as-char" svg:width="0.2819in" svg:height="0.3929in" draw:z-index="184"><draw:object xlink:href="./Object 169" xlink:type="simple" xlink:show="embed" xlink:actuate="onLoad"/><draw:image xlink:href="./ObjectReplacements/Object 169" xlink:type="simple" xlink:show="embed" xlink:actuate="onLoad"/></draw:frame></text:p>
          </text:list-item>
          <text:list-item>
            <text:p text:style-name="P42">0.33</text:p>
          </text:list-item>
          <text:list-item>
            <text:p text:style-name="P42">0.045</text:p>
          </text:list-item>
          <text:list-item>
            <text:p text:style-name="P42">0.0294</text:p>
          </text:list-item>
          <text:list-item>
            <text:p text:style-name="P42">25%</text:p>
          </text:list-item>
          <text:list-item>
            <text:p text:style-name="P42">40%</text:p>
          </text:list-item>
          <text:list-item>
            <text:p text:style-name="P42">70%</text:p>
          </text:list-item>
          <text:list-item>
            <text:p text:style-name="P42">70%</text:p>
          </text:list-item>
          <text:list-item>
            <text:p text:style-name="P42">46.7%</text:p>
          </text:list-item>
          <text:list-item>
            <text:p text:style-name="P42">0.6%</text:p>
          </text:list-item>
          <text:list-item>
            <text:p text:style-name="P42">48</text:p>
          </text:list-item>
          <text:list-item>
            <text:p text:style-name="P42">6</text:p>
          </text:list-item>
          <text:list-item>
            <text:p text:style-name="P42">10%</text:p>
          </text:list-item>
          <text:list-item>
            <text:p text:style-name="P42">66.7%</text:p>
          </text:list-item>
          <text:list-item>
            <text:p text:style-name="P42">250</text:p>
          </text:list-item>
          <text:list-item>
            <text:p text:style-name="P42">27.3</text:p>
          </text:list-item>
          <text:list-item>
            <text:p text:style-name="P42">210</text:p>
          </text:list-item>
          <text:list-item>
            <text:p text:style-name="P42">5%</text:p>
          </text:list-item>
          <text:list-item>
            <text:p text:style-name="P42">7 instructors</text:p>
          </text:list-item>
          <text:list-item>
            <text:p text:style-name="P42">27 milligrams</text:p>
          </text:list-item>
          <text:list-item>
            <text:p text:style-name="P42">6.5 pounds</text:p>
          </text:list-item>
          <text:list-item>
            <text:p text:style-name="P42">24 patients</text:p>
          </text:list-item>
          <text:list-item>
            <text:p text:style-name="P42">2 holidays</text:p>
          </text:list-item>
        </text:list>
      </text:section>
      <text:p text:style-name="P4"/>
      <text:p text:style-name="P3">Chapter 4 - 24 Hour Time, Exponents &amp; Scientific Notation</text:p>
      <text:p text:style-name="P4"/>
      <text:section text:style-name="Sect3" text:name="Section20">
        <text:p text:style-name="P4">Worksheet 4-1</text:p>
        <text:p text:style-name="P22">1140 eleven forty hours 11:40 A.M.</text:p>
        <text:p text:style-name="P22">1400 fourteen hundred hours 2:00 P.M.</text:p>
        <text:p text:style-name="P22">2230 twenty-two thirty hours 10:30 P.M.</text:p>
        <text:p text:style-name="P22">0030 zero zero thirty hours 12:30 A.M.</text:p>
        <text:p text:style-name="P22">1050 ten fifty hours 10:50 A.M.</text:p>
        <text:p text:style-name="P22">0615 zero six fifteen hours 6:15 A.M.</text:p>
        <text:p text:style-name="P22">1050 ten fifty hours 10:50 A.M.</text:p>
        <text:p text:style-name="P22">2145 twenty-one forty-five hours 9:45 P.M.</text:p>
        <text:p text:style-name="P22">1315 thirteen fifteen hours 1:15 P.M.</text:p>
        <text:p text:style-name="P22">0015 zero zero fifteen hours 12:15 A.M.</text:p>
        <text:p text:style-name="P22">0005 zero zero zero five hours 12:05 A.M.</text:p>
        <text:p text:style-name="P22">0930 zero nine thirty hours 9:30 A.M.</text:p>
        <text:p text:style-name="P22">2230 twenty-two thirty hours 10:30 P.M.</text:p>
        <text:p text:style-name="P22">0020 zero zero twenty hours 12:20 A.M.</text:p>
        <text:p text:style-name="P22">1425 fourteen twenty-five hours 2:25 P.M.</text:p>
        <text:p text:style-name="P22">0007 zero zero zero seven hours 12:07 A.M.</text:p>
        <text:p text:style-name="P22">0100 zero one hundred hours 1:00 A.M.</text:p>
      </text:section>
      <text:p text:style-name="P4"/>
      <text:section text:style-name="Sect2" text:name="Section21">
        <text:p text:style-name="P4">Worksheet 4-2</text:p>
        <text:list xml:id="list1520614048" text:style-name="L19">
          <text:list-item>
            <text:p text:style-name="P43">1</text:p>
          </text:list-item>
          <text:list-item>
            <text:p text:style-name="P43">2</text:p>
          </text:list-item>
          <text:list-item>
            <text:p text:style-name="P43">1</text:p>
          </text:list-item>
          <text:list-item>
            <text:p text:style-name="P43">4</text:p>
          </text:list-item>
          <text:list-item>
            <text:p text:style-name="P43">8</text:p>
          </text:list-item>
          <text:list-item>
            <text:p text:style-name="P43">9</text:p>
          </text:list-item>
          <text:list-item>
            <text:p text:style-name="P43">27</text:p>
          </text:list-item>
          <text:list-item>
            <text:p text:style-name="P43">81</text:p>
          </text:list-item>
          <text:list-item>
            <text:p text:style-name="P43">100</text:p>
          </text:list-item>
          <text:list-item>
            <text:p text:style-name="P43">216</text:p>
          </text:list-item>
          <text:list-item>
            <text:p text:style-name="P43">1</text:p>
          </text:list-item>
          <text:list-item>
            <text:p text:style-name="P43"><text:soft-page-break/>25</text:p>
          </text:list-item>
          <text:list-item>
            <text:p text:style-name="P43">1</text:p>
          </text:list-item>
          <text:list-item>
            <text:p text:style-name="P43">81</text:p>
          </text:list-item>
          <text:list-item>
            <text:p text:style-name="P43">1</text:p>
          </text:list-item>
          <text:list-item>
            <text:p text:style-name="P43">20,736</text:p>
          </text:list-item>
          <text:list-item>
            <text:p text:style-name="P43">1,728</text:p>
          </text:list-item>
          <text:list-item>
            <text:p text:style-name="P43">10,000</text:p>
          </text:list-item>
          <text:list-item>
            <text:p text:style-name="P43">1</text:p>
          </text:list-item>
          <text:list-item>
            <text:p text:style-name="P43">343</text:p>
          </text:list-item>
          <text:list-item>
            <text:p text:style-name="P43"><draw:frame draw:style-name="fr4" draw:name="Object170" text:anchor-type="as-char" svg:width="0.522in" svg:height="0.2075in" draw:z-index="185"><draw:object xlink:href="./Object 170" xlink:type="simple" xlink:show="embed" xlink:actuate="onLoad"/><draw:image xlink:href="./ObjectReplacements/Object 170" xlink:type="simple" xlink:show="embed" xlink:actuate="onLoad"/></draw:frame></text:p>
          </text:list-item>
          <text:list-item>
            <text:p text:style-name="P43"><draw:frame draw:style-name="fr4" draw:name="Object171" text:anchor-type="as-char" svg:width="0.522in" svg:height="0.2075in" draw:z-index="186"><draw:object xlink:href="./Object 171" xlink:type="simple" xlink:show="embed" xlink:actuate="onLoad"/><draw:image xlink:href="./ObjectReplacements/Object 171" xlink:type="simple" xlink:show="embed" xlink:actuate="onLoad"/></draw:frame></text:p>
          </text:list-item>
          <text:list-item>
            <text:p text:style-name="P43"><draw:frame draw:style-name="fr4" draw:name="Object172" text:anchor-type="as-char" svg:width="0.6492in" svg:height="0.2075in" draw:z-index="187"><draw:object xlink:href="./Object 172" xlink:type="simple" xlink:show="embed" xlink:actuate="onLoad"/><draw:image xlink:href="./ObjectReplacements/Object 172" xlink:type="simple" xlink:show="embed" xlink:actuate="onLoad"/></draw:frame></text:p>
          </text:list-item>
          <text:list-item>
            <text:p text:style-name="P43"><draw:frame draw:style-name="fr4" draw:name="Object173" text:anchor-type="as-char" svg:width="0.5937in" svg:height="0.2075in" draw:z-index="188"><draw:object xlink:href="./Object 173" xlink:type="simple" xlink:show="embed" xlink:actuate="onLoad"/><draw:image xlink:href="./ObjectReplacements/Object 173" xlink:type="simple" xlink:show="embed" xlink:actuate="onLoad"/></draw:frame></text:p>
          </text:list-item>
          <text:list-item>
            <text:p text:style-name="P43"><draw:frame draw:style-name="fr4" draw:name="Object174" text:anchor-type="as-char" svg:width="0.8071in" svg:height="0.2075in" draw:z-index="189"><draw:object xlink:href="./Object 174" xlink:type="simple" xlink:show="embed" xlink:actuate="onLoad"/><draw:image xlink:href="./ObjectReplacements/Object 174" xlink:type="simple" xlink:show="embed" xlink:actuate="onLoad"/></draw:frame></text:p>
          </text:list-item>
          <text:list-item>
            <text:p text:style-name="P43"><draw:frame draw:style-name="fr4" draw:name="Object175" text:anchor-type="as-char" svg:width="0.5217in" svg:height="0.2075in" draw:z-index="190"><draw:object xlink:href="./Object 175" xlink:type="simple" xlink:show="embed" xlink:actuate="onLoad"/><draw:image xlink:href="./ObjectReplacements/Object 175" xlink:type="simple" xlink:show="embed" xlink:actuate="onLoad"/></draw:frame></text:p>
          </text:list-item>
          <text:list-item>
            <text:p text:style-name="P43"><draw:frame draw:style-name="fr4" draw:name="Object176" text:anchor-type="as-char" svg:width="0.7335in" svg:height="0.2075in" draw:z-index="191"><draw:object xlink:href="./Object 176" xlink:type="simple" xlink:show="embed" xlink:actuate="onLoad"/><draw:image xlink:href="./ObjectReplacements/Object 176" xlink:type="simple" xlink:show="embed" xlink:actuate="onLoad"/></draw:frame></text:p>
          </text:list-item>
          <text:list-item>
            <text:p text:style-name="P43"><draw:frame draw:style-name="fr4" draw:name="Object177" text:anchor-type="as-char" svg:width="0.6945in" svg:height="0.1839in" draw:z-index="192"><draw:object xlink:href="./Object 177" xlink:type="simple" xlink:show="embed" xlink:actuate="onLoad"/><draw:image xlink:href="./ObjectReplacements/Object 177" xlink:type="simple" xlink:show="embed" xlink:actuate="onLoad"/></draw:frame></text:p>
          </text:list-item>
          <text:list-item>
            <text:p text:style-name="P43"><draw:frame draw:style-name="fr4" draw:name="Object178" text:anchor-type="as-char" svg:width="0.7272in" svg:height="0.2075in" draw:z-index="193"><draw:object xlink:href="./Object 178" xlink:type="simple" xlink:show="embed" xlink:actuate="onLoad"/><draw:image xlink:href="./ObjectReplacements/Object 178" xlink:type="simple" xlink:show="embed" xlink:actuate="onLoad"/></draw:frame></text:p>
          </text:list-item>
          <text:list-item>
            <text:p text:style-name="P43"><draw:frame draw:style-name="fr4" draw:name="Object179" text:anchor-type="as-char" svg:width="0.8075in" svg:height="0.2075in" draw:z-index="194"><draw:object xlink:href="./Object 179" xlink:type="simple" xlink:show="embed" xlink:actuate="onLoad"/><draw:image xlink:href="./ObjectReplacements/Object 179" xlink:type="simple" xlink:show="embed" xlink:actuate="onLoad"/></draw:frame></text:p>
          </text:list-item>
          <text:list-item>
            <text:p text:style-name="P43">0.000000614</text:p>
          </text:list-item>
          <text:list-item>
            <text:p text:style-name="P43">0.00306</text:p>
          </text:list-item>
          <text:list-item>
            <text:p text:style-name="P43">0.00028</text:p>
          </text:list-item>
          <text:list-item>
            <text:p text:style-name="P43">0.1</text:p>
          </text:list-item>
          <text:list-item>
            <text:p text:style-name="P43">0.001</text:p>
          </text:list-item>
          <text:list-item>
            <text:p text:style-name="P43">67,000,000</text:p>
          </text:list-item>
          <text:list-item>
            <text:p text:style-name="P43">909,000</text:p>
          </text:list-item>
          <text:list-item>
            <text:p text:style-name="P43">1</text:p>
          </text:list-item>
          <text:list-item>
            <text:p text:style-name="P43">1,000,000</text:p>
          </text:list-item>
          <text:list-item>
            <text:p text:style-name="P43">1,000</text:p>
          </text:list-item>
        </text:list>
      </text:section>
      <text:p text:style-name="P4"/>
      <text:section text:style-name="Sect2" text:name="Section22">
        <text:section text:style-name="Sect3" text:name="Section24">
          <text:p text:style-name="P4">Worksheet 4-3</text:p>
          <text:p text:style-name="P22">1040 ten forty hours 10:40 A.M.</text:p>
          <text:p text:style-name="P22">2100 twenty-one hundred hours 9:00 P.M.</text:p>
          <text:p text:style-name="P22">1230 twelve thirty hours 12:30 P.M.</text:p>
          <text:p text:style-name="P22">0715 zero seven fifteen hours 7:15 A.M.</text:p>
          <text:p text:style-name="P22">2245 twenty-two forty-five 10:45 P.M.</text:p>
          <text:p text:style-name="P22">0830 zero eight thirty hours 8:30 A.M.</text:p>
          <text:p text:style-name="P22">2215 twenty-two fifteen hours 10:15 P.M.</text:p>
          <text:p text:style-name="P22">1020 ten twenty hours 10:20 A.M.</text:p>
          <text:p text:style-name="P22">2200 twenty-two hundred hours 10:00 P.M.</text:p>
          <text:p text:style-name="P22">1130 eleven thirty hours 11:30 A.M.</text:p>
          <text:p text:style-name="P22">1915 nineteen fifteen hours 7:15 P.M.</text:p>
          <text:p text:style-name="P22">1045 ten forty-five hours 10:45 A.M.</text:p>
          <text:p text:style-name="P22">1230 twelve thirty hours 12:30 P.M.</text:p>
          <text:p text:style-name="P22">2210 twenty-two ten hours 10:10 P.M.</text:p>
        </text:section>
        <text:list xml:id="list516273555" text:style-name="L20">
          <text:list-item>
            <text:p text:style-name="P44">216</text:p>
          </text:list-item>
          <text:list-item>
            <text:p text:style-name="P44">25</text:p>
          </text:list-item>
          <text:list-item>
            <text:p text:style-name="P44">16,384</text:p>
          </text:list-item>
          <text:list-item>
            <text:p text:style-name="P44">81</text:p>
          </text:list-item>
          <text:list-item>
            <text:p text:style-name="P44">100</text:p>
          </text:list-item>
          <text:list-item>
            <text:p text:style-name="P44">36</text:p>
          </text:list-item>
          <text:list-item>
            <text:p text:style-name="P44">125</text:p>
          </text:list-item>
          <text:list-item>
            <text:p text:style-name="P44">1024</text:p>
          </text:list-item>
          <text:list-item>
            <text:p text:style-name="P44">27</text:p>
          </text:list-item>
          <text:list-item>
            <text:p text:style-name="P44">10,000</text:p>
          </text:list-item>
          <text:list-item>
            <text:p text:style-name="P44"><draw:frame draw:style-name="fr4" draw:name="Object180" text:anchor-type="as-char" svg:width="0.522in" svg:height="0.2075in" draw:z-index="195"><draw:object xlink:href="./Object 180" xlink:type="simple" xlink:show="embed" xlink:actuate="onLoad"/><draw:image xlink:href="./ObjectReplacements/Object 180" xlink:type="simple" xlink:show="embed" xlink:actuate="onLoad"/></draw:frame></text:p>
          </text:list-item>
          <text:list-item>
            <text:p text:style-name="P44"><draw:frame draw:style-name="fr4" draw:name="Object181" text:anchor-type="as-char" svg:width="0.7339in" svg:height="0.2075in" draw:z-index="196"><draw:object xlink:href="./Object 181" xlink:type="simple" xlink:show="embed" xlink:actuate="onLoad"/><draw:image xlink:href="./ObjectReplacements/Object 181" xlink:type="simple" xlink:show="embed" xlink:actuate="onLoad"/></draw:frame></text:p>
          </text:list-item>
          <text:list-item>
            <text:p text:style-name="P44"><draw:frame draw:style-name="fr4" draw:name="Object182" text:anchor-type="as-char" svg:width="0.6484in" svg:height="0.2075in" draw:z-index="197"><draw:object xlink:href="./Object 182" xlink:type="simple" xlink:show="embed" xlink:actuate="onLoad"/><draw:image xlink:href="./ObjectReplacements/Object 182" xlink:type="simple" xlink:show="embed" xlink:actuate="onLoad"/></draw:frame></text:p>
          </text:list-item>
          <text:list-item>
            <text:p text:style-name="P44"><draw:frame draw:style-name="fr4" draw:name="Object183" text:anchor-type="as-char" svg:width="0.7244in" svg:height="0.2075in" draw:z-index="198"><draw:object xlink:href="./Object 183" xlink:type="simple" xlink:show="embed" xlink:actuate="onLoad"/><draw:image xlink:href="./ObjectReplacements/Object 183" xlink:type="simple" xlink:show="embed" xlink:actuate="onLoad"/></draw:frame></text:p>
          </text:list-item>
          <text:list-item>
            <text:p text:style-name="P44"><draw:frame draw:style-name="fr4" draw:name="Object184" text:anchor-type="as-char" svg:width="0.8043in" svg:height="0.2075in" draw:z-index="199"><draw:object xlink:href="./Object 184" xlink:type="simple" xlink:show="embed" xlink:actuate="onLoad"/><draw:image xlink:href="./ObjectReplacements/Object 184" xlink:type="simple" xlink:show="embed" xlink:actuate="onLoad"/></draw:frame></text:p>
          </text:list-item>
          <text:list-item>
            <text:p text:style-name="P44"><draw:frame draw:style-name="fr4" draw:name="Object185" text:anchor-type="as-char" svg:width="0.6161in" svg:height="0.2075in" draw:z-index="200"><draw:object xlink:href="./Object 185" xlink:type="simple" xlink:show="embed" xlink:actuate="onLoad"/><draw:image xlink:href="./ObjectReplacements/Object 185" xlink:type="simple" xlink:show="embed" xlink:actuate="onLoad"/></draw:frame></text:p>
          </text:list-item>
          <text:list-item>
            <text:p text:style-name="P44"><draw:frame draw:style-name="fr4" draw:name="Object186" text:anchor-type="as-char" svg:width="0.5217in" svg:height="0.2075in" draw:z-index="201"><draw:object xlink:href="./Object 186" xlink:type="simple" xlink:show="embed" xlink:actuate="onLoad"/><draw:image xlink:href="./ObjectReplacements/Object 186" xlink:type="simple" xlink:show="embed" xlink:actuate="onLoad"/></draw:frame></text:p>
          </text:list-item>
          <text:list-item>
            <text:p text:style-name="P44"><draw:frame draw:style-name="fr4" draw:name="Object187" text:anchor-type="as-char" svg:width="0.648in" svg:height="0.2075in" draw:z-index="202"><draw:object xlink:href="./Object 187" xlink:type="simple" xlink:show="embed" xlink:actuate="onLoad"/><draw:image xlink:href="./ObjectReplacements/Object 187" xlink:type="simple" xlink:show="embed" xlink:actuate="onLoad"/></draw:frame></text:p>
          </text:list-item>
          <text:list-item>
            <text:p text:style-name="P44"><draw:frame draw:style-name="fr4" draw:name="Object188" text:anchor-type="as-char" svg:width="0.648in" svg:height="0.2075in" draw:z-index="203"><draw:object xlink:href="./Object 188" xlink:type="simple" xlink:show="embed" xlink:actuate="onLoad"/><draw:image xlink:href="./ObjectReplacements/Object 188" xlink:type="simple" xlink:show="embed" xlink:actuate="onLoad"/></draw:frame></text:p>
          </text:list-item>
          <text:list-item>
            <text:p text:style-name="P44"><draw:frame draw:style-name="fr4" draw:name="Object189" text:anchor-type="as-char" svg:width="0.7217in" svg:height="0.2075in" draw:z-index="204"><draw:object xlink:href="./Object 189" xlink:type="simple" xlink:show="embed" xlink:actuate="onLoad"/><draw:image xlink:href="./ObjectReplacements/Object 189" xlink:type="simple" xlink:show="embed" xlink:actuate="onLoad"/></draw:frame></text:p>
          </text:list-item>
          <text:list-item>
            <text:p text:style-name="P44"><draw:frame draw:style-name="fr4" draw:name="Object190" text:anchor-type="as-char" svg:width="0.8043in" svg:height="0.2075in" draw:z-index="205"><draw:object xlink:href="./Object 190" xlink:type="simple" xlink:show="embed" xlink:actuate="onLoad"/><draw:image xlink:href="./ObjectReplacements/Object 190" xlink:type="simple" xlink:show="embed" xlink:actuate="onLoad"/></draw:frame></text:p>
          </text:list-item>
          <text:list-item>
            <text:p text:style-name="P44"><draw:frame draw:style-name="fr4" draw:name="Object191" text:anchor-type="as-char" svg:width="0.722in" svg:height="0.2075in" draw:z-index="206"><draw:object xlink:href="./Object 191" xlink:type="simple" xlink:show="embed" xlink:actuate="onLoad"/><draw:image xlink:href="./ObjectReplacements/Object 191" xlink:type="simple" xlink:show="embed" xlink:actuate="onLoad"/></draw:frame></text:p>
          </text:list-item>
        </text:list>
      </text:section>
      <text:p text:style-name="P4"/>
      <text:section text:style-name="Sect3" text:name="Section23">
        <text:p text:style-name="P4">Worksheet 4-4</text:p>
        <text:list xml:id="list1178569128" text:style-name="L21">
          <text:list-item>
            <text:p text:style-name="P45">The medication should be scheduled for 1300, 1700, 2100, 0100, 0500, and 0900</text:p>
          </text:list-item>
          <text:list-item>
            <text:p text:style-name="P45">602,000,000,000,000,000,000,000</text:p>
          </text:list-item>
          <text:list-item>
            <text:p text:style-name="P45">81</text:p>
          </text:list-item>
          <text:list-item>
            <text:p text:style-name="P45"><draw:frame draw:style-name="fr4" draw:name="Object192" text:anchor-type="as-char" svg:width="0.5744in" svg:height="0.2075in" draw:z-index="207"><draw:object xlink:href="./Object 192" xlink:type="simple" xlink:show="embed" xlink:actuate="onLoad"/><draw:image xlink:href="./ObjectReplacements/Object 192" xlink:type="simple" xlink:show="embed" xlink:actuate="onLoad"/></draw:frame></text:p>
          </text:list-item>
          <text:list-item>
            <text:p text:style-name="P45"><draw:frame draw:style-name="fr4" draw:name="Object193" text:anchor-type="as-char" svg:width="0.5228in" svg:height="0.2075in" draw:z-index="208"><draw:object xlink:href="./Object 193" xlink:type="simple" xlink:show="embed" xlink:actuate="onLoad"/><draw:image xlink:href="./ObjectReplacements/Object 193" xlink:type="simple" xlink:show="embed" xlink:actuate="onLoad"/></draw:frame></text:p>
          </text:list-item>
        </text:list>
      </text:section>
      <text:p text:style-name="P4"/>
      <text:p text:style-name="P3">Chapter 5 - Problem Solving Methods</text:p>
      <text:p text:style-name="P4"/>
      <text:section text:style-name="Sect2" text:name="Section25">
        <text:p text:style-name="P4">Worksheet 5-1</text:p>
        <text:list xml:id="list365044296" text:style-name="L22">
          <text:list-item>
            <text:p text:style-name="P65">1:5</text:p>
          </text:list-item>
          <text:list-item>
            <text:p text:style-name="P65">2:11</text:p>
          </text:list-item>
          <text:list-item>
            <text:p text:style-name="P65">2:9</text:p>
          </text:list-item>
          <text:list-item>
            <text:p text:style-name="P65">15:23</text:p>
          </text:list-item>
          <text:list-item>
            <text:p text:style-name="P65">1:9</text:p>
          </text:list-item>
          <text:list-item>
            <text:p text:style-name="P65">5:1</text:p>
          </text:list-item>
          <text:list-item>
            <text:p text:style-name="P65">6:1</text:p>
          </text:list-item>
          <text:list-item>
            <text:p text:style-name="P65">8:3</text:p>
          </text:list-item>
          <text:list-item>
            <text:p text:style-name="P65">1:3</text:p>
          </text:list-item>
          <text:list-item>
            <text:p text:style-name="P65">1:10</text:p>
          </text:list-item>
          <text:list-item>
            <text:p text:style-name="P65">900 oz of sol; 3:900 or 1:300</text:p>
          </text:list-item>
          <text:list-item>
            <text:p text:style-name="P65">30:90 or 1:3</text:p>
          </text:list-item>
          <text:list-item>
            <text:p text:style-name="P65">60 oz of sol; 20:60 or 1:3</text:p>
          </text:list-item>
          <text:list-item>
            <text:p text:style-name="P65">50 g of sol; 10:50 or 1:5</text:p>
          </text:list-item>
          <text:list-item>
            <text:p text:style-name="P65">3:90 or 1:30</text:p>
          </text:list-item>
          <text:list-item>
            <text:p text:style-name="P65">2:40 or 1:20</text:p>
          </text:list-item>
          <text:list-item>
            <text:p text:style-name="P65">100 oz of sol; 5:100 or 1:20</text:p>
          </text:list-item>
        </text:list>
      </text:section>
      <text:p text:style-name="P4"/>
      <text:section text:style-name="Sect2" text:name="Section26">
        <text:p text:style-name="P4">Worksheet 5-2</text:p>
        <text:list xml:id="list2122043892" text:style-name="L23">
          <text:list-item>
            <text:p text:style-name="P66">1:4</text:p>
          </text:list-item>
          <text:list-item>
            <text:p text:style-name="P66">3:17</text:p>
          </text:list-item>
          <text:list-item>
            <text:p text:style-name="P66">1:5</text:p>
          </text:list-item>
          <text:list-item>
            <text:p text:style-name="P66">2:7</text:p>
          </text:list-item>
          <text:list-item>
            <text:p text:style-name="P66">5:19</text:p>
          </text:list-item>
          <text:list-item>
            <text:p text:style-name="P66">23:25</text:p>
          </text:list-item>
          <text:list-item>
            <text:p text:style-name="P66">1:6</text:p>
          </text:list-item>
          <text:list-item>
            <text:p text:style-name="P66">5:1</text:p>
          </text:list-item>
          <text:list-item>
            <text:p text:style-name="P66">100:1</text:p>
          </text:list-item>
          <text:list-item>
            <text:p text:style-name="P66">1:4</text:p>
          </text:list-item>
          <text:list-item>
            <text:p text:style-name="P66">400 oz of sol; 5:400 or <text:soft-page-break/>1:80</text:p>
          </text:list-item>
          <text:list-item>
            <text:p text:style-name="P66">10 oz of sol; 2:10 or 1:5</text:p>
          </text:list-item>
          <text:list-item>
            <text:p text:style-name="P66">68:110 or 34:55</text:p>
          </text:list-item>
          <text:list-item>
            <text:p text:style-name="P66">744 oz of sol; 3:744 or 1:248</text:p>
          </text:list-item>
          <text:list-item>
            <text:p text:style-name="P66">1:10:20</text:p>
          </text:list-item>
        </text:list>
      </text:section>
      <text:p text:style-name="P4"/>
      <text:section text:style-name="Sect2" text:name="Section27">
        <text:p text:style-name="P4">Worksheet 5-3</text:p>
        <text:list xml:id="list1557481940" text:style-name="L24">
          <text:list-item>
            <text:p text:style-name="P67"><text:s/></text:p>
            <text:list>
              <text:list-item>
                <text:p text:style-name="P67">The extremes are 5 and 40.</text:p>
              </text:list-item>
              <text:list-item>
                <text:p text:style-name="P67">The means are 8 and 25.</text:p>
              </text:list-item>
            </text:list>
          </text:list-item>
          <text:list-item>
            <text:p text:style-name="P67">6</text:p>
          </text:list-item>
          <text:list-item>
            <text:p text:style-name="P67">21</text:p>
          </text:list-item>
          <text:list-item>
            <text:p text:style-name="P67">2</text:p>
          </text:list-item>
          <text:list-item>
            <text:p text:style-name="P67">14</text:p>
          </text:list-item>
          <text:list-item>
            <text:p text:style-name="P67">12</text:p>
          </text:list-item>
          <text:list-item>
            <text:p text:style-name="P67">2</text:p>
          </text:list-item>
          <text:list-item>
            <text:p text:style-name="P67">1</text:p>
          </text:list-item>
          <text:list-item>
            <text:p text:style-name="P67">10</text:p>
          </text:list-item>
          <text:list-item>
            <text:p text:style-name="P67">3</text:p>
          </text:list-item>
          <text:list-item>
            <text:p text:style-name="P67">2</text:p>
          </text:list-item>
          <text:list-item>
            <text:p text:style-name="P67">5</text:p>
          </text:list-item>
          <text:list-item>
            <text:p text:style-name="P67">1</text:p>
          </text:list-item>
          <text:list-item>
            <text:p text:style-name="P67">6</text:p>
          </text:list-item>
          <text:list-item>
            <text:p text:style-name="P67">2</text:p>
          </text:list-item>
          <text:list-item>
            <text:p text:style-name="P67">60</text:p>
          </text:list-item>
          <text:list-item>
            <text:p text:style-name="P67">1</text:p>
          </text:list-item>
          <text:list-item>
            <text:p text:style-name="P67">1,000</text:p>
          </text:list-item>
          <text:list-item>
            <text:p text:style-name="P67">8</text:p>
          </text:list-item>
        </text:list>
      </text:section>
      <text:p text:style-name="P4"/>
      <text:section text:style-name="Sect2" text:name="Section28">
        <text:p text:style-name="P4">Worksheet 5-4</text:p>
        <text:list xml:id="list170729684" text:style-name="L25">
          <text:list-item>
            <text:p text:style-name="P68"><draw:frame draw:style-name="fr4" draw:name="Object194" text:anchor-type="as-char" svg:width="0.4689in" svg:height="0.3929in" draw:z-index="209"><draw:object xlink:href="./Object 194" xlink:type="simple" xlink:show="embed" xlink:actuate="onLoad"/><draw:image xlink:href="./ObjectReplacements/Object 194" xlink:type="simple" xlink:show="embed" xlink:actuate="onLoad"/></draw:frame></text:p>
          </text:list-item>
          <text:list-item>
            <text:p text:style-name="P68"><draw:frame draw:style-name="fr4" draw:name="Object195" text:anchor-type="as-char" svg:width="0.5398in" svg:height="0.3929in" draw:z-index="210"><draw:object xlink:href="./Object 195" xlink:type="simple" xlink:show="embed" xlink:actuate="onLoad"/><draw:image xlink:href="./ObjectReplacements/Object 195" xlink:type="simple" xlink:show="embed" xlink:actuate="onLoad"/></draw:frame></text:p>
          </text:list-item>
          <text:list-item>
            <text:p text:style-name="P68"><draw:frame draw:style-name="fr4" draw:name="Object196" text:anchor-type="as-char" svg:width="0.5909in" svg:height="0.3929in" draw:z-index="211"><draw:object xlink:href="./Object 196" xlink:type="simple" xlink:show="embed" xlink:actuate="onLoad"/><draw:image xlink:href="./ObjectReplacements/Object 196" xlink:type="simple" xlink:show="embed" xlink:actuate="onLoad"/></draw:frame></text:p>
          </text:list-item>
          <text:list-item>
            <text:p text:style-name="P68"><draw:frame draw:style-name="fr4" draw:name="Object197" text:anchor-type="as-char" svg:width="0.5425in" svg:height="0.3929in" draw:z-index="212"><draw:object xlink:href="./Object 197" xlink:type="simple" xlink:show="embed" xlink:actuate="onLoad"/><draw:image xlink:href="./ObjectReplacements/Object 197" xlink:type="simple" xlink:show="embed" xlink:actuate="onLoad"/></draw:frame></text:p>
          </text:list-item>
          <text:list-item>
            <text:p text:style-name="P68"><draw:frame draw:style-name="fr4" draw:name="Object198" text:anchor-type="as-char" svg:width="0.472in" svg:height="0.3929in" draw:z-index="213"><draw:object xlink:href="./Object 198" xlink:type="simple" xlink:show="embed" xlink:actuate="onLoad"/><draw:image xlink:href="./ObjectReplacements/Object 198" xlink:type="simple" xlink:show="embed" xlink:actuate="onLoad"/></draw:frame></text:p>
          </text:list-item>
          <text:list-item>
            <text:p text:style-name="P68"><draw:frame draw:style-name="fr4" draw:name="Object199" text:anchor-type="as-char" svg:width="0.5953in" svg:height="0.3929in" draw:z-index="214"><draw:object xlink:href="./Object 199" xlink:type="simple" xlink:show="embed" xlink:actuate="onLoad"/><draw:image xlink:href="./ObjectReplacements/Object 199" xlink:type="simple" xlink:show="embed" xlink:actuate="onLoad"/></draw:frame></text:p>
          </text:list-item>
          <text:list-item>
            <text:p text:style-name="P68">3</text:p>
          </text:list-item>
          <text:list-item>
            <text:p text:style-name="P68">5</text:p>
          </text:list-item>
          <text:list-item>
            <text:p text:style-name="P68">9</text:p>
          </text:list-item>
          <text:list-item>
            <text:p text:style-name="P68">15</text:p>
          </text:list-item>
          <text:list-item>
            <text:p text:style-name="P68">3</text:p>
          </text:list-item>
          <text:list-item>
            <text:p text:style-name="P68">16</text:p>
          </text:list-item>
          <text:list-item>
            <text:p text:style-name="P68">1.25</text:p>
          </text:list-item>
          <text:list-item>
            <text:p text:style-name="P68">200</text:p>
          </text:list-item>
          <text:list-item>
            <text:p text:style-name="P68">100</text:p>
          </text:list-item>
          <text:list-item>
            <text:p text:style-name="P68">3.22 g</text:p>
          </text:list-item>
          <text:list-item>
            <text:p text:style-name="P68">0.175 oz of boric acid</text:p>
          </text:list-item>
          <text:list-item>
            <text:p text:style-name="P68">6 oz of magnesium sulfate</text:p>
          </text:list-item>
          <text:list-item>
            <text:p text:style-name="P68">45 g of salt</text:p>
          </text:list-item>
          <text:list-item>
            <text:p text:style-name="P68">0.16 oz of boric acid</text:p>
          </text:list-item>
        </text:list>
      </text:section>
      <text:p text:style-name="P4"/>
      <text:section text:style-name="Sect2" text:name="Section29">
        <text:p text:style-name="P4">Worksheet 5-5</text:p>
        <text:list xml:id="list1824602558" text:style-name="L26">
          <text:list-item>
            <text:p text:style-name="P69"><draw:frame draw:style-name="fr4" draw:name="Object210" text:anchor-type="as-char" svg:width="0.5071in" svg:height="0.3929in" draw:z-index="215"><draw:object xlink:href="./Object 210" xlink:type="simple" xlink:show="embed" xlink:actuate="onLoad"/><draw:image xlink:href="./ObjectReplacements/Object 210" xlink:type="simple" xlink:show="embed" xlink:actuate="onLoad"/></draw:frame></text:p>
          </text:list-item>
          <text:list-item>
            <text:p text:style-name="P69"><draw:frame draw:style-name="fr4" draw:name="Object211" text:anchor-type="as-char" svg:width="0.5083in" svg:height="0.3929in" draw:z-index="216"><draw:object xlink:href="./Object 211" xlink:type="simple" xlink:show="embed" xlink:actuate="onLoad"/><draw:image xlink:href="./ObjectReplacements/Object 211" xlink:type="simple" xlink:show="embed" xlink:actuate="onLoad"/></draw:frame></text:p>
          </text:list-item>
          <text:list-item>
            <text:p text:style-name="P69"><draw:frame draw:style-name="fr4" draw:name="Object212" text:anchor-type="as-char" svg:width="0.7516in" svg:height="0.3929in" draw:z-index="217"><draw:object xlink:href="./Object 212" xlink:type="simple" xlink:show="embed" xlink:actuate="onLoad"/><draw:image xlink:href="./ObjectReplacements/Object 212" xlink:type="simple" xlink:show="embed" xlink:actuate="onLoad"/></draw:frame></text:p>
          </text:list-item>
          <text:list-item>
            <text:p text:style-name="P69"><draw:frame draw:style-name="fr4" draw:name="Object213" text:anchor-type="as-char" svg:width="0.8772in" svg:height="0.3929in" draw:z-index="218"><draw:object xlink:href="./Object 213" xlink:type="simple" xlink:show="embed" xlink:actuate="onLoad"/><draw:image xlink:href="./ObjectReplacements/Object 213" xlink:type="simple" xlink:show="embed" xlink:actuate="onLoad"/></draw:frame></text:p>
          </text:list-item>
          <text:list-item>
            <text:p text:style-name="P69"><draw:frame draw:style-name="fr4" draw:name="Object214" text:anchor-type="as-char" svg:width="0.7154in" svg:height="0.3929in" draw:z-index="219"><draw:object xlink:href="./Object 214" xlink:type="simple" xlink:show="embed" xlink:actuate="onLoad"/><draw:image xlink:href="./ObjectReplacements/Object 214" xlink:type="simple" xlink:show="embed" xlink:actuate="onLoad"/></draw:frame></text:p>
          </text:list-item>
          <text:list-item>
            <text:p text:style-name="P69"><draw:frame draw:style-name="fr4" draw:name="Object215" text:anchor-type="as-char" svg:width="0.7063in" svg:height="0.3929in" draw:z-index="220"><draw:object xlink:href="./Object 215" xlink:type="simple" xlink:show="embed" xlink:actuate="onLoad"/><draw:image xlink:href="./ObjectReplacements/Object 215" xlink:type="simple" xlink:show="embed" xlink:actuate="onLoad"/></draw:frame></text:p>
          </text:list-item>
          <text:list-item>
            <text:p text:style-name="P69">10</text:p>
          </text:list-item>
          <text:list-item>
            <text:p text:style-name="P69">10</text:p>
          </text:list-item>
          <text:list-item>
            <text:p text:style-name="P69">8.5</text:p>
          </text:list-item>
          <text:list-item>
            <text:p text:style-name="P69">5.<text:span text:style-name="T14">5</text:span></text:p>
          </text:list-item>
          <text:list-item>
            <text:p text:style-name="P69">50</text:p>
          </text:list-item>
          <text:list-item>
            <text:p text:style-name="P69">0.6</text:p>
          </text:list-item>
          <text:list-item>
            <text:p text:style-name="P69">3.74</text:p>
          </text:list-item>
          <text:list-item>
            <text:p text:style-name="P69">60 mL</text:p>
          </text:list-item>
          <text:list-item>
            <text:p text:style-name="P69">3.15 L</text:p>
          </text:list-item>
          <text:list-item>
            <text:p text:style-name="P69">1.65</text:p>
          </text:list-item>
          <text:list-item>
            <text:p text:style-name="P69">$49.84</text:p>
          </text:list-item>
          <text:list-item>
            <text:p text:style-name="P69">33.11 mL of colloids</text:p>
          </text:list-item>
        </text:list>
      </text:section>
      <text:p text:style-name="P4"/>
      <text:section text:style-name="Sect3" text:name="Section30">
        <text:p text:style-name="P4">Worksheet 5-6</text:p>
        <text:list xml:id="list1698432471" text:style-name="L27">
          <text:list-item>
            <text:p text:style-name="P70"><draw:frame draw:style-name="fr4" draw:name="Object200" text:anchor-type="as-char" svg:width="2.3516in" svg:height="0.3929in" draw:z-index="221"><draw:object xlink:href="./Object 200" xlink:type="simple" xlink:show="embed" xlink:actuate="onLoad"/><draw:image xlink:href="./ObjectReplacements/Object 200" xlink:type="simple" xlink:show="embed" xlink:actuate="onLoad"/></draw:frame></text:p>
          </text:list-item>
          <text:list-item>
            <text:p text:style-name="P70"><draw:frame draw:style-name="fr4" draw:name="Object201" text:anchor-type="as-char" svg:width="2.5898in" svg:height="0.3929in" draw:z-index="222"><draw:object xlink:href="./Object 201" xlink:type="simple" xlink:show="embed" xlink:actuate="onLoad"/><draw:image xlink:href="./ObjectReplacements/Object 201" xlink:type="simple" xlink:show="embed" xlink:actuate="onLoad"/></draw:frame></text:p>
          </text:list-item>
          <text:list-item>
            <text:p text:style-name="P70"><draw:frame draw:style-name="fr4" draw:name="Object202" text:anchor-type="as-char" svg:width="2.4429in" svg:height="0.3929in" draw:z-index="223"><draw:object xlink:href="./Object 202" xlink:type="simple" xlink:show="embed" xlink:actuate="onLoad"/><draw:image xlink:href="./ObjectReplacements/Object 202" xlink:type="simple" xlink:show="embed" xlink:actuate="onLoad"/></draw:frame></text:p>
          </text:list-item>
          <text:list-item>
            <text:p text:style-name="P70"><draw:frame draw:style-name="fr4" draw:name="Object203" text:anchor-type="as-char" svg:width="2.5118in" svg:height="0.3929in" draw:z-index="224"><draw:object xlink:href="./Object 203" xlink:type="simple" xlink:show="embed" xlink:actuate="onLoad"/><draw:image xlink:href="./ObjectReplacements/Object 203" xlink:type="simple" xlink:show="embed" xlink:actuate="onLoad"/></draw:frame></text:p>
          </text:list-item>
          <text:list-item>
            <text:p text:style-name="P70"><draw:frame draw:style-name="fr4" draw:name="Object204" text:anchor-type="as-char" svg:width="2.5209in" svg:height="0.3929in" draw:z-index="225"><draw:object xlink:href="./Object 204" xlink:type="simple" xlink:show="embed" xlink:actuate="onLoad"/><draw:image xlink:href="./ObjectReplacements/Object 204" xlink:type="simple" xlink:show="embed" xlink:actuate="onLoad"/></draw:frame></text:p>
          </text:list-item>
          <text:list-item>
            <text:p text:style-name="P70"><draw:frame draw:style-name="fr4" draw:name="Object205" text:anchor-type="as-char" svg:width="2.3516in" svg:height="0.3929in" draw:z-index="226"><draw:object xlink:href="./Object 205" xlink:type="simple" xlink:show="embed" xlink:actuate="onLoad"/><draw:image xlink:href="./ObjectReplacements/Object 205" xlink:type="simple" xlink:show="embed" xlink:actuate="onLoad"/></draw:frame></text:p>
          </text:list-item>
          <text:list-item>
            <text:p text:style-name="P70"><draw:frame draw:style-name="fr4" draw:name="Object206" text:anchor-type="as-char" svg:width="2.5189in" svg:height="0.3929in" draw:z-index="227"><draw:object xlink:href="./Object 206" xlink:type="simple" xlink:show="embed" xlink:actuate="onLoad"/><draw:image xlink:href="./ObjectReplacements/Object 206" xlink:type="simple" xlink:show="embed" xlink:actuate="onLoad"/></draw:frame></text:p>
          </text:list-item>
          <text:list-item>
            <text:p text:style-name="P70"><draw:frame draw:style-name="fr4" draw:name="Object207" text:anchor-type="as-char" svg:width="2.2429in" svg:height="0.3929in" draw:z-index="228"><draw:object xlink:href="./Object 207" xlink:type="simple" xlink:show="embed" xlink:actuate="onLoad"/><draw:image xlink:href="./ObjectReplacements/Object 207" xlink:type="simple" xlink:show="embed" xlink:actuate="onLoad"/></draw:frame></text:p>
          </text:list-item>
          <text:list-item>
            <text:p text:style-name="P70"><draw:frame draw:style-name="fr4" draw:name="Object208" text:anchor-type="as-char" svg:width="2.5138in" svg:height="0.3929in" draw:z-index="229"><draw:object xlink:href="./Object 208" xlink:type="simple" xlink:show="embed" xlink:actuate="onLoad"/><draw:image xlink:href="./ObjectReplacements/Object 208" xlink:type="simple" xlink:show="embed" xlink:actuate="onLoad"/></draw:frame></text:p>
          </text:list-item>
          <text:list-item>
            <text:p text:style-name="P70"><draw:frame draw:style-name="fr4" draw:name="Object209" text:anchor-type="as-char" svg:width="2.8898in" svg:height="0.3929in" draw:z-index="230"><draw:object xlink:href="./Object 209" xlink:type="simple" xlink:show="embed" xlink:actuate="onLoad"/><draw:image xlink:href="./ObjectReplacements/Object 209" xlink:type="simple" xlink:show="embed" xlink:actuate="onLoad"/></draw:frame></text:p>
          </text:list-item>
        </text:list>
      </text:section>
      <text:p text:style-name="P4"/>
      <text:section text:style-name="Sect3" text:name="Section31">
        <text:p text:style-name="P4">Worksheet 5-7</text:p>
        <text:list xml:id="list1182077552" text:style-name="L28">
          <text:list-item>
            <text:p text:style-name="P71"><draw:frame draw:style-name="fr4" draw:name="Object217" text:anchor-type="as-char" svg:width="2.4362in" svg:height="0.3929in" draw:z-index="231"><draw:object xlink:href="./Object 217" xlink:type="simple" xlink:show="embed" xlink:actuate="onLoad"/><draw:image xlink:href="./ObjectReplacements/Object 217" xlink:type="simple" xlink:show="embed" xlink:actuate="onLoad"/></draw:frame></text:p>
          </text:list-item>
          <text:list-item>
            <text:p text:style-name="P71"><text:soft-page-break/><draw:frame draw:style-name="fr4" draw:name="Object218" text:anchor-type="as-char" svg:width="2.4327in" svg:height="0.3929in" draw:z-index="232"><draw:object xlink:href="./Object 218" xlink:type="simple" xlink:show="embed" xlink:actuate="onLoad"/><draw:image xlink:href="./ObjectReplacements/Object 218" xlink:type="simple" xlink:show="embed" xlink:actuate="onLoad"/></draw:frame></text:p>
          </text:list-item>
          <text:list-item>
            <text:p text:style-name="P71"><draw:frame draw:style-name="fr4" draw:name="Object219" text:anchor-type="as-char" svg:width="2.6075in" svg:height="0.3929in" draw:z-index="233"><draw:object xlink:href="./Object 219" xlink:type="simple" xlink:show="embed" xlink:actuate="onLoad"/><draw:image xlink:href="./ObjectReplacements/Object 219" xlink:type="simple" xlink:show="embed" xlink:actuate="onLoad"/></draw:frame></text:p>
          </text:list-item>
          <text:list-item>
            <text:p text:style-name="P71"><draw:frame draw:style-name="fr4" draw:name="Object220" text:anchor-type="as-char" svg:width="2.7543in" svg:height="0.3929in" draw:z-index="234"><draw:object xlink:href="./Object 220" xlink:type="simple" xlink:show="embed" xlink:actuate="onLoad"/><draw:image xlink:href="./ObjectReplacements/Object 220" xlink:type="simple" xlink:show="embed" xlink:actuate="onLoad"/></draw:frame></text:p>
          </text:list-item>
          <text:list-item>
            <text:p text:style-name="P71"><draw:frame draw:style-name="fr4" draw:name="Object221" text:anchor-type="as-char" svg:width="2.2937in" svg:height="0.3929in" draw:z-index="235"><draw:object xlink:href="./Object 221" xlink:type="simple" xlink:show="embed" xlink:actuate="onLoad"/><draw:image xlink:href="./ObjectReplacements/Object 221" xlink:type="simple" xlink:show="embed" xlink:actuate="onLoad"/></draw:frame></text:p>
          </text:list-item>
          <text:list-item>
            <text:p text:style-name="P71"><draw:frame draw:style-name="fr4" draw:name="Object222" text:anchor-type="as-char" svg:width="2.5165in" svg:height="0.3929in" draw:z-index="236"><draw:object xlink:href="./Object 222" xlink:type="simple" xlink:show="embed" xlink:actuate="onLoad"/><draw:image xlink:href="./ObjectReplacements/Object 222" xlink:type="simple" xlink:show="embed" xlink:actuate="onLoad"/></draw:frame></text:p>
          </text:list-item>
          <text:list-item>
            <text:p text:style-name="P71"><draw:frame draw:style-name="fr4" draw:name="Object223" text:anchor-type="as-char" svg:width="2.8193in" svg:height="0.3929in" draw:z-index="237"><draw:object xlink:href="./Object 223" xlink:type="simple" xlink:show="embed" xlink:actuate="onLoad"/><draw:image xlink:href="./ObjectReplacements/Object 223" xlink:type="simple" xlink:show="embed" xlink:actuate="onLoad"/></draw:frame></text:p>
          </text:list-item>
          <text:list-item>
            <text:p text:style-name="P71"><draw:frame draw:style-name="fr5" draw:name="Object216" text:anchor-type="as-char" svg:y="-0.2402in" svg:width="2.7075in" svg:height="1.389in" draw:z-index="238"><draw:object xlink:href="./Object 216" xlink:type="simple" xlink:show="embed" xlink:actuate="onLoad"/><draw:image xlink:href="./ObjectReplacements/Object 216" xlink:type="simple" xlink:show="embed" xlink:actuate="onLoad"/></draw:frame></text:p>
          </text:list-item>
        </text:list>
      </text:section>
      <text:p text:style-name="P4"/>
      <text:section text:style-name="Sect3" text:name="Section32">
        <text:p text:style-name="P4">Worksheet 5-8</text:p>
        <text:list xml:id="list2024217071" text:style-name="L29">
          <text:list-item>
            <text:p text:style-name="P72"><draw:frame draw:style-name="fr4" draw:name="Object225" text:anchor-type="as-char" svg:width="3.111in" svg:height="0.3929in" draw:z-index="239"><draw:object xlink:href="./Object 225" xlink:type="simple" xlink:show="embed" xlink:actuate="onLoad"/><draw:image xlink:href="./ObjectReplacements/Object 225" xlink:type="simple" xlink:show="embed" xlink:actuate="onLoad"/></draw:frame></text:p>
          </text:list-item>
          <text:list-item>
            <text:p text:style-name="P72"><draw:frame draw:style-name="fr4" draw:name="Object226" text:anchor-type="as-char" svg:width="2.6008in" svg:height="0.3929in" draw:z-index="240"><draw:object xlink:href="./Object 226" xlink:type="simple" xlink:show="embed" xlink:actuate="onLoad"/><draw:image xlink:href="./ObjectReplacements/Object 226" xlink:type="simple" xlink:show="embed" xlink:actuate="onLoad"/></draw:frame></text:p>
          </text:list-item>
          <text:list-item>
            <text:p text:style-name="P72"><draw:frame draw:style-name="fr4" draw:name="Object227" text:anchor-type="as-char" svg:width="2.4354in" svg:height="0.3929in" draw:z-index="241"><draw:object xlink:href="./Object 227" xlink:type="simple" xlink:show="embed" xlink:actuate="onLoad"/><draw:image xlink:href="./ObjectReplacements/Object 227" xlink:type="simple" xlink:show="embed" xlink:actuate="onLoad"/></draw:frame></text:p>
          </text:list-item>
          <text:list-item>
            <text:p text:style-name="P72"><draw:frame draw:style-name="fr4" draw:name="Object228" text:anchor-type="as-char" svg:width="2.2827in" svg:height="0.3929in" draw:z-index="242"><draw:object xlink:href="./Object 228" xlink:type="simple" xlink:show="embed" xlink:actuate="onLoad"/><draw:image xlink:href="./ObjectReplacements/Object 228" xlink:type="simple" xlink:show="embed" xlink:actuate="onLoad"/></draw:frame></text:p>
          </text:list-item>
          <text:list-item>
            <text:p text:style-name="P72"><draw:frame draw:style-name="fr4" draw:name="Object229" text:anchor-type="as-char" svg:width="2.8193in" svg:height="0.3929in" draw:z-index="243"><draw:object xlink:href="./Object 229" xlink:type="simple" xlink:show="embed" xlink:actuate="onLoad"/><draw:image xlink:href="./ObjectReplacements/Object 229" xlink:type="simple" xlink:show="embed" xlink:actuate="onLoad"/></draw:frame></text:p>
          </text:list-item>
          <text:list-item>
            <text:p text:style-name="P72"><draw:frame draw:style-name="fr4" draw:name="Object230" text:anchor-type="as-char" svg:width="2.6701in" svg:height="0.3929in" draw:z-index="244"><draw:object xlink:href="./Object 230" xlink:type="simple" xlink:show="embed" xlink:actuate="onLoad"/><draw:image xlink:href="./ObjectReplacements/Object 230" xlink:type="simple" xlink:show="embed" xlink:actuate="onLoad"/></draw:frame></text:p>
          </text:list-item>
          <text:list-item>
            <text:p text:style-name="P72"><draw:frame draw:style-name="fr4" draw:name="Object231" text:anchor-type="as-char" svg:width="2.8189in" svg:height="0.3929in" draw:z-index="245"><draw:object xlink:href="./Object 231" xlink:type="simple" xlink:show="embed" xlink:actuate="onLoad"/><draw:image xlink:href="./ObjectReplacements/Object 231" xlink:type="simple" xlink:show="embed" xlink:actuate="onLoad"/></draw:frame></text:p>
          </text:list-item>
          <text:list-item>
            <text:p text:style-name="P72"><draw:frame draw:style-name="fr4" draw:name="Object232" text:anchor-type="as-char" svg:width="2.5154in" svg:height="0.3929in" draw:z-index="246"><draw:object xlink:href="./Object 232" xlink:type="simple" xlink:show="embed" xlink:actuate="onLoad"/><draw:image xlink:href="./ObjectReplacements/Object 232" xlink:type="simple" xlink:show="embed" xlink:actuate="onLoad"/></draw:frame></text:p>
          </text:list-item>
          <text:list-item>
            <text:p text:style-name="P72"><draw:frame draw:style-name="fr5" draw:name="Object224" text:anchor-type="as-char" svg:y="-0.2402in" svg:width="3.1154in" svg:height="1.389in" draw:z-index="247"><draw:object xlink:href="./Object 224" xlink:type="simple" xlink:show="embed" xlink:actuate="onLoad"/><draw:image xlink:href="./ObjectReplacements/Object 224" xlink:type="simple" xlink:show="embed" xlink:actuate="onLoad"/></draw:frame></text:p>
          </text:list-item>
        </text:list>
      </text:section>
      <text:p text:style-name="P4"/>
      <text:section text:style-name="Sect2" text:name="Section33">
        <text:p text:style-name="P4">Worksheet 5-9</text:p>
        <text:list xml:id="list177115513" text:style-name="L30">
          <text:list-item>
            <text:p text:style-name="P73">1:9</text:p>
          </text:list-item>
          <text:list-item>
            <text:p text:style-name="P73">1:6</text:p>
          </text:list-item>
          <text:list-item>
            <text:p text:style-name="P73">1:6</text:p>
          </text:list-item>
          <text:list-item>
            <text:p text:style-name="P73">20:100 or 1:5</text:p>
          </text:list-item>
          <text:list-item>
            <text:p text:style-name="P73">125 mL of a drug</text:p>
          </text:list-item>
          <text:list-item>
            <text:p text:style-name="P73">2.4 g of hydrocortisone</text:p>
          </text:list-item>
          <text:list-item>
            <text:p text:style-name="P73"><draw:frame draw:style-name="fr4" draw:name="Object243" text:anchor-type="as-char" svg:width="0.5516in" svg:height="0.3929in" draw:z-index="248"><draw:object xlink:href="./Object 243" xlink:type="simple" xlink:show="embed" xlink:actuate="onLoad"/><draw:image xlink:href="./ObjectReplacements/Object 243" xlink:type="simple" xlink:show="embed" xlink:actuate="onLoad"/></draw:frame></text:p>
          </text:list-item>
          <text:list-item>
            <text:p text:style-name="P73"><draw:frame draw:style-name="fr4" draw:name="Object244" text:anchor-type="as-char" svg:width="0.6217in" svg:height="0.3929in" draw:z-index="249"><draw:object xlink:href="./Object 244" xlink:type="simple" xlink:show="embed" xlink:actuate="onLoad"/><draw:image xlink:href="./ObjectReplacements/Object 244" xlink:type="simple" xlink:show="embed" xlink:actuate="onLoad"/></draw:frame></text:p>
          </text:list-item>
          <text:list-item>
            <text:p text:style-name="P73"><draw:frame draw:style-name="fr4" draw:name="Object245" text:anchor-type="as-char" svg:width="0.5374in" svg:height="0.3929in" draw:z-index="250"><draw:object xlink:href="./Object 245" xlink:type="simple" xlink:show="embed" xlink:actuate="onLoad"/><draw:image xlink:href="./ObjectReplacements/Object 245" xlink:type="simple" xlink:show="embed" xlink:actuate="onLoad"/></draw:frame></text:p>
          </text:list-item>
          <text:list-item>
            <text:p text:style-name="P73">6</text:p>
          </text:list-item>
          <text:list-item>
            <text:p text:style-name="P73">8</text:p>
          </text:list-item>
          <text:list-item>
            <text:p text:style-name="P73">6</text:p>
          </text:list-item>
          <text:list-item>
            <text:p text:style-name="P73">40.5 g</text:p>
          </text:list-item>
          <text:list-item>
            <text:p text:style-name="P73">28.4 g</text:p>
          </text:list-item>
          <text:list-item>
            <text:p text:style-name="P73">18.3 g</text:p>
          </text:list-item>
          <text:list-item>
            <text:p text:style-name="P73">1 mL</text:p>
          </text:list-item>
          <text:list-item>
            <text:p text:style-name="P73">3.<text:span text:style-name="T14">3</text:span> in.</text:p>
          </text:list-item>
          <text:list-item>
            <text:p text:style-name="P73">2 g</text:p>
          </text:list-item>
        </text:list>
      </text:section>
      <text:section text:style-name="Sect3" text:name="Section34">
        <text:list xml:id="list270044280" text:continue-numbering="true" text:style-name="L30">
          <text:list-item>
            <text:p text:style-name="P73"><draw:frame draw:style-name="fr4" draw:name="Object235" text:anchor-type="as-char" svg:width="2.4362in" svg:height="0.3929in" draw:z-index="251"><draw:object xlink:href="./Object 235" xlink:type="simple" xlink:show="embed" xlink:actuate="onLoad"/><draw:image xlink:href="./ObjectReplacements/Object 235" xlink:type="simple" xlink:show="embed" xlink:actuate="onLoad"/></draw:frame></text:p>
          </text:list-item>
          <text:list-item>
            <text:p text:style-name="P73"><draw:frame draw:style-name="fr4" draw:name="Object236" text:anchor-type="as-char" svg:width="2.4327in" svg:height="0.3929in" draw:z-index="252"><draw:object xlink:href="./Object 236" xlink:type="simple" xlink:show="embed" xlink:actuate="onLoad"/><draw:image xlink:href="./ObjectReplacements/Object 236" xlink:type="simple" xlink:show="embed" xlink:actuate="onLoad"/></draw:frame></text:p>
          </text:list-item>
          <text:list-item>
            <text:p text:style-name="P73"><draw:frame draw:style-name="fr4" draw:name="Object237" text:anchor-type="as-char" svg:width="2.6055in" svg:height="0.3929in" draw:z-index="253"><draw:object xlink:href="./Object 237" xlink:type="simple" xlink:show="embed" xlink:actuate="onLoad"/><draw:image xlink:href="./ObjectReplacements/Object 237" xlink:type="simple" xlink:show="embed" xlink:actuate="onLoad"/></draw:frame></text:p>
          </text:list-item>
          <text:list-item>
            <text:p text:style-name="P73"><draw:frame draw:style-name="fr4" draw:name="Object238" text:anchor-type="as-char" svg:width="2.6701in" svg:height="0.3929in" draw:z-index="254"><draw:object xlink:href="./Object 238" xlink:type="simple" xlink:show="embed" xlink:actuate="onLoad"/><draw:image xlink:href="./ObjectReplacements/Object 238" xlink:type="simple" xlink:show="embed" xlink:actuate="onLoad"/></draw:frame></text:p>
          </text:list-item>
          <text:list-item>
            <text:p text:style-name="P73"><draw:frame draw:style-name="fr4" draw:name="Object239" text:anchor-type="as-char" svg:width="2.6701in" svg:height="0.3929in" draw:z-index="255"><draw:object xlink:href="./Object 239" xlink:type="simple" xlink:show="embed" xlink:actuate="onLoad"/><draw:image xlink:href="./ObjectReplacements/Object 239" xlink:type="simple" xlink:show="embed" xlink:actuate="onLoad"/></draw:frame></text:p>
          </text:list-item>
          <text:list-item>
            <text:p text:style-name="P73"><draw:frame draw:style-name="fr4" draw:name="Object240" text:anchor-type="as-char" svg:width="2.7535in" svg:height="0.3929in" draw:z-index="256"><draw:object xlink:href="./Object 240" xlink:type="simple" xlink:show="embed" xlink:actuate="onLoad"/><draw:image xlink:href="./ObjectReplacements/Object 240" xlink:type="simple" xlink:show="embed" xlink:actuate="onLoad"/></draw:frame></text:p>
          </text:list-item>
          <text:list-item>
            <text:p text:style-name="P73"><draw:frame draw:style-name="fr4" draw:name="Object241" text:anchor-type="as-char" svg:width="2.6465in" svg:height="0.3929in" draw:z-index="257"><draw:object xlink:href="./Object 241" xlink:type="simple" xlink:show="embed" xlink:actuate="onLoad"/><draw:image xlink:href="./ObjectReplacements/Object 241" xlink:type="simple" xlink:show="embed" xlink:actuate="onLoad"/></draw:frame></text:p>
          </text:list-item>
          <text:list-item>
            <text:p text:style-name="P73"><draw:frame draw:style-name="fr4" draw:name="Object242" text:anchor-type="as-char" svg:width="2.3516in" svg:height="0.3929in" draw:z-index="258"><draw:object xlink:href="./Object 242" xlink:type="simple" xlink:show="embed" xlink:actuate="onLoad"/><draw:image xlink:href="./ObjectReplacements/Object 242" xlink:type="simple" xlink:show="embed" xlink:actuate="onLoad"/></draw:frame></text:p>
          </text:list-item>
          <text:list-item>
            <text:p text:style-name="P73"><draw:frame draw:style-name="fr5" draw:name="Object233" text:anchor-type="as-char" svg:y="-0.2402in" svg:width="3.1346in" svg:height="0.7953in" draw:z-index="259"><draw:object xlink:href="./Object 233" xlink:type="simple" xlink:show="embed" xlink:actuate="onLoad"/><draw:image xlink:href="./ObjectReplacements/Object 233" xlink:type="simple" xlink:show="embed" xlink:actuate="onLoad"/></draw:frame></text:p>
          </text:list-item>
          <text:list-item>
            <text:p text:style-name="P73"><draw:frame draw:style-name="fr4" draw:name="Object234" text:anchor-type="as-char" svg:width="2.0362in" svg:height="0.3929in" draw:z-index="260"><draw:object xlink:href="./Object 234" xlink:type="simple" xlink:show="embed" xlink:actuate="onLoad"/><draw:image xlink:href="./ObjectReplacements/Object 234" xlink:type="simple" xlink:show="embed" xlink:actuate="onLoad"/></draw:frame></text:p>
          </text:list-item>
        </text:list>
      </text:section>
      <text:p text:style-name="P4"><text:soft-page-break/></text:p>
      <text:p text:style-name="P3">Chapter 6 - Temperature Scale Conversions</text:p>
      <text:p text:style-name="P4"/>
      <text:section text:style-name="Sect2" text:name="Section36">
        <text:p text:style-name="P4">Worksheet 6-1</text:p>
        <text:list xml:id="list1531839783" text:style-name="L31">
          <text:list-item>
            <text:p text:style-name="P74">122<text:span text:style-name="T2">º</text:span><text:span text:style-name="T15"> F</text:span></text:p>
          </text:list-item>
          <text:list-item>
            <text:p text:style-name="P74">116.6<text:span text:style-name="T2">º</text:span><text:span text:style-name="T15"> F</text:span></text:p>
          </text:list-item>
          <text:list-item>
            <text:p text:style-name="P74">113<text:span text:style-name="T2">º</text:span><text:span text:style-name="T15"> F</text:span></text:p>
          </text:list-item>
          <text:list-item>
            <text:p text:style-name="P74">104<text:span text:style-name="T2">º</text:span><text:span text:style-name="T15"> F</text:span></text:p>
          </text:list-item>
          <text:list-item>
            <text:p text:style-name="P74">98.6<text:span text:style-name="T2">º</text:span><text:span text:style-name="T15"> F</text:span></text:p>
          </text:list-item>
          <text:list-item>
            <text:p text:style-name="P74">89.6<text:span text:style-name="T2">º</text:span><text:span text:style-name="T15"> F</text:span></text:p>
          </text:list-item>
          <text:list-item>
            <text:p text:style-name="P74">86<text:span text:style-name="T2">º</text:span><text:span text:style-name="T15"> F</text:span></text:p>
          </text:list-item>
          <text:list-item>
            <text:p text:style-name="P74">77<text:span text:style-name="T2">º</text:span><text:span text:style-name="T15"> F</text:span></text:p>
          </text:list-item>
          <text:list-item>
            <text:p text:style-name="P74">71.6<text:span text:style-name="T2">º</text:span><text:span text:style-name="T15"> F</text:span></text:p>
          </text:list-item>
          <text:list-item>
            <text:p text:style-name="P74">68<text:span text:style-name="T2">º</text:span><text:span text:style-name="T15"> F</text:span></text:p>
          </text:list-item>
          <text:list-item>
            <text:p text:style-name="P74">64.4<text:span text:style-name="T2">º</text:span><text:span text:style-name="T15"> F</text:span></text:p>
          </text:list-item>
          <text:list-item>
            <text:p text:style-name="P74">59<text:span text:style-name="T2">º</text:span><text:span text:style-name="T15"> F</text:span></text:p>
          </text:list-item>
          <text:list-item>
            <text:p text:style-name="P74">53.6<text:span text:style-name="T2">º</text:span><text:span text:style-name="T15"> F</text:span></text:p>
          </text:list-item>
          <text:list-item>
            <text:p text:style-name="P74">50<text:span text:style-name="T2">º</text:span><text:span text:style-name="T15"> F</text:span></text:p>
          </text:list-item>
          <text:list-item>
            <text:p text:style-name="P74">44.6<text:span text:style-name="T2">º</text:span><text:span text:style-name="T15"> F</text:span></text:p>
          </text:list-item>
          <text:list-item>
            <text:p text:style-name="P74">41<text:span text:style-name="T2">º</text:span><text:span text:style-name="T15"> F</text:span></text:p>
          </text:list-item>
          <text:list-item>
            <text:p text:style-name="P74">35.6<text:span text:style-name="T2">º</text:span><text:span text:style-name="T15"> F</text:span></text:p>
          </text:list-item>
          <text:list-item>
            <text:p text:style-name="P74">32<text:span text:style-name="T2">º</text:span><text:span text:style-name="T15"> F</text:span></text:p>
          </text:list-item>
          <text:list-item>
            <text:p text:style-name="P74">23<text:span text:style-name="T2">º</text:span><text:span text:style-name="T15"> F</text:span></text:p>
          </text:list-item>
          <text:list-item>
            <text:p text:style-name="P74">14<text:span text:style-name="T2">º</text:span><text:span text:style-name="T15"> F</text:span></text:p>
          </text:list-item>
          <text:list-item>
            <text:p text:style-name="P74">-40<text:span text:style-name="T2">º</text:span><text:span text:style-name="T15"> F</text:span></text:p>
          </text:list-item>
          <text:list-item>
            <text:p text:style-name="P74"><text:span text:style-name="T15">37.8</text:span><text:span text:style-name="T2">º</text:span><text:span text:style-name="T15"> C</text:span></text:p>
          </text:list-item>
          <text:list-item>
            <text:p text:style-name="P74"><text:span text:style-name="T15">32.2</text:span><text:span text:style-name="T2">º</text:span><text:span text:style-name="T15"> C</text:span></text:p>
          </text:list-item>
          <text:list-item>
            <text:p text:style-name="P74"><text:span text:style-name="T15">31.7</text:span><text:span text:style-name="T2">º</text:span><text:span text:style-name="T15"> C</text:span></text:p>
          </text:list-item>
          <text:list-item>
            <text:p text:style-name="P74"><text:span text:style-name="T15">27.8</text:span><text:span text:style-name="T2">º</text:span><text:span text:style-name="T15"> C</text:span></text:p>
          </text:list-item>
          <text:list-item>
            <text:p text:style-name="P74"><text:span text:style-name="T15">26.7</text:span><text:span text:style-name="T2">º</text:span><text:span text:style-name="T15"> C</text:span></text:p>
          </text:list-item>
          <text:list-item>
            <text:p text:style-name="P74"><text:span text:style-name="T15">26.1</text:span><text:span text:style-name="T2">º</text:span><text:span text:style-name="T15"> C</text:span></text:p>
          </text:list-item>
          <text:list-item>
            <text:p text:style-name="P74"><text:span text:style-name="T15">23.9</text:span><text:span text:style-name="T2">º</text:span><text:span text:style-name="T15"> C</text:span></text:p>
          </text:list-item>
          <text:list-item>
            <text:p text:style-name="P74"><text:span text:style-name="T15">21.1</text:span><text:span text:style-name="T2">º</text:span><text:span text:style-name="T15"> C</text:span></text:p>
          </text:list-item>
          <text:list-item>
            <text:p text:style-name="P74"><text:span text:style-name="T15">17.2</text:span><text:span text:style-name="T2">º</text:span><text:span text:style-name="T15"> C</text:span></text:p>
          </text:list-item>
          <text:list-item>
            <text:p text:style-name="P74"><text:span text:style-name="T15">15.6</text:span><text:span text:style-name="T2">º</text:span><text:span text:style-name="T15"> C</text:span></text:p>
          </text:list-item>
          <text:list-item>
            <text:p text:style-name="P74"><text:span text:style-name="T15">14.4</text:span><text:span text:style-name="T2">º</text:span><text:span text:style-name="T15"> C</text:span></text:p>
          </text:list-item>
          <text:list-item>
            <text:p text:style-name="P74"><text:span text:style-name="T15">12.8</text:span><text:span text:style-name="T2">º</text:span><text:span text:style-name="T15"> C</text:span></text:p>
          </text:list-item>
          <text:list-item>
            <text:p text:style-name="P74"><text:span text:style-name="T15">7.2</text:span><text:span text:style-name="T2">º</text:span><text:span text:style-name="T15"> C</text:span></text:p>
          </text:list-item>
          <text:list-item>
            <text:p text:style-name="P74"><text:span text:style-name="T15">2.8</text:span><text:span text:style-name="T2">º</text:span><text:span text:style-name="T15"> C</text:span></text:p>
          </text:list-item>
          <text:list-item>
            <text:p text:style-name="P74"><text:span text:style-name="T15">0</text:span><text:span text:style-name="T2">º</text:span><text:span text:style-name="T15"> C</text:span></text:p>
          </text:list-item>
          <text:list-item>
            <text:p text:style-name="P74"><text:span text:style-name="T15">-3.9</text:span><text:span text:style-name="T2">º</text:span><text:span text:style-name="T15"> C</text:span></text:p>
          </text:list-item>
          <text:list-item>
            <text:p text:style-name="P74"><text:span text:style-name="T15">-5.6</text:span><text:span text:style-name="T2">º</text:span><text:span text:style-name="T15"> C</text:span></text:p>
          </text:list-item>
          <text:list-item>
            <text:p text:style-name="P74"><text:span text:style-name="T15">-9.4</text:span><text:span text:style-name="T2">º</text:span><text:span text:style-name="T15"> C</text:span></text:p>
          </text:list-item>
          <text:list-item>
            <text:p text:style-name="P74"><text:span text:style-name="T15">-11.1</text:span><text:span text:style-name="T2">º</text:span><text:span text:style-name="T15"> C</text:span></text:p>
          </text:list-item>
          <text:list-item>
            <text:p text:style-name="P74"><text:span text:style-name="T15">-15</text:span><text:span text:style-name="T2">º</text:span><text:span text:style-name="T15"> C</text:span></text:p>
          </text:list-item>
          <text:list-item>
            <text:p text:style-name="P74"><text:span text:style-name="T15">-17.8</text:span><text:span text:style-name="T2">º</text:span><text:span text:style-name="T15"> C</text:span></text:p>
          </text:list-item>
          <text:list-item>
            <text:p text:style-name="P74"><text:span text:style-name="T15">-20.6</text:span><text:span text:style-name="T2">º</text:span><text:span text:style-name="T15"> C</text:span></text:p>
          </text:list-item>
          <text:list-item>
            <text:p text:style-name="P74"><text:span text:style-name="T15">-25.6</text:span><text:span text:style-name="T2">º</text:span><text:span text:style-name="T15"> C</text:span></text:p>
          </text:list-item>
          <text:list-item>
            <text:p text:style-name="P74"><text:span text:style-name="T15">-28.9</text:span><text:span text:style-name="T2">º</text:span><text:span text:style-name="T15"> C</text:span></text:p>
          </text:list-item>
        </text:list>
      </text:section>
      <text:p text:style-name="P4"/>
      <text:section text:style-name="Sect3" text:name="Section35">
        <text:p text:style-name="P4">Worksheet 6-2</text:p>
        <text:p text:style-name="P22">part I</text:p>
        <text:list xml:id="list1116419760" text:style-name="L32">
          <text:list-item>
            <text:p text:style-name="P46">Cold: any temperature not exceeding 46<text:span text:style-name="T2">º</text:span><text:span text:style-name="T15"> F</text:span></text:p>
          </text:list-item>
          <text:list-item>
            <text:p text:style-name="P46">Freezer: -13<text:span text:style-name="T2">º to 14º F</text:span></text:p>
          </text:list-item>
          <text:list-item>
            <text:p text:style-name="P126">Refrigerator: 36º to 46º F</text:p>
          </text:list-item>
          <text:list-item>
            <text:p text:style-name="P126">Cool: 46º to 59º F</text:p>
          </text:list-item>
          <text:list-item>
            <text:p text:style-name="P126">Room temperature: the temperature prevailing in a working area</text:p>
          </text:list-item>
          <text:list-item>
            <text:p text:style-name="P126">Controlled room temperature: 59º to 86º F</text:p>
          </text:list-item>
          <text:list-item>
            <text:p text:style-name="P126">Warm: 86º to 104º F</text:p>
          </text:list-item>
          <text:list-item>
            <text:p text:style-name="P126">Excessive heat: any temperature above 104º F</text:p>
          </text:list-item>
        </text:list>
        <text:p text:style-name="P22">part II</text:p>
        <text:list xml:id="list1932000320" text:style-name="L33">
          <text:list-item>
            <text:p text:style-name="P47">Cold: any temperature not exceeding 8<text:span text:style-name="T2">º</text:span><text:span text:style-name="T15"> C</text:span></text:p>
          </text:list-item>
          <text:list-item>
            <text:p text:style-name="P47">Freezer: -25<text:span text:style-name="T2">º to -10º C</text:span></text:p>
          </text:list-item>
          <text:list-item>
            <text:p text:style-name="P127">Refrigerator: 2º to 8º C</text:p>
          </text:list-item>
          <text:list-item>
            <text:p text:style-name="P127">Cool: 8º to 15º C</text:p>
          </text:list-item>
          <text:list-item>
            <text:p text:style-name="P127">Room temperature: the temperature prevailing in a working area</text:p>
          </text:list-item>
          <text:list-item>
            <text:p text:style-name="P127">Controlled room temperature: 15º to 30º C</text:p>
          </text:list-item>
          <text:list-item>
            <text:p text:style-name="P127">Warm: 30º to 40º C</text:p>
          </text:list-item>
          <text:list-item>
            <text:p text:style-name="P127">Excessive heat: any temperature above 40º C</text:p>
          </text:list-item>
        </text:list>
      </text:section>
      <text:p text:style-name="P4"/>
      <text:section text:style-name="Sect3" text:name="Section37">
        <text:p text:style-name="P4">Worksheet 6-3</text:p>
        <text:list xml:id="list854212388" text:style-name="L34">
          <text:list-item>
            <text:p text:style-name="P75">266<text:span text:style-name="T3">º F</text:span></text:p>
          </text:list-item>
          <text:list-item>
            <text:p text:style-name="P128">No, it is too warm.</text:p>
          </text:list-item>
          <text:list-item>
            <text:p text:style-name="P128"><text:s/></text:p>
            <text:list>
              <text:list-item>
                <text:p text:style-name="P128">-13º to 14º F</text:p>
              </text:list-item>
              <text:list-item>
                <text:p text:style-name="P128">You will need to calculate this from when it is assigned.</text:p>
              </text:list-item>
            </text:list>
          </text:list-item>
          <text:list-item>
            <text:p text:style-name="P128">148.9º C</text:p>
          </text:list-item>
          <text:list-item>
            <text:p text:style-name="P128">121.1º C</text:p>
          </text:list-item>
          <text:list-item>
            <text:p text:style-name="P128"/>
            <text:list>
              <text:list-item>
                <text:p text:style-name="P128">2.3º C</text:p>
              </text:list-item>
              <text:list-item>
                <text:p text:style-name="P128">3.2º C</text:p>
              </text:list-item>
              <text:list-item>
                <text:p text:style-name="P128">3.9º C</text:p>
              </text:list-item>
              <text:list-item>
                <text:p text:style-name="P128">1.4º C*</text:p>
              </text:list-item>
              <text:list-item>
                <text:p text:style-name="P128">2.7º C</text:p>
              </text:list-item>
              <text:list-item>
                <text:p text:style-name="P128">2.6º C</text:p>
              </text:list-item>
              <text:list-item>
                <text:p text:style-name="P128">3.8º C</text:p>
              </text:list-item>
              <text:list-item>
                <text:p text:style-name="P128">6.6º C</text:p>
              </text:list-item>
              <text:list-item>
                <text:p text:style-name="P128">9.3º C*</text:p>
              </text:list-item>
            </text:list>
          </text:list-item>
        </text:list>
        <text:p text:style-name="P23">1/28 &amp; 2/2 fell outside the safe range</text:p>
        <text:list xml:id="list747723836" text:continue-numbering="true" text:style-name="L34">
          <text:list-item>
            <text:p text:style-name="P128"/>
            <text:list>
              <text:list-item>
                <text:p text:style-name="P128">4.8º F</text:p>
              </text:list-item>
              <text:list-item>
                <text:p text:style-name="P128"><text:soft-page-break/>8.8º F</text:p>
              </text:list-item>
              <text:list-item>
                <text:p text:style-name="P128">8.2º F</text:p>
              </text:list-item>
              <text:list-item>
                <text:p text:style-name="P128">15.1º F*</text:p>
              </text:list-item>
              <text:list-item>
                <text:p text:style-name="P128">13.1º F</text:p>
              </text:list-item>
              <text:list-item>
                <text:p text:style-name="P128">7.7º F</text:p>
              </text:list-item>
              <text:list-item>
                <text:p text:style-name="P128">3.7º F</text:p>
              </text:list-item>
              <text:list-item>
                <text:p text:style-name="P128">-2.0º F</text:p>
              </text:list-item>
              <text:list-item>
                <text:p text:style-name="P128">-5.8º F</text:p>
              </text:list-item>
            </text:list>
          </text:list-item>
        </text:list>
        <text:p text:style-name="P23">1/28 fell outside the safe range</text:p>
      </text:section>
      <text:p text:style-name="P4"/>
      <text:p text:style-name="P3">Chapter 7 - Units Of Measurement</text:p>
      <text:p text:style-name="P4"/>
      <text:section text:style-name="Sect2" text:name="Section38">
        <text:p text:style-name="P4">Worksheet 7-1</text:p>
        <text:list xml:id="list1967768451" text:style-name="L35">
          <text:list-item>
            <text:p text:style-name="P76">1,000 mL</text:p>
          </text:list-item>
          <text:list-item>
            <text:p text:style-name="P76">10 mL</text:p>
          </text:list-item>
          <text:list-item>
            <text:p text:style-name="P76">0.697 L</text:p>
          </text:list-item>
          <text:list-item>
            <text:p text:style-name="P76">2,600 mL</text:p>
          </text:list-item>
          <text:list-item>
            <text:p text:style-name="P76">250 cc</text:p>
          </text:list-item>
          <text:list-item>
            <text:p text:style-name="P76">2,500 g</text:p>
          </text:list-item>
          <text:list-item>
            <text:p text:style-name="P76">0.415 kg</text:p>
          </text:list-item>
          <text:list-item>
            <text:p text:style-name="P76">2.16 g</text:p>
          </text:list-item>
          <text:list-item>
            <text:p text:style-name="P76">8,900 mg</text:p>
          </text:list-item>
          <text:list-item>
            <text:p text:style-name="P76">0.44 lb</text:p>
          </text:list-item>
          <text:list-item>
            <text:p text:style-name="P76">4.2 qt</text:p>
          </text:list-item>
          <text:list-item>
            <text:p text:style-name="P76">80.5 km</text:p>
          </text:list-item>
          <text:list-item>
            <text:p text:style-name="P76">197 in</text:p>
          </text:list-item>
          <text:list-item>
            <text:p text:style-name="P76">7.62 cm</text:p>
          </text:list-item>
          <text:list-item>
            <text:p text:style-name="P76">1.8 kg</text:p>
          </text:list-item>
          <text:list-item>
            <text:p text:style-name="P76">1.76 oz</text:p>
          </text:list-item>
          <text:list-item>
            <text:p text:style-name="P76">150 cc</text:p>
          </text:list-item>
          <text:list-item>
            <text:p text:style-name="P76">1,920 mL or 1,892 mL</text:p>
          </text:list-item>
          <text:list-item>
            <text:p text:style-name="P76">70.4 oz or 70.5 oz</text:p>
          </text:list-item>
          <text:list-item>
            <text:p text:style-name="P76">83 oz</text:p>
          </text:list-item>
          <text:list-item>
            <text:p text:style-name="P76">0.568 kg</text:p>
          </text:list-item>
          <text:list-item>
            <text:p text:style-name="P76">1.6 m</text:p>
          </text:list-item>
          <text:list-item>
            <text:p text:style-name="P76">1,986 to 1,989 g</text:p>
          </text:list-item>
          <text:list-item>
            <text:p text:style-name="P76">100 kg</text:p>
          </text:list-item>
          <text:list-item>
            <text:p text:style-name="P76">0.137 mg</text:p>
          </text:list-item>
        </text:list>
      </text:section>
      <text:p text:style-name="P4"/>
      <text:section text:style-name="Sect2" text:name="Section39">
        <text:p text:style-name="P4">Worksheet 7-2</text:p>
        <text:list xml:id="list991281181" text:style-name="L36">
          <text:list-item>
            <text:p text:style-name="P77">93 kg</text:p>
          </text:list-item>
          <text:list-item>
            <text:p text:style-name="P77">20 lb</text:p>
          </text:list-item>
          <text:list-item>
            <text:p text:style-name="P77">70 in = 178 cm = 1.78 m</text:p>
          </text:list-item>
          <text:list-item>
            <text:p text:style-name="P77">72 oz = 2,045 g = 2 kg</text:p>
          </text:list-item>
          <text:list-item>
            <text:p text:style-name="P77">32 fl oz = 2 pt</text:p>
          </text:list-item>
          <text:list-item>
            <text:p text:style-name="P77">2 qt</text:p>
          </text:list-item>
          <text:list-item>
            <text:p text:style-name="P77">15 mL = 1 Tbl = 0.5 <text:span text:style-name="T16">f</text:span><draw:frame draw:style-name="fr1" draw:name="graphics146" text:anchor-type="as-char" svg:y="-0.1201in" svg:width="0.1402in" svg:height="0.1701in" draw:z-index="1"><draw:image xlink:href="Pictures/10000201000000300000003E21E346E1.png" xlink:type="simple" xlink:show="embed" xlink:actuate="onLoad"/></draw:frame></text:p>
          </text:list-item>
          <text:list-item>
            <text:p text:style-name="P77">4 cups = 32 fl oz = 960 mL</text:p>
          </text:list-item>
          <text:list-item>
            <text:p text:style-name="P77">3 qt = 6 pt = 2,880 mL = 2.88 L</text:p>
          </text:list-item>
          <text:list-item>
            <text:p text:style-name="P77">3.35 kg</text:p>
          </text:list-item>
          <text:list-item>
            <text:p text:style-name="P77">1.88 m</text:p>
          </text:list-item>
          <text:list-item>
            <text:p text:style-name="P77">360 cc</text:p>
          </text:list-item>
          <text:list-item>
            <text:p text:style-name="P77">1.3 gal</text:p>
          </text:list-item>
          <text:list-item>
            <text:p text:style-name="P77">78.2 kg</text:p>
          </text:list-item>
          <text:list-item>
            <text:p text:style-name="P77">1.7 mL</text:p>
          </text:list-item>
          <text:list-item>
            <text:p text:style-name="P77">9.15 g</text:p>
          </text:list-item>
          <text:list-item>
            <text:p text:style-name="P77"><text:s/></text:p>
            <text:list>
              <text:list-item>
                <text:p text:style-name="P77">1.5 tsp</text:p>
              </text:list-item>
              <text:list-item>
                <text:p text:style-name="P77">yes</text:p>
              </text:list-item>
            </text:list>
          </text:list-item>
          <text:list-item>
            <text:p text:style-name="P77"/>
            <text:list>
              <text:list-item>
                <text:p text:style-name="P77">1 tsp</text:p>
              </text:list-item>
              <text:list-item>
                <text:p text:style-name="P77">75 mL</text:p>
              </text:list-item>
            </text:list>
          </text:list-item>
        </text:list>
      </text:section>
      <text:p text:style-name="P4"/>
      <text:section text:style-name="Sect2" text:name="Section40">
        <text:p text:style-name="P4">Worksheet 7-3</text:p>
        <text:list xml:id="list801464317" text:style-name="L37">
          <text:list-item>
            <text:p text:style-name="P78">1<draw:frame draw:style-name="fr1" draw:name="graphics1" text:anchor-type="as-char" svg:y="-0.1201in" svg:width="0.1402in" svg:height="0.1701in" draw:z-index="2"><draw:image xlink:href="Pictures/10000201000000300000003E21E346E1.png" xlink:type="simple" xlink:show="embed" xlink:actuate="onLoad"/></draw:frame> = 8<draw:frame draw:style-name="fr2" draw:name="graphics150" text:anchor-type="as-char" svg:width="0.0598in" svg:height="0.1in" draw:z-index="3"><draw:image xlink:href="Pictures/1000020100000016000000257903293B.png" xlink:type="simple" xlink:show="embed" xlink:actuate="onLoad"/></draw:frame></text:p>
          </text:list-item>
          <text:list-item>
            <text:p text:style-name="P78">1<draw:frame draw:style-name="fr2" draw:name="graphics2" text:anchor-type="as-char" svg:width="0.0598in" svg:height="0.1in" draw:z-index="4"><draw:image xlink:href="Pictures/1000020100000016000000257903293B.png" xlink:type="simple" xlink:show="embed" xlink:actuate="onLoad"/></draw:frame> = 60 gr</text:p>
          </text:list-item>
          <text:list-item>
            <text:p text:style-name="P78">1 <text:span text:style-name="T16">f</text:span><draw:frame draw:style-name="fr1" draw:name="graphics3" text:anchor-type="as-char" svg:y="-0.1201in" svg:width="0.1402in" svg:height="0.1701in" draw:z-index="5"><draw:image xlink:href="Pictures/10000201000000300000003E21E346E1.png" xlink:type="simple" xlink:show="embed" xlink:actuate="onLoad"/></draw:frame> = 8 <text:span text:style-name="T16">f</text:span><draw:frame draw:style-name="fr2" draw:name="graphics4" text:anchor-type="as-char" svg:width="0.0598in" svg:height="0.1in" draw:z-index="6"><draw:image xlink:href="Pictures/1000020100000016000000257903293B.png" xlink:type="simple" xlink:show="embed" xlink:actuate="onLoad"/></draw:frame></text:p>
          </text:list-item>
          <text:list-item>
            <text:p text:style-name="P78">1 f<draw:frame draw:style-name="fr2" draw:name="graphics5" text:anchor-type="as-char" svg:width="0.0598in" svg:height="0.1in" draw:z-index="7"><draw:image xlink:href="Pictures/1000020100000016000000257903293B.png" xlink:type="simple" xlink:show="embed" xlink:actuate="onLoad"/></draw:frame> = 60 gtt</text:p>
          </text:list-item>
          <text:list-item>
            <text:p text:style-name="P78">1 gtt = 1 <draw:frame draw:style-name="fr3" draw:name="graphics152" text:anchor-type="as-char" svg:y="-0.1299in" svg:width="0.1516in" svg:height="0.1854in" draw:z-index="8"><draw:image xlink:href="Pictures/10000201000002FD000003DE15FADE2E.png" xlink:type="simple" xlink:show="embed" xlink:actuate="onLoad"/></draw:frame></text:p>
          </text:list-item>
          <text:list-item>
            <text:p text:style-name="P78">1 m = 100 cm</text:p>
          </text:list-item>
          <text:list-item>
            <text:p text:style-name="P78">1 m = 1000 mm</text:p>
          </text:list-item>
          <text:list-item>
            <text:p text:style-name="P78">1 kg = 1000 g</text:p>
          </text:list-item>
          <text:list-item>
            <text:p text:style-name="P78">1 g = 1000 mg</text:p>
          </text:list-item>
          <text:list-item>
            <text:p text:style-name="P78">1 mg = 1000 mcg</text:p>
          </text:list-item>
          <text:list-item>
            <text:p text:style-name="P78">1 mcg = 1000 ng</text:p>
          </text:list-item>
          <text:list-item>
            <text:p text:style-name="P78">1 L = 1000 mL</text:p>
          </text:list-item>
          <text:list-item>
            <text:p text:style-name="P78">1 L = 1000 cc</text:p>
          </text:list-item>
          <text:list-item>
            <text:p text:style-name="P78">1 cc = 1 mL</text:p>
          </text:list-item>
          <text:list-item>
            <text:p text:style-name="P78">1 ft = 12 in</text:p>
          </text:list-item>
          <text:list-item>
            <text:p text:style-name="P78">1 lb = 16 oz</text:p>
          </text:list-item>
          <text:list-item>
            <text:p text:style-name="P78">1 gal = 4 qt</text:p>
          </text:list-item>
          <text:list-item>
            <text:p text:style-name="P78">1 qt = 2 pt</text:p>
          </text:list-item>
          <text:list-item>
            <text:p text:style-name="P78">1 pt = 2 cups</text:p>
          </text:list-item>
          <text:list-item>
            <text:p text:style-name="P78">1 pt = 16 fl oz</text:p>
          </text:list-item>
          <text:list-item>
            <text:p text:style-name="P78">1 cup = 8 fl oz</text:p>
          </text:list-item>
          <text:list-item>
            <text:p text:style-name="P78">1 oz = 2 Tbsp</text:p>
          </text:list-item>
          <text:list-item>
            <text:p text:style-name="P78">1 Tbsp = 3 tsp</text:p>
          </text:list-item>
          <text:list-item>
            <text:p text:style-name="P78">1 gr = 60, 64.8, or 65 mg</text:p>
          </text:list-item>
          <text:list-item>
            <text:p text:style-name="P78">1 fl oz = 30 mL</text:p>
          </text:list-item>
          <text:list-item>
            <text:p text:style-name="P78">1 gtt = 0.06 mL</text:p>
          </text:list-item>
          <text:list-item>
            <text:p text:style-name="P78">1 in = 2.54 cm</text:p>
          </text:list-item>
          <text:list-item>
            <text:p text:style-name="P78">1 kg = 2.2 lb</text:p>
          </text:list-item>
          <text:list-item>
            <text:p text:style-name="P78">1 lb = 454 g</text:p>
          </text:list-item>
          <text:list-item>
            <text:p text:style-name="P78">1 oz = 28.4 g</text:p>
          </text:list-item>
          <text:list-item>
            <text:p text:style-name="P78">1 pt = 480 mL</text:p>
          </text:list-item>
          <text:list-item>
            <text:p text:style-name="P78">1 Tbsp = 3 tsp</text:p>
          </text:list-item>
          <text:list-item>
            <text:p text:style-name="P78">1 tsp = 5 mL</text:p>
          </text:list-item>
          <text:list-item>
            <text:p text:style-name="P78">3 tsp = 0.5 fl oz</text:p>
          </text:list-item>
          <text:list-item>
            <text:p text:style-name="P78">960 mL = 2 pt</text:p>
          </text:list-item>
          <text:list-item>
            <text:p text:style-name="P78">20 gtt = 1.2 mL</text:p>
          </text:list-item>
          <text:list-item>
            <text:p text:style-name="P78">6'1” = 185 cm</text:p>
          </text:list-item>
          <text:list-item>
            <text:p text:style-name="P78">165 lb = 75 kg</text:p>
          </text:list-item>
          <text:list-item>
            <text:p text:style-name="P78">8 lb 13 oz = 4 kg</text:p>
          </text:list-item>
          <text:list-item>
            <text:p text:style-name="P78">7.5 mL = 1.5 tsp</text:p>
          </text:list-item>
          <text:list-item>
            <text:p text:style-name="P78">4<text:span text:style-name="T16">f</text:span><draw:frame draw:style-name="fr2" draw:name="graphics6" text:anchor-type="as-char" svg:width="0.0598in" svg:height="0.1in" draw:z-index="9"><draw:image xlink:href="Pictures/1000020100000016000000257903293B.png" xlink:type="simple" xlink:show="embed" xlink:actuate="onLoad"/></draw:frame> = 14.4 mL to 20 mL</text:p>
          </text:list-item>
        </text:list>
      </text:section>
      <text:p text:style-name="P4"/>
      <text:section text:style-name="Sect2" text:name="Section41">
        <text:p text:style-name="P4">Worksheet 7-4</text:p>
        <text:list xml:id="list553574652" text:style-name="L38">
          <text:list-item>
            <text:p text:style-name="P79"><draw:frame draw:style-name="fr2" draw:name="graphics7" text:anchor-type="as-char" svg:width="0.0598in" svg:height="0.1in" draw:z-index="10"><draw:image xlink:href="Pictures/1000020100000016000000257903293B.png" xlink:type="simple" xlink:show="embed" xlink:actuate="onLoad"/></draw:frame> 0.27</text:p>
          </text:list-item>
          <text:list-item>
            <text:p text:style-name="P79"><draw:frame draw:style-name="fr1" draw:name="graphics8" text:anchor-type="as-char" svg:y="-0.1201in" svg:width="0.1402in" svg:height="0.1701in" draw:z-index="11"><draw:image xlink:href="Pictures/10000201000000300000003E21E346E1.png" xlink:type="simple" xlink:show="embed" xlink:actuate="onLoad"/></draw:frame> 0.3125</text:p>
          </text:list-item>
          <text:list-item>
            <text:p text:style-name="P79">180, 194.4, or 195 mg</text:p>
          </text:list-item>
          <text:list-item>
            <text:p text:style-name="P79"><text:span text:style-name="T16">f</text:span><draw:frame draw:style-name="fr1" draw:name="graphics9" text:anchor-type="as-char" svg:y="-0.1201in" svg:width="0.1402in" svg:height="0.1701in" draw:z-index="12"><draw:image xlink:href="Pictures/10000201000000300000003E21E346E1.png" xlink:type="simple" xlink:show="embed" xlink:actuate="onLoad"/></draw:frame> i </text:p>
          </text:list-item>
          <text:list-item>
            <text:p text:style-name="P79"><text:span text:style-name="T16">f</text:span><draw:frame draw:style-name="fr2" draw:name="graphics10" text:anchor-type="as-char" svg:width="0.0598in" svg:height="0.1in" draw:z-index="13"><draw:image xlink:href="Pictures/1000020100000016000000257903293B.png" xlink:type="simple" xlink:show="embed" xlink:actuate="onLoad"/></draw:frame> iv</text:p>
          </text:list-item>
          <text:list-item>
            <text:p text:style-name="P79"><text:span text:style-name="T16">f</text:span><draw:frame draw:style-name="fr1" draw:name="graphics11" text:anchor-type="as-char" svg:y="-0.1201in" svg:width="0.1402in" svg:height="0.1701in" draw:z-index="14"><draw:image xlink:href="Pictures/10000201000000300000003E21E346E1.png" xlink:type="simple" xlink:show="embed" xlink:actuate="onLoad"/></draw:frame> iii</text:p>
          </text:list-item>
          <text:list-item>
            <text:p text:style-name="P79">0.5 pt</text:p>
          </text:list-item>
          <text:list-item>
            <text:p text:style-name="P79">30 gtt</text:p>
          </text:list-item>
          <text:list-item>
            <text:p text:style-name="P79"><text:soft-page-break/>10.8 to 15 mL</text:p>
          </text:list-item>
          <text:list-item>
            <text:p text:style-name="P79">gr ii</text:p>
          </text:list-item>
          <text:list-item>
            <text:p text:style-name="P79">56.8 or 62.2 g</text:p>
          </text:list-item>
          <text:list-item>
            <text:p text:style-name="P79"><text:span text:style-name="T16">f</text:span><draw:frame draw:style-name="fr2" draw:name="graphics12" text:anchor-type="as-char" svg:width="0.0598in" svg:height="0.1in" draw:z-index="15"><draw:image xlink:href="Pictures/1000020100000016000000257903293B.png" xlink:type="simple" xlink:show="embed" xlink:actuate="onLoad"/></draw:frame> viii or <text:span text:style-name="T16">f</text:span><draw:frame draw:style-name="fr2" draw:name="graphics13" text:anchor-type="as-char" svg:width="0.0598in" svg:height="0.1in" draw:z-index="16"><draw:image xlink:href="Pictures/1000020100000016000000257903293B.png" xlink:type="simple" xlink:show="embed" xlink:actuate="onLoad"/></draw:frame> vi</text:p>
          </text:list-item>
          <text:list-item>
            <text:p text:style-name="P79">120 mL</text:p>
          </text:list-item>
          <text:list-item>
            <text:p text:style-name="P79">170.4 g</text:p>
          </text:list-item>
          <text:list-item>
            <text:p text:style-name="P79">gr iss</text:p>
          </text:list-item>
          <text:list-item>
            <text:p text:style-name="P79"><text:span text:style-name="T16">f</text:span><draw:frame draw:style-name="fr2" draw:name="graphics14" text:anchor-type="as-char" svg:width="0.0598in" svg:height="0.1in" draw:z-index="17"><draw:image xlink:href="Pictures/1000020100000016000000257903293B.png" xlink:type="simple" xlink:show="embed" xlink:actuate="onLoad"/></draw:frame> xvi or <text:span text:style-name="T16">f</text:span><draw:frame draw:style-name="fr2" draw:name="graphics15" text:anchor-type="as-char" svg:width="0.0598in" svg:height="0.1in" draw:z-index="18"><draw:image xlink:href="Pictures/1000020100000016000000257903293B.png" xlink:type="simple" xlink:show="embed" xlink:actuate="onLoad"/></draw:frame> xii</text:p>
          </text:list-item>
          <text:list-item>
            <text:p text:style-name="P79"><text:span text:style-name="T16">f</text:span><draw:frame draw:style-name="fr1" draw:name="graphics16" text:anchor-type="as-char" svg:y="-0.1201in" svg:width="0.1402in" svg:height="0.1701in" draw:z-index="19"><draw:image xlink:href="Pictures/10000201000000300000003E21E346E1.png" xlink:type="simple" xlink:show="embed" xlink:actuate="onLoad"/></draw:frame> iss</text:p>
          </text:list-item>
          <text:list-item>
            <text:p text:style-name="P79"><draw:frame draw:style-name="fr1" draw:name="graphics17" text:anchor-type="as-char" svg:y="-0.1201in" svg:width="0.1402in" svg:height="0.1701in" draw:z-index="20"><draw:image xlink:href="Pictures/10000201000000300000003E21E346E1.png" xlink:type="simple" xlink:show="embed" xlink:actuate="onLoad"/></draw:frame> ss</text:p>
          </text:list-item>
          <text:list-item>
            <text:p text:style-name="P79">gr iii</text:p>
          </text:list-item>
          <text:list-item>
            <text:p text:style-name="P79"><text:span text:style-name="T16">f</text:span><draw:frame draw:style-name="fr1" draw:name="graphics18" text:anchor-type="as-char" svg:y="-0.1201in" svg:width="0.1402in" svg:height="0.1701in" draw:z-index="21"><draw:image xlink:href="Pictures/10000201000000300000003E21E346E1.png" xlink:type="simple" xlink:show="embed" xlink:actuate="onLoad"/></draw:frame> iv</text:p>
          </text:list-item>
          <text:list-item>
            <text:p text:style-name="P79">3 or 4 tsp</text:p>
          </text:list-item>
          <text:list-item>
            <text:p text:style-name="P79">25 tsp</text:p>
          </text:list-item>
          <text:list-item>
            <text:p text:style-name="P79">24 tsp</text:p>
          </text:list-item>
          <text:list-item>
            <text:p text:style-name="P79"><text:span text:style-name="T16">f</text:span><draw:frame draw:style-name="fr1" draw:name="graphics19" text:anchor-type="as-char" svg:y="-0.1201in" svg:width="0.1402in" svg:height="0.1701in" draw:z-index="22"><draw:image xlink:href="Pictures/10000201000000300000003E21E346E1.png" xlink:type="simple" xlink:show="embed" xlink:actuate="onLoad"/></draw:frame> viii</text:p>
          </text:list-item>
          <text:list-item>
            <text:p text:style-name="P79">gr 0.23 or 0.25</text:p>
          </text:list-item>
          <text:list-item>
            <text:p text:style-name="P79">900 to 975 mg</text:p>
          </text:list-item>
          <text:list-item>
            <text:p text:style-name="P79">gr .15 to .17</text:p>
          </text:list-item>
          <text:list-item>
            <text:p text:style-name="P79">gr 38 to 42</text:p>
          </text:list-item>
          <text:list-item>
            <text:p text:style-name="P79">92.4 lb</text:p>
          </text:list-item>
          <text:list-item>
            <text:p text:style-name="P79">20 kg</text:p>
          </text:list-item>
          <text:list-item>
            <text:p text:style-name="P79">180 mL</text:p>
          </text:list-item>
          <text:list-item>
            <text:p text:style-name="P79">1.5 pt</text:p>
          </text:list-item>
          <text:list-item>
            <text:p text:style-name="P79">10 mL</text:p>
          </text:list-item>
          <text:list-item>
            <text:p text:style-name="P79">143 lb</text:p>
          </text:list-item>
          <text:list-item>
            <text:p text:style-name="P79">85 kg</text:p>
          </text:list-item>
          <text:list-item>
            <text:p text:style-name="P79">1.9 to 2.7 Tbsp</text:p>
          </text:list-item>
          <text:list-item>
            <text:p text:style-name="P79">960 mL</text:p>
          </text:list-item>
          <text:list-item>
            <text:p text:style-name="P79">180, 194.4, or 195 mg</text:p>
          </text:list-item>
          <text:list-item>
            <text:p text:style-name="P79">90, 97.2, or 95 mg</text:p>
          </text:list-item>
          <text:list-item>
            <text:p text:style-name="P79">22.5 mL</text:p>
          </text:list-item>
        </text:list>
      </text:section>
      <text:p text:style-name="P4"/>
      <text:section text:style-name="Sect2" text:name="Section42">
        <text:p text:style-name="P4">Worksheet 7-5</text:p>
        <text:list xml:id="list1722836442" text:style-name="L39">
          <text:list-item>
            <text:p text:style-name="P80">100 cm</text:p>
          </text:list-item>
          <text:list-item>
            <text:p text:style-name="P80">10 mm</text:p>
          </text:list-item>
          <text:list-item>
            <text:p text:style-name="P80">1000 L</text:p>
          </text:list-item>
          <text:list-item>
            <text:p text:style-name="P80">1000 mm</text:p>
          </text:list-item>
          <text:list-item>
            <text:p text:style-name="P80">1 mL</text:p>
          </text:list-item>
          <text:list-item>
            <text:p text:style-name="P80">1000 g</text:p>
          </text:list-item>
          <text:list-item>
            <text:p text:style-name="P80"><text:span text:style-name="T16">f</text:span><draw:frame draw:style-name="fr2" draw:name="graphics20" text:anchor-type="as-char" svg:width="0.0598in" svg:height="0.1in" draw:z-index="23"><draw:image xlink:href="Pictures/1000020100000016000000257903293B.png" xlink:type="simple" xlink:show="embed" xlink:actuate="onLoad"/></draw:frame> viii</text:p>
          </text:list-item>
          <text:list-item>
            <text:p text:style-name="P80"><draw:frame draw:style-name="fr1" draw:name="graphics223" text:anchor-type="as-char" svg:y="-0.1484in" svg:width="0.15in" svg:height="0.1902in" draw:z-index="24"><draw:image xlink:href="Pictures/10000201000002FD000003DE15FADE2E.png" xlink:type="simple" xlink:show="embed" xlink:actuate="onLoad"/></draw:frame> i</text:p>
          </text:list-item>
          <text:list-item>
            <text:p text:style-name="P80">3 tsp</text:p>
          </text:list-item>
          <text:list-item>
            <text:p text:style-name="P80">12 in</text:p>
          </text:list-item>
          <text:list-item>
            <text:p text:style-name="P80">3600 mm</text:p>
          </text:list-item>
          <text:list-item>
            <text:p text:style-name="P80">0.47 m</text:p>
          </text:list-item>
          <text:list-item>
            <text:p text:style-name="P80">94 mm</text:p>
          </text:list-item>
          <text:list-item>
            <text:p text:style-name="P80">0.482 L</text:p>
          </text:list-item>
          <text:list-item>
            <text:p text:style-name="P80">3900 mL</text:p>
          </text:list-item>
          <text:list-item>
            <text:p text:style-name="P80">3600 mg</text:p>
          </text:list-item>
          <text:list-item>
            <text:p text:style-name="P80">56.8 g</text:p>
          </text:list-item>
          <text:list-item>
            <text:p text:style-name="P80">227 g</text:p>
          </text:list-item>
          <text:list-item>
            <text:p text:style-name="P80">60 cc</text:p>
          </text:list-item>
          <text:list-item>
            <text:p text:style-name="P80">2 in</text:p>
          </text:list-item>
          <text:list-item>
            <text:p text:style-name="P80"><draw:frame draw:style-name="fr2" draw:name="graphics21" text:anchor-type="as-char" svg:width="0.0598in" svg:height="0.1in" draw:z-index="25"><draw:image xlink:href="Pictures/1000020100000016000000257903293B.png" xlink:type="simple" xlink:show="embed" xlink:actuate="onLoad"/></draw:frame> iss</text:p>
          </text:list-item>
          <text:list-item>
            <text:p text:style-name="P80">1 g</text:p>
          </text:list-item>
          <text:list-item>
            <text:p text:style-name="P80">6 Tbs</text:p>
          </text:list-item>
          <text:list-item>
            <text:p text:style-name="P80">25 mL</text:p>
          </text:list-item>
          <text:list-item>
            <text:p text:style-name="P80">1 Tbs</text:p>
          </text:list-item>
          <text:list-item>
            <text:p text:style-name="P80">54.5 kg</text:p>
          </text:list-item>
          <text:list-item>
            <text:p text:style-name="P80">42.3 kg</text:p>
          </text:list-item>
          <text:list-item>
            <text:p text:style-name="P80">1489 to 1491 g</text:p>
          </text:list-item>
          <text:list-item>
            <text:p text:style-name="P80">602 g</text:p>
          </text:list-item>
          <text:list-item>
            <text:p text:style-name="P80">1.8 m</text:p>
          </text:list-item>
          <text:list-item>
            <text:p text:style-name="P80">91.44 cm</text:p>
          </text:list-item>
          <text:list-item>
            <text:p text:style-name="P80">gtt iii</text:p>
          </text:list-item>
          <text:list-item>
            <text:p text:style-name="P80">1.02 mL</text:p>
          </text:list-item>
          <text:list-item>
            <text:p text:style-name="P80">a) Nitrostat 0.3 mg (nitroglycerin)</text:p>
          </text:list-item>
          <text:list-item>
            <text:p text:style-name="P80">d) ferrous gluconate 325 mg tablets</text:p>
          </text:list-item>
          <text:list-item>
            <text:p text:style-name="P80">10 cups</text:p>
          </text:list-item>
          <text:list-item>
            <text:p text:style-name="P80">90 kg</text:p>
          </text:list-item>
        </text:list>
      </text:section>
      <text:p text:style-name="P4"/>
      <text:p text:style-name="P4">Worksheet 7-6</text:p>
      <text:list xml:id="list803030242" text:style-name="L40">
        <text:list-item>
          <text:p text:style-name="P81">Rx<text:tab/>Ipecacuanha<text:tab/><text:tab/>3.89 g</text:p>
        </text:list-item>
      </text:list>
      <text:p text:style-name="P25">Codeine sulfate<text:tab/>0.648 mg</text:p>
      <text:p text:style-name="P25">Powdered digitalis<text:tab/>3.89 g</text:p>
      <text:p text:style-name="P25">Honey<text:tab/><text:tab/><text:tab/>qs 15.55 g (<text:span text:style-name="T16">This will require 5 mL of honey.</text:span>)</text:p>
      <text:list xml:id="list1058164183" text:continue-numbering="true" text:style-name="L40">
        <text:list-item>
          <text:p text:style-name="P81">Rx<text:tab/>Camphor<text:tab/>2.59 g</text:p>
        </text:list-item>
      </text:list>
      <text:p text:style-name="P25">Eualyptol<text:tab/>0.648 g</text:p>
      <text:p text:style-name="P25">Menthol<text:tab/>1.94 g</text:p>
      <text:p text:style-name="P25">Petrolatum<text:tab/>qs 62.2 g</text:p>
      <text:list xml:id="list267960396" text:continue-numbering="true" text:style-name="L40">
        <text:list-item>
          <text:p text:style-name="P81">Rx<text:tab/>ASA<text:tab/><text:tab/>648 mg</text:p>
        </text:list-item>
      </text:list>
      <text:p text:style-name="P25">Caffeine<text:tab/>32.4 mg</text:p>
      <text:p text:style-name="P25">Salicylamide<text:tab/>194.4 mg</text:p>
      <text:list xml:id="list370649913" text:continue-numbering="true" text:style-name="L40">
        <text:list-item>
          <text:p text:style-name="P81">Rx<text:tab/>Magnesium Hydroxide Powder<text:tab/>38.88 g</text:p>
        </text:list-item>
      </text:list>
      <text:p text:style-name="P25">Sodium Hypochlorite Powder<text:tab/>3.89 g</text:p>
      <text:p text:style-name="P25">Purified Water<text:tab/><text:tab/><text:tab/><text:tab/>qs 480 mL</text:p>
      <text:p text:style-name="P10"/>
      <text:p text:style-name="P24">There are 2,430 mg of magnesium hydroxide powder are in 2 Tbs of this mixture.</text:p>
      <text:list xml:id="list737480455" text:continue-numbering="true" text:style-name="L40">
        <text:list-item>
          <text:p text:style-name="P81">Rx<text:tab/>Morphine Powder<text:tab/>60 mg</text:p>
        </text:list-item>
      </text:list>
      <text:p text:style-name="P25">Cocaine HCl<text:tab/><text:tab/>60 mg</text:p>
      <text:p text:style-name="P25">Simple Syrup<text:tab/><text:tab/>15 mL</text:p>
      <text:p text:style-name="P25"><text:soft-page-break/>90% Ethanol<text:tab/><text:tab/>qs 60 mL</text:p>
      <text:p text:style-name="P24">There are 5 mg of morphine and 5 mg of cocaine HCl are in a teaspoonful of this mixture.</text:p>
      <text:p text:style-name="P4"/>
      <text:section text:style-name="Sect2" text:name="Section43">
        <text:p text:style-name="P4">Worksheet 7-7</text:p>
        <text:list xml:id="list234731121" text:style-name="L41">
          <text:list-item>
            <text:p text:style-name="P82">1000 mg</text:p>
          </text:list-item>
          <text:list-item>
            <text:p text:style-name="P82">100 cm</text:p>
          </text:list-item>
          <text:list-item>
            <text:p text:style-name="P82">1000 ml</text:p>
          </text:list-item>
          <text:list-item>
            <text:p text:style-name="P82">580 cm</text:p>
          </text:list-item>
          <text:list-item>
            <text:p text:style-name="P82">0.92 m</text:p>
          </text:list-item>
          <text:list-item>
            <text:p text:style-name="P82">3700 mL</text:p>
          </text:list-item>
          <text:list-item>
            <text:p text:style-name="P82">0.247 L</text:p>
          </text:list-item>
          <text:list-item>
            <text:p text:style-name="P82">4600 mL</text:p>
          </text:list-item>
          <text:list-item>
            <text:p text:style-name="P82">1.4 g</text:p>
          </text:list-item>
          <text:list-item>
            <text:p text:style-name="P82">4200 g</text:p>
          </text:list-item>
          <text:list-item>
            <text:p text:style-name="P82">55 in</text:p>
          </text:list-item>
          <text:list-item>
            <text:p text:style-name="P82">142 g</text:p>
          </text:list-item>
          <text:list-item>
            <text:p text:style-name="P82">272.4 g</text:p>
          </text:list-item>
          <text:list-item>
            <text:p text:style-name="P82">4.8 L</text:p>
          </text:list-item>
          <text:list-item>
            <text:p text:style-name="P82">90 cc</text:p>
          </text:list-item>
          <text:list-item>
            <text:p text:style-name="P82">3 in</text:p>
          </text:list-item>
          <text:list-item>
            <text:p text:style-name="P82">5.2 qt</text:p>
          </text:list-item>
          <text:list-item>
            <text:p text:style-name="P82">3 kg</text:p>
          </text:list-item>
          <text:list-item>
            <text:p text:style-name="P82">15.8 oz</text:p>
          </text:list-item>
          <text:list-item>
            <text:p text:style-name="P82">4500 mL</text:p>
          </text:list-item>
          <text:list-item>
            <text:p text:style-name="P82">18 cc</text:p>
          </text:list-item>
          <text:list-item>
            <text:p text:style-name="P82">gr</text:p>
          </text:list-item>
          <text:list-item>
            <text:p text:style-name="P82">oz, <draw:frame draw:style-name="fr1" draw:name="graphics22" text:anchor-type="as-char" svg:y="-0.1201in" svg:width="0.1402in" svg:height="0.1701in" draw:z-index="26"><draw:image xlink:href="Pictures/10000201000000300000003E21E346E1.png" xlink:type="simple" xlink:show="embed" xlink:actuate="onLoad"/></draw:frame></text:p>
          </text:list-item>
          <text:list-item>
            <text:p text:style-name="P82"><text:span text:style-name="T17">fl oz, </text:span><text:span text:style-name="T16">f</text:span><draw:frame draw:style-name="fr1" draw:name="graphics23" text:anchor-type="as-char" svg:y="-0.1201in" svg:width="0.1402in" svg:height="0.1701in" draw:z-index="27"><draw:image xlink:href="Pictures/10000201000000300000003E21E346E1.png" xlink:type="simple" xlink:show="embed" xlink:actuate="onLoad"/></draw:frame></text:p>
          </text:list-item>
          <text:list-item>
            <text:p text:style-name="P82">pt</text:p>
          </text:list-item>
          <text:list-item>
            <text:p text:style-name="P82">T, Tbs, Tbsp</text:p>
          </text:list-item>
          <text:list-item>
            <text:p text:style-name="P82">teaspoon</text:p>
          </text:list-item>
          <text:list-item>
            <text:p text:style-name="P82">drop</text:p>
          </text:list-item>
          <text:list-item>
            <text:p text:style-name="P82">quart</text:p>
          </text:list-item>
          <text:list-item>
            <text:p text:style-name="P82">dram</text:p>
          </text:list-item>
          <text:list-item>
            <text:p text:style-name="P82">ounce</text:p>
          </text:list-item>
          <text:list-item>
            <text:p text:style-name="P82">minim</text:p>
          </text:list-item>
          <text:list-item>
            <text:p text:style-name="P82">fluid ounce</text:p>
          </text:list-item>
          <text:list-item>
            <text:p text:style-name="P82">30 mL</text:p>
          </text:list-item>
          <text:list-item>
            <text:p text:style-name="P82">0.06 mL</text:p>
          </text:list-item>
          <text:list-item>
            <text:p text:style-name="P82">28.4 or 31.1 g</text:p>
          </text:list-item>
          <text:list-item>
            <text:p text:style-name="P82">0.06 mL</text:p>
          </text:list-item>
          <text:list-item>
            <text:p text:style-name="P82">60, 64.8, or 65 mg</text:p>
          </text:list-item>
          <text:list-item>
            <text:p text:style-name="P82"><draw:frame draw:style-name="fr1" draw:name="graphics24" text:anchor-type="as-char" svg:y="-0.1484in" svg:width="0.15in" svg:height="0.1902in" draw:z-index="28"><draw:image xlink:href="Pictures/10000201000002FD000003DE15FADE2E.png" xlink:type="simple" xlink:show="embed" xlink:actuate="onLoad"/></draw:frame> i </text:p>
          </text:list-item>
          <text:list-item>
            <text:p text:style-name="P82">5 mL</text:p>
          </text:list-item>
          <text:list-item>
            <text:p text:style-name="P82">3 tsp</text:p>
          </text:list-item>
          <text:list-item>
            <text:p text:style-name="P82"><draw:frame draw:style-name="fr2" draw:name="graphics25" text:anchor-type="as-char" svg:width="0.0598in" svg:height="0.1in" draw:z-index="29"><draw:image xlink:href="Pictures/1000020100000016000000257903293B.png" xlink:type="simple" xlink:show="embed" xlink:actuate="onLoad"/></draw:frame> iss</text:p>
          </text:list-item>
          <text:list-item>
            <text:p text:style-name="P82">30, 32.4, or 32.5 mg</text:p>
          </text:list-item>
          <text:list-item>
            <text:p text:style-name="P82"><draw:frame draw:style-name="fr1" draw:name="graphics26" text:anchor-type="as-char" svg:y="-0.1201in" svg:width="0.1402in" svg:height="0.1701in" draw:z-index="30"><draw:image xlink:href="Pictures/10000201000000300000003E21E346E1.png" xlink:type="simple" xlink:show="embed" xlink:actuate="onLoad"/></draw:frame> ii</text:p>
          </text:list-item>
          <text:list-item>
            <text:p text:style-name="P82"><draw:frame draw:style-name="fr2" draw:name="graphics27" text:anchor-type="as-char" svg:width="0.0598in" svg:height="0.1in" draw:z-index="31"><draw:image xlink:href="Pictures/1000020100000016000000257903293B.png" xlink:type="simple" xlink:show="embed" xlink:actuate="onLoad"/></draw:frame> xxiv</text:p>
          </text:list-item>
          <text:list-item>
            <text:p text:style-name="P82"><text:span text:style-name="T16">f</text:span><draw:frame draw:style-name="fr2" draw:name="graphics28" text:anchor-type="as-char" svg:width="0.0598in" svg:height="0.1in" draw:z-index="32"><draw:image xlink:href="Pictures/1000020100000016000000257903293B.png" xlink:type="simple" xlink:show="embed" xlink:actuate="onLoad"/></draw:frame> iiss</text:p>
          </text:list-item>
          <text:list-item>
            <text:p text:style-name="P82"><text:span text:style-name="T16">f</text:span><draw:frame draw:style-name="fr1" draw:name="graphics29" text:anchor-type="as-char" svg:y="-0.1201in" svg:width="0.1402in" svg:height="0.1701in" draw:z-index="33"><draw:image xlink:href="Pictures/10000201000000300000003E21E346E1.png" xlink:type="simple" xlink:show="embed" xlink:actuate="onLoad"/></draw:frame> viii</text:p>
          </text:list-item>
          <text:list-item>
            <text:p text:style-name="P82">10 mL</text:p>
          </text:list-item>
          <text:list-item>
            <text:p text:style-name="P82">180, 194.4, 195 mg</text:p>
          </text:list-item>
          <text:list-item>
            <text:p text:style-name="P82">2.4 mL</text:p>
          </text:list-item>
          <text:list-item>
            <text:p text:style-name="P82">gr 154 or 167</text:p>
          </text:list-item>
          <text:list-item>
            <text:p text:style-name="P82">3888 mg</text:p>
          </text:list-item>
        </text:list>
      </text:section>
      <text:p text:style-name="P4"/>
      <text:p text:style-name="P3">Chapter 8 - Working With Prescriptions</text:p>
      <text:p text:style-name="P4"/>
      <text:p text:style-name="P4">Worksheet 8-1</text:p>
      <text:p text:style-name="P4">As the students are actually making up the prescription statements a good way to check this and create discussion is to have the students translate each others prescriptions.</text:p>
      <text:p text:style-name="P4"/>
      <text:p text:style-name="P4">Worksheet 8-2</text:p>
      <text:list xml:id="list1423152595" text:style-name="L42">
        <text:list-item>
          <text:p text:style-name="P83">This script for Okla Beaty is for one Flonase (fluticasone propionate) Nasal Spray. The instructions read, “Spray once in each nostril every morning.” The refills are written for as needed.</text:p>
        </text:list-item>
        <text:list-item>
          <text:p text:style-name="P83">This script for Okla Beaty is for Nitrostat (nitroglycerin) 1/150 of a grain (0.4 mg) in a vial of 25 sublingual tablets with three refills The instructions read, “Place 1 tablet under the tongue every 5 minutes as needed for chest pain. May repeat 3 times.”</text:p>
        </text:list-item>
        <text:list-item>
          <text:p text:style-name="P83">This script for Okla Beaty is for 30 Nitro-Dur (nitroglycerin) 0.4 mg patches with 3 refills. The instructions read, “Apply 1 patch at 8 A.M. and remove at 10 P.M. daily.” It is noteworthy that the patch is removed at night to provide a nitrate free interval.</text:p>
        </text:list-item>
        <text:list-item>
          <text:p text:style-name="P83">This script for Okla Beaty is for a one month supply of Coumadin (warfarin) 5 mg tablets with no refills. The directions read, “Take ½ tablet on Sunday, Tuesday, Thursday, and Saturday, and take 1 tablet on Monday, Wednesday, and Friday.”</text:p>
        </text:list-item>
        <text:list-item>
          <text:p text:style-name="P83">This prescription for Okla Beaty is for Spiriva (tiotropium) 30 capsules for inhalation with 3 refills. The instructions read, “Inhale 1 capsule by mouth daily.” It is noteworthy that this drug comes with a special inhaler that crushes the capsule so the patient can inhale it. The pharmacy may need to explain to the patient how to use the inhaler upon the initial fill.</text:p>
        </text:list-item>
        <text:list-item>
          <text:p text:style-name="P83">This prescription for Patricia Pearson is for 90 Lipitor (atorvastatin) 10 mg tablets with no refills. The instructions read, “Take 1 tablet by mouth daily.”</text:p>
        </text:list-item>
        <text:list-item>
          <text:p text:style-name="P83"><text:soft-page-break/>This prescription for Patricia Pearson is for a 10 mL vial of Humulin R (regular insulin) with 2 refills. The directions read, “Inject 8 units subcutaneously before breakfast, 8 units before lunch, and 11 units before supper. </text:p>
        </text:list-item>
        <text:list-item>
          <text:p text:style-name="P83">This prescription for Patricia Pearson is for a 10 mL vial of Novolin N (isophane – NPH – insulin) with 5 refills. The instructions read, “Inject 24 units subcutaneously every morning <text:s/>and 22 units subcutaneously every evening.”</text:p>
        </text:list-item>
        <text:list-item>
          <text:p text:style-name="P83">This prescription for Patricia Pearson is for 90 capsules of Cardizem CD (extended release diltiazem) 240 mg with no refills. The instructions read, “Take 1 capsule by mouth daily.”</text:p>
        </text:list-item>
        <text:list-item>
          <text:p text:style-name="P83">This prescription for Patrick Pearson is for a 1 month supply of Hytrin (terazosin) 1 mg <text:s/>capsules with 2 refills. The instructions read, “Take 1 capsule by mouth at bedtime for 3 days, then take 2 at bedtime for 5 days, then take 4 at bedtime thereafter.”</text:p>
        </text:list-item>
        <text:list-item>
          <text:p text:style-name="P83">This prescription for Richard Stallman is for 30 tablets of Ambien (zolpidem tartrate) 5 mg tablets with 1 refill. The instructions read, “Take 1 tablet by mouth at bedtime as needed for sleep.” It is noteworthy that this is a prescription for a schedule 4 controlled substance and therefore Dr. Smith included his DEA number. If you check his DEA number you will find it does validate.</text:p>
        </text:list-item>
        <text:list-item>
          <text:p text:style-name="P83">This prescription for Richard Stallman is for 30 capsules of Adderall XR (amphetamine and dextroamphetamine) 25 mg with no refills. The directions read, “Take 1 capsule by mouth daily.” It is noteworthy that this is a schedule 2 controlled substance and therefore no refills are allowed. Dr. Smiths DEA number does validate.</text:p>
        </text:list-item>
        <text:list-item>
          <text:p text:style-name="P83">This prescription for Richard Stallman is for 100 mL of Augmentin (amoxicillin and clavulanic acid) <text:s/>400 mg amoxicillin and 57 mg clavulanic acid per 5 mL with no refills. The directions read, “Take 1 teaspoonful by mouth every 12 hours for 10 days.” </text:p>
        </text:list-item>
        <text:list-item>
          <text:p text:style-name="P83">This prescription for Richard Stallman is for Tobrex (tobramycin) ophthalmic drops with no refills. The instructions read, “ Place 2 drops into the left eye every 2 hours on day 1 and and place 2 drops every 4 hours on days 2 and 3. Call physician if eye infection persists.”</text:p>
        </text:list-item>
        <text:list-item>
          <text:p text:style-name="P83">This prescription for Richard Stallman is for 180 tablets of Sinemet (carbidopa and levodopa) 25/100 with 5 refills. The instructions read, “Take 2 tablets by mouth three times a day.”</text:p>
        </text:list-item>
        <text:list-item>
          <text:p text:style-name="P83">This prescription for Barbara Ericson is for 9 tablets of Imitrex (sumatriptan) 25 mg with 6 refills. “The instructions read, “Take 1 tablet every 6 hours as needed for migraine.”</text:p>
        </text:list-item>
        <text:list-item>
          <text:p text:style-name="P83">This prescription for Kurt Thomas is for Trusopt (dorzolamide) 2% ophthalmic solution with 6 refills. The instructions are, “Place 1 drop in each eye three times a day.”</text:p>
        </text:list-item>
        <text:list-item>
          <text:p text:style-name="P83">This Prescription for Tania Beltran is for 4 Fosamax (alendronate) 70 mg tablets with refills as needed. The directions read, “Take 1 tablet weekly.”</text:p>
        </text:list-item>
      </text:list>
      <text:p text:style-name="P4"/>
      <text:section text:style-name="Sect2" text:name="Section44">
        <text:p text:style-name="P4">Worksheet 8-3</text:p>
        <text:list xml:id="list1191318977" text:style-name="L43">
          <text:list-item>
            <text:p text:style-name="P84">P</text:p>
          </text:list-item>
          <text:list-item>
            <text:p text:style-name="P84">J</text:p>
          </text:list-item>
          <text:list-item>
            <text:p text:style-name="P84">C</text:p>
          </text:list-item>
          <text:list-item>
            <text:p text:style-name="P84">E</text:p>
          </text:list-item>
          <text:list-item>
            <text:p text:style-name="P84">F</text:p>
          </text:list-item>
          <text:list-item>
            <text:p text:style-name="P84">G</text:p>
          </text:list-item>
          <text:list-item>
            <text:p text:style-name="P84">H</text:p>
          </text:list-item>
          <text:list-item>
            <text:p text:style-name="P84">I</text:p>
          </text:list-item>
          <text:list-item>
            <text:p text:style-name="P84">L</text:p>
          </text:list-item>
          <text:list-item>
            <text:p text:style-name="P84">N</text:p>
          </text:list-item>
          <text:list-item>
            <text:p text:style-name="P84">M</text:p>
          </text:list-item>
          <text:list-item>
            <text:p text:style-name="P84">Q</text:p>
          </text:list-item>
          <text:list-item>
            <text:p text:style-name="P84">K</text:p>
          </text:list-item>
          <text:list-item>
            <text:p text:style-name="P84">D</text:p>
          </text:list-item>
          <text:list-item>
            <text:p text:style-name="P84">B</text:p>
          </text:list-item>
          <text:list-item>
            <text:p text:style-name="P84">A</text:p>
          </text:list-item>
          <text:list-item>
            <text:p text:style-name="P84">O</text:p>
          </text:list-item>
          <text:list-item>
            <text:p text:style-name="P84">U</text:p>
          </text:list-item>
          <text:list-item>
            <text:p text:style-name="P84">R</text:p>
          </text:list-item>
          <text:list-item>
            <text:p text:style-name="P84">S</text:p>
          </text:list-item>
          <text:list-item>
            <text:p text:style-name="P84">T</text:p>
          </text:list-item>
          <text:list-item>
            <text:p text:style-name="P84">A</text:p>
          </text:list-item>
          <text:list-item>
            <text:p text:style-name="P84">L</text:p>
          </text:list-item>
          <text:list-item>
            <text:p text:style-name="P84">B</text:p>
          </text:list-item>
          <text:list-item>
            <text:p text:style-name="P84">C</text:p>
          </text:list-item>
          <text:list-item>
            <text:p text:style-name="P84">D</text:p>
          </text:list-item>
          <text:list-item>
            <text:p text:style-name="P84">E</text:p>
          </text:list-item>
          <text:list-item>
            <text:p text:style-name="P84">H</text:p>
          </text:list-item>
          <text:list-item>
            <text:p text:style-name="P84">I</text:p>
          </text:list-item>
          <text:list-item>
            <text:p text:style-name="P84">G</text:p>
          </text:list-item>
          <text:list-item>
            <text:p text:style-name="P84">J</text:p>
          </text:list-item>
          <text:list-item>
            <text:p text:style-name="P84">K</text:p>
          </text:list-item>
          <text:list-item>
            <text:p text:style-name="P84">F</text:p>
          </text:list-item>
          <text:list-item>
            <text:p text:style-name="P84">T</text:p>
          </text:list-item>
          <text:list-item>
            <text:p text:style-name="P84">S</text:p>
          </text:list-item>
          <text:list-item>
            <text:p text:style-name="P84"><text:soft-page-break/>X</text:p>
          </text:list-item>
          <text:list-item>
            <text:p text:style-name="P84">C</text:p>
          </text:list-item>
          <text:list-item>
            <text:p text:style-name="P84">D</text:p>
          </text:list-item>
          <text:list-item>
            <text:p text:style-name="P84">E</text:p>
          </text:list-item>
          <text:list-item>
            <text:p text:style-name="P84">F</text:p>
          </text:list-item>
          <text:list-item>
            <text:p text:style-name="P84">H</text:p>
          </text:list-item>
          <text:list-item>
            <text:p text:style-name="P84">I</text:p>
          </text:list-item>
          <text:list-item>
            <text:p text:style-name="P84">K</text:p>
          </text:list-item>
          <text:list-item>
            <text:p text:style-name="P84">J</text:p>
          </text:list-item>
          <text:list-item>
            <text:p text:style-name="P84">G</text:p>
          </text:list-item>
          <text:list-item>
            <text:p text:style-name="P84">N</text:p>
          </text:list-item>
          <text:list-item>
            <text:p text:style-name="P84">O</text:p>
          </text:list-item>
          <text:list-item>
            <text:p text:style-name="P84">P</text:p>
          </text:list-item>
          <text:list-item>
            <text:p text:style-name="P84">Q</text:p>
          </text:list-item>
          <text:list-item>
            <text:p text:style-name="P84">R</text:p>
          </text:list-item>
          <text:list-item>
            <text:p text:style-name="P84">A</text:p>
          </text:list-item>
          <text:list-item>
            <text:p text:style-name="P84">B</text:p>
          </text:list-item>
          <text:list-item>
            <text:p text:style-name="P84">U</text:p>
          </text:list-item>
          <text:list-item>
            <text:p text:style-name="P84">V</text:p>
          </text:list-item>
          <text:list-item>
            <text:p text:style-name="P84">W</text:p>
          </text:list-item>
          <text:list-item>
            <text:p text:style-name="P84">Y</text:p>
          </text:list-item>
          <text:list-item>
            <text:p text:style-name="P84">L</text:p>
          </text:list-item>
          <text:list-item>
            <text:p text:style-name="P84">M</text:p>
          </text:list-item>
          <text:list-item>
            <text:p text:style-name="P84">E</text:p>
          </text:list-item>
          <text:list-item>
            <text:p text:style-name="P84">N</text:p>
          </text:list-item>
          <text:list-item>
            <text:p text:style-name="P84">B</text:p>
          </text:list-item>
          <text:list-item>
            <text:p text:style-name="P84">Q</text:p>
          </text:list-item>
          <text:list-item>
            <text:p text:style-name="P84">R</text:p>
          </text:list-item>
          <text:list-item>
            <text:p text:style-name="P84">L</text:p>
          </text:list-item>
          <text:list-item>
            <text:p text:style-name="P84">D</text:p>
          </text:list-item>
          <text:list-item>
            <text:p text:style-name="P84">A</text:p>
          </text:list-item>
          <text:list-item>
            <text:p text:style-name="P84">G</text:p>
          </text:list-item>
          <text:list-item>
            <text:p text:style-name="P84">C</text:p>
          </text:list-item>
          <text:list-item>
            <text:p text:style-name="P84">K</text:p>
          </text:list-item>
          <text:list-item>
            <text:p text:style-name="P84">F</text:p>
          </text:list-item>
          <text:list-item>
            <text:p text:style-name="P84">I</text:p>
          </text:list-item>
          <text:list-item>
            <text:p text:style-name="P84">H</text:p>
          </text:list-item>
          <text:list-item>
            <text:p text:style-name="P84">J</text:p>
          </text:list-item>
          <text:list-item>
            <text:p text:style-name="P84">M</text:p>
          </text:list-item>
          <text:list-item>
            <text:p text:style-name="P84">O</text:p>
          </text:list-item>
          <text:list-item>
            <text:p text:style-name="P84">P</text:p>
          </text:list-item>
          <text:list-item>
            <text:p text:style-name="P84">K</text:p>
          </text:list-item>
          <text:list-item>
            <text:p text:style-name="P84">B</text:p>
          </text:list-item>
          <text:list-item>
            <text:p text:style-name="P84">S</text:p>
          </text:list-item>
          <text:list-item>
            <text:p text:style-name="P84">E</text:p>
          </text:list-item>
          <text:list-item>
            <text:p text:style-name="P84">D</text:p>
          </text:list-item>
          <text:list-item>
            <text:p text:style-name="P84">F</text:p>
          </text:list-item>
          <text:list-item>
            <text:p text:style-name="P84">G</text:p>
          </text:list-item>
          <text:list-item>
            <text:p text:style-name="P84">L</text:p>
          </text:list-item>
          <text:list-item>
            <text:p text:style-name="P84">M</text:p>
          </text:list-item>
          <text:list-item>
            <text:p text:style-name="P84">H</text:p>
          </text:list-item>
          <text:list-item>
            <text:p text:style-name="P84">I</text:p>
          </text:list-item>
          <text:list-item>
            <text:p text:style-name="P84">A</text:p>
          </text:list-item>
          <text:list-item>
            <text:p text:style-name="P84">J</text:p>
          </text:list-item>
          <text:list-item>
            <text:p text:style-name="P84">B</text:p>
          </text:list-item>
          <text:list-item>
            <text:p text:style-name="P84">C</text:p>
          </text:list-item>
          <text:list-item>
            <text:p text:style-name="P84">C</text:p>
          </text:list-item>
          <text:list-item>
            <text:p text:style-name="P84">D</text:p>
          </text:list-item>
        </text:list>
      </text:section>
      <text:list xml:id="list454249205" text:continue-numbering="true" text:style-name="L43">
        <text:list-item>
          <text:p text:style-name="P84">The abbreviation “U” can be misread as the number “0” or “4” or the cursive letters for “cc”.</text:p>
        </text:list-item>
        <text:list-item>
          <text:p text:style-name="P84">Apothecary symbols should be avoided because they can easily be misread as number or othr symbols (i.e., the dram symbol looks like a 3 and the abbreviation for grain can be misread as gram).</text:p>
        </text:list-item>
        <text:list-item>
          <text:p text:style-name="P84">A trailing zero should be avoided because if the decimal is missed it may result in a patient being overdosed.</text:p>
        </text:list-item>
        <text:list-item>
          <text:p text:style-name="P84">Yes, you should place a leading zero before a number that is less than 1 ast it will help to emphasize the decimal.</text:p>
        </text:list-item>
      </text:list>
      <text:p text:style-name="P4"/>
      <text:p text:style-name="P3">Chapter 9 - Basic Medication Calculations</text:p>
      <text:p text:style-name="P4"/>
      <text:section text:style-name="Sect2" text:name="Section45">
        <text:p text:style-name="P4">Worksheet 9-1</text:p>
        <text:list xml:id="list1311421053" text:style-name="L44">
          <text:list-item>
            <text:p text:style-name="P85">4 capsules/dose</text:p>
          </text:list-item>
          <text:list-item>
            <text:p text:style-name="P85">8 tablets/dose</text:p>
          </text:list-item>
          <text:list-item>
            <text:p text:style-name="P85">6 tablets/dose</text:p>
          </text:list-item>
          <text:list-item>
            <text:p text:style-name="P85">4 capsules/dose</text:p>
          </text:list-item>
          <text:list-item>
            <text:p text:style-name="P85">0.5 tablets/dose</text:p>
          </text:list-item>
          <text:list-item>
            <text:p text:style-name="P85">4 capsules/dose</text:p>
          </text:list-item>
          <text:list-item>
            <text:p text:style-name="P85">4 tablets/dose</text:p>
          </text:list-item>
          <text:list-item>
            <text:p text:style-name="P85">5 tablets/dose</text:p>
          </text:list-item>
          <text:list-item>
            <text:p text:style-name="P85">2 tablets/dose</text:p>
          </text:list-item>
          <text:list-item>
            <text:p text:style-name="P85">2 tablets/dose</text:p>
          </text:list-item>
          <text:list-item>
            <text:p text:style-name="P85">6 tablets/day</text:p>
          </text:list-item>
          <text:list-item>
            <text:p text:style-name="P85">24 tablets/day</text:p>
          </text:list-item>
          <text:list-item>
            <text:p text:style-name="P85">12 tablets/day</text:p>
          </text:list-item>
          <text:list-item>
            <text:p text:style-name="P85">8 capsules/day</text:p>
          </text:list-item>
          <text:list-item>
            <text:p text:style-name="P85">16 capsules/day</text:p>
          </text:list-item>
          <text:list-item>
            <text:p text:style-name="P85">48 tablets/day</text:p>
          </text:list-item>
          <text:list-item>
            <text:p text:style-name="P85">12 tablets/day</text:p>
          </text:list-item>
          <text:list-item>
            <text:p text:style-name="P85">1 tablet/day</text:p>
          </text:list-item>
          <text:list-item>
            <text:p text:style-name="P85">2 tablets/day</text:p>
          </text:list-item>
          <text:list-item>
            <text:p text:style-name="P85">6 tablets/day</text:p>
          </text:list-item>
          <text:list-item>
            <text:p text:style-name="P85">14 tablets</text:p>
          </text:list-item>
          <text:list-item>
            <text:p text:style-name="P85">14 tablets</text:p>
          </text:list-item>
          <text:list-item>
            <text:p text:style-name="P85">21 tablets</text:p>
          </text:list-item>
          <text:list-item>
            <text:p text:style-name="P85">30 tablets</text:p>
          </text:list-item>
          <text:list-item>
            <text:p text:style-name="P85">14 tablets</text:p>
          </text:list-item>
          <text:list-item>
            <text:p text:style-name="P85">12 capsules</text:p>
          </text:list-item>
          <text:list-item>
            <text:p text:style-name="P85">63 tablets</text:p>
          </text:list-item>
          <text:list-item>
            <text:p text:style-name="P85">84 tablets</text:p>
          </text:list-item>
          <text:list-item>
            <text:p text:style-name="P85">540 capsules</text:p>
          </text:list-item>
        </text:list>
      </text:section>
      <text:p text:style-name="P4"/>
      <text:section text:style-name="Sect2" text:name="Section46">
        <text:p text:style-name="P4">Worksheet 9-2</text:p>
        <text:list xml:id="list1136682584" text:style-name="L45">
          <text:list-item>
            <text:p text:style-name="P86">0.75 cc</text:p>
          </text:list-item>
          <text:list-item>
            <text:p text:style-name="P86">0.4 cc</text:p>
          </text:list-item>
          <text:list-item>
            <text:p text:style-name="P86">0.5 cc</text:p>
          </text:list-item>
          <text:list-item>
            <text:p text:style-name="P86">0.4 cc</text:p>
          </text:list-item>
          <text:list-item>
            <text:p text:style-name="P86">1.5 cc</text:p>
          </text:list-item>
          <text:list-item>
            <text:p text:style-name="P86">1.875 cc</text:p>
          </text:list-item>
          <text:list-item>
            <text:p text:style-name="P86">1.6 cc</text:p>
          </text:list-item>
          <text:list-item>
            <text:p text:style-name="P86">0.8 cc</text:p>
          </text:list-item>
          <text:list-item>
            <text:p text:style-name="P86">1.5 mL</text:p>
          </text:list-item>
          <text:list-item>
            <text:p text:style-name="P86">21 mL</text:p>
          </text:list-item>
          <text:list-item>
            <text:p text:style-name="P86">6.5 mL</text:p>
          </text:list-item>
          <text:list-item>
            <text:p text:style-name="P86">1.2 cc</text:p>
          </text:list-item>
          <text:list-item>
            <text:p text:style-name="P86">2.5 cc</text:p>
          </text:list-item>
          <text:list-item>
            <text:p text:style-name="P86">1.5 cc</text:p>
          </text:list-item>
          <text:list-item>
            <text:p text:style-name="P86"><text:soft-page-break/>0.5 cc</text:p>
          </text:list-item>
          <text:list-item>
            <text:p text:style-name="P86">0.15 mL</text:p>
          </text:list-item>
          <text:list-item>
            <text:p text:style-name="P86">0.28 mL</text:p>
          </text:list-item>
          <text:list-item>
            <text:p text:style-name="P86">2.4 mL</text:p>
          </text:list-item>
          <text:list-item>
            <text:p text:style-name="P86">2 cc</text:p>
          </text:list-item>
          <text:list-item>
            <text:p text:style-name="P86">1.5 cc</text:p>
          </text:list-item>
          <text:list-item>
            <text:p text:style-name="P86">0.5 cc</text:p>
          </text:list-item>
          <text:list-item>
            <text:p text:style-name="P86">3.75 cc</text:p>
          </text:list-item>
          <text:list-item>
            <text:p text:style-name="P86">0.75 cc</text:p>
          </text:list-item>
          <text:list-item>
            <text:p text:style-name="P86">8 mL</text:p>
          </text:list-item>
          <text:list-item>
            <text:p text:style-name="P86">22.4 mL</text:p>
          </text:list-item>
        </text:list>
      </text:section>
      <text:p text:style-name="P4"/>
      <text:section text:style-name="Sect2" text:name="Section47">
        <text:p text:style-name="P4">Worksheet 9-3</text:p>
        <text:list xml:id="list254309959" text:style-name="L46">
          <text:list-item>
            <text:p text:style-name="P87">1.5 g</text:p>
          </text:list-item>
          <text:list-item>
            <text:p text:style-name="P87">10%</text:p>
          </text:list-item>
          <text:list-item>
            <text:p text:style-name="P87">50 cc</text:p>
          </text:list-item>
          <text:list-item>
            <text:p text:style-name="P87">1.5 g</text:p>
          </text:list-item>
          <text:list-item>
            <text:p text:style-name="P87">10%</text:p>
          </text:list-item>
          <text:list-item>
            <text:p text:style-name="P87">150 cc</text:p>
          </text:list-item>
          <text:list-item>
            <text:p text:style-name="P87">1.6 g</text:p>
          </text:list-item>
          <text:list-item>
            <text:p text:style-name="P87">0.5 g</text:p>
          </text:list-item>
          <text:list-item>
            <text:p text:style-name="P87">20%</text:p>
          </text:list-item>
          <text:list-item>
            <text:p text:style-name="P87">10%</text:p>
          </text:list-item>
          <text:list-item>
            <text:p text:style-name="P87">200 cc</text:p>
          </text:list-item>
          <text:list-item>
            <text:p text:style-name="P87">300 mL</text:p>
          </text:list-item>
          <text:list-item>
            <text:p text:style-name="P87">50 cc</text:p>
          </text:list-item>
          <text:list-item>
            <text:p text:style-name="P87">4.5 g</text:p>
          </text:list-item>
          <text:list-item>
            <text:p text:style-name="P87">62.5%</text:p>
          </text:list-item>
        </text:list>
      </text:section>
      <text:p text:style-name="P4"/>
      <text:section text:style-name="Sect2" text:name="Section48">
        <text:p text:style-name="P4">Worksheet 9-4</text:p>
        <text:list xml:id="list1199522766" text:style-name="L47">
          <text:list-item>
            <text:p text:style-name="P88">192.3 mL</text:p>
          </text:list-item>
          <text:list-item>
            <text:p text:style-name="P88">10 mL</text:p>
          </text:list-item>
          <text:list-item>
            <text:p text:style-name="P88">8 mL</text:p>
          </text:list-item>
          <text:list-item>
            <text:p text:style-name="P88">5 mL</text:p>
          </text:list-item>
          <text:list-item>
            <text:p text:style-name="P88">10 mL</text:p>
          </text:list-item>
          <text:list-item>
            <text:p text:style-name="P88">2.25 g</text:p>
          </text:list-item>
          <text:list-item>
            <text:p text:style-name="P88">1 g</text:p>
          </text:list-item>
          <text:list-item>
            <text:p text:style-name="P88">4 mL</text:p>
          </text:list-item>
          <text:list-item>
            <text:p text:style-name="P88">250 mL</text:p>
          </text:list-item>
          <text:list-item>
            <text:p text:style-name="P88">2 tablespoons</text:p>
          </text:list-item>
        </text:list>
      </text:section>
      <text:p text:style-name="P4"/>
      <text:section text:style-name="Sect2" text:name="Section49">
        <text:p text:style-name="P4">Worksheet 9-5</text:p>
        <text:list xml:id="list264709270" text:style-name="L48">
          <text:list-item>
            <text:p text:style-name="P89">2 tablets/dose</text:p>
          </text:list-item>
          <text:list-item>
            <text:p text:style-name="P89">3 tablets/dose</text:p>
          </text:list-item>
          <text:list-item>
            <text:p text:style-name="P89">2 tablets/dose</text:p>
          </text:list-item>
          <text:list-item>
            <text:p text:style-name="P89">1.5 tablets/dose</text:p>
          </text:list-item>
          <text:list-item>
            <text:p text:style-name="P89">1 capsule/dose</text:p>
          </text:list-item>
          <text:list-item>
            <text:p text:style-name="P89">8 tablets/day</text:p>
          </text:list-item>
          <text:list-item>
            <text:p text:style-name="P89">1 tablet/day</text:p>
          </text:list-item>
          <text:list-item>
            <text:p text:style-name="P89">8 capsules/day</text:p>
          </text:list-item>
          <text:list-item>
            <text:p text:style-name="P89">15 tablets/day</text:p>
          </text:list-item>
          <text:list-item>
            <text:p text:style-name="P89">2 capsules/day</text:p>
          </text:list-item>
          <text:list-item>
            <text:p text:style-name="P89">0.6 cc</text:p>
          </text:list-item>
          <text:list-item>
            <text:p text:style-name="P89">0.4 cc</text:p>
          </text:list-item>
          <text:list-item>
            <text:p text:style-name="P89">1.5 cc</text:p>
          </text:list-item>
          <text:list-item>
            <text:p text:style-name="P89">0.8 cc</text:p>
          </text:list-item>
          <text:list-item>
            <text:p text:style-name="P89">2.5 cc</text:p>
          </text:list-item>
          <text:list-item>
            <text:p text:style-name="P89">0.8 g</text:p>
          </text:list-item>
          <text:list-item>
            <text:p text:style-name="P89">3%</text:p>
          </text:list-item>
          <text:list-item>
            <text:p text:style-name="P89">90 mL</text:p>
          </text:list-item>
          <text:list-item>
            <text:p text:style-name="P89">0.5 g</text:p>
          </text:list-item>
          <text:list-item>
            <text:p text:style-name="P89">10%</text:p>
          </text:list-item>
        </text:list>
      </text:section>
      <text:p text:style-name="P4"/>
      <text:p text:style-name="P3">Chapter 10 - Basic Infusion Calculations</text:p>
      <text:p text:style-name="P4"/>
      <text:section text:style-name="Sect2" text:name="Section50">
        <text:p text:style-name="P4">Worksheet 10-1</text:p>
        <text:list xml:id="list1520746919" text:style-name="L49">
          <text:list-item>
            <text:p text:style-name="P90">8 cc of 50% stock solution; 32 cc of diluent</text:p>
          </text:list-item>
          <text:list-item>
            <text:p text:style-name="P90">400 cc of 25% stock solution; 600 cc of diluent</text:p>
          </text:list-item>
          <text:list-item>
            <text:p text:style-name="P90">200 mL of 50% stock solution; 300 ml of diluent</text:p>
          </text:list-item>
          <text:list-item>
            <text:p text:style-name="P90">25 mL of 40% stock solution; 475 mL of diluent</text:p>
          </text:list-item>
          <text:list-item>
            <text:p text:style-name="P90">80 cc of 20% stock solution; 120 cc of diluent</text:p>
          </text:list-item>
          <text:list-item>
            <text:p text:style-name="P90">5 cc of 40% stock solution; 15 cc of diluent</text:p>
          </text:list-item>
          <text:list-item>
            <text:p text:style-name="P90">102.7 mL of 14.6% sodium chloride; 397.3 mL sterile water for injection</text:p>
          </text:list-item>
          <text:list-item>
            <text:p text:style-name="P90">100 mL of 50% mannitol; 150 mL of diluent</text:p>
          </text:list-item>
          <text:list-item>
            <text:p text:style-name="P90">24 mL of 10% povidone-iodine; 216 mL of diluent</text:p>
          </text:list-item>
          <text:list-item>
            <text:p text:style-name="P90">42 mL of 5.95% sodium hypochlorite solution; 958 mL of diluent</text:p>
          </text:list-item>
          <text:list-item>
            <text:p text:style-name="P90">0.61%</text:p>
          </text:list-item>
          <text:list-item>
            <text:p text:style-name="P90">167 mL of 70% dextrose solution; 833 mL of 40% dextrose solution</text:p>
          </text:list-item>
        </text:list>
      </text:section>
      <text:p text:style-name="P4"/>
      <text:section text:style-name="Sect2" text:name="Section51">
        <text:p text:style-name="P4">Worksheet 10-2</text:p>
        <text:list xml:id="list545988041" text:style-name="L50">
          <text:list-item>
            <text:p text:style-name="P91">31 gtt/min</text:p>
          </text:list-item>
          <text:list-item>
            <text:p text:style-name="P91">42 gtt/min</text:p>
          </text:list-item>
          <text:list-item>
            <text:p text:style-name="P91">21 gtt/min</text:p>
          </text:list-item>
          <text:list-item>
            <text:p text:style-name="P91">26 gtt/min</text:p>
          </text:list-item>
          <text:list-item>
            <text:p text:style-name="P91">150 mL/hr</text:p>
          </text:list-item>
          <text:list-item>
            <text:p text:style-name="P91">64.75 mL/hr</text:p>
          </text:list-item>
          <text:list-item>
            <text:p text:style-name="P91">25 minutes</text:p>
          </text:list-item>
          <text:list-item>
            <text:p text:style-name="P91">0300 on Wednesday</text:p>
          </text:list-item>
          <text:list-item>
            <text:p text:style-name="P91">10 hours</text:p>
          </text:list-item>
          <text:list-item>
            <text:p text:style-name="P91">approximately midnight (0000)</text:p>
          </text:list-item>
          <text:list-item>
            <text:p text:style-name="P91">While technically either tubing set could be used, it would probably be easier to time 50 drops/minute with the microdrip tubing than 8 drops/minute with the other tubing.</text:p>
          </text:list-item>
        </text:list>
      </text:section>
      <text:p text:style-name="P4"/>
      <text:section text:style-name="Sect2" text:name="Section52">
        <text:p text:style-name="P4">Worksheet 10-3</text:p>
        <text:list xml:id="list754317700" text:style-name="L51">
          <text:list-item>
            <text:p text:style-name="P92">37.5 mL</text:p>
          </text:list-item>
          <text:list-item>
            <text:p text:style-name="P92">0.18 mL</text:p>
          </text:list-item>
          <text:list-item>
            <text:p text:style-name="P92"><text:soft-page-break/>5.8 mL</text:p>
          </text:list-item>
          <text:list-item>
            <text:p text:style-name="P92">12.5 mL</text:p>
          </text:list-item>
          <text:list-item>
            <text:p text:style-name="P92">1.6 mL</text:p>
          </text:list-item>
          <text:list-item>
            <text:p text:style-name="P92"/>
            <text:list>
              <text:list-item>
                <text:p text:style-name="P92">2850 mg</text:p>
              </text:list-item>
              <text:list-item>
                <text:p text:style-name="P92">11,799 mg</text:p>
              </text:list-item>
            </text:list>
          </text:list-item>
          <text:list-item>
            <text:p text:style-name="P92"/>
            <text:list>
              <text:list-item>
                <text:p text:style-name="P92">1400 mg</text:p>
              </text:list-item>
              <text:list-item>
                <text:p text:style-name="P92">700 mg</text:p>
              </text:list-item>
            </text:list>
          </text:list-item>
          <text:list-item>
            <text:p text:style-name="P92">117,273 units</text:p>
          </text:list-item>
        </text:list>
      </text:section>
      <text:p text:style-name="P4"/>
      <text:section text:style-name="Sect2" text:name="Section53">
        <text:p text:style-name="P4">Worksheet 10-4</text:p>
        <text:list xml:id="list525167275" text:style-name="L52">
          <text:list-item>
            <text:p text:style-name="P93">470 mcg</text:p>
          </text:list-item>
          <text:list-item>
            <text:p text:style-name="P93"/>
            <text:list>
              <text:list-item>
                <text:p text:style-name="P93">50 mg</text:p>
              </text:list-item>
              <text:list-item>
                <text:p text:style-name="P93">12.5 mL</text:p>
              </text:list-item>
              <text:list-item>
                <text:p text:style-name="P93">1 vial</text:p>
              </text:list-item>
            </text:list>
          </text:list-item>
          <text:list-item>
            <text:p text:style-name="P93">768 mL</text:p>
          </text:list-item>
          <text:list-item>
            <text:p text:style-name="P93">1 mL</text:p>
          </text:list-item>
          <text:list-item>
            <text:p text:style-name="P93">6.56 g</text:p>
          </text:list-item>
        </text:list>
      </text:section>
      <text:p text:style-name="P4"/>
      <text:section text:style-name="Sect2" text:name="Section54">
        <text:p text:style-name="P4">Worksheet 10-5</text:p>
        <text:list xml:id="list884367312" text:style-name="L53">
          <text:list-item>
            <text:p text:style-name="P94"/>
            <text:list>
              <text:list-item>
                <text:p text:style-name="P94">12.7 mg</text:p>
              </text:list-item>
              <text:list-item>
                <text:p text:style-name="P94">14.6 mg</text:p>
              </text:list-item>
              <text:list-item>
                <text:p text:style-name="P94">2.3 mg</text:p>
              </text:list-item>
              <text:list-item>
                <text:p text:style-name="P94">36.4 mg</text:p>
              </text:list-item>
            </text:list>
          </text:list-item>
          <text:list-item>
            <text:p text:style-name="P94"/>
            <text:list>
              <text:list-item>
                <text:p text:style-name="P94">25 mg</text:p>
              </text:list-item>
              <text:list-item>
                <text:p text:style-name="P94">20.8 mg</text:p>
              </text:list-item>
              <text:list-item>
                <text:p text:style-name="P94">21.3 mg</text:p>
              </text:list-item>
              <text:list-item>
                <text:p text:style-name="P94">36.4 mg</text:p>
              </text:list-item>
            </text:list>
          </text:list-item>
          <text:list-item>
            <text:p text:style-name="P94"/>
            <text:list>
              <text:list-item>
                <text:p text:style-name="P94">125 mg</text:p>
              </text:list-item>
              <text:list-item>
                <text:p text:style-name="P94">127.5 mg</text:p>
              </text:list-item>
              <text:list-item>
                <text:p text:style-name="P94">146.7 mg</text:p>
              </text:list-item>
              <text:list-item>
                <text:p text:style-name="P94">100 mg</text:p>
              </text:list-item>
            </text:list>
          </text:list-item>
        </text:list>
      </text:section>
      <text:p text:style-name="P4"/>
      <text:section text:style-name="Sect2" text:name="Section55">
        <text:p text:style-name="P4">Worksheet 10-6</text:p>
        <text:list xml:id="list702212919" text:style-name="L54">
          <text:list-item>
            <text:p text:style-name="P95">51.4 mL of 14.6% sodium chloride; 198.6 mL sterile water for injection</text:p>
          </text:list-item>
          <text:list-item>
            <text:p text:style-name="P95">12.5 mL of 2% stock solution</text:p>
          </text:list-item>
          <text:list-item>
            <text:p text:style-name="P95">1316 mL of 95% ethyl alcohol; 1184 mL of NS</text:p>
          </text:list-item>
          <text:list-item>
            <text:p text:style-name="P95">6 mL of 10% cyclosporine solution</text:p>
          </text:list-item>
          <text:list-item>
            <text:p text:style-name="P95">18 mL of 5% potassium permanganate stock solution; 162 mL of diluent</text:p>
          </text:list-item>
          <text:list-item>
            <text:p text:style-name="P95">56 gtt/min</text:p>
          </text:list-item>
          <text:list-item>
            <text:p text:style-name="P95">125 mL/hr</text:p>
          </text:list-item>
          <text:list-item>
            <text:p text:style-name="P95">31 gtt/min</text:p>
          </text:list-item>
          <text:list-item>
            <text:p text:style-name="P95">15 minutes</text:p>
          </text:list-item>
          <text:list-item>
            <text:p text:style-name="P95">21 gtt/min</text:p>
          </text:list-item>
          <text:list-item>
            <text:p text:style-name="P95">0.3 mg</text:p>
          </text:list-item>
          <text:list-item>
            <text:p text:style-name="P95">19.9 mg</text:p>
          </text:list-item>
          <text:list-item>
            <text:p text:style-name="P95">5.727 g</text:p>
          </text:list-item>
          <text:list-item>
            <text:p text:style-name="P95">45 mL</text:p>
          </text:list-item>
          <text:list-item>
            <text:p text:style-name="P95">9.4 mL</text:p>
          </text:list-item>
          <text:list-item>
            <text:p text:style-name="P95">117 mg</text:p>
          </text:list-item>
          <text:list-item>
            <text:p text:style-name="P95">2 mg</text:p>
          </text:list-item>
          <text:list-item>
            <text:p text:style-name="P95">1485 mg</text:p>
          </text:list-item>
          <text:list-item>
            <text:p text:style-name="P95">29.7 mL</text:p>
          </text:list-item>
          <text:list-item>
            <text:p text:style-name="P95">3 vials</text:p>
          </text:list-item>
          <text:list-item>
            <text:p text:style-name="P95">864 mL</text:p>
          </text:list-item>
          <text:list-item>
            <text:p text:style-name="P95">670 mg</text:p>
          </text:list-item>
          <text:list-item>
            <text:p text:style-name="P95">Young's rule</text:p>
          </text:list-item>
          <text:list-item>
            <text:p text:style-name="P95">113.6 mg</text:p>
          </text:list-item>
          <text:list-item>
            <text:p text:style-name="P95">133.5 mg</text:p>
          </text:list-item>
          <text:list-item>
            <text:p text:style-name="P95">133.3 mg</text:p>
          </text:list-item>
          <text:list-item>
            <text:p text:style-name="P95">171.4 mg</text:p>
          </text:list-item>
          <text:list-item>
            <text:p text:style-name="P95">166.7 mg</text:p>
          </text:list-item>
        </text:list>
      </text:section>
      <text:p text:style-name="P4"/>
      <text:p text:style-name="P3">Chapter 11 - Day's Supply</text:p>
      <text:p text:style-name="P4"/>
      <text:section text:style-name="Sect2" text:name="Section56">
        <text:p text:style-name="P4">Worksheet 11-1</text:p>
        <text:list xml:id="list2055984190" text:style-name="L55">
          <text:list-item>
            <text:p text:style-name="P96">30 days</text:p>
          </text:list-item>
          <text:list-item>
            <text:p text:style-name="P96">6 days</text:p>
          </text:list-item>
          <text:list-item>
            <text:p text:style-name="P96">10 days</text:p>
          </text:list-item>
          <text:list-item>
            <text:p text:style-name="P96">30 days</text:p>
          </text:list-item>
          <text:list-item>
            <text:p text:style-name="P96">50 days</text:p>
          </text:list-item>
          <text:list-item>
            <text:p text:style-name="P96">12 days</text:p>
          </text:list-item>
          <text:list-item>
            <text:p text:style-name="P96">90 days</text:p>
          </text:list-item>
          <text:list-item>
            <text:p text:style-name="P96">13 days</text:p>
          </text:list-item>
          <text:list-item>
            <text:p text:style-name="P96">30 days</text:p>
          </text:list-item>
          <text:list-item>
            <text:p text:style-name="P96">14 days</text:p>
          </text:list-item>
          <text:list-item>
            <text:p text:style-name="P96">Many pharmacies would enter it as 5 days even though it works to 4.<text:span text:style-name="T14">6</text:span> days.</text:p>
          </text:list-item>
          <text:list-item>
            <text:p text:style-name="P96">28 days</text:p>
          </text:list-item>
          <text:list-item>
            <text:p text:style-name="P96">30 days</text:p>
          </text:list-item>
          <text:list-item>
            <text:p text:style-name="P96">27 days</text:p>
          </text:list-item>
          <text:list-item>
            <text:p text:style-name="P96">15 days</text:p>
          </text:list-item>
          <text:list-item>
            <text:p text:style-name="P96">30 days</text:p>
          </text:list-item>
          <text:list-item>
            <text:p text:style-name="P96">5 days</text:p>
          </text:list-item>
          <text:list-item>
            <text:p text:style-name="P96">18 days</text:p>
          </text:list-item>
          <text:list-item>
            <text:p text:style-name="P96">25 days</text:p>
          </text:list-item>
          <text:list-item>
            <text:p text:style-name="P96">100 days</text:p>
          </text:list-item>
          <text:list-item>
            <text:p text:style-name="P96">60 days</text:p>
          </text:list-item>
          <text:list-item>
            <text:p text:style-name="P96">30 days</text:p>
          </text:list-item>
          <text:list-item>
            <text:p text:style-name="P96">6 days</text:p>
          </text:list-item>
          <text:list-item>
            <text:p text:style-name="P96">90 days</text:p>
          </text:list-item>
          <text:list-item>
            <text:p text:style-name="P96">Even though there is enough gel for 7 days, the script is for 5 days.</text:p>
          </text:list-item>
          <text:list-item>
            <text:p text:style-name="P96">11 days</text:p>
          </text:list-item>
          <text:list-item>
            <text:p text:style-name="P96">14 days</text:p>
          </text:list-item>
          <text:list-item>
            <text:p text:style-name="P96">30 days</text:p>
          </text:list-item>
          <text:list-item>
            <text:p text:style-name="P96">30 days</text:p>
          </text:list-item>
          <text:list-item>
            <text:p text:style-name="P96">10 days</text:p>
          </text:list-item>
          <text:list-item>
            <text:p text:style-name="P96">30 days</text:p>
          </text:list-item>
          <text:list-item>
            <text:p text:style-name="P96">60 days</text:p>
          </text:list-item>
          <text:list-item>
            <text:p text:style-name="P96">16 days (many places automatically enter prn inhalers for 30 days)</text:p>
          </text:list-item>
          <text:list-item>
            <text:p text:style-name="P96">100 days</text:p>
          </text:list-item>
          <text:list-item>
            <text:p text:style-name="P96">84 days</text:p>
          </text:list-item>
          <text:list-item>
            <text:p text:style-name="P96">7 days</text:p>
          </text:list-item>
          <text:list-item>
            <text:p text:style-name="P96">90 days</text:p>
          </text:list-item>
          <text:list-item>
            <text:p text:style-name="P96"><text:soft-page-break/>100 days</text:p>
          </text:list-item>
          <text:list-item>
            <text:p text:style-name="P96">30 days</text:p>
          </text:list-item>
          <text:list-item>
            <text:p text:style-name="P96">30 days</text:p>
          </text:list-item>
          <text:list-item>
            <text:p text:style-name="P96">Even though there is enough cream for 9 days, the script is for 7 days.</text:p>
          </text:list-item>
          <text:list-item>
            <text:p text:style-name="P96">6 days</text:p>
          </text:list-item>
          <text:list-item>
            <text:p text:style-name="P96">12 days</text:p>
          </text:list-item>
          <text:list-item>
            <text:p text:style-name="P96">90 days</text:p>
          </text:list-item>
          <text:list-item>
            <text:p text:style-name="P96">12 days</text:p>
          </text:list-item>
          <text:list-item>
            <text:p text:style-name="P96">30 days</text:p>
          </text:list-item>
          <text:list-item>
            <text:p text:style-name="P96">10 days</text:p>
          </text:list-item>
          <text:list-item>
            <text:p text:style-name="P96">28 days</text:p>
          </text:list-item>
          <text:list-item>
            <text:p text:style-name="P96">5 days</text:p>
          </text:list-item>
          <text:list-item>
            <text:p text:style-name="P96">30 days</text:p>
          </text:list-item>
        </text:list>
      </text:section>
      <text:p text:style-name="P4"/>
      <text:section text:style-name="Sect3" text:name="Section57">
        <text:p text:style-name="P4">Worksheet 11-2</text:p>
        <text:list xml:id="list1028431872" text:style-name="L56">
          <text:list-item>
            <text:p text:style-name="P97">Dispense 1 inhaler at a time with 3 refills and no partials.</text:p>
          </text:list-item>
          <text:list-item>
            <text:p text:style-name="P97">Dispense 5 boxes at a time with 5 refills and no partials.</text:p>
          </text:list-item>
          <text:list-item>
            <text:p text:style-name="P97">Dispense 60 capsules at a time with 5 refills and no partials.</text:p>
          </text:list-item>
          <text:list-item>
            <text:p text:style-name="P97">Dispense 30 tablets at a time with 11 refills and no partials.</text:p>
          </text:list-item>
          <text:list-item>
            <text:p text:style-name="P97">Dispense 1 bottle at a time with 2 refills and no partials.</text:p>
          </text:list-item>
          <text:list-item>
            <text:p text:style-name="P97">Dispense 4 tablets at a time with 2 refills and no partials.</text:p>
          </text:list-item>
          <text:list-item>
            <text:p text:style-name="P97">Dispense 120 tablets at a time with 5 refills and no partials.</text:p>
          </text:list-item>
          <text:list-item>
            <text:p text:style-name="P97">Dispense 1 vial at a time with 2 refills and no partials.</text:p>
          </text:list-item>
          <text:list-item>
            <text:p text:style-name="P97">Dispense 30 tablets at a time with 9 refills and no partials.</text:p>
          </text:list-item>
          <text:list-item>
            <text:p text:style-name="P97">Dispense 2 vials at a time with 2 refills and no partials.</text:p>
          </text:list-item>
          <text:list-item>
            <text:p text:style-name="P97">Dispense 30 tablets at a time with 5 refills and a partial of 20 tablets.</text:p>
          </text:list-item>
          <text:list-item>
            <text:p text:style-name="P97">Dispense 30 capsules at a time with 1 refill and no partials.</text:p>
          </text:list-item>
          <text:list-item>
            <text:p text:style-name="P97">Dispense 30 tablets at a time with 5 refills and no partials.</text:p>
          </text:list-item>
          <text:list-item>
            <text:p text:style-name="P97">Dispense 30 tablets at a time with 9 refills and no partials.</text:p>
          </text:list-item>
          <text:list-item>
            <text:p text:style-name="P97">Dispense 60 capsules at a time with 2 refills and partial of 44 capsules.</text:p>
          </text:list-item>
          <text:list-item>
            <text:p text:style-name="P97">Dispense 30 patches at a time with 2 refills and no partials.</text:p>
          </text:list-item>
          <text:list-item>
            <text:p text:style-name="P97">Dispense 1 bottle at a time with 11 refills and no partials.</text:p>
          </text:list-item>
          <text:list-item>
            <text:p text:style-name="P97">Dispense 1 bottle at a time with 2 refills and no partials.</text:p>
          </text:list-item>
          <text:list-item>
            <text:p text:style-name="P97">Dispense 30 tablets at a time with 9 refills and no partials.</text:p>
          </text:list-item>
          <text:list-item>
            <text:p text:style-name="P97">Dispense 90 tablets at a time with 5 refills and no partials.</text:p>
          </text:list-item>
          <text:list-item>
            <text:p text:style-name="P97">Dispense 30 tablets at a time with 9 refills and no partials.</text:p>
          </text:list-item>
          <text:list-item>
            <text:p text:style-name="P97">Dispense 30 tablets at a time with 11 refills and no partials.</text:p>
          </text:list-item>
          <text:list-item>
            <text:p text:style-name="P97">Dispense 5 bottles at a time with 2 refills and a partial of 3 bottles.</text:p>
          </text:list-item>
          <text:list-item>
            <text:p text:style-name="P97">Dispense 90 tablets at a time with 5 refills and no partials.</text:p>
          </text:list-item>
          <text:list-item>
            <text:p text:style-name="P97">Dispense 60 tablets at a time with no refills and a partial of 40 tablets.</text:p>
          </text:list-item>
        </text:list>
      </text:section>
      <text:p text:style-name="P4"/>
      <text:p text:style-name="P3">Chapter 12 - Compounding Math</text:p>
      <text:p text:style-name="P4"/>
      <text:p text:style-name="P4">Worksheet 12-1</text:p>
      <text:list xml:id="list352666705" text:style-name="L57">
        <text:list-item>
          <text:p text:style-name="P98">Add 34 mL of water each time.</text:p>
        </text:list-item>
        <text:list-item>
          <text:p text:style-name="P98">4 mL clindamycin phosphate; 56 mL of Cetaphil Lotion</text:p>
        </text:list-item>
        <text:list-item>
          <text:p text:style-name="P98">40.8 mL diphenhydramine elixir; 12 mL lidocaine viscous; 48 mL nystatin suspension; 12.48 mL erythromycin ethyl succinate suspension; 6.72 mL cherry syrup</text:p>
        </text:list-item>
        <text:list-item>
          <text:p text:style-name="P98">8 capsules</text:p>
        </text:list-item>
        <text:list-item>
          <text:p text:style-name="P98">250 mL of each ingredient</text:p>
        </text:list-item>
        <text:list-item>
          <text:p text:style-name="P98">4.5 g ibuprofen powder</text:p>
        </text:list-item>
        <text:list-item>
          <text:p text:style-name="P98">5 capsules</text:p>
        </text:list-item>
        <text:list-item>
          <text:p text:style-name="P98">2.4 g testosterone; 5.2 g menthol; 112.4 g hydrophilic petrolatum</text:p>
        </text:list-item>
        <text:list-item>
          <text:p text:style-name="P98">3.4 g cholesterol; 3.4 g stearyl alcohol; 9.1 g white wax; 97.7 g white petrolatum <text:span text:style-name="T16">or</text:span> 3.6 g cholesterol; 3.6 g stearyl alcohol; 9.6 g white wax; 103.2 g white petrolatum</text:p>
        </text:list-item>
        <text:list-item>
          <text:p text:style-name="P98"><text:soft-page-break/>20 metfromin tablets; 100 mL Ora-Plus; 100 mL Ora-Sweet</text:p>
        </text:list-item>
      </text:list>
      <text:p text:style-name="P4"/>
      <text:p text:style-name="P4">Worksheet 12-2</text:p>
      <text:list xml:id="list1580267788" text:style-name="L58">
        <text:list-item>
          <text:p text:style-name="P99">4% diclofenac sodium</text:p>
        </text:list-item>
        <text:list-item>
          <text:p text:style-name="P99">2.4 g glycopyrrolate; 2.3 mL benzyl alcohol; qs 240 mL purified water</text:p>
        </text:list-item>
        <text:list-item>
          <text:p text:style-name="P99">120 tablets</text:p>
        </text:list-item>
        <text:list-item>
          <text:p text:style-name="P99">25 g potassium bromide</text:p>
        </text:list-item>
        <text:list-item>
          <text:p text:style-name="P99">1% hydrocortisone</text:p>
        </text:list-item>
        <text:list-item>
          <text:p text:style-name="P99">9.6 mL promethazine; 125 mL codeine; 105.4 mL cherry syrup</text:p>
        </text:list-item>
        <text:list-item>
          <text:p text:style-name="P99">60 tablets</text:p>
        </text:list-item>
        <text:list-item>
          <text:p text:style-name="P99">4 tablets</text:p>
        </text:list-item>
        <text:list-item>
          <text:p text:style-name="P99">6 capsules</text:p>
        </text:list-item>
        <text:list-item>
          <text:p text:style-name="P99">160 mL nystatin; 16 mL gentamicin; 8 mL colistimethate</text:p>
        </text:list-item>
        <text:list-item>
          <text:p text:style-name="P99">12 acetazolamide tablets; 60 mL Ora-Plus; 60 mL Ora-Sweet</text:p>
        </text:list-item>
        <text:list-item>
          <text:p text:style-name="P99">24 amlodipine tablets; 60 mL Ora-Plus; 60 mL Ora-Sweet</text:p>
        </text:list-item>
        <text:list-item>
          <text:p text:style-name="P99">12 tablets</text:p>
        </text:list-item>
        <text:list-item>
          <text:p text:style-name="P99">120 tablets</text:p>
        </text:list-item>
        <text:list-item>
          <text:p text:style-name="P99">15 tablets</text:p>
        </text:list-item>
      </text:list>
      <text:p text:style-name="P4"/>
      <text:p text:style-name="P4">Worksheet 12-3</text:p>
      <text:list xml:id="list36360551" text:style-name="L59">
        <text:list-item>
          <text:p text:style-name="P100">Add 30 mL of water initially to wet powder, then add another 60 mL</text:p>
        </text:list-item>
        <text:list-item>
          <text:p text:style-name="P100">20 mL Donnatal elixir; 20 mL lidocaine viscous; 80 mL Mylanta</text:p>
        </text:list-item>
        <text:list-item>
          <text:p text:style-name="P100">5.68 g ichthammol; 5.68 g lanolin; 45.44 g white petrolatum <text:span text:style-name="T16">or</text:span> 6 g ichthammol; 6 g lanolin; 48 g white petrolatum</text:p>
        </text:list-item>
        <text:list-item>
          <text:p text:style-name="P100">38.4 g zinc oxide; 1.2 g menthol; 2.4 g phenol; 220.8 mL calcium hydroxide solution; qs ad 480 mL olive oil</text:p>
        </text:list-item>
        <text:list-item>
          <text:p text:style-name="P100">4.8 g diclofenac sodium; 55.2 g Pentravan cream</text:p>
        </text:list-item>
        <text:list-item>
          <text:p text:style-name="P100">30 tetracycline capsules; 150 mL Ora-Plus; 150 mL Ora-Sweet</text:p>
        </text:list-item>
        <text:list-item>
          <text:p text:style-name="P100">120 mg benzocaine; 840 mg acacia; 6 drops food coloring; 6 drops flavoring</text:p>
        </text:list-item>
        <text:list-item>
          <text:p text:style-name="P100">0.91 mL</text:p>
        </text:list-item>
        <text:list-item>
          <text:p text:style-name="P100">12.5 g erythromycin concentrate; 37.5 g ophthalmic base; 0.5% erythromycin</text:p>
        </text:list-item>
        <text:list-item>
          <text:p text:style-name="P100">12 clonazepam tablets; 60 mL Ora-Plus; 60 mL Ora-Sweet</text:p>
        </text:list-item>
        <text:list-item>
          <text:p text:style-name="P100">12 tablets</text:p>
        </text:list-item>
        <text:list-item>
          <text:p text:style-name="P100">30 bethanechol tablets; 30 mL Ora-Plus; 30 mL Ora-Sweet</text:p>
        </text:list-item>
        <text:list-item>
          <text:p text:style-name="P100"><text:s/></text:p>
          <text:list>
            <text:list-item>
              <text:p text:style-name="P100">15 mL</text:p>
            </text:list-item>
            <text:list-item>
              <text:p text:style-name="P100">240 mL</text:p>
            </text:list-item>
            <text:list-item>
              <text:p text:style-name="P100">240 tablets</text:p>
            </text:list-item>
          </text:list>
        </text:list-item>
        <text:list-item>
          <text:p text:style-name="P100">40 diltiazem tablets; 150 mL Ora-Plus; 150 mL Ora-Sweet</text:p>
        </text:list-item>
        <text:list-item>
          <text:p text:style-name="P100">1.8 g gabapentin; 0.72 g xanthum gum; 1.35 g stevia; 1.35 g acesulfame; 0.18 g sodium saccharin; 0.36 mL magnasweet solution; 0.18 mL citric acid; 0.9 g sodium chloride; 1.8 mL bitter stopping agent flavor; 3.6 mL glycerin; 5.4 mL chicken flavor; qs 180 mL bacteriostatic water</text:p>
        </text:list-item>
      </text:list>
      <text:p text:style-name="P4"/>
      <text:p text:style-name="P4">Worksheet 12-4</text:p>
      <text:list xml:id="list202734903" text:style-name="L60">
        <text:list-item>
          <text:p text:style-name="P101">5.7%</text:p>
        </text:list-item>
        <text:list-item>
          <text:p text:style-name="P101">crush and triturate 12 tablets then weigh out 3.71 grams</text:p>
        </text:list-item>
        <text:list-item>
          <text:p text:style-name="P101"><text:soft-page-break/>2.4 g procaine; 25.24 g cocoa butter</text:p>
        </text:list-item>
        <text:list-item>
          <text:p text:style-name="P101">size 3 capsule shell</text:p>
        </text:list-item>
        <text:list-item>
          <text:p text:style-name="P101"><text:s/></text:p>
          <text:list>
            <text:list-item>
              <text:p text:style-name="P101">58.5%</text:p>
            </text:list-item>
            <text:list-item>
              <text:p text:style-name="P101">5 mg morphine</text:p>
            </text:list-item>
            <text:list-item>
              <text:p text:style-name="P101">5 mg cocaine</text:p>
            </text:list-item>
          </text:list>
        </text:list-item>
        <text:list-item>
          <text:p text:style-name="P101">30 levothyroxine tablets; 48 mL glycerin; qs 120 mL distilled water</text:p>
        </text:list-item>
        <text:list-item>
          <text:p text:style-name="P101">25 g bentonite; 475 mL purified water</text:p>
        </text:list-item>
        <text:list-item>
          <text:p text:style-name="P101">crush and triturate 13 tablets then weigh out 7.94 grams</text:p>
        </text:list-item>
        <text:list-item>
          <text:p text:style-name="P101"><text:s/></text:p>
          <text:list>
            <text:list-item>
              <text:p text:style-name="P101">2.4 g procaine</text:p>
            </text:list-item>
            <text:list-item>
              <text:p text:style-name="P101">1.2 g hydrocortisone acetate</text:p>
            </text:list-item>
            <text:list-item>
              <text:p text:style-name="P101">0.72 g witch hazel; 0.73 mL witch hazel</text:p>
            </text:list-item>
            <text:list-item>
              <text:p text:style-name="P101">44.55 g cocoa butter</text:p>
            </text:list-item>
          </text:list>
        </text:list-item>
        <text:list-item>
          <text:p text:style-name="P101">size 1 capsule shell</text:p>
        </text:list-item>
      </text:list>
      <text:p text:style-name="P4"/>
      <text:p text:style-name="P4">Worksheet 12-5</text:p>
      <text:list xml:id="list1730718076" text:style-name="L61">
        <text:list-item>
          <text:p text:style-name="P102">Add 30.5 mL of water each time.</text:p>
        </text:list-item>
        <text:list-item>
          <text:p text:style-name="P102">Add 26 mL of water each time.</text:p>
        </text:list-item>
        <text:list-item>
          <text:p text:style-name="P102">30 mL lidocaine HCl; 90 mL Cetaphil Lotion</text:p>
        </text:list-item>
        <text:list-item>
          <text:p text:style-name="P102">6 g precipitated sulfur; 1.2 g salicylic acid; 52.8 g hydrophilic ointment</text:p>
        </text:list-item>
        <text:list-item>
          <text:p text:style-name="P102">45.4 g precipitated sulfur; 9.08 g salicylic acid; 399.52 g hydrophilic ointment</text:p>
        </text:list-item>
        <text:list-item>
          <text:p text:style-name="P102">160 mL of each ingredient</text:p>
        </text:list-item>
        <text:list-item>
          <text:p text:style-name="P102"><text:s/></text:p>
          <text:list>
            <text:list-item>
              <text:p text:style-name="P102">368 mL of Mudd Mixture</text:p>
            </text:list-item>
            <text:list-item>
              <text:p text:style-name="P102">320 mL nystatin; 32 mL gentamicin; 16 mL colistimethate</text:p>
            </text:list-item>
            <text:list-item>
              <text:p text:style-name="P102">1 bottle of nystatin; 2 vials of gentamicin; 3 vials of colistimethate</text:p>
            </text:list-item>
          </text:list>
        </text:list-item>
        <text:list-item>
          <text:p text:style-name="P102">12 capsules</text:p>
        </text:list-item>
        <text:list-item>
          <text:p text:style-name="P102"/>
          <text:list>
            <text:list-item>
              <text:p text:style-name="P102">0.568 g metronidazole; 0.568 g silver sulfadiazine; 2.84 g glycerin; qs 56.8 g hydrophylic ointment <text:span text:style-name="T16">or</text:span> 0.6 g metronidazole; 0.6 g silver sulfadiazine; 3 g glycerin; qs 60 g hydrophylic ointment</text:p>
            </text:list-item>
            <text:list-item>
              <text:p text:style-name="P102">2.27 mL <text:span text:style-name="T16">or</text:span> 2.4 mL glycerin</text:p>
            </text:list-item>
          </text:list>
        </text:list-item>
        <text:list-item>
          <text:p text:style-name="P102"><text:s/></text:p>
          <text:list>
            <text:list-item>
              <text:p text:style-name="P102">120 mg lidocaine HCl; 840 mg acacia; 6 drops food coloring; 6 drops flavoring</text:p>
            </text:list-item>
            <text:list-item>
              <text:p text:style-name="P102">3 mL lidocaine HCl</text:p>
            </text:list-item>
          </text:list>
        </text:list-item>
        <text:list-item>
          <text:p text:style-name="P102">5 tablets</text:p>
        </text:list-item>
        <text:list-item>
          <text:p text:style-name="P102">crush and triturate 4 tablets then weigh out 0.3 grams</text:p>
        </text:list-item>
        <text:list-item>
          <text:p text:style-name="P102">0.6 g aminophylline; 12.47 g cocoa butter</text:p>
        </text:list-item>
        <text:list-item>
          <text:p text:style-name="P102">size 0 capsule shell</text:p>
        </text:list-item>
        <text:list-item>
          <text:p text:style-name="P102"><text:s/></text:p>
          <text:list>
            <text:list-item>
              <text:p text:style-name="P102">24 mL prednisone elixir</text:p>
            </text:list-item>
            <text:list-item>
              <text:p text:style-name="P102">156 mL cherry syrup</text:p>
            </text:list-item>
          </text:list>
        </text:list-item>
      </text:list>
      <text:p text:style-name="P4"/>
      <text:p text:style-name="P4"><text:span text:style-name="T5">Chapter 13 - Calculations for Billing Compounds</text:span> </text:p>
      <text:p text:style-name="P4"/>
      <text:section text:style-name="Sect2" text:name="Section58">
        <text:p text:style-name="P4">Worksheet 13-1 </text:p>
        <text:list xml:id="list1541535109" text:style-name="L62">
          <text:list-item>
            <text:p text:style-name="P48">$19.84 </text:p>
          </text:list-item>
          <text:list-item>
            <text:p text:style-name="P48">$33.59 </text:p>
          </text:list-item>
          <text:list-item>
            <text:p text:style-name="P48"><text:soft-page-break/>$33.80 </text:p>
          </text:list-item>
          <text:list-item>
            <text:p text:style-name="P48">$78.92 </text:p>
          </text:list-item>
          <text:list-item>
            <text:p text:style-name="P48">$38.53 </text:p>
          </text:list-item>
          <text:list-item>
            <text:p text:style-name="P48">$43.04 </text:p>
          </text:list-item>
          <text:list-item>
            <text:p text:style-name="P48">$30.91 </text:p>
          </text:list-item>
          <text:list-item>
            <text:p text:style-name="P48">$46.45 </text:p>
          </text:list-item>
          <text:list-item>
            <text:p text:style-name="P48">$20.52 </text:p>
          </text:list-item>
          <text:list-item>
            <text:p text:style-name="P48">$34.18</text:p>
          </text:list-item>
        </text:list>
      </text:section>
      <text:p text:style-name="P4"/>
      <text:section text:style-name="Sect2" text:name="Section59">
        <text:p text:style-name="P4">Worksheet 13-2 </text:p>
        <text:list xml:id="list1292489438" text:style-name="L63">
          <text:list-item>
            <text:p text:style-name="P49">$83.21 </text:p>
          </text:list-item>
          <text:list-item>
            <text:p text:style-name="P49">$38.69 </text:p>
          </text:list-item>
          <text:list-item>
            <text:p text:style-name="P49">$29.95 </text:p>
          </text:list-item>
          <text:list-item>
            <text:p text:style-name="P49">$21.19 </text:p>
          </text:list-item>
          <text:list-item>
            <text:p text:style-name="P49">$25.03 </text:p>
          </text:list-item>
          <text:list-item>
            <text:p text:style-name="P49">$56.51 </text:p>
          </text:list-item>
          <text:list-item>
            <text:p text:style-name="P49">$19.92 </text:p>
          </text:list-item>
          <text:list-item>
            <text:p text:style-name="P49">$38.12 </text:p>
          </text:list-item>
          <text:list-item>
            <text:p text:style-name="P49">$27.41 </text:p>
          </text:list-item>
          <text:list-item>
            <text:p text:style-name="P49">$13.98</text:p>
          </text:list-item>
        </text:list>
      </text:section>
      <text:p text:style-name="P4"/>
      <text:section text:style-name="Sect2" text:name="Section60">
        <text:p text:style-name="P4">Worksheet 13-3</text:p>
        <text:list xml:id="list1488569524" text:style-name="L64">
          <text:list-item>
            <text:p text:style-name="P50">$34.49</text:p>
          </text:list-item>
          <text:list-item>
            <text:p text:style-name="P50">$32.76</text:p>
          </text:list-item>
          <text:list-item>
            <text:p text:style-name="P50">$14.55</text:p>
          </text:list-item>
          <text:list-item>
            <text:p text:style-name="P50">$17.50</text:p>
          </text:list-item>
          <text:list-item>
            <text:p text:style-name="P50">$96.92</text:p>
          </text:list-item>
          <text:list-item>
            <text:p text:style-name="P50">$71.95</text:p>
          </text:list-item>
          <text:list-item>
            <text:p text:style-name="P50">$39.71</text:p>
          </text:list-item>
          <text:list-item>
            <text:p text:style-name="P50">$34.35</text:p>
          </text:list-item>
          <text:list-item>
            <text:p text:style-name="P50">$21.76</text:p>
          </text:list-item>
          <text:list-item>
            <text:p text:style-name="P50">$194.50</text:p>
          </text:list-item>
        </text:list>
      </text:section>
      <text:p text:style-name="P4"/>
      <text:section text:style-name="Sect2" text:name="Section61">
        <text:p text:style-name="P4">Worksheet 13-4</text:p>
        <text:list xml:id="list221598624" text:style-name="L65">
          <text:list-item>
            <text:p text:style-name="P51">$36.23</text:p>
          </text:list-item>
          <text:list-item>
            <text:p text:style-name="P51">$17.18 or $17.29</text:p>
          </text:list-item>
          <text:list-item>
            <text:p text:style-name="P51">$110.15</text:p>
          </text:list-item>
          <text:list-item>
            <text:p text:style-name="P51">$23.79</text:p>
          </text:list-item>
          <text:list-item>
            <text:p text:style-name="P51">$14.03</text:p>
          </text:list-item>
          <text:list-item>
            <text:p text:style-name="P51">$23.27</text:p>
          </text:list-item>
          <text:list-item>
            <text:p text:style-name="P51">$20.83</text:p>
          </text:list-item>
          <text:list-item>
            <text:p text:style-name="P51">$21.83</text:p>
          </text:list-item>
          <text:list-item>
            <text:p text:style-name="P51">$11.23</text:p>
          </text:list-item>
          <text:list-item>
            <text:p text:style-name="P51">$20.93</text:p>
          </text:list-item>
        </text:list>
      </text:section>
      <text:p text:style-name="P4"/>
      <text:p text:style-name="P3">Chapter 14 - Pharmacy Business Math</text:p>
      <text:p text:style-name="P4"/>
      <text:section text:style-name="Sect2" text:name="Section62">
        <text:p text:style-name="P4">Worksheet 14-1</text:p>
        <text:p text:style-name="P8">Across</text:p>
        <text:p text:style-name="P8">4) <text:s text:c="2"/>inventory</text:p>
        <text:p text:style-name="P8">6) <text:s text:c="2"/>schedule II medications </text:p>
        <text:p text:style-name="P8">7) <text:s text:c="2"/>inventory value</text:p>
        <text:p text:style-name="P8">10) prime vendor purchasing</text:p>
        <text:p text:style-name="P8">14) Material Safety Data Sheet</text:p>
        <text:p text:style-name="P8">16) perpetual inventory</text:p>
        <text:p text:style-name="P8">17) closed formulary</text:p>
        <text:p text:style-name="P8">18) capitation fee</text:p>
        <text:p text:style-name="P8">20) third party reimbursement</text:p>
        <text:p text:style-name="P8">21) reorder point</text:p>
        <text:p text:style-name="P8">22) depreciation</text:p>
        <text:p text:style-name="P8">Down</text:p>
        <text:p text:style-name="P8">1) <text:s text:c="2"/>Occupational Safety and Health Administration </text:p>
        <text:p text:style-name="P8">2) <text:s text:c="2"/>net profit</text:p>
        <text:p text:style-name="P8">3) <text:s text:c="2"/>direct purchasing</text:p>
        <text:p text:style-name="P8">5) <text:s text:c="2"/>usual and customary price</text:p>
        <text:p text:style-name="P8">8) <text:s text:c="2"/>open formulary</text:p>
        <text:p text:style-name="P8">9) <text:s text:c="2"/>dispensing fee </text:p>
        <text:p text:style-name="P8">11) wholesaler purchasing</text:p>
        <text:p text:style-name="P8">12) average wholesale price</text:p>
        <text:p text:style-name="P8">13) capital expenditures</text:p>
        <text:p text:style-name="P8">15) gross profit</text:p>
        <text:p text:style-name="P8">16) purchasing</text:p>
        <text:p text:style-name="P8">19) formulary</text:p>
      </text:section>
      <text:p text:style-name="P9"/>
      <text:section text:style-name="Sect2" text:name="Section63">
        <text:p text:style-name="P4">Worksheet 14-2</text:p>
        <text:list xml:id="list1086109016" text:style-name="L66">
          <text:list-item>
            <text:p text:style-name="P52">5 boxes</text:p>
          </text:list-item>
          <text:list-item>
            <text:p text:style-name="P52">0 bottles</text:p>
          </text:list-item>
          <text:list-item>
            <text:p text:style-name="P52">1 bottle</text:p>
          </text:list-item>
          <text:list-item>
            <text:p text:style-name="P52">41 bottles</text:p>
          </text:list-item>
          <text:list-item>
            <text:p text:style-name="P52">0 bottles</text:p>
          </text:list-item>
          <text:list-item>
            <text:p text:style-name="P52">5 bottles</text:p>
          </text:list-item>
          <text:list-item>
            <text:p text:style-name="P52">0 bottle</text:p>
          </text:list-item>
          <text:list-item>
            <text:p text:style-name="P52">3 bottles</text:p>
          </text:list-item>
          <text:list-item>
            <text:p text:style-name="P52">6 bottles</text:p>
          </text:list-item>
          <text:list-item>
            <text:p text:style-name="P52">7 bottles</text:p>
          </text:list-item>
          <text:list-item>
            <text:p text:style-name="P52">4 bottles</text:p>
          </text:list-item>
          <text:list-item>
            <text:p text:style-name="P52">6 bottles</text:p>
          </text:list-item>
          <text:list-item>
            <text:p text:style-name="P52">0 bottles</text:p>
          </text:list-item>
          <text:list-item>
            <text:p text:style-name="P52">6 bottles</text:p>
          </text:list-item>
          <text:list-item>
            <text:p text:style-name="P52">0 bottles</text:p>
          </text:list-item>
          <text:list-item>
            <text:p text:style-name="P52">11.5 turnovers annually</text:p>
          </text:list-item>
          <text:list-item>
            <text:p text:style-name="P52">12 turnovers annually</text:p>
          </text:list-item>
          <text:list-item>
            <text:p text:style-name="P52">12.5 turnovers annually</text:p>
          </text:list-item>
          <text:list-item>
            <text:p text:style-name="P52">31.65 days' supply inventory; $11,945.15 below budget</text:p>
          </text:list-item>
          <text:list-item>
            <text:p text:style-name="P103"><text:span text:style-name="T1">30.33 days' supply inventory; </text:span><text:span text:style-name="T1">$2,061.74 over budget</text:span></text:p>
          </text:list-item>
          <text:list-item>
            <text:p text:style-name="P103"><text:span text:style-name="T1">29.12 days' supply inventory; </text:span><text:span text:style-name="T1">$13,838.86 over budget</text:span></text:p>
          </text:list-item>
          <text:list-item>
            <text:p text:style-name="P52">Most pharmacies use wholesalers to simplify their ordering process.</text:p>
          </text:list-item>
          <text:list-item>
            <text:p text:style-name="P52">Schedule III – V medications may be ordered with the rest of the pharmacy's drug ordered.</text:p>
          </text:list-item>
          <text:list-item>
            <text:p text:style-name="P52">Schedule II medications are ordered via a DEA 222 order form using either a triplicate paper form, or through CSOS enabled software.</text:p>
          </text:list-item>
          <text:list-item>
            <text:p text:style-name="P52">The pharmacist and the vendor should be notified immediately.</text:p>
          </text:list-item>
          <text:list-item>
            <text:p text:style-name="P52">Pharmacists are required <text:soft-page-break/>to check in controlled substances, although a technician may do so under the direct supervision of a pharmacist.</text:p>
          </text:list-item>
        </text:list>
      </text:section>
      <text:p text:style-name="P4"/>
      <text:p text:style-name="P4">Worksheet 14-3</text:p>
      <text:list xml:id="list305701832" text:style-name="L67">
        <text:list-item>
          <text:p text:style-name="P53">Environmental considerations include proper temperature, ventilation, humidity, light and sanitation.</text:p>
        </text:list-item>
        <text:list-item>
          <text:p text:style-name="P53">Freezer: -25° to -10° C (-13° to 14° F); Refrigerator: 2° to 8° C (36° to 46° F); Controlled room temperature: 15° to 30° C (59° to 86° F)</text:p>
        </text:list-item>
        <text:list-item>
          <text:p text:style-name="P53">More than 200 medications are considered light sensitive.</text:p>
        </text:list-item>
        <text:list-item>
          <text:p text:style-name="P53">It breaks down into cyanide.</text:p>
        </text:list-item>
        <text:list-item>
          <text:p text:style-name="P53">The state board of pharmacy sets sanitation standards.</text:p>
        </text:list-item>
        <text:list-item>
          <text:p text:style-name="P53">A legend drug is a medication that requires a prescription and only “authorized personnel” should have access to it.</text:p>
        </text:list-item>
        <text:list-item>
          <text:p text:style-name="P53">Schedule III – V medications must either be stored in a secured vault or be distributed throughout the pharmacy stock.</text:p>
        </text:list-item>
        <text:list-item>
          <text:p text:style-name="P53">Schedule II medications must also <text:s/>either be stored in a secured vault or be distributed throughout the pharmacy stock; although, some states specifically require Schedule II medications to be stored in a secured vault.</text:p>
        </text:list-item>
        <text:list-item>
          <text:p text:style-name="P53">The safety requirements include everything from the proper inventory rotation to avoid dispensing expired products, to material safety data sheets to provide the necessary information for safe clean up after accidental spills, to appropriate handling of oncology materials, and proper storage of chemicals and flammable items.</text:p>
        </text:list-item>
        <text:list-item>
          <text:p text:style-name="P53">10/31/2020</text:p>
        </text:list-item>
      </text:list>
      <text:p text:style-name="P5"/>
      <text:section text:style-name="Sect2" text:name="Section64">
        <text:p text:style-name="P5">Worksheet 14-4</text:p>
        <text:list xml:id="list996397716" text:style-name="L68">
          <text:list-item>
            <text:p text:style-name="P54">$14.97</text:p>
          </text:list-item>
          <text:list-item>
            <text:p text:style-name="P54">$37.41</text:p>
          </text:list-item>
          <text:list-item>
            <text:p text:style-name="P54">$105.60</text:p>
          </text:list-item>
          <text:list-item>
            <text:p text:style-name="P54">$269.70</text:p>
          </text:list-item>
          <text:list-item>
            <text:p text:style-name="P54">$361.41</text:p>
          </text:list-item>
          <text:list-item>
            <text:p text:style-name="P54">$82.50</text:p>
          </text:list-item>
          <text:list-item>
            <text:p text:style-name="P54">$205.50</text:p>
          </text:list-item>
          <text:list-item>
            <text:p text:style-name="P54">$460.50</text:p>
          </text:list-item>
          <text:list-item>
            <text:p text:style-name="P54">$201.36</text:p>
          </text:list-item>
          <text:list-item>
            <text:p text:style-name="P54">$381.90</text:p>
          </text:list-item>
          <text:list-item>
            <text:p text:style-name="P54">$44.63</text:p>
          </text:list-item>
          <text:list-item>
            <text:p text:style-name="P54">$207.73</text:p>
          </text:list-item>
          <text:list-item>
            <text:p text:style-name="P54">$341.60</text:p>
          </text:list-item>
          <text:list-item>
            <text:p text:style-name="P54">$284.38</text:p>
          </text:list-item>
          <text:list-item>
            <text:p text:style-name="P54">$330.66</text:p>
          </text:list-item>
          <text:list-item>
            <text:p text:style-name="P54">$236.60</text:p>
          </text:list-item>
          <text:list-item>
            <text:p text:style-name="P54">$348.97</text:p>
          </text:list-item>
          <text:list-item>
            <text:p text:style-name="P54">$362.83</text:p>
          </text:list-item>
          <text:list-item>
            <text:p text:style-name="P54">$370.39</text:p>
          </text:list-item>
          <text:list-item>
            <text:p text:style-name="P54">$826.88</text:p>
          </text:list-item>
          <text:list-item>
            <text:p text:style-name="P54">$18.50</text:p>
          </text:list-item>
          <text:list-item>
            <text:p text:style-name="P54">$25.25</text:p>
          </text:list-item>
          <text:list-item>
            <text:p text:style-name="P54">$18.50</text:p>
          </text:list-item>
          <text:list-item>
            <text:p text:style-name="P54">$153.50</text:p>
          </text:list-item>
          <text:list-item>
            <text:p text:style-name="P54">$9.50</text:p>
          </text:list-item>
          <text:list-item>
            <text:p text:style-name="P54">$14.22</text:p>
          </text:list-item>
          <text:list-item>
            <text:p text:style-name="P54">$35.54</text:p>
          </text:list-item>
          <text:list-item>
            <text:p text:style-name="P54">$100.32</text:p>
          </text:list-item>
          <text:list-item>
            <text:p text:style-name="P54">$256.22</text:p>
          </text:list-item>
          <text:list-item>
            <text:p text:style-name="P54">$343.34</text:p>
          </text:list-item>
          <text:list-item>
            <text:p text:style-name="P54">$78.38</text:p>
          </text:list-item>
          <text:list-item>
            <text:p text:style-name="P54">$195.23</text:p>
          </text:list-item>
          <text:list-item>
            <text:p text:style-name="P54">$437.48</text:p>
          </text:list-item>
          <text:list-item>
            <text:p text:style-name="P54">$191.29</text:p>
          </text:list-item>
          <text:list-item>
            <text:p text:style-name="P54">$362.81</text:p>
          </text:list-item>
          <text:list-item>
            <text:p text:style-name="P54">$40.17</text:p>
          </text:list-item>
          <text:list-item>
            <text:p text:style-name="P54">$186.96</text:p>
          </text:list-item>
          <text:list-item>
            <text:p text:style-name="P54">$307.44</text:p>
          </text:list-item>
          <text:list-item>
            <text:p text:style-name="P54">$255.94</text:p>
          </text:list-item>
          <text:list-item>
            <text:p text:style-name="P54">$297.59</text:p>
          </text:list-item>
          <text:list-item>
            <text:p text:style-name="P54">$212.94</text:p>
          </text:list-item>
          <text:list-item>
            <text:p text:style-name="P54">$314.07</text:p>
          </text:list-item>
          <text:list-item>
            <text:p text:style-name="P54">$326.55</text:p>
          </text:list-item>
          <text:list-item>
            <text:p text:style-name="P54">$333.35</text:p>
          </text:list-item>
          <text:list-item>
            <text:p text:style-name="P54">$744.19</text:p>
          </text:list-item>
          <text:list-item>
            <text:p text:style-name="P54">20%</text:p>
          </text:list-item>
          <text:list-item>
            <text:p text:style-name="P54">$16.99</text:p>
          </text:list-item>
          <text:list-item>
            <text:p text:style-name="P54">3<draw:frame draw:style-name="fr4" draw:name="Object81" text:anchor-type="as-char" svg:width="0.1984in" svg:height="0.3929in" draw:z-index="34"><draw:object xlink:href="./Object 81" xlink:type="simple" xlink:show="embed" xlink:actuate="onLoad"/><draw:image xlink:href="./ObjectReplacements/Object 81" xlink:type="simple" xlink:show="embed" xlink:actuate="onLoad"/></draw:frame>%</text:p>
          </text:list-item>
          <text:list-item>
            <text:p text:style-name="P54">$5,225</text:p>
          </text:list-item>
          <text:list-item>
            <text:p text:style-name="P54">$7.64</text:p>
          </text:list-item>
          <text:list-item>
            <text:p text:style-name="P54">$16,200</text:p>
          </text:list-item>
        </text:list>
      </text:section>
      <text:p text:style-name="P5"/>
      <text:section text:style-name="Sect3" text:name="Section65">
        <text:p text:style-name="P5">Worksheet 14-5</text:p>
        <text:list xml:id="list1613018444" text:style-name="L69">
          <text:list-item>
            <text:p text:style-name="P55">$18.95 gross profit; $13.95net profit</text:p>
          </text:list-item>
          <text:list-item>
            <text:p text:style-name="P55">$23.63 gross profit; $18.63 net profit</text:p>
          </text:list-item>
          <text:list-item>
            <text:p text:style-name="P55">$6.45 gross profit; $1.45 net profit</text:p>
          </text:list-item>
          <text:list-item>
            <text:p text:style-name="P55">$41.03 gross profit; $36.03 net profit</text:p>
          </text:list-item>
          <text:list-item>
            <text:p text:style-name="P55">$8.83 gross profit; $3.83 net profit</text:p>
          </text:list-item>
          <text:list-item>
            <text:p text:style-name="P55">$7.53 gross profit; $2.53 net profit</text:p>
          </text:list-item>
          <text:list-item>
            <text:p text:style-name="P55">$24.01 gross profit; $19.01 net profit</text:p>
          </text:list-item>
          <text:list-item>
            <text:p text:style-name="P55"><text:soft-page-break/>$5.44 gross profit; $0.44 net profit</text:p>
          </text:list-item>
          <text:list-item>
            <text:p text:style-name="P55">$80.33 gross profit; $75.33 net profit</text:p>
          </text:list-item>
          <text:list-item>
            <text:p text:style-name="P55">$102.22 gross profit; $97.22 net profit</text:p>
          </text:list-item>
          <text:list-item>
            <text:p text:style-name="P55">$103.43 gross profit; $98.43 net profit</text:p>
          </text:list-item>
          <text:list-item>
            <text:p text:style-name="P55">$44.12 gross profit; $39.12 net profit</text:p>
          </text:list-item>
          <text:list-item>
            <text:p text:style-name="P55">$29.15 gross profit; $24.15 net profit</text:p>
          </text:list-item>
          <text:list-item>
            <text:p text:style-name="P55">$11.77 gross profit; $6.77 net profit</text:p>
          </text:list-item>
          <text:list-item>
            <text:p text:style-name="P55">$106.06 gross profit; $101.06 net profit</text:p>
          </text:list-item>
          <text:list-item>
            <text:p text:style-name="P55">$4.92 gross profit; $0.08 net loss</text:p>
          </text:list-item>
          <text:list-item>
            <text:p text:style-name="P55">$9.43 gross profit; $4.43 net profit</text:p>
          </text:list-item>
          <text:list-item>
            <text:p text:style-name="P55">$27.17 gross profit; $22.17 net profit</text:p>
          </text:list-item>
          <text:list-item>
            <text:p text:style-name="P55">$4.26 gross profit; $0.74 net loss</text:p>
          </text:list-item>
          <text:list-item>
            <text:p text:style-name="P55">$3.97 gross profit; $1.03 net loss</text:p>
          </text:list-item>
          <text:list-item>
            <text:p text:style-name="P55">$18.95 gross profit; $13.95 net profit</text:p>
          </text:list-item>
          <text:list-item>
            <text:p text:style-name="P55">$23.63 gross profit; $18.63 net profit</text:p>
          </text:list-item>
          <text:list-item>
            <text:p text:style-name="P55">$6.45 gross profit; $2.95 net profit</text:p>
          </text:list-item>
          <text:list-item>
            <text:p text:style-name="P55">$41.03 gross profit; $33.53 net profit</text:p>
          </text:list-item>
          <text:list-item>
            <text:p text:style-name="P55">$8.83 gross profit; $5.33 net profit</text:p>
          </text:list-item>
          <text:list-item>
            <text:p text:style-name="P55">$7.53 gross profit; $4.03 net profit</text:p>
          </text:list-item>
          <text:list-item>
            <text:p text:style-name="P55">$24.01 gross profit; $19.01 net profit</text:p>
          </text:list-item>
          <text:list-item>
            <text:p text:style-name="P55">$5.44 gross profit; $1.94 net profit</text:p>
          </text:list-item>
          <text:list-item>
            <text:p text:style-name="P55">$80.33 gross profit; $72.83 net profit</text:p>
          </text:list-item>
          <text:list-item>
            <text:p text:style-name="P55">$102.22 gross profit; $94.72 net profit</text:p>
          </text:list-item>
          <text:list-item>
            <text:p text:style-name="P55">$103.43 gross profit; $95.93 net profit</text:p>
          </text:list-item>
          <text:list-item>
            <text:p text:style-name="P55">$44.12 gross profit; $36.62 net profit</text:p>
          </text:list-item>
          <text:list-item>
            <text:p text:style-name="P55">$29.15 gross profit; $24.15 net profit</text:p>
          </text:list-item>
          <text:list-item>
            <text:p text:style-name="P55">$11.77 gross profit; $8.27 net profit</text:p>
          </text:list-item>
          <text:list-item>
            <text:p text:style-name="P55">$106.06 gross profit; $98.56 net profit</text:p>
          </text:list-item>
          <text:list-item>
            <text:p text:style-name="P55">$4.92 gross profit; $1.42 net profit</text:p>
          </text:list-item>
          <text:list-item>
            <text:p text:style-name="P55">$9.43 gross profit; $5.93 net profit</text:p>
          </text:list-item>
          <text:list-item>
            <text:p text:style-name="P55">$27.17 gross profit; $22.17 net profit</text:p>
          </text:list-item>
          <text:list-item>
            <text:p text:style-name="P55">$4.26 gross profit; $0.76 net profit</text:p>
          </text:list-item>
          <text:list-item>
            <text:p text:style-name="P55">$3.97 gross profit; $0.47 net profit</text:p>
          </text:list-item>
        </text:list>
      </text:section>
      <text:p text:style-name="P5"/>
      <text:section text:style-name="Sect2" text:name="Section66">
        <text:p text:style-name="P5">Worksheet 14-6</text:p>
        <text:list xml:id="list2001873049" text:style-name="L70">
          <text:list-item>
            <text:p text:style-name="P56">$30.47</text:p>
          </text:list-item>
          <text:list-item>
            <text:p text:style-name="P56">$39.52</text:p>
          </text:list-item>
          <text:list-item>
            <text:p text:style-name="P56">$7.50</text:p>
          </text:list-item>
          <text:list-item>
            <text:p text:style-name="P56">$68.33</text:p>
          </text:list-item>
          <text:list-item>
            <text:p text:style-name="P56">$7.50</text:p>
          </text:list-item>
          <text:list-item>
            <text:p text:style-name="P56">$11.29</text:p>
          </text:list-item>
          <text:list-item>
            <text:p text:style-name="P56">$26.24</text:p>
          </text:list-item>
          <text:list-item>
            <text:p text:style-name="P56">$7.26</text:p>
          </text:list-item>
          <text:list-item>
            <text:p text:style-name="P56">$144.30</text:p>
          </text:list-item>
          <text:list-item>
            <text:p text:style-name="P56">$186.63</text:p>
          </text:list-item>
          <text:list-item>
            <text:p text:style-name="P56">$188.80</text:p>
          </text:list-item>
          <text:list-item>
            <text:p text:style-name="P56">$74.29</text:p>
          </text:list-item>
          <text:list-item>
            <text:p text:style-name="P56">$11.91</text:p>
          </text:list-item>
          <text:list-item>
            <text:p text:style-name="P56">$19.51</text:p>
          </text:list-item>
          <text:list-item>
            <text:p text:style-name="P56">$194.05</text:p>
          </text:list-item>
          <text:list-item>
            <text:p text:style-name="P56">$6.26</text:p>
          </text:list-item>
          <text:list-item>
            <text:p text:style-name="P56">$14.95</text:p>
          </text:list-item>
          <text:list-item>
            <text:p text:style-name="P56">$46.36</text:p>
          </text:list-item>
          <text:list-item>
            <text:p text:style-name="P56">$5.06</text:p>
          </text:list-item>
          <text:list-item>
            <text:p text:style-name="P56">$4.41</text:p>
          </text:list-item>
          <text:list-item>
            <text:p text:style-name="P56">Fred's Pharmacy lost $121 last month on Senile Sally.</text:p>
          </text:list-item>
          <text:list-item>
            <text:p text:style-name="P56"><text:s/></text:p>
            <text:list>
              <text:list-item>
                <text:p text:style-name="P56">$2,750.00</text:p>
              </text:list-item>
              <text:list-item>
                <text:p text:style-name="P56">$847.37</text:p>
              </text:list-item>
              <text:list-item>
                <text:p text:style-name="P56">$1,902.63 profit</text:p>
              </text:list-item>
            </text:list>
          </text:list-item>
        </text:list>
      </text:section>
      <text:p text:style-name="P2"/>
      <text:p text:style-name="P5"/>
      <text:p text:style-name="P26">Worksheet 14-7</text:p>
      <table:table table:name="Table13" table:style-name="Table13">
        <table:table-column table:style-name="Table13.A" table:number-columns-repeated="5"/>
        <table:table-row>
          <table:table-cell table:style-name="Table13.A1" office:value-type="string">
            <text:p text:style-name="P13"><text:s text:c="5"/>1)</text:p>
          </table:table-cell>
          <table:table-cell table:style-name="Table13.B1" office:value-type="string">
            <text:p text:style-name="P14">Register 1</text:p>
          </table:table-cell>
          <table:table-cell table:style-name="Table13.B1" office:value-type="string">
            <text:p text:style-name="P14">Register 2</text:p>
          </table:table-cell>
          <table:table-cell table:style-name="Table13.B1" office:value-type="string">
            <text:p text:style-name="P14">Register 3</text:p>
          </table:table-cell>
          <table:table-cell table:style-name="Table13.E1" office:value-type="string">
            <text:p text:style-name="P14">Total</text:p>
          </table:table-cell>
        </table:table-row>
        <table:table-row>
          <table:table-cell table:style-name="Table13.A2" office:value-type="string">
            <text:p text:style-name="P15">+ Cash and Checks</text:p>
          </table:table-cell>
          <table:table-cell table:style-name="Table13.A2" office:value-type="string">
            <text:p text:style-name="P16">513.12</text:p>
          </table:table-cell>
          <table:table-cell table:style-name="Table13.A2" office:value-type="string">
            <text:p text:style-name="P16">---</text:p>
          </table:table-cell>
          <table:table-cell table:style-name="Table13.A2" office:value-type="string">
            <text:p text:style-name="P16">300.44</text:p>
          </table:table-cell>
          <table:table-cell table:style-name="Table13.E2" office:value-type="string">
            <text:p text:style-name="P17">813.56</text:p>
          </table:table-cell>
        </table:table-row>
        <table:table-row>
          <table:table-cell table:style-name="Table13.A2" office:value-type="string">
            <text:p text:style-name="P15">+ Bank Charges</text:p>
          </table:table-cell>
          <table:table-cell table:style-name="Table13.A2" office:value-type="string">
            <text:p text:style-name="P16">120.00</text:p>
          </table:table-cell>
          <table:table-cell table:style-name="Table13.A2" office:value-type="string">
            <text:p text:style-name="P16">90.00</text:p>
          </table:table-cell>
          <table:table-cell table:style-name="Table13.A2" office:value-type="string">
            <text:p text:style-name="P16">---</text:p>
          </table:table-cell>
          <table:table-cell table:style-name="Table13.E2" office:value-type="string">
            <text:p text:style-name="P17">210.00</text:p>
          </table:table-cell>
        </table:table-row>
        <table:table-row>
          <table:table-cell table:style-name="Table13.A2" office:value-type="string">
            <text:p text:style-name="P15">+ House Charges</text:p>
          </table:table-cell>
          <table:table-cell table:style-name="Table13.A2" office:value-type="string">
            <text:p text:style-name="P16">---</text:p>
          </table:table-cell>
          <table:table-cell table:style-name="Table13.A2" office:value-type="string">
            <text:p text:style-name="P16">---</text:p>
          </table:table-cell>
          <table:table-cell table:style-name="Table13.A2" office:value-type="string">
            <text:p text:style-name="P16">52.02</text:p>
          </table:table-cell>
          <table:table-cell table:style-name="Table13.E2" office:value-type="string">
            <text:p text:style-name="P17">52.02</text:p>
          </table:table-cell>
        </table:table-row>
        <table:table-row>
          <table:table-cell table:style-name="Table13.A2" office:value-type="string">
            <text:p text:style-name="P15">+ Paid Outs</text:p>
          </table:table-cell>
          <table:table-cell table:style-name="Table13.A2" office:value-type="string">
            <text:p text:style-name="P16">---</text:p>
          </table:table-cell>
          <table:table-cell table:style-name="Table13.A2" office:value-type="string">
            <text:p text:style-name="P16">5.12</text:p>
          </table:table-cell>
          <table:table-cell table:style-name="Table13.A2" office:value-type="string">
            <text:p text:style-name="P16">---</text:p>
          </table:table-cell>
          <table:table-cell table:style-name="Table13.E2" office:value-type="string">
            <text:p text:style-name="P17">5.12</text:p>
          </table:table-cell>
        </table:table-row>
        <table:table-row>
          <table:table-cell table:style-name="Table13.A2" office:value-type="string">
            <text:p text:style-name="P15">Total</text:p>
          </table:table-cell>
          <table:table-cell table:style-name="Table13.A2" office:value-type="string">
            <text:p text:style-name="P17">633.12</text:p>
          </table:table-cell>
          <table:table-cell table:style-name="Table13.A2" office:value-type="string">
            <text:p text:style-name="P17">95.12</text:p>
          </table:table-cell>
          <table:table-cell table:style-name="Table13.A2" office:value-type="string">
            <text:p text:style-name="P17">352.46</text:p>
          </table:table-cell>
          <table:table-cell table:style-name="Table13.E6" office:value-type="string">
            <text:p text:style-name="P17">1,080.70</text:p>
          </table:table-cell>
        </table:table-row>
        <table:table-row>
          <table:table-cell table:style-name="Table13.A7" office:value-type="string">
            <text:p text:style-name="P15"/>
          </table:table-cell>
          <table:table-cell table:style-name="Table13.A7" office:value-type="string">
            <text:p text:style-name="P16"/>
          </table:table-cell>
          <table:table-cell table:style-name="Table13.A7" office:value-type="string">
            <text:p text:style-name="P16"/>
          </table:table-cell>
          <table:table-cell table:style-name="Table13.A7" office:value-type="string">
            <text:p text:style-name="P16"/>
          </table:table-cell>
          <table:table-cell table:style-name="Table13.E7" office:value-type="string">
            <text:p text:style-name="P16"/>
          </table:table-cell>
        </table:table-row>
        <table:table-row>
          <table:table-cell table:style-name="Table13.A2" office:value-type="string">
            <text:p text:style-name="P15">+ Closing Reading</text:p>
          </table:table-cell>
          <table:table-cell table:style-name="Table13.A2" office:value-type="string">
            <text:p text:style-name="P16">760.02</text:p>
          </table:table-cell>
          <table:table-cell table:style-name="Table13.A2" office:value-type="string">
            <text:p text:style-name="P16">145.12</text:p>
          </table:table-cell>
          <table:table-cell table:style-name="Table13.A2" office:value-type="string">
            <text:p text:style-name="P16">402.50</text:p>
          </table:table-cell>
          <table:table-cell table:style-name="Table13.E2" office:value-type="string">
            <text:p text:style-name="P17">1,307.64</text:p>
          </table:table-cell>
        </table:table-row>
        <table:table-row>
          <table:table-cell table:style-name="Table13.A2" office:value-type="string">
            <text:p text:style-name="P15">- Opening Reading</text:p>
          </table:table-cell>
          <table:table-cell table:style-name="Table13.A2" office:value-type="string">
            <text:p text:style-name="P16">50.00</text:p>
          </table:table-cell>
          <table:table-cell table:style-name="Table13.A2" office:value-type="string">
            <text:p text:style-name="P16">50.00</text:p>
          </table:table-cell>
          <table:table-cell table:style-name="Table13.A2" office:value-type="string">
            <text:p text:style-name="P16">50.00</text:p>
          </table:table-cell>
          <table:table-cell table:style-name="Table13.E2" office:value-type="string">
            <text:p text:style-name="P17">150.00</text:p>
          </table:table-cell>
        </table:table-row>
        <table:table-row>
          <table:table-cell table:style-name="Table13.A2" office:value-type="string">
            <text:p text:style-name="P15">= Difference</text:p>
          </table:table-cell>
          <table:table-cell table:style-name="Table13.A2" office:value-type="string">
            <text:p text:style-name="P17">710.02</text:p>
          </table:table-cell>
          <table:table-cell table:style-name="Table13.A2" office:value-type="string">
            <text:p text:style-name="P17">95.12</text:p>
          </table:table-cell>
          <table:table-cell table:style-name="Table13.A2" office:value-type="string">
            <text:p text:style-name="P17">352.50</text:p>
          </table:table-cell>
          <table:table-cell table:style-name="Table13.E6" office:value-type="string">
            <text:p text:style-name="P17">1,157.64</text:p>
          </table:table-cell>
        </table:table-row>
        <table:table-row>
          <table:table-cell table:style-name="Table13.A2" office:value-type="string">
            <text:p text:style-name="P15">- Coupons</text:p>
          </table:table-cell>
          <table:table-cell table:style-name="Table13.A2" office:value-type="string">
            <text:p text:style-name="P16">---</text:p>
          </table:table-cell>
          <table:table-cell table:style-name="Table13.A2" office:value-type="string">
            <text:p text:style-name="P16">---</text:p>
          </table:table-cell>
          <table:table-cell table:style-name="Table13.A2" office:value-type="string">
            <text:p text:style-name="P16">---</text:p>
          </table:table-cell>
          <table:table-cell table:style-name="Table13.E2" office:value-type="string">
            <text:p text:style-name="P17">0.00</text:p>
          </table:table-cell>
        </table:table-row>
        <table:table-row>
          <table:table-cell table:style-name="Table13.A2" office:value-type="string">
            <text:p text:style-name="P15">- Discounts</text:p>
          </table:table-cell>
          <table:table-cell table:style-name="Table13.A2" office:value-type="string">
            <text:p text:style-name="P16">8.90</text:p>
          </table:table-cell>
          <table:table-cell table:style-name="Table13.A2" office:value-type="string">
            <text:p text:style-name="P16">---</text:p>
          </table:table-cell>
          <table:table-cell table:style-name="Table13.A2" office:value-type="string">
            <text:p text:style-name="P16">---</text:p>
          </table:table-cell>
          <table:table-cell table:style-name="Table13.E2" office:value-type="string">
            <text:p text:style-name="P17">8.90</text:p>
          </table:table-cell>
        </table:table-row>
        <table:table-row>
          <table:table-cell table:style-name="Table13.A2" office:value-type="string">
            <text:p text:style-name="P15">- Voids</text:p>
          </table:table-cell>
          <table:table-cell table:style-name="Table13.A2" office:value-type="string">
            <text:p text:style-name="P16">10.00</text:p>
          </table:table-cell>
          <table:table-cell table:style-name="Table13.A2" office:value-type="string">
            <text:p text:style-name="P16">---</text:p>
          </table:table-cell>
          <table:table-cell table:style-name="Table13.A2" office:value-type="string">
            <text:p text:style-name="P16">---</text:p>
          </table:table-cell>
          <table:table-cell table:style-name="Table13.E2" office:value-type="string">
            <text:p text:style-name="P17">10.00</text:p>
          </table:table-cell>
        </table:table-row>
        <table:table-row>
          <table:table-cell table:style-name="Table13.A2" office:value-type="string">
            <text:p text:style-name="P15">- Refunds</text:p>
          </table:table-cell>
          <table:table-cell table:style-name="Table13.A2" office:value-type="string">
            <text:p text:style-name="P16">---</text:p>
          </table:table-cell>
          <table:table-cell table:style-name="Table13.A2" office:value-type="string">
            <text:p text:style-name="P16">---</text:p>
          </table:table-cell>
          <table:table-cell table:style-name="Table13.A2" office:value-type="string">
            <text:p text:style-name="P16">---</text:p>
          </table:table-cell>
          <table:table-cell table:style-name="Table13.E2" office:value-type="string">
            <text:p text:style-name="P17">0.00</text:p>
          </table:table-cell>
        </table:table-row>
        <table:table-row>
          <table:table-cell table:style-name="Table13.A2" office:value-type="string">
            <text:p text:style-name="P15">- Over-Rings</text:p>
          </table:table-cell>
          <table:table-cell table:style-name="Table13.A2" office:value-type="string">
            <text:p text:style-name="P16">56.65</text:p>
          </table:table-cell>
          <table:table-cell table:style-name="Table13.A2" office:value-type="string">
            <text:p text:style-name="P16">---</text:p>
          </table:table-cell>
          <table:table-cell table:style-name="Table13.A2" office:value-type="string">
            <text:p text:style-name="P16">---</text:p>
          </table:table-cell>
          <table:table-cell table:style-name="Table13.E2" office:value-type="string">
            <text:p text:style-name="P17">56.65</text:p>
          </table:table-cell>
        </table:table-row>
        <table:table-row>
          <table:table-cell table:style-name="Table13.A2" office:value-type="string">
            <text:p text:style-name="P15">Total</text:p>
          </table:table-cell>
          <table:table-cell table:style-name="Table13.A2" office:value-type="string">
            <text:p text:style-name="P17">634.47</text:p>
          </table:table-cell>
          <table:table-cell table:style-name="Table13.A2" office:value-type="string">
            <text:p text:style-name="P17">95.12</text:p>
          </table:table-cell>
          <table:table-cell table:style-name="Table13.A2" office:value-type="string">
            <text:p text:style-name="P17">352.50</text:p>
          </table:table-cell>
          <table:table-cell table:style-name="Table13.E6" office:value-type="string">
            <text:p text:style-name="P17">1,082.09</text:p>
          </table:table-cell>
        </table:table-row>
        <table:table-row>
          <table:table-cell table:style-name="Table13.A7" office:value-type="string">
            <text:p text:style-name="P15"/>
          </table:table-cell>
          <table:table-cell table:style-name="Table13.A7" office:value-type="string">
            <text:p text:style-name="P16"/>
          </table:table-cell>
          <table:table-cell table:style-name="Table13.A7" office:value-type="string">
            <text:p text:style-name="P16"/>
          </table:table-cell>
          <table:table-cell table:style-name="Table13.A7" office:value-type="string">
            <text:p text:style-name="P16"/>
          </table:table-cell>
          <table:table-cell table:style-name="Table13.E7" office:value-type="string">
            <text:p text:style-name="P16"/>
          </table:table-cell>
        </table:table-row>
        <table:table-row>
          <table:table-cell table:style-name="Table13.A2" office:value-type="string">
            <text:p text:style-name="P15">Over + or Short -</text:p>
          </table:table-cell>
          <table:table-cell table:style-name="Table13.A2" office:value-type="string">
            <text:p text:style-name="P17">-1.35</text:p>
          </table:table-cell>
          <table:table-cell table:style-name="Table13.A2" office:value-type="string">
            <text:p text:style-name="P17">0.00</text:p>
          </table:table-cell>
          <table:table-cell table:style-name="Table13.A2" office:value-type="string">
            <text:p text:style-name="P17">-0.04</text:p>
          </table:table-cell>
          <table:table-cell table:style-name="Table13.E6" office:value-type="string">
            <text:p text:style-name="P17">-1.39</text:p>
          </table:table-cell>
        </table:table-row>
      </table:table>
      <text:p text:style-name="P5"/>
      <table:table table:name="Table15" table:style-name="Table15">
        <table:table-column table:style-name="Table15.A" table:number-columns-repeated="5"/>
        <table:table-row>
          <table:table-cell table:style-name="Table15.A1" office:value-type="string">
            <text:p text:style-name="P13"><text:s text:c="5"/>2)</text:p>
          </table:table-cell>
          <table:table-cell table:style-name="Table15.B1" office:value-type="string">
            <text:p text:style-name="P14">Register 1</text:p>
          </table:table-cell>
          <table:table-cell table:style-name="Table15.B1" office:value-type="string">
            <text:p text:style-name="P14">Register 2</text:p>
          </table:table-cell>
          <table:table-cell table:style-name="Table15.B1" office:value-type="string">
            <text:p text:style-name="P14">Register 3</text:p>
          </table:table-cell>
          <table:table-cell table:style-name="Table15.E1" office:value-type="string">
            <text:p text:style-name="P14">Total</text:p>
          </table:table-cell>
        </table:table-row>
        <table:table-row>
          <table:table-cell table:style-name="Table15.A2" office:value-type="string">
            <text:p text:style-name="P15">+ Cash and Checks</text:p>
          </table:table-cell>
          <table:table-cell table:style-name="Table15.A2" office:value-type="string">
            <text:p text:style-name="P16">3,897.65</text:p>
          </table:table-cell>
          <table:table-cell table:style-name="Table15.A2" office:value-type="string">
            <text:p text:style-name="P16">12.00</text:p>
          </table:table-cell>
          <table:table-cell table:style-name="Table15.A2" office:value-type="string">
            <text:p text:style-name="P16">1,533.12</text:p>
          </table:table-cell>
          <table:table-cell table:style-name="Table15.E2" office:value-type="string">
            <text:p text:style-name="P17">5,442.77</text:p>
          </table:table-cell>
        </table:table-row>
        <table:table-row>
          <table:table-cell table:style-name="Table15.A2" office:value-type="string">
            <text:p text:style-name="P15">+ Bank Charges</text:p>
          </table:table-cell>
          <table:table-cell table:style-name="Table15.A2" office:value-type="string">
            <text:p text:style-name="P16">2,111.05</text:p>
          </table:table-cell>
          <table:table-cell table:style-name="Table15.A2" office:value-type="string">
            <text:p text:style-name="P16">96.67</text:p>
          </table:table-cell>
          <table:table-cell table:style-name="Table15.A2" office:value-type="string">
            <text:p text:style-name="P16">140.00</text:p>
          </table:table-cell>
          <table:table-cell table:style-name="Table15.E2" office:value-type="string">
            <text:p text:style-name="P17">2,347.72</text:p>
          </table:table-cell>
        </table:table-row>
        <table:table-row>
          <table:table-cell table:style-name="Table15.A2" office:value-type="string">
            <text:p text:style-name="P15">+ House Charges</text:p>
          </table:table-cell>
          <table:table-cell table:style-name="Table15.A2" office:value-type="string">
            <text:p text:style-name="P16">25.00</text:p>
          </table:table-cell>
          <table:table-cell table:style-name="Table15.A2" office:value-type="string">
            <text:p text:style-name="P16">---</text:p>
          </table:table-cell>
          <table:table-cell table:style-name="Table15.A2" office:value-type="string">
            <text:p text:style-name="P16">---</text:p>
          </table:table-cell>
          <table:table-cell table:style-name="Table15.E2" office:value-type="string">
            <text:p text:style-name="P17">25.00</text:p>
          </table:table-cell>
        </table:table-row>
        <table:table-row>
          <table:table-cell table:style-name="Table15.A2" office:value-type="string">
            <text:p text:style-name="P15">+ Paid Outs</text:p>
          </table:table-cell>
          <table:table-cell table:style-name="Table15.A2" office:value-type="string">
            <text:p text:style-name="P16">---</text:p>
          </table:table-cell>
          <table:table-cell table:style-name="Table15.A2" office:value-type="string">
            <text:p text:style-name="P16">---</text:p>
          </table:table-cell>
          <table:table-cell table:style-name="Table15.A2" office:value-type="string">
            <text:p text:style-name="P16">---</text:p>
          </table:table-cell>
          <table:table-cell table:style-name="Table15.E2" office:value-type="string">
            <text:p text:style-name="P17">0.00</text:p>
          </table:table-cell>
        </table:table-row>
        <table:table-row>
          <table:table-cell table:style-name="Table15.A2" office:value-type="string">
            <text:p text:style-name="P15">Total</text:p>
          </table:table-cell>
          <table:table-cell table:style-name="Table15.A2" office:value-type="string">
            <text:p text:style-name="P17">6,033.70</text:p>
          </table:table-cell>
          <table:table-cell table:style-name="Table15.A2" office:value-type="string">
            <text:p text:style-name="P17">108.67</text:p>
          </table:table-cell>
          <table:table-cell table:style-name="Table15.A2" office:value-type="string">
            <text:p text:style-name="P17">1,673.12</text:p>
          </table:table-cell>
          <table:table-cell table:style-name="Table15.E6" office:value-type="string">
            <text:p text:style-name="P17">7,815.49</text:p>
          </table:table-cell>
        </table:table-row>
        <table:table-row>
          <table:table-cell table:style-name="Table15.A7" office:value-type="string">
            <text:p text:style-name="P15"/>
          </table:table-cell>
          <table:table-cell table:style-name="Table15.A7" office:value-type="string">
            <text:p text:style-name="P16"/>
          </table:table-cell>
          <table:table-cell table:style-name="Table15.A7" office:value-type="string">
            <text:p text:style-name="P16"/>
          </table:table-cell>
          <table:table-cell table:style-name="Table15.A7" office:value-type="string">
            <text:p text:style-name="P16"/>
          </table:table-cell>
          <table:table-cell table:style-name="Table15.E7" office:value-type="string">
            <text:p text:style-name="P17"/>
          </table:table-cell>
        </table:table-row>
        <table:table-row>
          <table:table-cell table:style-name="Table15.A2" office:value-type="string">
            <text:p text:style-name="P15">+ Closing Reading</text:p>
          </table:table-cell>
          <table:table-cell table:style-name="Table15.A2" office:value-type="string">
            <text:p text:style-name="P16">6,121.47</text:p>
          </table:table-cell>
          <table:table-cell table:style-name="Table15.A2" office:value-type="string">
            <text:p text:style-name="P16">158.70</text:p>
          </table:table-cell>
          <table:table-cell table:style-name="Table15.A2" office:value-type="string">
            <text:p text:style-name="P16">1,800.02</text:p>
          </table:table-cell>
          <table:table-cell table:style-name="Table15.E2" office:value-type="string">
            <text:p text:style-name="P17">8,080.19</text:p>
          </table:table-cell>
        </table:table-row>
        <table:table-row>
          <table:table-cell table:style-name="Table15.A2" office:value-type="string">
            <text:p text:style-name="P15">- Opening Reading</text:p>
          </table:table-cell>
          <table:table-cell table:style-name="Table15.A2" office:value-type="string">
            <text:p text:style-name="P16">50.00</text:p>
          </table:table-cell>
          <table:table-cell table:style-name="Table15.A2" office:value-type="string">
            <text:p text:style-name="P16">50.00</text:p>
          </table:table-cell>
          <table:table-cell table:style-name="Table15.A2" office:value-type="string">
            <text:p text:style-name="P16">50.00</text:p>
          </table:table-cell>
          <table:table-cell table:style-name="Table15.E2" office:value-type="string">
            <text:p text:style-name="P17">150.00</text:p>
          </table:table-cell>
        </table:table-row>
        <table:table-row>
          <table:table-cell table:style-name="Table15.A2" office:value-type="string">
            <text:p text:style-name="P15">= Difference</text:p>
          </table:table-cell>
          <table:table-cell table:style-name="Table15.A2" office:value-type="string">
            <text:p text:style-name="P17">6,071.47</text:p>
          </table:table-cell>
          <table:table-cell table:style-name="Table15.A2" office:value-type="string">
            <text:p text:style-name="P17">108.70</text:p>
          </table:table-cell>
          <table:table-cell table:style-name="Table15.A2" office:value-type="string">
            <text:p text:style-name="P17">1,750.02</text:p>
          </table:table-cell>
          <table:table-cell table:style-name="Table15.E6" office:value-type="string">
            <text:p text:style-name="P17">7,930.19</text:p>
          </table:table-cell>
        </table:table-row>
        <table:table-row>
          <table:table-cell table:style-name="Table15.A2" office:value-type="string">
            <text:p text:style-name="P15">- Coupons</text:p>
          </table:table-cell>
          <table:table-cell table:style-name="Table15.A2" office:value-type="string">
            <text:p text:style-name="P16">14.25</text:p>
          </table:table-cell>
          <table:table-cell table:style-name="Table15.A2" office:value-type="string">
            <text:p text:style-name="P16">---</text:p>
          </table:table-cell>
          <table:table-cell table:style-name="Table15.A2" office:value-type="string">
            <text:p text:style-name="P16">1.10</text:p>
          </table:table-cell>
          <table:table-cell table:style-name="Table15.E2" office:value-type="string">
            <text:p text:style-name="P17">15.35</text:p>
          </table:table-cell>
        </table:table-row>
        <table:table-row>
          <table:table-cell table:style-name="Table15.A2" office:value-type="string">
            <text:p text:style-name="P15">- Discounts</text:p>
          </table:table-cell>
          <table:table-cell table:style-name="Table15.A2" office:value-type="string">
            <text:p text:style-name="P16">23.47</text:p>
          </table:table-cell>
          <table:table-cell table:style-name="Table15.A2" office:value-type="string">
            <text:p text:style-name="P16">---</text:p>
          </table:table-cell>
          <table:table-cell table:style-name="Table15.A2" office:value-type="string">
            <text:p text:style-name="P16">8.90</text:p>
          </table:table-cell>
          <table:table-cell table:style-name="Table15.E2" office:value-type="string">
            <text:p text:style-name="P17">32.37</text:p>
          </table:table-cell>
        </table:table-row>
        <table:table-row>
          <table:table-cell table:style-name="Table15.A2" office:value-type="string">
            <text:p text:style-name="P15">- Voids</text:p>
          </table:table-cell>
          <table:table-cell table:style-name="Table15.A2" office:value-type="string">
            <text:p text:style-name="P16">---</text:p>
          </table:table-cell>
          <table:table-cell table:style-name="Table15.A2" office:value-type="string">
            <text:p text:style-name="P16">---</text:p>
          </table:table-cell>
          <table:table-cell table:style-name="Table15.A2" office:value-type="string">
            <text:p text:style-name="P16">10.00</text:p>
          </table:table-cell>
          <table:table-cell table:style-name="Table15.E2" office:value-type="string">
            <text:p text:style-name="P17">10.00</text:p>
          </table:table-cell>
        </table:table-row>
        <table:table-row>
          <table:table-cell table:style-name="Table15.A2" office:value-type="string">
            <text:p text:style-name="P15">- Refunds</text:p>
          </table:table-cell>
          <table:table-cell table:style-name="Table15.A2" office:value-type="string">
            <text:p text:style-name="P16">---</text:p>
          </table:table-cell>
          <table:table-cell table:style-name="Table15.A2" office:value-type="string">
            <text:p text:style-name="P16">---</text:p>
          </table:table-cell>
          <table:table-cell table:style-name="Table15.A2" office:value-type="string">
            <text:p text:style-name="P16">---</text:p>
          </table:table-cell>
          <table:table-cell table:style-name="Table15.E2" office:value-type="string">
            <text:p text:style-name="P17">0.00</text:p>
          </table:table-cell>
        </table:table-row>
        <table:table-row>
          <table:table-cell table:style-name="Table15.A2" office:value-type="string">
            <text:p text:style-name="P15">- Over-Rings</text:p>
          </table:table-cell>
          <table:table-cell table:style-name="Table15.A2" office:value-type="string">
            <text:p text:style-name="P16">---</text:p>
          </table:table-cell>
          <table:table-cell table:style-name="Table15.A2" office:value-type="string">
            <text:p text:style-name="P16">---</text:p>
          </table:table-cell>
          <table:table-cell table:style-name="Table15.A2" office:value-type="string">
            <text:p text:style-name="P16">56.65</text:p>
          </table:table-cell>
          <table:table-cell table:style-name="Table15.E2" office:value-type="string">
            <text:p text:style-name="P17">56.65</text:p>
          </table:table-cell>
        </table:table-row>
        <table:table-row>
          <table:table-cell table:style-name="Table15.A2" office:value-type="string">
            <text:p text:style-name="P15">Total</text:p>
          </table:table-cell>
          <table:table-cell table:style-name="Table15.A2" office:value-type="string">
            <text:p text:style-name="P17">6,033.75</text:p>
          </table:table-cell>
          <table:table-cell table:style-name="Table15.A2" office:value-type="string">
            <text:p text:style-name="P17">108.70</text:p>
          </table:table-cell>
          <table:table-cell table:style-name="Table15.A2" office:value-type="string">
            <text:p text:style-name="P17">1,673.37</text:p>
          </table:table-cell>
          <table:table-cell table:style-name="Table15.E6" office:value-type="string">
            <text:p text:style-name="P17">7,815.82</text:p>
          </table:table-cell>
        </table:table-row>
        <table:table-row>
          <table:table-cell table:style-name="Table15.A7" office:value-type="string">
            <text:p text:style-name="P15"/>
          </table:table-cell>
          <table:table-cell table:style-name="Table15.A7" office:value-type="string">
            <text:p text:style-name="P16"/>
          </table:table-cell>
          <table:table-cell table:style-name="Table15.A7" office:value-type="string">
            <text:p text:style-name="P16"/>
          </table:table-cell>
          <table:table-cell table:style-name="Table15.A7" office:value-type="string">
            <text:p text:style-name="P16"/>
          </table:table-cell>
          <table:table-cell table:style-name="Table15.E7" office:value-type="string">
            <text:p text:style-name="P17"/>
          </table:table-cell>
        </table:table-row>
        <table:table-row>
          <table:table-cell table:style-name="Table15.A2" office:value-type="string">
            <text:p text:style-name="P15">Over + or Short -</text:p>
          </table:table-cell>
          <table:table-cell table:style-name="Table15.A2" office:value-type="string">
            <text:p text:style-name="P17">-0.05</text:p>
          </table:table-cell>
          <table:table-cell table:style-name="Table15.A2" office:value-type="string">
            <text:p text:style-name="P17">-0.03</text:p>
          </table:table-cell>
          <table:table-cell table:style-name="Table15.A2" office:value-type="string">
            <text:p text:style-name="P17">-0.25</text:p>
          </table:table-cell>
          <table:table-cell table:style-name="Table15.E6" office:value-type="string">
            <text:p text:style-name="P17">-0.33</text:p>
          </table:table-cell>
        </table:table-row>
      </table:table>
      <text:p text:style-name="P5"><text:soft-page-break/></text:p>
      <table:table table:name="Table16" table:style-name="Table16">
        <table:table-column table:style-name="Table16.A" table:number-columns-repeated="5"/>
        <table:table-row>
          <table:table-cell table:style-name="Table16.A1" office:value-type="string">
            <text:p text:style-name="P18"><text:s text:c="5"/>3)</text:p>
          </table:table-cell>
          <table:table-cell table:style-name="Table16.B1" office:value-type="string">
            <text:p text:style-name="P14">Register 1</text:p>
          </table:table-cell>
          <table:table-cell table:style-name="Table16.B1" office:value-type="string">
            <text:p text:style-name="P14">Register 2</text:p>
          </table:table-cell>
          <table:table-cell table:style-name="Table16.B1" office:value-type="string">
            <text:p text:style-name="P14">Register 3</text:p>
          </table:table-cell>
          <table:table-cell table:style-name="Table16.E1" office:value-type="string">
            <text:p text:style-name="P14">Total</text:p>
          </table:table-cell>
        </table:table-row>
        <table:table-row>
          <table:table-cell table:style-name="Table16.A2" office:value-type="string">
            <text:p text:style-name="P15">+ Cash and Checks</text:p>
          </table:table-cell>
          <table:table-cell table:style-name="Table16.A2" office:value-type="string">
            <text:p text:style-name="P16">1,713.12</text:p>
          </table:table-cell>
          <table:table-cell table:style-name="Table16.A2" office:value-type="string">
            <text:p text:style-name="P16">45.12</text:p>
          </table:table-cell>
          <table:table-cell table:style-name="Table16.A2" office:value-type="string">
            <text:p text:style-name="P16">2,002.18</text:p>
          </table:table-cell>
          <table:table-cell table:style-name="Table16.E2" office:value-type="string">
            <text:p text:style-name="P17">3,760.42</text:p>
          </table:table-cell>
        </table:table-row>
        <table:table-row>
          <table:table-cell table:style-name="Table16.A2" office:value-type="string">
            <text:p text:style-name="P15">+ Bank Charges</text:p>
          </table:table-cell>
          <table:table-cell table:style-name="Table16.A2" office:value-type="string">
            <text:p text:style-name="P16">240.00</text:p>
          </table:table-cell>
          <table:table-cell table:style-name="Table16.A2" office:value-type="string">
            <text:p text:style-name="P16">20.00</text:p>
          </table:table-cell>
          <table:table-cell table:style-name="Table16.A2" office:value-type="string">
            <text:p text:style-name="P16">350.44</text:p>
          </table:table-cell>
          <table:table-cell table:style-name="Table16.E2" office:value-type="string">
            <text:p text:style-name="P17">610.44</text:p>
          </table:table-cell>
        </table:table-row>
        <table:table-row>
          <table:table-cell table:style-name="Table16.A2" office:value-type="string">
            <text:p text:style-name="P15">+ House Charges</text:p>
          </table:table-cell>
          <table:table-cell table:style-name="Table16.A2" office:value-type="string">
            <text:p text:style-name="P16">---</text:p>
          </table:table-cell>
          <table:table-cell table:style-name="Table16.A2" office:value-type="string">
            <text:p text:style-name="P16">---</text:p>
          </table:table-cell>
          <table:table-cell table:style-name="Table16.A2" office:value-type="string">
            <text:p text:style-name="P16">---</text:p>
          </table:table-cell>
          <table:table-cell table:style-name="Table16.E2" office:value-type="string">
            <text:p text:style-name="P17">0.00</text:p>
          </table:table-cell>
        </table:table-row>
        <table:table-row>
          <table:table-cell table:style-name="Table16.A2" office:value-type="string">
            <text:p text:style-name="P15">+ Paid Outs</text:p>
          </table:table-cell>
          <table:table-cell table:style-name="Table16.A2" office:value-type="string">
            <text:p text:style-name="P16">---</text:p>
          </table:table-cell>
          <table:table-cell table:style-name="Table16.A2" office:value-type="string">
            <text:p text:style-name="P16">---</text:p>
          </table:table-cell>
          <table:table-cell table:style-name="Table16.A2" office:value-type="string">
            <text:p text:style-name="P16">10.00</text:p>
          </table:table-cell>
          <table:table-cell table:style-name="Table16.E2" office:value-type="string">
            <text:p text:style-name="P17">10.00</text:p>
          </table:table-cell>
        </table:table-row>
        <table:table-row>
          <table:table-cell table:style-name="Table16.A2" office:value-type="string">
            <text:p text:style-name="P15">Total</text:p>
          </table:table-cell>
          <table:table-cell table:style-name="Table16.A2" office:value-type="string">
            <text:p text:style-name="P17">1,953.12</text:p>
          </table:table-cell>
          <table:table-cell table:style-name="Table16.A2" office:value-type="string">
            <text:p text:style-name="P17">65.12</text:p>
          </table:table-cell>
          <table:table-cell table:style-name="Table16.A2" office:value-type="string">
            <text:p text:style-name="P17">2,362.62</text:p>
          </table:table-cell>
          <table:table-cell table:style-name="Table16.E6" office:value-type="string">
            <text:p text:style-name="P17">4,380.86</text:p>
          </table:table-cell>
        </table:table-row>
        <table:table-row>
          <table:table-cell table:style-name="Table16.A7" office:value-type="string">
            <text:p text:style-name="P15"/>
          </table:table-cell>
          <table:table-cell table:style-name="Table16.A7" office:value-type="string">
            <text:p text:style-name="P16"/>
          </table:table-cell>
          <table:table-cell table:style-name="Table16.A7" office:value-type="string">
            <text:p text:style-name="P16"/>
          </table:table-cell>
          <table:table-cell table:style-name="Table16.A7" office:value-type="string">
            <text:p text:style-name="P16"/>
          </table:table-cell>
          <table:table-cell table:style-name="Table16.E7" office:value-type="string">
            <text:p text:style-name="P17"/>
          </table:table-cell>
        </table:table-row>
        <table:table-row>
          <table:table-cell table:style-name="Table16.A2" office:value-type="string">
            <text:p text:style-name="P15">+ Closing Reading</text:p>
          </table:table-cell>
          <table:table-cell table:style-name="Table16.A2" office:value-type="string">
            <text:p text:style-name="P16">2,172.67</text:p>
          </table:table-cell>
          <table:table-cell table:style-name="Table16.A2" office:value-type="string">
            <text:p text:style-name="P16">115.12</text:p>
          </table:table-cell>
          <table:table-cell table:style-name="Table16.A2" office:value-type="string">
            <text:p text:style-name="P16">2,429.66</text:p>
          </table:table-cell>
          <table:table-cell table:style-name="Table16.E2" office:value-type="string">
            <text:p text:style-name="P17">4,717.45</text:p>
          </table:table-cell>
        </table:table-row>
        <table:table-row>
          <table:table-cell table:style-name="Table16.A2" office:value-type="string">
            <text:p text:style-name="P15">- Opening Reading</text:p>
          </table:table-cell>
          <table:table-cell table:style-name="Table16.A2" office:value-type="string">
            <text:p text:style-name="P16">50.00</text:p>
          </table:table-cell>
          <table:table-cell table:style-name="Table16.A2" office:value-type="string">
            <text:p text:style-name="P16">50.00</text:p>
          </table:table-cell>
          <table:table-cell table:style-name="Table16.A2" office:value-type="string">
            <text:p text:style-name="P16">50.00</text:p>
          </table:table-cell>
          <table:table-cell table:style-name="Table16.E2" office:value-type="string">
            <text:p text:style-name="P17">150.00</text:p>
          </table:table-cell>
        </table:table-row>
        <table:table-row>
          <table:table-cell table:style-name="Table16.A2" office:value-type="string">
            <text:p text:style-name="P15">= Difference</text:p>
          </table:table-cell>
          <table:table-cell table:style-name="Table16.A2" office:value-type="string">
            <text:p text:style-name="P17">2,122.67</text:p>
          </table:table-cell>
          <table:table-cell table:style-name="Table16.A2" office:value-type="string">
            <text:p text:style-name="P17">65.12</text:p>
          </table:table-cell>
          <table:table-cell table:style-name="Table16.A2" office:value-type="string">
            <text:p text:style-name="P17">2,379.66</text:p>
          </table:table-cell>
          <table:table-cell table:style-name="Table16.E6" office:value-type="string">
            <text:p text:style-name="P17">4,567.45</text:p>
          </table:table-cell>
        </table:table-row>
        <table:table-row>
          <table:table-cell table:style-name="Table16.A2" office:value-type="string">
            <text:p text:style-name="P15">- Coupons</text:p>
          </table:table-cell>
          <table:table-cell table:style-name="Table16.A2" office:value-type="string">
            <text:p text:style-name="P16">---</text:p>
          </table:table-cell>
          <table:table-cell table:style-name="Table16.A2" office:value-type="string">
            <text:p text:style-name="P16">---</text:p>
          </table:table-cell>
          <table:table-cell table:style-name="Table16.A2" office:value-type="string">
            <text:p text:style-name="P16">7.00</text:p>
          </table:table-cell>
          <table:table-cell table:style-name="Table16.E2" office:value-type="string">
            <text:p text:style-name="P17">7.00</text:p>
          </table:table-cell>
        </table:table-row>
        <table:table-row>
          <table:table-cell table:style-name="Table16.A2" office:value-type="string">
            <text:p text:style-name="P15">- Discounts</text:p>
          </table:table-cell>
          <table:table-cell table:style-name="Table16.A2" office:value-type="string">
            <text:p text:style-name="P16">130.00</text:p>
          </table:table-cell>
          <table:table-cell table:style-name="Table16.A2" office:value-type="string">
            <text:p text:style-name="P16">---</text:p>
          </table:table-cell>
          <table:table-cell table:style-name="Table16.A2" office:value-type="string">
            <text:p text:style-name="P16">---</text:p>
          </table:table-cell>
          <table:table-cell table:style-name="Table16.E2" office:value-type="string">
            <text:p text:style-name="P17">130.00</text:p>
          </table:table-cell>
        </table:table-row>
        <table:table-row>
          <table:table-cell table:style-name="Table16.A2" office:value-type="string">
            <text:p text:style-name="P15">- Voids</text:p>
          </table:table-cell>
          <table:table-cell table:style-name="Table16.A2" office:value-type="string">
            <text:p text:style-name="P16">27.50</text:p>
          </table:table-cell>
          <table:table-cell table:style-name="Table16.A2" office:value-type="string">
            <text:p text:style-name="P16">---</text:p>
          </table:table-cell>
          <table:table-cell table:style-name="Table16.A2" office:value-type="string">
            <text:p text:style-name="P16">---</text:p>
          </table:table-cell>
          <table:table-cell table:style-name="Table16.E2" office:value-type="string">
            <text:p text:style-name="P17">27.50</text:p>
          </table:table-cell>
        </table:table-row>
        <table:table-row>
          <table:table-cell table:style-name="Table16.A2" office:value-type="string">
            <text:p text:style-name="P15">- Refunds</text:p>
          </table:table-cell>
          <table:table-cell table:style-name="Table16.A2" office:value-type="string">
            <text:p text:style-name="P16">12.00</text:p>
          </table:table-cell>
          <table:table-cell table:style-name="Table16.A2" office:value-type="string">
            <text:p text:style-name="P16">---</text:p>
          </table:table-cell>
          <table:table-cell table:style-name="Table16.A2" office:value-type="string">
            <text:p text:style-name="P16">---</text:p>
          </table:table-cell>
          <table:table-cell table:style-name="Table16.E2" office:value-type="string">
            <text:p text:style-name="P17">12.00</text:p>
          </table:table-cell>
        </table:table-row>
        <table:table-row>
          <table:table-cell table:style-name="Table16.A2" office:value-type="string">
            <text:p text:style-name="P15">- Over-Rings</text:p>
          </table:table-cell>
          <table:table-cell table:style-name="Table16.A2" office:value-type="string">
            <text:p text:style-name="P16">---</text:p>
          </table:table-cell>
          <table:table-cell table:style-name="Table16.A2" office:value-type="string">
            <text:p text:style-name="P16">---</text:p>
          </table:table-cell>
          <table:table-cell table:style-name="Table16.A2" office:value-type="string">
            <text:p text:style-name="P16">10.00</text:p>
          </table:table-cell>
          <table:table-cell table:style-name="Table16.E2" office:value-type="string">
            <text:p text:style-name="P17">10.00</text:p>
          </table:table-cell>
        </table:table-row>
        <table:table-row>
          <table:table-cell table:style-name="Table16.A2" office:value-type="string">
            <text:p text:style-name="P15">Total</text:p>
          </table:table-cell>
          <table:table-cell table:style-name="Table16.A2" office:value-type="string">
            <text:p text:style-name="P17">1,953.17</text:p>
          </table:table-cell>
          <table:table-cell table:style-name="Table16.A2" office:value-type="string">
            <text:p text:style-name="P17">65.12</text:p>
          </table:table-cell>
          <table:table-cell table:style-name="Table16.A2" office:value-type="string">
            <text:p text:style-name="P17">2,362.66</text:p>
          </table:table-cell>
          <table:table-cell table:style-name="Table16.E6" office:value-type="string">
            <text:p text:style-name="P17">4,380.95</text:p>
          </table:table-cell>
        </table:table-row>
        <table:table-row>
          <table:table-cell table:style-name="Table16.A7" office:value-type="string">
            <text:p text:style-name="P15"/>
          </table:table-cell>
          <table:table-cell table:style-name="Table16.A7" office:value-type="string">
            <text:p text:style-name="P16"/>
          </table:table-cell>
          <table:table-cell table:style-name="Table16.A7" office:value-type="string">
            <text:p text:style-name="P16"/>
          </table:table-cell>
          <table:table-cell table:style-name="Table16.A7" office:value-type="string">
            <text:p text:style-name="P16"/>
          </table:table-cell>
          <table:table-cell table:style-name="Table16.E7" office:value-type="string">
            <text:p text:style-name="P17"/>
          </table:table-cell>
        </table:table-row>
        <table:table-row>
          <table:table-cell table:style-name="Table16.A2" office:value-type="string">
            <text:p text:style-name="P15">Over + or Short -</text:p>
          </table:table-cell>
          <table:table-cell table:style-name="Table16.A2" office:value-type="string">
            <text:p text:style-name="P17">-0.05</text:p>
          </table:table-cell>
          <table:table-cell table:style-name="Table16.A2" office:value-type="string">
            <text:p text:style-name="P17">0.00</text:p>
          </table:table-cell>
          <table:table-cell table:style-name="Table16.A2" office:value-type="string">
            <text:p text:style-name="P17">-0.04</text:p>
          </table:table-cell>
          <table:table-cell table:style-name="Table16.E6" office:value-type="string">
            <text:p text:style-name="P17">-0.09</text:p>
          </table:table-cell>
        </table:table-row>
      </table:table>
      <text:p text:style-name="P5"/>
      <table:table table:name="Table14" table:style-name="Table14">
        <table:table-column table:style-name="Table14.A" table:number-columns-repeated="5"/>
        <table:table-row>
          <table:table-cell table:style-name="Table14.A1" office:value-type="string">
            <text:p text:style-name="P13"><text:s text:c="5"/>4)</text:p>
          </table:table-cell>
          <table:table-cell table:style-name="Table14.B1" office:value-type="string">
            <text:p text:style-name="P14">Register 1</text:p>
          </table:table-cell>
          <table:table-cell table:style-name="Table14.B1" office:value-type="string">
            <text:p text:style-name="P14">Register 2</text:p>
          </table:table-cell>
          <table:table-cell table:style-name="Table14.B1" office:value-type="string">
            <text:p text:style-name="P14">Register 3</text:p>
          </table:table-cell>
          <table:table-cell table:style-name="Table14.E1" office:value-type="string">
            <text:p text:style-name="P14">Total</text:p>
          </table:table-cell>
        </table:table-row>
        <table:table-row>
          <table:table-cell table:style-name="Table14.A2" office:value-type="string">
            <text:p text:style-name="P15">+ Cash and Checks</text:p>
          </table:table-cell>
          <table:table-cell table:style-name="Table14.A2" office:value-type="string">
            <text:p text:style-name="P16">1234.56</text:p>
          </table:table-cell>
          <table:table-cell table:style-name="Table14.A2" office:value-type="string">
            <text:p text:style-name="P16">789.01</text:p>
          </table:table-cell>
          <table:table-cell table:style-name="Table14.A2" office:value-type="string">
            <text:p text:style-name="P16">234.56</text:p>
          </table:table-cell>
          <table:table-cell table:style-name="Table14.E2" office:value-type="string">
            <text:p text:style-name="P17">2,258.13</text:p>
          </table:table-cell>
        </table:table-row>
        <table:table-row>
          <table:table-cell table:style-name="Table14.A2" office:value-type="string">
            <text:p text:style-name="P15">+ Bank Charges</text:p>
          </table:table-cell>
          <table:table-cell table:style-name="Table14.A2" office:value-type="string">
            <text:p text:style-name="P16">789.01</text:p>
          </table:table-cell>
          <table:table-cell table:style-name="Table14.A2" office:value-type="string">
            <text:p text:style-name="P16">234.56</text:p>
          </table:table-cell>
          <table:table-cell table:style-name="Table14.A2" office:value-type="string">
            <text:p text:style-name="P16">78.90</text:p>
          </table:table-cell>
          <table:table-cell table:style-name="Table14.E2" office:value-type="string">
            <text:p text:style-name="P17">1,102.47</text:p>
          </table:table-cell>
        </table:table-row>
        <table:table-row>
          <table:table-cell table:style-name="Table14.A2" office:value-type="string">
            <text:p text:style-name="P15">+ House Charges</text:p>
          </table:table-cell>
          <table:table-cell table:style-name="Table14.A2" office:value-type="string">
            <text:p text:style-name="P16">---</text:p>
          </table:table-cell>
          <table:table-cell table:style-name="Table14.A2" office:value-type="string">
            <text:p text:style-name="P16">---</text:p>
          </table:table-cell>
          <table:table-cell table:style-name="Table14.A2" office:value-type="string">
            <text:p text:style-name="P16">25.00</text:p>
          </table:table-cell>
          <table:table-cell table:style-name="Table14.E2" office:value-type="string">
            <text:p text:style-name="P17">25.00</text:p>
          </table:table-cell>
        </table:table-row>
        <table:table-row>
          <table:table-cell table:style-name="Table14.A2" office:value-type="string">
            <text:p text:style-name="P15">+ Paid Outs</text:p>
          </table:table-cell>
          <table:table-cell table:style-name="Table14.A2" office:value-type="string">
            <text:p text:style-name="P16">20.00</text:p>
          </table:table-cell>
          <table:table-cell table:style-name="Table14.A2" office:value-type="string">
            <text:p text:style-name="P16">10.00</text:p>
          </table:table-cell>
          <table:table-cell table:style-name="Table14.A2" office:value-type="string">
            <text:p text:style-name="P16">---</text:p>
          </table:table-cell>
          <table:table-cell table:style-name="Table14.E2" office:value-type="string">
            <text:p text:style-name="P17">30.00</text:p>
          </table:table-cell>
        </table:table-row>
        <table:table-row>
          <table:table-cell table:style-name="Table14.A2" office:value-type="string">
            <text:p text:style-name="P15">Total</text:p>
          </table:table-cell>
          <table:table-cell table:style-name="Table14.A2" office:value-type="string">
            <text:p text:style-name="P17">2,043.57</text:p>
          </table:table-cell>
          <table:table-cell table:style-name="Table14.A2" office:value-type="string">
            <text:p text:style-name="P17">1,033.57</text:p>
          </table:table-cell>
          <table:table-cell table:style-name="Table14.A2" office:value-type="string">
            <text:p text:style-name="P17">338.46</text:p>
          </table:table-cell>
          <table:table-cell table:style-name="Table14.E6" office:value-type="string">
            <text:p text:style-name="P17">3,415.60</text:p>
          </table:table-cell>
        </table:table-row>
        <table:table-row>
          <table:table-cell table:style-name="Table14.A7" office:value-type="string">
            <text:p text:style-name="P15"/>
          </table:table-cell>
          <table:table-cell table:style-name="Table14.A7" office:value-type="string">
            <text:p text:style-name="P16"/>
          </table:table-cell>
          <table:table-cell table:style-name="Table14.A7" office:value-type="string">
            <text:p text:style-name="P16"/>
          </table:table-cell>
          <table:table-cell table:style-name="Table14.A7" office:value-type="string">
            <text:p text:style-name="P16"/>
          </table:table-cell>
          <table:table-cell table:style-name="Table14.E7" office:value-type="string">
            <text:p text:style-name="P17"/>
          </table:table-cell>
        </table:table-row>
        <table:table-row>
          <table:table-cell table:style-name="Table14.A2" office:value-type="string">
            <text:p text:style-name="P15">+ Closing Reading</text:p>
          </table:table-cell>
          <table:table-cell table:style-name="Table14.A2" office:value-type="string">
            <text:p text:style-name="P16">2,116.45</text:p>
          </table:table-cell>
          <table:table-cell table:style-name="Table14.A2" office:value-type="string">
            <text:p text:style-name="P16">1,091.03</text:p>
          </table:table-cell>
          <table:table-cell table:style-name="Table14.A2" office:value-type="string">
            <text:p text:style-name="P16">390.43</text:p>
          </table:table-cell>
          <table:table-cell table:style-name="Table14.E2" office:value-type="string">
            <text:p text:style-name="P17">3597.91</text:p>
          </table:table-cell>
        </table:table-row>
        <table:table-row>
          <table:table-cell table:style-name="Table14.A2" office:value-type="string">
            <text:p text:style-name="P15">- Opening Reading</text:p>
          </table:table-cell>
          <table:table-cell table:style-name="Table14.A2" office:value-type="string">
            <text:p text:style-name="P16">50.00</text:p>
          </table:table-cell>
          <table:table-cell table:style-name="Table14.A2" office:value-type="string">
            <text:p text:style-name="P16">50.00</text:p>
          </table:table-cell>
          <table:table-cell table:style-name="Table14.A2" office:value-type="string">
            <text:p text:style-name="P16">50.00</text:p>
          </table:table-cell>
          <table:table-cell table:style-name="Table14.E2" office:value-type="string">
            <text:p text:style-name="P17">150.00</text:p>
          </table:table-cell>
        </table:table-row>
        <table:table-row>
          <table:table-cell table:style-name="Table14.A2" office:value-type="string">
            <text:p text:style-name="P15">= Difference</text:p>
          </table:table-cell>
          <table:table-cell table:style-name="Table14.A2" office:value-type="string">
            <text:p text:style-name="P17">2,066.45</text:p>
          </table:table-cell>
          <table:table-cell table:style-name="Table14.A2" office:value-type="string">
            <text:p text:style-name="P17">1,041.03</text:p>
          </table:table-cell>
          <table:table-cell table:style-name="Table14.A2" office:value-type="string">
            <text:p text:style-name="P17">340.43</text:p>
          </table:table-cell>
          <table:table-cell table:style-name="Table14.E6" office:value-type="string">
            <text:p text:style-name="P17">3,447.91</text:p>
          </table:table-cell>
        </table:table-row>
        <table:table-row>
          <table:table-cell table:style-name="Table14.A2" office:value-type="string">
            <text:p text:style-name="P15">- Coupons</text:p>
          </table:table-cell>
          <table:table-cell table:style-name="Table14.A2" office:value-type="string">
            <text:p text:style-name="P16">2.50</text:p>
          </table:table-cell>
          <table:table-cell table:style-name="Table14.A2" office:value-type="string">
            <text:p text:style-name="P16">1.75</text:p>
          </table:table-cell>
          <table:table-cell table:style-name="Table14.A2" office:value-type="string">
            <text:p text:style-name="P16">---</text:p>
          </table:table-cell>
          <table:table-cell table:style-name="Table14.E2" office:value-type="string">
            <text:p text:style-name="P17">4.25</text:p>
          </table:table-cell>
        </table:table-row>
        <table:table-row>
          <table:table-cell table:style-name="Table14.A2" office:value-type="string">
            <text:p text:style-name="P15">- Discounts</text:p>
          </table:table-cell>
          <table:table-cell table:style-name="Table14.A2" office:value-type="string">
            <text:p text:style-name="P16">12.34</text:p>
          </table:table-cell>
          <table:table-cell table:style-name="Table14.A2" office:value-type="string">
            <text:p text:style-name="P16">5.67</text:p>
          </table:table-cell>
          <table:table-cell table:style-name="Table14.A2" office:value-type="string">
            <text:p text:style-name="P16">---</text:p>
          </table:table-cell>
          <table:table-cell table:style-name="Table14.E2" office:value-type="string">
            <text:p text:style-name="P17">18.01</text:p>
          </table:table-cell>
        </table:table-row>
        <table:table-row>
          <table:table-cell table:style-name="Table14.A2" office:value-type="string">
            <text:p text:style-name="P15">- Voids</text:p>
          </table:table-cell>
          <table:table-cell table:style-name="Table14.A2" office:value-type="string">
            <text:p text:style-name="P16">---</text:p>
          </table:table-cell>
          <table:table-cell table:style-name="Table14.A2" office:value-type="string">
            <text:p text:style-name="P16">---</text:p>
          </table:table-cell>
          <table:table-cell table:style-name="Table14.A2" office:value-type="string">
            <text:p text:style-name="P16">---</text:p>
          </table:table-cell>
          <table:table-cell table:style-name="Table14.E2" office:value-type="string">
            <text:p text:style-name="P17">0.00</text:p>
          </table:table-cell>
        </table:table-row>
        <table:table-row>
          <table:table-cell table:style-name="Table14.A2" office:value-type="string">
            <text:p text:style-name="P15">- Refunds</text:p>
          </table:table-cell>
          <table:table-cell table:style-name="Table14.A2" office:value-type="string">
            <text:p text:style-name="P16">8.00</text:p>
          </table:table-cell>
          <table:table-cell table:style-name="Table14.A2" office:value-type="string">
            <text:p text:style-name="P16">---</text:p>
          </table:table-cell>
          <table:table-cell table:style-name="Table14.A2" office:value-type="string">
            <text:p text:style-name="P16">---</text:p>
          </table:table-cell>
          <table:table-cell table:style-name="Table14.E2" office:value-type="string">
            <text:p text:style-name="P17">8.00</text:p>
          </table:table-cell>
        </table:table-row>
        <table:table-row>
          <table:table-cell table:style-name="Table14.A2" office:value-type="string">
            <text:p text:style-name="P15">- Over-Rings</text:p>
          </table:table-cell>
          <table:table-cell table:style-name="Table14.A2" office:value-type="string">
            <text:p text:style-name="P16">---</text:p>
          </table:table-cell>
          <table:table-cell table:style-name="Table14.A2" office:value-type="string">
            <text:p text:style-name="P16">---</text:p>
          </table:table-cell>
          <table:table-cell table:style-name="Table14.A2" office:value-type="string">
            <text:p text:style-name="P16">---</text:p>
          </table:table-cell>
          <table:table-cell table:style-name="Table14.E2" office:value-type="string">
            <text:p text:style-name="P17">0.00</text:p>
          </table:table-cell>
        </table:table-row>
        <table:table-row>
          <table:table-cell table:style-name="Table14.A2" office:value-type="string">
            <text:p text:style-name="P15">Total</text:p>
          </table:table-cell>
          <table:table-cell table:style-name="Table14.A2" office:value-type="string">
            <text:p text:style-name="P17">2,043.61</text:p>
          </table:table-cell>
          <table:table-cell table:style-name="Table14.A2" office:value-type="string">
            <text:p text:style-name="P17">1,033.61</text:p>
          </table:table-cell>
          <table:table-cell table:style-name="Table14.A2" office:value-type="string">
            <text:p text:style-name="P17">340.43</text:p>
          </table:table-cell>
          <table:table-cell table:style-name="Table14.E6" office:value-type="string">
            <text:p text:style-name="P17">3,417.65</text:p>
          </table:table-cell>
        </table:table-row>
        <table:table-row>
          <table:table-cell table:style-name="Table14.A7" office:value-type="string">
            <text:p text:style-name="P15"/>
          </table:table-cell>
          <table:table-cell table:style-name="Table14.A7" office:value-type="string">
            <text:p text:style-name="P16"/>
          </table:table-cell>
          <table:table-cell table:style-name="Table14.A7" office:value-type="string">
            <text:p text:style-name="P16"/>
          </table:table-cell>
          <table:table-cell table:style-name="Table14.A7" office:value-type="string">
            <text:p text:style-name="P16"/>
          </table:table-cell>
          <table:table-cell table:style-name="Table14.E7" office:value-type="string">
            <text:p text:style-name="P17"/>
          </table:table-cell>
        </table:table-row>
        <table:table-row>
          <table:table-cell table:style-name="Table14.A2" office:value-type="string">
            <text:p text:style-name="P15">Over + or Short -</text:p>
          </table:table-cell>
          <table:table-cell table:style-name="Table14.A2" office:value-type="string">
            <text:p text:style-name="P17">-0.04</text:p>
          </table:table-cell>
          <table:table-cell table:style-name="Table14.A2" office:value-type="string">
            <text:p text:style-name="P17">-0.04</text:p>
          </table:table-cell>
          <table:table-cell table:style-name="Table14.A2" office:value-type="string">
            <text:p text:style-name="P17">-1.97</text:p>
          </table:table-cell>
          <table:table-cell table:style-name="Table14.E6" office:value-type="string">
            <text:p text:style-name="P17">-2.05</text:p>
          </table:table-cell>
        </table:table-row>
      </table:table>
      <text:section text:style-name="Sect2" text:name="Section67">
        <text:p text:style-name="P5"><text:soft-page-break/>Worksheet 14-8</text:p>
        <text:list xml:id="list1772762734" text:style-name="L71">
          <text:list-item>
            <text:p text:style-name="P104">$4.13</text:p>
          </text:list-item>
          <text:list-item>
            <text:p text:style-name="P104">$3.53</text:p>
          </text:list-item>
          <text:list-item>
            <text:p text:style-name="P104">$1,026.00</text:p>
          </text:list-item>
          <text:list-item>
            <text:p text:style-name="P104">$634.00</text:p>
          </text:list-item>
        </text:list>
      </text:section>
      <text:p text:style-name="P2"/>
      <text:section text:style-name="Sect3" text:name="Section68">
        <text:p text:style-name="P2">Worksheet 14-9</text:p>
        <text:list xml:id="list1821084340" text:style-name="L72">
          <text:list-item>
            <text:p text:style-name="P105">g</text:p>
          </text:list-item>
          <text:list-item>
            <text:p text:style-name="P105">o</text:p>
          </text:list-item>
          <text:list-item>
            <text:p text:style-name="P105">u</text:p>
          </text:list-item>
          <text:list-item>
            <text:p text:style-name="P105">l</text:p>
          </text:list-item>
          <text:list-item>
            <text:p text:style-name="P105">i</text:p>
          </text:list-item>
          <text:list-item>
            <text:p text:style-name="P105">p</text:p>
          </text:list-item>
          <text:list-item>
            <text:p text:style-name="P105">q</text:p>
          </text:list-item>
          <text:list-item>
            <text:p text:style-name="P105">r</text:p>
          </text:list-item>
          <text:list-item>
            <text:p text:style-name="P105">w</text:p>
          </text:list-item>
          <text:list-item>
            <text:p text:style-name="P105">m</text:p>
          </text:list-item>
          <text:list-item>
            <text:p text:style-name="P105">n</text:p>
          </text:list-item>
          <text:list-item>
            <text:p text:style-name="P105">k</text:p>
          </text:list-item>
          <text:list-item>
            <text:p text:style-name="P105">v</text:p>
          </text:list-item>
          <text:list-item>
            <text:p text:style-name="P105">e</text:p>
          </text:list-item>
          <text:list-item>
            <text:p text:style-name="P105">t</text:p>
          </text:list-item>
          <text:list-item>
            <text:p text:style-name="P105">a</text:p>
          </text:list-item>
          <text:list-item>
            <text:p text:style-name="P105">b</text:p>
          </text:list-item>
          <text:list-item>
            <text:p text:style-name="P105">d</text:p>
          </text:list-item>
          <text:list-item>
            <text:p text:style-name="P105">h</text:p>
          </text:list-item>
          <text:list-item>
            <text:p text:style-name="P105">f</text:p>
          </text:list-item>
          <text:list-item>
            <text:p text:style-name="P105">j</text:p>
          </text:list-item>
          <text:list-item>
            <text:p text:style-name="P105">s</text:p>
          </text:list-item>
          <text:list-item>
            <text:p text:style-name="P105">c</text:p>
          </text:list-item>
          <text:list-item>
            <text:p text:style-name="P105">1</text:p>
          </text:list-item>
          <text:list-item>
            <text:p text:style-name="P105">2</text:p>
          </text:list-item>
          <text:list-item>
            <text:p text:style-name="P105">0</text:p>
          </text:list-item>
          <text:list-item>
            <text:p text:style-name="P105">3</text:p>
          </text:list-item>
          <text:list-item>
            <text:p text:style-name="P105">0</text:p>
          </text:list-item>
          <text:list-item>
            <text:p text:style-name="P105">11.5 annual turnover rate</text:p>
          </text:list-item>
          <text:list-item>
            <text:p text:style-name="P105">12 annual turnover rate</text:p>
          </text:list-item>
          <text:list-item>
            <text:p text:style-name="P105">31.65 days; $10,750.65 under budget</text:p>
          </text:list-item>
          <text:list-item>
            <text:p text:style-name="P105">30.33 days; $1,855.55 over budget</text:p>
          </text:list-item>
          <text:list-item>
            <text:p text:style-name="P105">DEA 222 form or CSOS</text:p>
          </text:list-item>
          <text:list-item>
            <text:p text:style-name="P105">On the regular warehouse order form</text:p>
          </text:list-item>
          <text:list-item>
            <text:p text:style-name="P105">Controlled substances are to be checked in by the pharmacist; a pharmacy technician may assist under the direct supervision of a pharmacist.</text:p>
          </text:list-item>
          <text:list-item>
            <text:p text:style-name="P105">Under federal guidelines CIIs may be either locked in a secure vault or distributed throughout the inventory. CIII-V medications may also either be locked in a secure vault or distributed throughout the inventory.</text:p>
          </text:list-item>
          <text:list-item>
            <text:p text:style-name="P105">Temperature, ventilation, humidity, light, safety, and sanitation.</text:p>
          </text:list-item>
          <text:list-item>
            <text:p text:style-name="P105">Freezer -25<text:span text:style-name="T2">º</text:span> to -10<text:span text:style-name="T2">º</text:span> C (-13<text:span text:style-name="T2">º</text:span> to 14<text:span text:style-name="T2">º F); refrigerated 2º to 8º C (36º to 46º F); controlled room temperature 15º to 30º C (59º to 86º F)</text:span></text:p>
          </text:list-item>
          <text:list-item>
            <text:p text:style-name="P105"><text:span text:style-name="T2">02/28/2020 will expire first because 2020 is a leap year and therefore 02/2020 would not expire till the 29</text:span><text:span text:style-name="T9">th</text:span><text:span text:style-name="T2"> of February that year.</text:span></text:p>
          </text:list-item>
          <text:list-item>
            <text:p text:style-name="P129">40% markup</text:p>
          </text:list-item>
          <text:list-item>
            <text:p text:style-name="P129">$18.48</text:p>
          </text:list-item>
          <text:list-item>
            <text:p text:style-name="P129">3%</text:p>
          </text:list-item>
          <text:list-item>
            <text:p text:style-name="P129">$6,175.00</text:p>
          </text:list-item>
          <text:list-item>
            <text:p text:style-name="P129">$4.50</text:p>
          </text:list-item>
          <text:list-item>
            <text:p text:style-name="P129">$17,820.00</text:p>
          </text:list-item>
          <text:list-item>
            <text:p text:style-name="P129">$20.95 gross profit; $15.95 net profit</text:p>
          </text:list-item>
          <text:list-item>
            <text:p text:style-name="P129">$25.63 gross profit; $20.63 net profit</text:p>
          </text:list-item>
          <text:list-item>
            <text:p text:style-name="P129">$7.01 gross profit; $2.01 net profit</text:p>
          </text:list-item>
          <text:list-item>
            <text:p text:style-name="P129">$44.03 gross profit; $39.03 net profit</text:p>
          </text:list-item>
          <text:list-item>
            <text:p text:style-name="P129">$9.73 gross profit; $4.73 net profit</text:p>
          </text:list-item>
          <text:list-item>
            <text:p text:style-name="P129">$8.13 gross profit; $3.13 net profit</text:p>
          </text:list-item>
          <text:list-item>
            <text:p text:style-name="P129">$132.50</text:p>
          </text:list-item>
          <text:list-item>
            <text:p text:style-name="P129">$39.52</text:p>
          </text:list-item>
          <text:list-item>
            <text:p text:style-name="P129">$11.66</text:p>
          </text:list-item>
          <text:list-item>
            <text:p text:style-name="P129">$68.12</text:p>
          </text:list-item>
          <text:list-item>
            <text:p text:style-name="P129">$10.89</text:p>
          </text:list-item>
          <text:list-item>
            <text:p text:style-name="P129">$21.25 profit</text:p>
          </text:list-item>
          <text:list-item>
            <text:p text:style-name="P129">$1,138.25 annual depreciation</text:p>
          </text:list-item>
        </text:list>
      </text:section>
      <table:table table:name="Table19" table:style-name="Table19">
        <table:table-column table:style-name="Table19.A" table:number-columns-repeated="5"/>
        <text:soft-page-break/>
        <table:table-row>
          <table:table-cell table:style-name="Table19.A1" office:value-type="string">
            <text:p text:style-name="P13"><text:s text:c="5"/>59)</text:p>
          </table:table-cell>
          <table:table-cell table:style-name="Table19.B1" office:value-type="string">
            <text:p text:style-name="P14">Register 1</text:p>
          </table:table-cell>
          <table:table-cell table:style-name="Table19.B1" office:value-type="string">
            <text:p text:style-name="P14">Register 2</text:p>
          </table:table-cell>
          <table:table-cell table:style-name="Table19.B1" office:value-type="string">
            <text:p text:style-name="P14">Register 3</text:p>
          </table:table-cell>
          <table:table-cell table:style-name="Table19.E1" office:value-type="string">
            <text:p text:style-name="P14">Total</text:p>
          </table:table-cell>
        </table:table-row>
        <table:table-row>
          <table:table-cell table:style-name="Table19.A2" office:value-type="string">
            <text:p text:style-name="P15">+ Cash and Checks</text:p>
          </table:table-cell>
          <table:table-cell table:style-name="Table19.A2" office:value-type="string">
            <text:p text:style-name="P16">1264.56</text:p>
          </table:table-cell>
          <table:table-cell table:style-name="Table19.A2" office:value-type="string">
            <text:p text:style-name="P16">790.01</text:p>
          </table:table-cell>
          <table:table-cell table:style-name="Table19.A2" office:value-type="string">
            <text:p text:style-name="P16">233.56</text:p>
          </table:table-cell>
          <table:table-cell table:style-name="Table19.E2" office:value-type="string">
            <text:p text:style-name="P17">2,288.13</text:p>
          </table:table-cell>
        </table:table-row>
        <table:table-row>
          <table:table-cell table:style-name="Table19.A2" office:value-type="string">
            <text:p text:style-name="P15">+ Bank Charges</text:p>
          </table:table-cell>
          <table:table-cell table:style-name="Table19.A2" office:value-type="string">
            <text:p text:style-name="P16">789.03</text:p>
          </table:table-cell>
          <table:table-cell table:style-name="Table19.A2" office:value-type="string">
            <text:p text:style-name="P16">235.56</text:p>
          </table:table-cell>
          <table:table-cell table:style-name="Table19.A2" office:value-type="string">
            <text:p text:style-name="P16">78.90</text:p>
          </table:table-cell>
          <table:table-cell table:style-name="Table19.E2" office:value-type="string">
            <text:p text:style-name="P17">1,103.49</text:p>
          </table:table-cell>
        </table:table-row>
        <table:table-row>
          <table:table-cell table:style-name="Table19.A2" office:value-type="string">
            <text:p text:style-name="P15">+ House Charges</text:p>
          </table:table-cell>
          <table:table-cell table:style-name="Table19.A2" office:value-type="string">
            <text:p text:style-name="P16">---</text:p>
          </table:table-cell>
          <table:table-cell table:style-name="Table19.A2" office:value-type="string">
            <text:p text:style-name="P16">---</text:p>
          </table:table-cell>
          <table:table-cell table:style-name="Table19.A2" office:value-type="string">
            <text:p text:style-name="P16">25.00</text:p>
          </table:table-cell>
          <table:table-cell table:style-name="Table19.E2" office:value-type="string">
            <text:p text:style-name="P17">25.00</text:p>
          </table:table-cell>
        </table:table-row>
        <table:table-row>
          <table:table-cell table:style-name="Table19.A2" office:value-type="string">
            <text:p text:style-name="P15">+ Paid Outs</text:p>
          </table:table-cell>
          <table:table-cell table:style-name="Table19.A2" office:value-type="string">
            <text:p text:style-name="P16">20.00</text:p>
          </table:table-cell>
          <table:table-cell table:style-name="Table19.A2" office:value-type="string">
            <text:p text:style-name="P16">10.00</text:p>
          </table:table-cell>
          <table:table-cell table:style-name="Table19.A2" office:value-type="string">
            <text:p text:style-name="P16">---</text:p>
          </table:table-cell>
          <table:table-cell table:style-name="Table19.E2" office:value-type="string">
            <text:p text:style-name="P17">30.00</text:p>
          </table:table-cell>
        </table:table-row>
        <table:table-row>
          <table:table-cell table:style-name="Table19.A2" office:value-type="string">
            <text:p text:style-name="P15">Total</text:p>
          </table:table-cell>
          <table:table-cell table:style-name="Table19.A2" office:value-type="string">
            <text:p text:style-name="P17">2,073.59</text:p>
          </table:table-cell>
          <table:table-cell table:style-name="Table19.A2" office:value-type="string">
            <text:p text:style-name="P17">1,035.57</text:p>
          </table:table-cell>
          <table:table-cell table:style-name="Table19.A2" office:value-type="string">
            <text:p text:style-name="P17">337.46</text:p>
          </table:table-cell>
          <table:table-cell table:style-name="Table19.E6" office:value-type="string">
            <text:p text:style-name="P17">3,446.62</text:p>
          </table:table-cell>
        </table:table-row>
        <table:table-row>
          <table:table-cell table:style-name="Table19.A7" office:value-type="string">
            <text:p text:style-name="P15"/>
          </table:table-cell>
          <table:table-cell table:style-name="Table19.A7" office:value-type="string">
            <text:p text:style-name="P16"/>
          </table:table-cell>
          <table:table-cell table:style-name="Table19.A7" office:value-type="string">
            <text:p text:style-name="P16"/>
          </table:table-cell>
          <table:table-cell table:style-name="Table19.A7" office:value-type="string">
            <text:p text:style-name="P16"/>
          </table:table-cell>
          <table:table-cell table:style-name="Table19.E7" office:value-type="string">
            <text:p text:style-name="P17"/>
          </table:table-cell>
        </table:table-row>
        <table:table-row>
          <table:table-cell table:style-name="Table19.A2" office:value-type="string">
            <text:p text:style-name="P15">+ Closing Reading</text:p>
          </table:table-cell>
          <table:table-cell table:style-name="Table19.A2" office:value-type="string">
            <text:p text:style-name="P16">2,151.47</text:p>
          </table:table-cell>
          <table:table-cell table:style-name="Table19.A2" office:value-type="string">
            <text:p text:style-name="P16">1,095.03</text:p>
          </table:table-cell>
          <table:table-cell table:style-name="Table19.A2" office:value-type="string">
            <text:p text:style-name="P16">389.47</text:p>
          </table:table-cell>
          <table:table-cell table:style-name="Table19.E2" office:value-type="string">
            <text:p text:style-name="P17">3,635.97</text:p>
          </table:table-cell>
        </table:table-row>
        <table:table-row>
          <table:table-cell table:style-name="Table19.A2" office:value-type="string">
            <text:p text:style-name="P15">- Opening Reading</text:p>
          </table:table-cell>
          <table:table-cell table:style-name="Table19.A2" office:value-type="string">
            <text:p text:style-name="P16">50.00</text:p>
          </table:table-cell>
          <table:table-cell table:style-name="Table19.A2" office:value-type="string">
            <text:p text:style-name="P16">50.00</text:p>
          </table:table-cell>
          <table:table-cell table:style-name="Table19.A2" office:value-type="string">
            <text:p text:style-name="P16">50.00</text:p>
          </table:table-cell>
          <table:table-cell table:style-name="Table19.E2" office:value-type="string">
            <text:p text:style-name="P17">150.00</text:p>
          </table:table-cell>
        </table:table-row>
        <table:table-row>
          <table:table-cell table:style-name="Table19.A2" office:value-type="string">
            <text:p text:style-name="P15">= Difference</text:p>
          </table:table-cell>
          <table:table-cell table:style-name="Table19.A2" office:value-type="string">
            <text:p text:style-name="P17">2,101.47</text:p>
          </table:table-cell>
          <table:table-cell table:style-name="Table19.A2" office:value-type="string">
            <text:p text:style-name="P17">1,045.03</text:p>
          </table:table-cell>
          <table:table-cell table:style-name="Table19.A2" office:value-type="string">
            <text:p text:style-name="P17">339.47</text:p>
          </table:table-cell>
          <table:table-cell table:style-name="Table19.E6" office:value-type="string">
            <text:p text:style-name="P17">3,485.97</text:p>
          </table:table-cell>
        </table:table-row>
        <table:table-row>
          <table:table-cell table:style-name="Table19.A2" office:value-type="string">
            <text:p text:style-name="P15">- Coupons</text:p>
          </table:table-cell>
          <table:table-cell table:style-name="Table19.A2" office:value-type="string">
            <text:p text:style-name="P16">7.50</text:p>
          </table:table-cell>
          <table:table-cell table:style-name="Table19.A2" office:value-type="string">
            <text:p text:style-name="P16">1.75</text:p>
          </table:table-cell>
          <table:table-cell table:style-name="Table19.A2" office:value-type="string">
            <text:p text:style-name="P16">---</text:p>
          </table:table-cell>
          <table:table-cell table:style-name="Table19.E2" office:value-type="string">
            <text:p text:style-name="P17">9.25</text:p>
          </table:table-cell>
        </table:table-row>
        <table:table-row>
          <table:table-cell table:style-name="Table19.A2" office:value-type="string">
            <text:p text:style-name="P15">- Discounts</text:p>
          </table:table-cell>
          <table:table-cell table:style-name="Table19.A2" office:value-type="string">
            <text:p text:style-name="P16">12.34</text:p>
          </table:table-cell>
          <table:table-cell table:style-name="Table19.A2" office:value-type="string">
            <text:p text:style-name="P16">7.67</text:p>
          </table:table-cell>
          <table:table-cell table:style-name="Table19.A2" office:value-type="string">
            <text:p text:style-name="P16">---</text:p>
          </table:table-cell>
          <table:table-cell table:style-name="Table19.E2" office:value-type="string">
            <text:p text:style-name="P17">20.01</text:p>
          </table:table-cell>
        </table:table-row>
        <table:table-row>
          <table:table-cell table:style-name="Table19.A2" office:value-type="string">
            <text:p text:style-name="P15">- Voids</text:p>
          </table:table-cell>
          <table:table-cell table:style-name="Table19.A2" office:value-type="string">
            <text:p text:style-name="P16">---</text:p>
          </table:table-cell>
          <table:table-cell table:style-name="Table19.A2" office:value-type="string">
            <text:p text:style-name="P16">---</text:p>
          </table:table-cell>
          <table:table-cell table:style-name="Table19.A2" office:value-type="string">
            <text:p text:style-name="P16">---</text:p>
          </table:table-cell>
          <table:table-cell table:style-name="Table19.E2" office:value-type="string">
            <text:p text:style-name="P17">0.00</text:p>
          </table:table-cell>
        </table:table-row>
        <table:table-row>
          <table:table-cell table:style-name="Table19.A2" office:value-type="string">
            <text:p text:style-name="P15">- Refunds</text:p>
          </table:table-cell>
          <table:table-cell table:style-name="Table19.A2" office:value-type="string">
            <text:p text:style-name="P16">8.00</text:p>
          </table:table-cell>
          <table:table-cell table:style-name="Table19.A2" office:value-type="string">
            <text:p text:style-name="P16">---</text:p>
          </table:table-cell>
          <table:table-cell table:style-name="Table19.A2" office:value-type="string">
            <text:p text:style-name="P16">---</text:p>
          </table:table-cell>
          <table:table-cell table:style-name="Table19.E2" office:value-type="string">
            <text:p text:style-name="P17">8.00</text:p>
          </table:table-cell>
        </table:table-row>
        <table:table-row>
          <table:table-cell table:style-name="Table19.A2" office:value-type="string">
            <text:p text:style-name="P15">- Over-Rings</text:p>
          </table:table-cell>
          <table:table-cell table:style-name="Table19.A2" office:value-type="string">
            <text:p text:style-name="P16">---</text:p>
          </table:table-cell>
          <table:table-cell table:style-name="Table19.A2" office:value-type="string">
            <text:p text:style-name="P16">---</text:p>
          </table:table-cell>
          <table:table-cell table:style-name="Table19.A2" office:value-type="string">
            <text:p text:style-name="P16">---</text:p>
          </table:table-cell>
          <table:table-cell table:style-name="Table19.E2" office:value-type="string">
            <text:p text:style-name="P17">0.00</text:p>
          </table:table-cell>
        </table:table-row>
        <table:table-row>
          <table:table-cell table:style-name="Table19.A2" office:value-type="string">
            <text:p text:style-name="P15">Total</text:p>
          </table:table-cell>
          <table:table-cell table:style-name="Table19.A2" office:value-type="string">
            <text:p text:style-name="P17">2,073.63</text:p>
          </table:table-cell>
          <table:table-cell table:style-name="Table19.A2" office:value-type="string">
            <text:p text:style-name="P17">1,035.61</text:p>
          </table:table-cell>
          <table:table-cell table:style-name="Table19.A2" office:value-type="string">
            <text:p text:style-name="P17">339.47</text:p>
          </table:table-cell>
          <table:table-cell table:style-name="Table19.E6" office:value-type="string">
            <text:p text:style-name="P17">3,448.71</text:p>
          </table:table-cell>
        </table:table-row>
        <table:table-row>
          <table:table-cell table:style-name="Table19.A7" office:value-type="string">
            <text:p text:style-name="P15"/>
          </table:table-cell>
          <table:table-cell table:style-name="Table19.A7" office:value-type="string">
            <text:p text:style-name="P17"/>
          </table:table-cell>
          <table:table-cell table:style-name="Table19.A7" office:value-type="string">
            <text:p text:style-name="P17"/>
          </table:table-cell>
          <table:table-cell table:style-name="Table19.A7" office:value-type="string">
            <text:p text:style-name="P17"/>
          </table:table-cell>
          <table:table-cell table:style-name="Table19.E7" office:value-type="string">
            <text:p text:style-name="P17"/>
          </table:table-cell>
        </table:table-row>
        <table:table-row>
          <table:table-cell table:style-name="Table19.A2" office:value-type="string">
            <text:p text:style-name="P15">Over + or Short -</text:p>
          </table:table-cell>
          <table:table-cell table:style-name="Table19.A2" office:value-type="string">
            <text:p text:style-name="P17">-0.04</text:p>
          </table:table-cell>
          <table:table-cell table:style-name="Table19.A2" office:value-type="string">
            <text:p text:style-name="P17">-0.04</text:p>
          </table:table-cell>
          <table:table-cell table:style-name="Table19.A2" office:value-type="string">
            <text:p text:style-name="P17">-2.01</text:p>
          </table:table-cell>
          <table:table-cell table:style-name="Table19.E6" office:value-type="string">
            <text:p text:style-name="P17">-2.09</text:p>
          </table:table-cell>
        </table:table-row>
      </table:table>
      <text:list xml:id="list1250876871" text:style-name="L73">
        <text:list-item>
          <text:p text:style-name="P106">$3.67</text:p>
        </text:list-item>
      </text:list>
      <text:p text:style-name="P2"/>
      <text:p text:style-name="P3">Chapter 15 - Parenteral Dosage Calculations</text:p>
      <text:p text:style-name="P5"/>
      <text:section text:style-name="Sect2" text:name="Section69">
        <text:p text:style-name="P5">Worksheet 15-1</text:p>
        <text:list xml:id="list789932938" text:style-name="L74">
          <text:list-item>
            <text:p text:style-name="P107">24.75 mL</text:p>
          </text:list-item>
          <text:list-item>
            <text:p text:style-name="P107">1 mL</text:p>
          </text:list-item>
          <text:list-item>
            <text:p text:style-name="P107">50 mg</text:p>
          </text:list-item>
          <text:list-item>
            <text:p text:style-name="P107">0.12 mL</text:p>
          </text:list-item>
          <text:list-item>
            <text:p text:style-name="P107">0.8 mL</text:p>
          </text:list-item>
          <text:list-item>
            <text:p text:style-name="P107">2.5 mL</text:p>
          </text:list-item>
          <text:list-item>
            <text:p text:style-name="P107">12.5 mL</text:p>
          </text:list-item>
          <text:list-item>
            <text:p text:style-name="P107">14 mL</text:p>
          </text:list-item>
          <text:list-item>
            <text:p text:style-name="P107">1.6 mL</text:p>
          </text:list-item>
          <text:list-item>
            <text:p text:style-name="P107">4.7 mL</text:p>
          </text:list-item>
          <text:list-item>
            <text:p text:style-name="P107">31 mL</text:p>
          </text:list-item>
          <text:list-item>
            <text:p text:style-name="P107">70 mg</text:p>
          </text:list-item>
          <text:list-item>
            <text:p text:style-name="P107">0.5 mL</text:p>
          </text:list-item>
          <text:list-item>
            <text:p text:style-name="P107">4 mL</text:p>
          </text:list-item>
          <text:list-item>
            <text:p text:style-name="P107">7.5 mL</text:p>
          </text:list-item>
          <text:list-item>
            <text:p text:style-name="P107">12 mL</text:p>
          </text:list-item>
          <text:list-item>
            <text:p text:style-name="P107">6 mL</text:p>
          </text:list-item>
        </text:list>
      </text:section>
      <text:p text:style-name="P5"/>
      <text:section text:style-name="Sect2" text:name="Section70">
        <text:p text:style-name="P5">Worksheet 15-2</text:p>
        <text:list xml:id="list958356621" text:style-name="L75">
          <text:list-item>
            <text:p text:style-name="P130">Parenteral means a route of administration other than the GI tract. Technically this includes everything from topical medications and inhalation therapies to ear drops and injections, but today the term parenteral is intended to mean various kinds of injections and infusions and generally excludes all other routes of administration.</text:p>
          </text:list-item>
          <text:list-item>
            <text:p text:style-name="P130">d c p e i l k b a o n j h g m f</text:p>
          </text:list-item>
          <text:list-item>
            <text:p text:style-name="P130">inhalation and ophthalmic</text:p>
          </text:list-item>
          <text:list-item>
            <text:p text:style-name="P130">sterile, free of visible particulate material, pyrogen-free, stable for intended use, a pH similar to that of human blood, isotonic</text:p>
          </text:list-item>
          <text:list-item>
            <text:p text:style-name="P130">2.5 mL</text:p>
          </text:list-item>
          <text:list-item>
            <text:p text:style-name="P130">0.15 mL</text:p>
          </text:list-item>
          <text:list-item>
            <text:p text:style-name="P130"/>
            <text:list>
              <text:list-item>
                <text:p text:style-name="P130">12.5 mL</text:p>
              </text:list-item>
              <text:list-item>
                <text:p text:style-name="P130">1.5 mL</text:p>
              </text:list-item>
              <text:list-item>
                <text:p text:style-name="P130">21 mL</text:p>
              </text:list-item>
              <text:list-item>
                <text:p text:style-name="P130">31.25 mL</text:p>
              </text:list-item>
              <text:list-item>
                <text:p text:style-name="P130">0.3 mL</text:p>
              </text:list-item>
              <text:list-item>
                <text:p text:style-name="P130">0.5 mL</text:p>
              </text:list-item>
              <text:list-item>
                <text:p text:style-name="P130">4 mL</text:p>
              </text:list-item>
            </text:list>
          </text:list-item>
          <text:list-item>
            <text:p text:style-name="P130">The syringe should be marked at 2 mL</text:p>
          </text:list-item>
          <text:list-item>
            <text:p text:style-name="P130">5 mL</text:p>
          </text:list-item>
          <text:list-item>
            <text:p text:style-name="P130">3 mL</text:p>
          </text:list-item>
          <text:list-item>
            <text:p text:style-name="P130">100 mg</text:p>
          </text:list-item>
          <text:list-item>
            <text:p text:style-name="P130"><text:soft-page-break/>250,000 u/mL = 26 mL; 500,000 u/mL = 13 mL; 1,000,000 u/m/L = 6.5 mL</text:p>
          </text:list-item>
          <text:list-item>
            <text:p text:style-name="P130">Both syringes should be marked at 16 mL.</text:p>
          </text:list-item>
        </text:list>
      </text:section>
      <text:p text:style-name="P5"/>
      <text:p text:style-name="P6">Chapter 16 - Insulin</text:p>
      <text:p text:style-name="P5"/>
      <text:section text:style-name="Sect3" text:name="Section71">
        <text:p text:style-name="P5">Worksheet 16-1</text:p>
        <text:list xml:id="list213410582" text:style-name="L76">
          <text:list-item>
            <text:p text:style-name="P108">A; Mark the syringe at 12 units.</text:p>
          </text:list-item>
          <text:list-item>
            <text:p text:style-name="P108">B; Mark the syringe at 15 units.</text:p>
          </text:list-item>
          <text:list-item>
            <text:p text:style-name="P108">D; Mark the syringe at 35 units.</text:p>
          </text:list-item>
          <text:list-item>
            <text:p text:style-name="P108">E; Mark the syringe at 72 units.</text:p>
          </text:list-item>
          <text:list-item>
            <text:p text:style-name="P108">I; Mark the syringe at 55 units.</text:p>
          </text:list-item>
          <text:list-item>
            <text:p text:style-name="P108">C; Mark the syringe at 22 units.</text:p>
          </text:list-item>
          <text:list-item>
            <text:p text:style-name="P108">F; Mark the syringe at 80 units.</text:p>
          </text:list-item>
          <text:list-item>
            <text:p text:style-name="P108">H; Mark the syringe at 45 units.</text:p>
          </text:list-item>
          <text:list-item>
            <text:p text:style-name="P108">B; Mark the syringe at 25 units.</text:p>
          </text:list-item>
          <text:list-item>
            <text:p text:style-name="P108">G; Mark the syringe at 0.34 cc.</text:p>
          </text:list-item>
          <text:list-item>
            <text:p text:style-name="P108">D; Mark the syringe at 40 units.</text:p>
          </text:list-item>
          <text:list-item>
            <text:p text:style-name="P108">F; Mark the syringe at 77 units.</text:p>
          </text:list-item>
          <text:list-item>
            <text:p text:style-name="P108">E; Mark the syringe at 21 units.</text:p>
          </text:list-item>
          <text:list-item>
            <text:p text:style-name="P108">A; Mark the syringe at 0.5 cc.</text:p>
          </text:list-item>
        </text:list>
      </text:section>
      <text:list xml:id="list2147566843" text:continue-numbering="true" text:style-name="L76">
        <text:list-item>
          <text:p text:style-name="P131">The clear rapid or short-acting insulin is actually drawn into the syringe prior to adding the cloudy isophane (NPH) insulin.</text:p>
        </text:list-item>
        <text:list-item>
          <text:p text:style-name="P133"><text:span text:style-name="T10">A &amp; I;</text:span><text:span text:style-name="T13"> </text:span><text:span text:style-name="T4">First, calculate the total dose. (15 units + 30 units = 45 units) Then draw up 30 units of air and inject it into the Humulin N </text:span><text:span text:style-name="T13">vial, but do not draw up any solution yet. Withdraw the needle from the vial. Next, draw up 15 units of air, inject it into the Humulin R, and draw 15 </text:span><text:span text:style-name="T13">units of regular insulin. Next, insert the needle into the Humulin N vial and carefully invert the vial without injecting any solution into the isophane (NPH) insulin. Lastly, slowly withdraw insulin from the Humulin N vial until the vial contains a total of 45 units of insulin.</text:span></text:p>
        </text:list-item>
        <text:list-item>
          <text:p text:style-name="P132">B &amp; I; First, calculate the total dose. (20 units + 45 units = 65 units) Then draw up 45 units of air and inject it into the Humulin N vial, but do not draw up any solution yet. Withdraw the needle from the vial. Next, draw up 20 units of air, inject it into the Humalog, and draw 20 units of lispro insulin. Next, insert the needle into the Humulin N vial and carefully invert the vial without injecting any solution into the isophane (NPH) insulin. Lastly, slowly withdraw insulin from the Humulin N vial until the vial contains a total of 65 units of insulin.</text:p>
        </text:list-item>
      </text:list>
      <text:p text:style-name="P5"/>
      <text:p text:style-name="P6">Chapter 17 - Mmol, mEq, mCi, &amp; IU</text:p>
      <text:p text:style-name="P5"/>
      <text:section text:style-name="Sect3" text:name="Section72">
        <text:p text:style-name="P5">Worksheet 17-1</text:p>
        <text:list xml:id="list1017577672" text:style-name="L77">
          <text:list-item>
            <text:p text:style-name="P109"><text:s/></text:p>
            <text:list>
              <text:list-item>
                <text:p text:style-name="P109">12 carbon, 22 hydrogen, 1 calcium, 14 oxygen</text:p>
              </text:list-item>
              <text:list-item>
                <text:p text:style-name="P109">1 sodium, 2 hydrogen, 1 phosphorous, 4 oxygen</text:p>
              </text:list-item>
              <text:list-item>
                <text:p text:style-name="P109">2 carbon, 3 hydrogen, 2 oxygen, 1 potassium</text:p>
              </text:list-item>
              <text:list-item>
                <text:p text:style-name="P109">2 carbon, 6 hydrogen, 1 oxygen</text:p>
              </text:list-item>
            </text:list>
          </text:list-item>
          <text:list-item>
            <text:p text:style-name="P109"><text:s/></text:p>
            <text:list>
              <text:list-item>
                <text:p text:style-name="P109">680 <text:span text:style-name="T10">mg monobasic potassium phosphate (KH</text:span><text:span text:style-name="T12">2</text:span><text:span text:style-name="T10">PO</text:span><text:span text:style-name="T12">4</text:span><text:span text:style-name="T10">)</text:span></text:p>
              </text:list-item>
              <text:list-item>
                <text:p text:style-name="P109">870 <text:span text:style-name="T10">mg dibasic potassium phosphate (K</text:span><text:span text:style-name="T12">2</text:span><text:span text:style-name="T10">HPO</text:span><text:span text:style-name="T12">4</text:span><text:span text:style-name="T10">)</text:span></text:p>
              </text:list-item>
            </text:list>
          </text:list-item>
          <text:list-item>
            <text:p text:style-name="P109"><text:s/></text:p>
            <text:list>
              <text:list-item>
                <text:p text:style-name="P109">2.326 mMol calcium gluconate</text:p>
              </text:list-item>
              <text:list-item>
                <text:p text:style-name="P109">4.65 mEq calcium</text:p>
              </text:list-item>
            </text:list>
          </text:list-item>
          <text:list-item>
            <text:p text:style-name="P109">1490 mg potassium chloride</text:p>
          </text:list-item>
          <text:list-item>
            <text:p text:style-name="P109"><text:s/></text:p>
            <text:list>
              <text:list-item>
                <text:p text:style-name="P109">32.99 mCi</text:p>
              </text:list-item>
              <text:list-item>
                <text:p text:style-name="P109">0.55 mL</text:p>
              </text:list-item>
            </text:list>
          </text:list-item>
          <text:list-item>
            <text:p text:style-name="P109">194.2 Gy</text:p>
          </text:list-item>
          <text:list-item>
            <text:p text:style-name="P109">10 mcg cholecalciferol</text:p>
          </text:list-item>
          <text:list-item>
            <text:p text:style-name="P109">10,000 IU ascorbic acid</text:p>
          </text:list-item>
        </text:list>
      </text:section>
      <text:p text:style-name="P5"/>
      <text:p text:style-name="P6">Chapter 18 - Powder Volume Calculations</text:p>
      <text:p text:style-name="P5"/>
      <text:section text:style-name="Sect2" text:name="Section73">
        <text:p text:style-name="P5">Worksheet 18-1</text:p>
        <text:list xml:id="list2131214162" text:style-name="L78">
          <text:list-item>
            <text:p text:style-name="P110">8 mL</text:p>
          </text:list-item>
          <text:list-item>
            <text:p text:style-name="P110">92 mL</text:p>
          </text:list-item>
          <text:list-item>
            <text:p text:style-name="P110"><text:s/></text:p>
            <text:list>
              <text:list-item>
                <text:p text:style-name="P110">0.8 mL</text:p>
              </text:list-item>
              <text:list-item>
                <text:p text:style-name="P110">ampicillin 250 mg/mL; <text:soft-page-break/>sulbactam 125 mg/mL</text:p>
              </text:list-item>
            </text:list>
          </text:list-item>
          <text:list-item>
            <text:p text:style-name="P110">27.7 mL</text:p>
          </text:list-item>
          <text:list-item>
            <text:p text:style-name="P110">0.4 mL</text:p>
          </text:list-item>
          <text:list-item>
            <text:p text:style-name="P110">500,000 units/mL</text:p>
          </text:list-item>
          <text:list-item>
            <text:p text:style-name="P110"/>
            <text:list>
              <text:list-item>
                <text:p text:style-name="P110">0.1 mL</text:p>
              </text:list-item>
              <text:list-item>
                <text:p text:style-name="P110">2080 mg</text:p>
              </text:list-item>
            </text:list>
          </text:list-item>
          <text:list-item>
            <text:p text:style-name="P110"><text:s/></text:p>
            <text:list>
              <text:list-item>
                <text:p text:style-name="P110">500,000 units/mL</text:p>
              </text:list-item>
              <text:list-item>
                <text:p text:style-name="P110">400,000 units/mL</text:p>
              </text:list-item>
              <text:list-item>
                <text:p text:style-name="P110">250,000 units/mL</text:p>
              </text:list-item>
              <text:list-item>
                <text:p text:style-name="P110">200,000 units/mL</text:p>
              </text:list-item>
            </text:list>
          </text:list-item>
          <text:list-item>
            <text:p text:style-name="P110"><text:s/></text:p>
            <text:list>
              <text:list-item>
                <text:p text:style-name="P110">0.7 mL</text:p>
              </text:list-item>
              <text:list-item>
                <text:p text:style-name="P110">200 mg/mL</text:p>
              </text:list-item>
              <text:list-item>
                <text:p text:style-name="P110">1.25 mL</text:p>
              </text:list-item>
            </text:list>
          </text:list-item>
          <text:list-item>
            <text:p text:style-name="P110">5 mg/mL</text:p>
          </text:list-item>
        </text:list>
      </text:section>
      <text:p text:style-name="P5"/>
      <text:section text:style-name="Sect2" text:name="Section74">
        <text:p text:style-name="P5">Worksheet 18-2</text:p>
        <text:list xml:id="list451454628" text:style-name="L79">
          <text:list-item>
            <text:p text:style-name="P111">5 mL</text:p>
          </text:list-item>
          <text:list-item>
            <text:p text:style-name="P111">45 mL</text:p>
          </text:list-item>
          <text:list-item>
            <text:p text:style-name="P111"><text:s/></text:p>
            <text:list>
              <text:list-item>
                <text:p text:style-name="P111">28 mL</text:p>
              </text:list-item>
              <text:list-item>
                <text:p text:style-name="P111">piperacillin 200 mg/mL; tazobactam 25 mg/mL</text:p>
              </text:list-item>
              <text:list-item>
                <text:p text:style-name="P111">20 mL</text:p>
              </text:list-item>
            </text:list>
          </text:list-item>
          <text:list-item>
            <text:p text:style-name="P111">0.8 mL</text:p>
          </text:list-item>
          <text:list-item>
            <text:p text:style-name="P111">95.2 mg/mL</text:p>
          </text:list-item>
          <text:list-item>
            <text:p text:style-name="P111"><text:s/></text:p>
            <text:list>
              <text:list-item>
                <text:p text:style-name="P111">10 mL</text:p>
              </text:list-item>
              <text:list-item>
                <text:p text:style-name="P111">8 g</text:p>
              </text:list-item>
              <text:list-item>
                <text:p text:style-name="P111">1.14</text:p>
              </text:list-item>
            </text:list>
          </text:list-item>
          <text:list-item>
            <text:p text:style-name="P111"><text:s/></text:p>
            <text:list>
              <text:list-item>
                <text:p text:style-name="P111">1.17 mL</text:p>
              </text:list-item>
              <text:list-item>
                <text:p text:style-name="P111">1.79</text:p>
              </text:list-item>
            </text:list>
          </text:list-item>
          <text:list-item>
            <text:p text:style-name="P111"><text:s/></text:p>
            <text:list>
              <text:list-item>
                <text:p text:style-name="P111">0.4 mL</text:p>
              </text:list-item>
              <text:list-item>
                <text:p text:style-name="P111">30 mL</text:p>
              </text:list-item>
            </text:list>
          </text:list-item>
          <text:list-item>
            <text:p text:style-name="P111"><text:s/></text:p>
            <text:list>
              <text:list-item>
                <text:p text:style-name="P111">500,000 units/mL</text:p>
              </text:list-item>
              <text:list-item>
                <text:p text:style-name="P111">400,000 units/mL</text:p>
              </text:list-item>
              <text:list-item>
                <text:p text:style-name="P111">250,000 units/mL</text:p>
              </text:list-item>
              <text:list-item>
                <text:p text:style-name="P111">200,000 units/mL</text:p>
              </text:list-item>
            </text:list>
          </text:list-item>
          <text:list-item>
            <text:p text:style-name="P111"><text:s/></text:p>
            <text:list>
              <text:list-item>
                <text:p text:style-name="P111">4 mL</text:p>
              </text:list-item>
              <text:list-item>
                <text:p text:style-name="P111">200 mg/mL</text:p>
              </text:list-item>
              <text:list-item>
                <text:p text:style-name="P111">10 mL</text:p>
              </text:list-item>
            </text:list>
          </text:list-item>
          <text:list-item>
            <text:p text:style-name="P111"><text:s/></text:p>
            <text:list>
              <text:list-item>
                <text:p text:style-name="P111">160 mg/mL</text:p>
              </text:list-item>
              <text:list-item>
                <text:p text:style-name="P111">10 mL</text:p>
              </text:list-item>
            </text:list>
          </text:list-item>
          <text:list-item>
            <text:p text:style-name="P111"/>
            <text:list>
              <text:list-item>
                <text:p text:style-name="P111"><draw:frame draw:style-name="fr4" draw:name="Object246" text:anchor-type="as-char" svg:width="0.6256in" svg:height="0.3929in" draw:z-index="60"><draw:object xlink:href="./Object 246" xlink:type="simple" xlink:show="embed" xlink:actuate="onLoad"/><draw:image xlink:href="./ObjectReplacements/Object 246" xlink:type="simple" xlink:show="embed" xlink:actuate="onLoad"/></draw:frame></text:p>
              </text:list-item>
              <text:list-item>
                <text:p text:style-name="P111">3.5 mL of powder volume in the 2.5 g vial; 7 mL of powder volume in the 5 g vial; 14.5 mL of powder volume in the 10 g vial</text:p>
              </text:list-item>
              <text:list-item>
                <text:p text:style-name="P111">2 of the 10 g vials, 1 of the 5 g vials, and 1 of the 2.5 g vials</text:p>
              </text:list-item>
              <text:list-item>
                <text:p text:style-name="P111">reconstitute the 2.5 g vial with 21.5 mL of diluent; reconstitute the 5 g vial with 43 mL of diluent; reconstitute the 10 g vial with 86 mL of diluent</text:p>
              </text:list-item>
              <text:list-item>
                <text:p text:style-name="P111">275 mL</text:p>
              </text:list-item>
            </text:list>
          </text:list-item>
        </text:list>
      </text:section>
      <text:p text:style-name="P5"/>
      <text:section text:style-name="Sect2" text:name="Section75">
        <text:p text:style-name="P5">Worksheet 18-3</text:p>
        <text:list xml:id="list364175719" text:style-name="L80">
          <text:list-item>
            <text:p text:style-name="P112"/>
            <text:list>
              <text:list-item>
                <text:p text:style-name="P112">5 mL</text:p>
              </text:list-item>
              <text:list-item>
                <text:p text:style-name="P112">105 mL</text:p>
              </text:list-item>
              <text:list-item>
                <text:p text:style-name="P112">95.24 mg/mL</text:p>
              </text:list-item>
              <text:list-item>
                <text:p text:style-name="P112">15.75 mL</text:p>
              </text:list-item>
              <text:list-item>
                <text:p text:style-name="P112">This bag needs to be infused via a central line due to its 6 mg/mL concentration.</text:p>
              </text:list-item>
            </text:list>
          </text:list-item>
          <text:list-item>
            <text:p text:style-name="P112">0.26 mL</text:p>
          </text:list-item>
          <text:list-item>
            <text:p text:style-name="P112">1.3 mL</text:p>
          </text:list-item>
          <text:list-item>
            <text:p text:style-name="P112">91.4 mL</text:p>
          </text:list-item>
          <text:list-item>
            <text:p text:style-name="P112"><text:s/></text:p>
            <text:list>
              <text:list-item>
                <text:p text:style-name="P112">7 mL</text:p>
              </text:list-item>
              <text:list-item>
                <text:p text:style-name="P112">10 mL</text:p>
              </text:list-item>
            </text:list>
          </text:list-item>
          <text:list-item>
            <text:p text:style-name="P112"/>
            <text:list>
              <text:list-item>
                <text:p text:style-name="P112">43 mL</text:p>
              </text:list-item>
              <text:list-item>
                <text:p text:style-name="P112">5 mL</text:p>
              </text:list-item>
            </text:list>
          </text:list-item>
          <text:list-item>
            <text:p text:style-name="P112"/>
            <text:list>
              <text:list-item>
                <text:p text:style-name="P112">0.2 mL</text:p>
              </text:list-item>
              <text:list-item>
                <text:p text:style-name="P112">1800 mg</text:p>
              </text:list-item>
            </text:list>
          </text:list-item>
          <text:list-item>
            <text:p text:style-name="P112"/>
            <text:list>
              <text:list-item>
                <text:p text:style-name="P112">250,000 units/mL</text:p>
              </text:list-item>
              <text:list-item>
                <text:p text:style-name="P112">14 mL</text:p>
              </text:list-item>
            </text:list>
          </text:list-item>
          <text:list-item>
            <text:p text:style-name="P112"/>
            <text:list>
              <text:list-item>
                <text:p text:style-name="P112">1.4 mL</text:p>
              </text:list-item>
              <text:list-item>
                <text:p text:style-name="P112">200 mg/mL</text:p>
              </text:list-item>
              <text:list-item>
                <text:p text:style-name="P112">7.5 mL</text:p>
              </text:list-item>
            </text:list>
          </text:list-item>
          <text:list-item>
            <text:p text:style-name="P112"/>
            <text:list>
              <text:list-item>
                <text:p text:style-name="P112">28 mL</text:p>
              </text:list-item>
              <text:list-item>
                <text:p text:style-name="P112">piperacillin 400 mg/mL; tazobactam 50 mg/mL</text:p>
              </text:list-item>
              <text:list-item>
                <text:p text:style-name="P112">7.5 mL</text:p>
              </text:list-item>
            </text:list>
          </text:list-item>
        </text:list>
      </text:section>
      <text:p text:style-name="P5"/>
      <text:p text:style-name="P6">Chapter 19 - Percentage Strength</text:p>
      <text:p text:style-name="P5"/>
      <text:section text:style-name="Sect2" text:name="Section76">
        <text:p text:style-name="P5">Worksheet 19-1</text:p>
        <text:list xml:id="list503053331" text:style-name="L81">
          <text:list-item>
            <text:p text:style-name="P113">2.4 g</text:p>
          </text:list-item>
          <text:list-item>
            <text:p text:style-name="P113">25 L</text:p>
          </text:list-item>
          <text:list-item>
            <text:p text:style-name="P113">2 mL</text:p>
          </text:list-item>
          <text:list-item>
            <text:p text:style-name="P113">5 mL</text:p>
          </text:list-item>
          <text:list-item>
            <text:p text:style-name="P113"><text:s/></text:p>
            <text:list>
              <text:list-item>
                <text:p text:style-name="P113">58.5 g</text:p>
              </text:list-item>
              <text:list-item>
                <text:p text:style-name="P113">234 mg/mL</text:p>
              </text:list-item>
            </text:list>
          </text:list-item>
          <text:list-item>
            <text:p text:style-name="P113">12.5 mL</text:p>
          </text:list-item>
          <text:list-item>
            <text:p text:style-name="P113">5 mL</text:p>
          </text:list-item>
          <text:list-item>
            <text:p text:style-name="P113">908 mg</text:p>
          </text:list-item>
          <text:list-item>
            <text:p text:style-name="P113">17.5 mL</text:p>
          </text:list-item>
          <text:list-item>
            <text:p text:style-name="P113">26 g</text:p>
          </text:list-item>
          <text:list-item>
            <text:p text:style-name="P113">3000 mg</text:p>
          </text:list-item>
          <text:list-item>
            <text:p text:style-name="P113">4 capsules</text:p>
          </text:list-item>
          <text:list-item>
            <text:p text:style-name="P113">2.25 mg</text:p>
          </text:list-item>
          <text:list-item>
            <text:p text:style-name="P113">No, there is not enough drug in stock to fill this <text:soft-page-break/>order.</text:p>
          </text:list-item>
          <text:list-item>
            <text:p text:style-name="P113">30%</text:p>
          </text:list-item>
          <text:list-item>
            <text:p text:style-name="P113"><text:s/></text:p>
            <text:list>
              <text:list-item>
                <text:p text:style-name="P113">2.5 mL</text:p>
              </text:list-item>
              <text:list-item>
                <text:p text:style-name="P113">0.075 mL</text:p>
              </text:list-item>
            </text:list>
          </text:list-item>
          <text:list-item>
            <text:p text:style-name="P113">2.5%</text:p>
          </text:list-item>
          <text:list-item>
            <text:p text:style-name="P113">4% sulfamethoxazole; 0.8% trimethoprim</text:p>
          </text:list-item>
          <text:list-item>
            <text:p text:style-name="P113">0.025 mL</text:p>
          </text:list-item>
          <text:list-item>
            <text:p text:style-name="P113">15 mg</text:p>
          </text:list-item>
        </text:list>
      </text:section>
      <text:p text:style-name="P5"/>
      <text:section text:style-name="Sect2" text:name="Section77">
        <text:p text:style-name="P5">Worksheet 19-2</text:p>
        <text:list xml:id="list1179107103" text:style-name="L82">
          <text:list-item>
            <text:p text:style-name="P114">130 mg%</text:p>
          </text:list-item>
          <text:list-item>
            <text:p text:style-name="P114">150 mg%</text:p>
          </text:list-item>
          <text:list-item>
            <text:p text:style-name="P114">60 tablets</text:p>
          </text:list-item>
          <text:list-item>
            <text:p text:style-name="P114">2 mL</text:p>
          </text:list-item>
          <text:list-item>
            <text:p text:style-name="P114">6 capsules</text:p>
          </text:list-item>
          <text:list-item>
            <text:p text:style-name="P114">336 mL</text:p>
          </text:list-item>
          <text:list-item>
            <text:p text:style-name="P114">950 mcg</text:p>
          </text:list-item>
          <text:list-item>
            <text:p text:style-name="P114">18%</text:p>
          </text:list-item>
          <text:list-item>
            <text:p text:style-name="P114">16 mL</text:p>
          </text:list-item>
          <text:list-item>
            <text:p text:style-name="P114">48 mg</text:p>
          </text:list-item>
          <text:list-item>
            <text:p text:style-name="P114">1.8 g testosterone; 3.9 g menthol; 84.3 g hydrophylic petrolatum</text:p>
          </text:list-item>
          <text:list-item>
            <text:p text:style-name="P114">21.24 mL</text:p>
          </text:list-item>
          <text:list-item>
            <text:p text:style-name="P114">Yes, there is enough drug in stock to fill this order.</text:p>
          </text:list-item>
          <text:list-item>
            <text:p text:style-name="P114">The child has not reached a toxic level.</text:p>
          </text:list-item>
          <text:list-item>
            <text:p text:style-name="P114">25 mL</text:p>
          </text:list-item>
          <text:list-item>
            <text:p text:style-name="P114">25 mL</text:p>
          </text:list-item>
          <text:list-item>
            <text:p text:style-name="P114">8% sulfamethoxazole; 1.6% trimethoprim</text:p>
          </text:list-item>
          <text:list-item>
            <text:p text:style-name="P114">25% ampicillin; 12.5% sulbactam</text:p>
          </text:list-item>
          <text:list-item>
            <text:p text:style-name="P114">7 units</text:p>
          </text:list-item>
          <text:list-item>
            <text:p text:style-name="P114">7.5%</text:p>
          </text:list-item>
        </text:list>
      </text:section>
      <text:p text:style-name="P5"/>
      <text:p text:style-name="P6">Chapter 20 - Ratio Strength</text:p>
      <text:p text:style-name="P5"/>
      <text:section text:style-name="Sect2" text:name="Section78">
        <text:p text:style-name="P5">Worksheet 20-1</text:p>
        <text:list xml:id="list862677769" text:style-name="L83">
          <text:list-item>
            <text:p text:style-name="P115">1 g</text:p>
          </text:list-item>
          <text:list-item>
            <text:p text:style-name="P115">20 mg</text:p>
          </text:list-item>
          <text:list-item>
            <text:p text:style-name="P115">2.5%</text:p>
          </text:list-item>
          <text:list-item>
            <text:p text:style-name="P115"><text:s/></text:p>
            <text:list>
              <text:list-item>
                <text:p text:style-name="P115">1:2000</text:p>
              </text:list-item>
              <text:list-item>
                <text:p text:style-name="P115">500 mcg/mL</text:p>
              </text:list-item>
            </text:list>
          </text:list-item>
          <text:list-item>
            <text:p text:style-name="P115">Yes, the pharmacy will be able to prepare this order.</text:p>
          </text:list-item>
          <text:list-item>
            <text:p text:style-name="P115">No, the technician will not be able to fill this order.</text:p>
          </text:list-item>
          <text:list-item>
            <text:p text:style-name="P115">50 mcg</text:p>
          </text:list-item>
          <text:list-item>
            <text:p text:style-name="P115">450 mcg</text:p>
          </text:list-item>
          <text:list-item>
            <text:p text:style-name="P115">0.5 mL</text:p>
          </text:list-item>
          <text:list-item>
            <text:p text:style-name="P115"><text:s/></text:p>
            <text:list>
              <text:list-item>
                <text:p text:style-name="P115">16 mL</text:p>
              </text:list-item>
              <text:list-item>
                <text:p text:style-name="P115">4 ampules</text:p>
              </text:list-item>
            </text:list>
          </text:list-item>
          <text:list-item>
            <text:p text:style-name="P115">1 mL</text:p>
          </text:list-item>
          <text:list-item>
            <text:p text:style-name="P115">0.975 mL</text:p>
          </text:list-item>
          <text:list-item>
            <text:p text:style-name="P115">2%</text:p>
          </text:list-item>
          <text:list-item>
            <text:p text:style-name="P115">1.<text:span text:style-name="T14">6</text:span>%</text:p>
          </text:list-item>
          <text:list-item>
            <text:p text:style-name="P115">0.1%</text:p>
          </text:list-item>
          <text:list-item>
            <text:p text:style-name="P115"/>
            <text:list>
              <text:list-item>
                <text:p text:style-name="P115">0.01%</text:p>
              </text:list-item>
              <text:list-item>
                <text:p text:style-name="P115">1:10,000</text:p>
              </text:list-item>
            </text:list>
          </text:list-item>
          <text:list-item>
            <text:p text:style-name="P115"><text:s/></text:p>
            <text:list>
              <text:list-item>
                <text:p text:style-name="P115">5 g</text:p>
              </text:list-item>
              <text:list-item>
                <text:p text:style-name="P115">1:12.5</text:p>
              </text:list-item>
            </text:list>
          </text:list-item>
          <text:list-item>
            <text:p text:style-name="P115">1:10</text:p>
          </text:list-item>
          <text:list-item>
            <text:p text:style-name="P115">25 L</text:p>
          </text:list-item>
          <text:list-item>
            <text:p text:style-name="P115">1:200,000</text:p>
          </text:list-item>
        </text:list>
      </text:section>
      <text:p text:style-name="P5"/>
      <text:section text:style-name="Sect2" text:name="Section79">
        <text:p text:style-name="P5">Worksheet 20-2</text:p>
        <text:list xml:id="list1360755318" text:style-name="L84">
          <text:list-item>
            <text:p text:style-name="P116">1:20,000</text:p>
          </text:list-item>
          <text:list-item>
            <text:p text:style-name="P116">2.5 mg</text:p>
          </text:list-item>
          <text:list-item>
            <text:p text:style-name="P116">0.4%</text:p>
          </text:list-item>
          <text:list-item>
            <text:p text:style-name="P116"><text:s/></text:p>
            <text:list>
              <text:list-item>
                <text:p text:style-name="P116">1:4000</text:p>
              </text:list-item>
              <text:list-item>
                <text:p text:style-name="P116">250 mcg/mL</text:p>
              </text:list-item>
            </text:list>
          </text:list-item>
          <text:list-item>
            <text:p text:style-name="P116">Yes, the pharmacy will be able to prepare this order.</text:p>
          </text:list-item>
          <text:list-item>
            <text:p text:style-name="P116">No, the pharmacy does not have enough drug in stock to prepare both bags.</text:p>
          </text:list-item>
          <text:list-item>
            <text:p text:style-name="P116">75 mcg</text:p>
          </text:list-item>
          <text:list-item>
            <text:p text:style-name="P116">300 mcg</text:p>
          </text:list-item>
          <text:list-item>
            <text:p text:style-name="P116">1 mL</text:p>
          </text:list-item>
          <text:list-item>
            <text:p text:style-name="P116"><text:s/></text:p>
            <text:list>
              <text:list-item>
                <text:p text:style-name="P116">16 mL</text:p>
              </text:list-item>
              <text:list-item>
                <text:p text:style-name="P116">1 vial</text:p>
              </text:list-item>
              <text:list-item>
                <text:p text:style-name="P116">1:15,625</text:p>
              </text:list-item>
            </text:list>
          </text:list-item>
          <text:list-item>
            <text:p text:style-name="P116">0.75 mL</text:p>
          </text:list-item>
          <text:list-item>
            <text:p text:style-name="P116">1.875 mL</text:p>
          </text:list-item>
          <text:list-item>
            <text:p text:style-name="P116">2.5%</text:p>
          </text:list-item>
          <text:list-item>
            <text:p text:style-name="P116">1.25%</text:p>
          </text:list-item>
          <text:list-item>
            <text:p text:style-name="P116">1:500</text:p>
          </text:list-item>
          <text:list-item>
            <text:p text:style-name="P116"><text:s/></text:p>
            <text:list>
              <text:list-item>
                <text:p text:style-name="P116">0.001</text:p>
              </text:list-item>
              <text:list-item>
                <text:p text:style-name="P116">1:100,000</text:p>
              </text:list-item>
            </text:list>
          </text:list-item>
          <text:list-item>
            <text:p text:style-name="P116"><text:s/></text:p>
            <text:list>
              <text:list-item>
                <text:p text:style-name="P116">5 g</text:p>
              </text:list-item>
              <text:list-item>
                <text:p text:style-name="P116">1:20</text:p>
              </text:list-item>
            </text:list>
          </text:list-item>
          <text:list-item>
            <text:p text:style-name="P116">1:10</text:p>
          </text:list-item>
          <text:list-item>
            <text:p text:style-name="P116">12.5 L</text:p>
          </text:list-item>
          <text:list-item>
            <text:p text:style-name="P116">1:500,000</text:p>
          </text:list-item>
          <text:list-item>
            <text:p text:style-name="P116"><text:s/></text:p>
            <text:list>
              <text:list-item>
                <text:p text:style-name="P116">2 vials</text:p>
              </text:list-item>
              <text:list-item>
                <text:p text:style-name="P116">248 mL</text:p>
              </text:list-item>
              <text:list-item>
                <text:p text:style-name="P116">80 mcg/mL</text:p>
              </text:list-item>
            </text:list>
          </text:list-item>
        </text:list>
      </text:section>
      <text:p text:style-name="P5"/>
      <text:p text:style-name="P6">Chapter 21 - PPM, and Reducing &amp; Enlarging Formulas</text:p>
      <text:p text:style-name="P5"/>
      <text:section text:style-name="Sect2" text:name="Section80">
        <text:p text:style-name="P5">Worksheet 21-1</text:p>
        <text:list xml:id="list1854654698" text:style-name="L85">
          <text:list-item>
            <text:p text:style-name="P117">6 g precipitated sulfur; 1.2 g salicylic acid; 52.8 g hydrophilic ointment </text:p>
          </text:list-item>
          <text:list-item>
            <text:p text:style-name="P117">45.4 g precipitated sulfur; 9.08 g salicylic acid; <text:soft-page-break/>399.52 g hydrophilic ointment</text:p>
          </text:list-item>
          <text:list-item>
            <text:p text:style-name="P117">15 g zinc oxide; 15 g starch; 30 g white petrolatum</text:p>
          </text:list-item>
          <text:list-item>
            <text:p text:style-name="P117">47.37 g talc; 3.16 g benzoic acid; 9.47 g bentonite</text:p>
          </text:list-item>
          <text:list-item>
            <text:p text:style-name="P117">0.001%</text:p>
          </text:list-item>
          <text:list-item>
            <text:p text:style-name="P117">750 g aspirin; 375 g phenacetin; 125 g caffeine</text:p>
          </text:list-item>
          <text:list-item>
            <text:p text:style-name="P117">13.2 kg yellow ointment</text:p>
          </text:list-item>
          <text:list-item>
            <text:p text:style-name="P117">52.5 g parachlorophenol; 97.5 g camphor</text:p>
          </text:list-item>
          <text:list-item>
            <text:p text:style-name="P117">5000 g lactose; 7500 g sucrose; 12,500 g starch, direct compressing formula; 25 g magnesium sulfate; yield 50,000 tablets</text:p>
          </text:list-item>
          <text:list-item>
            <text:p text:style-name="P117"><text:s/>38.4 g calamine; 38.4 g zinc oxide; 9.6 g glycerin; 120 mL bentonite magma; qs 480 mL calcium hydroxide</text:p>
          </text:list-item>
          <text:list-item>
            <text:p text:style-name="P117">3.028 mL trihalomethanes</text:p>
          </text:list-item>
          <text:list-item>
            <text:p text:style-name="P117">10 mcg proinsulin</text:p>
          </text:list-item>
        </text:list>
      </text:section>
      <text:p text:style-name="P5"/>
      <text:p text:style-name="P6">Chapter 22 - Dosage Calculations Based on Body Weight</text:p>
      <text:p text:style-name="P5"/>
      <text:section text:style-name="Sect2" text:name="Section81">
        <text:p text:style-name="P5">Worksheet 22-1</text:p>
        <text:list xml:id="list744512986" text:style-name="L86">
          <text:list-item>
            <text:p text:style-name="P118">750 mg</text:p>
          </text:list-item>
          <text:list-item>
            <text:p text:style-name="P118">12.5 mL</text:p>
          </text:list-item>
          <text:list-item>
            <text:p text:style-name="P118">18.75 mL</text:p>
          </text:list-item>
          <text:list-item>
            <text:p text:style-name="P118">9 tablets/day</text:p>
          </text:list-item>
          <text:list-item>
            <text:p text:style-name="P118">20 mg</text:p>
          </text:list-item>
          <text:list-item>
            <text:p text:style-name="P118">425 mg/day <text:span text:style-name="T16">or</text:span> 426 mg/day</text:p>
          </text:list-item>
          <text:list-item>
            <text:p text:style-name="P118">The syringe should be marked for 1.95 mL</text:p>
          </text:list-item>
          <text:list-item>
            <text:p text:style-name="P118"/>
            <text:list>
              <text:list-item>
                <text:p text:style-name="P118">250 mg/dose</text:p>
              </text:list-item>
              <text:list-item>
                <text:p text:style-name="P118">1000 mg/day</text:p>
              </text:list-item>
              <text:list-item>
                <text:p text:style-name="P118">1 mL/dose</text:p>
              </text:list-item>
            </text:list>
          </text:list-item>
          <text:list-item>
            <text:p text:style-name="P118"><text:s/></text:p>
            <text:list>
              <text:list-item>
                <text:p text:style-name="P118">209 mg</text:p>
              </text:list-item>
              <text:list-item>
                <text:p text:style-name="P118">157 mg</text:p>
              </text:list-item>
              <text:list-item>
                <text:p text:style-name="P118">5.2 mL for the loading dose; 3.9 mL for each maintenance dose</text:p>
              </text:list-item>
            </text:list>
          </text:list-item>
          <text:list-item>
            <text:p text:style-name="P118">125 mL</text:p>
          </text:list-item>
          <text:list-item>
            <text:p text:style-name="P118">4.3 mL</text:p>
          </text:list-item>
          <text:list-item>
            <text:p text:style-name="P118"><text:s/></text:p>
            <text:list>
              <text:list-item>
                <text:p text:style-name="P118">Yes</text:p>
              </text:list-item>
              <text:list-item>
                <text:p text:style-name="P118">1 mL</text:p>
              </text:list-item>
              <text:list-item>
                <text:p text:style-name="P118">The syringe should be marked for 1 mL.</text:p>
              </text:list-item>
            </text:list>
          </text:list-item>
          <text:list-item>
            <text:p text:style-name="P118"><text:s/></text:p>
            <text:list>
              <text:list-item>
                <text:p text:style-name="P118">Yes, this is within the dosage range for this patient.</text:p>
              </text:list-item>
              <text:list-item>
                <text:p text:style-name="P118">0.94 mL</text:p>
              </text:list-item>
            </text:list>
          </text:list-item>
          <text:list-item>
            <text:p text:style-name="P118">11 mL</text:p>
          </text:list-item>
          <text:list-item>
            <text:p text:style-name="P118"/>
            <text:list>
              <text:list-item>
                <text:p text:style-name="P118">7.5 mL/dose</text:p>
              </text:list-item>
              <text:list-item>
                <text:p text:style-name="P118">225 mL</text:p>
              </text:list-item>
            </text:list>
          </text:list-item>
          <text:list-item>
            <text:p text:style-name="P118"><text:s/></text:p>
            <text:list>
              <text:list-item>
                <text:p text:style-name="P118">2850 mg</text:p>
              </text:list-item>
              <text:list-item>
                <text:p text:style-name="P118">22.8 mL</text:p>
              </text:list-item>
              <text:list-item>
                <text:p text:style-name="P118">11,799 mg</text:p>
              </text:list-item>
              <text:list-item>
                <text:p text:style-name="P118">94.4 mL methylprednisolone; 905.6 mL NS</text:p>
              </text:list-item>
            </text:list>
          </text:list-item>
        </text:list>
      </text:section>
      <text:p text:style-name="P5"/>
      <text:section text:style-name="Sect2" text:name="Section82">
        <text:p text:style-name="P5">Worksheet 22-2</text:p>
        <text:list xml:id="list215038217" text:style-name="L87">
          <text:list-item>
            <text:p text:style-name="P119">80 mg</text:p>
          </text:list-item>
          <text:list-item>
            <text:p text:style-name="P119"><text:s/></text:p>
            <text:list>
              <text:list-item>
                <text:p text:style-name="P119">10,000 units</text:p>
              </text:list-item>
              <text:list-item>
                <text:p text:style-name="P119">12,545 units</text:p>
              </text:list-item>
              <text:list-item>
                <text:p text:style-name="P119">15,000 units</text:p>
              </text:list-item>
              <text:list-item>
                <text:p text:style-name="P119">17,545 units</text:p>
              </text:list-item>
              <text:list-item>
                <text:p text:style-name="P119">18,000 units</text:p>
              </text:list-item>
            </text:list>
          </text:list-item>
          <text:list-item>
            <text:p text:style-name="P119">15 hours 26 minutes</text:p>
          </text:list-item>
          <text:list-item>
            <text:p text:style-name="P119">3 hours 58 minutes</text:p>
          </text:list-item>
          <text:list-item>
            <text:p text:style-name="P119"><text:s/></text:p>
            <text:list>
              <text:list-item>
                <text:p text:style-name="P119">1718 mg/day</text:p>
              </text:list-item>
              <text:list-item>
                <text:p text:style-name="P119">286 mg/dose</text:p>
              </text:list-item>
              <text:list-item>
                <text:p text:style-name="P119">2.86 mL</text:p>
              </text:list-item>
            </text:list>
          </text:list-item>
          <text:list-item>
            <text:p text:style-name="P119"><text:s/></text:p>
            <text:list>
              <text:list-item>
                <text:p text:style-name="P119">6000 mg/day</text:p>
              </text:list-item>
              <text:list-item>
                <text:p text:style-name="P119">1500 mg/dose</text:p>
              </text:list-item>
              <text:list-item>
                <text:p text:style-name="P119">4 mL</text:p>
              </text:list-item>
            </text:list>
          </text:list-item>
          <text:list-item>
            <text:p text:style-name="P119"><text:s/></text:p>
            <text:list>
              <text:list-item>
                <text:p text:style-name="P119">800 mg</text:p>
              </text:list-item>
              <text:list-item>
                <text:p text:style-name="P119">800 mg</text:p>
              </text:list-item>
              <text:list-item>
                <text:p text:style-name="P119">800 mg</text:p>
              </text:list-item>
              <text:list-item>
                <text:p text:style-name="P119">800 mg</text:p>
              </text:list-item>
              <text:list-item>
                <text:p text:style-name="P119">0 mg</text:p>
              </text:list-item>
              <text:list-item>
                <text:p text:style-name="P119">409 mg</text:p>
              </text:list-item>
              <text:list-item>
                <text:p text:style-name="P119">0 mg</text:p>
              </text:list-item>
              <text:list-item>
                <text:p text:style-name="P119">409 mg</text:p>
              </text:list-item>
              <text:list-item>
                <text:p text:style-name="P119">0 mg</text:p>
              </text:list-item>
              <text:list-item>
                <text:p text:style-name="P119">409 mg</text:p>
              </text:list-item>
              <text:list-item>
                <text:p text:style-name="P119">0 mg</text:p>
              </text:list-item>
              <text:list-item>
                <text:p text:style-name="P119">409 mg</text:p>
              </text:list-item>
            </text:list>
          </text:list-item>
          <text:list-item>
            <text:p text:style-name="P119"><text:s/></text:p>
            <text:list>
              <text:list-item>
                <text:p text:style-name="P119">16 mL</text:p>
              </text:list-item>
              <text:list-item>
                <text:p text:style-name="P119">16 mL</text:p>
              </text:list-item>
              <text:list-item>
                <text:p text:style-name="P119">16 mL</text:p>
              </text:list-item>
              <text:list-item>
                <text:p text:style-name="P119">16 mL</text:p>
              </text:list-item>
              <text:list-item>
                <text:p text:style-name="P119">0 mL</text:p>
              </text:list-item>
              <text:list-item>
                <text:p text:style-name="P119">8.2 mL</text:p>
              </text:list-item>
              <text:list-item>
                <text:p text:style-name="P119">0 mL</text:p>
              </text:list-item>
              <text:list-item>
                <text:p text:style-name="P119">8.2 mL</text:p>
              </text:list-item>
              <text:list-item>
                <text:p text:style-name="P119">0 mL</text:p>
              </text:list-item>
              <text:list-item>
                <text:p text:style-name="P119">8.2 mL</text:p>
              </text:list-item>
              <text:list-item>
                <text:p text:style-name="P119">0 mL</text:p>
              </text:list-item>
              <text:list-item>
                <text:p text:style-name="P119">8.2 mL</text:p>
              </text:list-item>
            </text:list>
          </text:list-item>
          <text:list-item>
            <text:p text:style-name="P119">568 mg</text:p>
          </text:list-item>
          <text:list-item>
            <text:p text:style-name="P119">150 mg</text:p>
          </text:list-item>
          <text:list-item>
            <text:p text:style-name="P119"><text:s/></text:p>
            <text:list>
              <text:list-item>
                <text:p text:style-name="P119">3 mg</text:p>
              </text:list-item>
              <text:list-item>
                <text:p text:style-name="P119">Dispense three of the 1 mg capsules every 12 hours.</text:p>
              </text:list-item>
            </text:list>
          </text:list-item>
          <text:list-item>
            <text:p text:style-name="P119"><text:s/></text:p>
            <text:list>
              <text:list-item>
                <text:p text:style-name="P119">350 mg</text:p>
              </text:list-item>
              <text:list-item>
                <text:p text:style-name="P119">70 mL</text:p>
              </text:list-item>
              <text:list-item>
                <text:p text:style-name="P119">280 mL</text:p>
              </text:list-item>
            </text:list>
          </text:list-item>
          <text:list-item>
            <text:p text:style-name="P119">98,182 units</text:p>
          </text:list-item>
          <text:list-item>
            <text:p text:style-name="P119">The bag needs 6.75 mL so <text:soft-page-break/>the syringe should be marked close to 6.8 mL</text:p>
          </text:list-item>
          <text:list-item>
            <text:p text:style-name="P119">The patient was underdosed</text:p>
          </text:list-item>
          <text:list-item>
            <text:p text:style-name="P119">28 tablets</text:p>
          </text:list-item>
          <text:list-item>
            <text:p text:style-name="P119"/>
            <text:list>
              <text:list-item>
                <text:p text:style-name="P119">This is within the suggested dosing guidelines.</text:p>
              </text:list-item>
              <text:list-item>
                <text:p text:style-name="P119">1 mL</text:p>
              </text:list-item>
            </text:list>
          </text:list-item>
          <text:list-item>
            <text:p text:style-name="P119"><text:s/></text:p>
            <text:list>
              <text:list-item>
                <text:p text:style-name="P119">0.5 mg</text:p>
              </text:list-item>
              <text:list-item>
                <text:p text:style-name="P119">1 mL</text:p>
              </text:list-item>
            </text:list>
          </text:list-item>
          <text:list-item>
            <text:p text:style-name="P119"><text:s/></text:p>
            <text:list>
              <text:list-item>
                <text:p text:style-name="P119">750 mg</text:p>
              </text:list-item>
              <text:list-item>
                <text:p text:style-name="P119">1125 mg</text:p>
              </text:list-item>
              <text:list-item>
                <text:p text:style-name="P119">1500 mg</text:p>
              </text:list-item>
            </text:list>
          </text:list-item>
          <text:list-item>
            <text:p text:style-name="P119"><text:s/></text:p>
            <text:list>
              <text:list-item>
                <text:p text:style-name="P119">2400 mg</text:p>
              </text:list-item>
              <text:list-item>
                <text:p text:style-name="P119">19.2 mL</text:p>
              </text:list-item>
              <text:list-item>
                <text:p text:style-name="P119">9936 mg</text:p>
              </text:list-item>
              <text:list-item>
                <text:p text:style-name="P119">79.5 mL methylprednisolone; 920.5 mL NS</text:p>
              </text:list-item>
            </text:list>
          </text:list-item>
        </text:list>
      </text:section>
      <text:p text:style-name="P5"/>
      <text:p text:style-name="P6">Chapter 23 - Dosage Calculations Based on BSA</text:p>
      <text:p text:style-name="P5"/>
      <text:section text:style-name="Sect2" text:name="Section84">
        <text:p text:style-name="P5">Worksheet 23-1</text:p>
        <text:list xml:id="list33172430" text:style-name="L88">
          <text:list-item>
            <text:p text:style-name="P120"><text:s/></text:p>
            <text:list>
              <text:list-item>
                <text:p text:style-name="P120">2 m<text:span text:style-name="T8">2</text:span></text:p>
              </text:list-item>
              <text:list-item>
                <text:p text:style-name="P120">2 m<text:span text:style-name="T8">2</text:span></text:p>
              </text:list-item>
              <text:list-item>
                <text:p text:style-name="P120">1.68 m<text:span text:style-name="T8">2</text:span></text:p>
              </text:list-item>
              <text:list-item>
                <text:p text:style-name="P120">1.6 m<text:span text:style-name="T8">2</text:span></text:p>
              </text:list-item>
            </text:list>
          </text:list-item>
          <text:list-item>
            <text:p text:style-name="P120"><text:s/></text:p>
            <text:list>
              <text:list-item>
                <text:p text:style-name="P120">0.61 m<text:span text:style-name="T8">2</text:span></text:p>
              </text:list-item>
              <text:list-item>
                <text:p text:style-name="P120">0.79 m<text:span text:style-name="T8">2</text:span></text:p>
              </text:list-item>
              <text:list-item>
                <text:p text:style-name="P120">0.86 m<text:span text:style-name="T8">2</text:span></text:p>
              </text:list-item>
              <text:list-item>
                <text:p text:style-name="P120">1.27 m<text:span text:style-name="T8">2</text:span></text:p>
              </text:list-item>
            </text:list>
          </text:list-item>
          <text:list-item>
            <text:p text:style-name="P120">38 mg</text:p>
          </text:list-item>
          <text:list-item>
            <text:p text:style-name="P120">18.4 units</text:p>
          </text:list-item>
          <text:list-item>
            <text:p text:style-name="P120"><text:s/></text:p>
            <text:list>
              <text:list-item>
                <text:p text:style-name="P120">2000 mg</text:p>
              </text:list-item>
              <text:list-item>
                <text:p text:style-name="P120">Two of the 1 g vials</text:p>
              </text:list-item>
              <text:list-item>
                <text:p text:style-name="P120">52.6 mL</text:p>
              </text:list-item>
            </text:list>
          </text:list-item>
          <text:list-item>
            <text:p text:style-name="P120"><text:s/></text:p>
            <text:list>
              <text:list-item>
                <text:p text:style-name="P120">54.6 mg</text:p>
              </text:list-item>
              <text:list-item>
                <text:p text:style-name="P120">27.3 mL</text:p>
              </text:list-item>
            </text:list>
          </text:list-item>
          <text:list-item>
            <text:p text:style-name="P120">20.64 mg</text:p>
          </text:list-item>
          <text:list-item>
            <text:p text:style-name="P120">660 mg</text:p>
          </text:list-item>
          <text:list-item>
            <text:p text:style-name="P120"><text:s/></text:p>
            <text:list>
              <text:list-item>
                <text:p text:style-name="P120">9 mL/dose</text:p>
              </text:list-item>
              <text:list-item>
                <text:p text:style-name="P120">91 mL NS</text:p>
              </text:list-item>
              <text:list-item>
                <text:p text:style-name="P120">2 mL (this is the maximum dose)</text:p>
              </text:list-item>
              <text:list-item>
                <text:p text:style-name="P120">42 tablets</text:p>
              </text:list-item>
              <text:list-item>
                <text:p text:style-name="P120">42 tablets</text:p>
              </text:list-item>
            </text:list>
          </text:list-item>
          <text:list-item>
            <text:p text:style-name="P120"><text:s/></text:p>
            <text:list>
              <text:list-item>
                <text:p text:style-name="P120">99.5 mg doxorubicin; 2650 mg cyclophosphamide</text:p>
              </text:list-item>
              <text:list-item>
                <text:p text:style-name="P120">424 mg Herceptin initially (loading dose); 212 mg Herceptin weekly (maintenance dose)</text:p>
              </text:list-item>
            </text:list>
          </text:list-item>
        </text:list>
      </text:section>
      <text:p text:style-name="P5"/>
      <text:section text:style-name="Sect2" text:name="Section83">
        <text:p text:style-name="P5">Worksheet 23-2</text:p>
        <text:list xml:id="list150631801" text:style-name="L89">
          <text:list-item>
            <text:p text:style-name="P121">2.11 m<text:span text:style-name="T8">2</text:span> </text:p>
          </text:list-item>
          <text:list-item>
            <text:p text:style-name="P121"><text:s/></text:p>
            <text:list>
              <text:list-item>
                <text:p text:style-name="P121">11 mg</text:p>
              </text:list-item>
              <text:list-item>
                <text:p text:style-name="P121">154 mg</text:p>
              </text:list-item>
            </text:list>
          </text:list-item>
          <text:list-item>
            <text:p text:style-name="P121"><text:s/></text:p>
            <text:list>
              <text:list-item>
                <text:p text:style-name="P121">75 kg</text:p>
              </text:list-item>
              <text:list-item>
                <text:p text:style-name="P121">79.9 kg</text:p>
              </text:list-item>
              <text:list-item>
                <text:p text:style-name="P121">109.375 mL/min</text:p>
              </text:list-item>
              <text:list-item>
                <text:p text:style-name="P121">673 mg</text:p>
              </text:list-item>
              <text:list-item>
                <text:p text:style-name="P121">1.98 m<text:span text:style-name="T8">2</text:span> </text:p>
              </text:list-item>
              <text:list-item>
                <text:p text:style-name="P121">198 mg</text:p>
              </text:list-item>
              <text:list-item>
                <text:p text:style-name="P121">990 mg</text:p>
              </text:list-item>
            </text:list>
          </text:list-item>
          <text:list-item>
            <text:p text:style-name="P121">495 mcg/day</text:p>
          </text:list-item>
          <text:list-item>
            <text:p text:style-name="P121">3.2 g</text:p>
          </text:list-item>
          <text:list-item>
            <text:p text:style-name="P121"><text:s/></text:p>
            <text:list>
              <text:list-item>
                <text:p text:style-name="P121">447.5 mcg/day</text:p>
              </text:list-item>
              <text:list-item>
                <text:p text:style-name="P121">8.95 mcg/mL</text:p>
              </text:list-item>
              <text:list-item>
                <text:p text:style-name="P121">50 mg</text:p>
              </text:list-item>
            </text:list>
          </text:list-item>
          <text:list-item>
            <text:p text:style-name="P121">216 mg</text:p>
          </text:list-item>
          <text:list-item>
            <text:p text:style-name="P121">58.4 mg</text:p>
          </text:list-item>
          <text:list-item>
            <text:p text:style-name="P121">2.8 mL</text:p>
          </text:list-item>
          <text:list-item>
            <text:p text:style-name="P121"><text:s/></text:p>
            <text:list>
              <text:list-item>
                <text:p text:style-name="P121">1.72 m<text:span text:style-name="T8">2</text:span> </text:p>
              </text:list-item>
              <text:list-item>
                <text:p text:style-name="P121">1032 mg</text:p>
              </text:list-item>
              <text:list-item>
                <text:p text:style-name="P121">50.1 kg</text:p>
              </text:list-item>
              <text:list-item>
                <text:p text:style-name="P121">80.27 mL/min</text:p>
              </text:list-item>
              <text:list-item>
                <text:p text:style-name="P121">421 mg</text:p>
              </text:list-item>
            </text:list>
          </text:list-item>
          <text:list-item>
            <text:p text:style-name="P121">18 mg/day</text:p>
          </text:list-item>
          <text:list-item>
            <text:p text:style-name="P121">1.6 mg vincristine; 64.44 mg doxorubicin; 480 mg dexamethasone</text:p>
          </text:list-item>
          <text:list-item>
            <text:p text:style-name="P121"><text:s/></text:p>
            <text:list>
              <text:list-item>
                <text:p text:style-name="P121">1515 mg</text:p>
              </text:list-item>
              <text:list-item>
                <text:p text:style-name="P121">101 mg</text:p>
              </text:list-item>
              <text:list-item>
                <text:p text:style-name="P121">2 mg</text:p>
              </text:list-item>
              <text:list-item>
                <text:p text:style-name="P121">2 tablets</text:p>
              </text:list-item>
              <text:list-item>
                <text:p text:style-name="P121">757.5 mg</text:p>
              </text:list-item>
            </text:list>
          </text:list-item>
          <text:list-item>
            <text:p text:style-name="P121"><text:s/></text:p>
            <text:list>
              <text:list-item>
                <text:p text:style-name="P121">250 mg</text:p>
              </text:list-item>
              <text:list-item>
                <text:p text:style-name="P121">12.5 mL</text:p>
              </text:list-item>
              <text:list-item>
                <text:p text:style-name="P121">1 g</text:p>
              </text:list-item>
              <text:list-item>
                <text:p text:style-name="P121">20 mL</text:p>
              </text:list-item>
              <text:list-item>
                <text:p text:style-name="P121">40 mg</text:p>
              </text:list-item>
              <text:list-item>
                <text:p text:style-name="P121">4 mL</text:p>
              </text:list-item>
            </text:list>
          </text:list-item>
          <text:list-item>
            <text:p text:style-name="P121"><text:s/></text:p>
            <text:list>
              <text:list-item>
                <text:p text:style-name="P121">989 mg</text:p>
              </text:list-item>
              <text:list-item>
                <text:p text:style-name="P121">346 mg</text:p>
              </text:list-item>
              <text:list-item>
                <text:p text:style-name="P121">509 mg</text:p>
              </text:list-item>
            </text:list>
          </text:list-item>
        </text:list>
      </text:section>
      <text:p text:style-name="P5"/>
      <text:p text:style-name="P6">Chapter 24 - Drip Rates &amp; Infusion Rates</text:p>
      <text:p text:style-name="P5"/>
      <text:section text:style-name="Sect2" text:name="Section85">
        <text:p text:style-name="P5">Worksheet 24-1</text:p>
        <text:list xml:id="list224733444" text:style-name="L90">
          <text:list-item>
            <text:p text:style-name="P122">100 mL/hr</text:p>
          </text:list-item>
          <text:list-item>
            <text:p text:style-name="P122">104 mL/hr</text:p>
          </text:list-item>
          <text:list-item>
            <text:p text:style-name="P122">120 mL/hr</text:p>
          </text:list-item>
          <text:list-item>
            <text:p text:style-name="P122">120 mL/hr</text:p>
          </text:list-item>
          <text:list-item>
            <text:p text:style-name="P122"><text:s/></text:p>
            <text:list>
              <text:list-item>
                <text:p text:style-name="P122"><text:soft-page-break/>750 mL/hr</text:p>
              </text:list-item>
              <text:list-item>
                <text:p text:style-name="P122">3 bags</text:p>
              </text:list-item>
            </text:list>
          </text:list-item>
          <text:list-item>
            <text:p text:style-name="P122"><text:s/></text:p>
            <text:list>
              <text:list-item>
                <text:p text:style-name="P122">23 hours 48 minutes</text:p>
              </text:list-item>
              <text:list-item>
                <text:p text:style-name="P122">42 gtt/min</text:p>
              </text:list-item>
            </text:list>
          </text:list-item>
          <text:list-item>
            <text:p text:style-name="P122">125 mL/hr</text:p>
          </text:list-item>
          <text:list-item>
            <text:p text:style-name="P122">175 mL</text:p>
          </text:list-item>
          <text:list-item>
            <text:p text:style-name="P122"><text:s/></text:p>
            <text:list>
              <text:list-item>
                <text:p text:style-name="P122">5 bags</text:p>
              </text:list-item>
              <text:list-item>
                <text:p text:style-name="P122">bag 1 – 0900 on Saturday; bag 2 – 1400 on Saturday; bag 3 – 1900 on Saturday; bag 4 – 0000 on Sunday; bag 5 – 0500 on Sunday</text:p>
              </text:list-item>
            </text:list>
          </text:list-item>
          <text:list-item>
            <text:p text:style-name="P122">42 gtt/min</text:p>
          </text:list-item>
          <text:list-item>
            <text:p text:style-name="P122">1800</text:p>
          </text:list-item>
          <text:list-item>
            <text:p text:style-name="P122"><text:s/></text:p>
            <text:list>
              <text:list-item>
                <text:p text:style-name="P122">96 mL</text:p>
              </text:list-item>
              <text:list-item>
                <text:p text:style-name="P122">19.2 mL/hr</text:p>
              </text:list-item>
              <text:list-item>
                <text:p text:style-name="P122">21 hours</text:p>
              </text:list-item>
            </text:list>
          </text:list-item>
          <text:list-item>
            <text:p text:style-name="P122"><text:s/></text:p>
            <text:list>
              <text:list-item>
                <text:p text:style-name="P122">375 mg</text:p>
              </text:list-item>
              <text:list-item>
                <text:p text:style-name="P122">8 vials</text:p>
              </text:list-item>
              <text:list-item>
                <text:p text:style-name="P122">75 mL of amphotericin B lipid complex; 300 mL of D5W</text:p>
              </text:list-item>
              <text:list-item>
                <text:p text:style-name="P122">187.5 mL/hr</text:p>
              </text:list-item>
              <text:list-item>
                <text:p text:style-name="P122">2 hours</text:p>
              </text:list-item>
              <text:list-item>
                <text:p text:style-name="P122">63 gtt/min</text:p>
              </text:list-item>
            </text:list>
          </text:list-item>
          <text:list-item>
            <text:p text:style-name="P122"><text:s/></text:p>
            <text:list>
              <text:list-item>
                <text:p text:style-name="P122">3.15 mL/hr</text:p>
              </text:list-item>
              <text:list-item>
                <text:p text:style-name="P122">75.6 mL/day</text:p>
              </text:list-item>
            </text:list>
          </text:list-item>
          <text:list-item>
            <text:p text:style-name="P122"><text:s/></text:p>
            <text:list>
              <text:list-item>
                <text:p text:style-name="P122">send 3 bags initially</text:p>
              </text:list-item>
              <text:list-item>
                <text:p text:style-name="P122">2 full bags and a partial bag with 2000 mL left</text:p>
              </text:list-item>
              <text:list-item>
                <text:p text:style-name="P122">no additional bags need to be sent</text:p>
              </text:list-item>
            </text:list>
          </text:list-item>
        </text:list>
      </text:section>
      <text:p text:style-name="P5"/>
      <text:section text:style-name="Sect2" text:name="Section86">
        <text:p text:style-name="P5">Worksheet 24-2</text:p>
        <text:list xml:id="list209242008" text:style-name="L91">
          <text:list-item>
            <text:p text:style-name="P123">150 mL/hr</text:p>
          </text:list-item>
          <text:list-item>
            <text:p text:style-name="P123"><text:s/></text:p>
            <text:list>
              <text:list-item>
                <text:p text:style-name="P123">200 mL/hr</text:p>
              </text:list-item>
              <text:list-item>
                <text:p text:style-name="P123">33 gtt/min</text:p>
              </text:list-item>
            </text:list>
          </text:list-item>
          <text:list-item>
            <text:p text:style-name="P123"><text:s/></text:p>
            <text:list>
              <text:list-item>
                <text:p text:style-name="P123">156.25 mL/hr</text:p>
              </text:list-item>
              <text:list-item>
                <text:p text:style-name="P123">26 gtt/min</text:p>
              </text:list-item>
            </text:list>
          </text:list-item>
          <text:list-item>
            <text:p text:style-name="P123">90 mL/hr</text:p>
          </text:list-item>
          <text:list-item>
            <text:p text:style-name="P123">100 mL/hr</text:p>
          </text:list-item>
          <text:list-item>
            <text:p text:style-name="P123">20 gtt/min</text:p>
          </text:list-item>
          <text:list-item>
            <text:p text:style-name="P123"><text:s/></text:p>
            <text:list>
              <text:list-item>
                <text:p text:style-name="P123">8 hours 20 minutes</text:p>
              </text:list-item>
              <text:list-item>
                <text:p text:style-name="P123">30 gtt/min</text:p>
              </text:list-item>
            </text:list>
          </text:list-item>
          <text:list-item>
            <text:p text:style-name="P123">2.5 mEq KCl/hr</text:p>
          </text:list-item>
          <text:list-item>
            <text:p text:style-name="P123">280 mL</text:p>
          </text:list-item>
          <text:list-item>
            <text:p text:style-name="P123">972 mL/hr</text:p>
          </text:list-item>
          <text:list-item>
            <text:p text:style-name="P123">48 minutes</text:p>
          </text:list-item>
          <text:list-item>
            <text:p text:style-name="P123"><text:s/></text:p>
            <text:list>
              <text:list-item>
                <text:p text:style-name="P123">3 bags</text:p>
              </text:list-item>
              <text:list-item>
                <text:p text:style-name="P123">bag 1 – 1100 on day 1; bag 2 – 1900 on day 1; bag 3 – 0300 on day 2</text:p>
              </text:list-item>
              <text:list-item>
                <text:p text:style-name="P123">21 gtt/min</text:p>
              </text:list-item>
            </text:list>
          </text:list-item>
          <text:list-item>
            <text:p text:style-name="P123"><text:s/></text:p>
            <text:list>
              <text:list-item>
                <text:p text:style-name="P123">2 bags</text:p>
              </text:list-item>
              <text:list-item>
                <text:p text:style-name="P123">bag 1 – 0900 on day 1; bag 2 – 0140 on day 2</text:p>
              </text:list-item>
              <text:list-item>
                <text:p text:style-name="P123">20 gtt/min</text:p>
              </text:list-item>
            </text:list>
          </text:list-item>
          <text:list-item>
            <text:p text:style-name="P123"><text:s/></text:p>
            <text:list>
              <text:list-item>
                <text:p text:style-name="P123">130 mL/hr</text:p>
              </text:list-item>
              <text:list-item>
                <text:p text:style-name="P123">22 gtt/min</text:p>
              </text:list-item>
            </text:list>
          </text:list-item>
          <text:list-item>
            <text:p text:style-name="P123">approximately 0000 (midnight)</text:p>
          </text:list-item>
          <text:list-item>
            <text:p text:style-name="P123"><text:s/>43.4 mL/day</text:p>
          </text:list-item>
          <text:list-item>
            <text:p text:style-name="P123"/>
            <text:list>
              <text:list-item>
                <text:p text:style-name="P123">140 g</text:p>
              </text:list-item>
              <text:list-item>
                <text:p text:style-name="P123">2800 mL</text:p>
              </text:list-item>
              <text:list-item>
                <text:p text:style-name="P123">48 minutes</text:p>
              </text:list-item>
            </text:list>
          </text:list-item>
          <text:list-item>
            <text:p text:style-name="P123"><text:s/></text:p>
            <text:list>
              <text:list-item>
                <text:p text:style-name="P123">send 4 bags initially</text:p>
              </text:list-item>
              <text:list-item>
                <text:p text:style-name="P123">3 bags are left</text:p>
              </text:list-item>
              <text:list-item>
                <text:p text:style-name="P123">1 additional bag should be sent</text:p>
              </text:list-item>
            </text:list>
          </text:list-item>
        </text:list>
      </text:section>
      <text:p text:style-name="P5"/>
      <text:p text:style-name="P6">Chapter 25 - Dilutions &amp; Alligations</text:p>
      <text:p text:style-name="P5"/>
      <text:p text:style-name="P5">Worksheet 25-1</text:p>
      <text:list xml:id="list1854684552" text:style-name="L92">
        <text:list-item>
          <text:p text:style-name="P124">The problem can be solved using either the dilution formula or a series of ratio-proportions. 3%</text:p>
        </text:list-item>
        <text:list-item>
          <text:p text:style-name="P124">The problem can be solved using either the dilution formula or a series of ratio-proportions. 0.5%</text:p>
        </text:list-item>
        <text:list-item>
          <text:p text:style-name="P124">The problem can be solved using either the dilution formula or a series of ratio-proportions. 5%</text:p>
        </text:list-item>
        <text:list-item>
          <text:p text:style-name="P124">The problem can be solved using either the dilution formula or a series of ratio-proportions. 1:3000</text:p>
        </text:list-item>
        <text:list-item>
          <text:p text:style-name="P124">The problem can be solved using either the dilution formula, a series of ratio-proportions, or the alligation method. 5200 mL half-normal saline; 5100 mL diluent</text:p>
        </text:list-item>
        <text:list-item>
          <text:p text:style-name="P124">The problem can be solved using either the dilution formula, a series of ratio-proportions, or the alligation method. 205.7 mL 70% isopropyl alcohol; 274.3 mL water</text:p>
        </text:list-item>
        <text:list-item>
          <text:p text:style-name="P124">The problem can be solved using either the dilution formula, a ratio-proportion, or the alligation method. <text:s/>4 mL <text:span text:style-name="T11">2.5% cortisone acetate suspension; 4 mL NS</text:span></text:p>
        </text:list-item>
        <text:list-item>
          <text:p text:style-name="P124">The problem can be solved using <text:s/>a series of ratio-proportions. 31.9% alcohol</text:p>
        </text:list-item>
        <text:list-item>
          <text:p text:style-name="P124"><text:soft-page-break/>The problem can be solved using either the dilution formula or a series of ratio-proportions. 2.6% amino acid; 17.5% dextrose</text:p>
        </text:list-item>
        <text:list-item>
          <text:p text:style-name="P124">The problem can be solved using the alligation method. 192 mL of 1:10 solution; 808 mL of 1:1000 solution</text:p>
        </text:list-item>
        <text:list-item>
          <text:p text:style-name="P124">The problem can be solved using either the dilution formula, a series of ratio-proportions, or the alligation method. 48 mL of <text:span text:style-name="T11">10% povidone-iodine</text:span></text:p>
        </text:list-item>
        <text:list-item>
          <text:p text:style-name="P124">The problem can be solved using either the dilution formula, a series of ratio-proportions, or the alligation method. 1200 mL of <text:span text:style-name="T11">10% solution</text:span></text:p>
        </text:list-item>
        <text:list-item>
          <text:p text:style-name="P124">The problem can be solved using a series of ratio-proportions. 50.65%</text:p>
        </text:list-item>
        <text:list-item>
          <text:p text:style-name="P124">The problem can be solved using either the dilution formula, a series of ratio-proportions, or the alligation method. 60 mL micronutrients; 470.6 mL of 8.5% amino acids; 71.4 mL of 70% dextrose; 398 mL of sterile water.</text:p>
        </text:list-item>
        <text:list-item>
          <text:p text:style-name="P124">The problem can be solved using a series of ratio-proportions. 71.7% alcohol</text:p>
        </text:list-item>
      </text:list>
      <text:p text:style-name="P5"/>
      <text:p text:style-name="P5">Worksheet 25-2</text:p>
      <text:list xml:id="list1620360952" text:style-name="L93">
        <text:list-item>
          <text:p text:style-name="P125">Mixing a substance (such as a medication) with a diluent/solvent to decrease its concentration is considered a dilution.</text:p>
        </text:list-item>
        <text:list-item>
          <text:p text:style-name="P125">An alligation is when two items with different concentrations of the same substance are being mixed together and the final (or desired) concentration (which must be in-between the other two concentrations) is known.</text:p>
        </text:list-item>
        <text:list-item>
          <text:p text:style-name="P125">A mixture involves mixing 2 or more ingredients of varying concentrations together.</text:p>
        </text:list-item>
        <text:list-item>
          <text:p text:style-name="P125"><text:s/></text:p>
          <text:list>
            <text:list-item>
              <text:p text:style-name="P125">64.1 mL of 23.4% sodium chloride</text:p>
            </text:list-item>
            <text:list-item>
              <text:p text:style-name="P125">435.9 mL of SWFI</text:p>
            </text:list-item>
          </text:list>
        </text:list-item>
        <text:list-item>
          <text:p text:style-name="P125">6.25 mL of 2% stock solution</text:p>
        </text:list-item>
        <text:list-item>
          <text:p text:style-name="P125">1425 mL of 95% ethyl alcohol</text:p>
        </text:list-item>
        <text:list-item>
          <text:p text:style-name="P125">60 mL of <text:span text:style-name="T11">6.5% concentrated quaternary ammonium compound; 3840 mL of SWFI</text:span></text:p>
        </text:list-item>
        <text:list-item>
          <text:p text:style-name="P125"><text:span text:style-name="T11"><text:s/></text:span></text:p>
          <text:list>
            <text:list-item>
              <text:p text:style-name="P125"><text:span text:style-name="T11">200 mL</text:span></text:p>
            </text:list-item>
            <text:list-item>
              <text:p text:style-name="P125"><text:span text:style-name="T11">50%</text:span></text:p>
            </text:list-item>
          </text:list>
        </text:list-item>
        <text:list-item>
          <text:p text:style-name="P125"><text:span text:style-name="T11">295.6 mL of alcohol</text:span></text:p>
        </text:list-item>
        <text:list-item>
          <text:p text:style-name="P125"><text:span text:style-name="T11">3 g of 10% ointment; 57 g of petrolatum</text:span></text:p>
        </text:list-item>
        <text:list-item>
          <text:p text:style-name="P125"><text:span text:style-name="T11"/></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iberation Sans" svg:font-family="'Liberation Sans'"/>
    <style:font-face style:name="Liberation Serif" svg:font-family="'Liberation Serif'"/>
    <style:font-face style:name="Lohit Hindi1" svg:font-family="'Lohit Hindi'"/>
    <style:font-face style:name="OpenSymbol" svg:font-family="OpenSymbol"/>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9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1-02-18T09:41:47</meta:creation-date>
    <dc:date>2012-02-25T07:15:22</dc:date>
    <dc:creator>Sean Parsons</dc:creator>
    <meta:editing-duration>P3DT4H58M34S</meta:editing-duration>
    <meta:editing-cycles>57</meta:editing-cycles>
    <meta:generator>LibreOffice/3.3$Linux LibreOffice_project/330m19$Build-301</meta:generator>
    <meta:printed-by>Sean Parsons</meta:printed-by>
    <meta:print-date>2011-08-26T14:01:47</meta:print-date>
    <meta:document-statistic meta:table-count="7" meta:image-count="33" meta:object-count="246" meta:page-count="37" meta:paragraph-count="3052" meta:word-count="10929" meta:character-count="48782"/>
  </office:meta>
</office:document-meta>
</file>

<file path=Object 1/content.xml><?xml version="1.0" encoding="utf-8"?>
<math xmlns="http://www.w3.org/1998/Math/MathML">
  <semantics>
    <mfrac>
      <mn>6</mn>
      <mn>10</mn>
    </mfrac>
    <annotation encoding="StarMath 5.0">{{6} over {10}}</annotation>
  </semantics>
</math>
</file>

<file path=Object 10/content.xml><?xml version="1.0" encoding="utf-8"?>
<math xmlns="http://www.w3.org/1998/Math/MathML">
  <semantics>
    <mfrac>
      <mn>10</mn>
      <mn>1</mn>
    </mfrac>
    <annotation encoding="StarMath 5.0">{10} over {1}</annotation>
  </semantics>
</math>
</file>

<file path=Object 100/content.xml><?xml version="1.0" encoding="utf-8"?>
<math xmlns="http://www.w3.org/1998/Math/MathML">
  <semantics>
    <mfrac>
      <mn>1</mn>
      <mn>21</mn>
    </mfrac>
    <annotation encoding="StarMath 5.0">1 over 21</annotation>
  </semantics>
</math>
</file>

<file path=Object 101/content.xml><?xml version="1.0" encoding="utf-8"?>
<math xmlns="http://www.w3.org/1998/Math/MathML">
  <semantics>
    <mfrac>
      <mn>28</mn>
      <mn>5</mn>
    </mfrac>
    <annotation encoding="StarMath 5.0">28 over 5</annotation>
  </semantics>
</math>
</file>

<file path=Object 102/content.xml><?xml version="1.0" encoding="utf-8"?>
<math xmlns="http://www.w3.org/1998/Math/MathML">
  <semantics>
    <mrow>
      <mn>5</mn>
      <mfrac>
        <mn>3</mn>
        <mn>5</mn>
      </mfrac>
    </mrow>
    <annotation encoding="StarMath 5.0">5 3 over 5</annotation>
  </semantics>
</math>
</file>

<file path=Object 103/content.xml><?xml version="1.0" encoding="utf-8"?>
<math xmlns="http://www.w3.org/1998/Math/MathML">
  <semantics>
    <mfrac>
      <mn>7</mn>
      <mn>3</mn>
    </mfrac>
    <annotation encoding="StarMath 5.0">7 over 3</annotation>
  </semantics>
</math>
</file>

<file path=Object 104/content.xml><?xml version="1.0" encoding="utf-8"?>
<math xmlns="http://www.w3.org/1998/Math/MathML">
  <semantics>
    <mfrac>
      <mn>1</mn>
      <mn>3</mn>
    </mfrac>
    <annotation encoding="StarMath 5.0">1 over 3</annotation>
  </semantics>
</math>
</file>

<file path=Object 105/content.xml><?xml version="1.0" encoding="utf-8"?>
<math xmlns="http://www.w3.org/1998/Math/MathML">
  <semantics>
    <mfrac>
      <mn>2</mn>
      <mn>3</mn>
    </mfrac>
    <annotation encoding="StarMath 5.0">2 over 3</annotation>
  </semantics>
</math>
</file>

<file path=Object 106/content.xml><?xml version="1.0" encoding="utf-8"?>
<math xmlns="http://www.w3.org/1998/Math/MathML">
  <semantics>
    <mfrac>
      <mn>4</mn>
      <mn>5</mn>
    </mfrac>
    <annotation encoding="StarMath 5.0">4 over 5</annotation>
  </semantics>
</math>
</file>

<file path=Object 107/content.xml><?xml version="1.0" encoding="utf-8"?>
<math xmlns="http://www.w3.org/1998/Math/MathML">
  <semantics>
    <mrow>
      <mn>1</mn>
      <mfrac>
        <mn>1</mn>
        <mn>3</mn>
      </mfrac>
    </mrow>
    <annotation encoding="StarMath 5.0">1 1 over 3</annotation>
  </semantics>
</math>
</file>

<file path=Object 108/content.xml><?xml version="1.0" encoding="utf-8"?>
<math xmlns="http://www.w3.org/1998/Math/MathML">
  <semantics>
    <mfrac>
      <mn>2</mn>
      <mn>3</mn>
    </mfrac>
    <annotation encoding="StarMath 5.0">2 over 3</annotation>
  </semantics>
</math>
</file>

<file path=Object 109/content.xml><?xml version="1.0" encoding="utf-8"?>
<math xmlns="http://www.w3.org/1998/Math/MathML">
  <semantics>
    <mfrac>
      <mn>1</mn>
      <mn>15</mn>
    </mfrac>
    <annotation encoding="StarMath 5.0">1 over 15</annotation>
  </semantics>
</math>
</file>

<file path=Object 11/content.xml><?xml version="1.0" encoding="utf-8"?>
<math xmlns="http://www.w3.org/1998/Math/MathML">
  <semantics>
    <mfrac>
      <mn>12</mn>
      <mn>1</mn>
    </mfrac>
    <annotation encoding="StarMath 5.0">{12} over {1}</annotation>
  </semantics>
</math>
</file>

<file path=Object 110/content.xml><?xml version="1.0" encoding="utf-8"?>
<math xmlns="http://www.w3.org/1998/Math/MathML">
  <semantics>
    <mrow>
      <mn>1</mn>
      <mfrac>
        <mn>24</mn>
        <mn>25</mn>
      </mfrac>
    </mrow>
    <annotation encoding="StarMath 5.0">1 24 over 25</annotation>
  </semantics>
</math>
</file>

<file path=Object 111/content.xml><?xml version="1.0" encoding="utf-8"?>
<math xmlns="http://www.w3.org/1998/Math/MathML">
  <semantics>
    <mrow>
      <mn>2</mn>
      <mfrac>
        <mn>14</mn>
        <mn>15</mn>
      </mfrac>
    </mrow>
    <annotation encoding="StarMath 5.0">2 14 over 15</annotation>
  </semantics>
</math>
</file>

<file path=Object 112/content.xml><?xml version="1.0" encoding="utf-8"?>
<math xmlns="http://www.w3.org/1998/Math/MathML">
  <semantics>
    <mfrac>
      <mn>1</mn>
      <mn>4</mn>
    </mfrac>
    <annotation encoding="StarMath 5.0">1 over 4</annotation>
  </semantics>
</math>
</file>

<file path=Object 113/content.xml><?xml version="1.0" encoding="utf-8"?>
<math xmlns="http://www.w3.org/1998/Math/MathML">
  <semantics>
    <mrow>
      <mn>3</mn>
      <mfrac>
        <mn>1</mn>
        <mn>16</mn>
      </mfrac>
    </mrow>
    <annotation encoding="StarMath 5.0">3 1 over 16</annotation>
  </semantics>
</math>
</file>

<file path=Object 114/content.xml><?xml version="1.0" encoding="utf-8"?>
<math xmlns="http://www.w3.org/1998/Math/MathML">
  <semantics>
    <mrow>
      <mn>12</mn>
      <mfrac>
        <mn>1</mn>
        <mn>2</mn>
      </mfrac>
    </mrow>
    <annotation encoding="StarMath 5.0">12 1 over 2</annotation>
  </semantics>
</math>
</file>

<file path=Object 115/content.xml><?xml version="1.0" encoding="utf-8"?>
<math xmlns="http://www.w3.org/1998/Math/MathML">
  <semantics>
    <mfrac>
      <mn>1</mn>
      <mn>3</mn>
    </mfrac>
    <annotation encoding="StarMath 5.0">1 over 3</annotation>
  </semantics>
</math>
</file>

<file path=Object 116/content.xml><?xml version="1.0" encoding="utf-8"?>
<math xmlns="http://www.w3.org/1998/Math/MathML">
  <semantics>
    <mfrac>
      <mn>3</mn>
      <mn>4</mn>
    </mfrac>
    <annotation encoding="StarMath 5.0">3 over 4</annotation>
  </semantics>
</math>
</file>

<file path=Object 117/content.xml><?xml version="1.0" encoding="utf-8"?>
<math xmlns="http://www.w3.org/1998/Math/MathML">
  <semantics>
    <mfrac>
      <mn>2</mn>
      <mn>3</mn>
    </mfrac>
    <annotation encoding="StarMath 5.0">2 over 3</annotation>
  </semantics>
</math>
</file>

<file path=Object 118/content.xml><?xml version="1.0" encoding="utf-8"?>
<math xmlns="http://www.w3.org/1998/Math/MathML">
  <semantics>
    <mrow>
      <mn>3</mn>
      <mfrac>
        <mn>1</mn>
        <mn>2</mn>
      </mfrac>
    </mrow>
    <annotation encoding="StarMath 5.0">3 1 over 2</annotation>
  </semantics>
</math>
</file>

<file path=Object 119/content.xml><?xml version="1.0" encoding="utf-8"?>
<math xmlns="http://www.w3.org/1998/Math/MathML">
  <semantics>
    <mrow>
      <mn>4</mn>
      <mfrac>
        <mn>1</mn>
        <mn>2</mn>
      </mfrac>
    </mrow>
    <annotation encoding="StarMath 5.0">4 1 over 2</annotation>
  </semantics>
</math>
</file>

<file path=Object 12/content.xml><?xml version="1.0" encoding="utf-8"?>
<math xmlns="http://www.w3.org/1998/Math/MathML">
  <semantics>
    <mfrac>
      <mn>100</mn>
      <mn>1</mn>
    </mfrac>
    <annotation encoding="StarMath 5.0">{100} over {1}</annotation>
  </semantics>
</math>
</file>

<file path=Object 120/content.xml><?xml version="1.0" encoding="utf-8"?>
<math xmlns="http://www.w3.org/1998/Math/MathML">
  <semantics>
    <mfrac>
      <mn>1</mn>
      <mn>4</mn>
    </mfrac>
    <annotation encoding="StarMath 5.0">1 over 4</annotation>
  </semantics>
</math>
</file>

<file path=Object 121/content.xml><?xml version="1.0" encoding="utf-8"?>
<math xmlns="http://www.w3.org/1998/Math/MathML">
  <semantics>
    <mrow>
      <mn>1</mn>
      <mfrac>
        <mn>1</mn>
        <mn>4</mn>
      </mfrac>
    </mrow>
    <annotation encoding="StarMath 5.0">1 1 over 4</annotation>
  </semantics>
</math>
</file>

<file path=Object 122/content.xml><?xml version="1.0" encoding="utf-8"?>
<math xmlns="http://www.w3.org/1998/Math/MathML">
  <semantics>
    <mrow>
      <mn>2</mn>
      <mfrac>
        <mn>3</mn>
        <mn>8</mn>
      </mfrac>
    </mrow>
    <annotation encoding="StarMath 5.0">2 3 over 8</annotation>
  </semantics>
</math>
</file>

<file path=Object 123/content.xml><?xml version="1.0" encoding="utf-8"?>
<math xmlns="http://www.w3.org/1998/Math/MathML">
  <semantics>
    <mfrac>
      <mn>4</mn>
      <mn>3</mn>
    </mfrac>
    <annotation encoding="StarMath 5.0">4 over 3</annotation>
  </semantics>
</math>
</file>

<file path=Object 124/content.xml><?xml version="1.0" encoding="utf-8"?>
<math xmlns="http://www.w3.org/1998/Math/MathML">
  <semantics>
    <mfrac>
      <mn>5</mn>
      <mn>1</mn>
    </mfrac>
    <annotation encoding="StarMath 5.0">5 over 1</annotation>
  </semantics>
</math>
</file>

<file path=Object 125/content.xml><?xml version="1.0" encoding="utf-8"?>
<math xmlns="http://www.w3.org/1998/Math/MathML">
  <semantics>
    <mfrac>
      <mn>24</mn>
      <mn>15</mn>
    </mfrac>
    <annotation encoding="StarMath 5.0">24 over 15</annotation>
  </semantics>
</math>
</file>

<file path=Object 126/content.xml><?xml version="1.0" encoding="utf-8"?>
<math xmlns="http://www.w3.org/1998/Math/MathML">
  <semantics>
    <mfrac>
      <mn>8</mn>
      <mn>5</mn>
    </mfrac>
    <annotation encoding="StarMath 5.0">8 over 5</annotation>
  </semantics>
</math>
</file>

<file path=Object 127/content.xml><?xml version="1.0" encoding="utf-8"?>
<math xmlns="http://www.w3.org/1998/Math/MathML">
  <semantics>
    <mfrac>
      <mn>8</mn>
      <mn>2</mn>
    </mfrac>
    <annotation encoding="StarMath 5.0">8 over 2</annotation>
  </semantics>
</math>
</file>

<file path=Object 128/content.xml><?xml version="1.0" encoding="utf-8"?>
<math xmlns="http://www.w3.org/1998/Math/MathML">
  <semantics>
    <mfrac>
      <mn>4</mn>
      <mn>1</mn>
    </mfrac>
    <annotation encoding="StarMath 5.0">4 over 1</annotation>
  </semantics>
</math>
</file>

<file path=Object 129/content.xml><?xml version="1.0" encoding="utf-8"?>
<math xmlns="http://www.w3.org/1998/Math/MathML">
  <semantics>
    <mfrac>
      <mn>585</mn>
      <mn>65</mn>
    </mfrac>
    <annotation encoding="StarMath 5.0">585 over 65</annotation>
  </semantics>
</math>
</file>

<file path=Object 13/content.xml><?xml version="1.0" encoding="utf-8"?>
<math xmlns="http://www.w3.org/1998/Math/MathML">
  <semantics>
    <mfrac>
      <mn>1000</mn>
      <mn>1</mn>
    </mfrac>
    <annotation encoding="StarMath 5.0">{1000} over {1}</annotation>
  </semantics>
</math>
</file>

<file path=Object 130/content.xml><?xml version="1.0" encoding="utf-8"?>
<math xmlns="http://www.w3.org/1998/Math/MathML">
  <semantics>
    <mfrac>
      <mn>9</mn>
      <mn>1</mn>
    </mfrac>
    <annotation encoding="StarMath 5.0">9 over 1</annotation>
  </semantics>
</math>
</file>

<file path=Object 131/content.xml><?xml version="1.0" encoding="utf-8"?>
<math xmlns="http://www.w3.org/1998/Math/MathML">
  <semantics>
    <mfrac>
      <mn>1</mn>
      <mn>1</mn>
    </mfrac>
    <annotation encoding="StarMath 5.0">1 over 1</annotation>
  </semantics>
</math>
</file>

<file path=Object 132/content.xml><?xml version="1.0" encoding="utf-8"?>
<math xmlns="http://www.w3.org/1998/Math/MathML">
  <semantics>
    <mfrac>
      <mn>3</mn>
      <mn>4</mn>
    </mfrac>
    <annotation encoding="StarMath 5.0">3 over 4</annotation>
  </semantics>
</math>
</file>

<file path=Object 133/content.xml><?xml version="1.0" encoding="utf-8"?>
<math xmlns="http://www.w3.org/1998/Math/MathML">
  <semantics>
    <mfrac>
      <mn>1</mn>
      <mn>4</mn>
    </mfrac>
    <annotation encoding="StarMath 5.0">1 over 4</annotation>
  </semantics>
</math>
</file>

<file path=Object 134/content.xml><?xml version="1.0" encoding="utf-8"?>
<math xmlns="http://www.w3.org/1998/Math/MathML">
  <semantics>
    <mfrac>
      <mn>5</mn>
      <mn>8</mn>
    </mfrac>
    <annotation encoding="StarMath 5.0">5 over 8</annotation>
  </semantics>
</math>
</file>

<file path=Object 135/content.xml><?xml version="1.0" encoding="utf-8"?>
<math xmlns="http://www.w3.org/1998/Math/MathML">
  <semantics>
    <mfrac>
      <mn>1</mn>
      <mn>4</mn>
    </mfrac>
    <annotation encoding="StarMath 5.0">1 over 4</annotation>
  </semantics>
</math>
</file>

<file path=Object 136/content.xml><?xml version="1.0" encoding="utf-8"?>
<math xmlns="http://www.w3.org/1998/Math/MathML">
  <semantics>
    <mfrac>
      <mn>3</mn>
      <mn>5</mn>
    </mfrac>
    <annotation encoding="StarMath 5.0">3 over 5</annotation>
  </semantics>
</math>
</file>

<file path=Object 137/content.xml><?xml version="1.0" encoding="utf-8"?>
<math xmlns="http://www.w3.org/1998/Math/MathML">
  <semantics>
    <mfrac>
      <mn>17</mn>
      <mn>31</mn>
    </mfrac>
    <annotation encoding="StarMath 5.0">17 over 31</annotation>
  </semantics>
</math>
</file>

<file path=Object 138/content.xml><?xml version="1.0" encoding="utf-8"?>
<math xmlns="http://www.w3.org/1998/Math/MathML">
  <semantics>
    <mfrac>
      <mn>13</mn>
      <mn>37</mn>
    </mfrac>
    <annotation encoding="StarMath 5.0">13 over 37</annotation>
  </semantics>
</math>
</file>

<file path=Object 139/content.xml><?xml version="1.0" encoding="utf-8"?>
<math xmlns="http://www.w3.org/1998/Math/MathML">
  <semantics>
    <mfrac>
      <mn>11</mn>
      <mn>8</mn>
    </mfrac>
    <annotation encoding="StarMath 5.0">11 over 8</annotation>
  </semantics>
</math>
</file>

<file path=Object 14/content.xml><?xml version="1.0" encoding="utf-8"?>
<math xmlns="http://www.w3.org/1998/Math/MathML">
  <semantics>
    <mfrac>
      <mn>3</mn>
      <mn>2</mn>
    </mfrac>
    <annotation encoding="StarMath 5.0">{3} over {2}</annotation>
  </semantics>
</math>
</file>

<file path=Object 140/content.xml><?xml version="1.0" encoding="utf-8"?>
<math xmlns="http://www.w3.org/1998/Math/MathML">
  <semantics>
    <mrow>
      <mn>1</mn>
      <mfrac>
        <mn>3</mn>
        <mn>8</mn>
      </mfrac>
    </mrow>
    <annotation encoding="StarMath 5.0">1 3 over 8</annotation>
  </semantics>
</math>
</file>

<file path=Object 141/content.xml><?xml version="1.0" encoding="utf-8"?>
<math xmlns="http://www.w3.org/1998/Math/MathML">
  <semantics>
    <mfrac>
      <mn>7</mn>
      <mn>24</mn>
    </mfrac>
    <annotation encoding="StarMath 5.0">7 over 24</annotation>
  </semantics>
</math>
</file>

<file path=Object 142/content.xml><?xml version="1.0" encoding="utf-8"?>
<math xmlns="http://www.w3.org/1998/Math/MathML">
  <semantics>
    <mfrac>
      <mn>1</mn>
      <mn>6</mn>
    </mfrac>
    <annotation encoding="StarMath 5.0">1 over 6</annotation>
  </semantics>
</math>
</file>

<file path=Object 143/content.xml><?xml version="1.0" encoding="utf-8"?>
<math xmlns="http://www.w3.org/1998/Math/MathML">
  <semantics>
    <mfrac>
      <mn>19</mn>
      <mn>24</mn>
    </mfrac>
    <annotation encoding="StarMath 5.0">19 over 24</annotation>
  </semantics>
</math>
</file>

<file path=Object 144/content.xml><?xml version="1.0" encoding="utf-8"?>
<math xmlns="http://www.w3.org/1998/Math/MathML">
  <semantics>
    <mfrac>
      <mn>3</mn>
      <mn>16</mn>
    </mfrac>
    <annotation encoding="StarMath 5.0">3 over 16</annotation>
  </semantics>
</math>
</file>

<file path=Object 145/content.xml><?xml version="1.0" encoding="utf-8"?>
<math xmlns="http://www.w3.org/1998/Math/MathML">
  <semantics>
    <mfrac>
      <mn>31</mn>
      <mn>42</mn>
    </mfrac>
    <annotation encoding="StarMath 5.0">31 over 42</annotation>
  </semantics>
</math>
</file>

<file path=Object 146/content.xml><?xml version="1.0" encoding="utf-8"?>
<math xmlns="http://www.w3.org/1998/Math/MathML">
  <semantics>
    <mfrac>
      <mn>23</mn>
      <mn>55</mn>
    </mfrac>
    <annotation encoding="StarMath 5.0">23 over 55</annotation>
  </semantics>
</math>
</file>

<file path=Object 147/content.xml><?xml version="1.0" encoding="utf-8"?>
<math xmlns="http://www.w3.org/1998/Math/MathML">
  <semantics>
    <mfrac>
      <mn>2</mn>
      <mn>21</mn>
    </mfrac>
    <annotation encoding="StarMath 5.0">2 over 21</annotation>
  </semantics>
</math>
</file>

<file path=Object 148/content.xml><?xml version="1.0" encoding="utf-8"?>
<math xmlns="http://www.w3.org/1998/Math/MathML">
  <semantics>
    <mfrac>
      <mn>1</mn>
      <mn>16</mn>
    </mfrac>
    <annotation encoding="StarMath 5.0">1 over 16</annotation>
  </semantics>
</math>
</file>

<file path=Object 149/content.xml><?xml version="1.0" encoding="utf-8"?>
<math xmlns="http://www.w3.org/1998/Math/MathML">
  <semantics>
    <mrow>
      <mn>3</mn>
      <mfrac>
        <mn>1</mn>
        <mn>16</mn>
      </mfrac>
    </mrow>
    <annotation encoding="StarMath 5.0">3 1 over 16</annotation>
  </semantics>
</math>
</file>

<file path=Object 15/content.xml><?xml version="1.0" encoding="utf-8"?>
<math xmlns="http://www.w3.org/1998/Math/MathML">
  <semantics>
    <mfrac>
      <mn>4</mn>
      <mn>3</mn>
    </mfrac>
    <annotation encoding="StarMath 5.0">{4} over {3}</annotation>
  </semantics>
</math>
</file>

<file path=Object 150/content.xml><?xml version="1.0" encoding="utf-8"?>
<math xmlns="http://www.w3.org/1998/Math/MathML">
  <semantics>
    <mfrac>
      <mn>7</mn>
      <mn>8</mn>
    </mfrac>
    <annotation encoding="StarMath 5.0">7 over 8</annotation>
  </semantics>
</math>
</file>

<file path=Object 151/content.xml><?xml version="1.0" encoding="utf-8"?>
<math xmlns="http://www.w3.org/1998/Math/MathML">
  <semantics>
    <mfrac>
      <mn>7</mn>
      <mn>12</mn>
    </mfrac>
    <annotation encoding="StarMath 5.0">7 over 12</annotation>
  </semantics>
</math>
</file>

<file path=Object 152/content.xml><?xml version="1.0" encoding="utf-8"?>
<math xmlns="http://www.w3.org/1998/Math/MathML">
  <semantics>
    <mfrac>
      <mn>1</mn>
      <mn>2</mn>
    </mfrac>
    <annotation encoding="StarMath 5.0">1 over 2</annotation>
  </semantics>
</math>
</file>

<file path=Object 153/content.xml><?xml version="1.0" encoding="utf-8"?>
<math xmlns="http://www.w3.org/1998/Math/MathML">
  <semantics>
    <mfrac>
      <mn>3</mn>
      <mn>4</mn>
    </mfrac>
    <annotation encoding="StarMath 5.0">3 over 4</annotation>
  </semantics>
</math>
</file>

<file path=Object 154/content.xml><?xml version="1.0" encoding="utf-8"?>
<math xmlns="http://www.w3.org/1998/Math/MathML">
  <semantics>
    <mfrac>
      <mn>3</mn>
      <mn>5</mn>
    </mfrac>
    <annotation encoding="StarMath 5.0">3 over 5</annotation>
  </semantics>
</math>
</file>

<file path=Object 155/content.xml><?xml version="1.0" encoding="utf-8"?>
<math xmlns="http://www.w3.org/1998/Math/MathML">
  <semantics>
    <mfrac>
      <mn>7</mn>
      <mn>20</mn>
    </mfrac>
    <annotation encoding="StarMath 5.0">7 over 20</annotation>
  </semantics>
</math>
</file>

<file path=Object 156/content.xml><?xml version="1.0" encoding="utf-8"?>
<math xmlns="http://www.w3.org/1998/Math/MathML">
  <semantics>
    <mfrac>
      <mn>3</mn>
      <mn>10</mn>
    </mfrac>
    <annotation encoding="StarMath 5.0">3 over 10</annotation>
  </semantics>
</math>
</file>

<file path=Object 157/content.xml><?xml version="1.0" encoding="utf-8"?>
<math xmlns="http://www.w3.org/1998/Math/MathML">
  <semantics>
    <mfrac>
      <mn>17</mn>
      <mn>25</mn>
    </mfrac>
    <annotation encoding="StarMath 5.0">17 over 25</annotation>
  </semantics>
</math>
</file>

<file path=Object 158/content.xml><?xml version="1.0" encoding="utf-8"?>
<math xmlns="http://www.w3.org/1998/Math/MathML">
  <semantics>
    <mfrac>
      <mn>41</mn>
      <mn>100</mn>
    </mfrac>
    <annotation encoding="StarMath 5.0">41 over 100</annotation>
  </semantics>
</math>
</file>

<file path=Object 159/content.xml><?xml version="1.0" encoding="utf-8"?>
<math xmlns="http://www.w3.org/1998/Math/MathML">
  <semantics>
    <mfrac>
      <mn>93</mn>
      <mn>100</mn>
    </mfrac>
    <annotation encoding="StarMath 5.0">93 over 100</annotation>
  </semantics>
</math>
</file>

<file path=Object 16/content.xml><?xml version="1.0" encoding="utf-8"?>
<math xmlns="http://www.w3.org/1998/Math/MathML">
  <semantics>
    <mfrac>
      <mn>5</mn>
      <mn>4</mn>
    </mfrac>
    <annotation encoding="StarMath 5.0">{5} over {4}</annotation>
  </semantics>
</math>
</file>

<file path=Object 160/content.xml><?xml version="1.0" encoding="utf-8"?>
<math xmlns="http://www.w3.org/1998/Math/MathML">
  <semantics>
    <mfrac>
      <mn>3</mn>
      <mn>250</mn>
    </mfrac>
    <annotation encoding="StarMath 5.0">3 over 250</annotation>
  </semantics>
</math>
</file>

<file path=Object 161/content.xml><?xml version="1.0" encoding="utf-8"?>
<math xmlns="http://www.w3.org/1998/Math/MathML">
  <semantics>
    <mfrac>
      <mn>1</mn>
      <mn>8</mn>
    </mfrac>
    <annotation encoding="StarMath 5.0">1 over 8</annotation>
  </semantics>
</math>
</file>

<file path=Object 162/content.xml><?xml version="1.0" encoding="utf-8"?>
<math xmlns="http://www.w3.org/1998/Math/MathML">
  <semantics>
    <mfrac>
      <mn>67</mn>
      <mn>100</mn>
    </mfrac>
    <annotation encoding="StarMath 5.0">67 over 100</annotation>
  </semantics>
</math>
</file>

<file path=Object 163/content.xml><?xml version="1.0" encoding="utf-8"?>
<math xmlns="http://www.w3.org/1998/Math/MathML">
  <semantics>
    <mfrac>
      <mn>333</mn>
      <mn>500</mn>
    </mfrac>
    <annotation encoding="StarMath 5.0">333 over 500</annotation>
  </semantics>
</math>
</file>

<file path=Object 164/content.xml><?xml version="1.0" encoding="utf-8"?>
<math xmlns="http://www.w3.org/1998/Math/MathML">
  <semantics>
    <mfrac>
      <mn>9</mn>
      <mn>25</mn>
    </mfrac>
    <annotation encoding="StarMath 5.0">9 over 25</annotation>
  </semantics>
</math>
</file>

<file path=Object 165/content.xml><?xml version="1.0" encoding="utf-8"?>
<math xmlns="http://www.w3.org/1998/Math/MathML">
  <semantics>
    <mfrac>
      <mn>11</mn>
      <mn>10</mn>
    </mfrac>
    <annotation encoding="StarMath 5.0">11 over 10</annotation>
  </semantics>
</math>
</file>

<file path=Object 166/content.xml><?xml version="1.0" encoding="utf-8"?>
<math xmlns="http://www.w3.org/1998/Math/MathML">
  <semantics>
    <mrow>
      <mn>1</mn>
      <mfrac>
        <mn>1</mn>
        <mn>10</mn>
      </mfrac>
    </mrow>
    <annotation encoding="StarMath 5.0">1 1 over 10</annotation>
  </semantics>
</math>
</file>

<file path=Object 167/content.xml><?xml version="1.0" encoding="utf-8"?>
<math xmlns="http://www.w3.org/1998/Math/MathML">
  <semantics>
    <mfrac>
      <mn>4</mn>
      <mn>25</mn>
    </mfrac>
    <annotation encoding="StarMath 5.0">4 over 25</annotation>
  </semantics>
</math>
</file>

<file path=Object 168/content.xml><?xml version="1.0" encoding="utf-8"?>
<math xmlns="http://www.w3.org/1998/Math/MathML">
  <semantics>
    <mfrac>
      <mn>9</mn>
      <mn>20</mn>
    </mfrac>
    <annotation encoding="StarMath 5.0">9 over 20</annotation>
  </semantics>
</math>
</file>

<file path=Object 169/content.xml><?xml version="1.0" encoding="utf-8"?>
<math xmlns="http://www.w3.org/1998/Math/MathML">
  <semantics>
    <mfrac>
      <mn>3</mn>
      <mn>50</mn>
    </mfrac>
    <annotation encoding="StarMath 5.0">3 over 50</annotation>
  </semantics>
</math>
</file>

<file path=Object 17/content.xml><?xml version="1.0" encoding="utf-8"?>
<math xmlns="http://www.w3.org/1998/Math/MathML">
  <semantics>
    <mfrac>
      <mn>8</mn>
      <mn>3</mn>
    </mfrac>
    <annotation encoding="StarMath 5.0">{8} over {3}</annotation>
  </semantics>
</math>
</file>

<file path=Object 170/content.xml><?xml version="1.0" encoding="utf-8"?>
<math xmlns="http://www.w3.org/1998/Math/MathML">
  <semantics>
    <mrow>
      <mn>1</mn>
      <mo stretchy="false">×</mo>
      <msup>
        <mn>10</mn>
        <mn>3</mn>
      </msup>
    </mrow>
    <annotation encoding="StarMath 5.0">1 times 10^3</annotation>
  </semantics>
</math>
</file>

<file path=Object 171/content.xml><?xml version="1.0" encoding="utf-8"?>
<math xmlns="http://www.w3.org/1998/Math/MathML">
  <semantics>
    <mrow>
      <mn>1</mn>
      <mo stretchy="false">×</mo>
      <msup>
        <mn>10</mn>
        <mn>0</mn>
      </msup>
    </mrow>
    <annotation encoding="StarMath 5.0">1 times 10^0</annotation>
  </semantics>
</math>
</file>

<file path=Object 172/content.xml><?xml version="1.0" encoding="utf-8"?>
<math xmlns="http://www.w3.org/1998/Math/MathML">
  <semantics>
    <mrow>
      <mn>6.7</mn>
      <mo stretchy="false">×</mo>
      <msup>
        <mn>10</mn>
        <mn>7</mn>
      </msup>
    </mrow>
    <annotation encoding="StarMath 5.0">6.7 times 10^7</annotation>
  </semantics>
</math>
</file>

<file path=Object 173/content.xml><?xml version="1.0" encoding="utf-8"?>
<math xmlns="http://www.w3.org/1998/Math/MathML">
  <semantics>
    <mrow>
      <mn>1</mn>
      <mo stretchy="false">×</mo>
      <msup>
        <mn>10</mn>
        <mrow>
          <mo stretchy="false">−</mo>
          <mn>1</mn>
        </mrow>
      </msup>
    </mrow>
    <annotation encoding="StarMath 5.0">1 times 10^{-1}</annotation>
  </semantics>
</math>
</file>

<file path=Object 174/content.xml><?xml version="1.0" encoding="utf-8"?>
<math xmlns="http://www.w3.org/1998/Math/MathML">
  <semantics>
    <mrow>
      <mn>3.06</mn>
      <mo stretchy="false">×</mo>
      <msup>
        <mn>10</mn>
        <mrow>
          <mo stretchy="false">−</mo>
          <mn>3</mn>
        </mrow>
      </msup>
    </mrow>
    <annotation encoding="StarMath 5.0">3.06 times 10^{-3}</annotation>
  </semantics>
</math>
</file>

<file path=Object 175/content.xml><?xml version="1.0" encoding="utf-8"?>
<math xmlns="http://www.w3.org/1998/Math/MathML">
  <semantics>
    <mrow>
      <mn>1</mn>
      <mo stretchy="false">×</mo>
      <msup>
        <mn>10</mn>
        <mn>6</mn>
      </msup>
    </mrow>
    <annotation encoding="StarMath 5.0">1 times 10^6</annotation>
  </semantics>
</math>
</file>

<file path=Object 176/content.xml><?xml version="1.0" encoding="utf-8"?>
<math xmlns="http://www.w3.org/1998/Math/MathML">
  <semantics>
    <mrow>
      <mn>9.09</mn>
      <mo stretchy="false">×</mo>
      <msup>
        <mn>10</mn>
        <mn>5</mn>
      </msup>
    </mrow>
    <annotation encoding="StarMath 5.0">9.09 times 10^5</annotation>
  </semantics>
</math>
</file>

<file path=Object 177/content.xml><?xml version="1.0" encoding="utf-8"?>
<math xmlns="http://www.w3.org/1998/Math/MathML">
  <semantics>
    <mrow>
      <mrow>
        <mn>1</mn>
        <mo stretchy="false">×</mo>
        <mn>10</mn>
      </mrow>
      <mrow>
        <mo stretchy="false">−</mo>
        <mn>3</mn>
      </mrow>
    </mrow>
    <annotation encoding="StarMath 5.0">1 times 10{-3}</annotation>
  </semantics>
</math>
</file>

<file path=Object 178/content.xml><?xml version="1.0" encoding="utf-8"?>
<math xmlns="http://www.w3.org/1998/Math/MathML">
  <semantics>
    <mrow>
      <mn>2.8</mn>
      <mo stretchy="false">×</mo>
      <msup>
        <mn>10</mn>
        <mrow>
          <mo stretchy="false">−</mo>
          <mn>4</mn>
        </mrow>
      </msup>
    </mrow>
    <annotation encoding="StarMath 5.0">2.8 times 10^{-4}</annotation>
  </semantics>
</math>
</file>

<file path=Object 179/content.xml><?xml version="1.0" encoding="utf-8"?>
<math xmlns="http://www.w3.org/1998/Math/MathML">
  <semantics>
    <mrow>
      <mn>6.14</mn>
      <mo stretchy="false">×</mo>
      <msup>
        <mn>10</mn>
        <mrow>
          <mo stretchy="false">−</mo>
          <mn>7</mn>
        </mrow>
      </msup>
    </mrow>
    <annotation encoding="StarMath 5.0">6.14 times 10^{-7}</annotation>
  </semantics>
</math>
</file>

<file path=Object 18/content.xml><?xml version="1.0" encoding="utf-8"?>
<math xmlns="http://www.w3.org/1998/Math/MathML">
  <semantics>
    <mfrac>
      <mn>12</mn>
      <mn>5</mn>
    </mfrac>
    <annotation encoding="StarMath 5.0">{12} over {5}</annotation>
  </semantics>
</math>
</file>

<file path=Object 180/content.xml><?xml version="1.0" encoding="utf-8"?>
<math xmlns="http://www.w3.org/1998/Math/MathML">
  <semantics>
    <mrow>
      <mn>1</mn>
      <mo stretchy="false">×</mo>
      <msup>
        <mn>10</mn>
        <mn>7</mn>
      </msup>
    </mrow>
    <annotation encoding="StarMath 5.0">1 times 10^7</annotation>
  </semantics>
</math>
</file>

<file path=Object 181/content.xml><?xml version="1.0" encoding="utf-8"?>
<math xmlns="http://www.w3.org/1998/Math/MathML">
  <semantics>
    <mrow>
      <mn>3.51</mn>
      <mo stretchy="false">×</mo>
      <msup>
        <mn>10</mn>
        <mn>2</mn>
      </msup>
    </mrow>
    <annotation encoding="StarMath 5.0">3.51 times 10^2</annotation>
  </semantics>
</math>
</file>

<file path=Object 182/content.xml><?xml version="1.0" encoding="utf-8"?>
<math xmlns="http://www.w3.org/1998/Math/MathML">
  <semantics>
    <mrow>
      <mn>7.1</mn>
      <mo stretchy="false">×</mo>
      <msup>
        <mn>10</mn>
        <mn>3</mn>
      </msup>
    </mrow>
    <annotation encoding="StarMath 5.0">7.1 times 10^3</annotation>
  </semantics>
</math>
</file>

<file path=Object 183/content.xml><?xml version="1.0" encoding="utf-8"?>
<math xmlns="http://www.w3.org/1998/Math/MathML">
  <semantics>
    <mrow>
      <mn>3.7</mn>
      <mo stretchy="false">×</mo>
      <msup>
        <mn>10</mn>
        <mrow>
          <mo stretchy="false">−</mo>
          <mn>2</mn>
        </mrow>
      </msup>
    </mrow>
    <annotation encoding="StarMath 5.0">3.7 times 10^{-2}</annotation>
  </semantics>
</math>
</file>

<file path=Object 184/content.xml><?xml version="1.0" encoding="utf-8"?>
<math xmlns="http://www.w3.org/1998/Math/MathML">
  <semantics>
    <mrow>
      <mn>3.75</mn>
      <mo stretchy="false">×</mo>
      <msup>
        <mn>10</mn>
        <mrow>
          <mo stretchy="false">−</mo>
          <mn>1</mn>
        </mrow>
      </msup>
    </mrow>
    <annotation encoding="StarMath 5.0">3.75 times 10^{-1}</annotation>
  </semantics>
</math>
</file>

<file path=Object 185/content.xml><?xml version="1.0" encoding="utf-8"?>
<math xmlns="http://www.w3.org/1998/Math/MathML">
  <semantics>
    <mrow>
      <msup>
        <mn>6.4</mn>
        <mn>10</mn>
      </msup>
      <mrow>
        <mo stretchy="false">−</mo>
        <mn>3</mn>
      </mrow>
    </mrow>
    <annotation encoding="StarMath 5.0">6.4^10{-3}</annotation>
  </semantics>
</math>
</file>

<file path=Object 186/content.xml><?xml version="1.0" encoding="utf-8"?>
<math xmlns="http://www.w3.org/1998/Math/MathML">
  <semantics>
    <mrow>
      <mn>1</mn>
      <mo stretchy="false">×</mo>
      <msup>
        <mn>10</mn>
        <mn>6</mn>
      </msup>
    </mrow>
    <annotation encoding="StarMath 5.0">1 times 10^6</annotation>
  </semantics>
</math>
</file>

<file path=Object 187/content.xml><?xml version="1.0" encoding="utf-8"?>
<math xmlns="http://www.w3.org/1998/Math/MathML">
  <semantics>
    <mrow>
      <mn>3.5</mn>
      <mo stretchy="false">×</mo>
      <msup>
        <mn>10</mn>
        <mn>1</mn>
      </msup>
    </mrow>
    <annotation encoding="StarMath 5.0">3.5 times 10^1</annotation>
  </semantics>
</math>
</file>

<file path=Object 188/content.xml><?xml version="1.0" encoding="utf-8"?>
<math xmlns="http://www.w3.org/1998/Math/MathML">
  <semantics>
    <mrow>
      <mn>6.1</mn>
      <mo stretchy="false">×</mo>
      <msup>
        <mn>10</mn>
        <mn>3</mn>
      </msup>
    </mrow>
    <annotation encoding="StarMath 5.0">6.1 times 10^3</annotation>
  </semantics>
</math>
</file>

<file path=Object 189/content.xml><?xml version="1.0" encoding="utf-8"?>
<math xmlns="http://www.w3.org/1998/Math/MathML">
  <semantics>
    <mrow>
      <mn>3.7</mn>
      <mo stretchy="false">×</mo>
      <msup>
        <mn>10</mn>
        <mrow>
          <mo stretchy="false">−</mo>
          <mn>1</mn>
        </mrow>
      </msup>
    </mrow>
    <annotation encoding="StarMath 5.0">3.7 times 10^{-1}</annotation>
  </semantics>
</math>
</file>

<file path=Object 19/content.xml><?xml version="1.0" encoding="utf-8"?>
<math xmlns="http://www.w3.org/1998/Math/MathML">
  <semantics>
    <mfrac>
      <mn>18</mn>
      <mn>7</mn>
    </mfrac>
    <annotation encoding="StarMath 5.0">{18} over {7}</annotation>
  </semantics>
</math>
</file>

<file path=Object 190/content.xml><?xml version="1.0" encoding="utf-8"?>
<math xmlns="http://www.w3.org/1998/Math/MathML">
  <semantics>
    <mrow>
      <mn>3.75</mn>
      <mo stretchy="false">×</mo>
      <msup>
        <mn>10</mn>
        <mrow>
          <mo stretchy="false">−</mo>
          <mn>1</mn>
        </mrow>
      </msup>
    </mrow>
    <annotation encoding="StarMath 5.0">3.75 times 10^{-1}</annotation>
  </semantics>
</math>
</file>

<file path=Object 191/content.xml><?xml version="1.0" encoding="utf-8"?>
<math xmlns="http://www.w3.org/1998/Math/MathML">
  <semantics>
    <mrow>
      <mn>5.6</mn>
      <mo stretchy="false">×</mo>
      <msup>
        <mn>10</mn>
        <mrow>
          <mo stretchy="false">−</mo>
          <mn>3</mn>
        </mrow>
      </msup>
    </mrow>
    <annotation encoding="StarMath 5.0">5.6 times 10^{-3}</annotation>
  </semantics>
</math>
</file>

<file path=Object 192/content.xml><?xml version="1.0" encoding="utf-8"?>
<math xmlns="http://www.w3.org/1998/Math/MathML">
  <semantics>
    <mrow>
      <mn>6</mn>
      <mo stretchy="false">×</mo>
      <msup>
        <mn>10</mn>
        <mn>12</mn>
      </msup>
    </mrow>
    <annotation encoding="StarMath 5.0">6 times 10^12</annotation>
  </semantics>
</math>
</file>

<file path=Object 193/content.xml><?xml version="1.0" encoding="utf-8"?>
<math xmlns="http://www.w3.org/1998/Math/MathML">
  <semantics>
    <mrow>
      <mn>5</mn>
      <mo stretchy="false">×</mo>
      <msup>
        <mn>10</mn>
        <mn>7</mn>
      </msup>
    </mrow>
    <annotation encoding="StarMath 5.0">5 times 10^7</annotation>
  </semantics>
</math>
</file>

<file path=Object 194/content.xml><?xml version="1.0" encoding="utf-8"?>
<math xmlns="http://www.w3.org/1998/Math/MathML">
  <semantics>
    <mrow>
      <mfrac>
        <mn>3</mn>
        <mi mathvariant="normal">x</mi>
      </mfrac>
      <mo stretchy="false">=</mo>
      <mfrac>
        <mn>6</mn>
        <mn>7</mn>
      </mfrac>
    </mrow>
    <annotation encoding="StarMath 5.0">{{3} over {x}}={{6} over {7}}</annotation>
  </semantics>
</math>
</file>

<file path=Object 195/content.xml><?xml version="1.0" encoding="utf-8"?>
<math xmlns="http://www.w3.org/1998/Math/MathML">
  <semantics>
    <mrow>
      <mfrac>
        <mn>5</mn>
        <mn>8</mn>
      </mfrac>
      <mo stretchy="false">=</mo>
      <mfrac>
        <mi mathvariant="normal">N</mi>
        <mn>10</mn>
      </mfrac>
    </mrow>
    <annotation encoding="StarMath 5.0">{{5} over {8}}={{N} over {10}}</annotation>
  </semantics>
</math>
</file>

<file path=Object 196/content.xml><?xml version="1.0" encoding="utf-8"?>
<math xmlns="http://www.w3.org/1998/Math/MathML">
  <semantics>
    <mrow>
      <mfrac>
        <mi mathvariant="normal">K</mi>
        <mn>8</mn>
      </mfrac>
      <mo stretchy="false">=</mo>
      <mfrac>
        <mn>4</mn>
        <mn>16</mn>
      </mfrac>
    </mrow>
    <annotation encoding="StarMath 5.0">{{K} over {8}}={{4} over {16}}</annotation>
  </semantics>
</math>
</file>

<file path=Object 197/content.xml><?xml version="1.0" encoding="utf-8"?>
<math xmlns="http://www.w3.org/1998/Math/MathML">
  <semantics>
    <mrow>
      <mfrac>
        <mn>7</mn>
        <mn>9</mn>
      </mfrac>
      <mo stretchy="false">=</mo>
      <mfrac>
        <mn>14</mn>
        <mi mathvariant="normal">N</mi>
      </mfrac>
    </mrow>
    <annotation encoding="StarMath 5.0">{{7} over {9}}={{14} over {N}}</annotation>
  </semantics>
</math>
</file>

<file path=Object 198/content.xml><?xml version="1.0" encoding="utf-8"?>
<math xmlns="http://www.w3.org/1998/Math/MathML">
  <semantics>
    <mrow>
      <mfrac>
        <mn>2</mn>
        <mn>3</mn>
      </mfrac>
      <mo stretchy="false">=</mo>
      <mfrac>
        <mi mathvariant="normal">x</mi>
        <mn>9</mn>
      </mfrac>
    </mrow>
    <annotation encoding="StarMath 5.0">{{2} over {3}}={{x} over {9}}</annotation>
  </semantics>
</math>
</file>

<file path=Object 199/content.xml><?xml version="1.0" encoding="utf-8"?>
<math xmlns="http://www.w3.org/1998/Math/MathML">
  <semantics>
    <mrow>
      <mfrac>
        <mn>7</mn>
        <mi mathvariant="normal">N</mi>
      </mfrac>
      <mo stretchy="false">=</mo>
      <mfrac>
        <mn>14</mn>
        <mn>28</mn>
      </mfrac>
    </mrow>
    <annotation encoding="StarMath 5.0">{{7} over {N}}={{14} over {28}}</annotation>
  </semantics>
</math>
</file>

<file path=Object 2/content.xml><?xml version="1.0" encoding="utf-8"?>
<math xmlns="http://www.w3.org/1998/Math/MathML">
  <semantics>
    <mfrac>
      <mn>85</mn>
      <mn>100</mn>
    </mfrac>
    <annotation encoding="StarMath 5.0">{{85} over {100}}</annotation>
  </semantics>
</math>
</file>

<file path=Object 20/content.xml><?xml version="1.0" encoding="utf-8"?>
<math xmlns="http://www.w3.org/1998/Math/MathML">
  <semantics>
    <mfrac>
      <mn>11</mn>
      <mn>4</mn>
    </mfrac>
    <annotation encoding="StarMath 5.0">{11} over {4}</annotation>
  </semantics>
</math>
</file>

<file path=Object 200/content.xml><?xml version="1.0" encoding="utf-8"?>
<math xmlns="http://www.w3.org/1998/Math/MathML">
  <semantics>
    <mrow>
      <mrow>
        <mrow>
          <mfrac>
            <mrow>
              <mn>3</mn>
              <mi>days</mi>
            </mrow>
            <mn>1</mn>
          </mfrac>
          <mo stretchy="false">×</mo>
          <mfrac>
            <mrow>
              <mn>2</mn>
              <mi>doses</mi>
            </mrow>
            <mi>day</mi>
          </mfrac>
        </mrow>
        <mo stretchy="false">×</mo>
        <mfrac>
          <mrow>
            <mn>1</mn>
            <mi>tab</mi>
          </mrow>
          <mi>dose</mi>
        </mfrac>
      </mrow>
      <mo stretchy="false">=</mo>
      <mrow>
        <mn>6</mn>
        <mi>tablets</mi>
      </mrow>
    </mrow>
    <annotation encoding="StarMath 5.0">{{3 days} over {1}} times {{2 doses} over {day}} times {{1 tab} over {dose}}={6 tablets}</annotation>
  </semantics>
</math>
</file>

<file path=Object 201/content.xml><?xml version="1.0" encoding="utf-8"?>
<math xmlns="http://www.w3.org/1998/Math/MathML">
  <semantics>
    <mrow>
      <mrow>
        <mrow>
          <mfrac>
            <mrow>
              <mn>7</mn>
              <mi>days</mi>
            </mrow>
            <mn>1</mn>
          </mfrac>
          <mo stretchy="false">×</mo>
          <mfrac>
            <mrow>
              <mn>4</mn>
              <mi>doses</mi>
            </mrow>
            <mi>day</mi>
          </mfrac>
        </mrow>
        <mo stretchy="false">×</mo>
        <mfrac>
          <mrow>
            <mn>1</mn>
            <mi>cap</mi>
          </mrow>
          <mi>dose</mi>
        </mfrac>
      </mrow>
      <mo stretchy="false">=</mo>
      <mrow>
        <mn>28</mn>
        <mi>capsules</mi>
      </mrow>
    </mrow>
    <annotation encoding="StarMath 5.0">{{7 days} over {1}} times {{4 doses} over {day}} times {{1 cap} over {dose}}={28 capsules}</annotation>
  </semantics>
</math>
</file>

<file path=Object 202/content.xml><?xml version="1.0" encoding="utf-8"?>
<math xmlns="http://www.w3.org/1998/Math/MathML">
  <semantics>
    <mrow>
      <mrow>
        <mrow>
          <mfrac>
            <mrow>
              <mn>4</mn>
              <mi>days</mi>
            </mrow>
            <mn>1</mn>
          </mfrac>
          <mo stretchy="false">×</mo>
          <mfrac>
            <mrow>
              <mn>4</mn>
              <mi>doses</mi>
            </mrow>
            <mi>day</mi>
          </mfrac>
        </mrow>
        <mo stretchy="false">×</mo>
        <mfrac>
          <mrow>
            <mn>1</mn>
            <mi>tab</mi>
          </mrow>
          <mi>dose</mi>
        </mfrac>
      </mrow>
      <mo stretchy="false">=</mo>
      <mrow>
        <mn>16</mn>
        <mi>tablets</mi>
      </mrow>
    </mrow>
    <annotation encoding="StarMath 5.0">{{4 days} over {1}} times {{4 doses} over {day}} times {{1 tab} over {dose}}={16 tablets}</annotation>
  </semantics>
</math>
</file>

<file path=Object 203/content.xml><?xml version="1.0" encoding="utf-8"?>
<math xmlns="http://www.w3.org/1998/Math/MathML">
  <semantics>
    <mrow>
      <mrow>
        <mrow>
          <mfrac>
            <mrow>
              <mn>10</mn>
              <mi>days</mi>
            </mrow>
            <mn>1</mn>
          </mfrac>
          <mo stretchy="false">×</mo>
          <mfrac>
            <mrow>
              <mn>1</mn>
              <mi>doses</mi>
            </mrow>
            <mi>day</mi>
          </mfrac>
        </mrow>
        <mo stretchy="false">×</mo>
        <mfrac>
          <mrow>
            <mn>1</mn>
            <mi>tab</mi>
          </mrow>
          <mi>dose</mi>
        </mfrac>
      </mrow>
      <mo stretchy="false">=</mo>
      <mrow>
        <mn>10</mn>
        <mi>tablets</mi>
      </mrow>
    </mrow>
    <annotation encoding="StarMath 5.0">{{10 days} over {1}} times {{1 doses} over {day}} times {{1 tab} over {dose}}={10 tablets}</annotation>
  </semantics>
</math>
</file>

<file path=Object 204/content.xml><?xml version="1.0" encoding="utf-8"?>
<math xmlns="http://www.w3.org/1998/Math/MathML">
  <semantics>
    <mrow>
      <mrow>
        <mrow>
          <mfrac>
            <mrow>
              <mn>30</mn>
              <mi>days</mi>
            </mrow>
            <mn>1</mn>
          </mfrac>
          <mo stretchy="false">×</mo>
          <mfrac>
            <mrow>
              <mn>2</mn>
              <mi>doses</mi>
            </mrow>
            <mi>day</mi>
          </mfrac>
        </mrow>
        <mo stretchy="false">×</mo>
        <mfrac>
          <mrow>
            <mn>1</mn>
            <mi>tab</mi>
          </mrow>
          <mi>dose</mi>
        </mfrac>
      </mrow>
      <mo stretchy="false">=</mo>
      <mrow>
        <mn>60</mn>
        <mi>tablets</mi>
      </mrow>
    </mrow>
    <annotation encoding="StarMath 5.0">{{30 days} over {1}} times {{2 doses} over {day}} times {{1 tab} over {dose}}={60 tablets}</annotation>
  </semantics>
</math>
</file>

<file path=Object 205/content.xml><?xml version="1.0" encoding="utf-8"?>
<math xmlns="http://www.w3.org/1998/Math/MathML">
  <semantics>
    <mrow>
      <mrow>
        <mrow>
          <mfrac>
            <mrow>
              <mn>2</mn>
              <mi>days</mi>
            </mrow>
            <mn>1</mn>
          </mfrac>
          <mo stretchy="false">×</mo>
          <mfrac>
            <mrow>
              <mn>3</mn>
              <mi>doses</mi>
            </mrow>
            <mi>day</mi>
          </mfrac>
        </mrow>
        <mo stretchy="false">×</mo>
        <mfrac>
          <mrow>
            <mn>1</mn>
            <mi>tab</mi>
          </mrow>
          <mi>dose</mi>
        </mfrac>
      </mrow>
      <mo stretchy="false">=</mo>
      <mrow>
        <mn>6</mn>
        <mi>tablets</mi>
      </mrow>
    </mrow>
    <annotation encoding="StarMath 5.0">{{2 days} over {1}} times {{3 doses} over {day}} times {{1 tab} over {dose}}={6 tablets}</annotation>
  </semantics>
</math>
</file>

<file path=Object 206/content.xml><?xml version="1.0" encoding="utf-8"?>
<math xmlns="http://www.w3.org/1998/Math/MathML">
  <semantics>
    <mrow>
      <mrow>
        <mrow>
          <mfrac>
            <mrow>
              <mn>34</mn>
              <mi>days</mi>
            </mrow>
            <mn>1</mn>
          </mfrac>
          <mo stretchy="false">×</mo>
          <mfrac>
            <mrow>
              <mn>2</mn>
              <mi>doses</mi>
            </mrow>
            <mi>day</mi>
          </mfrac>
        </mrow>
        <mo stretchy="false">×</mo>
        <mfrac>
          <mrow>
            <mn>1</mn>
            <mi>tab</mi>
          </mrow>
          <mi>dose</mi>
        </mfrac>
      </mrow>
      <mo stretchy="false">=</mo>
      <mrow>
        <mn>68</mn>
        <mi>tablets</mi>
      </mrow>
    </mrow>
    <annotation encoding="StarMath 5.0">{{34 days} over {1}} times {{2 doses} over {day}} times {{1 tab} over {dose}}={68 tablets}</annotation>
  </semantics>
</math>
</file>

<file path=Object 207/content.xml><?xml version="1.0" encoding="utf-8"?>
<math xmlns="http://www.w3.org/1998/Math/MathML">
  <semantics>
    <mrow>
      <mrow>
        <mfrac>
          <mrow>
            <mn>4</mn>
            <mi>weeks</mi>
          </mrow>
          <mn>1</mn>
        </mfrac>
        <mo stretchy="false">×</mo>
        <mfrac>
          <mrow>
            <mn>1</mn>
            <mi>capsule</mi>
          </mrow>
          <mi>week</mi>
        </mfrac>
      </mrow>
      <mo stretchy="false">=</mo>
      <mrow>
        <mn>4</mn>
        <mi>capsules</mi>
      </mrow>
    </mrow>
    <annotation encoding="StarMath 5.0">{{4 weeks} over {1}} times {{1 capsule} over {week}}={4 capsules}</annotation>
  </semantics>
</math>
</file>

<file path=Object 208/content.xml><?xml version="1.0" encoding="utf-8"?>
<math xmlns="http://www.w3.org/1998/Math/MathML">
  <semantics>
    <mrow>
      <mrow>
        <mrow>
          <mfrac>
            <mrow>
              <mn>21</mn>
              <mi>days</mi>
            </mrow>
            <mn>1</mn>
          </mfrac>
          <mo stretchy="false">×</mo>
          <mfrac>
            <mrow>
              <mn>3</mn>
              <mi>doses</mi>
            </mrow>
            <mi>day</mi>
          </mfrac>
        </mrow>
        <mo stretchy="false">×</mo>
        <mfrac>
          <mrow>
            <mn>1</mn>
            <mi>tab</mi>
          </mrow>
          <mi>dose</mi>
        </mfrac>
      </mrow>
      <mo stretchy="false">=</mo>
      <mrow>
        <mn>63</mn>
        <mi>tablets</mi>
      </mrow>
    </mrow>
    <annotation encoding="StarMath 5.0">{{21 days} over {1}} times {{3 doses} over {day}} times {{1 tab} over {dose}}={63 tablets}</annotation>
  </semantics>
</math>
</file>

<file path=Object 209/content.xml><?xml version="1.0" encoding="utf-8"?>
<math xmlns="http://www.w3.org/1998/Math/MathML">
  <semantics>
    <mrow>
      <mrow>
        <mrow>
          <mrow>
            <mfrac>
              <mrow>
                <mn>72</mn>
                <mi>hr</mi>
              </mrow>
              <mn>1</mn>
            </mfrac>
            <mo stretchy="false">×</mo>
            <mfrac>
              <mrow>
                <mn>1</mn>
                <mi>day</mi>
              </mrow>
              <mrow>
                <mn>24</mn>
                <mi>hr</mi>
              </mrow>
            </mfrac>
          </mrow>
          <mo stretchy="false">×</mo>
          <mfrac>
            <mrow>
              <mn>4</mn>
              <mi>doses</mi>
            </mrow>
            <mi>day</mi>
          </mfrac>
        </mrow>
        <mo stretchy="false">×</mo>
        <mfrac>
          <mrow>
            <mn>1</mn>
            <mi>tab</mi>
          </mrow>
          <mi>dose</mi>
        </mfrac>
      </mrow>
      <mo stretchy="false">=</mo>
      <mrow>
        <mn>12</mn>
        <mi>tablets</mi>
      </mrow>
    </mrow>
    <annotation encoding="StarMath 5.0">{{72 hr} over {1}} times {{1 day} over {24 hr}} times {{4 doses} over {day}} times {{1 tab} over {dose}}={12 tablets}</annotation>
  </semantics>
</math>
</file>

<file path=Object 21/content.xml><?xml version="1.0" encoding="utf-8"?>
<math xmlns="http://www.w3.org/1998/Math/MathML">
  <semantics>
    <mfrac>
      <mn>22</mn>
      <mn>2</mn>
    </mfrac>
    <annotation encoding="StarMath 5.0">{22} over {2}</annotation>
  </semantics>
</math>
</file>

<file path=Object 210/content.xml><?xml version="1.0" encoding="utf-8"?>
<math xmlns="http://www.w3.org/1998/Math/MathML">
  <semantics>
    <mrow>
      <mfrac>
        <mn>4</mn>
        <mi mathvariant="normal">X</mi>
      </mfrac>
      <mo stretchy="false">=</mo>
      <mfrac>
        <mn>7</mn>
        <mn>9</mn>
      </mfrac>
    </mrow>
    <annotation encoding="StarMath 5.0">{{4} over {X}}={{7} over {9}}</annotation>
  </semantics>
</math>
</file>

<file path=Object 211/content.xml><?xml version="1.0" encoding="utf-8"?>
<math xmlns="http://www.w3.org/1998/Math/MathML">
  <semantics>
    <mrow>
      <mfrac>
        <mn>3</mn>
        <mn>5</mn>
      </mfrac>
      <mo stretchy="false">=</mo>
      <mfrac>
        <mi mathvariant="normal">N</mi>
        <mn>8</mn>
      </mfrac>
    </mrow>
    <annotation encoding="StarMath 5.0">{{3} over {5}}={{N} over {8}}</annotation>
  </semantics>
</math>
</file>

<file path=Object 212/content.xml><?xml version="1.0" encoding="utf-8"?>
<math xmlns="http://www.w3.org/1998/Math/MathML">
  <semantics>
    <mrow>
      <mfrac>
        <mi mathvariant="normal">N</mi>
        <mn>72</mn>
      </mfrac>
      <mo stretchy="false">=</mo>
      <mfrac>
        <mn>4.8</mn>
        <mn>12.0</mn>
      </mfrac>
    </mrow>
    <annotation encoding="StarMath 5.0">{{N} over {72}}={{4.8} over {12.0}}</annotation>
  </semantics>
</math>
</file>

<file path=Object 213/content.xml><?xml version="1.0" encoding="utf-8"?>
<math xmlns="http://www.w3.org/1998/Math/MathML">
  <semantics>
    <mrow>
      <mfrac>
        <mn>15.0</mn>
        <mi mathvariant="normal">N</mi>
      </mfrac>
      <mo stretchy="false">=</mo>
      <mfrac>
        <mn>31.0</mn>
        <mn>1</mn>
      </mfrac>
    </mrow>
    <annotation encoding="StarMath 5.0">{{15.0} over {N}}={{31.0} over {1}}</annotation>
  </semantics>
</math>
</file>

<file path=Object 214/content.xml><?xml version="1.0" encoding="utf-8"?>
<math xmlns="http://www.w3.org/1998/Math/MathML">
  <semantics>
    <mrow>
      <mfrac>
        <mn>5</mn>
        <mn>17.1</mn>
      </mfrac>
      <mo stretchy="false">=</mo>
      <mfrac>
        <mi mathvariant="normal">N</mi>
        <mn>2</mn>
      </mfrac>
    </mrow>
    <annotation encoding="StarMath 5.0">{{5} over {17.1}}={{N} over {2}}</annotation>
  </semantics>
</math>
</file>

<file path=Object 215/content.xml><?xml version="1.0" encoding="utf-8"?>
<math xmlns="http://www.w3.org/1998/Math/MathML">
  <semantics>
    <mrow>
      <mfrac>
        <mn>315</mn>
        <mn>32</mn>
      </mfrac>
      <mo stretchy="false">=</mo>
      <mfrac>
        <mi mathvariant="normal">N</mi>
        <mn>35</mn>
      </mfrac>
    </mrow>
    <annotation encoding="StarMath 5.0">{{315} over {32}}={{N} over {35}}</annotation>
  </semantics>
</math>
</file>

<file path=Object 216/content.xml><?xml version="1.0" encoding="utf-8"?>
<math xmlns="http://www.w3.org/1998/Math/MathML"/>
</file>

<file path=Object 217/content.xml><?xml version="1.0" encoding="utf-8"?>
<math xmlns="http://www.w3.org/1998/Math/MathML">
  <semantics>
    <mrow>
      <mrow>
        <mrow>
          <mfrac>
            <mrow>
              <mn>7</mn>
              <mi>days</mi>
            </mrow>
            <mn>1</mn>
          </mfrac>
          <mo stretchy="false">×</mo>
          <mfrac>
            <mrow>
              <mn>2</mn>
              <mi>doses</mi>
            </mrow>
            <mi>day</mi>
          </mfrac>
        </mrow>
        <mo stretchy="false">×</mo>
        <mfrac>
          <mrow>
            <mn>1</mn>
            <mi>tab</mi>
          </mrow>
          <mi>dose</mi>
        </mfrac>
      </mrow>
      <mo stretchy="false">=</mo>
      <mrow>
        <mn>14</mn>
        <mi>tablets</mi>
      </mrow>
    </mrow>
    <annotation encoding="StarMath 5.0">{{7 days} over {1}} times {{2 doses} over {day}} times {{1 tab} over {dose}}={14 tablets}</annotation>
  </semantics>
</math>
</file>

<file path=Object 218/content.xml><?xml version="1.0" encoding="utf-8"?>
<math xmlns="http://www.w3.org/1998/Math/MathML">
  <semantics>
    <mrow>
      <mrow>
        <mrow>
          <mfrac>
            <mrow>
              <mn>7</mn>
              <mi>days</mi>
            </mrow>
            <mn>1</mn>
          </mfrac>
          <mo stretchy="false">×</mo>
          <mfrac>
            <mrow>
              <mn>3</mn>
              <mi>doses</mi>
            </mrow>
            <mi>day</mi>
          </mfrac>
        </mrow>
        <mo stretchy="false">×</mo>
        <mfrac>
          <mrow>
            <mn>1</mn>
            <mi>tab</mi>
          </mrow>
          <mi>dose</mi>
        </mfrac>
      </mrow>
      <mo stretchy="false">=</mo>
      <mrow>
        <mn>21</mn>
        <mi>tablets</mi>
      </mrow>
    </mrow>
    <annotation encoding="StarMath 5.0">{{7 days} over {1}} times {{3 doses} over {day}} times {{1 tab} over {dose}}={21 tablets}</annotation>
  </semantics>
</math>
</file>

<file path=Object 219/content.xml><?xml version="1.0" encoding="utf-8"?>
<math xmlns="http://www.w3.org/1998/Math/MathML">
  <semantics>
    <mrow>
      <mrow>
        <mrow>
          <mfrac>
            <mrow>
              <mn>90</mn>
              <mi>days</mi>
            </mrow>
            <mn>1</mn>
          </mfrac>
          <mo stretchy="false">×</mo>
          <mfrac>
            <mrow>
              <mn>4</mn>
              <mi>doses</mi>
            </mrow>
            <mi>day</mi>
          </mfrac>
        </mrow>
        <mo stretchy="false">×</mo>
        <mfrac>
          <mrow>
            <mn>1</mn>
            <mi>tab</mi>
          </mrow>
          <mi>dose</mi>
        </mfrac>
      </mrow>
      <mo stretchy="false">=</mo>
      <mrow>
        <mn>360</mn>
        <mi>tablets</mi>
      </mrow>
    </mrow>
    <annotation encoding="StarMath 5.0">{{90 days} over {1}} times {{4 doses} over {day}} times {{1 tab} over {dose}}={360 tablets}</annotation>
  </semantics>
</math>
</file>

<file path=Object 22/content.xml><?xml version="1.0" encoding="utf-8"?>
<math xmlns="http://www.w3.org/1998/Math/MathML">
  <semantics>
    <mfrac>
      <mn>35</mn>
      <mn>5</mn>
    </mfrac>
    <annotation encoding="StarMath 5.0">{35} over {5}</annotation>
  </semantics>
</math>
</file>

<file path=Object 220/content.xml><?xml version="1.0" encoding="utf-8"?>
<math xmlns="http://www.w3.org/1998/Math/MathML">
  <semantics>
    <mrow>
      <mrow>
        <mrow>
          <mfrac>
            <mrow>
              <mn>28</mn>
              <mi>days</mi>
            </mrow>
            <mn>1</mn>
          </mfrac>
          <mo stretchy="false">×</mo>
          <mfrac>
            <mrow>
              <mn>4</mn>
              <mi>doses</mi>
            </mrow>
            <mi>day</mi>
          </mfrac>
        </mrow>
        <mo stretchy="false">×</mo>
        <mfrac>
          <mrow>
            <mn>1</mn>
            <mi>cap</mi>
          </mrow>
          <mi>dose</mi>
        </mfrac>
      </mrow>
      <mo stretchy="false">=</mo>
      <mrow>
        <mn>112</mn>
        <mi>capsules</mi>
      </mrow>
    </mrow>
    <annotation encoding="StarMath 5.0">{{28 days} over {1}} times {{4 doses} over {day}} times {{1 cap} over {dose}}={112 capsules}</annotation>
  </semantics>
</math>
</file>

<file path=Object 221/content.xml><?xml version="1.0" encoding="utf-8"?>
<math xmlns="http://www.w3.org/1998/Math/MathML">
  <semantics>
    <mrow>
      <mrow>
        <mrow>
          <mfrac>
            <mrow>
              <mn>4</mn>
              <mi>days</mi>
            </mrow>
            <mn>1</mn>
          </mfrac>
          <mo stretchy="false">×</mo>
          <mfrac>
            <mrow>
              <mn>1</mn>
              <mi>dose</mi>
            </mrow>
            <mi>day</mi>
          </mfrac>
        </mrow>
        <mo stretchy="false">×</mo>
        <mfrac>
          <mrow>
            <mn>1</mn>
            <mi>tab</mi>
          </mrow>
          <mi>dose</mi>
        </mfrac>
      </mrow>
      <mo stretchy="false">=</mo>
      <mrow>
        <mn>4</mn>
        <mi>tablets</mi>
      </mrow>
    </mrow>
    <annotation encoding="StarMath 5.0">{{4 days} over {1}} times {{1 dose} over {day}} times {{1 tab} over {dose}}={4 tablets}</annotation>
  </semantics>
</math>
</file>

<file path=Object 222/content.xml><?xml version="1.0" encoding="utf-8"?>
<math xmlns="http://www.w3.org/1998/Math/MathML">
  <semantics>
    <mrow>
      <mrow>
        <mrow>
          <mfrac>
            <mrow>
              <mn>30</mn>
              <mi>days</mi>
            </mrow>
            <mn>1</mn>
          </mfrac>
          <mo stretchy="false">×</mo>
          <mfrac>
            <mrow>
              <mn>3</mn>
              <mi>doses</mi>
            </mrow>
            <mi>day</mi>
          </mfrac>
        </mrow>
        <mo stretchy="false">×</mo>
        <mfrac>
          <mrow>
            <mn>1</mn>
            <mi>tab</mi>
          </mrow>
          <mi>dose</mi>
        </mfrac>
      </mrow>
      <mo stretchy="false">=</mo>
      <mrow>
        <mn>90</mn>
        <mi>tablets</mi>
      </mrow>
    </mrow>
    <annotation encoding="StarMath 5.0">{{30 days} over {1}} times {{3 doses} over {day}} times {{1 tab} over {dose}}={90 tablets}</annotation>
  </semantics>
</math>
</file>

<file path=Object 223/content.xml><?xml version="1.0" encoding="utf-8"?>
<math xmlns="http://www.w3.org/1998/Math/MathML">
  <semantics>
    <mrow>
      <mrow>
        <mrow>
          <mfrac>
            <mrow>
              <mn>90</mn>
              <mi>days</mi>
            </mrow>
            <mn>1</mn>
          </mfrac>
          <mo stretchy="false">×</mo>
          <mfrac>
            <mrow>
              <mn>2</mn>
              <mi>doses</mi>
            </mrow>
            <mi>day</mi>
          </mfrac>
        </mrow>
        <mo stretchy="false">×</mo>
        <mfrac>
          <mrow>
            <mn>3</mn>
            <mi>caps</mi>
          </mrow>
          <mi>dose</mi>
        </mfrac>
      </mrow>
      <mo stretchy="false">=</mo>
      <mrow>
        <mn>540</mn>
        <mi>capsules</mi>
      </mrow>
    </mrow>
    <annotation encoding="StarMath 5.0">{{90 days} over {1}} times {{2 doses} over {day}} times {{3 caps} over {dose}}={540 capsules}</annotation>
  </semantics>
</math>
</file>

<file path=Object 224/content.xml><?xml version="1.0" encoding="utf-8"?>
<math xmlns="http://www.w3.org/1998/Math/MathML">
  <semantics>
    <mtable>
      <mtr>
        <mtd>
          <mrow>
            <mrow>
              <mrow>
                <mrow>
                  <mfrac>
                    <mrow>
                      <mn>5</mn>
                      <mi>days</mi>
                    </mrow>
                    <mn>1</mn>
                  </mfrac>
                  <mo stretchy="false">×</mo>
                  <mfrac>
                    <mrow>
                      <mn>2</mn>
                      <mi>doses</mi>
                    </mrow>
                    <mi>day</mi>
                  </mfrac>
                </mrow>
                <mo stretchy="false">×</mo>
                <mfrac>
                  <mrow>
                    <mn>10</mn>
                    <mi>mg</mi>
                  </mrow>
                  <mi>dose</mi>
                </mfrac>
              </mrow>
              <mo stretchy="false">×</mo>
              <mfrac>
                <mrow>
                  <mn>1</mn>
                  <mi>tab</mi>
                </mrow>
                <mrow>
                  <mn>10</mn>
                  <mi>mg</mi>
                </mrow>
              </mfrac>
            </mrow>
            <mo stretchy="false">=</mo>
            <mrow>
              <mn>10</mn>
              <mi>tablets</mi>
            </mrow>
          </mrow>
        </mtd>
      </mtr>
      <mtr>
        <mtd>
          <mrow>
            <mrow>
              <mrow>
                <mrow>
                  <mfrac>
                    <mrow>
                      <mn>4</mn>
                      <mi>days</mi>
                    </mrow>
                    <mn>1</mn>
                  </mfrac>
                  <mo stretchy="false">×</mo>
                  <mfrac>
                    <mrow>
                      <mn>2</mn>
                      <mi>doses</mi>
                    </mrow>
                    <mi>day</mi>
                  </mfrac>
                </mrow>
                <mo stretchy="false">×</mo>
                <mfrac>
                  <mrow>
                    <mn>5</mn>
                    <mi>mg</mi>
                  </mrow>
                  <mi>dose</mi>
                </mfrac>
              </mrow>
              <mo stretchy="false">×</mo>
              <mfrac>
                <mrow>
                  <mn>1</mn>
                  <mi>tab</mi>
                </mrow>
                <mrow>
                  <mn>10</mn>
                  <mi>mg</mi>
                </mrow>
              </mfrac>
            </mrow>
            <mo stretchy="false">=</mo>
            <mrow>
              <mn>4</mn>
              <mi>tablets</mi>
            </mrow>
          </mrow>
        </mtd>
      </mtr>
      <mtr>
        <mtd>
          <mrow>
            <mrow>
              <mrow>
                <mrow>
                  <mfrac>
                    <mrow>
                      <mn>2</mn>
                      <mi>days</mi>
                    </mrow>
                    <mn>1</mn>
                  </mfrac>
                  <mo stretchy="false">×</mo>
                  <mfrac>
                    <mrow>
                      <mn>2</mn>
                      <mi>doses</mi>
                    </mrow>
                    <mi>day</mi>
                  </mfrac>
                </mrow>
                <mo stretchy="false">×</mo>
                <mfrac>
                  <mrow>
                    <mn>2.5</mn>
                    <mi>mg</mi>
                  </mrow>
                  <mi>dose</mi>
                </mfrac>
              </mrow>
              <mo stretchy="false">×</mo>
              <mfrac>
                <mrow>
                  <mn>1</mn>
                  <mi>tab</mi>
                </mrow>
                <mrow>
                  <mn>10</mn>
                  <mi>mg</mi>
                </mrow>
              </mfrac>
            </mrow>
            <mo stretchy="false">=</mo>
            <mrow>
              <mn>1</mn>
              <mi>tablet</mi>
            </mrow>
          </mrow>
        </mtd>
      </mtr>
      <mtr>
        <mtd>
          <mrow>
            <mrow>
              <mrow>
                <mrow>
                  <mn>10</mn>
                  <mi>tabs</mi>
                </mrow>
                <mo stretchy="false">+</mo>
                <mrow>
                  <mn>4</mn>
                  <mi>tabs</mi>
                </mrow>
              </mrow>
              <mo stretchy="false">+</mo>
              <mrow>
                <mn>1</mn>
                <mi>tab</mi>
              </mrow>
            </mrow>
            <mo stretchy="false">=</mo>
            <mrow>
              <mn>15</mn>
              <mi>tablets</mi>
            </mrow>
          </mrow>
        </mtd>
      </mtr>
    </mtable>
    <annotation encoding="StarMath 5.0">{{5 days} over {1}} times {{2 doses} over {day}} times {{10 mg} over {dose}} times {{1 tab} over {10 mg}}={10 tablets} newline {{4 days} over {1}} times {{2 doses} over {day}} times {{5 mg} over {dose}} times {{1 tab} over {10 mg}}={4 tablets} newline {{2 days} over {1}} times {{2 doses} over {day}} times {{2.5 mg} over {dose}} times {{1 tab} over {10 mg}}={1 tablet} newline {10 tabs}+{4 tabs}+{1 tab}={15 tablets}</annotation>
  </semantics>
</math>
</file>

<file path=Object 225/content.xml><?xml version="1.0" encoding="utf-8"?>
<math xmlns="http://www.w3.org/1998/Math/MathML">
  <semantics>
    <mrow>
      <mrow>
        <mrow>
          <mrow>
            <mfrac>
              <mrow>
                <mn>3</mn>
                <mi>days</mi>
              </mrow>
              <mn>1</mn>
            </mfrac>
            <mo stretchy="false">×</mo>
            <mfrac>
              <mrow>
                <mn>3</mn>
                <mi>doses</mi>
              </mrow>
              <mi>day</mi>
            </mfrac>
          </mrow>
          <mo stretchy="false">×</mo>
          <mfrac>
            <mrow>
              <mn>50</mn>
              <mi>mg</mi>
            </mrow>
            <mi>dose</mi>
          </mfrac>
        </mrow>
        <mo stretchy="false">×</mo>
        <mfrac>
          <mi>cap</mi>
          <mrow>
            <mn>25</mn>
            <mi>mg</mi>
          </mrow>
        </mfrac>
      </mrow>
      <mo stretchy="false">=</mo>
      <mrow>
        <mn>18</mn>
        <mi>tablets</mi>
      </mrow>
    </mrow>
    <annotation encoding="StarMath 5.0">{{3 days} over {1}} times {{3 doses} over {day}} times {{50 mg} over {dose}} times {{cap} over {25 mg}}={18 tablets}</annotation>
  </semantics>
</math>
</file>

<file path=Object 226/content.xml><?xml version="1.0" encoding="utf-8"?>
<math xmlns="http://www.w3.org/1998/Math/MathML">
  <semantics>
    <mrow>
      <mrow>
        <mrow>
          <mfrac>
            <mrow>
              <mn>30</mn>
              <mi>days</mi>
            </mrow>
            <mn>1</mn>
          </mfrac>
          <mo stretchy="false">×</mo>
          <mfrac>
            <mrow>
              <mn>1</mn>
              <mi>dose</mi>
            </mrow>
            <mi>day</mi>
          </mfrac>
        </mrow>
        <mo stretchy="false">×</mo>
        <mfrac>
          <mrow>
            <mn>1</mn>
            <mi>cap</mi>
          </mrow>
          <mi>dose</mi>
        </mfrac>
      </mrow>
      <mo stretchy="false">=</mo>
      <mrow>
        <mn>30</mn>
        <mi>capsules</mi>
      </mrow>
    </mrow>
    <annotation encoding="StarMath 5.0">{{30 days} over {1}} times {{1 dose} over {day}} times {{1 cap} over {dose}}={30 capsules}</annotation>
  </semantics>
</math>
</file>

<file path=Object 227/content.xml><?xml version="1.0" encoding="utf-8"?>
<math xmlns="http://www.w3.org/1998/Math/MathML">
  <semantics>
    <mrow>
      <mrow>
        <mrow>
          <mfrac>
            <mrow>
              <mn>3</mn>
              <mi>days</mi>
            </mrow>
            <mn>1</mn>
          </mfrac>
          <mo stretchy="false">×</mo>
          <mfrac>
            <mrow>
              <mn>4</mn>
              <mi>doses</mi>
            </mrow>
            <mi>day</mi>
          </mfrac>
        </mrow>
        <mo stretchy="false">×</mo>
        <mfrac>
          <mrow>
            <mn>1</mn>
            <mi>tab</mi>
          </mrow>
          <mi>dose</mi>
        </mfrac>
      </mrow>
      <mo stretchy="false">=</mo>
      <mrow>
        <mn>12</mn>
        <mi>tablets</mi>
      </mrow>
    </mrow>
    <annotation encoding="StarMath 5.0">{{3 days} over {1}} times {{4 doses} over {day}} times {{1 tab} over {dose}}={12 tablets}</annotation>
  </semantics>
</math>
</file>

<file path=Object 228/content.xml><?xml version="1.0" encoding="utf-8"?>
<math xmlns="http://www.w3.org/1998/Math/MathML">
  <semantics>
    <mrow>
      <mrow>
        <mrow>
          <mfrac>
            <mrow>
              <mn>7</mn>
              <mi>days</mi>
            </mrow>
            <mn>1</mn>
          </mfrac>
          <mo stretchy="false">×</mo>
          <mfrac>
            <mrow>
              <mn>1</mn>
              <mi>dose</mi>
            </mrow>
            <mi>day</mi>
          </mfrac>
        </mrow>
        <mo stretchy="false">×</mo>
        <mfrac>
          <mrow>
            <mn>1</mn>
            <mi>tab</mi>
          </mrow>
          <mi>dose</mi>
        </mfrac>
      </mrow>
      <mo stretchy="false">=</mo>
      <mrow>
        <mn>7</mn>
        <mi>tablets</mi>
      </mrow>
    </mrow>
    <annotation encoding="StarMath 5.0">{{7 days} over {1}} times {{1 dose} over {day}} times {{1 tab} over {dose}}={7 tablets}</annotation>
  </semantics>
</math>
</file>

<file path=Object 229/content.xml><?xml version="1.0" encoding="utf-8"?>
<math xmlns="http://www.w3.org/1998/Math/MathML">
  <semantics>
    <mrow>
      <mrow>
        <mrow>
          <mfrac>
            <mrow>
              <mn>90</mn>
              <mi>days</mi>
            </mrow>
            <mn>1</mn>
          </mfrac>
          <mo stretchy="false">×</mo>
          <mfrac>
            <mrow>
              <mn>2</mn>
              <mi>doses</mi>
            </mrow>
            <mi>day</mi>
          </mfrac>
        </mrow>
        <mo stretchy="false">×</mo>
        <mfrac>
          <mrow>
            <mn>3</mn>
            <mi>caps</mi>
          </mrow>
          <mi>dose</mi>
        </mfrac>
      </mrow>
      <mo stretchy="false">=</mo>
      <mrow>
        <mn>540</mn>
        <mi>capsules</mi>
      </mrow>
    </mrow>
    <annotation encoding="StarMath 5.0">{{90 days} over {1}} times {{2 doses} over {day}} times {{3 caps} over {dose}}={540 capsules}</annotation>
  </semantics>
</math>
</file>

<file path=Object 23/content.xml><?xml version="1.0" encoding="utf-8"?>
<math xmlns="http://www.w3.org/1998/Math/MathML">
  <semantics>
    <mfrac>
      <mn>55</mn>
      <mn>9</mn>
    </mfrac>
    <annotation encoding="StarMath 5.0">{55} over {9}</annotation>
  </semantics>
</math>
</file>

<file path=Object 230/content.xml><?xml version="1.0" encoding="utf-8"?>
<math xmlns="http://www.w3.org/1998/Math/MathML">
  <semantics>
    <mrow>
      <mrow>
        <mrow>
          <mfrac>
            <mrow>
              <mn>14</mn>
              <mi>days</mi>
            </mrow>
            <mn>1</mn>
          </mfrac>
          <mo stretchy="false">×</mo>
          <mfrac>
            <mrow>
              <mn>4</mn>
              <mi>doses</mi>
            </mrow>
            <mi>day</mi>
          </mfrac>
        </mrow>
        <mo stretchy="false">×</mo>
        <mfrac>
          <mrow>
            <mn>1</mn>
            <mi>cap</mi>
          </mrow>
          <mi>dose</mi>
        </mfrac>
      </mrow>
      <mo stretchy="false">=</mo>
      <mrow>
        <mn>56</mn>
        <mi>capsules</mi>
      </mrow>
    </mrow>
    <annotation encoding="StarMath 5.0">{{14 days} over {1}} times {{4 doses} over {day}} times {{1 cap} over {dose}}={56 capsules}</annotation>
  </semantics>
</math>
</file>

<file path=Object 231/content.xml><?xml version="1.0" encoding="utf-8"?>
<math xmlns="http://www.w3.org/1998/Math/MathML">
  <semantics>
    <mrow>
      <mrow>
        <mrow>
          <mfrac>
            <mrow>
              <mn>30</mn>
              <mi>days</mi>
            </mrow>
            <mn>1</mn>
          </mfrac>
          <mo stretchy="false">×</mo>
          <mfrac>
            <mrow>
              <mn>3</mn>
              <mi>doses</mi>
            </mrow>
            <mi>day</mi>
          </mfrac>
        </mrow>
        <mo stretchy="false">×</mo>
        <mfrac>
          <mrow>
            <mn>2</mn>
            <mi>caps</mi>
          </mrow>
          <mi>dose</mi>
        </mfrac>
      </mrow>
      <mo stretchy="false">=</mo>
      <mrow>
        <mn>180</mn>
        <mi>capsules</mi>
      </mrow>
    </mrow>
    <annotation encoding="StarMath 5.0">{{30 days} over {1}} times {{3 doses} over {day}} times {{2 caps} over {dose}}={180 capsules}</annotation>
  </semantics>
</math>
</file>

<file path=Object 232/content.xml><?xml version="1.0" encoding="utf-8"?>
<math xmlns="http://www.w3.org/1998/Math/MathML">
  <semantics>
    <mrow>
      <mrow>
        <mrow>
          <mfrac>
            <mrow>
              <mn>10</mn>
              <mi>days</mi>
            </mrow>
            <mn>1</mn>
          </mfrac>
          <mo stretchy="false">×</mo>
          <mfrac>
            <mrow>
              <mn>3</mn>
              <mi>doses</mi>
            </mrow>
            <mi>day</mi>
          </mfrac>
        </mrow>
        <mo stretchy="false">×</mo>
        <mfrac>
          <mrow>
            <mn>1</mn>
            <mi>tab</mi>
          </mrow>
          <mi>dose</mi>
        </mfrac>
      </mrow>
      <mo stretchy="false">=</mo>
      <mrow>
        <mn>30</mn>
        <mi>tablets</mi>
      </mrow>
    </mrow>
    <annotation encoding="StarMath 5.0">{{10 days} over {1}} times {{3 doses} over {day}} times {{1 tab} over {dose}}={30 tablets}</annotation>
  </semantics>
</math>
</file>

<file path=Object 233/content.xml><?xml version="1.0" encoding="utf-8"?>
<math xmlns="http://www.w3.org/1998/Math/MathML">
  <semantics>
    <mtable>
      <mtr>
        <mtd>
          <mrow>
            <mrow>
              <mrow>
                <mfrac>
                  <mrow>
                    <mn>7</mn>
                    <mi>days</mi>
                  </mrow>
                  <mn>1</mn>
                </mfrac>
                <mo stretchy="false">×</mo>
                <mfrac>
                  <mrow>
                    <mn>2</mn>
                    <mi>tablets</mi>
                  </mrow>
                  <mi>day</mi>
                </mfrac>
              </mrow>
              <mo stretchy="false">×</mo>
              <mfrac>
                <mrow>
                  <mn>30</mn>
                  <mi>mg</mi>
                </mrow>
                <mi>tab</mi>
              </mfrac>
            </mrow>
            <mo stretchy="false">=</mo>
            <mrow>
              <mn>420</mn>
              <mi>mg</mi>
              <mi>codeine</mi>
            </mrow>
          </mrow>
        </mtd>
      </mtr>
      <mtr>
        <mtd>
          <mrow>
            <mrow>
              <mrow>
                <mfrac>
                  <mrow>
                    <mn>7</mn>
                    <mi>days</mi>
                  </mrow>
                  <mn>1</mn>
                </mfrac>
                <mo stretchy="false">×</mo>
                <mfrac>
                  <mrow>
                    <mn>2</mn>
                    <mi>tablets</mi>
                  </mrow>
                  <mi>day</mi>
                </mfrac>
              </mrow>
              <mo stretchy="false">×</mo>
              <mfrac>
                <mrow>
                  <mn>300</mn>
                  <mi>mg</mi>
                </mrow>
                <mi>tab</mi>
              </mfrac>
            </mrow>
            <mo stretchy="false">=</mo>
            <mrow>
              <mn>4,200</mn>
              <mi>mg</mi>
              <mi>APAP</mi>
            </mrow>
          </mrow>
        </mtd>
      </mtr>
    </mtable>
    <annotation encoding="StarMath 5.0">{{7 days} over {1}} times {{2 tablets} over {day}} times {{30 mg} over {tab}}={420 mg codeine} newline {{7 days} over {1}} times {{2 tablets} over {day}} times {{300 mg} over {tab}}={4,200 mg APAP}</annotation>
  </semantics>
</math>
</file>

<file path=Object 234/content.xml><?xml version="1.0" encoding="utf-8"?>
<math xmlns="http://www.w3.org/1998/Math/MathML">
  <semantics>
    <mrow>
      <mrow>
        <mfrac>
          <mrow>
            <mn>0.5</mn>
            <mi>mL</mi>
          </mrow>
          <mn>1</mn>
        </mfrac>
        <mo stretchy="false">×</mo>
        <mfrac>
          <mrow>
            <mn>480</mn>
            <mi>mcg</mi>
          </mrow>
          <mrow>
            <mn>0.8</mn>
            <mi>mL</mi>
          </mrow>
        </mfrac>
      </mrow>
      <mo stretchy="false">=</mo>
      <mrow>
        <mn>300</mn>
        <mi>mcg</mi>
      </mrow>
    </mrow>
    <annotation encoding="StarMath 5.0">{{0.5 mL} over {1}} times {{480 mcg} over {0.8 mL}}={300 mcg}</annotation>
  </semantics>
</math>
</file>

<file path=Object 235/content.xml><?xml version="1.0" encoding="utf-8"?>
<math xmlns="http://www.w3.org/1998/Math/MathML">
  <semantics>
    <mrow>
      <mrow>
        <mrow>
          <mfrac>
            <mrow>
              <mn>7</mn>
              <mi>days</mi>
            </mrow>
            <mn>1</mn>
          </mfrac>
          <mo stretchy="false">×</mo>
          <mfrac>
            <mrow>
              <mn>2</mn>
              <mi>doses</mi>
            </mrow>
            <mi>day</mi>
          </mfrac>
        </mrow>
        <mo stretchy="false">×</mo>
        <mfrac>
          <mrow>
            <mn>1</mn>
            <mi>tab</mi>
          </mrow>
          <mi>dose</mi>
        </mfrac>
      </mrow>
      <mo stretchy="false">=</mo>
      <mrow>
        <mn>14</mn>
        <mi>tablets</mi>
      </mrow>
    </mrow>
    <annotation encoding="StarMath 5.0">{{7 days} over {1}} times {{2 doses} over {day}} times {{1 tab} over {dose}}={14 tablets}</annotation>
  </semantics>
</math>
</file>

<file path=Object 236/content.xml><?xml version="1.0" encoding="utf-8"?>
<math xmlns="http://www.w3.org/1998/Math/MathML">
  <semantics>
    <mrow>
      <mrow>
        <mrow>
          <mfrac>
            <mrow>
              <mn>7</mn>
              <mi>days</mi>
            </mrow>
            <mn>1</mn>
          </mfrac>
          <mo stretchy="false">×</mo>
          <mfrac>
            <mrow>
              <mn>3</mn>
              <mi>doses</mi>
            </mrow>
            <mi>day</mi>
          </mfrac>
        </mrow>
        <mo stretchy="false">×</mo>
        <mfrac>
          <mrow>
            <mn>1</mn>
            <mi>tab</mi>
          </mrow>
          <mi>dose</mi>
        </mfrac>
      </mrow>
      <mo stretchy="false">=</mo>
      <mrow>
        <mn>21</mn>
        <mi>tablets</mi>
      </mrow>
    </mrow>
    <annotation encoding="StarMath 5.0">{{7 days} over {1}} times {{3 doses} over {day}} times {{1 tab} over {dose}}={21 tablets}</annotation>
  </semantics>
</math>
</file>

<file path=Object 237/content.xml><?xml version="1.0" encoding="utf-8"?>
<math xmlns="http://www.w3.org/1998/Math/MathML">
  <semantics>
    <mrow>
      <mrow>
        <mrow>
          <mfrac>
            <mrow>
              <mn>30</mn>
              <mi>days</mi>
            </mrow>
            <mn>1</mn>
          </mfrac>
          <mo stretchy="false">×</mo>
          <mfrac>
            <mrow>
              <mn>4</mn>
              <mi>doses</mi>
            </mrow>
            <mi>day</mi>
          </mfrac>
        </mrow>
        <mo stretchy="false">×</mo>
        <mfrac>
          <mrow>
            <mn>1</mn>
            <mi>tab</mi>
          </mrow>
          <mi>dose</mi>
        </mfrac>
      </mrow>
      <mo stretchy="false">=</mo>
      <mrow>
        <mn>120</mn>
        <mi>tablets</mi>
      </mrow>
    </mrow>
    <annotation encoding="StarMath 5.0">{{30 days} over {1}} times {{4 doses} over {day}} times {{1 tab} over {dose}}={120 tablets}</annotation>
  </semantics>
</math>
</file>

<file path=Object 238/content.xml><?xml version="1.0" encoding="utf-8"?>
<math xmlns="http://www.w3.org/1998/Math/MathML">
  <semantics>
    <mrow>
      <mrow>
        <mrow>
          <mfrac>
            <mrow>
              <mn>14</mn>
              <mi>days</mi>
            </mrow>
            <mn>1</mn>
          </mfrac>
          <mo stretchy="false">×</mo>
          <mfrac>
            <mrow>
              <mn>4</mn>
              <mi>doses</mi>
            </mrow>
            <mi>day</mi>
          </mfrac>
        </mrow>
        <mo stretchy="false">×</mo>
        <mfrac>
          <mrow>
            <mn>1</mn>
            <mi>cap</mi>
          </mrow>
          <mi>dose</mi>
        </mfrac>
      </mrow>
      <mo stretchy="false">=</mo>
      <mrow>
        <mn>56</mn>
        <mi>capsules</mi>
      </mrow>
    </mrow>
    <annotation encoding="StarMath 5.0">{{14 days} over {1}} times {{4 doses} over {day}} times {{1 cap} over {dose}}={56 capsules}</annotation>
  </semantics>
</math>
</file>

<file path=Object 239/content.xml><?xml version="1.0" encoding="utf-8"?>
<math xmlns="http://www.w3.org/1998/Math/MathML">
  <semantics>
    <mrow>
      <mrow>
        <mrow>
          <mfrac>
            <mrow>
              <mn>14</mn>
              <mi>days</mi>
            </mrow>
            <mn>1</mn>
          </mfrac>
          <mo stretchy="false">×</mo>
          <mfrac>
            <mrow>
              <mn>4</mn>
              <mi>doses</mi>
            </mrow>
            <mi>day</mi>
          </mfrac>
        </mrow>
        <mo stretchy="false">×</mo>
        <mfrac>
          <mrow>
            <mn>1</mn>
            <mi>cap</mi>
          </mrow>
          <mi>dose</mi>
        </mfrac>
      </mrow>
      <mo stretchy="false">=</mo>
      <mrow>
        <mn>56</mn>
        <mi>capsules</mi>
      </mrow>
    </mrow>
    <annotation encoding="StarMath 5.0">{{14 days} over {1}} times {{4 doses} over {day}} times {{1 cap} over {dose}}={56 capsules}</annotation>
  </semantics>
</math>
</file>

<file path=Object 24/content.xml><?xml version="1.0" encoding="utf-8"?>
<math xmlns="http://www.w3.org/1998/Math/MathML">
  <semantics>
    <mfrac>
      <mn>63</mn>
      <mn>13</mn>
    </mfrac>
    <annotation encoding="StarMath 5.0">{63} over {13}</annotation>
  </semantics>
</math>
</file>

<file path=Object 240/content.xml><?xml version="1.0" encoding="utf-8"?>
<math xmlns="http://www.w3.org/1998/Math/MathML">
  <semantics>
    <mrow>
      <mrow>
        <mrow>
          <mfrac>
            <mrow>
              <mn>90</mn>
              <mi>days</mi>
            </mrow>
            <mn>1</mn>
          </mfrac>
          <mo stretchy="false">×</mo>
          <mfrac>
            <mrow>
              <mn>3</mn>
              <mi>doses</mi>
            </mrow>
            <mi>day</mi>
          </mfrac>
        </mrow>
        <mo stretchy="false">×</mo>
        <mfrac>
          <mrow>
            <mn>1</mn>
            <mi>cap</mi>
          </mrow>
          <mi>dose</mi>
        </mfrac>
      </mrow>
      <mo stretchy="false">=</mo>
      <mrow>
        <mn>270</mn>
        <mi>capsules</mi>
      </mrow>
    </mrow>
    <annotation encoding="StarMath 5.0">{{90 days} over {1}} times {{3 doses} over {day}} times {{1 cap} over {dose}}={270 capsules}</annotation>
  </semantics>
</math>
</file>

<file path=Object 241/content.xml><?xml version="1.0" encoding="utf-8"?>
<math xmlns="http://www.w3.org/1998/Math/MathML">
  <semantics>
    <mrow>
      <mrow>
        <mrow>
          <mfrac>
            <mrow>
              <mn>3</mn>
              <mi>days</mi>
            </mrow>
            <mn>1</mn>
          </mfrac>
          <mo stretchy="false">×</mo>
          <mfrac>
            <mrow>
              <mn>2</mn>
              <mi>doses</mi>
            </mrow>
            <mi>day</mi>
          </mfrac>
        </mrow>
        <mo stretchy="false">×</mo>
        <mfrac>
          <mrow>
            <mn>3</mn>
            <mi>caps</mi>
          </mrow>
          <mi>dose</mi>
        </mfrac>
      </mrow>
      <mo stretchy="false">=</mo>
      <mrow>
        <mn>18</mn>
        <mi>capsules</mi>
      </mrow>
    </mrow>
    <annotation encoding="StarMath 5.0">{{3 days} over {1}} times {{2 doses} over {day}} times {{3 caps} over {dose}}={18 capsules}</annotation>
  </semantics>
</math>
</file>

<file path=Object 242/content.xml><?xml version="1.0" encoding="utf-8"?>
<math xmlns="http://www.w3.org/1998/Math/MathML">
  <semantics>
    <mrow>
      <mrow>
        <mrow>
          <mfrac>
            <mrow>
              <mn>2</mn>
              <mi>days</mi>
            </mrow>
            <mn>1</mn>
          </mfrac>
          <mo stretchy="false">×</mo>
          <mfrac>
            <mrow>
              <mn>3</mn>
              <mi>doses</mi>
            </mrow>
            <mi>day</mi>
          </mfrac>
        </mrow>
        <mo stretchy="false">×</mo>
        <mfrac>
          <mrow>
            <mn>1</mn>
            <mi>tab</mi>
          </mrow>
          <mi>dose</mi>
        </mfrac>
      </mrow>
      <mo stretchy="false">=</mo>
      <mrow>
        <mn>6</mn>
        <mi>tablets</mi>
      </mrow>
    </mrow>
    <annotation encoding="StarMath 5.0">{{2 days} over {1}} times {{3 doses} over {day}} times {{1 tab} over {dose}}={6 tablets}</annotation>
  </semantics>
</math>
</file>

<file path=Object 243/content.xml><?xml version="1.0" encoding="utf-8"?>
<math xmlns="http://www.w3.org/1998/Math/MathML">
  <semantics>
    <mrow>
      <mfrac>
        <mn>5</mn>
        <mi mathvariant="normal">x</mi>
      </mfrac>
      <mo stretchy="false">=</mo>
      <mfrac>
        <mn>10</mn>
        <mn>15</mn>
      </mfrac>
    </mrow>
    <annotation encoding="StarMath 5.0">{{5} over {x}}={{10} over {15}}</annotation>
  </semantics>
</math>
</file>

<file path=Object 244/content.xml><?xml version="1.0" encoding="utf-8"?>
<math xmlns="http://www.w3.org/1998/Math/MathML">
  <semantics>
    <mrow>
      <mfrac>
        <mn>6</mn>
        <mn>11</mn>
      </mfrac>
      <mo stretchy="false">=</mo>
      <mfrac>
        <mi mathvariant="normal">Y</mi>
        <mn>12</mn>
      </mfrac>
    </mrow>
    <annotation encoding="StarMath 5.0">{{6} over {11}}={{Y} over {12}}</annotation>
  </semantics>
</math>
</file>

<file path=Object 245/content.xml><?xml version="1.0" encoding="utf-8"?>
<math xmlns="http://www.w3.org/1998/Math/MathML">
  <semantics>
    <mrow>
      <mfrac>
        <mn>1</mn>
        <mn>3</mn>
      </mfrac>
      <mo stretchy="false">=</mo>
      <mfrac>
        <mi mathvariant="normal">N</mi>
        <mn>18</mn>
      </mfrac>
    </mrow>
    <annotation encoding="StarMath 5.0">{{1} over {3}}={{N} over {18}}</annotation>
  </semantics>
</math>
</file>

<file path=Object 246/content.xml><?xml version="1.0" encoding="utf-8"?>
<math xmlns="http://www.w3.org/1998/Math/MathML">
  <semantics>
    <mfrac>
      <mrow>
        <mn>5</mn>
        <mi mathvariant="normal">g</mi>
      </mrow>
      <mrow>
        <mn>100</mn>
        <mi>mL</mi>
      </mrow>
    </mfrac>
    <annotation encoding="StarMath 5.0">{5 g} over {100 mL}</annotation>
  </semantics>
</math>
</file>

<file path=Object 25/content.xml><?xml version="1.0" encoding="utf-8"?>
<math xmlns="http://www.w3.org/1998/Math/MathML">
  <semantics>
    <mfrac>
      <mn>71</mn>
      <mn>15</mn>
    </mfrac>
    <annotation encoding="StarMath 5.0">{71} over {15}</annotation>
  </semantics>
</math>
</file>

<file path=Object 26/content.xml><?xml version="1.0" encoding="utf-8"?>
<math xmlns="http://www.w3.org/1998/Math/MathML">
  <semantics>
    <mfrac>
      <mn>83</mn>
      <mn>23</mn>
    </mfrac>
    <annotation encoding="StarMath 5.0">{83} over {23}</annotation>
  </semantics>
</math>
</file>

<file path=Object 27/content.xml><?xml version="1.0" encoding="utf-8"?>
<math xmlns="http://www.w3.org/1998/Math/MathML">
  <semantics>
    <mfrac>
      <mn>1</mn>
      <mn>2</mn>
    </mfrac>
    <annotation encoding="StarMath 5.0">{1} over {2}</annotation>
  </semantics>
</math>
</file>

<file path=Object 28/content.xml><?xml version="1.0" encoding="utf-8"?>
<math xmlns="http://www.w3.org/1998/Math/MathML">
  <semantics>
    <mfrac>
      <mn>1</mn>
      <mn>3</mn>
    </mfrac>
    <annotation encoding="StarMath 5.0">{1} over {3}</annotation>
  </semantics>
</math>
</file>

<file path=Object 29/content.xml><?xml version="1.0" encoding="utf-8"?>
<math xmlns="http://www.w3.org/1998/Math/MathML">
  <semantics>
    <mfrac>
      <mn>1</mn>
      <mn>8</mn>
    </mfrac>
    <annotation encoding="StarMath 5.0">{1} over {8}</annotation>
  </semantics>
</math>
</file>

<file path=Object 3/content.xml><?xml version="1.0" encoding="utf-8"?>
<math xmlns="http://www.w3.org/1998/Math/MathML">
  <semantics>
    <mfrac>
      <mn>6</mn>
      <mn>1,000</mn>
    </mfrac>
    <annotation encoding="StarMath 5.0">{{6} over {1,000}}</annotation>
  </semantics>
</math>
</file>

<file path=Object 30/content.xml><?xml version="1.0" encoding="utf-8"?>
<math xmlns="http://www.w3.org/1998/Math/MathML">
  <semantics>
    <mfrac>
      <mn>1</mn>
      <mn>3</mn>
    </mfrac>
    <annotation encoding="StarMath 5.0">{1} over {3}</annotation>
  </semantics>
</math>
</file>

<file path=Object 31/content.xml><?xml version="1.0" encoding="utf-8"?>
<math xmlns="http://www.w3.org/1998/Math/MathML">
  <semantics>
    <mfrac>
      <mn>1</mn>
      <mn>12</mn>
    </mfrac>
    <annotation encoding="StarMath 5.0">{1} over {12}</annotation>
  </semantics>
</math>
</file>

<file path=Object 32/content.xml><?xml version="1.0" encoding="utf-8"?>
<math xmlns="http://www.w3.org/1998/Math/MathML">
  <semantics>
    <mfrac>
      <mn>1</mn>
      <mn>5</mn>
    </mfrac>
    <annotation encoding="StarMath 5.0">{1} over {5}</annotation>
  </semantics>
</math>
</file>

<file path=Object 33/content.xml><?xml version="1.0" encoding="utf-8"?>
<math xmlns="http://www.w3.org/1998/Math/MathML">
  <semantics>
    <mfrac>
      <mn>11</mn>
      <mn>15</mn>
    </mfrac>
    <annotation encoding="StarMath 5.0">{11} over {15}</annotation>
  </semantics>
</math>
</file>

<file path=Object 34/content.xml><?xml version="1.0" encoding="utf-8"?>
<math xmlns="http://www.w3.org/1998/Math/MathML">
  <semantics>
    <mfrac>
      <mn>4</mn>
      <mn>5</mn>
    </mfrac>
    <annotation encoding="StarMath 5.0">{4} over {5}</annotation>
  </semantics>
</math>
</file>

<file path=Object 35/content.xml><?xml version="1.0" encoding="utf-8"?>
<math xmlns="http://www.w3.org/1998/Math/MathML">
  <semantics>
    <mfrac>
      <mn>7</mn>
      <mn>10</mn>
    </mfrac>
    <annotation encoding="StarMath 5.0">{7} over {10}</annotation>
  </semantics>
</math>
</file>

<file path=Object 36/content.xml><?xml version="1.0" encoding="utf-8"?>
<math xmlns="http://www.w3.org/1998/Math/MathML">
  <semantics>
    <mfrac>
      <mn>1</mn>
      <mn>5</mn>
    </mfrac>
    <annotation encoding="StarMath 5.0">{1} over {5}</annotation>
  </semantics>
</math>
</file>

<file path=Object 37/content.xml><?xml version="1.0" encoding="utf-8"?>
<math xmlns="http://www.w3.org/1998/Math/MathML">
  <semantics>
    <mfrac>
      <mn>7</mn>
      <mn>18</mn>
    </mfrac>
    <annotation encoding="StarMath 5.0">{7} over {18}</annotation>
  </semantics>
</math>
</file>

<file path=Object 38/content.xml><?xml version="1.0" encoding="utf-8"?>
<math xmlns="http://www.w3.org/1998/Math/MathML">
  <semantics>
    <mfrac>
      <mn>7</mn>
      <mn>11</mn>
    </mfrac>
    <annotation encoding="StarMath 5.0">{7} over {11}</annotation>
  </semantics>
</math>
</file>

<file path=Object 39/content.xml><?xml version="1.0" encoding="utf-8"?>
<math xmlns="http://www.w3.org/1998/Math/MathML">
  <semantics>
    <mn>0</mn>
    <annotation encoding="StarMath 5.0">{0}</annotation>
  </semantics>
</math>
</file>

<file path=Object 4/content.xml><?xml version="1.0" encoding="utf-8"?>
<math xmlns="http://www.w3.org/1998/Math/MathML">
  <semantics>
    <mfrac>
      <mn>574</mn>
      <mn>10,000</mn>
    </mfrac>
    <annotation encoding="StarMath 5.0">{{574} over {10,000}}</annotation>
  </semantics>
</math>
</file>

<file path=Object 40/content.xml><?xml version="1.0" encoding="utf-8"?>
<math xmlns="http://www.w3.org/1998/Math/MathML">
  <semantics>
    <mfrac>
      <mn>2</mn>
      <mn>3</mn>
    </mfrac>
    <annotation encoding="StarMath 5.0">{2} over {3}</annotation>
  </semantics>
</math>
</file>

<file path=Object 41/content.xml><?xml version="1.0" encoding="utf-8"?>
<math xmlns="http://www.w3.org/1998/Math/MathML">
  <semantics>
    <mfrac>
      <mn>2</mn>
      <mn>9</mn>
    </mfrac>
    <annotation encoding="StarMath 5.0">{2} over {9}</annotation>
  </semantics>
</math>
</file>

<file path=Object 42/content.xml><?xml version="1.0" encoding="utf-8"?>
<math xmlns="http://www.w3.org/1998/Math/MathML">
  <semantics>
    <mfrac>
      <mn>12</mn>
      <mn>35</mn>
    </mfrac>
    <annotation encoding="StarMath 5.0">{12} over {35}</annotation>
  </semantics>
</math>
</file>

<file path=Object 43/content.xml><?xml version="1.0" encoding="utf-8"?>
<math xmlns="http://www.w3.org/1998/Math/MathML">
  <semantics>
    <mfrac>
      <mn>1</mn>
      <mn>4</mn>
    </mfrac>
    <annotation encoding="StarMath 5.0">{1} over {4}</annotation>
  </semantics>
</math>
</file>

<file path=Object 44/content.xml><?xml version="1.0" encoding="utf-8"?>
<math xmlns="http://www.w3.org/1998/Math/MathML">
  <semantics>
    <mfrac>
      <mn>1</mn>
      <mn>10</mn>
    </mfrac>
    <annotation encoding="StarMath 5.0">{1} over {10}</annotation>
  </semantics>
</math>
</file>

<file path=Object 45/content.xml><?xml version="1.0" encoding="utf-8"?>
<math xmlns="http://www.w3.org/1998/Math/MathML">
  <semantics>
    <mfrac>
      <mn>1</mn>
      <mn>9</mn>
    </mfrac>
    <annotation encoding="StarMath 5.0">{1} over {9}</annotation>
  </semantics>
</math>
</file>

<file path=Object 46/content.xml><?xml version="1.0" encoding="utf-8"?>
<math xmlns="http://www.w3.org/1998/Math/MathML">
  <semantics>
    <mfrac>
      <mn>1</mn>
      <mn>2</mn>
    </mfrac>
    <annotation encoding="StarMath 5.0">{1} over {2}</annotation>
  </semantics>
</math>
</file>

<file path=Object 47/content.xml><?xml version="1.0" encoding="utf-8"?>
<math xmlns="http://www.w3.org/1998/Math/MathML">
  <semantics>
    <mfrac>
      <mn>1</mn>
      <mn>3</mn>
    </mfrac>
    <annotation encoding="StarMath 5.0">{1} over {3}</annotation>
  </semantics>
</math>
</file>

<file path=Object 48/content.xml><?xml version="1.0" encoding="utf-8"?>
<math xmlns="http://www.w3.org/1998/Math/MathML">
  <semantics>
    <mfrac>
      <mn>1</mn>
      <mn>6</mn>
    </mfrac>
    <annotation encoding="StarMath 5.0">{1} over {6}</annotation>
  </semantics>
</math>
</file>

<file path=Object 49/content.xml><?xml version="1.0" encoding="utf-8"?>
<math xmlns="http://www.w3.org/1998/Math/MathML">
  <semantics>
    <mfrac>
      <mn>1</mn>
      <mn>15</mn>
    </mfrac>
    <annotation encoding="StarMath 5.0">{1} over {15}</annotation>
  </semantics>
</math>
</file>

<file path=Object 5/content.xml><?xml version="1.0" encoding="utf-8"?>
<math xmlns="http://www.w3.org/1998/Math/MathML">
  <semantics>
    <mfrac>
      <mn>13</mn>
      <mn>1,000,000</mn>
    </mfrac>
    <annotation encoding="StarMath 5.0">{{13} over {1,000,000}}</annotation>
  </semantics>
</math>
</file>

<file path=Object 50/content.xml><?xml version="1.0" encoding="utf-8"?>
<math xmlns="http://www.w3.org/1998/Math/MathML">
  <semantics>
    <mfrac>
      <mn>2</mn>
      <mn>9</mn>
    </mfrac>
    <annotation encoding="StarMath 5.0">{2} over {9}</annotation>
  </semantics>
</math>
</file>

<file path=Object 51/content.xml><?xml version="1.0" encoding="utf-8"?>
<math xmlns="http://www.w3.org/1998/Math/MathML">
  <semantics>
    <mfrac>
      <mn>1</mn>
      <mn>5</mn>
    </mfrac>
    <annotation encoding="StarMath 5.0">{1} over {5}</annotation>
  </semantics>
</math>
</file>

<file path=Object 52/content.xml><?xml version="1.0" encoding="utf-8"?>
<math xmlns="http://www.w3.org/1998/Math/MathML">
  <semantics>
    <mfrac>
      <mn>7</mn>
      <mn>15</mn>
    </mfrac>
    <annotation encoding="StarMath 5.0">{7} over {15}</annotation>
  </semantics>
</math>
</file>

<file path=Object 53/content.xml><?xml version="1.0" encoding="utf-8"?>
<math xmlns="http://www.w3.org/1998/Math/MathML">
  <semantics>
    <mfrac>
      <mn>7</mn>
      <mn>12</mn>
    </mfrac>
    <annotation encoding="StarMath 5.0">{7} over {12}</annotation>
  </semantics>
</math>
</file>

<file path=Object 54/content.xml><?xml version="1.0" encoding="utf-8"?>
<math xmlns="http://www.w3.org/1998/Math/MathML">
  <semantics>
    <mfrac>
      <mn>3</mn>
      <mn>7</mn>
    </mfrac>
    <annotation encoding="StarMath 5.0">{3} over {7}</annotation>
  </semantics>
</math>
</file>

<file path=Object 55/content.xml><?xml version="1.0" encoding="utf-8"?>
<math xmlns="http://www.w3.org/1998/Math/MathML">
  <semantics>
    <mfrac>
      <mn>3</mn>
      <mn>5</mn>
    </mfrac>
    <annotation encoding="StarMath 5.0">{3} over {5}</annotation>
  </semantics>
</math>
</file>

<file path=Object 56/content.xml><?xml version="1.0" encoding="utf-8"?>
<math xmlns="http://www.w3.org/1998/Math/MathML">
  <semantics>
    <mfrac>
      <mn>10</mn>
      <mn>33</mn>
    </mfrac>
    <annotation encoding="StarMath 5.0">{10} over {33}</annotation>
  </semantics>
</math>
</file>

<file path=Object 57/content.xml><?xml version="1.0" encoding="utf-8"?>
<math xmlns="http://www.w3.org/1998/Math/MathML">
  <semantics>
    <mfrac>
      <mn>2</mn>
      <mn>3</mn>
    </mfrac>
    <annotation encoding="StarMath 5.0">{2} over {3}</annotation>
  </semantics>
</math>
</file>

<file path=Object 58/content.xml><?xml version="1.0" encoding="utf-8"?>
<math xmlns="http://www.w3.org/1998/Math/MathML">
  <semantics>
    <mfrac>
      <mn>1</mn>
      <mn>4</mn>
    </mfrac>
    <annotation encoding="StarMath 5.0">{1} over {4}</annotation>
  </semantics>
</math>
</file>

<file path=Object 59/content.xml><?xml version="1.0" encoding="utf-8"?>
<math xmlns="http://www.w3.org/1998/Math/MathML">
  <semantics>
    <mfrac>
      <mn>1</mn>
      <mn>2</mn>
    </mfrac>
    <annotation encoding="StarMath 5.0">{1} over {2}</annotation>
  </semantics>
</math>
</file>

<file path=Object 6/content.xml><?xml version="1.0" encoding="utf-8"?>
<math xmlns="http://www.w3.org/1998/Math/MathML">
  <semantics>
    <mfrac>
      <mn>8,135</mn>
      <mn>100,000</mn>
    </mfrac>
    <annotation encoding="StarMath 5.0">{{8,135} over {100,000}}</annotation>
  </semantics>
</math>
</file>

<file path=Object 60/content.xml><?xml version="1.0" encoding="utf-8"?>
<math xmlns="http://www.w3.org/1998/Math/MathML">
  <semantics>
    <mfrac>
      <mn>9</mn>
      <mn>25</mn>
    </mfrac>
    <annotation encoding="StarMath 5.0">{9} over {25}</annotation>
  </semantics>
</math>
</file>

<file path=Object 61/content.xml><?xml version="1.0" encoding="utf-8"?>
<math xmlns="http://www.w3.org/1998/Math/MathML">
  <semantics>
    <mfrac>
      <mn>5</mn>
      <mn>16</mn>
    </mfrac>
    <annotation encoding="StarMath 5.0">{5} over {16}</annotation>
  </semantics>
</math>
</file>

<file path=Object 62/content.xml><?xml version="1.0" encoding="utf-8"?>
<math xmlns="http://www.w3.org/1998/Math/MathML">
  <semantics>
    <mfrac>
      <mn>5</mn>
      <mn>8</mn>
    </mfrac>
    <annotation encoding="StarMath 5.0">{5} over {8}</annotation>
  </semantics>
</math>
</file>

<file path=Object 63/content.xml><?xml version="1.0" encoding="utf-8"?>
<math xmlns="http://www.w3.org/1998/Math/MathML">
  <semantics>
    <mfrac>
      <mn>6</mn>
      <mn>7</mn>
    </mfrac>
    <annotation encoding="StarMath 5.0">{6} over {7}</annotation>
  </semantics>
</math>
</file>

<file path=Object 64/content.xml><?xml version="1.0" encoding="utf-8"?>
<math xmlns="http://www.w3.org/1998/Math/MathML">
  <semantics>
    <mrow>
      <mn>1</mn>
      <mfrac>
        <mn>1</mn>
        <mn>4</mn>
      </mfrac>
    </mrow>
    <annotation encoding="StarMath 5.0">{1}{{1} over {4}}</annotation>
  </semantics>
</math>
</file>

<file path=Object 65/content.xml><?xml version="1.0" encoding="utf-8"?>
<math xmlns="http://www.w3.org/1998/Math/MathML">
  <semantics>
    <mfrac>
      <mn>6</mn>
      <mn>19</mn>
    </mfrac>
    <annotation encoding="StarMath 5.0">{6} over {19}</annotation>
  </semantics>
</math>
</file>

<file path=Object 66/content.xml><?xml version="1.0" encoding="utf-8"?>
<math xmlns="http://www.w3.org/1998/Math/MathML">
  <semantics>
    <mfrac>
      <mn>1</mn>
      <mn>4</mn>
    </mfrac>
    <annotation encoding="StarMath 5.0">{1} over {4}</annotation>
  </semantics>
</math>
</file>

<file path=Object 67/content.xml><?xml version="1.0" encoding="utf-8"?>
<math xmlns="http://www.w3.org/1998/Math/MathML">
  <semantics>
    <mfrac>
      <mn>5</mn>
      <mn>24</mn>
    </mfrac>
    <annotation encoding="StarMath 5.0">{5} over {24}</annotation>
  </semantics>
</math>
</file>

<file path=Object 68/content.xml><?xml version="1.0" encoding="utf-8"?>
<math xmlns="http://www.w3.org/1998/Math/MathML">
  <semantics>
    <mfrac>
      <mn>13</mn>
      <mn>100</mn>
    </mfrac>
    <annotation encoding="StarMath 5.0">{13} over {100}</annotation>
  </semantics>
</math>
</file>

<file path=Object 69/content.xml><?xml version="1.0" encoding="utf-8"?>
<math xmlns="http://www.w3.org/1998/Math/MathML">
  <semantics>
    <mrow>
      <mn>5</mn>
      <mfrac>
        <mn>703</mn>
        <mn>1000</mn>
      </mfrac>
    </mrow>
    <annotation encoding="StarMath 5.0">{5}{{703} over {1000}}</annotation>
  </semantics>
</math>
</file>

<file path=Object 7/content.xml><?xml version="1.0" encoding="utf-8"?>
<math xmlns="http://www.w3.org/1998/Math/MathML">
  <semantics>
    <mfrac>
      <mn>5</mn>
      <mn>1</mn>
    </mfrac>
    <annotation encoding="StarMath 5.0">{5} over {1}</annotation>
  </semantics>
</math>
</file>

<file path=Object 70/content.xml><?xml version="1.0" encoding="utf-8"?>
<math xmlns="http://www.w3.org/1998/Math/MathML">
  <semantics>
    <mfrac>
      <mn>343</mn>
      <mn>432</mn>
    </mfrac>
    <annotation encoding="StarMath 5.0">{343} over {432}</annotation>
  </semantics>
</math>
</file>

<file path=Object 71/content.xml><?xml version="1.0" encoding="utf-8"?>
<math xmlns="http://www.w3.org/1998/Math/MathML">
  <semantics>
    <mrow>
      <mn>1</mn>
      <mfrac>
        <mn>73</mn>
        <mn>100</mn>
      </mfrac>
    </mrow>
    <annotation encoding="StarMath 5.0">{1}{{73} over {100}}</annotation>
  </semantics>
</math>
</file>

<file path=Object 72/content.xml><?xml version="1.0" encoding="utf-8"?>
<math xmlns="http://www.w3.org/1998/Math/MathML">
  <semantics>
    <mfrac>
      <mn>23</mn>
      <mn>36</mn>
    </mfrac>
    <annotation encoding="StarMath 5.0">{23} over {36}</annotation>
  </semantics>
</math>
</file>

<file path=Object 73/content.xml><?xml version="1.0" encoding="utf-8"?>
<math xmlns="http://www.w3.org/1998/Math/MathML">
  <semantics>
    <mfrac>
      <mn>11</mn>
      <mn>18</mn>
    </mfrac>
    <annotation encoding="StarMath 5.0">{11} over {18}</annotation>
  </semantics>
</math>
</file>

<file path=Object 74/content.xml><?xml version="1.0" encoding="utf-8"?>
<math xmlns="http://www.w3.org/1998/Math/MathML">
  <semantics>
    <mfrac>
      <mn>8</mn>
      <mn>9</mn>
    </mfrac>
    <annotation encoding="StarMath 5.0">{8} over {9}</annotation>
  </semantics>
</math>
</file>

<file path=Object 75/content.xml><?xml version="1.0" encoding="utf-8"?>
<math xmlns="http://www.w3.org/1998/Math/MathML">
  <semantics>
    <mrow>
      <mn>1</mn>
      <mfrac>
        <mn>1</mn>
        <mn>4</mn>
      </mfrac>
    </mrow>
    <annotation encoding="StarMath 5.0">{1}{{1} over {4}}</annotation>
  </semantics>
</math>
</file>

<file path=Object 76/content.xml><?xml version="1.0" encoding="utf-8"?>
<math xmlns="http://www.w3.org/1998/Math/MathML">
  <semantics>
    <mrow>
      <mn>1</mn>
      <mfrac>
        <mn>3</mn>
        <mn>38</mn>
      </mfrac>
    </mrow>
    <annotation encoding="StarMath 5.0">{1}{{3} over {38}}</annotation>
  </semantics>
</math>
</file>

<file path=Object 77/content.xml><?xml version="1.0" encoding="utf-8"?>
<math xmlns="http://www.w3.org/1998/Math/MathML">
  <semantics>
    <mrow>
      <mn>1</mn>
      <mfrac>
        <mn>1</mn>
        <mn>4</mn>
      </mfrac>
    </mrow>
    <annotation encoding="StarMath 5.0">{1}{{1} over {4}}</annotation>
  </semantics>
</math>
</file>

<file path=Object 78/content.xml><?xml version="1.0" encoding="utf-8"?>
<math xmlns="http://www.w3.org/1998/Math/MathML">
  <semantics>
    <mrow>
      <mn>1</mn>
      <mfrac>
        <mn>41</mn>
        <mn>60</mn>
      </mfrac>
    </mrow>
    <annotation encoding="StarMath 5.0">{1}{{41} over {60}}</annotation>
  </semantics>
</math>
</file>

<file path=Object 79/content.xml><?xml version="1.0" encoding="utf-8"?>
<math xmlns="http://www.w3.org/1998/Math/MathML">
  <semantics>
    <mrow>
      <mn>1</mn>
      <mfrac>
        <mn>1</mn>
        <mn>4</mn>
      </mfrac>
    </mrow>
    <annotation encoding="StarMath 5.0">{1}{{1} over {4}}</annotation>
  </semantics>
</math>
</file>

<file path=Object 8/content.xml><?xml version="1.0" encoding="utf-8"?>
<math xmlns="http://www.w3.org/1998/Math/MathML">
  <semantics>
    <mfrac>
      <mn>2</mn>
      <mn>1</mn>
    </mfrac>
    <annotation encoding="StarMath 5.0">{2} over {1}</annotation>
  </semantics>
</math>
</file>

<file path=Object 80/content.xml><?xml version="1.0" encoding="utf-8"?>
<math xmlns="http://www.w3.org/1998/Math/MathML">
  <semantics>
    <mfrac>
      <mn>34</mn>
      <mn>81</mn>
    </mfrac>
    <annotation encoding="StarMath 5.0">{34} over {81}</annotation>
  </semantics>
</math>
</file>

<file path=Object 81/content.xml><?xml version="1.0" encoding="utf-8"?>
<math xmlns="http://www.w3.org/1998/Math/MathML">
  <semantics>
    <mfrac>
      <mn>1</mn>
      <mn>3</mn>
    </mfrac>
    <annotation encoding="StarMath 5.0">{1} over {3}</annotation>
  </semantics>
</math>
</file>

<file path=Object 82/content.xml><?xml version="1.0" encoding="utf-8"?>
<math xmlns="http://www.w3.org/1998/Math/MathML">
  <semantics>
    <mfrac>
      <mn>1</mn>
      <mn>9</mn>
    </mfrac>
    <annotation encoding="StarMath 5.0">{ 1 over 9 } </annotation>
  </semantics>
</math>
</file>

<file path=Object 83/content.xml><?xml version="1.0" encoding="utf-8"?>
<math xmlns="http://www.w3.org/1998/Math/MathML">
  <semantics>
    <mfrac>
      <mn>3</mn>
      <mn>64</mn>
    </mfrac>
    <annotation encoding="StarMath 5.0">{ 3 over 64 } </annotation>
  </semantics>
</math>
</file>

<file path=Object 84/content.xml><?xml version="1.0" encoding="utf-8"?>
<math xmlns="http://www.w3.org/1998/Math/MathML">
  <semantics>
    <mfrac>
      <mn>2</mn>
      <mn>9</mn>
    </mfrac>
    <annotation encoding="StarMath 5.0">{ 2 over 9 } </annotation>
  </semantics>
</math>
</file>

<file path=Object 85/content.xml><?xml version="1.0" encoding="utf-8"?>
<math xmlns="http://www.w3.org/1998/Math/MathML">
  <semantics>
    <mfrac>
      <mn>15</mn>
      <mn>64</mn>
    </mfrac>
    <annotation encoding="StarMath 5.0">15 over 64</annotation>
  </semantics>
</math>
</file>

<file path=Object 86/content.xml><?xml version="1.0" encoding="utf-8"?>
<math xmlns="http://www.w3.org/1998/Math/MathML">
  <semantics>
    <mfrac>
      <mn>3</mn>
      <mn>25</mn>
    </mfrac>
    <annotation encoding="StarMath 5.0">3 over 25</annotation>
  </semantics>
</math>
</file>

<file path=Object 87/content.xml><?xml version="1.0" encoding="utf-8"?>
<math xmlns="http://www.w3.org/1998/Math/MathML">
  <semantics>
    <mfrac>
      <mn>21</mn>
      <mn>64</mn>
    </mfrac>
    <annotation encoding="StarMath 5.0">21 over 64</annotation>
  </semantics>
</math>
</file>

<file path=Object 88/content.xml><?xml version="1.0" encoding="utf-8"?>
<math xmlns="http://www.w3.org/1998/Math/MathML">
  <semantics>
    <mfrac>
      <mn>3</mn>
      <mn>10</mn>
    </mfrac>
    <annotation encoding="StarMath 5.0">3 over 10</annotation>
  </semantics>
</math>
</file>

<file path=Object 89/content.xml><?xml version="1.0" encoding="utf-8"?>
<math xmlns="http://www.w3.org/1998/Math/MathML">
  <semantics>
    <mfrac>
      <mn>1</mn>
      <mn>18</mn>
    </mfrac>
    <annotation encoding="StarMath 5.0">1 over 18</annotation>
  </semantics>
</math>
</file>

<file path=Object 9/content.xml><?xml version="1.0" encoding="utf-8"?>
<math xmlns="http://www.w3.org/1998/Math/MathML">
  <semantics>
    <mfrac>
      <mn>4</mn>
      <mn>2</mn>
    </mfrac>
    <annotation encoding="StarMath 5.0">{4} over {2}</annotation>
  </semantics>
</math>
</file>

<file path=Object 90/content.xml><?xml version="1.0" encoding="utf-8"?>
<math xmlns="http://www.w3.org/1998/Math/MathML">
  <semantics>
    <mfrac>
      <mn>2</mn>
      <mn>35</mn>
    </mfrac>
    <annotation encoding="StarMath 5.0">2 over 35</annotation>
  </semantics>
</math>
</file>

<file path=Object 91/content.xml><?xml version="1.0" encoding="utf-8"?>
<math xmlns="http://www.w3.org/1998/Math/MathML">
  <semantics>
    <mfrac>
      <mn>27</mn>
      <mn>40</mn>
    </mfrac>
    <annotation encoding="StarMath 5.0">27 over 40</annotation>
  </semantics>
</math>
</file>

<file path=Object 92/content.xml><?xml version="1.0" encoding="utf-8"?>
<math xmlns="http://www.w3.org/1998/Math/MathML">
  <semantics>
    <mfrac>
      <mn>9</mn>
      <mn>44</mn>
    </mfrac>
    <annotation encoding="StarMath 5.0">9 over 44</annotation>
  </semantics>
</math>
</file>

<file path=Object 93/content.xml><?xml version="1.0" encoding="utf-8"?>
<math xmlns="http://www.w3.org/1998/Math/MathML">
  <semantics>
    <mfrac>
      <mn>3</mn>
      <mn>40</mn>
    </mfrac>
    <annotation encoding="StarMath 5.0">3 over 40</annotation>
  </semantics>
</math>
</file>

<file path=Object 94/content.xml><?xml version="1.0" encoding="utf-8"?>
<math xmlns="http://www.w3.org/1998/Math/MathML">
  <semantics>
    <mfrac>
      <mn>91</mn>
      <mn>120</mn>
    </mfrac>
    <annotation encoding="StarMath 5.0">91 over 120</annotation>
  </semantics>
</math>
</file>

<file path=Object 95/content.xml><?xml version="1.0" encoding="utf-8"?>
<math xmlns="http://www.w3.org/1998/Math/MathML">
  <semantics>
    <mfrac>
      <mn>42</mn>
      <mn>125</mn>
    </mfrac>
    <annotation encoding="StarMath 5.0">42 over 125</annotation>
  </semantics>
</math>
</file>

<file path=Object 96/content.xml><?xml version="1.0" encoding="utf-8"?>
<math xmlns="http://www.w3.org/1998/Math/MathML">
  <semantics>
    <mfrac>
      <mn>49</mn>
      <mn>200</mn>
    </mfrac>
    <annotation encoding="StarMath 5.0">49 over 200</annotation>
  </semantics>
</math>
</file>

<file path=Object 97/content.xml><?xml version="1.0" encoding="utf-8"?>
<math xmlns="http://www.w3.org/1998/Math/MathML">
  <semantics>
    <mfrac>
      <mn>15</mn>
      <mn>2</mn>
    </mfrac>
    <annotation encoding="StarMath 5.0">15 over 2</annotation>
  </semantics>
</math>
</file>

<file path=Object 98/content.xml><?xml version="1.0" encoding="utf-8"?>
<math xmlns="http://www.w3.org/1998/Math/MathML">
  <semantics>
    <mrow>
      <mn>7</mn>
      <mfrac>
        <mn>1</mn>
        <mn>2</mn>
      </mfrac>
    </mrow>
    <annotation encoding="StarMath 5.0">7 1 over 2</annotation>
  </semantics>
</math>
</file>

<file path=Object 99/content.xml><?xml version="1.0" encoding="utf-8"?>
<math xmlns="http://www.w3.org/1998/Math/MathML">
  <semantics>
    <mfrac>
      <mn>4</mn>
      <mn>9</mn>
    </mfrac>
    <annotation encoding="StarMath 5.0">4 over 9</annotation>
  </semantics>
</math>
</file>